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8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9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2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0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8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7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6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3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5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4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8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1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7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8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center" draw:textarea-vertical-align="top" draw:auto-grow-height="true" draw:auto-grow-width="true" fo:min-height="0.941cm" fo:min-width="10.68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2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1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0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0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4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5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8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89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000000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89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87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8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763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7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0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3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7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88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92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70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09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89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18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5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2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1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4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37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5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0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6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8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2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0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6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7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26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7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5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2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6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57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91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41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solid" draw:fill-color="#0563c1" loext:decorative="false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8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5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0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3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51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63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13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4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66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4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55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88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55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8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31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7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5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9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46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87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8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19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3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17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86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6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53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3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48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56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4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15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18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37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4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41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56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8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38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16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73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82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65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48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99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5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05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36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75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12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34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45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4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768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07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36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11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31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15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48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2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1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26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73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1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048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061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08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005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44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32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48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094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066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11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85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49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06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62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76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83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74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78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55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46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98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37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16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71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7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35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32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04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796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779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93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31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81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5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38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58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31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07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01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1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3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49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58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49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66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81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1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67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13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21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08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92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32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78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38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13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91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79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29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34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71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81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33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75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04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55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67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27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44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61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5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15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49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19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75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24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45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22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07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3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86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43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68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2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02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3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23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28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63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16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96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72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06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46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56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54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5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81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05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61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03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8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95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17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69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04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43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39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1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108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04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29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54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2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68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44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579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61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39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99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24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92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88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48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9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35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3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67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41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99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77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93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47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69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3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23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82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58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15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06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66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47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68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07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7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18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89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07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23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2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94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64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67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34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34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69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58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7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5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51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3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54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76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6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79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15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93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42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08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74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8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06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77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79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17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35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51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92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83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89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53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63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69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17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46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72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21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6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82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81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46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55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55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33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93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95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47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23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84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94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72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77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54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578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76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57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53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69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26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15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89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21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81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68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26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66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71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49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86cm" fo:padding-top="0cm" fo:padding-bottom="0cm" fo:padding-left="0cm" fo:padding-right="0cm" loext:decorative="false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44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57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9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09cm" fo:padding-top="0cm" fo:padding-bottom="0cm" fo:padding-left="0cm" fo:padding-right="0cm" loext:decorative="false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7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13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57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66cm" fo:padding-top="0cm" fo:padding-bottom="0cm" fo:padding-left="0cm" fo:padding-right="0cm" loext:decorative="false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69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25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69cm" fo:padding-top="0cm" fo:padding-bottom="0cm" fo:padding-left="0cm" fo:padding-right="0cm" loext:decorative="false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46cm" fo:padding-top="0cm" fo:padding-bottom="0cm" fo:padding-left="0cm" fo:padding-right="0cm" loext:decorative="false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904cm" fo:padding-top="0cm" fo:padding-bottom="0cm" fo:padding-left="0cm" fo:padding-right="0cm" loext:decorative="false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82cm" fo:padding-top="0cm" fo:padding-bottom="0cm" fo:padding-left="0cm" fo:padding-right="0cm" loext:decorative="false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8cm" fo:padding-top="0cm" fo:padding-bottom="0cm" fo:padding-left="0cm" fo:padding-right="0cm" loext:decorative="false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62cm" fo:padding-top="0cm" fo:padding-bottom="0cm" fo:padding-left="0cm" fo:padding-right="0cm" loext:decorative="false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53cm" fo:padding-top="0cm" fo:padding-bottom="0cm" fo:padding-left="0cm" fo:padding-right="0cm" loext:decorative="false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97cm" fo:padding-top="0cm" fo:padding-bottom="0cm" fo:padding-left="0cm" fo:padding-right="0cm" loext:decorative="false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44cm" fo:padding-top="0cm" fo:padding-bottom="0cm" fo:padding-left="0cm" fo:padding-right="0cm" loext:decorative="false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92cm" fo:padding-top="0cm" fo:padding-bottom="0cm" fo:padding-left="0cm" fo:padding-right="0cm" loext:decorative="false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36cm" fo:padding-top="0cm" fo:padding-bottom="0cm" fo:padding-left="0cm" fo:padding-right="0cm" loext:decorative="false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28cm" fo:padding-top="0cm" fo:padding-bottom="0cm" fo:padding-left="0cm" fo:padding-right="0cm" loext:decorative="false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87cm" fo:padding-top="0cm" fo:padding-bottom="0cm" fo:padding-left="0cm" fo:padding-right="0cm" loext:decorative="false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86cm" fo:padding-top="0cm" fo:padding-bottom="0cm" fo:padding-left="0cm" fo:padding-right="0cm" loext:decorative="false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74cm" fo:padding-top="0cm" fo:padding-bottom="0cm" fo:padding-left="0cm" fo:padding-right="0cm" loext:decorative="false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26cm" fo:padding-top="0cm" fo:padding-bottom="0cm" fo:padding-left="0cm" fo:padding-right="0cm" loext:decorative="false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943cm" fo:padding-top="0cm" fo:padding-bottom="0cm" fo:padding-left="0cm" fo:padding-right="0cm" loext:decorative="false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126cm" fo:padding-top="0cm" fo:padding-bottom="0cm" fo:padding-left="0cm" fo:padding-right="0cm" loext:decorative="false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28cm" fo:padding-top="0cm" fo:padding-bottom="0cm" fo:padding-left="0cm" fo:padding-right="0cm" loext:decorative="false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55cm" fo:padding-top="0cm" fo:padding-bottom="0cm" fo:padding-left="0cm" fo:padding-right="0cm" loext:decorative="false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984cm" fo:padding-top="0cm" fo:padding-bottom="0cm" fo:padding-left="0cm" fo:padding-right="0cm" loext:decorative="false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27cm" fo:padding-top="0cm" fo:padding-bottom="0cm" fo:padding-left="0cm" fo:padding-right="0cm" loext:decorative="false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6cm" fo:padding-top="0cm" fo:padding-bottom="0cm" fo:padding-left="0cm" fo:padding-right="0cm" loext:decorative="false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22cm" fo:padding-top="0cm" fo:padding-bottom="0cm" fo:padding-left="0cm" fo:padding-right="0cm" loext:decorative="false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42cm" fo:padding-top="0cm" fo:padding-bottom="0cm" fo:padding-left="0cm" fo:padding-right="0cm" loext:decorative="false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623cm" fo:padding-top="0cm" fo:padding-bottom="0cm" fo:padding-left="0cm" fo:padding-right="0cm" loext:decorative="false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2cm" fo:padding-top="0cm" fo:padding-bottom="0cm" fo:padding-left="0cm" fo:padding-right="0cm" loext:decorative="false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48cm" fo:padding-top="0cm" fo:padding-bottom="0cm" fo:padding-left="0cm" fo:padding-right="0cm" loext:decorative="false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83cm" fo:padding-top="0cm" fo:padding-bottom="0cm" fo:padding-left="0cm" fo:padding-right="0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09cm" fo:padding-top="0cm" fo:padding-bottom="0cm" fo:padding-left="0cm" fo:padding-right="0cm" loext:decorative="false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59cm" fo:padding-top="0cm" fo:padding-bottom="0cm" fo:padding-left="0cm" fo:padding-right="0cm" loext:decorative="false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42cm" fo:padding-top="0cm" fo:padding-bottom="0cm" fo:padding-left="0cm" fo:padding-right="0cm" loext:decorative="false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5cm" fo:padding-top="0cm" fo:padding-bottom="0cm" fo:padding-left="0cm" fo:padding-right="0cm" loext:decorative="false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41cm" fo:padding-top="0cm" fo:padding-bottom="0cm" fo:padding-left="0cm" fo:padding-right="0cm" loext:decorative="false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51cm" fo:padding-top="0cm" fo:padding-bottom="0cm" fo:padding-left="0cm" fo:padding-right="0cm" loext:decorative="false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23cm" fo:padding-top="0cm" fo:padding-bottom="0cm" fo:padding-left="0cm" fo:padding-right="0cm" loext:decorative="false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14cm" fo:padding-top="0cm" fo:padding-bottom="0cm" fo:padding-left="0cm" fo:padding-right="0cm" loext:decorative="false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07cm" fo:padding-top="0cm" fo:padding-bottom="0cm" fo:padding-left="0cm" fo:padding-right="0cm" loext:decorative="false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67cm" fo:padding-top="0cm" fo:padding-bottom="0cm" fo:padding-left="0cm" fo:padding-right="0cm" loext:decorative="false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3cm" fo:padding-top="0cm" fo:padding-bottom="0cm" fo:padding-left="0cm" fo:padding-right="0cm" loext:decorative="false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75cm" fo:padding-top="0cm" fo:padding-bottom="0cm" fo:padding-left="0cm" fo:padding-right="0cm" loext:decorative="false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53cm" fo:padding-top="0cm" fo:padding-bottom="0cm" fo:padding-left="0cm" fo:padding-right="0cm" loext:decorative="false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8cm" fo:padding-top="0cm" fo:padding-bottom="0cm" fo:padding-left="0cm" fo:padding-right="0cm" loext:decorative="false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57cm" fo:padding-top="0cm" fo:padding-bottom="0cm" fo:padding-left="0cm" fo:padding-right="0cm" loext:decorative="false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28cm" fo:padding-top="0cm" fo:padding-bottom="0cm" fo:padding-left="0cm" fo:padding-right="0cm" loext:decorative="false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7cm" fo:padding-top="0cm" fo:padding-bottom="0cm" fo:padding-left="0cm" fo:padding-right="0cm" loext:decorative="false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42cm" fo:padding-top="0cm" fo:padding-bottom="0cm" fo:padding-left="0cm" fo:padding-right="0cm" loext:decorative="false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5cm" fo:padding-top="0cm" fo:padding-bottom="0cm" fo:padding-left="0cm" fo:padding-right="0cm" loext:decorative="false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9cm" fo:padding-top="0cm" fo:padding-bottom="0cm" fo:padding-left="0cm" fo:padding-right="0cm" loext:decorative="false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7cm" fo:padding-top="0cm" fo:padding-bottom="0cm" fo:padding-left="0cm" fo:padding-right="0cm" loext:decorative="false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5cm" fo:padding-top="0cm" fo:padding-bottom="0cm" fo:padding-left="0cm" fo:padding-right="0cm" loext:decorative="false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19cm" fo:padding-top="0cm" fo:padding-bottom="0cm" fo:padding-left="0cm" fo:padding-right="0cm" loext:decorative="false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14cm" fo:padding-top="0cm" fo:padding-bottom="0cm" fo:padding-left="0cm" fo:padding-right="0cm" loext:decorative="false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61cm" fo:padding-top="0cm" fo:padding-bottom="0cm" fo:padding-left="0cm" fo:padding-right="0cm" loext:decorative="false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42cm" fo:padding-top="0cm" fo:padding-bottom="0cm" fo:padding-left="0cm" fo:padding-right="0cm" loext:decorative="false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87cm" fo:padding-top="0cm" fo:padding-bottom="0cm" fo:padding-left="0cm" fo:padding-right="0cm" loext:decorative="false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92cm" fo:padding-top="0cm" fo:padding-bottom="0cm" fo:padding-left="0cm" fo:padding-right="0cm" loext:decorative="false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6cm" fo:padding-top="0cm" fo:padding-bottom="0cm" fo:padding-left="0cm" fo:padding-right="0cm" loext:decorative="false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55cm" fo:padding-top="0cm" fo:padding-bottom="0cm" fo:padding-left="0cm" fo:padding-right="0cm" loext:decorative="false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12cm" fo:padding-top="0cm" fo:padding-bottom="0cm" fo:padding-left="0cm" fo:padding-right="0cm" loext:decorative="false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45cm" fo:padding-top="0cm" fo:padding-bottom="0cm" fo:padding-left="0cm" fo:padding-right="0cm" loext:decorative="false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47cm" fo:padding-top="0cm" fo:padding-bottom="0cm" fo:padding-left="0cm" fo:padding-right="0cm" loext:decorative="false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34cm" fo:padding-top="0cm" fo:padding-bottom="0cm" fo:padding-left="0cm" fo:padding-right="0cm" loext:decorative="false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24cm" fo:padding-top="0cm" fo:padding-bottom="0cm" fo:padding-left="0cm" fo:padding-right="0cm" loext:decorative="false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38cm" fo:padding-top="0cm" fo:padding-bottom="0cm" fo:padding-left="0cm" fo:padding-right="0cm" loext:decorative="false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33cm" fo:padding-top="0cm" fo:padding-bottom="0cm" fo:padding-left="0cm" fo:padding-right="0cm" loext:decorative="false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002cm" fo:padding-top="0cm" fo:padding-bottom="0cm" fo:padding-left="0cm" fo:padding-right="0cm" loext:decorative="false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38cm" fo:padding-top="0cm" fo:padding-bottom="0cm" fo:padding-left="0cm" fo:padding-right="0cm" loext:decorative="false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82cm" fo:padding-top="0cm" fo:padding-bottom="0cm" fo:padding-left="0cm" fo:padding-right="0cm" loext:decorative="false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94cm" fo:padding-top="0cm" fo:padding-bottom="0cm" fo:padding-left="0cm" fo:padding-right="0cm" loext:decorative="false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59cm" fo:padding-top="0cm" fo:padding-bottom="0cm" fo:padding-left="0cm" fo:padding-right="0cm" loext:decorative="false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54cm" fo:padding-top="0cm" fo:padding-bottom="0cm" fo:padding-left="0cm" fo:padding-right="0cm" loext:decorative="false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88cm" fo:padding-top="0cm" fo:padding-bottom="0cm" fo:padding-left="0cm" fo:padding-right="0cm" loext:decorative="false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11cm" fo:padding-top="0cm" fo:padding-bottom="0cm" fo:padding-left="0cm" fo:padding-right="0cm" loext:decorative="false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53cm" fo:padding-top="0cm" fo:padding-bottom="0cm" fo:padding-left="0cm" fo:padding-right="0cm" loext:decorative="false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41cm" fo:padding-top="0cm" fo:padding-bottom="0cm" fo:padding-left="0cm" fo:padding-right="0cm" loext:decorative="false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99cm" fo:padding-top="0cm" fo:padding-bottom="0cm" fo:padding-left="0cm" fo:padding-right="0cm" loext:decorative="false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86cm" fo:padding-top="0cm" fo:padding-bottom="0cm" fo:padding-left="0cm" fo:padding-right="0cm" loext:decorative="false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57cm" fo:padding-top="0cm" fo:padding-bottom="0cm" fo:padding-left="0cm" fo:padding-right="0cm" loext:decorative="false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88cm" fo:padding-top="0cm" fo:padding-bottom="0cm" fo:padding-left="0cm" fo:padding-right="0cm" loext:decorative="false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29cm" fo:padding-top="0cm" fo:padding-bottom="0cm" fo:padding-left="0cm" fo:padding-right="0cm" loext:decorative="false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18cm" fo:padding-top="0cm" fo:padding-bottom="0cm" fo:padding-left="0cm" fo:padding-right="0cm" loext:decorative="false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1cm" fo:padding-top="0cm" fo:padding-bottom="0cm" fo:padding-left="0cm" fo:padding-right="0cm" loext:decorative="false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79cm" fo:padding-top="0cm" fo:padding-bottom="0cm" fo:padding-left="0cm" fo:padding-right="0cm" loext:decorative="false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2cm" fo:padding-top="0cm" fo:padding-bottom="0cm" fo:padding-left="0cm" fo:padding-right="0cm" loext:decorative="false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44cm" fo:padding-top="0cm" fo:padding-bottom="0cm" fo:padding-left="0cm" fo:padding-right="0cm" loext:decorative="false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09cm" fo:padding-top="0cm" fo:padding-bottom="0cm" fo:padding-left="0cm" fo:padding-right="0cm" loext:decorative="false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92cm" fo:padding-top="0cm" fo:padding-bottom="0cm" fo:padding-left="0cm" fo:padding-right="0cm" loext:decorative="false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78cm" fo:padding-top="0cm" fo:padding-bottom="0cm" fo:padding-left="0cm" fo:padding-right="0cm" loext:decorative="false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42cm" fo:padding-top="0cm" fo:padding-bottom="0cm" fo:padding-left="0cm" fo:padding-right="0cm" loext:decorative="false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28cm" fo:padding-top="0cm" fo:padding-bottom="0cm" fo:padding-left="0cm" fo:padding-right="0cm" loext:decorative="false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13cm" fo:padding-top="0cm" fo:padding-bottom="0cm" fo:padding-left="0cm" fo:padding-right="0cm" loext:decorative="false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8cm" fo:padding-top="0cm" fo:padding-bottom="0cm" fo:padding-left="0cm" fo:padding-right="0cm" loext:decorative="false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9.116cm" fo:padding-top="0cm" fo:padding-bottom="0cm" fo:padding-left="0cm" fo:padding-right="0cm" loext:decorative="false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9cm" fo:padding-top="0cm" fo:padding-bottom="0cm" fo:padding-left="0cm" fo:padding-right="0cm" loext:decorative="false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19cm" fo:padding-top="0cm" fo:padding-bottom="0cm" fo:padding-left="0cm" fo:padding-right="0cm" loext:decorative="false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4cm" fo:padding-top="0cm" fo:padding-bottom="0cm" fo:padding-left="0cm" fo:padding-right="0cm" loext:decorative="false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38cm" fo:padding-top="0cm" fo:padding-bottom="0cm" fo:padding-left="0cm" fo:padding-right="0cm" loext:decorative="false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53cm" fo:padding-top="0cm" fo:padding-bottom="0cm" fo:padding-left="0cm" fo:padding-right="0cm" loext:decorative="false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5cm" fo:padding-top="0cm" fo:padding-bottom="0cm" fo:padding-left="0cm" fo:padding-right="0cm" loext:decorative="false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02cm" fo:padding-top="0cm" fo:padding-bottom="0cm" fo:padding-left="0cm" fo:padding-right="0cm" loext:decorative="false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1cm" fo:padding-top="0cm" fo:padding-bottom="0cm" fo:padding-left="0cm" fo:padding-right="0cm" loext:decorative="false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44cm" fo:padding-top="0cm" fo:padding-bottom="0cm" fo:padding-left="0cm" fo:padding-right="0cm" loext:decorative="false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21cm" fo:padding-top="0cm" fo:padding-bottom="0cm" fo:padding-left="0cm" fo:padding-right="0cm" loext:decorative="false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76cm" fo:padding-top="0cm" fo:padding-bottom="0cm" fo:padding-left="0cm" fo:padding-right="0cm" loext:decorative="false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87cm" fo:padding-top="0cm" fo:padding-bottom="0cm" fo:padding-left="0cm" fo:padding-right="0cm" loext:decorative="false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73cm" fo:padding-top="0cm" fo:padding-bottom="0cm" fo:padding-left="0cm" fo:padding-right="0cm" loext:decorative="false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04cm" fo:padding-top="0cm" fo:padding-bottom="0cm" fo:padding-left="0cm" fo:padding-right="0cm" loext:decorative="false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73cm" fo:padding-top="0cm" fo:padding-bottom="0cm" fo:padding-left="0cm" fo:padding-right="0cm" loext:decorative="false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01cm" fo:padding-top="0cm" fo:padding-bottom="0cm" fo:padding-left="0cm" fo:padding-right="0cm" loext:decorative="false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26cm" fo:padding-top="0cm" fo:padding-bottom="0cm" fo:padding-left="0cm" fo:padding-right="0cm" loext:decorative="false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27cm" fo:padding-top="0cm" fo:padding-bottom="0cm" fo:padding-left="0cm" fo:padding-right="0cm" loext:decorative="false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65cm" fo:padding-top="0cm" fo:padding-bottom="0cm" fo:padding-left="0cm" fo:padding-right="0cm" loext:decorative="false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94cm" fo:padding-top="0cm" fo:padding-bottom="0cm" fo:padding-left="0cm" fo:padding-right="0cm" loext:decorative="false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48cm" fo:padding-top="0cm" fo:padding-bottom="0cm" fo:padding-left="0cm" fo:padding-right="0cm" loext:decorative="false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76cm" fo:padding-top="0cm" fo:padding-bottom="0cm" fo:padding-left="0cm" fo:padding-right="0cm" loext:decorative="false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62cm" fo:padding-top="0cm" fo:padding-bottom="0cm" fo:padding-left="0cm" fo:padding-right="0cm" loext:decorative="false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11cm" fo:padding-top="0cm" fo:padding-bottom="0cm" fo:padding-left="0cm" fo:padding-right="0cm" loext:decorative="false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4cm" fo:padding-top="0cm" fo:padding-bottom="0cm" fo:padding-left="0cm" fo:padding-right="0cm" loext:decorative="false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3cm" fo:padding-top="0cm" fo:padding-bottom="0cm" fo:padding-left="0cm" fo:padding-right="0cm" loext:decorative="false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94cm" fo:padding-top="0cm" fo:padding-bottom="0cm" fo:padding-left="0cm" fo:padding-right="0cm" loext:decorative="false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17cm" fo:padding-top="0cm" fo:padding-bottom="0cm" fo:padding-left="0cm" fo:padding-right="0cm" loext:decorative="false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34cm" fo:padding-top="0cm" fo:padding-bottom="0cm" fo:padding-left="0cm" fo:padding-right="0cm" loext:decorative="false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916cm" fo:padding-top="0cm" fo:padding-bottom="0cm" fo:padding-left="0cm" fo:padding-right="0cm" loext:decorative="false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19cm" fo:padding-top="0cm" fo:padding-bottom="0cm" fo:padding-left="0cm" fo:padding-right="0cm" loext:decorative="false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98cm" fo:padding-top="0cm" fo:padding-bottom="0cm" fo:padding-left="0cm" fo:padding-right="0cm" loext:decorative="false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82cm" fo:padding-top="0cm" fo:padding-bottom="0cm" fo:padding-left="0cm" fo:padding-right="0cm" loext:decorative="false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81cm" fo:padding-top="0cm" fo:padding-bottom="0cm" fo:padding-left="0cm" fo:padding-right="0cm" loext:decorative="false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45cm" fo:padding-top="0cm" fo:padding-bottom="0cm" fo:padding-left="0cm" fo:padding-right="0cm" loext:decorative="false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01cm" fo:padding-top="0cm" fo:padding-bottom="0cm" fo:padding-left="0cm" fo:padding-right="0cm" loext:decorative="false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94cm" fo:padding-top="0cm" fo:padding-bottom="0cm" fo:padding-left="0cm" fo:padding-right="0cm" loext:decorative="false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89cm" fo:padding-top="0cm" fo:padding-bottom="0cm" fo:padding-left="0cm" fo:padding-right="0cm" loext:decorative="false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27cm" fo:padding-top="0cm" fo:padding-bottom="0cm" fo:padding-left="0cm" fo:padding-right="0cm" loext:decorative="false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57cm" fo:padding-top="0cm" fo:padding-bottom="0cm" fo:padding-left="0cm" fo:padding-right="0cm" loext:decorative="false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63cm" fo:padding-top="0cm" fo:padding-bottom="0cm" fo:padding-left="0cm" fo:padding-right="0cm" loext:decorative="false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2cm" fo:padding-top="0cm" fo:padding-bottom="0cm" fo:padding-left="0cm" fo:padding-right="0cm" loext:decorative="false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cm" fo:padding-top="0cm" fo:padding-bottom="0cm" fo:padding-left="0cm" fo:padding-right="0cm" loext:decorative="false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97cm" fo:padding-top="0cm" fo:padding-bottom="0cm" fo:padding-left="0cm" fo:padding-right="0cm" loext:decorative="false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631cm" fo:padding-top="0cm" fo:padding-bottom="0cm" fo:padding-left="0cm" fo:padding-right="0cm" loext:decorative="false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27cm" fo:padding-top="0cm" fo:padding-bottom="0cm" fo:padding-left="0cm" fo:padding-right="0cm" loext:decorative="false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526cm" fo:padding-top="0cm" fo:padding-bottom="0cm" fo:padding-left="0cm" fo:padding-right="0cm" loext:decorative="false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6cm" fo:padding-top="0cm" fo:padding-bottom="0cm" fo:padding-left="0cm" fo:padding-right="0cm" loext:decorative="false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12cm" fo:padding-top="0cm" fo:padding-bottom="0cm" fo:padding-left="0cm" fo:padding-right="0cm" loext:decorative="false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902cm" fo:padding-top="0cm" fo:padding-bottom="0cm" fo:padding-left="0cm" fo:padding-right="0cm" loext:decorative="false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23cm" fo:padding-top="0cm" fo:padding-bottom="0cm" fo:padding-left="0cm" fo:padding-right="0cm" loext:decorative="false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91cm" fo:padding-top="0cm" fo:padding-bottom="0cm" fo:padding-left="0cm" fo:padding-right="0cm" loext:decorative="false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94cm" fo:padding-top="0cm" fo:padding-bottom="0cm" fo:padding-left="0cm" fo:padding-right="0cm" loext:decorative="false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71cm" fo:padding-top="0cm" fo:padding-bottom="0cm" fo:padding-left="0cm" fo:padding-right="0cm" loext:decorative="false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23cm" fo:padding-top="0cm" fo:padding-bottom="0cm" fo:padding-left="0cm" fo:padding-right="0cm" loext:decorative="false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82cm" fo:padding-top="0cm" fo:padding-bottom="0cm" fo:padding-left="0cm" fo:padding-right="0cm" loext:decorative="false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02cm" fo:padding-top="0cm" fo:padding-bottom="0cm" fo:padding-left="0cm" fo:padding-right="0cm" loext:decorative="false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8cm" fo:padding-top="0cm" fo:padding-bottom="0cm" fo:padding-left="0cm" fo:padding-right="0cm" loext:decorative="false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979cm" fo:padding-top="0cm" fo:padding-bottom="0cm" fo:padding-left="0cm" fo:padding-right="0cm" loext:decorative="false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31cm" fo:padding-top="0cm" fo:padding-bottom="0cm" fo:padding-left="0cm" fo:padding-right="0cm" loext:decorative="false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22cm" fo:padding-top="0cm" fo:padding-bottom="0cm" fo:padding-left="0cm" fo:padding-right="0cm" loext:decorative="false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25cm" fo:padding-top="0cm" fo:padding-bottom="0cm" fo:padding-left="0cm" fo:padding-right="0cm" loext:decorative="false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98cm" fo:padding-top="0cm" fo:padding-bottom="0cm" fo:padding-left="0cm" fo:padding-right="0cm" loext:decorative="false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5cm" fo:padding-top="0cm" fo:padding-bottom="0cm" fo:padding-left="0cm" fo:padding-right="0cm" loext:decorative="false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91cm" fo:padding-top="0cm" fo:padding-bottom="0cm" fo:padding-left="0cm" fo:padding-right="0cm" loext:decorative="false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73cm" fo:padding-top="0cm" fo:padding-bottom="0cm" fo:padding-left="0cm" fo:padding-right="0cm" loext:decorative="false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41cm" fo:padding-top="0cm" fo:padding-bottom="0cm" fo:padding-left="0cm" fo:padding-right="0cm" loext:decorative="false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 loext:decorative="false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25cm" fo:padding-top="0cm" fo:padding-bottom="0cm" fo:padding-left="0cm" fo:padding-right="0cm" loext:decorative="false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27cm" fo:padding-top="0cm" fo:padding-bottom="0cm" fo:padding-left="0cm" fo:padding-right="0cm" loext:decorative="false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cm" fo:padding-top="0cm" fo:padding-bottom="0cm" fo:padding-left="0cm" fo:padding-right="0cm" loext:decorative="false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05cm" fo:padding-top="0cm" fo:padding-bottom="0cm" fo:padding-left="0cm" fo:padding-right="0cm" loext:decorative="false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45cm" fo:padding-top="0cm" fo:padding-bottom="0cm" fo:padding-left="0cm" fo:padding-right="0cm" loext:decorative="false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52cm" fo:padding-top="0cm" fo:padding-bottom="0cm" fo:padding-left="0cm" fo:padding-right="0cm" loext:decorative="false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 loext:decorative="false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83cm" fo:padding-top="0cm" fo:padding-bottom="0cm" fo:padding-left="0cm" fo:padding-right="0cm" loext:decorative="false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02cm" fo:padding-top="0cm" fo:padding-bottom="0cm" fo:padding-left="0cm" fo:padding-right="0cm" loext:decorative="false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69cm" fo:padding-top="0cm" fo:padding-bottom="0cm" fo:padding-left="0cm" fo:padding-right="0cm" loext:decorative="false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54cm" fo:padding-top="0cm" fo:padding-bottom="0cm" fo:padding-left="0cm" fo:padding-right="0cm" loext:decorative="false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33cm" fo:padding-top="0cm" fo:padding-bottom="0cm" fo:padding-left="0cm" fo:padding-right="0cm" loext:decorative="false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41cm" fo:padding-top="0cm" fo:padding-bottom="0cm" fo:padding-left="0cm" fo:padding-right="0cm" loext:decorative="false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37cm" fo:padding-top="0cm" fo:padding-bottom="0cm" fo:padding-left="0cm" fo:padding-right="0cm" loext:decorative="false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14cm" fo:padding-top="0cm" fo:padding-bottom="0cm" fo:padding-left="0cm" fo:padding-right="0cm" loext:decorative="false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38cm" fo:padding-top="0cm" fo:padding-bottom="0cm" fo:padding-left="0cm" fo:padding-right="0cm" loext:decorative="false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55cm" fo:padding-top="0cm" fo:padding-bottom="0cm" fo:padding-left="0cm" fo:padding-right="0cm" loext:decorative="false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35cm" fo:padding-top="0cm" fo:padding-bottom="0cm" fo:padding-left="0cm" fo:padding-right="0cm" loext:decorative="false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03cm" fo:padding-top="0cm" fo:padding-bottom="0cm" fo:padding-left="0cm" fo:padding-right="0cm" loext:decorative="false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03cm" fo:padding-top="0cm" fo:padding-bottom="0cm" fo:padding-left="0cm" fo:padding-right="0cm" loext:decorative="false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2cm" fo:padding-top="0cm" fo:padding-bottom="0cm" fo:padding-left="0cm" fo:padding-right="0cm" loext:decorative="false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24cm" fo:padding-top="0cm" fo:padding-bottom="0cm" fo:padding-left="0cm" fo:padding-right="0cm" loext:decorative="false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36cm" fo:padding-top="0cm" fo:padding-bottom="0cm" fo:padding-left="0cm" fo:padding-right="0cm" loext:decorative="false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51cm" fo:padding-top="0cm" fo:padding-bottom="0cm" fo:padding-left="0cm" fo:padding-right="0cm" loext:decorative="false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22cm" fo:padding-top="0cm" fo:padding-bottom="0cm" fo:padding-left="0cm" fo:padding-right="0cm" loext:decorative="false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7cm" fo:padding-top="0cm" fo:padding-bottom="0cm" fo:padding-left="0cm" fo:padding-right="0cm" loext:decorative="false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9cm" fo:padding-top="0cm" fo:padding-bottom="0cm" fo:padding-left="0cm" fo:padding-right="0cm" loext:decorative="false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31cm" fo:padding-top="0cm" fo:padding-bottom="0cm" fo:padding-left="0cm" fo:padding-right="0cm" loext:decorative="false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75cm" fo:padding-top="0cm" fo:padding-bottom="0cm" fo:padding-left="0cm" fo:padding-right="0cm" loext:decorative="false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33cm" fo:padding-top="0cm" fo:padding-bottom="0cm" fo:padding-left="0cm" fo:padding-right="0cm" loext:decorative="false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79cm" fo:padding-top="0cm" fo:padding-bottom="0cm" fo:padding-left="0cm" fo:padding-right="0cm" loext:decorative="false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24cm" fo:padding-top="0cm" fo:padding-bottom="0cm" fo:padding-left="0cm" fo:padding-right="0cm" loext:decorative="false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47cm" fo:padding-top="0cm" fo:padding-bottom="0cm" fo:padding-left="0cm" fo:padding-right="0cm" loext:decorative="false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23cm" fo:padding-top="0cm" fo:padding-bottom="0cm" fo:padding-left="0cm" fo:padding-right="0cm" loext:decorative="false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84cm" fo:padding-top="0cm" fo:padding-bottom="0cm" fo:padding-left="0cm" fo:padding-right="0cm" loext:decorative="false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16cm" fo:padding-top="0cm" fo:padding-bottom="0cm" fo:padding-left="0cm" fo:padding-right="0cm" loext:decorative="false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75cm" fo:padding-top="0cm" fo:padding-bottom="0cm" fo:padding-left="0cm" fo:padding-right="0cm" loext:decorative="false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83cm" fo:padding-top="0cm" fo:padding-bottom="0cm" fo:padding-left="0cm" fo:padding-right="0cm" loext:decorative="false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31cm" fo:padding-top="0cm" fo:padding-bottom="0cm" fo:padding-left="0cm" fo:padding-right="0cm" loext:decorative="false"/>
      <style:paragraph-properties style:writing-mode="lr-tb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24cm" fo:padding-top="0cm" fo:padding-bottom="0cm" fo:padding-left="0cm" fo:padding-right="0cm" loext:decorative="false"/>
      <style:paragraph-properties style:writing-mode="lr-tb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96cm" fo:padding-top="0cm" fo:padding-bottom="0cm" fo:padding-left="0cm" fo:padding-right="0cm" loext:decorative="false"/>
      <style:paragraph-properties style:writing-mode="lr-tb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96cm" fo:padding-top="0cm" fo:padding-bottom="0cm" fo:padding-left="0cm" fo:padding-right="0cm" loext:decorative="false"/>
      <style:paragraph-properties style:writing-mode="lr-tb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3cm" fo:padding-top="0cm" fo:padding-bottom="0cm" fo:padding-left="0cm" fo:padding-right="0cm" loext:decorative="false"/>
      <style:paragraph-properties style:writing-mode="lr-tb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1cm" fo:padding-top="0cm" fo:padding-bottom="0cm" fo:padding-left="0cm" fo:padding-right="0cm" loext:decorative="false"/>
      <style:paragraph-properties style:writing-mode="lr-tb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96cm" fo:padding-top="0cm" fo:padding-bottom="0cm" fo:padding-left="0cm" fo:padding-right="0cm" loext:decorative="false"/>
      <style:paragraph-properties style:writing-mode="lr-tb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33cm" fo:padding-top="0cm" fo:padding-bottom="0cm" fo:padding-left="0cm" fo:padding-right="0cm" loext:decorative="false"/>
      <style:paragraph-properties style:writing-mode="lr-tb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21cm" fo:padding-top="0cm" fo:padding-bottom="0cm" fo:padding-left="0cm" fo:padding-right="0cm" loext:decorative="false"/>
      <style:paragraph-properties style:writing-mode="lr-tb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3cm" fo:padding-top="0cm" fo:padding-bottom="0cm" fo:padding-left="0cm" fo:padding-right="0cm" loext:decorative="false"/>
      <style:paragraph-properties style:writing-mode="lr-tb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69cm" fo:padding-top="0cm" fo:padding-bottom="0cm" fo:padding-left="0cm" fo:padding-right="0cm" loext:decorative="false"/>
      <style:paragraph-properties style:writing-mode="lr-tb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34cm" fo:padding-top="0cm" fo:padding-bottom="0cm" fo:padding-left="0cm" fo:padding-right="0cm" loext:decorative="false"/>
      <style:paragraph-properties style:writing-mode="lr-tb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14cm" fo:padding-top="0cm" fo:padding-bottom="0cm" fo:padding-left="0cm" fo:padding-right="0cm" loext:decorative="false"/>
      <style:paragraph-properties style:writing-mode="lr-tb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41cm" fo:padding-top="0cm" fo:padding-bottom="0cm" fo:padding-left="0cm" fo:padding-right="0cm" loext:decorative="false"/>
      <style:paragraph-properties style:writing-mode="lr-tb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07cm" fo:padding-top="0cm" fo:padding-bottom="0cm" fo:padding-left="0cm" fo:padding-right="0cm" loext:decorative="false"/>
      <style:paragraph-properties style:writing-mode="lr-tb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4cm" fo:padding-top="0cm" fo:padding-bottom="0cm" fo:padding-left="0cm" fo:padding-right="0cm" loext:decorative="false"/>
      <style:paragraph-properties style:writing-mode="lr-tb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98cm" fo:padding-top="0cm" fo:padding-bottom="0cm" fo:padding-left="0cm" fo:padding-right="0cm" loext:decorative="false"/>
      <style:paragraph-properties style:writing-mode="lr-tb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3cm" fo:padding-top="0cm" fo:padding-bottom="0cm" fo:padding-left="0cm" fo:padding-right="0cm" loext:decorative="false"/>
      <style:paragraph-properties style:writing-mode="lr-tb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9cm" fo:padding-top="0cm" fo:padding-bottom="0cm" fo:padding-left="0cm" fo:padding-right="0cm" loext:decorative="false"/>
      <style:paragraph-properties style:writing-mode="lr-tb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3cm" fo:padding-top="0cm" fo:padding-bottom="0cm" fo:padding-left="0cm" fo:padding-right="0cm" loext:decorative="false"/>
      <style:paragraph-properties style:writing-mode="lr-tb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67cm" fo:padding-top="0cm" fo:padding-bottom="0cm" fo:padding-left="0cm" fo:padding-right="0cm" loext:decorative="false"/>
      <style:paragraph-properties style:writing-mode="lr-tb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65cm" fo:padding-top="0cm" fo:padding-bottom="0cm" fo:padding-left="0cm" fo:padding-right="0cm" loext:decorative="false"/>
      <style:paragraph-properties style:writing-mode="lr-tb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24cm" fo:padding-top="0cm" fo:padding-bottom="0cm" fo:padding-left="0cm" fo:padding-right="0cm" loext:decorative="false"/>
      <style:paragraph-properties style:writing-mode="lr-tb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48cm" fo:padding-top="0cm" fo:padding-bottom="0cm" fo:padding-left="0cm" fo:padding-right="0cm" loext:decorative="false"/>
      <style:paragraph-properties style:writing-mode="lr-tb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62cm" fo:padding-top="0cm" fo:padding-bottom="0cm" fo:padding-left="0cm" fo:padding-right="0cm" loext:decorative="false"/>
      <style:paragraph-properties style:writing-mode="lr-tb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52cm" fo:padding-top="0cm" fo:padding-bottom="0cm" fo:padding-left="0cm" fo:padding-right="0cm" loext:decorative="false"/>
      <style:paragraph-properties style:writing-mode="lr-tb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08cm" fo:padding-top="0cm" fo:padding-bottom="0cm" fo:padding-left="0cm" fo:padding-right="0cm" loext:decorative="false"/>
      <style:paragraph-properties style:writing-mode="lr-tb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29cm" fo:padding-top="0cm" fo:padding-bottom="0cm" fo:padding-left="0cm" fo:padding-right="0cm" loext:decorative="false"/>
      <style:paragraph-properties style:writing-mode="lr-tb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12cm" fo:padding-top="0cm" fo:padding-bottom="0cm" fo:padding-left="0cm" fo:padding-right="0cm" loext:decorative="false"/>
      <style:paragraph-properties style:writing-mode="lr-tb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64cm" fo:padding-top="0cm" fo:padding-bottom="0cm" fo:padding-left="0cm" fo:padding-right="0cm" loext:decorative="false"/>
      <style:paragraph-properties style:writing-mode="lr-tb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51cm" fo:padding-top="0cm" fo:padding-bottom="0cm" fo:padding-left="0cm" fo:padding-right="0cm" loext:decorative="false"/>
      <style:paragraph-properties style:writing-mode="lr-tb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08cm" fo:padding-top="0cm" fo:padding-bottom="0cm" fo:padding-left="0cm" fo:padding-right="0cm" loext:decorative="false"/>
      <style:paragraph-properties style:writing-mode="lr-tb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32cm" fo:padding-top="0cm" fo:padding-bottom="0cm" fo:padding-left="0cm" fo:padding-right="0cm" loext:decorative="false"/>
      <style:paragraph-properties style:writing-mode="lr-tb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1cm" fo:padding-top="0cm" fo:padding-bottom="0cm" fo:padding-left="0cm" fo:padding-right="0cm" loext:decorative="false"/>
      <style:paragraph-properties style:writing-mode="lr-tb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32cm" fo:padding-top="0cm" fo:padding-bottom="0cm" fo:padding-left="0cm" fo:padding-right="0cm" loext:decorative="false"/>
      <style:paragraph-properties style:writing-mode="lr-tb"/>
    </style:style>
    <style:style style:name="gr619" style:family="graphic" style:parent-style-name="standard">
      <style:graphic-properties draw:stroke="none" draw:fill="solid" draw:fill-color="#ffffff" loext:decorative="false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34cm" fo:padding-top="0cm" fo:padding-bottom="0cm" fo:padding-left="0cm" fo:padding-right="0cm" loext:decorative="false"/>
      <style:paragraph-properties style:writing-mode="lr-tb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2cm" fo:padding-top="0cm" fo:padding-bottom="0cm" fo:padding-left="0cm" fo:padding-right="0cm" loext:decorative="false"/>
      <style:paragraph-properties style:writing-mode="lr-tb"/>
    </style:style>
    <style:style style:name="gr622" style:family="graphic" style:parent-style-name="standard">
      <style:graphic-properties draw:stroke="none" draw:fill="solid" draw:fill-color="#c2c22c" loext:decorative="false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97cm" fo:padding-top="0cm" fo:padding-bottom="0cm" fo:padding-left="0cm" fo:padding-right="0cm" loext:decorative="false"/>
      <style:paragraph-properties style:writing-mode="lr-tb"/>
    </style:style>
    <style:style style:name="gr624" style:family="graphic" style:parent-style-name="standard">
      <style:graphic-properties draw:stroke="none" draw:fill="solid" draw:fill-color="#858558" loext:decorative="false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4cm" fo:padding-top="0cm" fo:padding-bottom="0cm" fo:padding-left="0cm" fo:padding-right="0cm" loext:decorative="false"/>
      <style:paragraph-properties style:writing-mode="lr-tb"/>
    </style:style>
    <style:style style:name="gr626" style:family="graphic" style:parent-style-name="standard">
      <style:graphic-properties draw:stroke="none" draw:fill="solid" draw:fill-color="#474774" loext:decorative="false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2cm" fo:padding-top="0cm" fo:padding-bottom="0cm" fo:padding-left="0cm" fo:padding-right="0cm" loext:decorative="false"/>
      <style:paragraph-properties style:writing-mode="lr-tb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41cm" fo:padding-top="0cm" fo:padding-bottom="0cm" fo:padding-left="0cm" fo:padding-right="0cm" loext:decorative="false"/>
      <style:paragraph-properties style:writing-mode="lr-tb"/>
    </style:style>
    <style:style style:name="gr629" style:family="graphic" style:parent-style-name="standard">
      <style:graphic-properties draw:stroke="none" draw:fill="solid" draw:fill-color="#3aafff" loext:decorative="false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61cm" fo:padding-top="0cm" fo:padding-bottom="0cm" fo:padding-left="0cm" fo:padding-right="0cm" loext:decorative="false"/>
      <style:paragraph-properties style:writing-mode="lr-tb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19cm" fo:padding-top="0cm" fo:padding-bottom="0cm" fo:padding-left="0cm" fo:padding-right="0cm" loext:decorative="false"/>
      <style:paragraph-properties style:writing-mode="lr-tb"/>
    </style:style>
    <style:style style:name="gr632" style:family="graphic" style:parent-style-name="standard">
      <style:graphic-properties draw:stroke="none" draw:fill="solid" draw:fill-color="#71aaae" loext:decorative="false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78cm" fo:padding-top="0cm" fo:padding-bottom="0cm" fo:padding-left="0cm" fo:padding-right="0cm" loext:decorative="false"/>
      <style:paragraph-properties style:writing-mode="lr-tb"/>
    </style:style>
    <style:style style:name="gr634" style:family="graphic" style:parent-style-name="standard">
      <style:graphic-properties draw:stroke="none" draw:fill="solid" draw:fill-color="#4a766a" loext:decorative="false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96cm" fo:padding-top="0cm" fo:padding-bottom="0cm" fo:padding-left="0cm" fo:padding-right="0cm" loext:decorative="false"/>
      <style:paragraph-properties style:writing-mode="lr-tb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55cm" fo:padding-top="0cm" fo:padding-bottom="0cm" fo:padding-left="0cm" fo:padding-right="0cm" loext:decorative="false"/>
      <style:paragraph-properties style:writing-mode="lr-tb"/>
    </style:style>
    <style:style style:name="gr637" style:family="graphic" style:parent-style-name="standard">
      <style:graphic-properties draw:stroke="none" draw:fill="solid" draw:fill-color="#074bbf" loext:decorative="false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78cm" fo:padding-top="0cm" fo:padding-bottom="0cm" fo:padding-left="0cm" fo:padding-right="0cm" loext:decorative="false"/>
      <style:paragraph-properties style:writing-mode="lr-tb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83cm" fo:padding-top="0cm" fo:padding-bottom="0cm" fo:padding-left="0cm" fo:padding-right="0cm" loext:decorative="false"/>
      <style:paragraph-properties style:writing-mode="lr-tb"/>
    </style:style>
    <style:style style:name="gr640" style:family="graphic" style:parent-style-name="standard">
      <style:graphic-properties draw:stroke="none" draw:fill="solid" draw:fill-color="#5e300e" loext:decorative="false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87cm" fo:padding-top="0cm" fo:padding-bottom="0cm" fo:padding-left="0cm" fo:padding-right="0cm" loext:decorative="false"/>
      <style:paragraph-properties style:writing-mode="lr-tb"/>
    </style:style>
    <style:style style:name="gr642" style:family="graphic" style:parent-style-name="standard">
      <style:graphic-properties draw:stroke="none" draw:fill="solid" draw:fill-color="#ff6cc5" loext:decorative="false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36cm" fo:padding-top="0cm" fo:padding-bottom="0cm" fo:padding-left="0cm" fo:padding-right="0cm" loext:decorative="false"/>
      <style:paragraph-properties style:writing-mode="lr-tb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6cm" fo:padding-top="0cm" fo:padding-bottom="0cm" fo:padding-left="0cm" fo:padding-right="0cm" loext:decorative="false"/>
      <style:paragraph-properties style:writing-mode="lr-tb"/>
    </style:style>
    <style:style style:name="gr645" style:family="graphic" style:parent-style-name="standard">
      <style:graphic-properties draw:stroke="none" draw:fill="solid" draw:fill-color="#fe2550" loext:decorative="false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15cm" fo:padding-top="0cm" fo:padding-bottom="0cm" fo:padding-left="0cm" fo:padding-right="0cm" loext:decorative="false"/>
      <style:paragraph-properties style:writing-mode="lr-tb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37cm" fo:padding-top="0cm" fo:padding-bottom="0cm" fo:padding-left="0cm" fo:padding-right="0cm" loext:decorative="false"/>
      <style:paragraph-properties style:writing-mode="lr-tb"/>
    </style:style>
    <style:style style:name="gr648" style:family="graphic" style:parent-style-name="standard">
      <style:graphic-properties draw:stroke="none" draw:fill="solid" draw:fill-color="#ff2118" loext:decorative="false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12cm" fo:padding-top="0cm" fo:padding-bottom="0cm" fo:padding-left="0cm" fo:padding-right="0cm" loext:decorative="false"/>
      <style:paragraph-properties style:writing-mode="lr-tb"/>
    </style:style>
    <style:style style:name="gr650" style:family="graphic" style:parent-style-name="standard">
      <style:graphic-properties draw:stroke="none" draw:fill="solid" draw:fill-color="#992444" loext:decorative="false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41cm" fo:padding-top="0cm" fo:padding-bottom="0cm" fo:padding-left="0cm" fo:padding-right="0cm" loext:decorative="false"/>
      <style:paragraph-properties style:writing-mode="lr-tb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25cm" fo:padding-top="0cm" fo:padding-bottom="0cm" fo:padding-left="0cm" fo:padding-right="0cm" loext:decorative="false"/>
      <style:paragraph-properties style:writing-mode="lr-tb"/>
    </style:style>
    <style:style style:name="gr653" style:family="graphic" style:parent-style-name="standard">
      <style:graphic-properties draw:stroke="none" draw:fill="solid" draw:fill-color="#4d2cc9" loext:decorative="false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45cm" fo:padding-top="0cm" fo:padding-bottom="0cm" fo:padding-left="0cm" fo:padding-right="0cm" loext:decorative="false"/>
      <style:paragraph-properties style:writing-mode="lr-tb"/>
    </style:style>
    <style:style style:name="gr655" style:family="graphic" style:parent-style-name="standard">
      <style:graphic-properties draw:stroke="none" draw:fill="solid" draw:fill-color="#ffcff4" loext:decorative="false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53cm" fo:padding-top="0cm" fo:padding-bottom="0cm" fo:padding-left="0cm" fo:padding-right="0cm" loext:decorative="false"/>
      <style:paragraph-properties style:writing-mode="lr-tb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31cm" fo:padding-top="0cm" fo:padding-bottom="0cm" fo:padding-left="0cm" fo:padding-right="0cm" loext:decorative="false"/>
      <style:paragraph-properties style:writing-mode="lr-tb"/>
    </style:style>
    <style:style style:name="gr658" style:family="graphic" style:parent-style-name="standard">
      <style:graphic-properties draw:stroke="none" draw:fill="solid" draw:fill-color="#feb443" loext:decorative="false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93cm" fo:padding-top="0cm" fo:padding-bottom="0cm" fo:padding-left="0cm" fo:padding-right="0cm" loext:decorative="false"/>
      <style:paragraph-properties style:writing-mode="lr-tb"/>
    </style:style>
    <style:style style:name="gr660" style:family="graphic" style:parent-style-name="standard">
      <style:graphic-properties draw:stroke="none" draw:fill="solid" draw:fill-color="#fe8664" loext:decorative="false"/>
    </style:style>
    <style:style style:name="gr661" style:family="graphic" style:parent-style-name="standard">
      <style:graphic-properties draw:stroke="none" draw:fill="solid" draw:fill-color="#ff5bb3" loext:decorative="false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03cm" fo:padding-top="0cm" fo:padding-bottom="0cm" fo:padding-left="0cm" fo:padding-right="0cm" loext:decorative="false"/>
      <style:paragraph-properties style:writing-mode="lr-tb"/>
    </style:style>
    <style:style style:name="gr663" style:family="graphic" style:parent-style-name="standard">
      <style:graphic-properties draw:stroke="none" draw:fill="solid" draw:fill-color="#da5110" loext:decorative="false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85cm" fo:padding-top="0cm" fo:padding-bottom="0cm" fo:padding-left="0cm" fo:padding-right="0cm" loext:decorative="false"/>
      <style:paragraph-properties style:writing-mode="lr-tb"/>
    </style:style>
    <style:style style:name="gr665" style:family="graphic" style:parent-style-name="standard">
      <style:graphic-properties draw:stroke="none" draw:fill="solid" draw:fill-color="#94e004" loext:decorative="false"/>
    </style:style>
    <style:style style:name="gr6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89cm" fo:padding-top="0cm" fo:padding-bottom="0cm" fo:padding-left="0cm" fo:padding-right="0cm" loext:decorative="false"/>
      <style:paragraph-properties style:writing-mode="lr-tb"/>
    </style:style>
    <style:style style:name="gr667" style:family="graphic" style:parent-style-name="standard">
      <style:graphic-properties draw:stroke="none" draw:fill="solid" draw:fill-color="#5cbff0" loext:decorative="false"/>
    </style:style>
    <style:style style:name="gr6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16cm" fo:padding-top="0cm" fo:padding-bottom="0cm" fo:padding-left="0cm" fo:padding-right="0cm" loext:decorative="false"/>
      <style:paragraph-properties style:writing-mode="lr-tb"/>
    </style:style>
    <style:style style:name="gr669" style:family="graphic" style:parent-style-name="standard">
      <style:graphic-properties draw:stroke="none" draw:fill="solid" draw:fill-color="#c3d111" loext:decorative="false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82cm" fo:padding-top="0cm" fo:padding-bottom="0cm" fo:padding-left="0cm" fo:padding-right="0cm" loext:decorative="false"/>
      <style:paragraph-properties style:writing-mode="lr-tb"/>
    </style:style>
    <style:style style:name="gr671" style:family="graphic" style:parent-style-name="standard">
      <style:graphic-properties draw:stroke="none" draw:fill="solid" draw:fill-color="#fcc770" loext:decorative="false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84cm" fo:padding-top="0cm" fo:padding-bottom="0cm" fo:padding-left="0cm" fo:padding-right="0cm" loext:decorative="false"/>
      <style:paragraph-properties style:writing-mode="lr-tb"/>
    </style:style>
    <style:style style:name="gr673" style:family="graphic" style:parent-style-name="standard">
      <style:graphic-properties draw:stroke="none" draw:fill="solid" draw:fill-color="#d38330" loext:decorative="false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82cm" fo:padding-top="0cm" fo:padding-bottom="0cm" fo:padding-left="0cm" fo:padding-right="0cm" loext:decorative="false"/>
      <style:paragraph-properties style:writing-mode="lr-tb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02cm" fo:padding-top="0cm" fo:padding-bottom="0cm" fo:padding-left="0cm" fo:padding-right="0cm" loext:decorative="false"/>
      <style:paragraph-properties style:writing-mode="lr-tb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04cm" fo:padding-top="0cm" fo:padding-bottom="0cm" fo:padding-left="0cm" fo:padding-right="0cm" loext:decorative="false"/>
      <style:paragraph-properties style:writing-mode="lr-tb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63cm" fo:padding-top="0cm" fo:padding-bottom="0cm" fo:padding-left="0cm" fo:padding-right="0cm" loext:decorative="false"/>
      <style:paragraph-properties style:writing-mode="lr-tb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73cm" fo:padding-top="0cm" fo:padding-bottom="0cm" fo:padding-left="0cm" fo:padding-right="0cm" loext:decorative="false"/>
      <style:paragraph-properties style:writing-mode="lr-tb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63cm" fo:padding-top="0cm" fo:padding-bottom="0cm" fo:padding-left="0cm" fo:padding-right="0cm" loext:decorative="false"/>
      <style:paragraph-properties style:writing-mode="lr-tb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5cm" fo:padding-top="0cm" fo:padding-bottom="0cm" fo:padding-left="0cm" fo:padding-right="0cm" loext:decorative="false"/>
      <style:paragraph-properties style:writing-mode="lr-tb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51cm" fo:padding-top="0cm" fo:padding-bottom="0cm" fo:padding-left="0cm" fo:padding-right="0cm" loext:decorative="false"/>
      <style:paragraph-properties style:writing-mode="lr-tb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9.108cm" fo:padding-top="0cm" fo:padding-bottom="0cm" fo:padding-left="0cm" fo:padding-right="0cm" loext:decorative="false"/>
      <style:paragraph-properties style:writing-mode="lr-tb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9.057cm" fo:padding-top="0cm" fo:padding-bottom="0cm" fo:padding-left="0cm" fo:padding-right="0cm" loext:decorative="false"/>
      <style:paragraph-properties style:writing-mode="lr-tb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54cm" fo:padding-top="0cm" fo:padding-bottom="0cm" fo:padding-left="0cm" fo:padding-right="0cm" loext:decorative="false"/>
      <style:paragraph-properties style:writing-mode="lr-tb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69cm" fo:padding-top="0cm" fo:padding-bottom="0cm" fo:padding-left="0cm" fo:padding-right="0cm" loext:decorative="false"/>
      <style:paragraph-properties style:writing-mode="lr-tb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34cm" fo:padding-top="0cm" fo:padding-bottom="0cm" fo:padding-left="0cm" fo:padding-right="0cm" loext:decorative="false"/>
      <style:paragraph-properties style:writing-mode="lr-tb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42cm" fo:padding-top="0cm" fo:padding-bottom="0cm" fo:padding-left="0cm" fo:padding-right="0cm" loext:decorative="false"/>
      <style:paragraph-properties style:writing-mode="lr-tb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73cm" fo:padding-top="0cm" fo:padding-bottom="0cm" fo:padding-left="0cm" fo:padding-right="0cm" loext:decorative="false"/>
      <style:paragraph-properties style:writing-mode="lr-tb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465cm" fo:padding-top="0cm" fo:padding-bottom="0cm" fo:padding-left="0cm" fo:padding-right="0cm" loext:decorative="false"/>
      <style:paragraph-properties style:writing-mode="lr-tb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14cm" fo:padding-top="0cm" fo:padding-bottom="0cm" fo:padding-left="0cm" fo:padding-right="0cm" loext:decorative="false"/>
      <style:paragraph-properties style:writing-mode="lr-tb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6cm" fo:padding-top="0cm" fo:padding-bottom="0cm" fo:padding-left="0cm" fo:padding-right="0cm" loext:decorative="false"/>
      <style:paragraph-properties style:writing-mode="lr-tb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85cm" fo:padding-top="0cm" fo:padding-bottom="0cm" fo:padding-left="0cm" fo:padding-right="0cm" loext:decorative="false"/>
      <style:paragraph-properties style:writing-mode="lr-tb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5cm" fo:padding-top="0cm" fo:padding-bottom="0cm" fo:padding-left="0cm" fo:padding-right="0cm" loext:decorative="false"/>
      <style:paragraph-properties style:writing-mode="lr-tb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36cm" fo:padding-top="0cm" fo:padding-bottom="0cm" fo:padding-left="0cm" fo:padding-right="0cm" loext:decorative="false"/>
      <style:paragraph-properties style:writing-mode="lr-tb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64cm" fo:padding-top="0cm" fo:padding-bottom="0cm" fo:padding-left="0cm" fo:padding-right="0cm" loext:decorative="false"/>
      <style:paragraph-properties style:writing-mode="lr-tb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89cm" fo:padding-top="0cm" fo:padding-bottom="0cm" fo:padding-left="0cm" fo:padding-right="0cm" loext:decorative="false"/>
      <style:paragraph-properties style:writing-mode="lr-tb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38cm" fo:padding-top="0cm" fo:padding-bottom="0cm" fo:padding-left="0cm" fo:padding-right="0cm" loext:decorative="false"/>
      <style:paragraph-properties style:writing-mode="lr-tb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769cm" fo:padding-top="0cm" fo:padding-bottom="0cm" fo:padding-left="0cm" fo:padding-right="0cm" loext:decorative="false"/>
      <style:paragraph-properties style:writing-mode="lr-tb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72cm" fo:padding-top="0cm" fo:padding-bottom="0cm" fo:padding-left="0cm" fo:padding-right="0cm" loext:decorative="false"/>
      <style:paragraph-properties style:writing-mode="lr-tb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27cm" fo:padding-top="0cm" fo:padding-bottom="0cm" fo:padding-left="0cm" fo:padding-right="0cm" loext:decorative="false"/>
      <style:paragraph-properties style:writing-mode="lr-tb"/>
    </style:style>
    <style:style style:name="gr7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163cm" fo:padding-top="0cm" fo:padding-bottom="0cm" fo:padding-left="0cm" fo:padding-right="0cm" loext:decorative="false"/>
      <style:paragraph-properties style:writing-mode="lr-tb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61cm" fo:padding-top="0cm" fo:padding-bottom="0cm" fo:padding-left="0cm" fo:padding-right="0cm" loext:decorative="false"/>
      <style:paragraph-properties style:writing-mode="lr-tb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37cm" fo:padding-top="0cm" fo:padding-bottom="0cm" fo:padding-left="0cm" fo:padding-right="0cm" loext:decorative="false"/>
      <style:paragraph-properties style:writing-mode="lr-tb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77cm" fo:padding-top="0cm" fo:padding-bottom="0cm" fo:padding-left="0cm" fo:padding-right="0cm" loext:decorative="false"/>
      <style:paragraph-properties style:writing-mode="lr-tb"/>
    </style:style>
    <style:style style:name="gr7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17cm" fo:padding-top="0cm" fo:padding-bottom="0cm" fo:padding-left="0cm" fo:padding-right="0cm" loext:decorative="false"/>
      <style:paragraph-properties style:writing-mode="lr-tb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75cm" fo:padding-top="0cm" fo:padding-bottom="0cm" fo:padding-left="0cm" fo:padding-right="0cm" loext:decorative="false"/>
      <style:paragraph-properties style:writing-mode="lr-tb"/>
    </style:style>
    <style:style style:name="gr7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071cm" fo:padding-top="0cm" fo:padding-bottom="0cm" fo:padding-left="0cm" fo:padding-right="0cm" loext:decorative="false"/>
      <style:paragraph-properties style:writing-mode="lr-tb"/>
    </style:style>
    <style:style style:name="gr7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98cm" fo:padding-top="0cm" fo:padding-bottom="0cm" fo:padding-left="0cm" fo:padding-right="0cm" loext:decorative="false"/>
      <style:paragraph-properties style:writing-mode="lr-tb"/>
    </style:style>
    <style:style style:name="gr7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45cm" fo:padding-top="0cm" fo:padding-bottom="0cm" fo:padding-left="0cm" fo:padding-right="0cm" loext:decorative="false"/>
      <style:paragraph-properties style:writing-mode="lr-tb"/>
    </style:style>
    <style:style style:name="gr7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55cm" fo:padding-top="0cm" fo:padding-bottom="0cm" fo:padding-left="0cm" fo:padding-right="0cm" loext:decorative="false"/>
      <style:paragraph-properties style:writing-mode="lr-tb"/>
    </style:style>
    <style:style style:name="gr7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52cm" fo:padding-top="0cm" fo:padding-bottom="0cm" fo:padding-left="0cm" fo:padding-right="0cm" loext:decorative="false"/>
      <style:paragraph-properties style:writing-mode="lr-tb"/>
    </style:style>
    <style:style style:name="gr7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96cm" fo:padding-top="0cm" fo:padding-bottom="0cm" fo:padding-left="0cm" fo:padding-right="0cm" loext:decorative="false"/>
      <style:paragraph-properties style:writing-mode="lr-tb"/>
    </style:style>
    <style:style style:name="gr7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71cm" fo:padding-top="0cm" fo:padding-bottom="0cm" fo:padding-left="0cm" fo:padding-right="0cm" loext:decorative="false"/>
      <style:paragraph-properties style:writing-mode="lr-tb"/>
    </style:style>
    <style:style style:name="gr7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08cm" fo:padding-top="0cm" fo:padding-bottom="0cm" fo:padding-left="0cm" fo:padding-right="0cm" loext:decorative="false"/>
      <style:paragraph-properties style:writing-mode="lr-tb"/>
    </style:style>
    <style:style style:name="gr7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63cm" fo:padding-top="0cm" fo:padding-bottom="0cm" fo:padding-left="0cm" fo:padding-right="0cm" loext:decorative="false"/>
      <style:paragraph-properties style:writing-mode="lr-tb"/>
    </style:style>
    <style:style style:name="gr7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5cm" fo:padding-top="0cm" fo:padding-bottom="0cm" fo:padding-left="0cm" fo:padding-right="0cm" loext:decorative="false"/>
      <style:paragraph-properties style:writing-mode="lr-tb"/>
    </style:style>
    <style:style style:name="gr7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4cm" fo:padding-top="0cm" fo:padding-bottom="0cm" fo:padding-left="0cm" fo:padding-right="0cm" loext:decorative="false"/>
      <style:paragraph-properties style:writing-mode="lr-tb"/>
    </style:style>
    <style:style style:name="gr7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72cm" fo:padding-top="0cm" fo:padding-bottom="0cm" fo:padding-left="0cm" fo:padding-right="0cm" loext:decorative="false"/>
      <style:paragraph-properties style:writing-mode="lr-tb"/>
    </style:style>
    <style:style style:name="gr7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53cm" fo:padding-top="0cm" fo:padding-bottom="0cm" fo:padding-left="0cm" fo:padding-right="0cm" loext:decorative="false"/>
      <style:paragraph-properties style:writing-mode="lr-tb"/>
    </style:style>
    <style:style style:name="gr7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56cm" fo:padding-top="0cm" fo:padding-bottom="0cm" fo:padding-left="0cm" fo:padding-right="0cm" loext:decorative="false"/>
      <style:paragraph-properties style:writing-mode="lr-tb"/>
    </style:style>
    <style:style style:name="gr7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39cm" fo:padding-top="0cm" fo:padding-bottom="0cm" fo:padding-left="0cm" fo:padding-right="0cm" loext:decorative="false"/>
      <style:paragraph-properties style:writing-mode="lr-tb"/>
    </style:style>
    <style:style style:name="gr7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06cm" fo:padding-top="0cm" fo:padding-bottom="0cm" fo:padding-left="0cm" fo:padding-right="0cm" loext:decorative="false"/>
      <style:paragraph-properties style:writing-mode="lr-tb"/>
    </style:style>
    <style:style style:name="gr7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18cm" fo:padding-top="0cm" fo:padding-bottom="0cm" fo:padding-left="0cm" fo:padding-right="0cm" loext:decorative="false"/>
      <style:paragraph-properties style:writing-mode="lr-tb"/>
    </style:style>
    <style:style style:name="gr7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cm" fo:padding-top="0cm" fo:padding-bottom="0cm" fo:padding-left="0cm" fo:padding-right="0cm" loext:decorative="false"/>
      <style:paragraph-properties style:writing-mode="lr-tb"/>
    </style:style>
    <style:style style:name="gr7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02cm" fo:padding-top="0cm" fo:padding-bottom="0cm" fo:padding-left="0cm" fo:padding-right="0cm" loext:decorative="false"/>
      <style:paragraph-properties style:writing-mode="lr-tb"/>
    </style:style>
    <style:style style:name="gr7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75cm" fo:padding-top="0cm" fo:padding-bottom="0cm" fo:padding-left="0cm" fo:padding-right="0cm" loext:decorative="false"/>
      <style:paragraph-properties style:writing-mode="lr-tb"/>
    </style:style>
    <style:style style:name="gr7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01cm" fo:padding-top="0cm" fo:padding-bottom="0cm" fo:padding-left="0cm" fo:padding-right="0cm" loext:decorative="false"/>
      <style:paragraph-properties style:writing-mode="lr-tb"/>
    </style:style>
    <style:style style:name="gr7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54cm" fo:padding-top="0cm" fo:padding-bottom="0cm" fo:padding-left="0cm" fo:padding-right="0cm" loext:decorative="false"/>
      <style:paragraph-properties style:writing-mode="lr-tb"/>
    </style:style>
    <style:style style:name="gr7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62cm" fo:padding-top="0cm" fo:padding-bottom="0cm" fo:padding-left="0cm" fo:padding-right="0cm" loext:decorative="false"/>
      <style:paragraph-properties style:writing-mode="lr-tb"/>
    </style:style>
    <style:style style:name="gr7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72cm" fo:padding-top="0cm" fo:padding-bottom="0cm" fo:padding-left="0cm" fo:padding-right="0cm" loext:decorative="false"/>
      <style:paragraph-properties style:writing-mode="lr-tb"/>
    </style:style>
    <style:style style:name="gr7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3cm" fo:padding-top="0cm" fo:padding-bottom="0cm" fo:padding-left="0cm" fo:padding-right="0cm" loext:decorative="false"/>
      <style:paragraph-properties style:writing-mode="lr-tb"/>
    </style:style>
    <style:style style:name="gr7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63cm" fo:padding-top="0cm" fo:padding-bottom="0cm" fo:padding-left="0cm" fo:padding-right="0cm" loext:decorative="false"/>
      <style:paragraph-properties style:writing-mode="lr-tb"/>
    </style:style>
    <style:style style:name="gr7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34cm" fo:padding-top="0cm" fo:padding-bottom="0cm" fo:padding-left="0cm" fo:padding-right="0cm" loext:decorative="false"/>
      <style:paragraph-properties style:writing-mode="lr-tb"/>
    </style:style>
    <style:style style:name="gr7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938cm" fo:padding-top="0cm" fo:padding-bottom="0cm" fo:padding-left="0cm" fo:padding-right="0cm" loext:decorative="false"/>
      <style:paragraph-properties style:writing-mode="lr-tb"/>
    </style:style>
    <style:style style:name="gr7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48cm" fo:padding-top="0cm" fo:padding-bottom="0cm" fo:padding-left="0cm" fo:padding-right="0cm" loext:decorative="false"/>
      <style:paragraph-properties style:writing-mode="lr-tb"/>
    </style:style>
    <style:style style:name="gr7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65cm" fo:padding-top="0cm" fo:padding-bottom="0cm" fo:padding-left="0cm" fo:padding-right="0cm" loext:decorative="false"/>
      <style:paragraph-properties style:writing-mode="lr-tb"/>
    </style:style>
    <style:style style:name="gr7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31cm" fo:padding-top="0cm" fo:padding-bottom="0cm" fo:padding-left="0cm" fo:padding-right="0cm" loext:decorative="false"/>
      <style:paragraph-properties style:writing-mode="lr-tb"/>
    </style:style>
    <style:style style:name="gr7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07cm" fo:padding-top="0cm" fo:padding-bottom="0cm" fo:padding-left="0cm" fo:padding-right="0cm" loext:decorative="false"/>
      <style:paragraph-properties style:writing-mode="lr-tb"/>
    </style:style>
    <style:style style:name="gr7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82cm" fo:padding-top="0cm" fo:padding-bottom="0cm" fo:padding-left="0cm" fo:padding-right="0cm" loext:decorative="false"/>
      <style:paragraph-properties style:writing-mode="lr-tb"/>
    </style:style>
    <style:style style:name="gr7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899cm" fo:padding-top="0cm" fo:padding-bottom="0cm" fo:padding-left="0cm" fo:padding-right="0cm" loext:decorative="false"/>
      <style:paragraph-properties style:writing-mode="lr-tb"/>
    </style:style>
    <style:style style:name="gr7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9.266cm" fo:padding-top="0cm" fo:padding-bottom="0cm" fo:padding-left="0cm" fo:padding-right="0cm" loext:decorative="false"/>
      <style:paragraph-properties style:writing-mode="lr-tb"/>
    </style:style>
    <style:style style:name="gr7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65cm" fo:padding-top="0cm" fo:padding-bottom="0cm" fo:padding-left="0cm" fo:padding-right="0cm" loext:decorative="false"/>
      <style:paragraph-properties style:writing-mode="lr-tb"/>
    </style:style>
    <style:style style:name="gr7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45cm" fo:padding-top="0cm" fo:padding-bottom="0cm" fo:padding-left="0cm" fo:padding-right="0cm" loext:decorative="false"/>
      <style:paragraph-properties style:writing-mode="lr-tb"/>
    </style:style>
    <style:style style:name="gr7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639cm" fo:padding-top="0cm" fo:padding-bottom="0cm" fo:padding-left="0cm" fo:padding-right="0cm" loext:decorative="false"/>
      <style:paragraph-properties style:writing-mode="lr-tb"/>
    </style:style>
    <style:style style:name="gr7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66cm" fo:padding-top="0cm" fo:padding-bottom="0cm" fo:padding-left="0cm" fo:padding-right="0cm" loext:decorative="false"/>
      <style:paragraph-properties style:writing-mode="lr-tb"/>
    </style:style>
    <style:style style:name="gr7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6cm" fo:padding-top="0cm" fo:padding-bottom="0cm" fo:padding-left="0cm" fo:padding-right="0cm" loext:decorative="false"/>
      <style:paragraph-properties style:writing-mode="lr-tb"/>
    </style:style>
    <style:style style:name="gr7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35cm" fo:padding-top="0cm" fo:padding-bottom="0cm" fo:padding-left="0cm" fo:padding-right="0cm" loext:decorative="false"/>
      <style:paragraph-properties style:writing-mode="lr-tb"/>
    </style:style>
    <style:style style:name="gr7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17cm" fo:padding-top="0cm" fo:padding-bottom="0cm" fo:padding-left="0cm" fo:padding-right="0cm" loext:decorative="false"/>
      <style:paragraph-properties style:writing-mode="lr-tb"/>
    </style:style>
    <style:style style:name="gr7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21cm" fo:padding-top="0cm" fo:padding-bottom="0cm" fo:padding-left="0cm" fo:padding-right="0cm" loext:decorative="false"/>
      <style:paragraph-properties style:writing-mode="lr-tb"/>
    </style:style>
    <style:style style:name="gr7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cm" fo:padding-top="0cm" fo:padding-bottom="0cm" fo:padding-left="0cm" fo:padding-right="0cm" loext:decorative="false"/>
      <style:paragraph-properties style:writing-mode="lr-tb"/>
    </style:style>
    <style:style style:name="gr7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95cm" fo:padding-top="0cm" fo:padding-bottom="0cm" fo:padding-left="0cm" fo:padding-right="0cm" loext:decorative="false"/>
      <style:paragraph-properties style:writing-mode="lr-tb"/>
    </style:style>
    <style:style style:name="gr7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1cm" fo:padding-top="0cm" fo:padding-bottom="0cm" fo:padding-left="0cm" fo:padding-right="0cm" loext:decorative="false"/>
      <style:paragraph-properties style:writing-mode="lr-tb"/>
    </style:style>
    <style:style style:name="gr7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533cm" fo:padding-top="0cm" fo:padding-bottom="0cm" fo:padding-left="0cm" fo:padding-right="0cm" loext:decorative="false"/>
      <style:paragraph-properties style:writing-mode="lr-tb"/>
    </style:style>
    <style:style style:name="gr7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19cm" fo:padding-top="0cm" fo:padding-bottom="0cm" fo:padding-left="0cm" fo:padding-right="0cm" loext:decorative="false"/>
      <style:paragraph-properties style:writing-mode="lr-tb"/>
    </style:style>
    <style:style style:name="gr7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3cm" fo:padding-top="0cm" fo:padding-bottom="0cm" fo:padding-left="0cm" fo:padding-right="0cm" loext:decorative="false"/>
      <style:paragraph-properties style:writing-mode="lr-tb"/>
    </style:style>
    <style:style style:name="gr7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266cm" fo:padding-top="0cm" fo:padding-bottom="0cm" fo:padding-left="0cm" fo:padding-right="0cm" loext:decorative="false"/>
      <style:paragraph-properties style:writing-mode="lr-tb"/>
    </style:style>
    <style:style style:name="gr7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34cm" fo:padding-top="0cm" fo:padding-bottom="0cm" fo:padding-left="0cm" fo:padding-right="0cm" loext:decorative="false"/>
      <style:paragraph-properties style:writing-mode="lr-tb"/>
    </style:style>
    <style:style style:name="gr7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4cm" fo:padding-top="0cm" fo:padding-bottom="0cm" fo:padding-left="0cm" fo:padding-right="0cm" loext:decorative="false"/>
      <style:paragraph-properties style:writing-mode="lr-tb"/>
    </style:style>
    <style:style style:name="gr7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15cm" fo:padding-top="0cm" fo:padding-bottom="0cm" fo:padding-left="0cm" fo:padding-right="0cm" loext:decorative="false"/>
      <style:paragraph-properties style:writing-mode="lr-tb"/>
    </style:style>
    <style:style style:name="gr7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99cm" fo:padding-top="0cm" fo:padding-bottom="0cm" fo:padding-left="0cm" fo:padding-right="0cm" loext:decorative="false"/>
      <style:paragraph-properties style:writing-mode="lr-tb"/>
    </style:style>
    <style:style style:name="gr7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71cm" fo:padding-top="0cm" fo:padding-bottom="0cm" fo:padding-left="0cm" fo:padding-right="0cm" loext:decorative="false"/>
      <style:paragraph-properties style:writing-mode="lr-tb"/>
    </style:style>
    <style:style style:name="gr7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7cm" fo:padding-top="0cm" fo:padding-bottom="0cm" fo:padding-left="0cm" fo:padding-right="0cm" loext:decorative="false"/>
      <style:paragraph-properties style:writing-mode="lr-tb"/>
    </style:style>
    <style:style style:name="gr7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37cm" fo:padding-top="0cm" fo:padding-bottom="0cm" fo:padding-left="0cm" fo:padding-right="0cm" loext:decorative="false"/>
      <style:paragraph-properties style:writing-mode="lr-tb"/>
    </style:style>
    <style:style style:name="gr7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8cm" fo:padding-top="0cm" fo:padding-bottom="0cm" fo:padding-left="0cm" fo:padding-right="0cm" loext:decorative="false"/>
      <style:paragraph-properties style:writing-mode="lr-tb"/>
    </style:style>
    <style:style style:name="gr7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9cm" fo:padding-top="0cm" fo:padding-bottom="0cm" fo:padding-left="0cm" fo:padding-right="0cm" loext:decorative="false"/>
      <style:paragraph-properties style:writing-mode="lr-tb"/>
    </style:style>
    <style:style style:name="gr7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58cm" fo:padding-top="0cm" fo:padding-bottom="0cm" fo:padding-left="0cm" fo:padding-right="0cm" loext:decorative="false"/>
      <style:paragraph-properties style:writing-mode="lr-tb"/>
    </style:style>
    <style:style style:name="gr7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33cm" fo:padding-top="0cm" fo:padding-bottom="0cm" fo:padding-left="0cm" fo:padding-right="0cm" loext:decorative="false"/>
      <style:paragraph-properties style:writing-mode="lr-tb"/>
    </style:style>
    <style:style style:name="gr7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29cm" fo:padding-top="0cm" fo:padding-bottom="0cm" fo:padding-left="0cm" fo:padding-right="0cm" loext:decorative="false"/>
      <style:paragraph-properties style:writing-mode="lr-tb"/>
    </style:style>
    <style:style style:name="gr7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28cm" fo:padding-top="0cm" fo:padding-bottom="0cm" fo:padding-left="0cm" fo:padding-right="0cm" loext:decorative="false"/>
      <style:paragraph-properties style:writing-mode="lr-tb"/>
    </style:style>
    <style:style style:name="gr7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cm" fo:padding-top="0cm" fo:padding-bottom="0cm" fo:padding-left="0cm" fo:padding-right="0cm" loext:decorative="false"/>
      <style:paragraph-properties style:writing-mode="lr-tb"/>
    </style:style>
    <style:style style:name="gr7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1cm" fo:padding-top="0cm" fo:padding-bottom="0cm" fo:padding-left="0cm" fo:padding-right="0cm" loext:decorative="false"/>
      <style:paragraph-properties style:writing-mode="lr-tb"/>
    </style:style>
    <style:style style:name="gr7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86cm" fo:padding-top="0cm" fo:padding-bottom="0cm" fo:padding-left="0cm" fo:padding-right="0cm" loext:decorative="false"/>
      <style:paragraph-properties style:writing-mode="lr-tb"/>
    </style:style>
    <style:style style:name="gr7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95cm" fo:padding-top="0cm" fo:padding-bottom="0cm" fo:padding-left="0cm" fo:padding-right="0cm" loext:decorative="false"/>
      <style:paragraph-properties style:writing-mode="lr-tb"/>
    </style:style>
    <style:style style:name="gr7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69cm" fo:padding-top="0cm" fo:padding-bottom="0cm" fo:padding-left="0cm" fo:padding-right="0cm" loext:decorative="false"/>
      <style:paragraph-properties style:writing-mode="lr-tb"/>
    </style:style>
    <style:style style:name="gr7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46cm" fo:padding-top="0cm" fo:padding-bottom="0cm" fo:padding-left="0cm" fo:padding-right="0cm" loext:decorative="false"/>
      <style:paragraph-properties style:writing-mode="lr-tb"/>
    </style:style>
    <style:style style:name="gr7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57cm" fo:padding-top="0cm" fo:padding-bottom="0cm" fo:padding-left="0cm" fo:padding-right="0cm" loext:decorative="false"/>
      <style:paragraph-properties style:writing-mode="lr-tb"/>
    </style:style>
    <style:style style:name="gr7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123cm" fo:padding-top="0cm" fo:padding-bottom="0cm" fo:padding-left="0cm" fo:padding-right="0cm" loext:decorative="false"/>
      <style:paragraph-properties style:writing-mode="lr-tb"/>
    </style:style>
    <style:style style:name="gr7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8.384cm" fo:padding-top="0cm" fo:padding-bottom="0cm" fo:padding-left="0cm" fo:padding-right="0cm" loext:decorative="false"/>
      <style:paragraph-properties style:writing-mode="lr-tb"/>
    </style:style>
    <style:style style:name="gr7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66cm" fo:padding-top="0cm" fo:padding-bottom="0cm" fo:padding-left="0cm" fo:padding-right="0cm" loext:decorative="false"/>
      <style:paragraph-properties style:writing-mode="lr-tb"/>
    </style:style>
    <style:style style:name="gr7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49cm" fo:padding-top="0cm" fo:padding-bottom="0cm" fo:padding-left="0cm" fo:padding-right="0cm" loext:decorative="false"/>
      <style:paragraph-properties style:writing-mode="lr-tb"/>
    </style:style>
    <style:style style:name="gr7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51cm" fo:padding-top="0cm" fo:padding-bottom="0cm" fo:padding-left="0cm" fo:padding-right="0cm" loext:decorative="false"/>
      <style:paragraph-properties style:writing-mode="lr-tb"/>
    </style:style>
    <style:style style:name="gr7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5cm" fo:padding-top="0cm" fo:padding-bottom="0cm" fo:padding-left="0cm" fo:padding-right="0cm" loext:decorative="false"/>
      <style:paragraph-properties style:writing-mode="lr-tb"/>
    </style:style>
    <style:style style:name="gr7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55cm" fo:padding-top="0cm" fo:padding-bottom="0cm" fo:padding-left="0cm" fo:padding-right="0cm" loext:decorative="false"/>
      <style:paragraph-properties style:writing-mode="lr-tb"/>
    </style:style>
    <style:style style:name="gr7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26cm" fo:padding-top="0cm" fo:padding-bottom="0cm" fo:padding-left="0cm" fo:padding-right="0cm" loext:decorative="false"/>
      <style:paragraph-properties style:writing-mode="lr-tb"/>
    </style:style>
    <style:style style:name="gr7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12cm" fo:padding-top="0cm" fo:padding-bottom="0cm" fo:padding-left="0cm" fo:padding-right="0cm" loext:decorative="false"/>
      <style:paragraph-properties style:writing-mode="lr-tb"/>
    </style:style>
    <style:style style:name="gr7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07cm" fo:padding-top="0cm" fo:padding-bottom="0cm" fo:padding-left="0cm" fo:padding-right="0cm" loext:decorative="false"/>
      <style:paragraph-properties style:writing-mode="lr-tb"/>
    </style:style>
    <style:style style:name="gr7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03cm" fo:padding-top="0cm" fo:padding-bottom="0cm" fo:padding-left="0cm" fo:padding-right="0cm" loext:decorative="false"/>
      <style:paragraph-properties style:writing-mode="lr-tb"/>
    </style:style>
    <style:style style:name="gr7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8cm" fo:padding-top="0cm" fo:padding-bottom="0cm" fo:padding-left="0cm" fo:padding-right="0cm" loext:decorative="false"/>
      <style:paragraph-properties style:writing-mode="lr-tb"/>
    </style:style>
    <style:style style:name="gr7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4cm" fo:padding-top="0cm" fo:padding-bottom="0cm" fo:padding-left="0cm" fo:padding-right="0cm" loext:decorative="false"/>
      <style:paragraph-properties style:writing-mode="lr-tb"/>
    </style:style>
    <style:style style:name="gr7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73cm" fo:padding-top="0cm" fo:padding-bottom="0cm" fo:padding-left="0cm" fo:padding-right="0cm" loext:decorative="false"/>
      <style:paragraph-properties style:writing-mode="lr-tb"/>
    </style:style>
    <style:style style:name="gr7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25cm" fo:padding-top="0cm" fo:padding-bottom="0cm" fo:padding-left="0cm" fo:padding-right="0cm" loext:decorative="false"/>
      <style:paragraph-properties style:writing-mode="lr-tb"/>
    </style:style>
    <style:style style:name="gr7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81cm" fo:padding-top="0cm" fo:padding-bottom="0cm" fo:padding-left="0cm" fo:padding-right="0cm" loext:decorative="false"/>
      <style:paragraph-properties style:writing-mode="lr-tb"/>
    </style:style>
    <style:style style:name="gr7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82cm" fo:padding-top="0cm" fo:padding-bottom="0cm" fo:padding-left="0cm" fo:padding-right="0cm" loext:decorative="false"/>
      <style:paragraph-properties style:writing-mode="lr-tb"/>
    </style:style>
    <style:style style:name="gr7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72cm" fo:padding-top="0cm" fo:padding-bottom="0cm" fo:padding-left="0cm" fo:padding-right="0cm" loext:decorative="false"/>
      <style:paragraph-properties style:writing-mode="lr-tb"/>
    </style:style>
    <style:style style:name="gr7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3cm" fo:padding-top="0cm" fo:padding-bottom="0cm" fo:padding-left="0cm" fo:padding-right="0cm" loext:decorative="false"/>
      <style:paragraph-properties style:writing-mode="lr-tb"/>
    </style:style>
    <style:style style:name="gr7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99cm" fo:padding-top="0cm" fo:padding-bottom="0cm" fo:padding-left="0cm" fo:padding-right="0cm" loext:decorative="false"/>
      <style:paragraph-properties style:writing-mode="lr-tb"/>
    </style:style>
    <style:style style:name="gr7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solid" draw:fill-color="#0563c1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c2c22c"/>
    </style:style>
    <style:style style:name="P16" style:family="paragraph">
      <loext:graphic-properties draw:fill="solid" draw:fill-color="#858558"/>
    </style:style>
    <style:style style:name="P17" style:family="paragraph">
      <loext:graphic-properties draw:fill="solid" draw:fill-color="#474774"/>
    </style:style>
    <style:style style:name="P18" style:family="paragraph">
      <loext:graphic-properties draw:fill="solid" draw:fill-color="#3aafff"/>
    </style:style>
    <style:style style:name="P19" style:family="paragraph">
      <loext:graphic-properties draw:fill="solid" draw:fill-color="#71aaae"/>
    </style:style>
    <style:style style:name="P20" style:family="paragraph">
      <loext:graphic-properties draw:fill="solid" draw:fill-color="#4a766a"/>
    </style:style>
    <style:style style:name="P21" style:family="paragraph">
      <loext:graphic-properties draw:fill="solid" draw:fill-color="#074bbf"/>
    </style:style>
    <style:style style:name="P22" style:family="paragraph">
      <loext:graphic-properties draw:fill="solid" draw:fill-color="#5e300e"/>
    </style:style>
    <style:style style:name="P23" style:family="paragraph">
      <loext:graphic-properties draw:fill="solid" draw:fill-color="#ff6cc5"/>
    </style:style>
    <style:style style:name="P24" style:family="paragraph">
      <loext:graphic-properties draw:fill="solid" draw:fill-color="#fe2550"/>
    </style:style>
    <style:style style:name="P25" style:family="paragraph">
      <loext:graphic-properties draw:fill="solid" draw:fill-color="#ff2118"/>
    </style:style>
    <style:style style:name="P26" style:family="paragraph">
      <loext:graphic-properties draw:fill="solid" draw:fill-color="#992444"/>
    </style:style>
    <style:style style:name="P27" style:family="paragraph">
      <loext:graphic-properties draw:fill="solid" draw:fill-color="#4d2cc9"/>
    </style:style>
    <style:style style:name="P28" style:family="paragraph">
      <loext:graphic-properties draw:fill="solid" draw:fill-color="#ffcff4"/>
    </style:style>
    <style:style style:name="P29" style:family="paragraph">
      <loext:graphic-properties draw:fill="solid" draw:fill-color="#feb443"/>
    </style:style>
    <style:style style:name="P30" style:family="paragraph">
      <loext:graphic-properties draw:fill="solid" draw:fill-color="#fe8664"/>
    </style:style>
    <style:style style:name="P31" style:family="paragraph">
      <loext:graphic-properties draw:fill="solid" draw:fill-color="#ff5bb3"/>
    </style:style>
    <style:style style:name="P32" style:family="paragraph">
      <loext:graphic-properties draw:fill="solid" draw:fill-color="#da5110"/>
    </style:style>
    <style:style style:name="P33" style:family="paragraph">
      <loext:graphic-properties draw:fill="solid" draw:fill-color="#94e004"/>
    </style:style>
    <style:style style:name="P34" style:family="paragraph">
      <loext:graphic-properties draw:fill="solid" draw:fill-color="#5cbff0"/>
    </style:style>
    <style:style style:name="P35" style:family="paragraph">
      <loext:graphic-properties draw:fill="solid" draw:fill-color="#c3d111"/>
    </style:style>
    <style:style style:name="P36" style:family="paragraph">
      <loext:graphic-properties draw:fill="solid" draw:fill-color="#fcc770"/>
    </style:style>
    <style:style style:name="P37" style:family="paragraph">
      <loext:graphic-properties draw:fill="solid" draw:fill-color="#d38330"/>
    </style:style>
    <style:style style:name="T1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000000" loext:opacity="100%" style:font-name="TimesNewRoman" fo:font-size="9pt" fo:font-style="italic" fo:font-weight="normal" style:font-name-asian="TimesNewRoman" style:font-size-asian="9pt" style:font-style-asian="italic" style:font-weight-asian="normal" style:font-name-complex="TimesNewRoman" style:font-size-complex="9pt" style:font-style-complex="italic" style:font-weight-complex="normal"/>
    </style:style>
    <style:style style:name="T6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TimesNewRoman" fo:font-size="10.5pt" fo:font-weight="normal" style:font-name-asian="TimesNewRoman" style:font-size-asian="10.5pt" style:font-weight-asian="normal" style:font-name-complex="TimesNewRoman" style:font-size-complex="10.5pt" style:font-weight-complex="normal"/>
    </style:style>
    <style:style style:name="T9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10" style:family="text">
      <style:text-properties fo:color="#000000" loext:opacity="100%" style:font-name="Calibri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T11" style:family="text">
      <style:text-properties fo:color="#000000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12" style:family="text">
      <style:text-properties fo:color="#0563c1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13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14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5" style:family="text">
      <style:text-properties fo:color="#0563c1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6" style:family="text">
      <style:text-properties fo:color="#ffffff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085cm" svg:height="0.471cm" svg:x="6.46cm" svg:y="2.518cm">
          <draw:text-box>
            <text:p text:style-name="P1"><text:span text:style-name="T1">ПРАВИТЕЛЬСТВО РОССИЙСКОЙ ФЕДЕРАЦИИ </text:span></text:p>
          </draw:text-box>
        </draw:frame>
        <draw:frame draw:style-name="gr2" draw:text-style-name="P2" draw:layer="layout" svg:width="12.7cm" svg:height="0.471cm" svg:x="4.995cm" svg:y="3.077cm">
          <draw:text-box>
            <text:p text:style-name="P1"><text:span text:style-name="T1">НАЦИОНАЛЬНЫЙ ИССЛЕДОВАТЕЛЬСКИЙ УНИВЕРСИТЕТ </text:span></text:p>
          </draw:text-box>
        </draw:frame>
        <draw:frame draw:style-name="gr3" draw:text-style-name="P2" draw:layer="layout" svg:width="7.492cm" svg:height="0.471cm" svg:x="7.599cm" svg:y="3.636cm">
          <draw:text-box>
            <text:p text:style-name="P1"><text:span text:style-name="T1">«ВЫСШАЯ ШКОЛА ЭКОНОМИКИ» </text:span></text:p>
          </draw:text-box>
        </draw:frame>
        <draw:frame draw:style-name="gr4" draw:text-style-name="P2" draw:layer="layout" svg:width="5.781cm" svg:height="0.471cm" svg:x="8.611cm" svg:y="4.373cm">
          <draw:text-box>
            <text:p text:style-name="P1"><text:span text:style-name="T2">Факультет компьютерных наук </text:span></text:p>
          </draw:text-box>
        </draw:frame>
        <draw:frame draw:style-name="gr5" draw:text-style-name="P2" draw:layer="layout" svg:width="7.099cm" svg:height="0.471cm" svg:x="7.794cm" svg:y="4.931cm">
          <draw:text-box>
            <text:p text:style-name="P1"><text:span text:style-name="T2">Департамент программной инженерии </text:span></text:p>
          </draw:text-box>
        </draw:frame>
        <draw:frame draw:style-name="gr6" draw:text-style-name="P2" draw:layer="layout" svg:width="0.422cm" svg:height="0.577cm" svg:x="11.29cm" svg:y="5.477cm">
          <draw:text-box>
            <text:p text:style-name="P1"><text:span text:style-name="T3"><text:s/></text:span></text:p>
          </draw:text-box>
        </draw:frame>
        <draw:frame draw:style-name="gr6" draw:text-style-name="P2" draw:layer="layout" svg:width="0.422cm" svg:height="0.577cm" svg:x="11.451cm" svg:y="6.248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3.321cm" svg:height="0.471cm" svg:x="5.461cm" svg:y="7.035cm">
          <draw:text-box>
            <text:p text:style-name="P1"><text:span text:style-name="T2">СОГЛАСОВАНО </text:span></text:p>
          </draw:text-box>
        </draw:frame>
        <draw:frame draw:style-name="gr8" draw:text-style-name="P2" draw:layer="layout" svg:width="7.823cm" svg:height="0.471cm" svg:x="3.052cm" svg:y="7.941cm">
          <draw:text-box>
            <text:p text:style-name="P1"><text:span text:style-name="T2">Научный руководитель ОП «Программная </text:span></text:p>
          </draw:text-box>
        </draw:frame>
        <draw:frame draw:style-name="gr9" draw:text-style-name="P2" draw:layer="layout" svg:width="7.708cm" svg:height="0.471cm" svg:x="3.112cm" svg:y="8.5cm">
          <draw:text-box>
            <text:p text:style-name="P1"><text:span text:style-name="T2">инженерия», преподаватель департамента </text:span></text:p>
          </draw:text-box>
        </draw:frame>
        <draw:frame draw:style-name="gr10" draw:text-style-name="P2" draw:layer="layout" svg:width="6.785cm" svg:height="0.471cm" svg:x="3.569cm" svg:y="9.059cm">
          <draw:text-box>
            <text:p text:style-name="P1"><text:span text:style-name="T2">программной инженерии факультета </text:span></text:p>
          </draw:text-box>
        </draw:frame>
        <draw:frame draw:style-name="gr11" draw:text-style-name="P2" draw:layer="layout" svg:width="3.774cm" svg:height="0.471cm" svg:x="5.076cm" svg:y="9.622cm">
          <draw:text-box>
            <text:p text:style-name="P1"><text:span text:style-name="T2">компьютерных наук </text:span></text:p>
          </draw:text-box>
        </draw:frame>
        <draw:frame draw:style-name="gr12" draw:text-style-name="P2" draw:layer="layout" svg:width="0.422cm" svg:height="0.471cm" svg:x="6.909cm" svg:y="10.359cm">
          <draw:text-box>
            <text:p text:style-name="P1"><text:span text:style-name="T2"><text:s/></text:span></text:p>
          </draw:text-box>
        </draw:frame>
        <draw:frame draw:style-name="gr13" draw:text-style-name="P2" draw:layer="layout" svg:width="6.469cm" svg:height="0.471cm" svg:x="3.73cm" svg:y="11.091cm">
          <draw:text-box>
            <text:p text:style-name="P1"><text:span text:style-name="T2">__________________ ХХХХХХХХ </text:span></text:p>
          </draw:text-box>
        </draw:frame>
        <draw:frame draw:style-name="gr14" draw:text-style-name="P2" draw:layer="layout" svg:width="6.631cm" svg:height="0.471cm" svg:x="3.649cm" svg:y="11.654cm">
          <draw:text-box>
            <text:p text:style-name="P1"><text:span text:style-name="T2">«____» __________________ 2025 г. </text:span></text:p>
          </draw:text-box>
        </draw:frame>
        <draw:frame draw:style-name="gr15" draw:text-style-name="P2" draw:layer="layout" svg:width="2.851cm" svg:height="0.471cm" svg:x="14.415cm" svg:y="7.035cm">
          <draw:text-box>
            <text:p text:style-name="P1"><text:span text:style-name="T2">УТВЕРЖДАЮ </text:span></text:p>
          </draw:text-box>
        </draw:frame>
        <draw:frame draw:style-name="gr16" draw:text-style-name="P2" draw:layer="layout" svg:width="6.247cm" svg:height="0.471cm" svg:x="12.556cm" svg:y="7.941cm">
          <draw:text-box>
            <text:p text:style-name="P1"><text:span text:style-name="T2">Академический руководитель ОП </text:span></text:p>
          </draw:text-box>
        </draw:frame>
        <draw:frame draw:style-name="gr17" draw:text-style-name="P2" draw:layer="layout" svg:width="7.188cm" svg:height="0.471cm" svg:x="12.086cm" svg:y="8.5cm">
          <draw:text-box>
            <text:p text:style-name="P1"><text:span text:style-name="T2">«Программная инженерия», профессор </text:span></text:p>
          </draw:text-box>
        </draw:frame>
        <draw:frame draw:style-name="gr18" draw:text-style-name="P2" draw:layer="layout" svg:width="7.319cm" svg:height="0.471cm" svg:x="12.018cm" svg:y="9.059cm">
          <draw:text-box>
            <text:p text:style-name="P1"><text:span text:style-name="T2">департамента программной инженерии, </text:span></text:p>
          </draw:text-box>
        </draw:frame>
        <draw:frame draw:style-name="gr19" draw:text-style-name="P2" draw:layer="layout" svg:width="5.072cm" svg:height="0.471cm" svg:x="13.145cm" svg:y="9.622cm">
          <draw:text-box>
            <text:p text:style-name="P1"><text:span text:style-name="T2">кандидат технических наук </text:span></text:p>
          </draw:text-box>
        </draw:frame>
        <draw:frame draw:style-name="gr12" draw:text-style-name="P2" draw:layer="layout" svg:width="0.422cm" svg:height="0.471cm" svg:x="15.625cm" svg:y="10.359cm">
          <draw:text-box>
            <text:p text:style-name="P1"><text:span text:style-name="T2"><text:s/></text:span></text:p>
          </draw:text-box>
        </draw:frame>
        <draw:frame draw:style-name="gr20" draw:text-style-name="P2" draw:layer="layout" svg:width="6.288cm" svg:height="0.471cm" svg:x="12.535cm" svg:y="11.091cm">
          <draw:text-box>
            <text:p text:style-name="P1"><text:span text:style-name="T2">__________________ В. В. Шилов </text:span></text:p>
          </draw:text-box>
        </draw:frame>
        <draw:frame draw:style-name="gr14" draw:text-style-name="P2" draw:layer="layout" svg:width="6.631cm" svg:height="0.471cm" svg:x="12.366cm" svg:y="11.654cm">
          <draw:text-box>
            <text:p text:style-name="P1"><text:span text:style-name="T2">«____» __________________ 2025 г. </text:span></text:p>
          </draw:text-box>
        </draw:frame>
        <draw:frame draw:style-name="gr6" draw:text-style-name="P2" draw:layer="layout" svg:width="0.422cm" svg:height="0.577cm" svg:x="11.684cm" svg:y="12.708cm">
          <draw:text-box>
            <text:p text:style-name="P1"><text:span text:style-name="T3"><text:s/></text:span></text:p>
          </draw:text-box>
        </draw:frame>
        <draw:frame draw:style-name="gr12" draw:text-style-name="P2" draw:layer="layout" svg:width="0.422cm" svg:height="0.471cm" svg:x="11.684cm" svg:y="13.49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84cm" svg:y="14.228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84cm" svg:y="14.964cm">
          <draw:text-box>
            <text:p text:style-name="P1"><text:span text:style-name="T1"><text:s/></text:span></text:p>
          </draw:text-box>
        </draw:frame>
        <draw:frame draw:style-name="gr21" draw:text-style-name="P4" draw:layer="layout" svg:width="10.684cm" svg:height="0.941cm" svg:x="6.966cm" svg:y="15.259cm">
          <draw:text-box>
            <text:p text:style-name="P3"><text:span text:style-name="T1">ДЕСКТОПНОЕ IDE ДЛЯ НАПИСАНИЯ </text:span></text:p>
            <text:p text:style-name="P3"><text:span text:style-name="T1"/></text:p>
          </draw:text-box>
        </draw:frame>
        <draw:frame draw:style-name="gr22" draw:text-style-name="P2" draw:layer="layout" svg:width="4.125cm" svg:height="0.471cm" svg:x="10.15cm" svg:y="16.7cm">
          <draw:text-box>
            <text:p text:style-name="P1"><text:span text:style-name="T1">Техническое задание </text:span></text:p>
          </draw:text-box>
        </draw:frame>
        <draw:frame draw:style-name="gr23" draw:text-style-name="P2" draw:layer="layout" svg:width="4.819cm" svg:height="0.471cm" svg:x="9.831cm" svg:y="17.45cm">
          <draw:text-box>
            <text:p text:style-name="P1"><text:span text:style-name="T1">ЛИСТ УТВЕРЖДЕНИЯ </text:span></text:p>
          </draw:text-box>
        </draw:frame>
        <draw:frame draw:style-name="gr24" draw:text-style-name="P2" draw:layer="layout" svg:width="6.402cm" svg:height="0.471cm" svg:x="8.998cm" svg:y="18.2cm">
          <draw:text-box>
            <text:p text:style-name="P1"><text:span text:style-name="T1">RU.17701729.05.03-01 ТЗ 01-1-ЛУ </text:span></text:p>
          </draw:text-box>
        </draw:frame>
        <draw:frame draw:style-name="gr12" draw:text-style-name="P2" draw:layer="layout" svg:width="0.422cm" svg:height="0.471cm" svg:x="20.591cm" svg:y="18.6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20.591cm" svg:y="19.359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20.591cm" svg:y="20.095cm">
          <draw:text-box>
            <text:p text:style-name="P1"><text:span text:style-name="T1"><text:s/></text:span></text:p>
          </draw:text-box>
        </draw:frame>
        <draw:frame draw:style-name="gr25" draw:text-style-name="P2" draw:layer="layout" svg:width="2.804cm" svg:height="0.471cm" svg:x="17.894cm" svg:y="20.832cm">
          <draw:text-box>
            <text:p text:style-name="P1"><text:span text:style-name="T1">Исполнитель: </text:span></text:p>
          </draw:text-box>
        </draw:frame>
        <draw:frame draw:style-name="gr26" draw:text-style-name="P2" draw:layer="layout" svg:width="4.543cm" svg:height="0.471cm" svg:x="16.154cm" svg:y="21.391cm">
          <draw:text-box>
            <text:p text:style-name="P1"><text:span text:style-name="T2">студент группы БПИ259 </text:span></text:p>
          </draw:text-box>
        </draw:frame>
        <draw:frame draw:style-name="gr27" draw:text-style-name="P5" draw:layer="layout" svg:width="7.455cm" svg:height="0.471cm" svg:x="13.65cm" svg:y="22.127cm">
          <draw:text-box>
            <text:p text:style-name="P1"><text:span text:style-name="T2">__________________ И. К. Антонович </text:span></text:p>
          </draw:text-box>
        </draw:frame>
        <draw:frame draw:style-name="gr14" draw:text-style-name="P2" draw:layer="layout" svg:width="6.631cm" svg:height="0.471cm" svg:x="14.067cm" svg:y="22.686cm">
          <draw:text-box>
            <text:p text:style-name="P1"><text:span text:style-name="T2">«____» __________________ 2025 г. </text:span></text:p>
          </draw:text-box>
        </draw:frame>
        <draw:frame draw:style-name="gr6" draw:text-style-name="P2" draw:layer="layout" svg:width="0.422cm" svg:height="0.577cm" svg:x="11.684cm" svg:y="23.405cm">
          <draw:text-box>
            <text:p text:style-name="P1"><text:span text:style-name="T3"><text:s/></text:span></text:p>
          </draw:text-box>
        </draw:frame>
        <draw:frame draw:style-name="gr6" draw:text-style-name="P2" draw:layer="layout" svg:width="0.422cm" svg:height="0.577cm" svg:x="2.464cm" svg:y="24.176cm">
          <draw:text-box>
            <text:p text:style-name="P1"><text:span text:style-name="T3"><text:s/></text:span></text:p>
          </draw:text-box>
        </draw:frame>
        <draw:frame draw:style-name="gr6" draw:text-style-name="P2" draw:layer="layout" svg:width="0.422cm" svg:height="0.577cm" svg:x="2.464cm" svg:y="24.946cm">
          <draw:text-box>
            <text:p text:style-name="P1"><text:span text:style-name="T3"><text:s/></text:span></text:p>
          </draw:text-box>
        </draw:frame>
        <draw:frame draw:style-name="gr28" draw:text-style-name="P2" draw:layer="layout" svg:width="2.84cm" svg:height="0.577cm" svg:x="10.113cm" svg:y="25.717cm">
          <draw:text-box>
            <text:p text:style-name="P1"><text:span text:style-name="T4">Москва 2025 </text:span></text:p>
          </draw:text-box>
        </draw:frame>
        <draw:frame draw:style-name="gr29" draw:text-style-name="P6" draw:layer="layout" svg:width="1.893cm" svg:height="0.353cm" draw:transform="rotate (1.5707963267949) translate (0.856cm 14.461cm)">
          <draw:text-box>
            <text:p text:style-name="P1"><text:span text:style-name="T5">Подп. и дата </text:span></text:p>
          </draw:text-box>
        </draw:frame>
        <draw:polygon draw:style-name="gr30" draw:text-style-name="P7" draw:layer="layout" svg:width="0.017cm" svg:height="0.017cm" svg:x="0.635cm" svg:y="12.094cm" svg:viewBox="0 0 18 18" draw:points="0,0 18,0 18,18 0,18">
          <text:p/>
        </draw:polygon>
        <draw:polygon draw:style-name="gr30" draw:text-style-name="P7" draw:layer="layout" svg:width="0.017cm" svg:height="0.017cm" svg:x="0.635cm" svg:y="12.094cm" svg:viewBox="0 0 18 18" draw:points="0,0 18,0 18,18 0,18">
          <text:p/>
        </draw:polygon>
        <draw:polygon draw:style-name="gr30" draw:text-style-name="P7" draw:layer="layout" svg:width="0.729cm" svg:height="0.017cm" svg:x="0.651cm" svg:y="12.094cm" svg:viewBox="0 0 730 18" draw:points="0,0 730,0 730,18 0,18">
          <text:p/>
        </draw:polygon>
        <draw:polygon draw:style-name="gr30" draw:text-style-name="P7" draw:layer="layout" svg:width="0.016cm" svg:height="0.017cm" svg:x="1.38cm" svg:y="12.094cm" svg:viewBox="0 0 17 18" draw:points="0,0 17,0 17,18 0,18">
          <text:p/>
        </draw:polygon>
        <draw:polygon draw:style-name="gr30" draw:text-style-name="P7" draw:layer="layout" svg:width="0.733cm" svg:height="0.017cm" svg:x="1.397cm" svg:y="12.094cm" svg:viewBox="0 0 734 18" draw:points="0,0 734,0 734,18 0,18">
          <text:p/>
        </draw:polygon>
        <draw:polygon draw:style-name="gr30" draw:text-style-name="P7" draw:layer="layout" svg:width="0.017cm" svg:height="0.017cm" svg:x="2.129cm" svg:y="12.094cm" svg:viewBox="0 0 18 18" draw:points="0,0 18,0 18,18 0,18">
          <text:p/>
        </draw:polygon>
        <draw:polygon draw:style-name="gr30" draw:text-style-name="P7" draw:layer="layout" svg:width="0.017cm" svg:height="0.017cm" svg:x="2.129cm" svg:y="12.094cm" svg:viewBox="0 0 18 18" draw:points="0,0 18,0 18,18 0,18">
          <text:p/>
        </draw:polygon>
        <draw:polygon draw:style-name="gr30" draw:text-style-name="P7" draw:layer="layout" svg:width="0.017cm" svg:height="3.001cm" svg:x="0.635cm" svg:y="12.111cm" svg:viewBox="0 0 18 3002" draw:points="0,0 18,0 18,3002 0,3002">
          <text:p/>
        </draw:polygon>
        <draw:polygon draw:style-name="gr30" draw:text-style-name="P7" draw:layer="layout" svg:width="0.016cm" svg:height="3.001cm" svg:x="1.38cm" svg:y="12.111cm" svg:viewBox="0 0 17 3002" draw:points="0,0 17,0 17,3002 0,3002">
          <text:p/>
        </draw:polygon>
        <draw:polygon draw:style-name="gr30" draw:text-style-name="P7" draw:layer="layout" svg:width="0.017cm" svg:height="3.001cm" svg:x="2.129cm" svg:y="12.111cm" svg:viewBox="0 0 18 3002" draw:points="0,0 18,0 18,3002 0,3002">
          <text:p/>
        </draw:polygon>
        <draw:frame draw:style-name="gr31" draw:text-style-name="P6" draw:layer="layout" svg:width="0.317cm" svg:height="0.353cm" draw:transform="rotate (1.5707963267949) translate (1.597cm 13.555cm)">
          <draw:text-box>
            <text:p text:style-name="P1"><text:span text:style-name="T6"><text:s/></text:span></text:p>
          </draw:text-box>
        </draw:frame>
        <draw:frame draw:style-name="gr32" draw:text-style-name="P6" draw:layer="layout" svg:width="1.891cm" svg:height="0.353cm" draw:transform="rotate (1.5707963267949) translate (0.856cm 17.187cm)">
          <draw:text-box>
            <text:p text:style-name="P1"><text:span text:style-name="T5">Инв. № дубл. </text:span></text:p>
          </draw:text-box>
        </draw:frame>
        <draw:polygon draw:style-name="gr30" draw:text-style-name="P7" draw:layer="layout" svg:width="0.017cm" svg:height="0.017cm" svg:x="0.635cm" svg:y="15.113cm" svg:viewBox="0 0 18 18" draw:points="0,0 18,0 18,18 0,18">
          <text:p/>
        </draw:polygon>
        <draw:polygon draw:style-name="gr30" draw:text-style-name="P7" draw:layer="layout" svg:width="0.729cm" svg:height="0.017cm" svg:x="0.651cm" svg:y="15.113cm" svg:viewBox="0 0 730 18" draw:points="0,0 730,0 730,18 0,18">
          <text:p/>
        </draw:polygon>
        <draw:polygon draw:style-name="gr30" draw:text-style-name="P7" draw:layer="layout" svg:width="0.016cm" svg:height="0.017cm" svg:x="1.38cm" svg:y="15.113cm" svg:viewBox="0 0 17 18" draw:points="0,0 17,0 17,18 0,18">
          <text:p/>
        </draw:polygon>
        <draw:polygon draw:style-name="gr30" draw:text-style-name="P7" draw:layer="layout" svg:width="0.733cm" svg:height="0.017cm" svg:x="1.397cm" svg:y="15.113cm" svg:viewBox="0 0 734 18" draw:points="0,0 734,0 734,18 0,18">
          <text:p/>
        </draw:polygon>
        <draw:polygon draw:style-name="gr30" draw:text-style-name="P7" draw:layer="layout" svg:width="0.017cm" svg:height="0.017cm" svg:x="2.129cm" svg:y="15.113cm" svg:viewBox="0 0 18 18" draw:points="0,0 18,0 18,18 0,18">
          <text:p/>
        </draw:polygon>
        <draw:polygon draw:style-name="gr30" draw:text-style-name="P7" draw:layer="layout" svg:width="0.017cm" svg:height="2.502cm" svg:x="0.635cm" svg:y="15.129cm" svg:viewBox="0 0 18 2503" draw:points="0,0 18,0 18,2503 0,2503">
          <text:p/>
        </draw:polygon>
        <draw:polygon draw:style-name="gr30" draw:text-style-name="P7" draw:layer="layout" svg:width="0.016cm" svg:height="2.502cm" svg:x="1.38cm" svg:y="15.129cm" svg:viewBox="0 0 17 2503" draw:points="0,0 17,0 17,2503 0,2503">
          <text:p/>
        </draw:polygon>
        <draw:polygon draw:style-name="gr30" draw:text-style-name="P7" draw:layer="layout" svg:width="0.017cm" svg:height="2.502cm" svg:x="2.129cm" svg:y="15.129cm" svg:viewBox="0 0 18 2503" draw:points="0,0 18,0 18,2503 0,2503">
          <text:p/>
        </draw:polygon>
        <draw:frame draw:style-name="gr31" draw:text-style-name="P6" draw:layer="layout" svg:width="0.317cm" svg:height="0.353cm" draw:transform="rotate (1.5707963267949) translate (1.597cm 16.324cm)">
          <draw:text-box>
            <text:p text:style-name="P1"><text:span text:style-name="T6"><text:s/></text:span></text:p>
          </draw:text-box>
        </draw:frame>
        <draw:frame draw:style-name="gr33" draw:text-style-name="P6" draw:layer="layout" svg:width="1.871cm" svg:height="0.353cm" draw:transform="rotate (1.5707963267949) translate (0.856cm 19.71cm)">
          <draw:text-box>
            <text:p text:style-name="P1"><text:span text:style-name="T5">Взам. инв. № </text:span></text:p>
          </draw:text-box>
        </draw:frame>
        <draw:polygon draw:style-name="gr30" draw:text-style-name="P7" draw:layer="layout" svg:width="0.017cm" svg:height="0.017cm" svg:x="0.635cm" svg:y="17.631cm" svg:viewBox="0 0 18 18" draw:points="0,0 18,0 18,18 0,18">
          <text:p/>
        </draw:polygon>
        <draw:polygon draw:style-name="gr30" draw:text-style-name="P7" draw:layer="layout" svg:width="0.729cm" svg:height="0.017cm" svg:x="0.651cm" svg:y="17.631cm" svg:viewBox="0 0 730 18" draw:points="0,0 730,0 730,18 0,18">
          <text:p/>
        </draw:polygon>
        <draw:polygon draw:style-name="gr30" draw:text-style-name="P7" draw:layer="layout" svg:width="0.016cm" svg:height="0.017cm" svg:x="1.38cm" svg:y="17.631cm" svg:viewBox="0 0 17 18" draw:points="0,0 17,0 17,18 0,18">
          <text:p/>
        </draw:polygon>
        <draw:polygon draw:style-name="gr30" draw:text-style-name="P7" draw:layer="layout" svg:width="0.733cm" svg:height="0.017cm" svg:x="1.397cm" svg:y="17.631cm" svg:viewBox="0 0 734 18" draw:points="0,0 734,0 734,18 0,18">
          <text:p/>
        </draw:polygon>
        <draw:polygon draw:style-name="gr30" draw:text-style-name="P7" draw:layer="layout" svg:width="0.017cm" svg:height="0.017cm" svg:x="2.129cm" svg:y="17.631cm" svg:viewBox="0 0 18 18" draw:points="0,0 18,0 18,18 0,18">
          <text:p/>
        </draw:polygon>
        <draw:polygon draw:style-name="gr30" draw:text-style-name="P7" draw:layer="layout" svg:width="0.017cm" svg:height="2.502cm" svg:x="0.635cm" svg:y="17.648cm" svg:viewBox="0 0 18 2503" draw:points="0,0 18,0 18,2503 0,2503">
          <text:p/>
        </draw:polygon>
        <draw:polygon draw:style-name="gr30" draw:text-style-name="P7" draw:layer="layout" svg:width="0.016cm" svg:height="2.502cm" svg:x="1.38cm" svg:y="17.648cm" svg:viewBox="0 0 17 2503" draw:points="0,0 17,0 17,2503 0,2503">
          <text:p/>
        </draw:polygon>
        <draw:polygon draw:style-name="gr30" draw:text-style-name="P7" draw:layer="layout" svg:width="0.017cm" svg:height="2.502cm" svg:x="2.129cm" svg:y="17.648cm" svg:viewBox="0 0 18 2503" draw:points="0,0 18,0 18,2503 0,2503">
          <text:p/>
        </draw:polygon>
        <draw:frame draw:style-name="gr31" draw:text-style-name="P6" draw:layer="layout" svg:width="0.317cm" svg:height="0.353cm" draw:transform="rotate (1.5707963267949) translate (1.597cm 18.843cm)">
          <draw:text-box>
            <text:p text:style-name="P1"><text:span text:style-name="T6"><text:s/></text:span></text:p>
          </draw:text-box>
        </draw:frame>
        <draw:frame draw:style-name="gr29" draw:text-style-name="P6" draw:layer="layout" svg:width="1.893cm" svg:height="0.353cm" draw:transform="rotate (1.5707963267949) translate (0.856cm 22.517cm)">
          <draw:text-box>
            <text:p text:style-name="P1"><text:span text:style-name="T5">Подп. и дата </text:span></text:p>
          </draw:text-box>
        </draw:frame>
        <draw:polygon draw:style-name="gr30" draw:text-style-name="P7" draw:layer="layout" svg:width="0.017cm" svg:height="0.017cm" svg:x="0.635cm" svg:y="20.15cm" svg:viewBox="0 0 18 18" draw:points="0,0 18,0 18,18 0,18">
          <text:p/>
        </draw:polygon>
        <draw:polygon draw:style-name="gr30" draw:text-style-name="P7" draw:layer="layout" svg:width="0.729cm" svg:height="0.017cm" svg:x="0.651cm" svg:y="20.15cm" svg:viewBox="0 0 730 18" draw:points="0,0 730,0 730,18 0,18">
          <text:p/>
        </draw:polygon>
        <draw:polygon draw:style-name="gr30" draw:text-style-name="P7" draw:layer="layout" svg:width="0.016cm" svg:height="0.017cm" svg:x="1.38cm" svg:y="20.15cm" svg:viewBox="0 0 17 18" draw:points="0,0 17,0 17,18 0,18">
          <text:p/>
        </draw:polygon>
        <draw:polygon draw:style-name="gr30" draw:text-style-name="P7" draw:layer="layout" svg:width="0.733cm" svg:height="0.017cm" svg:x="1.397cm" svg:y="20.15cm" svg:viewBox="0 0 734 18" draw:points="0,0 734,0 734,18 0,18">
          <text:p/>
        </draw:polygon>
        <draw:polygon draw:style-name="gr30" draw:text-style-name="P7" draw:layer="layout" svg:width="0.017cm" svg:height="0.017cm" svg:x="2.129cm" svg:y="20.15cm" svg:viewBox="0 0 18 18" draw:points="0,0 18,0 18,18 0,18">
          <text:p/>
        </draw:polygon>
        <draw:polygon draw:style-name="gr30" draw:text-style-name="P7" draw:layer="layout" svg:width="0.017cm" svg:height="3.002cm" svg:x="0.635cm" svg:y="20.167cm" svg:viewBox="0 0 18 3003" draw:points="0,0 18,0 18,3003 0,3003">
          <text:p/>
        </draw:polygon>
        <draw:polygon draw:style-name="gr30" draw:text-style-name="P7" draw:layer="layout" svg:width="0.016cm" svg:height="3.002cm" svg:x="1.38cm" svg:y="20.167cm" svg:viewBox="0 0 17 3003" draw:points="0,0 17,0 17,3003 0,3003">
          <text:p/>
        </draw:polygon>
        <draw:polygon draw:style-name="gr30" draw:text-style-name="P7" draw:layer="layout" svg:width="0.017cm" svg:height="3.002cm" svg:x="2.129cm" svg:y="20.167cm" svg:viewBox="0 0 18 3003" draw:points="0,0 18,0 18,3003 0,3003">
          <text:p/>
        </draw:polygon>
        <draw:frame draw:style-name="gr31" draw:text-style-name="P6" draw:layer="layout" svg:width="0.317cm" svg:height="0.353cm" draw:transform="rotate (1.5707963267949) translate (1.597cm 21.611cm)">
          <draw:text-box>
            <text:p text:style-name="P1"><text:span text:style-name="T6"><text:s/></text:span></text:p>
          </draw:text-box>
        </draw:frame>
        <draw:frame draw:style-name="gr34" draw:text-style-name="P6" draw:layer="layout" svg:width="1.82cm" svg:height="0.353cm" draw:transform="rotate (1.5707963267949) translate (0.856cm 25.214cm)">
          <draw:text-box>
            <text:p text:style-name="P1"><text:span text:style-name="T5">Инв. № подл </text:span></text:p>
          </draw:text-box>
        </draw:frame>
        <draw:polygon draw:style-name="gr30" draw:text-style-name="P7" draw:layer="layout" svg:width="0.017cm" svg:height="0.017cm" svg:x="0.635cm" svg:y="23.168cm" svg:viewBox="0 0 18 18" draw:points="0,0 18,0 18,18 0,18">
          <text:p/>
        </draw:polygon>
        <draw:polygon draw:style-name="gr30" draw:text-style-name="P7" draw:layer="layout" svg:width="0.729cm" svg:height="0.017cm" svg:x="0.651cm" svg:y="23.168cm" svg:viewBox="0 0 730 18" draw:points="0,0 730,0 730,18 0,18">
          <text:p/>
        </draw:polygon>
        <draw:polygon draw:style-name="gr30" draw:text-style-name="P7" draw:layer="layout" svg:width="0.016cm" svg:height="0.017cm" svg:x="1.38cm" svg:y="23.168cm" svg:viewBox="0 0 17 18" draw:points="0,0 17,0 17,18 0,18">
          <text:p/>
        </draw:polygon>
        <draw:polygon draw:style-name="gr30" draw:text-style-name="P7" draw:layer="layout" svg:width="0.733cm" svg:height="0.017cm" svg:x="1.397cm" svg:y="23.168cm" svg:viewBox="0 0 734 18" draw:points="0,0 734,0 734,18 0,18">
          <text:p/>
        </draw:polygon>
        <draw:polygon draw:style-name="gr30" draw:text-style-name="P7" draw:layer="layout" svg:width="0.017cm" svg:height="0.017cm" svg:x="2.129cm" svg:y="23.168cm" svg:viewBox="0 0 18 18" draw:points="0,0 18,0 18,18 0,18">
          <text:p/>
        </draw:polygon>
        <draw:polygon draw:style-name="gr30" draw:text-style-name="P7" draw:layer="layout" svg:width="0.017cm" svg:height="2.502cm" svg:x="0.635cm" svg:y="23.185cm" svg:viewBox="0 0 18 2503" draw:points="0,0 18,0 18,2503 0,2503">
          <text:p/>
        </draw:polygon>
        <draw:polygon draw:style-name="gr30" draw:text-style-name="P7" draw:layer="layout" svg:width="0.017cm" svg:height="0.018cm" svg:x="0.635cm" svg:y="25.687cm" svg:viewBox="0 0 18 19" draw:points="0,0 18,0 18,19 0,19">
          <text:p/>
        </draw:polygon>
        <draw:polygon draw:style-name="gr30" draw:text-style-name="P7" draw:layer="layout" svg:width="0.017cm" svg:height="0.018cm" svg:x="0.635cm" svg:y="25.687cm" svg:viewBox="0 0 18 19" draw:points="0,0 18,0 18,19 0,19">
          <text:p/>
        </draw:polygon>
        <draw:polygon draw:style-name="gr30" draw:text-style-name="P7" draw:layer="layout" svg:width="0.729cm" svg:height="0.018cm" svg:x="0.651cm" svg:y="25.687cm" svg:viewBox="0 0 730 19" draw:points="0,0 730,0 730,19 0,19">
          <text:p/>
        </draw:polygon>
        <draw:polygon draw:style-name="gr30" draw:text-style-name="P7" draw:layer="layout" svg:width="0.016cm" svg:height="2.502cm" svg:x="1.38cm" svg:y="23.185cm" svg:viewBox="0 0 17 2503" draw:points="0,0 17,0 17,2503 0,2503">
          <text:p/>
        </draw:polygon>
        <draw:polygon draw:style-name="gr30" draw:text-style-name="P7" draw:layer="layout" svg:width="0.016cm" svg:height="0.018cm" svg:x="1.38cm" svg:y="25.687cm" svg:viewBox="0 0 17 19" draw:points="0,0 17,0 17,19 0,19">
          <text:p/>
        </draw:polygon>
        <draw:polygon draw:style-name="gr30" draw:text-style-name="P7" draw:layer="layout" svg:width="0.733cm" svg:height="0.018cm" svg:x="1.397cm" svg:y="25.687cm" svg:viewBox="0 0 734 19" draw:points="0,0 734,0 734,19 0,19">
          <text:p/>
        </draw:polygon>
        <draw:polygon draw:style-name="gr30" draw:text-style-name="P7" draw:layer="layout" svg:width="0.017cm" svg:height="2.502cm" svg:x="2.129cm" svg:y="23.185cm" svg:viewBox="0 0 18 2503" draw:points="0,0 18,0 18,2503 0,2503">
          <text:p/>
        </draw:polygon>
        <draw:polygon draw:style-name="gr30" draw:text-style-name="P7" draw:layer="layout" svg:width="0.017cm" svg:height="0.018cm" svg:x="2.129cm" svg:y="25.687cm" svg:viewBox="0 0 18 19" draw:points="0,0 18,0 18,19 0,19">
          <text:p/>
        </draw:polygon>
        <draw:polygon draw:style-name="gr30" draw:text-style-name="P7" draw:layer="layout" svg:width="0.017cm" svg:height="0.018cm" svg:x="2.129cm" svg:y="25.687cm" svg:viewBox="0 0 18 19" draw:points="0,0 18,0 18,19 0,19">
          <text:p/>
        </draw:polygon>
        <draw:frame draw:style-name="gr31" draw:text-style-name="P6" draw:layer="layout" svg:width="0.317cm" svg:height="0.353cm" draw:transform="rotate (1.5707963267949) translate (1.597cm 24.278cm)">
          <draw:text-box>
            <text:p text:style-name="P1"><text:span text:style-name="T5"><text:s/></text:span></text:p>
          </draw:text-box>
        </draw:frame>
        <draw:frame draw:style-name="gr35" draw:text-style-name="P8" draw:layer="layout" svg:width="4.763cm" svg:height="0.471cm" svg:x="9.65cm" svg:y="15.95cm">
          <draw:text-box>
            <text:p><text:span text:style-name="T7">С/C++ КОДА Code Forge</text:span></text:p>
          </draw:text-box>
        </draw:frame>
      </draw:page>
      <draw:page draw:name="page2" draw:style-name="dp1" draw:master-page-name="master-page30">
        <draw:frame draw:style-name="gr36" draw:text-style-name="P2" draw:layer="layout" svg:width="2.675cm" svg:height="0.471cm" svg:x="4.496cm" svg:y="2.518cm">
          <draw:text-box>
            <text:p text:style-name="P1"><text:span text:style-name="T2">УТВЕРЖДЁН </text:span></text:p>
          </draw:text-box>
        </draw:frame>
        <draw:frame draw:style-name="gr37" draw:text-style-name="P2" draw:layer="layout" svg:width="6.304cm" svg:height="0.471cm" svg:x="1.998cm" svg:y="3.255cm">
          <draw:text-box>
            <text:p text:style-name="P1"><text:span text:style-name="T2">RU.17701729.05.03-01 ТЗ 01-1-ЛУ </text:span></text:p>
          </draw:text-box>
        </draw:frame>
        <draw:frame draw:style-name="gr12" draw:text-style-name="P2" draw:layer="layout" svg:width="0.422cm" svg:height="0.471cm" svg:x="11.451cm" svg:y="3.99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1.451cm" svg:y="4.72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1.451cm" svg:y="5.46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1.451cm" svg:y="6.19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451cm" svg:y="6.934cm">
          <draw:text-box>
            <text:p text:style-name="P1"><text:span text:style-name="T1"><text:s/></text:span></text:p>
          </draw:text-box>
        </draw:frame>
        <draw:frame draw:style-name="gr22" draw:text-style-name="P2" draw:layer="layout" svg:width="4.125cm" svg:height="0.471cm" svg:x="9.906cm" svg:y="8.403cm">
          <draw:text-box>
            <text:p text:style-name="P1"><text:span text:style-name="T1">Техническое задание </text:span></text:p>
          </draw:text-box>
        </draw:frame>
        <draw:frame draw:style-name="gr38" draw:text-style-name="P2" draw:layer="layout" svg:width="5.635cm" svg:height="0.471cm" svg:x="9.152cm" svg:y="9.131cm">
          <draw:text-box>
            <text:p text:style-name="P1"><text:span text:style-name="T1">RU.17701729.05.03-01 ТЗ 01-1 </text:span></text:p>
          </draw:text-box>
        </draw:frame>
        <draw:frame draw:style-name="gr39" draw:text-style-name="P2" draw:layer="layout" svg:width="2.173cm" svg:height="0.471cm" svg:x="10.884cm" svg:y="9.863cm">
          <draw:text-box>
            <text:p text:style-name="P1"><text:span text:style-name="T1">Листов: 25 </text:span></text:p>
          </draw:text-box>
        </draw:frame>
        <draw:frame draw:style-name="gr12" draw:text-style-name="P2" draw:layer="layout" svg:width="0.422cm" svg:height="0.471cm" svg:x="11.917cm" svg:y="10.59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917cm" svg:y="11.324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069cm" svg:y="12.05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12.78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1.604cm" svg:y="13.51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14.253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14.99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15.7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16.463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17.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17.9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18.673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19.409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20.14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20.883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21.61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22.35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23.088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23.82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24.56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604cm" svg:y="25.298cm">
          <draw:text-box>
            <text:p text:style-name="P1"><text:span text:style-name="T1"><text:s/></text:span></text:p>
          </draw:text-box>
        </draw:frame>
        <draw:frame draw:style-name="gr40" draw:text-style-name="P2" draw:layer="layout" svg:width="2.438cm" svg:height="0.471cm" svg:x="10.075cm" svg:y="25.857cm">
          <draw:text-box>
            <text:p text:style-name="P1"><text:span text:style-name="T1">Москва 2025</text:span></text:p>
          </draw:text-box>
        </draw:frame>
        <draw:frame draw:style-name="gr29" draw:text-style-name="P6" draw:layer="layout" svg:width="1.893cm" svg:height="0.353cm" draw:transform="rotate (1.5707963267949) translate (0.699cm 14.486cm)">
          <draw:text-box>
            <text:p text:style-name="P1"><text:span text:style-name="T5">Подп. и дата </text:span></text:p>
          </draw:text-box>
        </draw:frame>
        <draw:polygon draw:style-name="gr30" draw:text-style-name="P7" draw:layer="layout" svg:width="0.017cm" svg:height="0.018cm" svg:x="0.478cm" svg:y="12.119cm" svg:viewBox="0 0 18 19" draw:points="0,0 18,0 18,19 0,19">
          <text:p/>
        </draw:polygon>
        <draw:polygon draw:style-name="gr30" draw:text-style-name="P7" draw:layer="layout" svg:width="0.017cm" svg:height="0.018cm" svg:x="0.478cm" svg:y="12.119cm" svg:viewBox="0 0 18 19" draw:points="0,0 18,0 18,19 0,19">
          <text:p/>
        </draw:polygon>
        <draw:polygon draw:style-name="gr30" draw:text-style-name="P7" draw:layer="layout" svg:width="0.728cm" svg:height="0.018cm" svg:x="0.495cm" svg:y="12.119cm" svg:viewBox="0 0 729 19" draw:points="0,0 729,0 729,19 0,19">
          <text:p/>
        </draw:polygon>
        <draw:polygon draw:style-name="gr30" draw:text-style-name="P7" draw:layer="layout" svg:width="0.018cm" svg:height="0.018cm" svg:x="1.223cm" svg:y="12.119cm" svg:viewBox="0 0 19 19" draw:points="0,0 19,0 19,19 0,19">
          <text:p/>
        </draw:polygon>
        <draw:polygon draw:style-name="gr30" draw:text-style-name="P7" draw:layer="layout" svg:width="0.732cm" svg:height="0.018cm" svg:x="1.24cm" svg:y="12.119cm" svg:viewBox="0 0 733 19" draw:points="0,0 733,0 733,19 0,19">
          <text:p/>
        </draw:polygon>
        <draw:polygon draw:style-name="gr30" draw:text-style-name="P7" draw:layer="layout" svg:width="0.017cm" svg:height="0.018cm" svg:x="1.972cm" svg:y="12.119cm" svg:viewBox="0 0 18 19" draw:points="0,0 18,0 18,19 0,19">
          <text:p/>
        </draw:polygon>
        <draw:polygon draw:style-name="gr30" draw:text-style-name="P7" draw:layer="layout" svg:width="0.017cm" svg:height="0.018cm" svg:x="1.972cm" svg:y="12.119cm" svg:viewBox="0 0 18 19" draw:points="0,0 18,0 18,19 0,19">
          <text:p/>
        </draw:polygon>
        <draw:polygon draw:style-name="gr30" draw:text-style-name="P7" draw:layer="layout" svg:width="0.017cm" svg:height="3.002cm" svg:x="0.478cm" svg:y="12.136cm" svg:viewBox="0 0 18 3003" draw:points="0,0 18,0 18,3003 0,3003">
          <text:p/>
        </draw:polygon>
        <draw:polygon draw:style-name="gr30" draw:text-style-name="P7" draw:layer="layout" svg:width="0.018cm" svg:height="3.002cm" svg:x="1.223cm" svg:y="12.136cm" svg:viewBox="0 0 19 3003" draw:points="0,0 19,0 19,3003 0,3003">
          <text:p/>
        </draw:polygon>
        <draw:polygon draw:style-name="gr30" draw:text-style-name="P7" draw:layer="layout" svg:width="0.017cm" svg:height="3.002cm" svg:x="1.972cm" svg:y="12.136cm" svg:viewBox="0 0 18 3003" draw:points="0,0 18,0 18,3003 0,3003">
          <text:p/>
        </draw:polygon>
        <draw:frame draw:style-name="gr31" draw:text-style-name="P6" draw:layer="layout" svg:width="0.317cm" svg:height="0.353cm" draw:transform="rotate (1.5707963267949) translate (1.44cm 13.581cm)">
          <draw:text-box>
            <text:p text:style-name="P1"><text:span text:style-name="T5"><text:s/></text:span></text:p>
          </draw:text-box>
        </draw:frame>
        <draw:frame draw:style-name="gr32" draw:text-style-name="P6" draw:layer="layout" svg:width="1.891cm" svg:height="0.353cm" draw:transform="rotate (1.5707963267949) translate (0.699cm 17.213cm)">
          <draw:text-box>
            <text:p text:style-name="P1"><text:span text:style-name="T5">Инв. № дубл. </text:span></text:p>
          </draw:text-box>
        </draw:frame>
        <draw:polygon draw:style-name="gr30" draw:text-style-name="P7" draw:layer="layout" svg:width="0.017cm" svg:height="0.017cm" svg:x="0.478cm" svg:y="15.138cm" svg:viewBox="0 0 18 18" draw:points="0,0 18,0 18,18 0,18">
          <text:p/>
        </draw:polygon>
        <draw:polygon draw:style-name="gr30" draw:text-style-name="P7" draw:layer="layout" svg:width="0.728cm" svg:height="0.017cm" svg:x="0.495cm" svg:y="15.138cm" svg:viewBox="0 0 729 18" draw:points="0,0 729,0 729,18 0,18">
          <text:p/>
        </draw:polygon>
        <draw:polygon draw:style-name="gr30" draw:text-style-name="P7" draw:layer="layout" svg:width="0.018cm" svg:height="0.017cm" svg:x="1.223cm" svg:y="15.138cm" svg:viewBox="0 0 19 18" draw:points="0,0 19,0 19,18 0,18">
          <text:p/>
        </draw:polygon>
        <draw:polygon draw:style-name="gr30" draw:text-style-name="P7" draw:layer="layout" svg:width="0.732cm" svg:height="0.017cm" svg:x="1.24cm" svg:y="15.138cm" svg:viewBox="0 0 733 18" draw:points="0,0 733,0 733,18 0,18">
          <text:p/>
        </draw:polygon>
        <draw:polygon draw:style-name="gr30" draw:text-style-name="P7" draw:layer="layout" svg:width="0.017cm" svg:height="0.017cm" svg:x="1.972cm" svg:y="15.138cm" svg:viewBox="0 0 18 18" draw:points="0,0 18,0 18,18 0,18">
          <text:p/>
        </draw:polygon>
        <draw:polygon draw:style-name="gr30" draw:text-style-name="P7" draw:layer="layout" svg:width="0.017cm" svg:height="2.502cm" svg:x="0.478cm" svg:y="15.155cm" svg:viewBox="0 0 18 2503" draw:points="0,0 18,0 18,2503 0,2503">
          <text:p/>
        </draw:polygon>
        <draw:polygon draw:style-name="gr30" draw:text-style-name="P7" draw:layer="layout" svg:width="0.018cm" svg:height="2.502cm" svg:x="1.223cm" svg:y="15.155cm" svg:viewBox="0 0 19 2503" draw:points="0,0 19,0 19,2503 0,2503">
          <text:p/>
        </draw:polygon>
        <draw:polygon draw:style-name="gr30" draw:text-style-name="P7" draw:layer="layout" svg:width="0.017cm" svg:height="2.502cm" svg:x="1.972cm" svg:y="15.155cm" svg:viewBox="0 0 18 2503" draw:points="0,0 18,0 18,2503 0,2503">
          <text:p/>
        </draw:polygon>
        <draw:frame draw:style-name="gr31" draw:text-style-name="P6" draw:layer="layout" svg:width="0.317cm" svg:height="0.353cm" draw:transform="rotate (1.5707963267949) translate (1.44cm 16.349cm)">
          <draw:text-box>
            <text:p text:style-name="P1"><text:span text:style-name="T5"><text:s/></text:span></text:p>
          </draw:text-box>
        </draw:frame>
        <draw:frame draw:style-name="gr33" draw:text-style-name="P6" draw:layer="layout" svg:width="1.871cm" svg:height="0.353cm" draw:transform="rotate (1.5707963267949) translate (0.699cm 19.736cm)">
          <draw:text-box>
            <text:p text:style-name="P1"><text:span text:style-name="T5">Взам. инв. № </text:span></text:p>
          </draw:text-box>
        </draw:frame>
        <draw:polygon draw:style-name="gr30" draw:text-style-name="P7" draw:layer="layout" svg:width="0.017cm" svg:height="0.017cm" svg:x="0.478cm" svg:y="17.657cm" svg:viewBox="0 0 18 18" draw:points="0,0 18,0 18,18 0,18">
          <text:p/>
        </draw:polygon>
        <draw:polygon draw:style-name="gr30" draw:text-style-name="P7" draw:layer="layout" svg:width="0.728cm" svg:height="0.017cm" svg:x="0.495cm" svg:y="17.657cm" svg:viewBox="0 0 729 18" draw:points="0,0 729,0 729,18 0,18">
          <text:p/>
        </draw:polygon>
        <draw:polygon draw:style-name="gr30" draw:text-style-name="P7" draw:layer="layout" svg:width="0.018cm" svg:height="0.017cm" svg:x="1.223cm" svg:y="17.657cm" svg:viewBox="0 0 19 18" draw:points="0,0 19,0 19,18 0,18">
          <text:p/>
        </draw:polygon>
        <draw:polygon draw:style-name="gr30" draw:text-style-name="P7" draw:layer="layout" svg:width="0.732cm" svg:height="0.017cm" svg:x="1.24cm" svg:y="17.657cm" svg:viewBox="0 0 733 18" draw:points="0,0 733,0 733,18 0,18">
          <text:p/>
        </draw:polygon>
        <draw:polygon draw:style-name="gr30" draw:text-style-name="P7" draw:layer="layout" svg:width="0.017cm" svg:height="0.017cm" svg:x="1.972cm" svg:y="17.657cm" svg:viewBox="0 0 18 18" draw:points="0,0 18,0 18,18 0,18">
          <text:p/>
        </draw:polygon>
        <draw:polygon draw:style-name="gr30" draw:text-style-name="P7" draw:layer="layout" svg:width="0.017cm" svg:height="2.502cm" svg:x="0.478cm" svg:y="17.674cm" svg:viewBox="0 0 18 2503" draw:points="0,0 18,0 18,2503 0,2503">
          <text:p/>
        </draw:polygon>
        <draw:polygon draw:style-name="gr30" draw:text-style-name="P7" draw:layer="layout" svg:width="0.018cm" svg:height="2.502cm" svg:x="1.223cm" svg:y="17.674cm" svg:viewBox="0 0 19 2503" draw:points="0,0 19,0 19,2503 0,2503">
          <text:p/>
        </draw:polygon>
        <draw:polygon draw:style-name="gr30" draw:text-style-name="P7" draw:layer="layout" svg:width="0.017cm" svg:height="2.502cm" svg:x="1.972cm" svg:y="17.674cm" svg:viewBox="0 0 18 2503" draw:points="0,0 18,0 18,2503 0,2503">
          <text:p/>
        </draw:polygon>
        <draw:frame draw:style-name="gr31" draw:text-style-name="P6" draw:layer="layout" svg:width="0.317cm" svg:height="0.353cm" draw:transform="rotate (1.5707963267949) translate (1.44cm 18.868cm)">
          <draw:text-box>
            <text:p text:style-name="P1"><text:span text:style-name="T5"><text:s/></text:span></text:p>
          </draw:text-box>
        </draw:frame>
        <draw:frame draw:style-name="gr29" draw:text-style-name="P6" draw:layer="layout" svg:width="1.893cm" svg:height="0.353cm" draw:transform="rotate (1.5707963267949) translate (0.699cm 22.543cm)">
          <draw:text-box>
            <text:p text:style-name="P1"><text:span text:style-name="T5">Подп. и дата </text:span></text:p>
          </draw:text-box>
        </draw:frame>
        <draw:polygon draw:style-name="gr30" draw:text-style-name="P7" draw:layer="layout" svg:width="0.017cm" svg:height="0.016cm" svg:x="0.478cm" svg:y="20.176cm" svg:viewBox="0 0 18 17" draw:points="0,0 18,0 18,17 0,17">
          <text:p/>
        </draw:polygon>
        <draw:polygon draw:style-name="gr30" draw:text-style-name="P7" draw:layer="layout" svg:width="0.728cm" svg:height="0.016cm" svg:x="0.495cm" svg:y="20.176cm" svg:viewBox="0 0 729 17" draw:points="0,0 729,0 729,17 0,17">
          <text:p/>
        </draw:polygon>
        <draw:polygon draw:style-name="gr30" draw:text-style-name="P7" draw:layer="layout" svg:width="0.018cm" svg:height="0.016cm" svg:x="1.223cm" svg:y="20.176cm" svg:viewBox="0 0 19 17" draw:points="0,0 19,0 19,17 0,17">
          <text:p/>
        </draw:polygon>
        <draw:polygon draw:style-name="gr30" draw:text-style-name="P7" draw:layer="layout" svg:width="0.732cm" svg:height="0.016cm" svg:x="1.24cm" svg:y="20.176cm" svg:viewBox="0 0 733 17" draw:points="0,0 733,0 733,17 0,17">
          <text:p/>
        </draw:polygon>
        <draw:polygon draw:style-name="gr30" draw:text-style-name="P7" draw:layer="layout" svg:width="0.017cm" svg:height="0.016cm" svg:x="1.972cm" svg:y="20.176cm" svg:viewBox="0 0 18 17" draw:points="0,0 18,0 18,17 0,17">
          <text:p/>
        </draw:polygon>
        <draw:polygon draw:style-name="gr30" draw:text-style-name="P7" draw:layer="layout" svg:width="0.017cm" svg:height="3.002cm" svg:x="0.478cm" svg:y="20.193cm" svg:viewBox="0 0 18 3003" draw:points="0,0 18,0 18,3003 0,3003">
          <text:p/>
        </draw:polygon>
        <draw:polygon draw:style-name="gr30" draw:text-style-name="P7" draw:layer="layout" svg:width="0.018cm" svg:height="3.002cm" svg:x="1.223cm" svg:y="20.193cm" svg:viewBox="0 0 19 3003" draw:points="0,0 19,0 19,3003 0,3003">
          <text:p/>
        </draw:polygon>
        <draw:polygon draw:style-name="gr30" draw:text-style-name="P7" draw:layer="layout" svg:width="0.017cm" svg:height="3.002cm" svg:x="1.972cm" svg:y="20.193cm" svg:viewBox="0 0 18 3003" draw:points="0,0 18,0 18,3003 0,3003">
          <text:p/>
        </draw:polygon>
        <draw:frame draw:style-name="gr31" draw:text-style-name="P6" draw:layer="layout" svg:width="0.317cm" svg:height="0.353cm" draw:transform="rotate (1.5707963267949) translate (1.44cm 21.637cm)">
          <draw:text-box>
            <text:p text:style-name="P1"><text:span text:style-name="T5"><text:s/></text:span></text:p>
          </draw:text-box>
        </draw:frame>
        <draw:frame draw:style-name="gr34" draw:text-style-name="P6" draw:layer="layout" svg:width="1.82cm" svg:height="0.353cm" draw:transform="rotate (1.5707963267949) translate (0.699cm 25.239cm)">
          <draw:text-box>
            <text:p text:style-name="P1"><text:span text:style-name="T5">Инв. № подл </text:span></text:p>
          </draw:text-box>
        </draw:frame>
        <draw:polygon draw:style-name="gr30" draw:text-style-name="P7" draw:layer="layout" svg:width="0.017cm" svg:height="0.017cm" svg:x="0.478cm" svg:y="23.194cm" svg:viewBox="0 0 18 18" draw:points="0,0 18,0 18,18 0,18">
          <text:p/>
        </draw:polygon>
        <draw:polygon draw:style-name="gr30" draw:text-style-name="P7" draw:layer="layout" svg:width="0.728cm" svg:height="0.017cm" svg:x="0.495cm" svg:y="23.194cm" svg:viewBox="0 0 729 18" draw:points="0,0 729,0 729,18 0,18">
          <text:p/>
        </draw:polygon>
        <draw:polygon draw:style-name="gr30" draw:text-style-name="P7" draw:layer="layout" svg:width="0.018cm" svg:height="0.017cm" svg:x="1.223cm" svg:y="23.194cm" svg:viewBox="0 0 19 18" draw:points="0,0 19,0 19,18 0,18">
          <text:p/>
        </draw:polygon>
        <draw:polygon draw:style-name="gr30" draw:text-style-name="P7" draw:layer="layout" svg:width="0.732cm" svg:height="0.017cm" svg:x="1.24cm" svg:y="23.194cm" svg:viewBox="0 0 733 18" draw:points="0,0 733,0 733,18 0,18">
          <text:p/>
        </draw:polygon>
        <draw:polygon draw:style-name="gr30" draw:text-style-name="P7" draw:layer="layout" svg:width="0.017cm" svg:height="0.017cm" svg:x="1.972cm" svg:y="23.194cm" svg:viewBox="0 0 18 18" draw:points="0,0 18,0 18,18 0,18">
          <text:p/>
        </draw:polygon>
        <draw:polygon draw:style-name="gr30" draw:text-style-name="P7" draw:layer="layout" svg:width="0.017cm" svg:height="2.502cm" svg:x="0.478cm" svg:y="23.211cm" svg:viewBox="0 0 18 2503" draw:points="0,0 18,0 18,2503 0,2503">
          <text:p/>
        </draw:polygon>
        <draw:polygon draw:style-name="gr30" draw:text-style-name="P7" draw:layer="layout" svg:width="0.017cm" svg:height="0.017cm" svg:x="0.478cm" svg:y="25.713cm" svg:viewBox="0 0 18 18" draw:points="0,0 18,0 18,18 0,18">
          <text:p/>
        </draw:polygon>
        <draw:polygon draw:style-name="gr30" draw:text-style-name="P7" draw:layer="layout" svg:width="0.017cm" svg:height="0.017cm" svg:x="0.478cm" svg:y="25.713cm" svg:viewBox="0 0 18 18" draw:points="0,0 18,0 18,18 0,18">
          <text:p/>
        </draw:polygon>
        <draw:polygon draw:style-name="gr30" draw:text-style-name="P7" draw:layer="layout" svg:width="0.728cm" svg:height="0.017cm" svg:x="0.495cm" svg:y="25.713cm" svg:viewBox="0 0 729 18" draw:points="0,0 729,0 729,18 0,18">
          <text:p/>
        </draw:polygon>
        <draw:polygon draw:style-name="gr30" draw:text-style-name="P7" draw:layer="layout" svg:width="0.018cm" svg:height="2.502cm" svg:x="1.223cm" svg:y="23.211cm" svg:viewBox="0 0 19 2503" draw:points="0,0 19,0 19,2503 0,2503">
          <text:p/>
        </draw:polygon>
        <draw:polygon draw:style-name="gr30" draw:text-style-name="P7" draw:layer="layout" svg:width="0.018cm" svg:height="0.017cm" svg:x="1.223cm" svg:y="25.713cm" svg:viewBox="0 0 19 18" draw:points="0,0 19,0 19,18 0,18">
          <text:p/>
        </draw:polygon>
        <draw:polygon draw:style-name="gr30" draw:text-style-name="P7" draw:layer="layout" svg:width="0.732cm" svg:height="0.017cm" svg:x="1.24cm" svg:y="25.713cm" svg:viewBox="0 0 733 18" draw:points="0,0 733,0 733,18 0,18">
          <text:p/>
        </draw:polygon>
        <draw:polygon draw:style-name="gr30" draw:text-style-name="P7" draw:layer="layout" svg:width="0.017cm" svg:height="2.502cm" svg:x="1.972cm" svg:y="23.211cm" svg:viewBox="0 0 18 2503" draw:points="0,0 18,0 18,2503 0,2503">
          <text:p/>
        </draw:polygon>
        <draw:polygon draw:style-name="gr30" draw:text-style-name="P7" draw:layer="layout" svg:width="0.017cm" svg:height="0.017cm" svg:x="1.972cm" svg:y="25.713cm" svg:viewBox="0 0 18 18" draw:points="0,0 18,0 18,18 0,18">
          <text:p/>
        </draw:polygon>
        <draw:polygon draw:style-name="gr30" draw:text-style-name="P7" draw:layer="layout" svg:width="0.017cm" svg:height="0.017cm" svg:x="1.972cm" svg:y="25.713cm" svg:viewBox="0 0 18 18" draw:points="0,0 18,0 18,18 0,18">
          <text:p/>
        </draw:polygon>
        <draw:frame draw:style-name="gr31" draw:text-style-name="P6" draw:layer="layout" svg:width="0.317cm" svg:height="0.353cm" draw:transform="rotate (1.5707963267949) translate (1.44cm 24.304cm)">
          <draw:text-box>
            <text:p text:style-name="P1"><text:span text:style-name="T5"><text:s/></text:span></text:p>
          </draw:text-box>
        </draw:frame>
        <draw:frame draw:style-name="gr21" draw:text-style-name="P4" draw:layer="layout" svg:width="10.684cm" svg:height="0.941cm" svg:x="6.716cm" svg:y="6.95cm">
          <draw:text-box>
            <text:p text:style-name="P3"><text:span text:style-name="T1">ДЕСКТОПНОЕ IDE ДЛЯ НАПИСАНИЯ </text:span></text:p>
            <text:p text:style-name="P3"><text:span text:style-name="T1"/></text:p>
          </draw:text-box>
        </draw:frame>
        <draw:frame draw:style-name="gr35" draw:text-style-name="P8" draw:layer="layout" svg:width="4.763cm" svg:height="0.471cm" svg:x="9.637cm" svg:y="7.7cm">
          <draw:text-box>
            <text:p><text:span text:style-name="T7">С/C++ КОДА Code Forge</text:span></text:p>
          </draw:text-box>
        </draw:frame>
      </draw:page>
      <draw:page draw:name="page3" draw:style-name="dp1" draw:master-page-name="master-page33">
        <draw:frame draw:style-name="gr12" draw:text-style-name="P2" draw:layer="layout" svg:width="0.422cm" svg:height="0.471cm" svg:x="11.184cm" svg:y="0.766cm">
          <draw:text-box>
            <text:p text:style-name="P1"><text:span text:style-name="T1">2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4.04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54" draw:text-style-name="P2" draw:layer="layout" svg:width="2.954cm" svg:height="0.471cm" svg:x="9.868cm" svg:y="2.518cm">
          <draw:text-box>
            <text:p text:style-name="P1"><text:span text:style-name="T1">АННОТАЦИЯ </text:span></text:p>
          </draw:text-box>
        </draw:frame>
        <draw:frame draw:style-name="gr55" draw:text-style-name="P2" draw:layer="layout" svg:width="2.413cm" svg:height="0.471cm" svg:x="3.247cm" svg:y="3.255cm">
          <draw:text-box>
            <text:p text:style-name="P1"><text:span text:style-name="T2">Техническое </text:span></text:p>
          </draw:text-box>
        </draw:frame>
        <draw:frame draw:style-name="gr56" draw:text-style-name="P2" draw:layer="layout" svg:width="1.507cm" svg:height="0.471cm" svg:x="5.791cm" svg:y="3.255cm">
          <draw:text-box>
            <text:p text:style-name="P1"><text:span text:style-name="T2">задание </text:span></text:p>
          </draw:text-box>
        </draw:frame>
        <draw:frame draw:style-name="gr57" draw:text-style-name="P2" draw:layer="layout" svg:width="13.063cm" svg:height="0.471cm" svg:x="7.434cm" svg:y="3.255cm">
          <draw:text-box>
            <text:p text:style-name="P1"><text:span text:style-name="T2">– <text:s/>основной <text:s/>документ, <text:s/>оговаривающий <text:s/>набор <text:s/>требований <text:s/>и <text:s/>порядок </text:span></text:p>
          </draw:text-box>
        </draw:frame>
        <draw:frame draw:style-name="gr58" draw:text-style-name="P2" draw:layer="layout" svg:width="18.45cm" svg:height="0.471cm" svg:x="1.998cm" svg:y="3.983cm">
          <draw:text-box>
            <text:p text:style-name="P1"><text:span text:style-name="T2">создания программного продукта, в соответствии с которым производится разработка программы, ее </text:span></text:p>
          </draw:text-box>
        </draw:frame>
        <draw:frame draw:style-name="gr59" draw:text-style-name="P2" draw:layer="layout" svg:width="4.59cm" svg:height="0.471cm" svg:x="1.998cm" svg:y="4.716cm">
          <draw:text-box>
            <text:p text:style-name="P1"><text:span text:style-name="T2">тестирование и приемка. </text:span></text:p>
          </draw:text-box>
        </draw:frame>
        <draw:frame draw:style-name="gr60" draw:text-style-name="P2" draw:layer="layout" svg:width="2.082cm" svg:height="0.471cm" svg:x="3.247cm" svg:y="5.444cm">
          <draw:text-box>
            <text:p text:style-name="P1"><text:span text:style-name="T2">Настоящее </text:span></text:p>
          </draw:text-box>
        </draw:frame>
        <draw:frame draw:style-name="gr55" draw:text-style-name="P2" draw:layer="layout" svg:width="2.413cm" svg:height="0.471cm" svg:x="5.491cm" svg:y="5.444cm">
          <draw:text-box>
            <text:p text:style-name="P1"><text:span text:style-name="T2">Техническое </text:span></text:p>
          </draw:text-box>
        </draw:frame>
        <draw:frame draw:style-name="gr56" draw:text-style-name="P2" draw:layer="layout" svg:width="1.507cm" svg:height="0.471cm" svg:x="8.069cm" svg:y="5.444cm">
          <draw:text-box>
            <text:p text:style-name="P1"><text:span text:style-name="T2">задание </text:span></text:p>
          </draw:text-box>
        </draw:frame>
        <draw:frame draw:style-name="gr61" draw:text-style-name="P2" draw:layer="layout" svg:width="0.522cm" svg:height="0.471cm" svg:x="9.741cm" svg:y="5.444cm">
          <draw:text-box>
            <text:p text:style-name="P1"><text:span text:style-name="T2">на </text:span></text:p>
          </draw:text-box>
        </draw:frame>
        <draw:frame draw:style-name="gr62" draw:text-style-name="P2" draw:layer="layout" svg:width="2.104cm" svg:height="0.471cm" svg:x="10.4cm" svg:y="5.45cm">
          <draw:text-box>
            <text:p text:style-name="P1"><text:span text:style-name="T2">разработку </text:span></text:p>
          </draw:text-box>
        </draw:frame>
        <draw:frame draw:style-name="gr63" draw:text-style-name="P2" draw:layer="layout" svg:width="3.362cm" svg:height="0.471cm" svg:x="12.704cm" svg:y="5.444cm">
          <draw:text-box>
            <text:p text:style-name="P1"><text:span text:style-name="T2">«Веб-приложения </text:span></text:p>
          </draw:text-box>
        </draw:frame>
        <draw:frame draw:style-name="gr64" draw:text-style-name="P2" draw:layer="layout" svg:width="0.978cm" svg:height="0.471cm" svg:x="16.231cm" svg:y="5.444cm">
          <draw:text-box>
            <text:p text:style-name="P1"><text:span text:style-name="T2">Pixel </text:span></text:p>
          </draw:text-box>
        </draw:frame>
        <draw:frame draw:style-name="gr65" draw:text-style-name="P2" draw:layer="layout" svg:width="1.33cm" svg:height="0.471cm" svg:x="17.374cm" svg:y="5.444cm">
          <draw:text-box>
            <text:p text:style-name="P1"><text:span text:style-name="T2">Battle» </text:span></text:p>
          </draw:text-box>
        </draw:frame>
        <draw:frame draw:style-name="gr66" draw:text-style-name="P2" draw:layer="layout" svg:width="1.826cm" svg:height="0.471cm" svg:x="18.868cm" svg:y="5.444cm">
          <draw:text-box>
            <text:p text:style-name="P1"><text:span text:style-name="T2">содержит </text:span></text:p>
          </draw:text-box>
        </draw:frame>
        <draw:frame draw:style-name="gr67" draw:text-style-name="P2" draw:layer="layout" svg:width="2.179cm" svg:height="0.471cm" svg:x="1.998cm" svg:y="6.176cm">
          <draw:text-box>
            <text:p text:style-name="P1"><text:span text:style-name="T2">следующие </text:span></text:p>
          </draw:text-box>
        </draw:frame>
        <draw:frame draw:style-name="gr68" draw:text-style-name="P2" draw:layer="layout" svg:width="1.691cm" svg:height="0.471cm" svg:x="4.483cm" svg:y="6.176cm">
          <draw:text-box>
            <text:p text:style-name="P1"><text:span text:style-name="T2">разделы: </text:span></text:p>
          </draw:text-box>
        </draw:frame>
        <draw:frame draw:style-name="gr69" draw:text-style-name="P2" draw:layer="layout" svg:width="2.351cm" svg:height="0.471cm" svg:x="6.485cm" svg:y="6.176cm">
          <draw:text-box>
            <text:p text:style-name="P1"><text:span text:style-name="T2">«Введение», </text:span></text:p>
          </draw:text-box>
        </draw:frame>
        <draw:frame draw:style-name="gr70" draw:text-style-name="P2" draw:layer="layout" svg:width="2.28cm" svg:height="0.471cm" svg:x="9.144cm" svg:y="6.176cm">
          <draw:text-box>
            <text:p text:style-name="P1"><text:span text:style-name="T2">«Основание </text:span></text:p>
          </draw:text-box>
        </draw:frame>
        <draw:frame draw:style-name="gr71" draw:text-style-name="P2" draw:layer="layout" svg:width="0.729cm" svg:height="0.471cm" svg:x="11.735cm" svg:y="6.176cm">
          <draw:text-box>
            <text:p text:style-name="P1"><text:span text:style-name="T2">для </text:span></text:p>
          </draw:text-box>
        </draw:frame>
        <draw:frame draw:style-name="gr72" draw:text-style-name="P2" draw:layer="layout" svg:width="2.436cm" svg:height="0.471cm" svg:x="12.772cm" svg:y="6.176cm">
          <draw:text-box>
            <text:p text:style-name="P1"><text:span text:style-name="T2">разработки», </text:span></text:p>
          </draw:text-box>
        </draw:frame>
        <draw:frame draw:style-name="gr73" draw:text-style-name="P2" draw:layer="layout" svg:width="2.437cm" svg:height="0.471cm" svg:x="15.519cm" svg:y="6.176cm">
          <draw:text-box>
            <text:p text:style-name="P1"><text:span text:style-name="T2">«Назначение </text:span></text:p>
          </draw:text-box>
        </draw:frame>
        <draw:frame draw:style-name="gr72" draw:text-style-name="P2" draw:layer="layout" svg:width="2.436cm" svg:height="0.471cm" svg:x="18.262cm" svg:y="6.176cm">
          <draw:text-box>
            <text:p text:style-name="P1"><text:span text:style-name="T2">разработки», </text:span></text:p>
          </draw:text-box>
        </draw:frame>
        <draw:frame draw:style-name="gr74" draw:text-style-name="P2" draw:layer="layout" svg:width="18.575cm" svg:height="0.471cm" svg:x="1.998cm" svg:y="6.904cm">
          <draw:text-box>
            <text:p text:style-name="P1"><text:span text:style-name="T2">«Требования <text:s/>к <text:s/>программе», <text:s/>«Требования <text:s/>к <text:s/>программным <text:s/>документам», <text:s/>«Технико-экономические </text:span></text:p>
          </draw:text-box>
        </draw:frame>
        <draw:frame draw:style-name="gr75" draw:text-style-name="P2" draw:layer="layout" svg:width="16.391cm" svg:height="0.471cm" svg:x="1.998cm" svg:y="7.637cm">
          <draw:text-box>
            <text:p text:style-name="P1"><text:span text:style-name="T2">показатели», «Стадии и этапы разработки», «Порядок контроля и приемки» и приложения</text:span></text:p>
          </draw:text-box>
        </draw:frame>
        <draw:frame draw:style-name="gr76" draw:text-style-name="P11" draw:layer="layout" svg:width="0.41cm" svg:height="0.323cm" svg:x="18.39cm" svg:y="7.6cm">
          <draw:text-box>
            <text:p text:style-name="P1"><text:span text:style-name="T11"><text:s/></text:span><text:span text:style-name="T12">[7]</text:span></text:p>
          </draw:text-box>
        </draw:frame>
        <draw:frame draw:style-name="gr12" draw:text-style-name="P2" draw:layer="layout" svg:width="0.422cm" svg:height="0.471cm" svg:x="18.792cm" svg:y="7.637cm">
          <draw:text-box>
            <text:p text:style-name="P1"><text:span text:style-name="T2">.</text:span></text:p>
          </draw:text-box>
        </draw:frame>
        <draw:polygon draw:style-name="gr77" draw:text-style-name="P12" draw:layer="layout" svg:width="0.33cm" svg:height="0.013cm" svg:x="18.461cm" svg:y="7.882cm" svg:viewBox="0 0 331 14" draw:points="0,0 331,0 331,14 0,14">
          <text:p/>
        </draw:polygon>
        <draw:frame draw:style-name="gr78" draw:text-style-name="P13" draw:layer="layout" svg:width="0.494cm" svg:height="0.547cm" svg:x="18.893cm" svg:y="7.572cm">
          <draw:text-box>
            <text:p text:style-name="P1"><text:span text:style-name="T13"><text:s/></text:span></text:p>
          </draw:text-box>
        </draw:frame>
        <draw:frame draw:style-name="gr79" draw:text-style-name="P2" draw:layer="layout" svg:width="17.787cm" svg:height="0.471cm" svg:x="3.247cm" svg:y="8.365cm">
          <draw:text-box>
            <text:p text:style-name="P1"><text:span text:style-name="T2">В <text:s/>разделе <text:s/>«Введение» <text:s/>указано <text:s/>наименование <text:s/>и <text:s/>краткая <text:s/>характеристика <text:s/>области <text:s/>применения </text:span></text:p>
          </draw:text-box>
        </draw:frame>
        <draw:frame draw:style-name="gr80" draw:text-style-name="P2" draw:layer="layout" svg:width="2.257cm" svg:height="0.471cm" svg:x="1.998cm" svg:y="9.097cm">
          <draw:text-box>
            <text:p text:style-name="P1"><text:span text:style-name="T2">программы. </text:span></text:p>
          </draw:text-box>
        </draw:frame>
        <draw:frame draw:style-name="gr81" draw:text-style-name="P2" draw:layer="layout" svg:width="17.204cm" svg:height="0.471cm" svg:x="3.247cm" svg:y="9.825cm">
          <draw:text-box>
            <text:p text:style-name="P1"><text:span text:style-name="T2">В <text:s/>разделе <text:s/>«Основания <text:s/>для <text:s/>разработки» <text:s/>указан <text:s/>документ, <text:s/>на <text:s/>основании <text:s/>которого <text:s/>ведется </text:span></text:p>
          </draw:text-box>
        </draw:frame>
        <draw:frame draw:style-name="gr82" draw:text-style-name="P2" draw:layer="layout" svg:width="8.335cm" svg:height="0.471cm" svg:x="1.998cm" svg:y="10.558cm">
          <draw:text-box>
            <text:p text:style-name="P1"><text:span text:style-name="T2">разработка и наименование темы разработки. </text:span></text:p>
          </draw:text-box>
        </draw:frame>
        <draw:frame draw:style-name="gr83" draw:text-style-name="P2" draw:layer="layout" svg:width="17.151cm" svg:height="0.471cm" svg:x="3.247cm" svg:y="11.286cm">
          <draw:text-box>
            <text:p text:style-name="P1"><text:span text:style-name="T2">В разделе «Назначение разработки» указано функциональное и эксплуатационное назначение </text:span></text:p>
          </draw:text-box>
        </draw:frame>
        <draw:frame draw:style-name="gr84" draw:text-style-name="P2" draw:layer="layout" svg:width="4.663cm" svg:height="0.471cm" svg:x="1.998cm" svg:y="12.018cm">
          <draw:text-box>
            <text:p text:style-name="P1"><text:span text:style-name="T2">программного продукта. <text:s/></text:span></text:p>
          </draw:text-box>
        </draw:frame>
        <draw:frame draw:style-name="gr85" draw:text-style-name="P2" draw:layer="layout" svg:width="1.313cm" svg:height="0.471cm" svg:x="3.247cm" svg:y="12.746cm">
          <draw:text-box>
            <text:p text:style-name="P1"><text:span text:style-name="T2">Раздел </text:span></text:p>
          </draw:text-box>
        </draw:frame>
        <draw:frame draw:style-name="gr86" draw:text-style-name="P2" draw:layer="layout" svg:width="2.44cm" svg:height="0.471cm" svg:x="4.771cm" svg:y="12.746cm">
          <draw:text-box>
            <text:p text:style-name="P1"><text:span text:style-name="T2">«Требования </text:span></text:p>
          </draw:text-box>
        </draw:frame>
        <draw:frame draw:style-name="gr12" draw:text-style-name="P2" draw:layer="layout" svg:width="0.422cm" svg:height="0.471cm" svg:x="7.421cm" svg:y="12.746cm">
          <draw:text-box>
            <text:p text:style-name="P1"><text:span text:style-name="T2">к </text:span></text:p>
          </draw:text-box>
        </draw:frame>
        <draw:frame draw:style-name="gr87" draw:text-style-name="P2" draw:layer="layout" svg:width="2.266cm" svg:height="0.471cm" svg:x="7.946cm" svg:y="12.746cm">
          <draw:text-box>
            <text:p text:style-name="P1"><text:span text:style-name="T2">программе» </text:span></text:p>
          </draw:text-box>
        </draw:frame>
        <draw:frame draw:style-name="gr66" draw:text-style-name="P2" draw:layer="layout" svg:width="1.826cm" svg:height="0.471cm" svg:x="10.418cm" svg:y="12.746cm">
          <draw:text-box>
            <text:p text:style-name="P1"><text:span text:style-name="T2">содержит </text:span></text:p>
          </draw:text-box>
        </draw:frame>
        <draw:frame draw:style-name="gr88" draw:text-style-name="P2" draw:layer="layout" svg:width="1.844cm" svg:height="0.471cm" svg:x="12.463cm" svg:y="12.746cm">
          <draw:text-box>
            <text:p text:style-name="P1"><text:span text:style-name="T2">основные </text:span></text:p>
          </draw:text-box>
        </draw:frame>
        <draw:frame draw:style-name="gr89" draw:text-style-name="P2" draw:layer="layout" svg:width="2.155cm" svg:height="0.471cm" svg:x="14.516cm" svg:y="12.746cm">
          <draw:text-box>
            <text:p text:style-name="P1"><text:span text:style-name="T2">требования </text:span></text:p>
          </draw:text-box>
        </draw:frame>
        <draw:frame draw:style-name="gr12" draw:text-style-name="P2" draw:layer="layout" svg:width="0.422cm" svg:height="0.471cm" svg:x="16.887cm" svg:y="12.746cm">
          <draw:text-box>
            <text:p text:style-name="P1"><text:span text:style-name="T2">к </text:span></text:p>
          </draw:text-box>
        </draw:frame>
        <draw:frame draw:style-name="gr90" draw:text-style-name="P2" draw:layer="layout" svg:width="3.288cm" svg:height="0.471cm" svg:x="17.412cm" svg:y="12.746cm">
          <draw:text-box>
            <text:p text:style-name="P1"><text:span text:style-name="T2">функциональным </text:span></text:p>
          </draw:text-box>
        </draw:frame>
        <draw:frame draw:style-name="gr91" draw:text-style-name="P2" draw:layer="layout" svg:width="18.551cm" svg:height="0.471cm" svg:x="1.998cm" svg:y="13.479cm">
          <draw:text-box>
            <text:p text:style-name="P1"><text:span text:style-name="T2">характеристикам, <text:s/>к <text:s/>надежности, <text:s/>к <text:s/>условиям <text:s/>эксплуатации, <text:s/>к <text:s/>составу <text:s/>и <text:s/>параметрам <text:s/>технических </text:span></text:p>
          </draw:text-box>
        </draw:frame>
        <draw:frame draw:style-name="gr92" draw:text-style-name="P2" draw:layer="layout" svg:width="1.589cm" svg:height="0.471cm" svg:x="1.998cm" svg:y="14.207cm">
          <draw:text-box>
            <text:p text:style-name="P1"><text:span text:style-name="T2">средств, </text:span></text:p>
          </draw:text-box>
        </draw:frame>
        <draw:frame draw:style-name="gr12" draw:text-style-name="P2" draw:layer="layout" svg:width="0.422cm" svg:height="0.471cm" svg:x="3.852cm" svg:y="14.207cm">
          <draw:text-box>
            <text:p text:style-name="P1"><text:span text:style-name="T2">к </text:span></text:p>
          </draw:text-box>
        </draw:frame>
        <draw:frame draw:style-name="gr93" draw:text-style-name="P2" draw:layer="layout" svg:width="3.27cm" svg:height="0.471cm" svg:x="4.437cm" svg:y="14.207cm">
          <draw:text-box>
            <text:p text:style-name="P1"><text:span text:style-name="T2">информационной </text:span></text:p>
          </draw:text-box>
        </draw:frame>
        <draw:frame draw:style-name="gr12" draw:text-style-name="P2" draw:layer="layout" svg:width="0.422cm" svg:height="0.471cm" svg:x="7.976cm" svg:y="14.207cm">
          <draw:text-box>
            <text:p text:style-name="P1"><text:span text:style-name="T2">и </text:span></text:p>
          </draw:text-box>
        </draw:frame>
        <draw:frame draw:style-name="gr94" draw:text-style-name="P2" draw:layer="layout" svg:width="2.531cm" svg:height="0.471cm" svg:x="8.577cm" svg:y="14.207cm">
          <draw:text-box>
            <text:p text:style-name="P1"><text:span text:style-name="T2">программной </text:span></text:p>
          </draw:text-box>
        </draw:frame>
        <draw:frame draw:style-name="gr95" draw:text-style-name="P2" draw:layer="layout" svg:width="2.947cm" svg:height="0.471cm" svg:x="11.379cm" svg:y="14.207cm">
          <draw:text-box>
            <text:p text:style-name="P1"><text:span text:style-name="T2">совместимости, </text:span></text:p>
          </draw:text-box>
        </draw:frame>
        <draw:frame draw:style-name="gr12" draw:text-style-name="P2" draw:layer="layout" svg:width="0.422cm" svg:height="0.471cm" svg:x="14.592cm" svg:y="14.207cm">
          <draw:text-box>
            <text:p text:style-name="P1"><text:span text:style-name="T2">к </text:span></text:p>
          </draw:text-box>
        </draw:frame>
        <draw:frame draw:style-name="gr96" draw:text-style-name="P2" draw:layer="layout" svg:width="2.224cm" svg:height="0.471cm" svg:x="15.172cm" svg:y="14.207cm">
          <draw:text-box>
            <text:p text:style-name="P1"><text:span text:style-name="T2">маркировке </text:span></text:p>
          </draw:text-box>
        </draw:frame>
        <draw:frame draw:style-name="gr12" draw:text-style-name="P2" draw:layer="layout" svg:width="0.422cm" svg:height="0.471cm" svg:x="17.666cm" svg:y="14.207cm">
          <draw:text-box>
            <text:p text:style-name="P1"><text:span text:style-name="T2">и </text:span></text:p>
          </draw:text-box>
        </draw:frame>
        <draw:frame draw:style-name="gr97" draw:text-style-name="P2" draw:layer="layout" svg:width="1.851cm" svg:height="0.471cm" svg:x="18.267cm" svg:y="14.207cm">
          <draw:text-box>
            <text:p text:style-name="P1"><text:span text:style-name="T2">упаковке, </text:span></text:p>
          </draw:text-box>
        </draw:frame>
        <draw:frame draw:style-name="gr12" draw:text-style-name="P2" draw:layer="layout" svg:width="0.422cm" svg:height="0.471cm" svg:x="20.384cm" svg:y="14.207cm">
          <draw:text-box>
            <text:p text:style-name="P1"><text:span text:style-name="T2">к </text:span></text:p>
          </draw:text-box>
        </draw:frame>
        <draw:frame draw:style-name="gr98" draw:text-style-name="P2" draw:layer="layout" svg:width="11.694cm" svg:height="0.471cm" svg:x="1.998cm" svg:y="14.939cm">
          <draw:text-box>
            <text:p text:style-name="P1"><text:span text:style-name="T2">транспортировке и хранению, а также специальные требования. </text:span></text:p>
          </draw:text-box>
        </draw:frame>
        <draw:frame draw:style-name="gr85" draw:text-style-name="P2" draw:layer="layout" svg:width="1.313cm" svg:height="0.471cm" svg:x="3.247cm" svg:y="15.667cm">
          <draw:text-box>
            <text:p text:style-name="P1"><text:span text:style-name="T2">Раздел </text:span></text:p>
          </draw:text-box>
        </draw:frame>
        <draw:frame draw:style-name="gr86" draw:text-style-name="P2" draw:layer="layout" svg:width="2.44cm" svg:height="0.471cm" svg:x="4.826cm" svg:y="15.667cm">
          <draw:text-box>
            <text:p text:style-name="P1"><text:span text:style-name="T2">«Требования </text:span></text:p>
          </draw:text-box>
        </draw:frame>
        <draw:frame draw:style-name="gr12" draw:text-style-name="P2" draw:layer="layout" svg:width="0.422cm" svg:height="0.471cm" svg:x="7.531cm" svg:y="15.667cm">
          <draw:text-box>
            <text:p text:style-name="P1"><text:span text:style-name="T2">к </text:span></text:p>
          </draw:text-box>
        </draw:frame>
        <draw:frame draw:style-name="gr99" draw:text-style-name="P2" draw:layer="layout" svg:width="2.646cm" svg:height="0.471cm" svg:x="8.111cm" svg:y="15.667cm">
          <draw:text-box>
            <text:p text:style-name="P1"><text:span text:style-name="T2">программным </text:span></text:p>
          </draw:text-box>
        </draw:frame>
        <draw:frame draw:style-name="gr100" draw:text-style-name="P2" draw:layer="layout" svg:width="2.487cm" svg:height="0.471cm" svg:x="11.019cm" svg:y="15.667cm">
          <draw:text-box>
            <text:p text:style-name="P1"><text:span text:style-name="T2">документам» </text:span></text:p>
          </draw:text-box>
        </draw:frame>
        <draw:frame draw:style-name="gr66" draw:text-style-name="P2" draw:layer="layout" svg:width="1.826cm" svg:height="0.471cm" svg:x="13.771cm" svg:y="15.667cm">
          <draw:text-box>
            <text:p text:style-name="P1"><text:span text:style-name="T2">содержит </text:span></text:p>
          </draw:text-box>
        </draw:frame>
        <draw:frame draw:style-name="gr101" draw:text-style-name="P2" draw:layer="layout" svg:width="3.29cm" svg:height="0.471cm" svg:x="15.867cm" svg:y="15.667cm">
          <draw:text-box>
            <text:p text:style-name="P1"><text:span text:style-name="T2">предварительный </text:span></text:p>
          </draw:text-box>
        </draw:frame>
        <draw:frame draw:style-name="gr102" draw:text-style-name="P2" draw:layer="layout" svg:width="1.268cm" svg:height="0.471cm" svg:x="19.427cm" svg:y="15.667cm">
          <draw:text-box>
            <text:p text:style-name="P1"><text:span text:style-name="T2">состав </text:span></text:p>
          </draw:text-box>
        </draw:frame>
        <draw:frame draw:style-name="gr103" draw:text-style-name="P2" draw:layer="layout" svg:width="11.319cm" svg:height="0.471cm" svg:x="1.998cm" svg:y="16.395cm">
          <draw:text-box>
            <text:p text:style-name="P1"><text:span text:style-name="T2">программной документации и специальные требования к ней. </text:span></text:p>
          </draw:text-box>
        </draw:frame>
        <draw:frame draw:style-name="gr85" draw:text-style-name="P2" draw:layer="layout" svg:width="1.313cm" svg:height="0.471cm" svg:x="3.247cm" svg:y="17.128cm">
          <draw:text-box>
            <text:p text:style-name="P1"><text:span text:style-name="T2">Раздел </text:span></text:p>
          </draw:text-box>
        </draw:frame>
        <draw:frame draw:style-name="gr104" draw:text-style-name="P2" draw:layer="layout" svg:width="4.73cm" svg:height="0.471cm" svg:x="4.746cm" svg:y="17.128cm">
          <draw:text-box>
            <text:p text:style-name="P1"><text:span text:style-name="T2">«Технико-экономические </text:span></text:p>
          </draw:text-box>
        </draw:frame>
        <draw:frame draw:style-name="gr105" draw:text-style-name="P2" draw:layer="layout" svg:width="2.317cm" svg:height="0.471cm" svg:x="9.656cm" svg:y="17.128cm">
          <draw:text-box>
            <text:p text:style-name="P1"><text:span text:style-name="T2">показатели» </text:span></text:p>
          </draw:text-box>
        </draw:frame>
        <draw:frame draw:style-name="gr66" draw:text-style-name="P2" draw:layer="layout" svg:width="1.826cm" svg:height="0.471cm" svg:x="12.158cm" svg:y="17.128cm">
          <draw:text-box>
            <text:p text:style-name="P1"><text:span text:style-name="T2">содержит </text:span></text:p>
          </draw:text-box>
        </draw:frame>
        <draw:frame draw:style-name="gr106" draw:text-style-name="P2" draw:layer="layout" svg:width="3.386cm" svg:height="0.471cm" svg:x="14.169cm" svg:y="17.128cm">
          <draw:text-box>
            <text:p text:style-name="P1"><text:span text:style-name="T2">ориентировочную </text:span></text:p>
          </draw:text-box>
        </draw:frame>
        <draw:frame draw:style-name="gr107" draw:text-style-name="P2" draw:layer="layout" svg:width="2.962cm" svg:height="0.471cm" svg:x="17.738cm" svg:y="17.128cm">
          <draw:text-box>
            <text:p text:style-name="P1"><text:span text:style-name="T2">экономическую </text:span></text:p>
          </draw:text-box>
        </draw:frame>
        <draw:frame draw:style-name="gr108" draw:text-style-name="P2" draw:layer="layout" svg:width="2.953cm" svg:height="0.471cm" svg:x="1.998cm" svg:y="17.856cm">
          <draw:text-box>
            <text:p text:style-name="P1"><text:span text:style-name="T2">эффективность, </text:span></text:p>
          </draw:text-box>
        </draw:frame>
        <draw:frame draw:style-name="gr109" draw:text-style-name="P2" draw:layer="layout" svg:width="3.132cm" svg:height="0.471cm" svg:x="5.093cm" svg:y="17.856cm">
          <draw:text-box>
            <text:p text:style-name="P1"><text:span text:style-name="T2">предполагаемую </text:span></text:p>
          </draw:text-box>
        </draw:frame>
        <draw:frame draw:style-name="gr110" draw:text-style-name="P2" draw:layer="layout" svg:width="1.648cm" svg:height="0.471cm" svg:x="8.357cm" svg:y="17.856cm">
          <draw:text-box>
            <text:p text:style-name="P1"><text:span text:style-name="T2">годовую </text:span></text:p>
          </draw:text-box>
        </draw:frame>
        <draw:frame draw:style-name="gr111" draw:text-style-name="P2" draw:layer="layout" svg:width="2.456cm" svg:height="0.471cm" svg:x="10.143cm" svg:y="17.856cm">
          <draw:text-box>
            <text:p text:style-name="P1"><text:span text:style-name="T2">потребность, </text:span></text:p>
          </draw:text-box>
        </draw:frame>
        <draw:frame draw:style-name="gr112" draw:text-style-name="P2" draw:layer="layout" svg:width="2.848cm" svg:height="0.471cm" svg:x="12.747cm" svg:y="17.856cm">
          <draw:text-box>
            <text:p text:style-name="P1"><text:span text:style-name="T2">экономические </text:span></text:p>
          </draw:text-box>
        </draw:frame>
        <draw:frame draw:style-name="gr113" draw:text-style-name="P2" draw:layer="layout" svg:width="2.715cm" svg:height="0.471cm" svg:x="15.731cm" svg:y="17.856cm">
          <draw:text-box>
            <text:p text:style-name="P1"><text:span text:style-name="T2">преимущества </text:span></text:p>
          </draw:text-box>
        </draw:frame>
        <draw:frame draw:style-name="gr114" draw:text-style-name="P2" draw:layer="layout" svg:width="2.118cm" svg:height="0.471cm" svg:x="18.58cm" svg:y="17.856cm">
          <draw:text-box>
            <text:p text:style-name="P1"><text:span text:style-name="T2">разработки </text:span></text:p>
          </draw:text-box>
        </draw:frame>
        <draw:frame draw:style-name="gr80" draw:text-style-name="P2" draw:layer="layout" svg:width="2.257cm" svg:height="0.471cm" svg:x="1.998cm" svg:y="18.588cm">
          <draw:text-box>
            <text:p text:style-name="P1"><text:span text:style-name="T2">программы. </text:span></text:p>
          </draw:text-box>
        </draw:frame>
        <draw:frame draw:style-name="gr115" draw:text-style-name="P2" draw:layer="layout" svg:width="17.137cm" svg:height="0.471cm" svg:x="3.247cm" svg:y="19.316cm">
          <draw:text-box>
            <text:p text:style-name="P1"><text:span text:style-name="T2">Раздел «Стадии и этапы разработки» содержит стадии разработки, этапы и содержание работ. </text:span></text:p>
          </draw:text-box>
        </draw:frame>
        <draw:frame draw:style-name="gr116" draw:text-style-name="P2" draw:layer="layout" svg:width="16.149cm" svg:height="0.471cm" svg:x="3.247cm" svg:y="20.049cm">
          <draw:text-box>
            <text:p text:style-name="P1"><text:span text:style-name="T2">В разделе «Порядок контроля и приемки» указаны общие требования к приемке работы. </text:span></text:p>
          </draw:text-box>
        </draw:frame>
        <draw:frame draw:style-name="gr117" draw:text-style-name="P2" draw:layer="layout" svg:width="11.941cm" svg:height="0.471cm" svg:x="3.247cm" svg:y="20.777cm">
          <draw:text-box>
            <text:p text:style-name="P1"><text:span text:style-name="T2">Настоящий документ разработан в соответствии с требованиями: </text:span></text:p>
          </draw:text-box>
        </draw:frame>
        <draw:frame draw:style-name="gr12" draw:text-style-name="P2" draw:layer="layout" svg:width="0.422cm" svg:height="0.471cm" svg:x="2.117cm" svg:y="21.509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21.503cm">
          <draw:text-box>
            <text:p text:style-name="P1"><text:span text:style-name="T14"><text:s/></text:span></text:p>
          </draw:text-box>
        </draw:frame>
        <draw:frame draw:style-name="gr119" draw:text-style-name="P2" draw:layer="layout" svg:width="11.056cm" svg:height="0.471cm" svg:x="2.752cm" svg:y="21.509cm">
          <draw:text-box>
            <text:p text:style-name="P1"><text:span text:style-name="T2">ГОСТ 19.101-77 Виды программ и программных документов</text:span></text:p>
          </draw:text-box>
        </draw:frame>
        <draw:frame draw:style-name="gr76" draw:text-style-name="P11" draw:layer="layout" svg:width="0.41cm" svg:height="0.323cm" svg:x="13.805cm" svg:y="21.473cm">
          <draw:text-box>
            <text:p text:style-name="P1"><text:span text:style-name="T11"><text:s/></text:span><text:span text:style-name="T12">[1]</text:span></text:p>
          </draw:text-box>
        </draw:frame>
        <draw:polygon draw:style-name="gr77" draw:text-style-name="P12" draw:layer="layout" svg:width="0.331cm" svg:height="0.012cm" svg:x="13.876cm" svg:y="21.755cm" svg:viewBox="0 0 332 13" draw:points="0,0 332,0 332,13 0,13">
          <text:p/>
        </draw:polygon>
        <draw:frame draw:style-name="gr12" draw:text-style-name="P2" draw:layer="layout" svg:width="0.422cm" svg:height="0.471cm" svg:x="14.207cm" svg:y="21.509cm">
          <draw:text-box>
            <text:p text:style-name="P1"><text:span text:style-name="T2">. </text:span></text:p>
          </draw:text-box>
        </draw:frame>
        <draw:frame draw:style-name="gr12" draw:text-style-name="P2" draw:layer="layout" svg:width="0.422cm" svg:height="0.471cm" svg:x="2.117cm" svg:y="22.237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22.231cm">
          <draw:text-box>
            <text:p text:style-name="P1"><text:span text:style-name="T14"><text:s/></text:span></text:p>
          </draw:text-box>
        </draw:frame>
        <draw:frame draw:style-name="gr120" draw:text-style-name="P2" draw:layer="layout" svg:width="6.58cm" svg:height="0.471cm" svg:x="2.752cm" svg:y="22.237cm">
          <draw:text-box>
            <text:p text:style-name="P1"><text:span text:style-name="T2">ГОСТ 19.102-77 Стадии разработки </text:span></text:p>
          </draw:text-box>
        </draw:frame>
        <draw:frame draw:style-name="gr121" draw:text-style-name="P11" draw:layer="layout" svg:width="0.338cm" svg:height="0.323cm" svg:x="9.335cm" svg:y="22.201cm">
          <draw:text-box>
            <text:p text:style-name="P1"><text:span text:style-name="T12">[2]</text:span></text:p>
          </draw:text-box>
        </draw:frame>
        <draw:polygon draw:style-name="gr77" draw:text-style-name="P12" draw:layer="layout" svg:width="0.326cm" svg:height="0.012cm" svg:x="9.334cm" svg:y="22.483cm" svg:viewBox="0 0 327 13" draw:points="0,0 327,0 327,13 0,13">
          <text:p/>
        </draw:polygon>
        <draw:frame draw:style-name="gr12" draw:text-style-name="P2" draw:layer="layout" svg:width="0.422cm" svg:height="0.471cm" svg:x="9.66cm" svg:y="22.237cm">
          <draw:text-box>
            <text:p text:style-name="P1"><text:span text:style-name="T2">. </text:span></text:p>
          </draw:text-box>
        </draw:frame>
        <draw:frame draw:style-name="gr12" draw:text-style-name="P2" draw:layer="layout" svg:width="0.422cm" svg:height="0.471cm" svg:x="2.117cm" svg:y="22.97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22.964cm">
          <draw:text-box>
            <text:p text:style-name="P1"><text:span text:style-name="T14"><text:s/></text:span></text:p>
          </draw:text-box>
        </draw:frame>
        <draw:frame draw:style-name="gr122" draw:text-style-name="P2" draw:layer="layout" svg:width="12.516cm" svg:height="0.471cm" svg:x="2.752cm" svg:y="22.97cm">
          <draw:text-box>
            <text:p text:style-name="P1"><text:span text:style-name="T2">ГОСТ 19.103-77 Обозначения программ и программных документов </text:span></text:p>
          </draw:text-box>
        </draw:frame>
        <draw:frame draw:style-name="gr121" draw:text-style-name="P11" draw:layer="layout" svg:width="0.338cm" svg:height="0.323cm" svg:x="15.265cm" svg:y="22.933cm">
          <draw:text-box>
            <text:p text:style-name="P1"><text:span text:style-name="T12">[3]</text:span></text:p>
          </draw:text-box>
        </draw:frame>
        <draw:polygon draw:style-name="gr77" draw:text-style-name="P12" draw:layer="layout" svg:width="0.334cm" svg:height="0.013cm" svg:x="15.265cm" svg:y="23.215cm" svg:viewBox="0 0 335 14" draw:points="0,0 335,0 335,14 0,14">
          <text:p/>
        </draw:polygon>
        <draw:frame draw:style-name="gr12" draw:text-style-name="P2" draw:layer="layout" svg:width="0.422cm" svg:height="0.471cm" svg:x="15.6cm" svg:y="22.97cm">
          <draw:text-box>
            <text:p text:style-name="P1"><text:span text:style-name="T2">. </text:span></text:p>
          </draw:text-box>
        </draw:frame>
        <draw:frame draw:style-name="gr12" draw:text-style-name="P2" draw:layer="layout" svg:width="0.422cm" svg:height="0.471cm" svg:x="2.117cm" svg:y="23.698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23.692cm">
          <draw:text-box>
            <text:p text:style-name="P1"><text:span text:style-name="T14"><text:s/></text:span></text:p>
          </draw:text-box>
        </draw:frame>
        <draw:frame draw:style-name="gr123" draw:text-style-name="P2" draw:layer="layout" svg:width="6.573cm" svg:height="0.471cm" svg:x="2.752cm" svg:y="23.698cm">
          <draw:text-box>
            <text:p text:style-name="P1"><text:span text:style-name="T2">ГОСТ 19.104-78 Основные надписи </text:span></text:p>
          </draw:text-box>
        </draw:frame>
        <draw:frame draw:style-name="gr121" draw:text-style-name="P11" draw:layer="layout" svg:width="0.338cm" svg:height="0.323cm" svg:x="9.33cm" svg:y="23.661cm">
          <draw:text-box>
            <text:p text:style-name="P1"><text:span text:style-name="T12">[4]</text:span></text:p>
          </draw:text-box>
        </draw:frame>
        <draw:polygon draw:style-name="gr77" draw:text-style-name="P12" draw:layer="layout" svg:width="0.326cm" svg:height="0.013cm" svg:x="9.33cm" svg:y="23.943cm" svg:viewBox="0 0 327 14" draw:points="0,0 327,0 327,14 0,14">
          <text:p/>
        </draw:polygon>
        <draw:frame draw:style-name="gr12" draw:text-style-name="P2" draw:layer="layout" svg:width="0.422cm" svg:height="0.471cm" svg:x="9.656cm" svg:y="23.698cm">
          <draw:text-box>
            <text:p text:style-name="P1"><text:span text:style-name="T2">. </text:span></text:p>
          </draw:text-box>
        </draw:frame>
        <draw:frame draw:style-name="gr12" draw:text-style-name="P2" draw:layer="layout" svg:width="0.422cm" svg:height="0.471cm" svg:x="2.117cm" svg:y="24.43cm">
          <draw:text-box>
            <text:p text:style-name="P1"><text:span text:style-name="T2">5)</text:span></text:p>
          </draw:text-box>
        </draw:frame>
        <draw:frame draw:style-name="gr118" draw:text-style-name="P2" draw:layer="layout" svg:width="0.422cm" svg:height="0.475cm" svg:x="2.468cm" svg:y="24.424cm">
          <draw:text-box>
            <text:p text:style-name="P1"><text:span text:style-name="T14"><text:s/></text:span></text:p>
          </draw:text-box>
        </draw:frame>
        <draw:frame draw:style-name="gr124" draw:text-style-name="P2" draw:layer="layout" svg:width="11.782cm" svg:height="0.471cm" svg:x="2.752cm" svg:y="24.43cm">
          <draw:text-box>
            <text:p text:style-name="P1"><text:span text:style-name="T2">ГОСТ 19.105-78 Общие требования к программным документам </text:span></text:p>
          </draw:text-box>
        </draw:frame>
        <draw:frame draw:style-name="gr121" draw:text-style-name="P11" draw:layer="layout" svg:width="0.338cm" svg:height="0.323cm" svg:x="14.533cm" svg:y="24.394cm">
          <draw:text-box>
            <text:p text:style-name="P1"><text:span text:style-name="T12">[5]</text:span></text:p>
          </draw:text-box>
        </draw:frame>
        <draw:polygon draw:style-name="gr77" draw:text-style-name="P12" draw:layer="layout" svg:width="0.33cm" svg:height="0.012cm" svg:x="14.533cm" svg:y="24.676cm" svg:viewBox="0 0 331 13" draw:points="0,0 331,0 331,13 0,13">
          <text:p/>
        </draw:polygon>
        <draw:frame draw:style-name="gr12" draw:text-style-name="P2" draw:layer="layout" svg:width="0.422cm" svg:height="0.471cm" svg:x="14.863cm" svg:y="24.43cm">
          <draw:text-box>
            <text:p text:style-name="P1"><text:span text:style-name="T2">. </text:span></text:p>
          </draw:text-box>
        </draw:frame>
      </draw:page>
      <draw:page draw:name="page4" draw:style-name="dp1" draw:master-page-name="master-page33">
        <draw:frame draw:style-name="gr12" draw:text-style-name="P2" draw:layer="layout" svg:width="0.422cm" svg:height="0.471cm" svg:x="11.184cm" svg:y="0.766cm">
          <draw:text-box>
            <text:p text:style-name="P1"><text:span text:style-name="T1">3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12" draw:text-style-name="P2" draw:layer="layout" svg:width="0.422cm" svg:height="0.471cm" svg:x="2.117cm" svg:y="2.518cm">
          <draw:text-box>
            <text:p text:style-name="P1"><text:span text:style-name="T2">6)</text:span></text:p>
          </draw:text-box>
        </draw:frame>
        <draw:frame draw:style-name="gr118" draw:text-style-name="P2" draw:layer="layout" svg:width="0.422cm" svg:height="0.475cm" svg:x="2.468cm" svg:y="2.512cm">
          <draw:text-box>
            <text:p text:style-name="P1"><text:span text:style-name="T14"><text:s/></text:span></text:p>
          </draw:text-box>
        </draw:frame>
        <draw:frame draw:style-name="gr125" draw:text-style-name="P2" draw:layer="layout" svg:width="16.965cm" svg:height="0.471cm" svg:x="2.752cm" svg:y="2.518cm">
          <draw:text-box>
            <text:p text:style-name="P1"><text:span text:style-name="T2">ГОСТ 19.106-78 Требования к программным документам, выполненным печатным способом </text:span></text:p>
          </draw:text-box>
        </draw:frame>
        <draw:frame draw:style-name="gr121" draw:text-style-name="P11" draw:layer="layout" svg:width="0.338cm" svg:height="0.323cm" svg:x="19.71cm" svg:y="2.482cm">
          <draw:text-box>
            <text:p text:style-name="P1"><text:span text:style-name="T12">[6]</text:span></text:p>
          </draw:text-box>
        </draw:frame>
        <draw:polygon draw:style-name="gr77" draw:text-style-name="P12" draw:layer="layout" svg:width="0.334cm" svg:height="0.013cm" svg:x="19.71cm" svg:y="2.764cm" svg:viewBox="0 0 335 14" draw:points="0,0 335,0 335,14 0,14">
          <text:p/>
        </draw:polygon>
        <draw:frame draw:style-name="gr12" draw:text-style-name="P2" draw:layer="layout" svg:width="0.422cm" svg:height="0.471cm" svg:x="20.045cm" svg:y="2.518cm">
          <draw:text-box>
            <text:p text:style-name="P1"><text:span text:style-name="T2">. </text:span></text:p>
          </draw:text-box>
        </draw:frame>
        <draw:frame draw:style-name="gr12" draw:text-style-name="P2" draw:layer="layout" svg:width="0.422cm" svg:height="0.471cm" svg:x="2.117cm" svg:y="3.247cm">
          <draw:text-box>
            <text:p text:style-name="P1"><text:span text:style-name="T2">7)</text:span></text:p>
          </draw:text-box>
        </draw:frame>
        <draw:frame draw:style-name="gr118" draw:text-style-name="P2" draw:layer="layout" svg:width="0.422cm" svg:height="0.475cm" svg:x="2.468cm" svg:y="3.241cm">
          <draw:text-box>
            <text:p text:style-name="P1"><text:span text:style-name="T14"><text:s/></text:span></text:p>
          </draw:text-box>
        </draw:frame>
        <draw:frame draw:style-name="gr126" draw:text-style-name="P2" draw:layer="layout" svg:width="14.748cm" svg:height="0.471cm" svg:x="2.752cm" svg:y="3.247cm">
          <draw:text-box>
            <text:p text:style-name="P1"><text:span text:style-name="T2">ГОСТ 19.201-78 Техническое задание. Требования к содержанию и оформлению </text:span></text:p>
          </draw:text-box>
        </draw:frame>
        <draw:frame draw:style-name="gr121" draw:text-style-name="P11" draw:layer="layout" svg:width="0.338cm" svg:height="0.323cm" svg:x="17.501cm" svg:y="3.21cm">
          <draw:text-box>
            <text:p text:style-name="P1"><text:span text:style-name="T12">[7]</text:span></text:p>
          </draw:text-box>
        </draw:frame>
        <draw:polygon draw:style-name="gr77" draw:text-style-name="P12" draw:layer="layout" svg:width="0.33cm" svg:height="0.013cm" svg:x="17.5cm" svg:y="3.492cm" svg:viewBox="0 0 331 14" draw:points="0,0 331,0 331,14 0,14">
          <text:p/>
        </draw:polygon>
        <draw:frame draw:style-name="gr12" draw:text-style-name="P2" draw:layer="layout" svg:width="0.422cm" svg:height="0.471cm" svg:x="17.831cm" svg:y="3.247cm">
          <draw:text-box>
            <text:p text:style-name="P1"><text:span text:style-name="T2">. </text:span></text:p>
          </draw:text-box>
        </draw:frame>
        <draw:frame draw:style-name="gr127" draw:text-style-name="P2" draw:layer="layout" svg:width="2.099cm" svg:height="0.471cm" svg:x="3.247cm" svg:y="3.979cm">
          <draw:text-box>
            <text:p text:style-name="P1"><text:span text:style-name="T2">Изменения </text:span></text:p>
          </draw:text-box>
        </draw:frame>
        <draw:frame draw:style-name="gr12" draw:text-style-name="P2" draw:layer="layout" svg:width="0.422cm" svg:height="0.471cm" svg:x="6.143cm" svg:y="3.979cm">
          <draw:text-box>
            <text:p text:style-name="P1"><text:span text:style-name="T2">к </text:span></text:p>
          </draw:text-box>
        </draw:frame>
        <draw:frame draw:style-name="gr128" draw:text-style-name="P2" draw:layer="layout" svg:width="1.655cm" svg:height="0.471cm" svg:x="7.247cm" svg:y="3.979cm">
          <draw:text-box>
            <text:p text:style-name="P1"><text:span text:style-name="T2">данному </text:span></text:p>
          </draw:text-box>
        </draw:frame>
        <draw:frame draw:style-name="gr129" draw:text-style-name="P2" draw:layer="layout" svg:width="2.705cm" svg:height="0.471cm" svg:x="9.694cm" svg:y="3.979cm">
          <draw:text-box>
            <text:p text:style-name="P1"><text:span text:style-name="T2">Техническому </text:span></text:p>
          </draw:text-box>
        </draw:frame>
        <draw:frame draw:style-name="gr130" draw:text-style-name="P2" draw:layer="layout" svg:width="1.636cm" svg:height="0.471cm" svg:x="13.191cm" svg:y="3.979cm">
          <draw:text-box>
            <text:p text:style-name="P1"><text:span text:style-name="T2">заданию </text:span></text:p>
          </draw:text-box>
        </draw:frame>
        <draw:frame draw:style-name="gr131" draw:text-style-name="P2" draw:layer="layout" svg:width="2.575cm" svg:height="0.471cm" svg:x="15.625cm" svg:y="3.979cm">
          <draw:text-box>
            <text:p text:style-name="P1"><text:span text:style-name="T2">оформляются </text:span></text:p>
          </draw:text-box>
        </draw:frame>
        <draw:frame draw:style-name="gr132" draw:text-style-name="P2" draw:layer="layout" svg:width="1.812cm" svg:height="0.471cm" svg:x="18.991cm" svg:y="3.979cm">
          <draw:text-box>
            <text:p text:style-name="P1"><text:span text:style-name="T2">согласно <text:s/></text:span></text:p>
          </draw:text-box>
        </draw:frame>
        <draw:frame draw:style-name="gr133" draw:text-style-name="P2" draw:layer="layout" svg:width="3.034cm" svg:height="0.471cm" svg:x="1.998cm" svg:y="4.707cm">
          <draw:text-box>
            <text:p text:style-name="P1"><text:span text:style-name="T2">ГОСТ 19.603-78 </text:span></text:p>
          </draw:text-box>
        </draw:frame>
        <draw:frame draw:style-name="gr121" draw:text-style-name="P11" draw:layer="layout" svg:width="0.338cm" svg:height="0.323cm" svg:x="5.029cm" svg:y="4.671cm">
          <draw:text-box>
            <text:p text:style-name="P1"><text:span text:style-name="T12">[8]</text:span></text:p>
          </draw:text-box>
        </draw:frame>
        <draw:frame draw:style-name="gr134" draw:text-style-name="P2" draw:layer="layout" svg:width="3.245cm" svg:height="0.471cm" svg:x="5.359cm" svg:y="4.707cm">
          <draw:text-box>
            <text:p text:style-name="P1"><text:span text:style-name="T2">, ГОСТ 19.604-78 </text:span></text:p>
          </draw:text-box>
        </draw:frame>
        <draw:frame draw:style-name="gr121" draw:text-style-name="P11" draw:layer="layout" svg:width="0.338cm" svg:height="0.323cm" svg:x="8.602cm" svg:y="4.671cm">
          <draw:text-box>
            <text:p text:style-name="P1"><text:span text:style-name="T12">[9]</text:span></text:p>
          </draw:text-box>
        </draw:frame>
        <draw:polygon draw:style-name="gr77" draw:text-style-name="P12" draw:layer="layout" svg:width="0.33cm" svg:height="0.012cm" svg:x="5.029cm" svg:y="4.953cm" svg:viewBox="0 0 331 13" draw:points="0,0 331,0 331,13 0,13">
          <text:p/>
        </draw:polygon>
        <draw:polygon draw:style-name="gr77" draw:text-style-name="P12" draw:layer="layout" svg:width="0.33cm" svg:height="0.012cm" svg:x="8.602cm" svg:y="4.953cm" svg:viewBox="0 0 331 13" draw:points="0,0 331,0 331,13 0,13">
          <text:p/>
        </draw:polygon>
        <draw:frame draw:style-name="gr12" draw:text-style-name="P2" draw:layer="layout" svg:width="0.422cm" svg:height="0.471cm" svg:x="8.932cm" svg:y="4.707cm">
          <draw:text-box>
            <text:p text:style-name="P1"><text:span text:style-name="T2">. </text:span></text:p>
          </draw:text-box>
        </draw:frame>
        <draw:frame draw:style-name="gr12" draw:text-style-name="P2" draw:layer="layout" svg:width="0.422cm" svg:height="0.471cm" svg:x="1.998cm" svg:y="5.439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5.998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6.55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7.11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7.679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8.238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8.79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9.35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9.918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0.47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1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1.59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2.158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2.71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3.27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3.834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4.39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4.95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5.51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6.074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6.63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7.19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7.754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8.313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8.87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9.43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9.994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20.55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21.11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21.674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22.233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22.79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23.35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23.914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24.472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33">
        <draw:frame draw:style-name="gr12" draw:text-style-name="P2" draw:layer="layout" svg:width="0.422cm" svg:height="0.471cm" svg:x="11.184cm" svg:y="0.766cm">
          <draw:text-box>
            <text:p text:style-name="P1"><text:span text:style-name="T1">4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135" draw:text-style-name="P2" draw:layer="layout" svg:width="3.24cm" svg:height="0.471cm" svg:x="10.262cm" svg:y="2.518cm">
          <draw:text-box>
            <text:p text:style-name="P1"><text:span text:style-name="T1">СОДЕРЖАНИЕ </text:span></text:p>
          </draw:text-box>
        </draw:frame>
        <draw:frame draw:style-name="gr136" draw:text-style-name="P2" draw:layer="layout" svg:width="18.768cm" svg:height="0.471cm" svg:x="1.998cm" svg:y="3.247cm">
          <draw:text-box>
            <text:p text:style-name="P1"><text:span text:style-name="T1">1. ВВЕДЕНИЕ .................................................................................................................................................. 6 </text:span></text:p>
          </draw:text-box>
        </draw:frame>
        <draw:frame draw:style-name="gr137" draw:text-style-name="P2" draw:layer="layout" svg:width="18.407cm" svg:height="0.471cm" svg:x="2.371cm" svg:y="4.055cm">
          <draw:text-box>
            <text:p text:style-name="P1"><text:span text:style-name="T1">1.1. Наименование программы ................................................................................................................. 6 </text:span></text:p>
          </draw:text-box>
        </draw:frame>
        <draw:frame draw:style-name="gr138" draw:text-style-name="P2" draw:layer="layout" svg:width="18.436cm" svg:height="0.471cm" svg:x="2.371cm" svg:y="4.868cm">
          <draw:text-box>
            <text:p text:style-name="P1"><text:span text:style-name="T1">1.2. Краткая характеристика области применения .............................................................................. 6 </text:span></text:p>
          </draw:text-box>
        </draw:frame>
        <draw:frame draw:style-name="gr139" draw:text-style-name="P2" draw:layer="layout" svg:width="18.811cm" svg:height="0.471cm" svg:x="1.998cm" svg:y="5.676cm">
          <draw:text-box>
            <text:p text:style-name="P1"><text:span text:style-name="T1">2. ОСНОВАНИЯ ДЛЯ РАЗРАБОТКИ ........................................................................................................ 7 </text:span></text:p>
          </draw:text-box>
        </draw:frame>
        <draw:frame draw:style-name="gr140" draw:text-style-name="P2" draw:layer="layout" svg:width="18.431cm" svg:height="0.471cm" svg:x="2.371cm" svg:y="6.485cm">
          <draw:text-box>
            <text:p text:style-name="P1"><text:span text:style-name="T1">2.1. Документ(ы), на основании которого(ых) ведётся разработка ................................................... 7 </text:span></text:p>
          </draw:text-box>
        </draw:frame>
        <draw:frame draw:style-name="gr141" draw:text-style-name="P2" draw:layer="layout" svg:width="18.415cm" svg:height="0.471cm" svg:x="2.371cm" svg:y="7.294cm">
          <draw:text-box>
            <text:p text:style-name="P1"><text:span text:style-name="T1">2.2. Наименование темы разработки ....................................................................................................... 7 </text:span></text:p>
          </draw:text-box>
        </draw:frame>
        <draw:frame draw:style-name="gr142" draw:text-style-name="P2" draw:layer="layout" svg:width="18.848cm" svg:height="0.471cm" svg:x="1.998cm" svg:y="8.102cm">
          <draw:text-box>
            <text:p text:style-name="P1"><text:span text:style-name="T1">3. Назначение разработки .............................................................................................................................. 8 </text:span></text:p>
          </draw:text-box>
        </draw:frame>
        <draw:frame draw:style-name="gr143" draw:text-style-name="P2" draw:layer="layout" svg:width="18.42cm" svg:height="0.471cm" svg:x="2.371cm" svg:y="8.911cm">
          <draw:text-box>
            <text:p text:style-name="P1"><text:span text:style-name="T1">3.1. Функциональное назначение ............................................................................................................. 8 </text:span></text:p>
          </draw:text-box>
        </draw:frame>
        <draw:frame draw:style-name="gr144" draw:text-style-name="P2" draw:layer="layout" svg:width="18.41cm" svg:height="0.471cm" svg:x="2.371cm" svg:y="9.724cm">
          <draw:text-box>
            <text:p text:style-name="P1"><text:span text:style-name="T1">3.2. Эксплуатационное назначение .......................................................................................................... 8 </text:span></text:p>
          </draw:text-box>
        </draw:frame>
        <draw:frame draw:style-name="gr145" draw:text-style-name="P2" draw:layer="layout" svg:width="18.826cm" svg:height="0.471cm" svg:x="1.998cm" svg:y="10.532cm">
          <draw:text-box>
            <text:p text:style-name="P1"><text:span text:style-name="T1">4. ТРЕБОВАНИЯ К ПРОГРАММЕ ............................................................................................................. 9 </text:span></text:p>
          </draw:text-box>
        </draw:frame>
        <draw:frame draw:style-name="gr146" draw:text-style-name="P2" draw:layer="layout" svg:width="18.373cm" svg:height="0.471cm" svg:x="2.371cm" svg:y="11.341cm">
          <draw:text-box>
            <text:p text:style-name="P1"><text:span text:style-name="T1">4.1. Требования к функциональным характеристикам ...................................................................... 9 </text:span></text:p>
          </draw:text-box>
        </draw:frame>
        <draw:frame draw:style-name="gr147" draw:text-style-name="P2" draw:layer="layout" svg:width="18.1cm" svg:height="0.471cm" svg:x="2.739cm" svg:y="12.149cm">
          <draw:text-box>
            <text:p text:style-name="P1"><text:span text:style-name="T1">4.1.1. Состав выполняемых функций ................................................................................................... 9 </text:span></text:p>
          </draw:text-box>
        </draw:frame>
        <draw:frame draw:style-name="gr148" draw:text-style-name="P2" draw:layer="layout" svg:width="18.048cm" svg:height="0.471cm" svg:x="2.739cm" svg:y="12.958cm">
          <draw:text-box>
            <text:p text:style-name="P1"><text:span text:style-name="T1">4.1.2. Организация входных данных .................................................................................................. 10 </text:span></text:p>
          </draw:text-box>
        </draw:frame>
        <draw:frame draw:style-name="gr149" draw:text-style-name="P2" draw:layer="layout" svg:width="18.061cm" svg:height="0.471cm" svg:x="2.739cm" svg:y="13.766cm">
          <draw:text-box>
            <text:p text:style-name="P1"><text:span text:style-name="T1">4.1.3. Организация выходных данных ............................................................................................... 11 </text:span></text:p>
          </draw:text-box>
        </draw:frame>
        <draw:frame draw:style-name="gr150" draw:text-style-name="P2" draw:layer="layout" svg:width="18.089cm" svg:height="0.471cm" svg:x="2.739cm" svg:y="14.575cm">
          <draw:text-box>
            <text:p text:style-name="P1"><text:span text:style-name="T1">4.1.4. Требования к временным характеристикам .......................................................................... 12 </text:span></text:p>
          </draw:text-box>
        </draw:frame>
        <draw:frame draw:style-name="gr151" draw:text-style-name="P2" draw:layer="layout" svg:width="18.005cm" svg:height="0.471cm" svg:x="2.739cm" svg:y="15.388cm">
          <draw:text-box>
            <text:p text:style-name="P1"><text:span text:style-name="T1">4.1.5. Требования к интерфейсу........................................................................................................... 12 </text:span></text:p>
          </draw:text-box>
        </draw:frame>
        <draw:frame draw:style-name="gr152" draw:text-style-name="P2" draw:layer="layout" svg:width="18.444cm" svg:height="0.471cm" svg:x="2.371cm" svg:y="16.196cm">
          <draw:text-box>
            <text:p text:style-name="P1"><text:span text:style-name="T1">4.2. Требования к надёжности ................................................................................................................. 13 </text:span></text:p>
          </draw:text-box>
        </draw:frame>
        <draw:frame draw:style-name="gr153" draw:text-style-name="P2" draw:layer="layout" svg:width="18.432cm" svg:height="0.471cm" svg:x="2.371cm" svg:y="17.005cm">
          <draw:text-box>
            <text:p text:style-name="P1"><text:span text:style-name="T1">4.3. Требования к эксплуатации ............................................................................................................. 13 </text:span></text:p>
          </draw:text-box>
        </draw:frame>
        <draw:frame draw:style-name="gr154" draw:text-style-name="P2" draw:layer="layout" svg:width="18.448cm" svg:height="0.471cm" svg:x="2.371cm" svg:y="17.813cm">
          <draw:text-box>
            <text:p text:style-name="P1"><text:span text:style-name="T1">4.4. Требования к составу и параметрам технических средств ........................................................ 13 </text:span></text:p>
          </draw:text-box>
        </draw:frame>
        <draw:frame draw:style-name="gr155" draw:text-style-name="P2" draw:layer="layout" svg:width="18.094cm" svg:height="0.471cm" svg:x="2.739cm" svg:y="18.622cm">
          <draw:text-box>
            <text:p text:style-name="P1"><text:span text:style-name="T1">4.4.1. Требования к серверному оборудованию ................................................................................ 13 </text:span></text:p>
          </draw:text-box>
        </draw:frame>
        <draw:frame draw:style-name="gr156" draw:text-style-name="P2" draw:layer="layout" svg:width="18.066cm" svg:height="0.471cm" svg:x="2.739cm" svg:y="19.431cm">
          <draw:text-box>
            <text:p text:style-name="P1"><text:span text:style-name="T1">4.4.2. Требования к клиентскому оборудованию ............................................................................. 13 </text:span></text:p>
          </draw:text-box>
        </draw:frame>
        <draw:frame draw:style-name="gr157" draw:text-style-name="P2" draw:layer="layout" svg:width="18.411cm" svg:height="0.471cm" svg:x="2.371cm" svg:y="20.243cm">
          <draw:text-box>
            <text:p text:style-name="P1"><text:span text:style-name="T1">4.5. Требования к информационной и программной совместимости ............................................. 14 </text:span></text:p>
          </draw:text-box>
        </draw:frame>
        <draw:frame draw:style-name="gr158" draw:text-style-name="P2" draw:layer="layout" svg:width="18.385cm" svg:height="0.471cm" svg:x="2.371cm" svg:y="21.052cm">
          <draw:text-box>
            <text:p text:style-name="P1"><text:span text:style-name="T1">4.6. Требование к маркировке и упаковке ........................................................................................... 14 </text:span></text:p>
          </draw:text-box>
        </draw:frame>
        <draw:frame draw:style-name="gr159" draw:text-style-name="P2" draw:layer="layout" svg:width="18.449cm" svg:height="0.471cm" svg:x="2.371cm" svg:y="21.861cm">
          <draw:text-box>
            <text:p text:style-name="P1"><text:span text:style-name="T1">4.7. Требования к транспортированию и хранению ........................................................................... 14 </text:span></text:p>
          </draw:text-box>
        </draw:frame>
        <draw:frame draw:style-name="gr160" draw:text-style-name="P2" draw:layer="layout" svg:width="18.806cm" svg:height="0.471cm" svg:x="1.998cm" svg:y="22.669cm">
          <draw:text-box>
            <text:p text:style-name="P1"><text:span text:style-name="T1">5. ТРЕБОВАНИЯ К ПРОГРАММНОЙ ДОКУМЕНТАЦИИ ............................................................... 15 </text:span></text:p>
          </draw:text-box>
        </draw:frame>
        <draw:frame draw:style-name="gr161" draw:text-style-name="P2" draw:layer="layout" svg:width="18.462cm" svg:height="0.471cm" svg:x="2.371cm" svg:y="23.478cm">
          <draw:text-box>
            <text:p text:style-name="P1"><text:span text:style-name="T1">5.1. Состав программной документации ............................................................................................... 15 </text:span></text:p>
          </draw:text-box>
        </draw:frame>
        <draw:frame draw:style-name="gr141" draw:text-style-name="P2" draw:layer="layout" svg:width="18.415cm" svg:height="0.471cm" svg:x="2.371cm" svg:y="24.286cm">
          <draw:text-box>
            <text:p text:style-name="P1"><text:span text:style-name="T1">5.2. Специальные требования к программной документации ......................................................... 15 </text:span></text:p>
          </draw:text-box>
        </draw:frame>
      </draw:page>
      <draw:page draw:name="page6" draw:style-name="dp1" draw:master-page-name="master-page33">
        <draw:frame draw:style-name="gr12" draw:text-style-name="P2" draw:layer="layout" svg:width="0.422cm" svg:height="0.471cm" svg:x="11.184cm" svg:y="0.766cm">
          <draw:text-box>
            <text:p text:style-name="P1"><text:span text:style-name="T1">5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162" draw:text-style-name="P2" draw:layer="layout" svg:width="18.76cm" svg:height="0.471cm" svg:x="1.998cm" svg:y="2.518cm">
          <draw:text-box>
            <text:p text:style-name="P1"><text:span text:style-name="T1">6. ТЕХНИКО-ЭКОНОМИЧЕСКИЕ ПОКАЗАТЕЛИ ............................................................................ 16 </text:span></text:p>
          </draw:text-box>
        </draw:frame>
        <draw:frame draw:style-name="gr163" draw:text-style-name="P2" draw:layer="layout" svg:width="18.383cm" svg:height="0.471cm" svg:x="2.371cm" svg:y="3.327cm">
          <draw:text-box>
            <text:p text:style-name="P1"><text:span text:style-name="T1">6.1. Ориентировочная экономическая эффективность ..................................................................... 16 </text:span></text:p>
          </draw:text-box>
        </draw:frame>
        <draw:frame draw:style-name="gr164" draw:text-style-name="P2" draw:layer="layout" svg:width="18.374cm" svg:height="0.471cm" svg:x="2.371cm" svg:y="4.136cm">
          <draw:text-box>
            <text:p text:style-name="P1"><text:span text:style-name="T1">6.2. Предполагаемая потребность........................................................................................................... 16 </text:span></text:p>
          </draw:text-box>
        </draw:frame>
        <draw:frame draw:style-name="gr165" draw:text-style-name="P2" draw:layer="layout" svg:width="15.778cm" svg:height="0.471cm" svg:x="2.371cm" svg:y="4.944cm">
          <draw:text-box>
            <text:p text:style-name="P1"><text:span text:style-name="T1">6.3. Экономические преимущества разработки по сравнению с отечественными и </text:span></text:p>
          </draw:text-box>
        </draw:frame>
        <draw:frame draw:style-name="gr166" draw:text-style-name="P2" draw:layer="layout" svg:width="18.455cm" svg:height="0.471cm" svg:x="2.371cm" svg:y="5.579cm">
          <draw:text-box>
            <text:p text:style-name="P1"><text:span text:style-name="T1">зарубежными аналогами .......................................................................................................................... 16 </text:span></text:p>
          </draw:text-box>
        </draw:frame>
        <draw:frame draw:style-name="gr167" draw:text-style-name="P2" draw:layer="layout" svg:width="18.846cm" svg:height="0.471cm" svg:x="1.998cm" svg:y="6.388cm">
          <draw:text-box>
            <text:p text:style-name="P1"><text:span text:style-name="T1">7. СТАДИИ И ЭТАПЫ РАЗРАБОТКИ ..................................................................................................... 17 </text:span></text:p>
          </draw:text-box>
        </draw:frame>
        <draw:frame draw:style-name="gr168" draw:text-style-name="P2" draw:layer="layout" svg:width="18.398cm" svg:height="0.471cm" svg:x="2.371cm" svg:y="7.196cm">
          <draw:text-box>
            <text:p text:style-name="P1"><text:span text:style-name="T1">7.1. Стадии разработки, этапы и содержание работ ........................................................................... 17 </text:span></text:p>
          </draw:text-box>
        </draw:frame>
        <draw:frame draw:style-name="gr169" draw:text-style-name="P2" draw:layer="layout" svg:width="18.437cm" svg:height="0.471cm" svg:x="2.371cm" svg:y="8.005cm">
          <draw:text-box>
            <text:p text:style-name="P1"><text:span text:style-name="T1">7.2. Сроки разработки и исполнители ................................................................................................... 18 </text:span></text:p>
          </draw:text-box>
        </draw:frame>
        <draw:frame draw:style-name="gr170" draw:text-style-name="P2" draw:layer="layout" svg:width="18.816cm" svg:height="0.471cm" svg:x="1.998cm" svg:y="8.813cm">
          <draw:text-box>
            <text:p text:style-name="P1"><text:span text:style-name="T1">8. ПОРЯДОК КОНТРОЛЯ И ПРИЁМКИ ................................................................................................ 19 </text:span></text:p>
          </draw:text-box>
        </draw:frame>
        <draw:frame draw:style-name="gr171" draw:text-style-name="P2" draw:layer="layout" svg:width="18.471cm" svg:height="0.471cm" svg:x="2.371cm" svg:y="9.626cm">
          <draw:text-box>
            <text:p text:style-name="P1"><text:span text:style-name="T1">8.1. Виды испытаний ................................................................................................................................. 19 </text:span></text:p>
          </draw:text-box>
        </draw:frame>
        <draw:frame draw:style-name="gr172" draw:text-style-name="P2" draw:layer="layout" svg:width="18.47cm" svg:height="0.471cm" svg:x="2.371cm" svg:y="10.435cm">
          <draw:text-box>
            <text:p text:style-name="P1"><text:span text:style-name="T1">8.2. Общие требования к приёмке работы ............................................................................................ 19 </text:span></text:p>
          </draw:text-box>
        </draw:frame>
        <draw:frame draw:style-name="gr173" draw:text-style-name="P2" draw:layer="layout" svg:width="18.835cm" svg:height="0.471cm" svg:x="1.998cm" svg:y="11.243cm">
          <draw:text-box>
            <text:p text:style-name="P1"><text:span text:style-name="T1">ПРИЛОЖЕНИЕ 1. ЦВЕТА, ЗАДЕЙСТВОВАННЫЕ В ИГРЕ ............................................................. 20 </text:span></text:p>
          </draw:text-box>
        </draw:frame>
        <draw:frame draw:style-name="gr174" draw:text-style-name="P2" draw:layer="layout" svg:width="18.832cm" svg:height="0.471cm" svg:x="1.998cm" svg:y="12.052cm">
          <draw:text-box>
            <text:p text:style-name="P1"><text:span text:style-name="T1">ПРИЛОЖЕНИЕ2. БОНУСЫ, ДОСТУПНЫЕ ПОЛЬЗОВАТЕЛЯМ ВО ВРЕМЯ ИГРЫ ............... 21 </text:span></text:p>
          </draw:text-box>
        </draw:frame>
        <draw:frame draw:style-name="gr175" draw:text-style-name="P2" draw:layer="layout" svg:width="18.804cm" svg:height="0.471cm" svg:x="1.998cm" svg:y="12.86cm">
          <draw:text-box>
            <text:p text:style-name="P1"><text:span text:style-name="T1">ПРИЛОЖЕНИЕ 3. АВТОРИЗАЦИЯ В ПРИЛОЖЕНИИ ..................................................................... 23 </text:span></text:p>
          </draw:text-box>
        </draw:frame>
        <draw:frame draw:style-name="gr176" draw:text-style-name="P2" draw:layer="layout" svg:width="18.796cm" svg:height="0.471cm" svg:x="1.998cm" svg:y="13.669cm">
          <draw:text-box>
            <text:p text:style-name="P1"><text:span text:style-name="T1">ПРИЛОЖЕНИЕ 4. СПИСОК ИСПОЛЬЗУЕМОЙ ЛИТЕРАТУРЫ ................................................... 24 </text:span></text:p>
          </draw:text-box>
        </draw:frame>
        <draw:frame draw:style-name="gr177" draw:text-style-name="P2" draw:layer="layout" svg:width="18.779cm" svg:height="0.471cm" svg:x="1.998cm" svg:y="14.478cm">
          <draw:text-box>
            <text:p text:style-name="P1"><text:span text:style-name="T1">ЛИСТ РЕГИСТРАЦИИ ИЗМЕНЕНИЙ ................................................................................................... 25 </text:span></text:p>
          </draw:text-box>
        </draw:frame>
        <draw:frame draw:style-name="gr12" draw:text-style-name="P2" draw:layer="layout" svg:width="0.422cm" svg:height="0.471cm" svg:x="1.998cm" svg:y="15.29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6.099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16.908cm">
          <draw:text-box>
            <text:p text:style-name="P1"><text:span text:style-name="T1"><text:s/></text:span></text:p>
          </draw:text-box>
        </draw:frame>
        <draw:frame draw:style-name="gr53" draw:text-style-name="P9" draw:layer="layout" svg:width="0.372cm" svg:height="0.501cm" svg:x="1.998cm" svg:y="17.701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8.467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9.229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9.995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0.757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1.523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2.285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3.051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3.813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4.579cm">
          <draw:text-box>
            <text:p text:style-name="P1"><text:span text:style-name="T10"><text:s/></text:span></text:p>
          </draw:text-box>
        </draw:frame>
      </draw:page>
      <draw:page draw:name="page7" draw:style-name="dp1" draw:master-page-name="master-page33">
        <draw:frame draw:style-name="gr12" draw:text-style-name="P2" draw:layer="layout" svg:width="0.422cm" svg:height="0.471cm" svg:x="11.184cm" svg:y="0.766cm">
          <draw:text-box>
            <text:p text:style-name="P1"><text:span text:style-name="T1">6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178" draw:text-style-name="P2" draw:layer="layout" svg:width="2.893cm" svg:height="0.471cm" svg:x="9.8cm" svg:y="2.518cm">
          <draw:text-box>
            <text:p text:style-name="P1"><text:span text:style-name="T1">1. ВВЕДЕНИЕ </text:span></text:p>
          </draw:text-box>
        </draw:frame>
        <draw:frame draw:style-name="gr179" draw:text-style-name="P2" draw:layer="layout" svg:width="6.131cm" svg:height="0.471cm" svg:x="1.998cm" svg:y="3.666cm">
          <draw:text-box>
            <text:p text:style-name="P1"><text:span text:style-name="T1"><text:s/>1.1. Наименование программы </text:span></text:p>
          </draw:text-box>
        </draw:frame>
        <draw:frame draw:style-name="gr180" draw:text-style-name="P2" draw:layer="layout" svg:width="10.981cm" svg:height="0.471cm" svg:x="3.247cm" svg:y="4.817cm">
          <draw:text-box>
            <text:p text:style-name="P1"><text:span text:style-name="T2">Наименование программы – «Веб-приложение Pixel Battle». </text:span></text:p>
          </draw:text-box>
        </draw:frame>
        <draw:frame draw:style-name="gr181" draw:text-style-name="P2" draw:layer="layout" svg:width="14.55cm" svg:height="0.471cm" svg:x="3.247cm" svg:y="5.549cm">
          <draw:text-box>
            <text:p text:style-name="P1"><text:span text:style-name="T2">Наименование программы на английским языке – «Pixel Battle web application». </text:span></text:p>
          </draw:text-box>
        </draw:frame>
        <draw:frame draw:style-name="gr182" draw:text-style-name="P2" draw:layer="layout" svg:width="9.338cm" svg:height="0.471cm" svg:x="3.247cm" svg:y="6.278cm">
          <draw:text-box>
            <text:p text:style-name="P1"><text:span text:style-name="T2">Краткое наименование программы – «Pixel Battle». </text:span></text:p>
          </draw:text-box>
        </draw:frame>
        <draw:frame draw:style-name="gr183" draw:text-style-name="P2" draw:layer="layout" svg:width="9.758cm" svg:height="0.471cm" svg:x="1.998cm" svg:y="7.01cm">
          <draw:text-box>
            <text:p text:style-name="P1"><text:span text:style-name="T1">1.2. Краткая характеристика области применения </text:span></text:p>
          </draw:text-box>
        </draw:frame>
        <draw:frame draw:style-name="gr184" draw:text-style-name="P2" draw:layer="layout" svg:width="3.331cm" svg:height="0.471cm" svg:x="3.247cm" svg:y="8.157cm">
          <draw:text-box>
            <text:p text:style-name="P1"><text:span text:style-name="T2">“Веб-приложение </text:span></text:p>
          </draw:text-box>
        </draw:frame>
        <draw:frame draw:style-name="gr64" draw:text-style-name="P2" draw:layer="layout" svg:width="0.978cm" svg:height="0.471cm" svg:x="6.837cm" svg:y="8.157cm">
          <draw:text-box>
            <text:p text:style-name="P1"><text:span text:style-name="T2">Pixel </text:span></text:p>
          </draw:text-box>
        </draw:frame>
        <draw:frame draw:style-name="gr185" draw:text-style-name="P2" draw:layer="layout" svg:width="1.307cm" svg:height="0.471cm" svg:x="8.065cm" svg:y="8.157cm">
          <draw:text-box>
            <text:p text:style-name="P1"><text:span text:style-name="T2">Battle” </text:span></text:p>
          </draw:text-box>
        </draw:frame>
        <draw:frame draw:style-name="gr12" draw:text-style-name="P2" draw:layer="layout" svg:width="0.422cm" svg:height="0.471cm" svg:x="9.627cm" svg:y="8.157cm">
          <draw:text-box>
            <text:p text:style-name="P1"><text:span text:style-name="T2">- </text:span></text:p>
          </draw:text-box>
        </draw:frame>
        <draw:frame draw:style-name="gr186" draw:text-style-name="P2" draw:layer="layout" svg:width="1.001cm" svg:height="0.471cm" svg:x="10.13cm" svg:y="8.157cm">
          <draw:text-box>
            <text:p text:style-name="P1"><text:span text:style-name="T2">сайт, </text:span></text:p>
          </draw:text-box>
        </draw:frame>
        <draw:frame draw:style-name="gr12" draw:text-style-name="P2" draw:layer="layout" svg:width="0.422cm" svg:height="0.471cm" svg:x="11.388cm" svg:y="8.157cm">
          <draw:text-box>
            <text:p text:style-name="P1"><text:span text:style-name="T2">с </text:span></text:p>
          </draw:text-box>
        </draw:frame>
        <draw:frame draw:style-name="gr187" draw:text-style-name="P2" draw:layer="layout" svg:width="1.861cm" svg:height="0.471cm" svg:x="11.934cm" svg:y="8.157cm">
          <draw:text-box>
            <text:p text:style-name="P1"><text:span text:style-name="T2">помощью </text:span></text:p>
          </draw:text-box>
        </draw:frame>
        <draw:frame draw:style-name="gr188" draw:text-style-name="P2" draw:layer="layout" svg:width="1.73cm" svg:height="0.471cm" svg:x="14.05cm" svg:y="8.157cm">
          <draw:text-box>
            <text:p text:style-name="P1"><text:span text:style-name="T2">которого </text:span></text:p>
          </draw:text-box>
        </draw:frame>
        <draw:frame draw:style-name="gr189" draw:text-style-name="P2" draw:layer="layout" svg:width="3.249cm" svg:height="0.471cm" svg:x="16.032cm" svg:y="8.157cm">
          <draw:text-box>
            <text:p text:style-name="P1"><text:span text:style-name="T2">контент-мейкеры </text:span></text:p>
          </draw:text-box>
        </draw:frame>
        <draw:frame draw:style-name="gr190" draw:text-style-name="P2" draw:layer="layout" svg:width="1.158cm" svg:height="0.471cm" svg:x="19.537cm" svg:y="8.157cm">
          <draw:text-box>
            <text:p text:style-name="P1"><text:span text:style-name="T2">могут </text:span></text:p>
          </draw:text-box>
        </draw:frame>
        <draw:frame draw:style-name="gr191" draw:text-style-name="P2" draw:layer="layout" svg:width="18.249cm" svg:height="0.471cm" svg:x="1.998cm" svg:y="8.89cm">
          <draw:text-box>
            <text:p text:style-name="P1"><text:span text:style-name="T2">соревноваться в сплочённости своей аудитории, создавая картинки на ограниченном поле в течение </text:span></text:p>
          </draw:text-box>
        </draw:frame>
        <draw:frame draw:style-name="gr192" draw:text-style-name="P2" draw:layer="layout" svg:width="4.066cm" svg:height="0.471cm" svg:x="1.998cm" svg:y="9.618cm">
          <draw:text-box>
            <text:p text:style-name="P1"><text:span text:style-name="T2">отведённого времени. </text:span></text:p>
          </draw:text-box>
        </draw:frame>
        <draw:frame draw:style-name="gr12" draw:text-style-name="P2" draw:layer="layout" svg:width="0.422cm" svg:height="0.471cm" svg:x="3.247cm" svg:y="10.52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1.43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2.3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3.06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3.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4.52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5.26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5.98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6.72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7.44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8.18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8.9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19.64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20.3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21.09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21.83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2.316cm" svg:y="22.55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2.569cm" svg:y="22.559cm">
          <draw:text-box>
            <text:p text:style-name="P1"><text:span text:style-name="T2"><text:s/></text:span></text:p>
          </draw:text-box>
        </draw:frame>
      </draw:page>
      <draw:page draw:name="page8" draw:style-name="dp1" draw:master-page-name="master-page33">
        <draw:frame draw:style-name="gr12" draw:text-style-name="P2" draw:layer="layout" svg:width="0.422cm" svg:height="0.471cm" svg:x="11.184cm" svg:y="0.766cm">
          <draw:text-box>
            <text:p text:style-name="P1"><text:span text:style-name="T1">7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193" draw:text-style-name="P2" draw:layer="layout" svg:width="7.381cm" svg:height="0.471cm" svg:x="7.417cm" svg:y="2.518cm">
          <draw:text-box>
            <text:p text:style-name="P1"><text:span text:style-name="T1">2. ОСНОВАНИЯ ДЛЯ РАЗРАБОТКИ </text:span></text:p>
          </draw:text-box>
        </draw:frame>
        <draw:frame draw:style-name="gr194" draw:text-style-name="P2" draw:layer="layout" svg:width="12.61cm" svg:height="0.471cm" svg:x="1.998cm" svg:y="3.666cm">
          <draw:text-box>
            <text:p text:style-name="P1"><text:span text:style-name="T1">2.1. Документ(ы), на основании которого(ых) ведётся разработка </text:span></text:p>
          </draw:text-box>
        </draw:frame>
        <draw:frame draw:style-name="gr62" draw:text-style-name="P2" draw:layer="layout" svg:width="2.104cm" svg:height="0.471cm" svg:x="2.845cm" svg:y="4.817cm">
          <draw:text-box>
            <text:p text:style-name="P1"><text:span text:style-name="T2">Разработка </text:span></text:p>
          </draw:text-box>
        </draw:frame>
        <draw:frame draw:style-name="gr195" draw:text-style-name="P2" draw:layer="layout" svg:width="1.467cm" svg:height="0.471cm" svg:x="5.105cm" svg:y="4.817cm">
          <draw:text-box>
            <text:p text:style-name="P1"><text:span text:style-name="T2">ведется </text:span></text:p>
          </draw:text-box>
        </draw:frame>
        <draw:frame draw:style-name="gr61" draw:text-style-name="P2" draw:layer="layout" svg:width="0.522cm" svg:height="0.471cm" svg:x="6.723cm" svg:y="4.817cm">
          <draw:text-box>
            <text:p text:style-name="P1"><text:span text:style-name="T2">на </text:span></text:p>
          </draw:text-box>
        </draw:frame>
        <draw:frame draw:style-name="gr196" draw:text-style-name="P2" draw:layer="layout" svg:width="2.013cm" svg:height="0.471cm" svg:x="7.404cm" svg:y="4.817cm">
          <draw:text-box>
            <text:p text:style-name="P1"><text:span text:style-name="T2">основании </text:span></text:p>
          </draw:text-box>
        </draw:frame>
        <draw:frame draw:style-name="gr197" draw:text-style-name="P2" draw:layer="layout" svg:width="1.521cm" svg:height="0.471cm" svg:x="9.576cm" svg:y="4.817cm">
          <draw:text-box>
            <text:p text:style-name="P1"><text:span text:style-name="T2">приказа </text:span></text:p>
          </draw:text-box>
        </draw:frame>
        <draw:frame draw:style-name="gr198" draw:text-style-name="P2" draw:layer="layout" svg:width="2.908cm" svg:height="0.471cm" svg:x="11.252cm" svg:y="4.817cm">
          <draw:text-box>
            <text:p text:style-name="P1"><text:span text:style-name="T2">Национального </text:span></text:p>
          </draw:text-box>
        </draw:frame>
        <draw:frame draw:style-name="gr199" draw:text-style-name="P2" draw:layer="layout" svg:width="3.692cm" svg:height="0.471cm" svg:x="14.317cm" svg:y="4.817cm">
          <draw:text-box>
            <text:p text:style-name="P1"><text:span text:style-name="T2">исследовательского </text:span></text:p>
          </draw:text-box>
        </draw:frame>
        <draw:frame draw:style-name="gr200" draw:text-style-name="P2" draw:layer="layout" svg:width="2.532cm" svg:height="0.471cm" svg:x="18.161cm" svg:y="4.817cm">
          <draw:text-box>
            <text:p text:style-name="P1"><text:span text:style-name="T2">университета </text:span></text:p>
          </draw:text-box>
        </draw:frame>
        <draw:frame draw:style-name="gr201" draw:text-style-name="P2" draw:layer="layout" svg:width="18.478cm" svg:height="0.471cm" svg:x="1.998cm" svg:y="5.549cm">
          <draw:text-box>
            <text:p text:style-name="P1"><text:span text:style-name="T2">"Высшая <text:s/>школа <text:s/>экономики" <text:s/>декана <text:s/>ФКН <text:s/>И. <text:s/>В. <text:s/>Аржанцева <text:s/>№ <text:s/>XXXXXXX <text:s/>от <text:s/>XX.XX.2021 <text:s/>«Об </text:span></text:p>
          </draw:text-box>
        </draw:frame>
        <draw:frame draw:style-name="gr202" draw:text-style-name="P2" draw:layer="layout" svg:width="18.838cm" svg:height="0.471cm" svg:x="1.998cm" svg:y="6.278cm">
          <draw:text-box>
            <text:p text:style-name="P1"><text:span text:style-name="T2">утверждении тем, руководителей курсовых работ студентов образовательной программы Программная </text:span></text:p>
          </draw:text-box>
        </draw:frame>
        <draw:frame draw:style-name="gr203" draw:text-style-name="P2" draw:layer="layout" svg:width="8.313cm" svg:height="0.471cm" svg:x="1.998cm" svg:y="7.01cm">
          <draw:text-box>
            <text:p text:style-name="P1"><text:span text:style-name="T2">инженерия факультета компьютерных наук». </text:span></text:p>
          </draw:text-box>
        </draw:frame>
        <draw:frame draw:style-name="gr204" draw:text-style-name="P2" draw:layer="layout" svg:width="7.091cm" svg:height="0.471cm" svg:x="1.998cm" svg:y="7.916cm">
          <draw:text-box>
            <text:p text:style-name="P1"><text:span text:style-name="T1">2.2. Наименование темы разработки </text:span></text:p>
          </draw:text-box>
        </draw:frame>
        <draw:frame draw:style-name="gr205" draw:text-style-name="P2" draw:layer="layout" svg:width="11.979cm" svg:height="0.471cm" svg:x="3.247cm" svg:y="8.89cm">
          <draw:text-box>
            <text:p text:style-name="P1"><text:span text:style-name="T2">Наименование темы разработки – «Веб-приложение Pixel Battle». </text:span></text:p>
          </draw:text-box>
        </draw:frame>
        <draw:frame draw:style-name="gr206" draw:text-style-name="P2" draw:layer="layout" svg:width="10.229cm" svg:height="0.471cm" svg:x="3.247cm" svg:y="9.618cm">
          <draw:text-box>
            <text:p text:style-name="P1"><text:span text:style-name="T2">Условное обозначение темы разработки - «Pixel Battle». </text:span></text:p>
          </draw:text-box>
        </draw:frame>
        <draw:frame draw:style-name="gr207" draw:text-style-name="P2" draw:layer="layout" svg:width="2.134cm" svg:height="0.471cm" svg:x="3.247cm" svg:y="10.35cm">
          <draw:text-box>
            <text:p text:style-name="P1"><text:span text:style-name="T2">Программа </text:span></text:p>
          </draw:text-box>
        </draw:frame>
        <draw:frame draw:style-name="gr208" draw:text-style-name="P2" draw:layer="layout" svg:width="2.071cm" svg:height="0.471cm" svg:x="5.516cm" svg:y="10.35cm">
          <draw:text-box>
            <text:p text:style-name="P1"><text:span text:style-name="T2">выполнена </text:span></text:p>
          </draw:text-box>
        </draw:frame>
        <draw:frame draw:style-name="gr12" draw:text-style-name="P2" draw:layer="layout" svg:width="0.422cm" svg:height="0.471cm" svg:x="7.726cm" svg:y="10.35cm">
          <draw:text-box>
            <text:p text:style-name="P1"><text:span text:style-name="T2">в </text:span></text:p>
          </draw:text-box>
        </draw:frame>
        <draw:frame draw:style-name="gr209" draw:text-style-name="P2" draw:layer="layout" svg:width="1.381cm" svg:height="0.471cm" svg:x="8.17cm" svg:y="10.35cm">
          <draw:text-box>
            <text:p text:style-name="P1"><text:span text:style-name="T2">рамках </text:span></text:p>
          </draw:text-box>
        </draw:frame>
        <draw:frame draw:style-name="gr210" draw:text-style-name="P2" draw:layer="layout" svg:width="1.033cm" svg:height="0.471cm" svg:x="9.686cm" svg:y="10.35cm">
          <draw:text-box>
            <text:p text:style-name="P1"><text:span text:style-name="T2">темы </text:span></text:p>
          </draw:text-box>
        </draw:frame>
        <draw:frame draw:style-name="gr211" draw:text-style-name="P2" draw:layer="layout" svg:width="1.775cm" svg:height="0.471cm" svg:x="10.854cm" svg:y="10.35cm">
          <draw:text-box>
            <text:p text:style-name="P1"><text:span text:style-name="T2">курсовой </text:span></text:p>
          </draw:text-box>
        </draw:frame>
        <draw:frame draw:style-name="gr212" draw:text-style-name="P2" draw:layer="layout" svg:width="1.404cm" svg:height="0.471cm" svg:x="12.772cm" svg:y="10.35cm">
          <draw:text-box>
            <text:p text:style-name="P1"><text:span text:style-name="T2">работы </text:span></text:p>
          </draw:text-box>
        </draw:frame>
        <draw:frame draw:style-name="gr213" draw:text-style-name="P2" draw:layer="layout" svg:width="3.355cm" svg:height="0.471cm" svg:x="14.313cm" svg:y="10.35cm">
          <draw:text-box>
            <text:p text:style-name="P1"><text:span text:style-name="T2">«Веб-приложение </text:span></text:p>
          </draw:text-box>
        </draw:frame>
        <draw:frame draw:style-name="gr64" draw:text-style-name="P2" draw:layer="layout" svg:width="0.978cm" svg:height="0.471cm" svg:x="17.805cm" svg:y="10.35cm">
          <draw:text-box>
            <text:p text:style-name="P1"><text:span text:style-name="T2">Pixel </text:span></text:p>
          </draw:text-box>
        </draw:frame>
        <draw:frame draw:style-name="gr65" draw:text-style-name="P2" draw:layer="layout" svg:width="1.33cm" svg:height="0.471cm" svg:x="18.919cm" svg:y="10.35cm">
          <draw:text-box>
            <text:p text:style-name="P1"><text:span text:style-name="T2">Battle» </text:span></text:p>
          </draw:text-box>
        </draw:frame>
        <draw:frame draw:style-name="gr12" draw:text-style-name="P2" draw:layer="layout" svg:width="0.422cm" svg:height="0.471cm" svg:x="20.388cm" svg:y="10.35cm">
          <draw:text-box>
            <text:p text:style-name="P1"><text:span text:style-name="T2">в </text:span></text:p>
          </draw:text-box>
        </draw:frame>
        <draw:frame draw:style-name="gr214" draw:text-style-name="P2" draw:layer="layout" svg:width="18.367cm" svg:height="0.471cm" svg:x="1.998cm" svg:y="11.078cm">
          <draw:text-box>
            <text:p text:style-name="P1"><text:span text:style-name="T2">соответствии с учебным планом подготовки бакалавров по направлению «Программная инженерия» </text:span></text:p>
          </draw:text-box>
        </draw:frame>
        <draw:frame draw:style-name="gr215" draw:text-style-name="P2" draw:layer="layout" svg:width="8.327cm" svg:height="0.471cm" svg:x="1.998cm" svg:y="11.811cm">
          <draw:text-box>
            <text:p text:style-name="P1"><text:span text:style-name="T2">(факультет компьютерных наук, НИУ ВШЭ). </text:span></text:p>
          </draw:text-box>
        </draw:frame>
        <draw:frame draw:style-name="gr12" draw:text-style-name="P2" draw:layer="layout" svg:width="0.422cm" svg:height="0.471cm" svg:x="3.247cm" svg:y="12.53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3.27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3.99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4.73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5.4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6.19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6.9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7.653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8.38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9.113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9.84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0.56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1.30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2.03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2.76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3.49cm">
          <draw:text-box>
            <text:p text:style-name="P1"><text:span text:style-name="T2"><text:s/></text:span></text:p>
          </draw:text-box>
        </draw:frame>
      </draw:page>
      <draw:page draw:name="page9" draw:style-name="dp1" draw:master-page-name="master-page33">
        <draw:frame draw:style-name="gr12" draw:text-style-name="P2" draw:layer="layout" svg:width="0.422cm" svg:height="0.471cm" svg:x="11.184cm" svg:y="0.766cm">
          <draw:text-box>
            <text:p text:style-name="P1"><text:span text:style-name="T1">8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216" draw:text-style-name="P2" draw:layer="layout" svg:width="6.544cm" svg:height="0.471cm" svg:x="7.861cm" svg:y="2.518cm">
          <draw:text-box>
            <text:p text:style-name="P1"><text:span text:style-name="T1">3. НАЗНАЧЕНИЕ РАЗРАБОТКИ </text:span></text:p>
          </draw:text-box>
        </draw:frame>
        <draw:frame draw:style-name="gr217" draw:text-style-name="P2" draw:layer="layout" svg:width="6.461cm" svg:height="0.471cm" svg:x="1.998cm" svg:y="3.492cm">
          <draw:text-box>
            <text:p text:style-name="P1"><text:span text:style-name="T1">3.1. Функциональное назначение </text:span></text:p>
          </draw:text-box>
        </draw:frame>
        <draw:frame draw:style-name="gr218" draw:text-style-name="P2" draw:layer="layout" svg:width="17.65cm" svg:height="0.471cm" svg:x="3.247cm" svg:y="4.466cm">
          <draw:text-box>
            <text:p text:style-name="P1"><text:span text:style-name="T2">«Веб-приложение <text:s/>Pixel <text:s/>Battle» <text:s/>реализует <text:s/>игру, <text:s/>в <text:s/>которой <text:s/>могут <text:s/>участвовать <text:s/>как <text:s/>отдельные </text:span></text:p>
          </draw:text-box>
        </draw:frame>
        <draw:frame draw:style-name="gr219" draw:text-style-name="P2" draw:layer="layout" svg:width="5.115cm" svg:height="0.471cm" svg:x="1.998cm" svg:y="5.194cm">
          <draw:text-box>
            <text:p text:style-name="P1"><text:span text:style-name="T2">люди, так и группы людей. <text:s/></text:span></text:p>
          </draw:text-box>
        </draw:frame>
        <draw:frame draw:style-name="gr220" draw:text-style-name="P2" draw:layer="layout" svg:width="1.849cm" svg:height="0.471cm" svg:x="3.247cm" svg:y="5.926cm">
          <draw:text-box>
            <text:p text:style-name="P1"><text:span text:style-name="T2">Основная </text:span></text:p>
          </draw:text-box>
        </draw:frame>
        <draw:frame draw:style-name="gr221" draw:text-style-name="P2" draw:layer="layout" svg:width="3.119cm" svg:height="0.471cm" svg:x="5.232cm" svg:y="5.926cm">
          <draw:text-box>
            <text:p text:style-name="P1"><text:span text:style-name="T2">функциональная </text:span></text:p>
          </draw:text-box>
        </draw:frame>
        <draw:frame draw:style-name="gr222" draw:text-style-name="P2" draw:layer="layout" svg:width="1.075cm" svg:height="0.471cm" svg:x="8.492cm" svg:y="5.926cm">
          <draw:text-box>
            <text:p text:style-name="P1"><text:span text:style-name="T2">часть </text:span></text:p>
          </draw:text-box>
        </draw:frame>
        <draw:frame draw:style-name="gr223" draw:text-style-name="P2" draw:layer="layout" svg:width="2.324cm" svg:height="0.471cm" svg:x="9.703cm" svg:y="5.926cm">
          <draw:text-box>
            <text:p text:style-name="P1"><text:span text:style-name="T2">приложения </text:span></text:p>
          </draw:text-box>
        </draw:frame>
        <draw:frame draw:style-name="gr12" draw:text-style-name="P2" draw:layer="layout" svg:width="0.422cm" svg:height="0.471cm" svg:x="12.162cm" svg:y="5.926cm">
          <draw:text-box>
            <text:p text:style-name="P1"><text:span text:style-name="T2">– </text:span></text:p>
          </draw:text-box>
        </draw:frame>
        <draw:frame draw:style-name="gr224" draw:text-style-name="P2" draw:layer="layout" svg:width="0.945cm" svg:height="0.471cm" svg:x="12.62cm" svg:y="5.926cm">
          <draw:text-box>
            <text:p text:style-name="P1"><text:span text:style-name="T2">поле </text:span></text:p>
          </draw:text-box>
        </draw:frame>
        <draw:frame draw:style-name="gr225" draw:text-style-name="P2" draw:layer="layout" svg:width="1.822cm" svg:height="0.471cm" svg:x="13.703cm" svg:y="5.926cm">
          <draw:text-box>
            <text:p text:style-name="P1"><text:span text:style-name="T2">размером </text:span></text:p>
          </draw:text-box>
        </draw:frame>
        <draw:frame draw:style-name="gr226" draw:text-style-name="P2" draw:layer="layout" svg:width="1.907cm" svg:height="0.471cm" svg:x="15.659cm" svg:y="5.926cm">
          <draw:text-box>
            <text:p text:style-name="P1"><text:span text:style-name="T2">1600x400, </text:span></text:p>
          </draw:text-box>
        </draw:frame>
        <draw:frame draw:style-name="gr227" draw:text-style-name="P2" draw:layer="layout" svg:width="2.33cm" svg:height="0.471cm" svg:x="17.704cm" svg:y="5.926cm">
          <draw:text-box>
            <text:p text:style-name="P1"><text:span text:style-name="T2">разделённое </text:span></text:p>
          </draw:text-box>
        </draw:frame>
        <draw:frame draw:style-name="gr61" draw:text-style-name="P2" draw:layer="layout" svg:width="0.522cm" svg:height="0.471cm" svg:x="20.172cm" svg:y="5.926cm">
          <draw:text-box>
            <text:p text:style-name="P1"><text:span text:style-name="T2">на </text:span></text:p>
          </draw:text-box>
        </draw:frame>
        <draw:frame draw:style-name="gr228" draw:text-style-name="P2" draw:layer="layout" svg:width="1.786cm" svg:height="0.471cm" svg:x="1.998cm" svg:y="6.654cm">
          <draw:text-box>
            <text:p text:style-name="P1"><text:span text:style-name="T2">квадраты </text:span></text:p>
          </draw:text-box>
        </draw:frame>
        <draw:frame draw:style-name="gr225" draw:text-style-name="P2" draw:layer="layout" svg:width="1.822cm" svg:height="0.471cm" svg:x="3.95cm" svg:y="6.654cm">
          <draw:text-box>
            <text:p text:style-name="P1"><text:span text:style-name="T2">размером </text:span></text:p>
          </draw:text-box>
        </draw:frame>
        <draw:frame draw:style-name="gr229" draw:text-style-name="P2" draw:layer="layout" svg:width="0.743cm" svg:height="0.471cm" svg:x="5.939cm" svg:y="6.654cm">
          <draw:text-box>
            <text:p text:style-name="P1"><text:span text:style-name="T2">1x1 </text:span></text:p>
          </draw:text-box>
        </draw:frame>
        <draw:frame draw:style-name="gr230" draw:text-style-name="P2" draw:layer="layout" svg:width="1.968cm" svg:height="0.471cm" svg:x="6.854cm" svg:y="6.654cm">
          <draw:text-box>
            <text:p text:style-name="P1"><text:span text:style-name="T2">(пиксели), </text:span></text:p>
          </draw:text-box>
        </draw:frame>
        <draw:frame draw:style-name="gr12" draw:text-style-name="P2" draw:layer="layout" svg:width="0.422cm" svg:height="0.471cm" svg:x="8.992cm" svg:y="6.654cm">
          <draw:text-box>
            <text:p text:style-name="P1"><text:span text:style-name="T2">с </text:span></text:p>
          </draw:text-box>
        </draw:frame>
        <draw:frame draw:style-name="gr231" draw:text-style-name="P2" draw:layer="layout" svg:width="1.562cm" svg:height="0.471cm" svg:x="9.453cm" svg:y="6.654cm">
          <draw:text-box>
            <text:p text:style-name="P1"><text:span text:style-name="T2">каждым </text:span></text:p>
          </draw:text-box>
        </draw:frame>
        <draw:frame draw:style-name="gr232" draw:text-style-name="P2" draw:layer="layout" svg:width="0.502cm" svg:height="0.471cm" svg:x="11.18cm" svg:y="6.654cm">
          <draw:text-box>
            <text:p text:style-name="P1"><text:span text:style-name="T2">из </text:span></text:p>
          </draw:text-box>
        </draw:frame>
        <draw:frame draw:style-name="gr233" draw:text-style-name="P2" draw:layer="layout" svg:width="1.63cm" svg:height="0.471cm" svg:x="11.853cm" svg:y="6.654cm">
          <draw:text-box>
            <text:p text:style-name="P1"><text:span text:style-name="T2">которых </text:span></text:p>
          </draw:text-box>
        </draw:frame>
        <draw:frame draw:style-name="gr234" draw:text-style-name="P2" draw:layer="layout" svg:width="3.023cm" svg:height="0.471cm" svg:x="13.653cm" svg:y="6.654cm">
          <draw:text-box>
            <text:p text:style-name="P1"><text:span text:style-name="T2">авторизованные </text:span></text:p>
          </draw:text-box>
        </draw:frame>
        <draw:frame draw:style-name="gr235" draw:text-style-name="P2" draw:layer="layout" svg:width="2.528cm" svg:height="0.471cm" svg:x="16.844cm" svg:y="6.654cm">
          <draw:text-box>
            <text:p text:style-name="P1"><text:span text:style-name="T2">пользователи </text:span></text:p>
          </draw:text-box>
        </draw:frame>
        <draw:frame draw:style-name="gr190" draw:text-style-name="P2" draw:layer="layout" svg:width="1.158cm" svg:height="0.471cm" svg:x="19.541cm" svg:y="6.654cm">
          <draw:text-box>
            <text:p text:style-name="P1"><text:span text:style-name="T2">могут </text:span></text:p>
          </draw:text-box>
        </draw:frame>
        <draw:frame draw:style-name="gr236" draw:text-style-name="P2" draw:layer="layout" svg:width="18.863cm" svg:height="0.471cm" svg:x="1.998cm" svg:y="7.387cm">
          <draw:text-box>
            <text:p text:style-name="P1"><text:span text:style-name="T2">взаимодействовать: <text:s/>изменять <text:s/>цвет на <text:s/>один из <text:s/>25 предложенных. <text:s/>Пользователи <text:s/>имеют <text:s/>возможность </text:span></text:p>
          </draw:text-box>
        </draw:frame>
        <draw:frame draw:style-name="gr237" draw:text-style-name="P2" draw:layer="layout" svg:width="18.216cm" svg:height="0.471cm" svg:x="1.998cm" svg:y="8.115cm">
          <draw:text-box>
            <text:p text:style-name="P1"><text:span text:style-name="T2">изменять ровно одну клетку в 60 секунд, но полученные бонусы позволяют редактировать скорость </text:span></text:p>
          </draw:text-box>
        </draw:frame>
        <draw:frame draw:style-name="gr140" draw:text-style-name="P2" draw:layer="layout" svg:width="18.431cm" svg:height="0.471cm" svg:x="1.998cm" svg:y="8.847cm">
          <draw:text-box>
            <text:p text:style-name="P1"><text:span text:style-name="T2">внесения изменений на определённый срок. Все изменения автоматически синхронизируются между </text:span></text:p>
          </draw:text-box>
        </draw:frame>
        <draw:frame draw:style-name="gr238" draw:text-style-name="P2" draw:layer="layout" svg:width="3.096cm" svg:height="0.471cm" svg:x="1.998cm" svg:y="9.575cm">
          <draw:text-box>
            <text:p text:style-name="P1"><text:span text:style-name="T2">пользователями. </text:span></text:p>
          </draw:text-box>
        </draw:frame>
        <draw:frame draw:style-name="gr239" draw:text-style-name="P2" draw:layer="layout" svg:width="2.172cm" svg:height="0.471cm" svg:x="3.247cm" svg:y="10.308cm">
          <draw:text-box>
            <text:p text:style-name="P1"><text:span text:style-name="T2">Участники, </text:span></text:p>
          </draw:text-box>
        </draw:frame>
        <draw:frame draw:style-name="gr240" draw:text-style-name="P2" draw:layer="layout" svg:width="1.606cm" svg:height="0.471cm" svg:x="5.563cm" svg:y="10.308cm">
          <draw:text-box>
            <text:p text:style-name="P1"><text:span text:style-name="T2">которые </text:span></text:p>
          </draw:text-box>
        </draw:frame>
        <draw:frame draw:style-name="gr241" draw:text-style-name="P2" draw:layer="layout" svg:width="1.346cm" svg:height="0.471cm" svg:x="7.311cm" svg:y="10.308cm">
          <draw:text-box>
            <text:p text:style-name="P1"><text:span text:style-name="T2">смогут </text:span></text:p>
          </draw:text-box>
        </draw:frame>
        <draw:frame draw:style-name="gr242" draw:text-style-name="P2" draw:layer="layout" svg:width="1.456cm" svg:height="0.471cm" svg:x="8.793cm" svg:y="10.308cm">
          <draw:text-box>
            <text:p text:style-name="P1"><text:span text:style-name="T2">создать </text:span></text:p>
          </draw:text-box>
        </draw:frame>
        <draw:frame draw:style-name="gr243" draw:text-style-name="P2" draw:layer="layout" svg:width="4.654cm" svg:height="0.471cm" svg:x="10.393cm" svg:y="10.308cm">
          <draw:text-box>
            <text:p text:style-name="P1"><text:span text:style-name="T2">самый <text:s/>запоминающийся </text:span></text:p>
          </draw:text-box>
        </draw:frame>
        <draw:frame draw:style-name="gr244" draw:text-style-name="P2" draw:layer="layout" svg:width="1.59cm" svg:height="0.471cm" svg:x="15.223cm" svg:y="10.308cm">
          <draw:text-box>
            <text:p text:style-name="P1"><text:span text:style-name="T2">рисунок </text:span></text:p>
          </draw:text-box>
        </draw:frame>
        <draw:frame draw:style-name="gr12" draw:text-style-name="P2" draw:layer="layout" svg:width="0.422cm" svg:height="0.471cm" svg:x="16.95cm" svg:y="10.308cm">
          <draw:text-box>
            <text:p text:style-name="P1"><text:span text:style-name="T2">и </text:span></text:p>
          </draw:text-box>
        </draw:frame>
        <draw:frame draw:style-name="gr245" draw:text-style-name="P2" draw:layer="layout" svg:width="1.805cm" svg:height="0.471cm" svg:x="17.424cm" svg:y="10.308cm">
          <draw:text-box>
            <text:p text:style-name="P1"><text:span text:style-name="T2">защитить </text:span></text:p>
          </draw:text-box>
        </draw:frame>
        <draw:frame draw:style-name="gr246" draw:text-style-name="P2" draw:layer="layout" svg:width="0.681cm" svg:height="0.471cm" svg:x="19.372cm" svg:y="10.308cm">
          <draw:text-box>
            <text:p text:style-name="P1"><text:span text:style-name="T2">его </text:span></text:p>
          </draw:text-box>
        </draw:frame>
        <draw:frame draw:style-name="gr247" draw:text-style-name="P2" draw:layer="layout" svg:width="0.505cm" svg:height="0.471cm" svg:x="20.189cm" svg:y="10.308cm">
          <draw:text-box>
            <text:p text:style-name="P1"><text:span text:style-name="T2">от </text:span></text:p>
          </draw:text-box>
        </draw:frame>
        <draw:frame draw:style-name="gr248" draw:text-style-name="P2" draw:layer="layout" svg:width="8.961cm" svg:height="0.471cm" svg:x="1.998cm" svg:y="11.036cm">
          <draw:text-box>
            <text:p text:style-name="P1"><text:span text:style-name="T2">нападений других команд, станут победителями. </text:span></text:p>
          </draw:text-box>
        </draw:frame>
        <draw:frame draw:style-name="gr249" draw:text-style-name="P2" draw:layer="layout" svg:width="0.803cm" svg:height="0.471cm" svg:x="3.247cm" svg:y="11.768cm">
          <draw:text-box>
            <text:p text:style-name="P1"><text:span text:style-name="T2">Для </text:span></text:p>
          </draw:text-box>
        </draw:frame>
        <draw:frame draw:style-name="gr250" draw:text-style-name="P2" draw:layer="layout" svg:width="2.48cm" svg:height="0.471cm" svg:x="4.377cm" svg:y="11.768cm">
          <draw:text-box>
            <text:p text:style-name="P1"><text:span text:style-name="T2">обеспечения, </text:span></text:p>
          </draw:text-box>
        </draw:frame>
        <draw:frame draw:style-name="gr251" draw:text-style-name="P2" draw:layer="layout" svg:width="2.295cm" svg:height="0.471cm" svg:x="7.188cm" svg:y="11.768cm">
          <draw:text-box>
            <text:p text:style-name="P1"><text:span text:style-name="T2">расширения </text:span></text:p>
          </draw:text-box>
        </draw:frame>
        <draw:frame draw:style-name="gr12" draw:text-style-name="P2" draw:layer="layout" svg:width="0.422cm" svg:height="0.471cm" svg:x="9.813cm" svg:y="11.768cm">
          <draw:text-box>
            <text:p text:style-name="P1"><text:span text:style-name="T2">и </text:span></text:p>
          </draw:text-box>
        </draw:frame>
        <draw:frame draw:style-name="gr252" draw:text-style-name="P2" draw:layer="layout" svg:width="2.117cm" svg:height="0.471cm" svg:x="10.478cm" svg:y="11.768cm">
          <draw:text-box>
            <text:p text:style-name="P1"><text:span text:style-name="T2">улучшения </text:span></text:p>
          </draw:text-box>
        </draw:frame>
        <draw:frame draw:style-name="gr253" draw:text-style-name="P2" draw:layer="layout" svg:width="1.969cm" svg:height="0.471cm" svg:x="12.924cm" svg:y="11.768cm">
          <draw:text-box>
            <text:p text:style-name="P1"><text:span text:style-name="T2">основного </text:span></text:p>
          </draw:text-box>
        </draw:frame>
        <draw:frame draw:style-name="gr254" draw:text-style-name="P2" draw:layer="layout" svg:width="2.504cm" svg:height="0.471cm" svg:x="15.223cm" svg:y="11.768cm">
          <draw:text-box>
            <text:p text:style-name="P1"><text:span text:style-name="T2">функционала </text:span></text:p>
          </draw:text-box>
        </draw:frame>
        <draw:frame draw:style-name="gr255" draw:text-style-name="P2" draw:layer="layout" svg:width="2.643cm" svg:height="0.471cm" svg:x="18.055cm" svg:y="11.768cm">
          <draw:text-box>
            <text:p text:style-name="P1"><text:span text:style-name="T2">присутствуют </text:span></text:p>
          </draw:text-box>
        </draw:frame>
        <draw:frame draw:style-name="gr256" draw:text-style-name="P2" draw:layer="layout" svg:width="10.439cm" svg:height="0.471cm" svg:x="1.998cm" svg:y="12.496cm">
          <draw:text-box>
            <text:p text:style-name="P1"><text:span text:style-name="T2">сопровождающие и дополнительные функции, а именно: </text:span></text:p>
          </draw:text-box>
        </draw:frame>
        <draw:frame draw:style-name="gr12" draw:text-style-name="P2" draw:layer="layout" svg:width="0.422cm" svg:height="0.471cm" svg:x="2.117cm" svg:y="13.229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13.223cm">
          <draw:text-box>
            <text:p text:style-name="P1"><text:span text:style-name="T14"><text:s/></text:span></text:p>
          </draw:text-box>
        </draw:frame>
        <draw:frame draw:style-name="gr257" draw:text-style-name="P2" draw:layer="layout" svg:width="12.91cm" svg:height="0.471cm" svg:x="2.752cm" svg:y="13.229cm">
          <draw:text-box>
            <text:p text:style-name="P1"><text:span text:style-name="T2">Регистрация пользователей и групп через различные социальные сети; </text:span></text:p>
          </draw:text-box>
        </draw:frame>
        <draw:frame draw:style-name="gr12" draw:text-style-name="P2" draw:layer="layout" svg:width="0.422cm" svg:height="0.471cm" svg:x="2.117cm" svg:y="13.957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13.951cm">
          <draw:text-box>
            <text:p text:style-name="P1"><text:span text:style-name="T14"><text:s/></text:span></text:p>
          </draw:text-box>
        </draw:frame>
        <draw:frame draw:style-name="gr258" draw:text-style-name="P2" draw:layer="layout" svg:width="18.108cm" svg:height="0.471cm" svg:x="2.752cm" svg:y="13.957cm">
          <draw:text-box>
            <text:p text:style-name="P1"><text:span text:style-name="T2">Возможность администраторам групп создавать ссылки на присоединение пользователей к группе; </text:span></text:p>
          </draw:text-box>
        </draw:frame>
        <draw:frame draw:style-name="gr12" draw:text-style-name="P2" draw:layer="layout" svg:width="0.422cm" svg:height="0.471cm" svg:x="2.117cm" svg:y="14.689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14.683cm">
          <draw:text-box>
            <text:p text:style-name="P1"><text:span text:style-name="T14"><text:s/></text:span></text:p>
          </draw:text-box>
        </draw:frame>
        <draw:frame draw:style-name="gr259" draw:text-style-name="P2" draw:layer="layout" svg:width="17.504cm" svg:height="0.471cm" svg:x="2.752cm" svg:y="14.689cm">
          <draw:text-box>
            <text:p text:style-name="P1"><text:span text:style-name="T2">Учёт количества изменённых группами и отдельными пользователями пикселей и поддержание </text:span></text:p>
          </draw:text-box>
        </draw:frame>
        <draw:frame draw:style-name="gr260" draw:text-style-name="P2" draw:layer="layout" svg:width="8.729cm" svg:height="0.471cm" svg:x="2.752cm" svg:y="15.417cm">
          <draw:text-box>
            <text:p text:style-name="P1"><text:span text:style-name="T2">списка самых активных групп и пользователей; </text:span></text:p>
          </draw:text-box>
        </draw:frame>
        <draw:frame draw:style-name="gr12" draw:text-style-name="P2" draw:layer="layout" svg:width="0.422cm" svg:height="0.471cm" svg:x="2.117cm" svg:y="16.15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16.144cm">
          <draw:text-box>
            <text:p text:style-name="P1"><text:span text:style-name="T14"><text:s/></text:span></text:p>
          </draw:text-box>
        </draw:frame>
        <draw:frame draw:style-name="gr261" draw:text-style-name="P2" draw:layer="layout" svg:width="15.254cm" svg:height="0.471cm" svg:x="2.752cm" svg:y="16.15cm">
          <draw:text-box>
            <text:p text:style-name="P1"><text:span text:style-name="T2">Регулярное сохранение состояния поля для создания анимации по окончании игры; </text:span></text:p>
          </draw:text-box>
        </draw:frame>
        <draw:frame draw:style-name="gr12" draw:text-style-name="P2" draw:layer="layout" svg:width="0.422cm" svg:height="0.471cm" svg:x="2.117cm" svg:y="16.878cm">
          <draw:text-box>
            <text:p text:style-name="P1"><text:span text:style-name="T2">5)</text:span></text:p>
          </draw:text-box>
        </draw:frame>
        <draw:frame draw:style-name="gr118" draw:text-style-name="P2" draw:layer="layout" svg:width="0.422cm" svg:height="0.475cm" svg:x="2.468cm" svg:y="16.872cm">
          <draw:text-box>
            <text:p text:style-name="P1"><text:span text:style-name="T14"><text:s/></text:span></text:p>
          </draw:text-box>
        </draw:frame>
        <draw:frame draw:style-name="gr262" draw:text-style-name="P2" draw:layer="layout" svg:width="16.52cm" svg:height="0.471cm" svg:x="2.752cm" svg:y="16.878cm">
          <draw:text-box>
            <text:p text:style-name="P1"><text:span text:style-name="T2">Использование captcha для защиты игрового процесса от автоматизированного рисования. </text:span></text:p>
          </draw:text-box>
        </draw:frame>
        <draw:frame draw:style-name="gr263" draw:text-style-name="P2" draw:layer="layout" svg:width="6.768cm" svg:height="0.471cm" svg:x="1.998cm" svg:y="17.61cm">
          <draw:text-box>
            <text:p text:style-name="P1"><text:span text:style-name="T1">3.2. Эксплуатационное назначение </text:span></text:p>
          </draw:text-box>
        </draw:frame>
        <draw:frame draw:style-name="gr264" draw:text-style-name="P2" draw:layer="layout" svg:width="17.244cm" svg:height="0.471cm" svg:x="3.247cm" svg:y="18.584cm">
          <draw:text-box>
            <text:p text:style-name="P1"><text:span text:style-name="T2">«Веб-приложение <text:s/>Pixel <text:s/>Battle» <text:s/>может <text:s/>быть <text:s/>отличным <text:s/>способом <text:s/>для <text:s/>авторов <text:s/>проверить <text:s/>и </text:span></text:p>
          </draw:text-box>
        </draw:frame>
        <draw:frame draw:style-name="gr265" draw:text-style-name="P2" draw:layer="layout" svg:width="18.579cm" svg:height="0.471cm" svg:x="1.998cm" svg:y="19.312cm">
          <draw:text-box>
            <text:p text:style-name="P1"><text:span text:style-name="T2">улучшить активность своих зрителей, получить новых подписчиков, а также просто хорошо провести </text:span></text:p>
          </draw:text-box>
        </draw:frame>
        <draw:frame draw:style-name="gr266" draw:text-style-name="P2" draw:layer="layout" svg:width="10.361cm" svg:height="0.471cm" svg:x="1.998cm" svg:y="20.04cm">
          <draw:text-box>
            <text:p text:style-name="P1"><text:span text:style-name="T2">время вместе со своими фанатами во время трансляции. <text:s/></text:span></text:p>
          </draw:text-box>
        </draw:frame>
        <draw:frame draw:style-name="gr267" draw:text-style-name="P2" draw:layer="layout" svg:width="1.639cm" svg:height="0.471cm" svg:x="3.247cm" svg:y="20.773cm">
          <draw:text-box>
            <text:p text:style-name="P1"><text:span text:style-name="T2">Целевой </text:span></text:p>
          </draw:text-box>
        </draw:frame>
        <draw:frame draw:style-name="gr268" draw:text-style-name="P2" draw:layer="layout" svg:width="2.199cm" svg:height="0.471cm" svg:x="5.186cm" svg:y="20.773cm">
          <draw:text-box>
            <text:p text:style-name="P1"><text:span text:style-name="T2">аудиторией </text:span></text:p>
          </draw:text-box>
        </draw:frame>
        <draw:frame draw:style-name="gr269" draw:text-style-name="P2" draw:layer="layout" svg:width="1.524cm" svg:height="0.471cm" svg:x="7.692cm" svg:y="20.773cm">
          <draw:text-box>
            <text:p text:style-name="P1"><text:span text:style-name="T2">проекта </text:span></text:p>
          </draw:text-box>
        </draw:frame>
        <draw:frame draw:style-name="gr270" draw:text-style-name="P2" draw:layer="layout" svg:width="1.792cm" svg:height="0.471cm" svg:x="9.521cm" svg:y="20.773cm">
          <draw:text-box>
            <text:p text:style-name="P1"><text:span text:style-name="T2">являются </text:span></text:p>
          </draw:text-box>
        </draw:frame>
        <draw:frame draw:style-name="gr271" draw:text-style-name="P2" draw:layer="layout" svg:width="1.388cm" svg:height="0.471cm" svg:x="11.616cm" svg:y="20.773cm">
          <draw:text-box>
            <text:p text:style-name="P1"><text:span text:style-name="T2">авторы </text:span></text:p>
          </draw:text-box>
        </draw:frame>
        <draw:frame draw:style-name="gr12" draw:text-style-name="P2" draw:layer="layout" svg:width="0.422cm" svg:height="0.471cm" svg:x="13.31cm" svg:y="20.773cm">
          <draw:text-box>
            <text:p text:style-name="P1"><text:span text:style-name="T2">с </text:span></text:p>
          </draw:text-box>
        </draw:frame>
        <draw:frame draw:style-name="gr272" draw:text-style-name="P2" draw:layer="layout" svg:width="2.048cm" svg:height="0.471cm" svg:x="13.907cm" svg:y="20.773cm">
          <draw:text-box>
            <text:p text:style-name="P1"><text:span text:style-name="T2">различных </text:span></text:p>
          </draw:text-box>
        </draw:frame>
        <draw:frame draw:style-name="gr273" draw:text-style-name="P2" draw:layer="layout" svg:width="1.99cm" svg:height="0.471cm" svg:x="16.26cm" svg:y="20.773cm">
          <draw:text-box>
            <text:p text:style-name="P1"><text:span text:style-name="T2">платформ, </text:span></text:p>
          </draw:text-box>
        </draw:frame>
        <draw:frame draw:style-name="gr274" draw:text-style-name="P2" draw:layer="layout" svg:width="2.135cm" svg:height="0.471cm" svg:x="18.555cm" svg:y="20.773cm">
          <draw:text-box>
            <text:p text:style-name="P1"><text:span text:style-name="T2">создающие </text:span></text:p>
          </draw:text-box>
        </draw:frame>
        <draw:frame draw:style-name="gr275" draw:text-style-name="P2" draw:layer="layout" svg:width="11.83cm" svg:height="0.471cm" svg:x="1.998cm" svg:y="21.501cm">
          <draw:text-box>
            <text:p text:style-name="P1"><text:span text:style-name="T2">преимущественно развлекательный контент, а также их зрители. </text:span></text:p>
          </draw:text-box>
        </draw:frame>
        <draw:frame draw:style-name="gr12" draw:text-style-name="P2" draw:layer="layout" svg:width="0.422cm" svg:height="0.471cm" svg:x="3.247cm" svg:y="22.233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2.96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3.69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4.422cm">
          <draw:text-box>
            <text:p text:style-name="P1"><text:span text:style-name="T2"><text:s/></text:span></text:p>
          </draw:text-box>
        </draw:frame>
      </draw:page>
      <draw:page draw:name="page10" draw:style-name="dp1" draw:master-page-name="master-page33">
        <draw:frame draw:style-name="gr12" draw:text-style-name="P2" draw:layer="layout" svg:width="0.422cm" svg:height="0.471cm" svg:x="11.184cm" svg:y="0.766cm">
          <draw:text-box>
            <text:p text:style-name="P1"><text:span text:style-name="T1">9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276" draw:text-style-name="P2" draw:layer="layout" svg:width="6.867cm" svg:height="0.471cm" svg:x="7.692cm" svg:y="2.518cm">
          <draw:text-box>
            <text:p text:style-name="P1"><text:span text:style-name="T1">4. ТРЕБОВАНИЯ К ПРОГРАММЕ </text:span></text:p>
          </draw:text-box>
        </draw:frame>
        <draw:frame draw:style-name="gr277" draw:text-style-name="P2" draw:layer="layout" svg:width="10.541cm" svg:height="0.471cm" svg:x="1.998cm" svg:y="3.492cm">
          <draw:text-box>
            <text:p text:style-name="P1"><text:span text:style-name="T1">4.1. Требования к функциональным характеристикам </text:span></text:p>
          </draw:text-box>
        </draw:frame>
        <draw:frame draw:style-name="gr278" draw:text-style-name="P2" draw:layer="layout" svg:width="7.199cm" svg:height="0.471cm" svg:x="2.498cm" svg:y="4.605cm">
          <draw:text-box>
            <text:p text:style-name="P1"><text:span text:style-name="T1">4.1.1. Состав выполняемых функций </text:span></text:p>
          </draw:text-box>
        </draw:frame>
        <draw:frame draw:style-name="gr279" draw:text-style-name="P2" draw:layer="layout" svg:width="5.277cm" svg:height="0.471cm" svg:x="2.997cm" svg:y="5.719cm">
          <draw:text-box>
            <text:p text:style-name="P1"><text:span text:style-name="T1">4.1.1.1. Основные функции </text:span></text:p>
          </draw:text-box>
        </draw:frame>
        <draw:frame draw:style-name="gr280" draw:text-style-name="P2" draw:layer="layout" svg:width="13.893cm" svg:height="0.471cm" svg:x="4.5cm" svg:y="6.692cm">
          <draw:text-box>
            <text:p text:style-name="P1"><text:span text:style-name="T2">«Веб-приложение Pixel Battle» должно реализовывать следующие функции: </text:span></text:p>
          </draw:text-box>
        </draw:frame>
        <draw:frame draw:style-name="gr281" draw:text-style-name="P2" draw:layer="layout" svg:width="3.7cm" svg:height="0.471cm" svg:x="3.501cm" svg:y="7.425cm">
          <draw:text-box>
            <text:p text:style-name="P1"><text:span text:style-name="T2">1. Клиентская часть </text:span></text:p>
          </draw:text-box>
        </draw:frame>
        <draw:frame draw:style-name="gr12" draw:text-style-name="P2" draw:layer="layout" svg:width="0.422cm" svg:height="0.471cm" svg:x="4.115cm" svg:y="8.153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8.147cm">
          <draw:text-box>
            <text:p text:style-name="P1"><text:span text:style-name="T14"><text:s/></text:span></text:p>
          </draw:text-box>
        </draw:frame>
        <draw:frame draw:style-name="gr282" draw:text-style-name="P2" draw:layer="layout" svg:width="15.947cm" svg:height="0.471cm" svg:x="4.75cm" svg:y="8.153cm">
          <draw:text-box>
            <text:p text:style-name="P1"><text:span text:style-name="T2">Отображение текущего состояние поля на соответствующей странице сайта (состояние </text:span></text:p>
          </draw:text-box>
        </draw:frame>
        <draw:frame draw:style-name="gr283" draw:text-style-name="P2" draw:layer="layout" svg:width="9.869cm" svg:height="0.471cm" svg:x="4.75cm" svg:y="8.885cm">
          <draw:text-box>
            <text:p text:style-name="P1"><text:span text:style-name="T2">поля до начала игры: все пиксели имеют белый цвет); </text:span></text:p>
          </draw:text-box>
        </draw:frame>
        <draw:frame draw:style-name="gr12" draw:text-style-name="P2" draw:layer="layout" svg:width="0.422cm" svg:height="0.471cm" svg:x="4.115cm" svg:y="9.613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9.608cm">
          <draw:text-box>
            <text:p text:style-name="P1"><text:span text:style-name="T14"><text:s/></text:span></text:p>
          </draw:text-box>
        </draw:frame>
        <draw:frame draw:style-name="gr284" draw:text-style-name="P2" draw:layer="layout" svg:width="15.713cm" svg:height="0.471cm" svg:x="4.75cm" svg:y="9.613cm">
          <draw:text-box>
            <text:p text:style-name="P1"><text:span text:style-name="T2">Возможность приближения, отдаления и перемещения поля по странице для удобства </text:span></text:p>
          </draw:text-box>
        </draw:frame>
        <draw:frame draw:style-name="gr285" draw:text-style-name="P2" draw:layer="layout" svg:width="9.923cm" svg:height="0.471cm" svg:x="4.75cm" svg:y="10.346cm">
          <draw:text-box>
            <text:p text:style-name="P1"><text:span text:style-name="T2">рассмотрения картинки и выбора отдельного пикселя; </text:span></text:p>
          </draw:text-box>
        </draw:frame>
        <draw:frame draw:style-name="gr12" draw:text-style-name="P2" draw:layer="layout" svg:width="0.422cm" svg:height="0.471cm" svg:x="4.115cm" svg:y="11.074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1.068cm">
          <draw:text-box>
            <text:p text:style-name="P1"><text:span text:style-name="T14"><text:s/></text:span></text:p>
          </draw:text-box>
        </draw:frame>
        <draw:frame draw:style-name="gr286" draw:text-style-name="P2" draw:layer="layout" svg:width="10.082cm" svg:height="0.471cm" svg:x="4.75cm" svg:y="11.074cm">
          <draw:text-box>
            <text:p text:style-name="P1"><text:span text:style-name="T2">Возможность выбора (выделения) отдельного пикселя; </text:span></text:p>
          </draw:text-box>
        </draw:frame>
        <draw:frame draw:style-name="gr12" draw:text-style-name="P2" draw:layer="layout" svg:width="0.422cm" svg:height="0.471cm" svg:x="4.115cm" svg:y="11.806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1.8cm">
          <draw:text-box>
            <text:p text:style-name="P1"><text:span text:style-name="T14"><text:s/></text:span></text:p>
          </draw:text-box>
        </draw:frame>
        <draw:frame draw:style-name="gr287" draw:text-style-name="P2" draw:layer="layout" svg:width="16.058cm" svg:height="0.471cm" svg:x="4.75cm" svg:y="11.806cm">
          <draw:text-box>
            <text:p text:style-name="P1"><text:span text:style-name="T2">Возможность <text:s/>выбора <text:s/>цвета <text:s/>и <text:s/>просмотра <text:s/>состояния <text:s/>поля <text:s/>в <text:s/>случае <text:s/>изменения <text:s/>цвета </text:span></text:p>
          </draw:text-box>
        </draw:frame>
        <draw:frame draw:style-name="gr288" draw:text-style-name="P2" draw:layer="layout" svg:width="5.915cm" svg:height="0.471cm" svg:x="4.75cm" svg:y="12.534cm">
          <draw:text-box>
            <text:p text:style-name="P1"><text:span text:style-name="T2">выбранного пикселя на данный; </text:span></text:p>
          </draw:text-box>
        </draw:frame>
        <draw:frame draw:style-name="gr12" draw:text-style-name="P2" draw:layer="layout" svg:width="0.422cm" svg:height="0.471cm" svg:x="4.115cm" svg:y="13.267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3.261cm">
          <draw:text-box>
            <text:p text:style-name="P1"><text:span text:style-name="T14"><text:s/></text:span></text:p>
          </draw:text-box>
        </draw:frame>
        <draw:polygon draw:style-name="gr77" draw:text-style-name="P12" draw:layer="layout" svg:width="2.604cm" svg:height="0.021cm" svg:x="15.51cm" svg:y="13.69cm" svg:viewBox="0 0 2605 22" draw:points="0,0 2605,0 2605,22 0,22">
          <text:p/>
        </draw:polygon>
        <draw:frame draw:style-name="gr289" draw:text-style-name="P2" draw:layer="layout" svg:width="16.206cm" svg:height="0.471cm" svg:x="4.75cm" svg:y="13.267cm">
          <draw:text-box>
            <text:p text:style-name="P1"><text:span text:style-name="T2">Возможность <text:s/>отправки <text:s/>запроса <text:s/>на <text:s/>изменение <text:s/>цвета <text:s/>(см. </text:span><text:span text:style-name="T15"><text:s/>приложение <text:s/>1</text:span><text:span text:style-name="T2">) <text:s/>выбранного </text:span></text:p>
          </draw:text-box>
        </draw:frame>
        <draw:frame draw:style-name="gr290" draw:text-style-name="P2" draw:layer="layout" svg:width="1.666cm" svg:height="0.471cm" svg:x="4.75cm" svg:y="13.995cm">
          <draw:text-box>
            <text:p text:style-name="P1"><text:span text:style-name="T2">пикселя; </text:span></text:p>
          </draw:text-box>
        </draw:frame>
        <draw:frame draw:style-name="gr12" draw:text-style-name="P2" draw:layer="layout" svg:width="0.422cm" svg:height="0.471cm" svg:x="4.115cm" svg:y="14.727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4.721cm">
          <draw:text-box>
            <text:p text:style-name="P1"><text:span text:style-name="T14"><text:s/></text:span></text:p>
          </draw:text-box>
        </draw:frame>
        <draw:frame draw:style-name="gr291" draw:text-style-name="P2" draw:layer="layout" svg:width="2.547cm" svg:height="0.471cm" svg:x="4.75cm" svg:y="14.727cm">
          <draw:text-box>
            <text:p text:style-name="P1"><text:span text:style-name="T2">Отображение </text:span></text:p>
          </draw:text-box>
        </draw:frame>
        <draw:frame draw:style-name="gr292" draw:text-style-name="P2" draw:layer="layout" svg:width="1.668cm" svg:height="0.471cm" svg:x="7.455cm" svg:y="14.727cm">
          <draw:text-box>
            <text:p text:style-name="P1"><text:span text:style-name="T2">таймера, </text:span></text:p>
          </draw:text-box>
        </draw:frame>
        <draw:frame draw:style-name="gr293" draw:text-style-name="P2" draw:layer="layout" svg:width="3.1cm" svg:height="0.471cm" svg:x="9.284cm" svg:y="14.727cm">
          <draw:text-box>
            <text:p text:style-name="P1"><text:span text:style-name="T2">показывающего, </text:span></text:p>
          </draw:text-box>
        </draw:frame>
        <draw:frame draw:style-name="gr222" draw:text-style-name="P2" draw:layer="layout" svg:width="1.075cm" svg:height="0.471cm" svg:x="12.543cm" svg:y="14.727cm">
          <draw:text-box>
            <text:p text:style-name="P1"><text:span text:style-name="T2">через </text:span></text:p>
          </draw:text-box>
        </draw:frame>
        <draw:frame draw:style-name="gr294" draw:text-style-name="P2" draw:layer="layout" svg:width="1.107cm" svg:height="0.471cm" svg:x="13.779cm" svg:y="14.727cm">
          <draw:text-box>
            <text:p text:style-name="P1"><text:span text:style-name="T2">какое </text:span></text:p>
          </draw:text-box>
        </draw:frame>
        <draw:frame draw:style-name="gr295" draw:text-style-name="P2" draw:layer="layout" svg:width="1.17cm" svg:height="0.471cm" svg:x="15.045cm" svg:y="14.727cm">
          <draw:text-box>
            <text:p text:style-name="P1"><text:span text:style-name="T2">время </text:span></text:p>
          </draw:text-box>
        </draw:frame>
        <draw:frame draw:style-name="gr296" draw:text-style-name="P2" draw:layer="layout" svg:width="1.318cm" svg:height="0.471cm" svg:x="16.37cm" svg:y="14.727cm">
          <draw:text-box>
            <text:p text:style-name="P1"><text:span text:style-name="T2">можно </text:span></text:p>
          </draw:text-box>
        </draw:frame>
        <draw:frame draw:style-name="gr297" draw:text-style-name="P2" draw:layer="layout" svg:width="1.789cm" svg:height="0.471cm" svg:x="17.848cm" svg:y="14.727cm">
          <draw:text-box>
            <text:p text:style-name="P1"><text:span text:style-name="T2">изменить </text:span></text:p>
          </draw:text-box>
        </draw:frame>
        <draw:frame draw:style-name="gr298" draw:text-style-name="P2" draw:layer="layout" svg:width="0.907cm" svg:height="0.471cm" svg:x="19.795cm" svg:y="14.727cm">
          <draw:text-box>
            <text:p text:style-name="P1"><text:span text:style-name="T2">цвет </text:span></text:p>
          </draw:text-box>
        </draw:frame>
        <draw:frame draw:style-name="gr299" draw:text-style-name="P2" draw:layer="layout" svg:width="3.823cm" svg:height="0.471cm" svg:x="4.75cm" svg:y="15.455cm">
          <draw:text-box>
            <text:p text:style-name="P1"><text:span text:style-name="T2">очередного пикселя; </text:span></text:p>
          </draw:text-box>
        </draw:frame>
        <draw:frame draw:style-name="gr12" draw:text-style-name="P2" draw:layer="layout" svg:width="0.422cm" svg:height="0.471cm" svg:x="4.115cm" svg:y="16.188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6.182cm">
          <draw:text-box>
            <text:p text:style-name="P1"><text:span text:style-name="T14"><text:s/></text:span></text:p>
          </draw:text-box>
        </draw:frame>
        <draw:polygon draw:style-name="gr77" draw:text-style-name="P12" draw:layer="layout" svg:width="2.532cm" svg:height="0.021cm" svg:x="9.668cm" svg:y="16.611cm" svg:viewBox="0 0 2533 22" draw:points="0,0 2533,0 2533,22 0,22">
          <text:p/>
        </draw:polygon>
        <draw:frame draw:style-name="gr300" draw:text-style-name="P2" draw:layer="layout" svg:width="13.92cm" svg:height="0.471cm" svg:x="4.75cm" svg:y="16.188cm">
          <draw:text-box>
            <text:p text:style-name="P1"><text:span text:style-name="T2">Отображение бонусов (см. </text:span><text:span text:style-name="T15">приложение 2</text:span><text:span text:style-name="T2">) и возможность их использования. </text:span></text:p>
          </draw:text-box>
        </draw:frame>
        <draw:frame draw:style-name="gr301" draw:text-style-name="P2" draw:layer="layout" svg:width="3.494cm" svg:height="0.471cm" svg:x="3.501cm" svg:y="16.916cm">
          <draw:text-box>
            <text:p text:style-name="P1"><text:span text:style-name="T2">2. Серверная часть </text:span></text:p>
          </draw:text-box>
        </draw:frame>
        <draw:frame draw:style-name="gr12" draw:text-style-name="P2" draw:layer="layout" svg:width="0.422cm" svg:height="0.471cm" svg:x="4.115cm" svg:y="17.648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7.642cm">
          <draw:text-box>
            <text:p text:style-name="P1"><text:span text:style-name="T14"><text:s/></text:span></text:p>
          </draw:text-box>
        </draw:frame>
        <draw:frame draw:style-name="gr302" draw:text-style-name="P2" draw:layer="layout" svg:width="6.664cm" svg:height="0.471cm" svg:x="4.75cm" svg:y="17.648cm">
          <draw:text-box>
            <text:p text:style-name="P1"><text:span text:style-name="T2">Хранение текущего состояния поля; </text:span></text:p>
          </draw:text-box>
        </draw:frame>
        <draw:frame draw:style-name="gr12" draw:text-style-name="P2" draw:layer="layout" svg:width="0.422cm" svg:height="0.471cm" svg:x="4.115cm" svg:y="18.376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8.371cm">
          <draw:text-box>
            <text:p text:style-name="P1"><text:span text:style-name="T14"><text:s/></text:span></text:p>
          </draw:text-box>
        </draw:frame>
        <draw:frame draw:style-name="gr303" draw:text-style-name="P2" draw:layer="layout" svg:width="12.867cm" svg:height="0.471cm" svg:x="4.75cm" svg:y="18.376cm">
          <draw:text-box>
            <text:p text:style-name="P1"><text:span text:style-name="T2">Обработка запросов на изменение пикселей и регистрация изменений; </text:span></text:p>
          </draw:text-box>
        </draw:frame>
        <draw:frame draw:style-name="gr12" draw:text-style-name="P2" draw:layer="layout" svg:width="0.422cm" svg:height="0.471cm" svg:x="4.115cm" svg:y="19.109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9.103cm">
          <draw:text-box>
            <text:p text:style-name="P1"><text:span text:style-name="T14"><text:s/></text:span></text:p>
          </draw:text-box>
        </draw:frame>
        <draw:frame draw:style-name="gr304" draw:text-style-name="P2" draw:layer="layout" svg:width="2.934cm" svg:height="0.471cm" svg:x="4.75cm" svg:y="19.109cm">
          <draw:text-box>
            <text:p text:style-name="P1"><text:span text:style-name="T2">Синхронизация </text:span></text:p>
          </draw:text-box>
        </draw:frame>
        <draw:frame draw:style-name="gr305" draw:text-style-name="P2" draw:layer="layout" svg:width="1.934cm" svg:height="0.471cm" svg:x="7.954cm" svg:y="19.109cm">
          <draw:text-box>
            <text:p text:style-name="P1"><text:span text:style-name="T2">состояния </text:span></text:p>
          </draw:text-box>
        </draw:frame>
        <draw:frame draw:style-name="gr306" draw:text-style-name="P2" draw:layer="layout" svg:width="1.069cm" svg:height="0.471cm" svg:x="10.152cm" svg:y="19.109cm">
          <draw:text-box>
            <text:p text:style-name="P1"><text:span text:style-name="T2">всего </text:span></text:p>
          </draw:text-box>
        </draw:frame>
        <draw:frame draw:style-name="gr307" draw:text-style-name="P2" draw:layer="layout" svg:width="1.058cm" svg:height="0.471cm" svg:x="11.481cm" svg:y="19.109cm">
          <draw:text-box>
            <text:p text:style-name="P1"><text:span text:style-name="T2">поля, </text:span></text:p>
          </draw:text-box>
        </draw:frame>
        <draw:frame draw:style-name="gr12" draw:text-style-name="P2" draw:layer="layout" svg:width="0.422cm" svg:height="0.471cm" svg:x="12.806cm" svg:y="19.109cm">
          <draw:text-box>
            <text:p text:style-name="P1"><text:span text:style-name="T2">а </text:span></text:p>
          </draw:text-box>
        </draw:frame>
        <draw:frame draw:style-name="gr308" draw:text-style-name="P2" draw:layer="layout" svg:width="1.167cm" svg:height="0.471cm" svg:x="13.365cm" svg:y="19.109cm">
          <draw:text-box>
            <text:p text:style-name="P1"><text:span text:style-name="T2">также </text:span></text:p>
          </draw:text-box>
        </draw:frame>
        <draw:frame draw:style-name="gr309" draw:text-style-name="P2" draw:layer="layout" svg:width="2.035cm" svg:height="0.471cm" svg:x="14.795cm" svg:y="19.109cm">
          <draw:text-box>
            <text:p text:style-name="P1"><text:span text:style-name="T2">отдельных </text:span></text:p>
          </draw:text-box>
        </draw:frame>
        <draw:frame draw:style-name="gr310" draw:text-style-name="P2" draw:layer="layout" svg:width="2.051cm" svg:height="0.471cm" svg:x="17.098cm" svg:y="19.109cm">
          <draw:text-box>
            <text:p text:style-name="P1"><text:span text:style-name="T2">изменений </text:span></text:p>
          </draw:text-box>
        </draw:frame>
        <draw:frame draw:style-name="gr311" draw:text-style-name="P2" draw:layer="layout" svg:width="1.283cm" svg:height="0.471cm" svg:x="19.418cm" svg:y="19.109cm">
          <draw:text-box>
            <text:p text:style-name="P1"><text:span text:style-name="T2">между </text:span></text:p>
          </draw:text-box>
        </draw:frame>
        <draw:frame draw:style-name="gr238" draw:text-style-name="P2" draw:layer="layout" svg:width="3.096cm" svg:height="0.471cm" svg:x="4.75cm" svg:y="19.837cm">
          <draw:text-box>
            <text:p text:style-name="P1"><text:span text:style-name="T2">пользователями. </text:span></text:p>
          </draw:text-box>
        </draw:frame>
        <draw:frame draw:style-name="gr312" draw:text-style-name="P2" draw:layer="layout" svg:width="1.754cm" svg:height="0.471cm" svg:x="3.501cm" svg:y="20.569cm">
          <draw:text-box>
            <text:p text:style-name="P1"><text:span text:style-name="T2">3. Общее </text:span></text:p>
          </draw:text-box>
        </draw:frame>
        <draw:frame draw:style-name="gr12" draw:text-style-name="P2" draw:layer="layout" svg:width="0.422cm" svg:height="0.471cm" svg:x="4.115cm" svg:y="21.297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21.292cm">
          <draw:text-box>
            <text:p text:style-name="P1"><text:span text:style-name="T14"><text:s/></text:span></text:p>
          </draw:text-box>
        </draw:frame>
        <draw:frame draw:style-name="gr313" draw:text-style-name="P2" draw:layer="layout" svg:width="2.376cm" svg:height="0.471cm" svg:x="4.75cm" svg:y="21.297cm">
          <draw:text-box>
            <text:p text:style-name="P1"><text:span text:style-name="T2">Исключение </text:span></text:p>
          </draw:text-box>
        </draw:frame>
        <draw:frame draw:style-name="gr314" draw:text-style-name="P2" draw:layer="layout" svg:width="2.496cm" svg:height="0.471cm" svg:x="7.324cm" svg:y="21.297cm">
          <draw:text-box>
            <text:p text:style-name="P1"><text:span text:style-name="T2">возможности </text:span></text:p>
          </draw:text-box>
        </draw:frame>
        <draw:frame draw:style-name="gr315" draw:text-style-name="P2" draw:layer="layout" svg:width="2.779cm" svg:height="0.471cm" svg:x="10.02cm" svg:y="21.297cm">
          <draw:text-box>
            <text:p text:style-name="P1"><text:span text:style-name="T2">долгосрочного </text:span></text:p>
          </draw:text-box>
        </draw:frame>
        <draw:frame draw:style-name="gr316" draw:text-style-name="P2" draw:layer="layout" svg:width="4.015cm" svg:height="0.471cm" svg:x="12.996cm" svg:y="21.297cm">
          <draw:text-box>
            <text:p text:style-name="P1"><text:span text:style-name="T2">автоматизированного </text:span></text:p>
          </draw:text-box>
        </draw:frame>
        <draw:frame draw:style-name="gr317" draw:text-style-name="P2" draw:layer="layout" svg:width="2.993cm" svg:height="0.471cm" svg:x="17.217cm" svg:y="21.297cm">
          <draw:text-box>
            <text:p text:style-name="P1"><text:span text:style-name="T2">взаимодействия </text:span></text:p>
          </draw:text-box>
        </draw:frame>
        <draw:frame draw:style-name="gr12" draw:text-style-name="P2" draw:layer="layout" svg:width="0.422cm" svg:height="0.471cm" svg:x="20.405cm" svg:y="21.297cm">
          <draw:text-box>
            <text:p text:style-name="P1"><text:span text:style-name="T2">с </text:span></text:p>
          </draw:text-box>
        </draw:frame>
        <draw:frame draw:style-name="gr318" draw:text-style-name="P2" draw:layer="layout" svg:width="6.242cm" svg:height="0.471cm" svg:x="4.75cm" svg:y="22.03cm">
          <draw:text-box>
            <text:p text:style-name="P1"><text:span text:style-name="T2">приложением с помощью captcha. </text:span></text:p>
          </draw:text-box>
        </draw:frame>
        <draw:frame draw:style-name="gr319" draw:text-style-name="P2" draw:layer="layout" svg:width="6.808cm" svg:height="0.471cm" svg:x="2.997cm" svg:y="22.898cm">
          <draw:text-box>
            <text:p text:style-name="P1"><text:span text:style-name="T1">4.1.1.2. Сопровождающие функции </text:span></text:p>
          </draw:text-box>
        </draw:frame>
        <draw:frame draw:style-name="gr249" draw:text-style-name="P2" draw:layer="layout" svg:width="0.803cm" svg:height="0.471cm" svg:x="4.5cm" svg:y="23.871cm">
          <draw:text-box>
            <text:p text:style-name="P1"><text:span text:style-name="T2">Для </text:span></text:p>
          </draw:text-box>
        </draw:frame>
        <draw:frame draw:style-name="gr320" draw:text-style-name="P2" draw:layer="layout" svg:width="2.374cm" svg:height="0.471cm" svg:x="5.63cm" svg:y="23.871cm">
          <draw:text-box>
            <text:p text:style-name="P1"><text:span text:style-name="T2">обеспечения </text:span></text:p>
          </draw:text-box>
        </draw:frame>
        <draw:frame draw:style-name="gr321" draw:text-style-name="P2" draw:layer="layout" svg:width="1.868cm" svg:height="0.471cm" svg:x="8.335cm" svg:y="23.871cm">
          <draw:text-box>
            <text:p text:style-name="P1"><text:span text:style-name="T2">основных </text:span></text:p>
          </draw:text-box>
        </draw:frame>
        <draw:frame draw:style-name="gr322" draw:text-style-name="P2" draw:layer="layout" svg:width="1.706cm" svg:height="0.471cm" svg:x="10.533cm" svg:y="23.871cm">
          <draw:text-box>
            <text:p text:style-name="P1"><text:span text:style-name="T2">функций </text:span></text:p>
          </draw:text-box>
        </draw:frame>
        <draw:frame draw:style-name="gr213" draw:text-style-name="P2" draw:layer="layout" svg:width="3.355cm" svg:height="0.471cm" svg:x="12.569cm" svg:y="23.871cm">
          <draw:text-box>
            <text:p text:style-name="P1"><text:span text:style-name="T2">«Веб-приложение </text:span></text:p>
          </draw:text-box>
        </draw:frame>
        <draw:frame draw:style-name="gr64" draw:text-style-name="P2" draw:layer="layout" svg:width="0.978cm" svg:height="0.471cm" svg:x="16.252cm" svg:y="23.871cm">
          <draw:text-box>
            <text:p text:style-name="P1"><text:span text:style-name="T2">Pixel </text:span></text:p>
          </draw:text-box>
        </draw:frame>
        <draw:frame draw:style-name="gr65" draw:text-style-name="P2" draw:layer="layout" svg:width="1.33cm" svg:height="0.471cm" svg:x="17.556cm" svg:y="23.871cm">
          <draw:text-box>
            <text:p text:style-name="P1"><text:span text:style-name="T2">Battle» </text:span></text:p>
          </draw:text-box>
        </draw:frame>
        <draw:frame draw:style-name="gr323" draw:text-style-name="P2" draw:layer="layout" svg:width="1.477cm" svg:height="0.471cm" svg:x="19.215cm" svg:y="23.871cm">
          <draw:text-box>
            <text:p text:style-name="P1"><text:span text:style-name="T2">должно </text:span></text:p>
          </draw:text-box>
        </draw:frame>
        <draw:frame draw:style-name="gr324" draw:text-style-name="P2" draw:layer="layout" svg:width="10.079cm" svg:height="0.471cm" svg:x="3.247cm" svg:y="24.604cm">
          <draw:text-box>
            <text:p text:style-name="P1"><text:span text:style-name="T2">реализовывать следующие сопровождающие функции: </text:span></text:p>
          </draw:text-box>
        </draw:frame>
      </draw:page>
      <draw:page draw:name="page11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0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326" draw:text-style-name="P2" draw:layer="layout" svg:width="3.817cm" svg:height="0.471cm" svg:x="3.501cm" svg:y="2.518cm">
          <draw:text-box>
            <text:p text:style-name="P1"><text:span text:style-name="T2">1. Клиентская часть: </text:span></text:p>
          </draw:text-box>
        </draw:frame>
        <draw:frame draw:style-name="gr12" draw:text-style-name="P2" draw:layer="layout" svg:width="0.422cm" svg:height="0.471cm" svg:x="4.115cm" svg:y="3.247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3.241cm">
          <draw:text-box>
            <text:p text:style-name="P1"><text:span text:style-name="T14"><text:s/></text:span></text:p>
          </draw:text-box>
        </draw:frame>
        <draw:frame draw:style-name="gr327" draw:text-style-name="P2" draw:layer="layout" svg:width="16.135cm" svg:height="0.471cm" svg:x="4.75cm" svg:y="3.247cm">
          <draw:text-box>
            <text:p text:style-name="P1"><text:span text:style-name="T2">Возможность <text:s/>авторизации <text:s/>через <text:s/>социальные <text:s/>сети <text:s/>Discord, <text:s/>ВКонтакте <text:s/>и <text:s/>Twitch <text:s/>(см. </text:span></text:p>
          </draw:text-box>
        </draw:frame>
        <draw:polygon draw:style-name="gr77" draw:text-style-name="P12" draw:layer="layout" svg:width="2.528cm" svg:height="0.021cm" svg:x="4.749cm" svg:y="4.402cm" svg:viewBox="0 0 2529 22" draw:points="0,0 2529,0 2529,22 0,22">
          <text:p/>
        </draw:polygon>
        <draw:frame draw:style-name="gr178" draw:text-style-name="P2" draw:layer="layout" svg:width="2.893cm" svg:height="0.471cm" svg:x="4.75cm" svg:y="3.979cm">
          <draw:text-box>
            <text:p text:style-name="P1"><text:span text:style-name="T15">приложение 3</text:span><text:span text:style-name="T2">); </text:span></text:p>
          </draw:text-box>
        </draw:frame>
        <draw:frame draw:style-name="gr12" draw:text-style-name="P2" draw:layer="layout" svg:width="0.422cm" svg:height="0.471cm" svg:x="4.115cm" svg:y="4.707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4.701cm">
          <draw:text-box>
            <text:p text:style-name="P1"><text:span text:style-name="T14"><text:s/></text:span></text:p>
          </draw:text-box>
        </draw:frame>
        <draw:frame draw:style-name="gr328" draw:text-style-name="P2" draw:layer="layout" svg:width="15.951cm" svg:height="0.471cm" svg:x="4.75cm" svg:y="4.707cm">
          <draw:text-box>
            <text:p text:style-name="P1"><text:span text:style-name="T2">Возможность <text:s/>регистрации <text:s/>группы <text:s/>и <text:s/>получения <text:s/>ссылки, <text:s/>по <text:s/>которой <text:s/>зрители <text:s/>могут </text:span></text:p>
          </draw:text-box>
        </draw:frame>
        <draw:frame draw:style-name="gr329" draw:text-style-name="P2" draw:layer="layout" svg:width="4.192cm" svg:height="0.471cm" svg:x="4.75cm" svg:y="5.439cm">
          <draw:text-box>
            <text:p text:style-name="P1"><text:span text:style-name="T2">присоединиться к ней; </text:span></text:p>
          </draw:text-box>
        </draw:frame>
        <draw:frame draw:style-name="gr12" draw:text-style-name="P2" draw:layer="layout" svg:width="0.422cm" svg:height="0.471cm" svg:x="4.115cm" svg:y="6.168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6.162cm">
          <draw:text-box>
            <text:p text:style-name="P1"><text:span text:style-name="T14"><text:s/></text:span></text:p>
          </draw:text-box>
        </draw:frame>
        <draw:frame draw:style-name="gr330" draw:text-style-name="P2" draw:layer="layout" svg:width="16.283cm" svg:height="0.471cm" svg:x="4.75cm" svg:y="6.168cm">
          <draw:text-box>
            <text:p text:style-name="P1"><text:span text:style-name="T2">Возможность <text:s/>присоединения <text:s/>к <text:s/>группе <text:s/>по <text:s/>ссылке <text:s/>или <text:s/>на <text:s/>соответствующей <text:s/>странице </text:span></text:p>
          </draw:text-box>
        </draw:frame>
        <draw:frame draw:style-name="gr331" draw:text-style-name="P2" draw:layer="layout" svg:width="1.189cm" svg:height="0.471cm" svg:x="4.75cm" svg:y="6.9cm">
          <draw:text-box>
            <text:p text:style-name="P1"><text:span text:style-name="T2">сайта. </text:span></text:p>
          </draw:text-box>
        </draw:frame>
        <draw:frame draw:style-name="gr301" draw:text-style-name="P2" draw:layer="layout" svg:width="3.494cm" svg:height="0.471cm" svg:x="3.501cm" svg:y="7.628cm">
          <draw:text-box>
            <text:p text:style-name="P1"><text:span text:style-name="T2">2. Серверная часть </text:span></text:p>
          </draw:text-box>
        </draw:frame>
        <draw:frame draw:style-name="gr12" draw:text-style-name="P2" draw:layer="layout" svg:width="0.422cm" svg:height="0.471cm" svg:x="4.115cm" svg:y="8.36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8.354cm">
          <draw:text-box>
            <text:p text:style-name="P1"><text:span text:style-name="T14"><text:s/></text:span></text:p>
          </draw:text-box>
        </draw:frame>
        <draw:frame draw:style-name="gr332" draw:text-style-name="P2" draw:layer="layout" svg:width="15.8cm" svg:height="0.471cm" svg:x="4.75cm" svg:y="8.36cm">
          <draw:text-box>
            <text:p text:style-name="P1"><text:span text:style-name="T2">Обеспечение возможности авторизации пользователей через социальные сети Discord, </text:span></text:p>
          </draw:text-box>
        </draw:frame>
        <draw:polygon draw:style-name="gr77" draw:text-style-name="P12" draw:layer="layout" svg:width="2.527cm" svg:height="0.021cm" svg:x="16.607cm" svg:y="9.512cm" svg:viewBox="0 0 2528 22" draw:points="0,0 2528,0 2528,22 0,22">
          <text:p/>
        </draw:polygon>
        <draw:frame draw:style-name="gr333" draw:text-style-name="P2" draw:layer="layout" svg:width="14.753cm" svg:height="0.471cm" svg:x="4.75cm" svg:y="9.089cm">
          <draw:text-box>
            <text:p text:style-name="P1"><text:span text:style-name="T2">ВКонтакте и Twitch и сохранение авторизованного аккаунта (см. </text:span><text:span text:style-name="T15">приложение 3</text:span><text:span text:style-name="T2">); </text:span></text:p>
          </draw:text-box>
        </draw:frame>
        <draw:frame draw:style-name="gr12" draw:text-style-name="P2" draw:layer="layout" svg:width="0.422cm" svg:height="0.471cm" svg:x="4.115cm" svg:y="9.821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9.815cm">
          <draw:text-box>
            <text:p text:style-name="P1"><text:span text:style-name="T14"><text:s/></text:span></text:p>
          </draw:text-box>
        </draw:frame>
        <draw:frame draw:style-name="gr334" draw:text-style-name="P2" draw:layer="layout" svg:width="14.263cm" svg:height="0.471cm" svg:x="4.75cm" svg:y="9.821cm">
          <draw:text-box>
            <text:p text:style-name="P1"><text:span text:style-name="T2">Обеспечение возможности регистрации групп и их сохранение в базе данных; </text:span></text:p>
          </draw:text-box>
        </draw:frame>
        <draw:frame draw:style-name="gr12" draw:text-style-name="P2" draw:layer="layout" svg:width="0.422cm" svg:height="0.471cm" svg:x="4.115cm" svg:y="10.549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0.543cm">
          <draw:text-box>
            <text:p text:style-name="P1"><text:span text:style-name="T14"><text:s/></text:span></text:p>
          </draw:text-box>
        </draw:frame>
        <draw:frame draw:style-name="gr335" draw:text-style-name="P2" draw:layer="layout" svg:width="15.069cm" svg:height="0.471cm" svg:x="4.75cm" svg:y="10.549cm">
          <draw:text-box>
            <text:p text:style-name="P1"><text:span text:style-name="T2">Генерация ссылки на присоединение к группе по запросу администратора группы. </text:span></text:p>
          </draw:text-box>
        </draw:frame>
        <draw:frame draw:style-name="gr336" draw:text-style-name="P2" draw:layer="layout" svg:width="6.617cm" svg:height="0.471cm" svg:x="2.997cm" svg:y="11.421cm">
          <draw:text-box>
            <text:p text:style-name="P1"><text:span text:style-name="T1">4.1.1.3. Дополнительные функции </text:span></text:p>
          </draw:text-box>
        </draw:frame>
        <draw:frame draw:style-name="gr337" draw:text-style-name="P2" draw:layer="layout" svg:width="16.246cm" svg:height="0.471cm" svg:x="4.5cm" svg:y="12.395cm">
          <draw:text-box>
            <text:p text:style-name="P1"><text:span text:style-name="T2">Для улучшения и расширения основных функций «Веб-приложение Pixel Battle» должно </text:span></text:p>
          </draw:text-box>
        </draw:frame>
        <draw:frame draw:style-name="gr338" draw:text-style-name="P2" draw:layer="layout" svg:width="9.872cm" svg:height="0.471cm" svg:x="3.247cm" svg:y="13.123cm">
          <draw:text-box>
            <text:p text:style-name="P1"><text:span text:style-name="T2">реализовывать следующие дополнительные функции: </text:span></text:p>
          </draw:text-box>
        </draw:frame>
        <draw:frame draw:style-name="gr326" draw:text-style-name="P2" draw:layer="layout" svg:width="3.817cm" svg:height="0.471cm" svg:x="3.501cm" svg:y="13.855cm">
          <draw:text-box>
            <text:p text:style-name="P1"><text:span text:style-name="T2">1. Клиентская часть: </text:span></text:p>
          </draw:text-box>
        </draw:frame>
        <draw:frame draw:style-name="gr12" draw:text-style-name="P2" draw:layer="layout" svg:width="0.422cm" svg:height="0.471cm" svg:x="4.115cm" svg:y="14.583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4.577cm">
          <draw:text-box>
            <text:p text:style-name="P1"><text:span text:style-name="T14"><text:s/></text:span></text:p>
          </draw:text-box>
        </draw:frame>
        <draw:frame draw:style-name="gr291" draw:text-style-name="P2" draw:layer="layout" svg:width="2.547cm" svg:height="0.471cm" svg:x="4.75cm" svg:y="14.583cm">
          <draw:text-box>
            <text:p text:style-name="P1"><text:span text:style-name="T2">Отображение </text:span></text:p>
          </draw:text-box>
        </draw:frame>
        <draw:frame draw:style-name="gr65" draw:text-style-name="P2" draw:layer="layout" svg:width="1.33cm" svg:height="0.471cm" svg:x="7.442cm" svg:y="14.583cm">
          <draw:text-box>
            <text:p text:style-name="P1"><text:span text:style-name="T2">списка </text:span></text:p>
          </draw:text-box>
        </draw:frame>
        <draw:frame draw:style-name="gr232" draw:text-style-name="P2" draw:layer="layout" svg:width="0.502cm" svg:height="0.471cm" svg:x="8.915cm" svg:y="14.583cm">
          <draw:text-box>
            <text:p text:style-name="P1"><text:span text:style-name="T2">из </text:span></text:p>
          </draw:text-box>
        </draw:frame>
        <draw:frame draw:style-name="gr325" draw:text-style-name="P2" draw:layer="layout" svg:width="0.531cm" svg:height="0.471cm" svg:x="9.567cm" svg:y="14.583cm">
          <draw:text-box>
            <text:p text:style-name="P1"><text:span text:style-name="T2">25 </text:span></text:p>
          </draw:text-box>
        </draw:frame>
        <draw:frame draw:style-name="gr190" draw:text-style-name="P2" draw:layer="layout" svg:width="1.158cm" svg:height="0.471cm" svg:x="10.24cm" svg:y="14.583cm">
          <draw:text-box>
            <text:p text:style-name="P1"><text:span text:style-name="T2">групп </text:span></text:p>
          </draw:text-box>
        </draw:frame>
        <draw:frame draw:style-name="gr12" draw:text-style-name="P2" draw:layer="layout" svg:width="0.422cm" svg:height="0.471cm" svg:x="11.54cm" svg:y="14.583cm">
          <draw:text-box>
            <text:p text:style-name="P1"><text:span text:style-name="T2">и </text:span></text:p>
          </draw:text-box>
        </draw:frame>
        <draw:frame draw:style-name="gr339" draw:text-style-name="P2" draw:layer="layout" svg:width="2.821cm" svg:height="0.471cm" svg:x="12.018cm" svg:y="14.583cm">
          <draw:text-box>
            <text:p text:style-name="P1"><text:span text:style-name="T2">пользователей, </text:span></text:p>
          </draw:text-box>
        </draw:frame>
        <draw:frame draw:style-name="gr240" draw:text-style-name="P2" draw:layer="layout" svg:width="1.606cm" svg:height="0.471cm" svg:x="14.982cm" svg:y="14.583cm">
          <draw:text-box>
            <text:p text:style-name="P1"><text:span text:style-name="T2">которые </text:span></text:p>
          </draw:text-box>
        </draw:frame>
        <draw:frame draw:style-name="gr340" draw:text-style-name="P2" draw:layer="layout" svg:width="1.536cm" svg:height="0.471cm" svg:x="16.734cm" svg:y="14.583cm">
          <draw:text-box>
            <text:p text:style-name="P1"><text:span text:style-name="T2">сделали </text:span></text:p>
          </draw:text-box>
        </draw:frame>
        <draw:frame draw:style-name="gr341" draw:text-style-name="P2" draw:layer="layout" svg:width="2.282cm" svg:height="0.471cm" svg:x="18.415cm" svg:y="14.583cm">
          <draw:text-box>
            <text:p text:style-name="P1"><text:span text:style-name="T2">наибольшее </text:span></text:p>
          </draw:text-box>
        </draw:frame>
        <draw:frame draw:style-name="gr342" draw:text-style-name="P2" draw:layer="layout" svg:width="6.081cm" svg:height="0.471cm" svg:x="4.75cm" svg:y="15.316cm">
          <draw:text-box>
            <text:p text:style-name="P1"><text:span text:style-name="T2">количество изменений пикселей; </text:span></text:p>
          </draw:text-box>
        </draw:frame>
        <draw:frame draw:style-name="gr12" draw:text-style-name="P2" draw:layer="layout" svg:width="0.422cm" svg:height="0.471cm" svg:x="4.115cm" svg:y="16.044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6.038cm">
          <draw:text-box>
            <text:p text:style-name="P1"><text:span text:style-name="T14"><text:s/></text:span></text:p>
          </draw:text-box>
        </draw:frame>
        <draw:frame draw:style-name="gr343" draw:text-style-name="P2" draw:layer="layout" svg:width="15.846cm" svg:height="0.471cm" svg:x="4.75cm" svg:y="16.044cm">
          <draw:text-box>
            <text:p text:style-name="P1"><text:span text:style-name="T2">Отображение <text:s/>статуса <text:s/>соединения <text:s/>пользователя <text:s/>с <text:s/>сервером <text:s/>(online/offline), <text:s/>а <text:s/>также </text:span></text:p>
          </draw:text-box>
        </draw:frame>
        <draw:frame draw:style-name="gr344" draw:text-style-name="P2" draw:layer="layout" svg:width="7.955cm" svg:height="0.471cm" svg:x="4.75cm" svg:y="16.776cm">
          <draw:text-box>
            <text:p text:style-name="P1"><text:span text:style-name="T2">обработка ошибок, полученных от сервера. </text:span></text:p>
          </draw:text-box>
        </draw:frame>
        <draw:frame draw:style-name="gr301" draw:text-style-name="P2" draw:layer="layout" svg:width="3.494cm" svg:height="0.471cm" svg:x="3.501cm" svg:y="17.504cm">
          <draw:text-box>
            <text:p text:style-name="P1"><text:span text:style-name="T2">2. Серверная часть </text:span></text:p>
          </draw:text-box>
        </draw:frame>
        <draw:frame draw:style-name="gr12" draw:text-style-name="P2" draw:layer="layout" svg:width="0.422cm" svg:height="0.471cm" svg:x="4.115cm" svg:y="18.237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8.231cm">
          <draw:text-box>
            <text:p text:style-name="P1"><text:span text:style-name="T14"><text:s/></text:span></text:p>
          </draw:text-box>
        </draw:frame>
        <draw:frame draw:style-name="gr345" draw:text-style-name="P2" draw:layer="layout" svg:width="15.555cm" svg:height="0.471cm" svg:x="4.75cm" svg:y="18.237cm">
          <draw:text-box>
            <text:p text:style-name="P1"><text:span text:style-name="T2">Поддержание отсортированного по количеству изменённых пикселей списка групп и </text:span></text:p>
          </draw:text-box>
        </draw:frame>
        <draw:frame draw:style-name="gr346" draw:text-style-name="P2" draw:layer="layout" svg:width="2.833cm" svg:height="0.471cm" svg:x="4.75cm" svg:y="18.965cm">
          <draw:text-box>
            <text:p text:style-name="P1"><text:span text:style-name="T2">пользователей; </text:span></text:p>
          </draw:text-box>
        </draw:frame>
        <draw:frame draw:style-name="gr12" draw:text-style-name="P2" draw:layer="layout" svg:width="0.422cm" svg:height="0.471cm" svg:x="4.115cm" svg:y="19.697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4.326cm" svg:y="19.691cm">
          <draw:text-box>
            <text:p text:style-name="P1"><text:span text:style-name="T14"><text:s/></text:span></text:p>
          </draw:text-box>
        </draw:frame>
        <draw:frame draw:style-name="gr347" draw:text-style-name="P2" draw:layer="layout" svg:width="15.493cm" svg:height="0.471cm" svg:x="4.75cm" svg:y="19.697cm">
          <draw:text-box>
            <text:p text:style-name="P1"><text:span text:style-name="T2">Обработка запросов на предоставление списка из 25 групп и пользователей, которые </text:span></text:p>
          </draw:text-box>
        </draw:frame>
        <draw:frame draw:style-name="gr348" draw:text-style-name="P2" draw:layer="layout" svg:width="9.895cm" svg:height="0.471cm" svg:x="4.75cm" svg:y="20.425cm">
          <draw:text-box>
            <text:p text:style-name="P1"><text:span text:style-name="T2">сделали наибольшее количество изменений пикселей; </text:span></text:p>
          </draw:text-box>
        </draw:frame>
        <draw:frame draw:style-name="gr349" draw:text-style-name="P2" draw:layer="layout" svg:width="7.147cm" svg:height="0.471cm" svg:x="2.498cm" svg:y="21.297cm">
          <draw:text-box>
            <text:p text:style-name="P1"><text:span text:style-name="T1">4.1.2. Организация входных данных <text:s/></text:span></text:p>
          </draw:text-box>
        </draw:frame>
        <draw:frame draw:style-name="gr259" draw:text-style-name="P2" draw:layer="layout" svg:width="17.504cm" svg:height="0.471cm" svg:x="3.247cm" svg:y="22.271cm">
          <draw:text-box>
            <text:p text:style-name="P1"><text:span text:style-name="T2">Все запросы к серверу отправляются браузером либо при открытии соответствующей страницы </text:span></text:p>
          </draw:text-box>
        </draw:frame>
        <draw:frame draw:style-name="gr350" draw:text-style-name="P2" draw:layer="layout" svg:width="18.323cm" svg:height="0.471cm" svg:x="1.998cm" svg:y="23.004cm">
          <draw:text-box>
            <text:p text:style-name="P1"><text:span text:style-name="T2">сайта, либо при нажатии соответствующей кнопки. Другие виды запросов, если не обозначено иное, </text:span></text:p>
          </draw:text-box>
        </draw:frame>
        <draw:frame draw:style-name="gr351" draw:text-style-name="P2" draw:layer="layout" svg:width="9.584cm" svg:height="0.471cm" svg:x="1.998cm" svg:y="23.732cm">
          <draw:text-box>
            <text:p text:style-name="P1"><text:span text:style-name="T2">считаются некорректными и отклоняются сервером. </text:span></text:p>
          </draw:text-box>
        </draw:frame>
      </draw:page>
      <draw:page draw:name="page12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1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352" draw:text-style-name="P2" draw:layer="layout" svg:width="17.794cm" svg:height="0.471cm" svg:x="3.247cm" svg:y="2.518cm">
          <draw:text-box>
            <text:p text:style-name="P1"><text:span text:style-name="T2">Каждый <text:s/>запрос, <text:s/>кроме <text:s/>запроса <text:s/>страницы <text:s/>регистрации, <text:s/>должен <text:s/>содержать <text:s/>cookie-файл <text:s/>token, </text:span></text:p>
          </draw:text-box>
        </draw:frame>
        <draw:frame draw:style-name="gr153" draw:text-style-name="P2" draw:layer="layout" svg:width="18.432cm" svg:height="0.471cm" svg:x="1.998cm" svg:y="3.247cm">
          <draw:text-box>
            <text:p text:style-name="P1"><text:span text:style-name="T2">значение которого позволяет однозначно идентифицировать пользователя и найти его аккаунт в базе </text:span></text:p>
          </draw:text-box>
        </draw:frame>
        <draw:frame draw:style-name="gr353" draw:text-style-name="P2" draw:layer="layout" svg:width="1.672cm" svg:height="0.471cm" svg:x="1.998cm" svg:y="3.979cm">
          <draw:text-box>
            <text:p text:style-name="P1"><text:span text:style-name="T2">данных. <text:s/></text:span></text:p>
          </draw:text-box>
        </draw:frame>
        <draw:frame draw:style-name="gr354" draw:text-style-name="P2" draw:layer="layout" svg:width="17.377cm" svg:height="0.471cm" svg:x="3.247cm" svg:y="4.707cm">
          <draw:text-box>
            <text:p text:style-name="P1"><text:span text:style-name="T2">Запрос на получение страницы регистрации дополнительных данных не требует: код страницы </text:span></text:p>
          </draw:text-box>
        </draw:frame>
        <draw:frame draw:style-name="gr355" draw:text-style-name="P2" draw:layer="layout" svg:width="18.854cm" svg:height="0.471cm" svg:x="1.998cm" svg:y="5.439cm">
          <draw:text-box>
            <text:p text:style-name="P1"><text:span text:style-name="T2">предоставляется всем пользователям. Если в параметрах запроса указаны дополнительные данные, они </text:span></text:p>
          </draw:text-box>
        </draw:frame>
        <draw:frame draw:style-name="gr356" draw:text-style-name="P2" draw:layer="layout" svg:width="18.578cm" svg:height="0.471cm" svg:x="1.998cm" svg:y="6.168cm">
          <draw:text-box>
            <text:p text:style-name="P1"><text:span text:style-name="T2">должны быть интерпретированы как данные для авторизации пользователя через одну из социальных </text:span></text:p>
          </draw:text-box>
        </draw:frame>
        <draw:polygon draw:style-name="gr77" draw:text-style-name="P12" draw:layer="layout" svg:width="2.532cm" svg:height="0.021cm" svg:x="3.881cm" svg:y="7.323cm" svg:viewBox="0 0 2533 22" draw:points="0,0 2533,0 2533,22 0,22">
          <text:p/>
        </draw:polygon>
        <draw:frame draw:style-name="gr357" draw:text-style-name="P2" draw:layer="layout" svg:width="4.876cm" svg:height="0.471cm" svg:x="1.998cm" svg:y="6.9cm">
          <draw:text-box>
            <text:p text:style-name="P1"><text:span text:style-name="T2">сетей (см. </text:span><text:span text:style-name="T15">приложение 3</text:span><text:span text:style-name="T2">). <text:s/></text:span></text:p>
          </draw:text-box>
        </draw:frame>
        <draw:frame draw:style-name="gr358" draw:text-style-name="P2" draw:layer="layout" svg:width="17.657cm" svg:height="0.471cm" svg:x="3.247cm" svg:y="7.628cm">
          <draw:text-box>
            <text:p text:style-name="P1"><text:span text:style-name="T2">Запрос на регистрацию группы должен содержать идентификационные данные группы, включая </text:span></text:p>
          </draw:text-box>
        </draw:frame>
        <draw:frame draw:style-name="gr359" draw:text-style-name="P2" draw:layer="layout" svg:width="15.253cm" svg:height="0.471cm" svg:x="1.998cm" svg:y="8.36cm">
          <draw:text-box>
            <text:p text:style-name="P1"><text:span text:style-name="T2">социальную сеть (Discord, ВКонтакте или Twitch), в которой она зарегистрирована. </text:span></text:p>
          </draw:text-box>
        </draw:frame>
        <draw:frame draw:style-name="gr360" draw:text-style-name="P2" draw:layer="layout" svg:width="17.469cm" svg:height="0.471cm" svg:x="3.247cm" svg:y="9.089cm">
          <draw:text-box>
            <text:p text:style-name="P1"><text:span text:style-name="T2">Запрос <text:s/>на <text:s/>присоединение <text:s/>к <text:s/>группе <text:s/>должен <text:s/>содержать <text:s/>сгенерированный <text:s/>приложением <text:s/>код, </text:span></text:p>
          </draw:text-box>
        </draw:frame>
        <draw:frame draw:style-name="gr361" draw:text-style-name="P2" draw:layer="layout" svg:width="7.526cm" svg:height="0.471cm" svg:x="1.998cm" svg:y="9.821cm">
          <draw:text-box>
            <text:p text:style-name="P1"><text:span text:style-name="T2">однозначно идентифицирующий группу. </text:span></text:p>
          </draw:text-box>
        </draw:frame>
        <draw:frame draw:style-name="gr362" draw:text-style-name="P2" draw:layer="layout" svg:width="17.315cm" svg:height="0.471cm" svg:x="3.247cm" svg:y="10.549cm">
          <draw:text-box>
            <text:p text:style-name="P1"><text:span text:style-name="T2">Запрос на изменение пикселя должен содержать координаты пикселя, к которому применяется </text:span></text:p>
          </draw:text-box>
        </draw:frame>
        <draw:frame draw:style-name="gr363" draw:text-style-name="P2" draw:layer="layout" svg:width="7.389cm" svg:height="0.471cm" svg:x="1.998cm" svg:y="11.281cm">
          <draw:text-box>
            <text:p text:style-name="P1"><text:span text:style-name="T2">изменение, а также новый цвет пикселя. </text:span></text:p>
          </draw:text-box>
        </draw:frame>
        <draw:frame draw:style-name="gr364" draw:text-style-name="P2" draw:layer="layout" svg:width="17.321cm" svg:height="0.471cm" svg:x="3.247cm" svg:y="12.01cm">
          <draw:text-box>
            <text:p text:style-name="P1"><text:span text:style-name="T2">Запрос на использование игровых бонусов должен содержать координаты пикселя, к которому </text:span></text:p>
          </draw:text-box>
        </draw:frame>
        <draw:polygon draw:style-name="gr77" draw:text-style-name="P12" draw:layer="layout" svg:width="2.795cm" svg:height="0.021cm" svg:x="14.77cm" svg:y="13.165cm" svg:viewBox="0 0 2796 22" draw:points="0,0 2796,0 2796,22 0,22">
          <text:p/>
        </draw:polygon>
        <draw:frame draw:style-name="gr365" draw:text-style-name="P2" draw:layer="layout" svg:width="15.781cm" svg:height="0.471cm" svg:x="1.998cm" svg:y="12.742cm">
          <draw:text-box>
            <text:p text:style-name="P1"><text:span text:style-name="T2">бонус применяется, а также дополнительные данные в соответствии с </text:span><text:span text:style-name="T15">приложением 3</text:span><text:span text:style-name="T2">. </text:span></text:p>
          </draw:text-box>
        </draw:frame>
        <draw:frame draw:style-name="gr366" draw:text-style-name="P2" draw:layer="layout" svg:width="17.068cm" svg:height="0.471cm" svg:x="3.247cm" svg:y="13.47cm">
          <draw:text-box>
            <text:p text:style-name="P1"><text:span text:style-name="T2">Запрос на подтверждение прохождения captcha должен содержать все данные, которые будут </text:span></text:p>
          </draw:text-box>
        </draw:frame>
        <draw:frame draw:style-name="gr367" draw:text-style-name="P2" draw:layer="layout" svg:width="6.626cm" svg:height="0.471cm" svg:x="1.998cm" svg:y="14.202cm">
          <draw:text-box>
            <text:p text:style-name="P1"><text:span text:style-name="T2">получены от сервера google captcha. </text:span></text:p>
          </draw:text-box>
        </draw:frame>
        <draw:frame draw:style-name="gr368" draw:text-style-name="P2" draw:layer="layout" svg:width="12.166cm" svg:height="0.471cm" svg:x="3.247cm" svg:y="14.931cm">
          <draw:text-box>
            <text:p text:style-name="P1"><text:span text:style-name="T2">Остальные запросы дополнительных входных данных не требуют. </text:span></text:p>
          </draw:text-box>
        </draw:frame>
        <draw:frame draw:style-name="gr369" draw:text-style-name="P2" draw:layer="layout" svg:width="7.371cm" svg:height="0.471cm" svg:x="2.498cm" svg:y="15.803cm">
          <draw:text-box>
            <text:p text:style-name="P1"><text:span text:style-name="T1">4.1.3. Организация выходных данных </text:span></text:p>
          </draw:text-box>
        </draw:frame>
        <draw:frame draw:style-name="gr370" draw:text-style-name="P2" draw:layer="layout" svg:width="17.449cm" svg:height="0.471cm" svg:x="3.247cm" svg:y="16.776cm">
          <draw:text-box>
            <text:p text:style-name="P1"><text:span text:style-name="T2">Сервер должен отправить ответ на каждый запрос, полученный им. Для каждого ответа должен </text:span></text:p>
          </draw:text-box>
        </draw:frame>
        <draw:frame draw:style-name="gr371" draw:text-style-name="P2" draw:layer="layout" svg:width="0.986cm" svg:height="0.471cm" svg:x="1.998cm" svg:y="17.504cm">
          <draw:text-box>
            <text:p text:style-name="P1"><text:span text:style-name="T2">быть </text:span></text:p>
          </draw:text-box>
        </draw:frame>
        <draw:frame draw:style-name="gr372" draw:text-style-name="P2" draw:layer="layout" svg:width="2.144cm" svg:height="0.471cm" svg:x="3.2cm" svg:y="17.504cm">
          <draw:text-box>
            <text:p text:style-name="P1"><text:span text:style-name="T2">установлен </text:span></text:p>
          </draw:text-box>
        </draw:frame>
        <draw:frame draw:style-name="gr373" draw:text-style-name="P2" draw:layer="layout" svg:width="3.357cm" svg:height="0.471cm" svg:x="5.558cm" svg:y="17.504cm">
          <draw:text-box>
            <text:p text:style-name="P1"><text:span text:style-name="T2">соответствующий </text:span></text:p>
          </draw:text-box>
        </draw:frame>
        <draw:frame draw:style-name="gr374" draw:text-style-name="P2" draw:layer="layout" svg:width="1.166cm" svg:height="0.471cm" svg:x="9.127cm" svg:y="17.504cm">
          <draw:text-box>
            <text:p text:style-name="P1"><text:span text:style-name="T2">HTTP </text:span></text:p>
          </draw:text-box>
        </draw:frame>
        <draw:frame draw:style-name="gr375" draw:text-style-name="P2" draw:layer="layout" svg:width="1.359cm" svg:height="0.471cm" svg:x="10.503cm" svg:y="17.504cm">
          <draw:text-box>
            <text:p text:style-name="P1"><text:span text:style-name="T2">статус, </text:span></text:p>
          </draw:text-box>
        </draw:frame>
        <draw:frame draw:style-name="gr12" draw:text-style-name="P2" draw:layer="layout" svg:width="0.422cm" svg:height="0.471cm" svg:x="12.073cm" svg:y="17.504cm">
          <draw:text-box>
            <text:p text:style-name="P1"><text:span text:style-name="T2">а </text:span></text:p>
          </draw:text-box>
        </draw:frame>
        <draw:frame draw:style-name="gr308" draw:text-style-name="P2" draw:layer="layout" svg:width="1.167cm" svg:height="0.471cm" svg:x="12.581cm" svg:y="17.504cm">
          <draw:text-box>
            <text:p text:style-name="P1"><text:span text:style-name="T2">также </text:span></text:p>
          </draw:text-box>
        </draw:frame>
        <draw:frame draw:style-name="gr376" draw:text-style-name="P2" draw:layer="layout" svg:width="2.009cm" svg:height="0.471cm" svg:x="13.962cm" svg:y="17.504cm">
          <draw:text-box>
            <text:p text:style-name="P1"><text:span text:style-name="T2">заголовки, </text:span></text:p>
          </draw:text-box>
        </draw:frame>
        <draw:frame draw:style-name="gr377" draw:text-style-name="P2" draw:layer="layout" svg:width="2.587cm" svg:height="0.471cm" svg:x="16.184cm" svg:y="17.504cm">
          <draw:text-box>
            <text:p text:style-name="P1"><text:span text:style-name="T2">позволяющие </text:span></text:p>
          </draw:text-box>
        </draw:frame>
        <draw:frame draw:style-name="gr378" draw:text-style-name="P2" draw:layer="layout" svg:width="1.713cm" svg:height="0.471cm" svg:x="18.987cm" svg:y="17.504cm">
          <draw:text-box>
            <text:p text:style-name="P1"><text:span text:style-name="T2">браузеру </text:span></text:p>
          </draw:text-box>
        </draw:frame>
        <draw:frame draw:style-name="gr379" draw:text-style-name="P2" draw:layer="layout" svg:width="6.757cm" svg:height="0.471cm" svg:x="1.998cm" svg:y="18.237cm">
          <draw:text-box>
            <text:p text:style-name="P1"><text:span text:style-name="T2">однозначно интерпретировать ответ. </text:span></text:p>
          </draw:text-box>
        </draw:frame>
        <draw:frame draw:style-name="gr380" draw:text-style-name="P2" draw:layer="layout" svg:width="17.566cm" svg:height="0.471cm" svg:x="3.247cm" svg:y="18.965cm">
          <draw:text-box>
            <text:p text:style-name="P1"><text:span text:style-name="T2">Если запрос завершился ошибкой, то ответ сервера помимо статуса должен содержать описание </text:span></text:p>
          </draw:text-box>
        </draw:frame>
        <draw:frame draw:style-name="gr381" draw:text-style-name="P2" draw:layer="layout" svg:width="11.769cm" svg:height="0.471cm" svg:x="1.998cm" svg:y="19.697cm">
          <draw:text-box>
            <text:p text:style-name="P1"><text:span text:style-name="T2">ошибки, которое приложение должно отобразить пользователю. </text:span></text:p>
          </draw:text-box>
        </draw:frame>
        <draw:frame draw:style-name="gr382" draw:text-style-name="P2" draw:layer="layout" svg:width="17.7cm" svg:height="0.471cm" svg:x="3.247cm" svg:y="20.425cm">
          <draw:text-box>
            <text:p text:style-name="P1"><text:span text:style-name="T2">Если запрос завершился успешно, ответ сервера должен содержать только запрошенные данные: </text:span></text:p>
          </draw:text-box>
        </draw:frame>
        <draw:frame draw:style-name="gr12" draw:text-style-name="P2" draw:layer="layout" svg:width="0.422cm" svg:height="0.471cm" svg:x="2.117cm" svg:y="21.158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21.152cm">
          <draw:text-box>
            <text:p text:style-name="P1"><text:span text:style-name="T14"><text:s/></text:span></text:p>
          </draw:text-box>
        </draw:frame>
        <draw:frame draw:style-name="gr383" draw:text-style-name="P2" draw:layer="layout" svg:width="13.825cm" svg:height="0.471cm" svg:x="2.752cm" svg:y="21.158cm">
          <draw:text-box>
            <text:p text:style-name="P1"><text:span text:style-name="T2">В ответ на запрос страницы сайта должен быть отправлен HTML документ. </text:span></text:p>
          </draw:text-box>
        </draw:frame>
        <draw:frame draw:style-name="gr12" draw:text-style-name="P2" draw:layer="layout" svg:width="0.422cm" svg:height="0.471cm" svg:x="2.117cm" svg:y="21.886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21.88cm">
          <draw:text-box>
            <text:p text:style-name="P1"><text:span text:style-name="T14"><text:s/></text:span></text:p>
          </draw:text-box>
        </draw:frame>
        <draw:frame draw:style-name="gr384" draw:text-style-name="P2" draw:layer="layout" svg:width="17.369cm" svg:height="0.471cm" svg:x="2.752cm" svg:y="21.886cm">
          <draw:text-box>
            <text:p text:style-name="P1"><text:span text:style-name="T2">В ответ на запрос статического файла (CSS, JS, шрифты, изображения) должен быть отправлен </text:span></text:p>
          </draw:text-box>
        </draw:frame>
        <draw:frame draw:style-name="gr385" draw:text-style-name="P2" draw:layer="layout" svg:width="7.146cm" svg:height="0.471cm" svg:x="2.752cm" svg:y="22.618cm">
          <draw:text-box>
            <text:p text:style-name="P1"><text:span text:style-name="T2">соответствующий файл из папки static. </text:span></text:p>
          </draw:text-box>
        </draw:frame>
        <draw:frame draw:style-name="gr12" draw:text-style-name="P2" draw:layer="layout" svg:width="0.422cm" svg:height="0.471cm" svg:x="2.117cm" svg:y="23.346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23.34cm">
          <draw:text-box>
            <text:p text:style-name="P1"><text:span text:style-name="T14"><text:s/></text:span></text:p>
          </draw:text-box>
        </draw:frame>
        <draw:frame draw:style-name="gr386" draw:text-style-name="P2" draw:layer="layout" svg:width="17.904cm" svg:height="0.471cm" svg:x="2.752cm" svg:y="23.346cm">
          <draw:text-box>
            <text:p text:style-name="P1"><text:span text:style-name="T2">В ответ на запрос авторизации пользователя должна быть отправлена строка, которую клиентская </text:span></text:p>
          </draw:text-box>
        </draw:frame>
        <draw:frame draw:style-name="gr387" draw:text-style-name="P2" draw:layer="layout" svg:width="12.382cm" svg:height="0.471cm" svg:x="2.752cm" svg:y="24.079cm">
          <draw:text-box>
            <text:p text:style-name="P1"><text:span text:style-name="T2">часть приложение должна записать в значение token cookie-файлов. </text:span></text:p>
          </draw:text-box>
        </draw:frame>
      </draw:page>
      <draw:page draw:name="page13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2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12" draw:text-style-name="P2" draw:layer="layout" svg:width="0.422cm" svg:height="0.471cm" svg:x="2.117cm" svg:y="2.518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2.512cm">
          <draw:text-box>
            <text:p text:style-name="P1"><text:span text:style-name="T14"><text:s/></text:span></text:p>
          </draw:text-box>
        </draw:frame>
        <draw:frame draw:style-name="gr388" draw:text-style-name="P2" draw:layer="layout" svg:width="17.48cm" svg:height="0.471cm" svg:x="2.752cm" svg:y="2.518cm">
          <draw:text-box>
            <text:p text:style-name="P1"><text:span text:style-name="T2">В ответ на запрос о регистрации группы или получения ссылки на присоединение к ней должна </text:span></text:p>
          </draw:text-box>
        </draw:frame>
        <draw:frame draw:style-name="gr389" draw:text-style-name="P2" draw:layer="layout" svg:width="10.662cm" svg:height="0.471cm" svg:x="2.752cm" svg:y="3.247cm">
          <draw:text-box>
            <text:p text:style-name="P1"><text:span text:style-name="T2">быть отправлена строка, содержащая уникальную ссылку. </text:span></text:p>
          </draw:text-box>
        </draw:frame>
        <draw:frame draw:style-name="gr12" draw:text-style-name="P2" draw:layer="layout" svg:width="0.422cm" svg:height="0.471cm" svg:x="2.117cm" svg:y="3.979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3.973cm">
          <draw:text-box>
            <text:p text:style-name="P1"><text:span text:style-name="T14"><text:s/></text:span></text:p>
          </draw:text-box>
        </draw:frame>
        <draw:frame draw:style-name="gr390" draw:text-style-name="P2" draw:layer="layout" svg:width="18.253cm" svg:height="0.471cm" svg:x="2.752cm" svg:y="3.979cm">
          <draw:text-box>
            <text:p text:style-name="P1"><text:span text:style-name="T2">В <text:s/>ответ <text:s/>на <text:s/>запрос <text:s/>получения <text:s/>состояния <text:s/>всего <text:s/>поля <text:s/>должен <text:s/>быть <text:s/>отправлен <text:s/>массив <text:s/>из <text:s/>640000 </text:span></text:p>
          </draw:text-box>
        </draw:frame>
        <draw:frame draw:style-name="gr391" draw:text-style-name="P2" draw:layer="layout" svg:width="12.797cm" svg:height="0.471cm" svg:x="2.752cm" svg:y="4.707cm">
          <draw:text-box>
            <text:p text:style-name="P1"><text:span text:style-name="T2">численных значений, обозначающих цвет соответствующего пикселя. </text:span></text:p>
          </draw:text-box>
        </draw:frame>
        <draw:frame draw:style-name="gr12" draw:text-style-name="P2" draw:layer="layout" svg:width="0.422cm" svg:height="0.471cm" svg:x="2.117cm" svg:y="5.439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5.433cm">
          <draw:text-box>
            <text:p text:style-name="P1"><text:span text:style-name="T14"><text:s/></text:span></text:p>
          </draw:text-box>
        </draw:frame>
        <draw:frame draw:style-name="gr392" draw:text-style-name="P2" draw:layer="layout" svg:width="17.744cm" svg:height="0.471cm" svg:x="2.752cm" svg:y="5.439cm">
          <draw:text-box>
            <text:p text:style-name="P1"><text:span text:style-name="T2">В <text:s/>ответ <text:s/>на <text:s/>запрос <text:s/>отсортированного <text:s/>списка <text:s/>из <text:s/>25 <text:s/>групп <text:s/>и <text:s/>пользователей, <text:s/>которые <text:s/>сделали </text:span></text:p>
          </draw:text-box>
        </draw:frame>
        <draw:frame draw:style-name="gr393" draw:text-style-name="P2" draw:layer="layout" svg:width="15.292cm" svg:height="0.471cm" svg:x="2.752cm" svg:y="6.168cm">
          <draw:text-box>
            <text:p text:style-name="P1"><text:span text:style-name="T2">наибольшее количество изменений пикселей, должен быть отправлен JSON объект. </text:span></text:p>
          </draw:text-box>
        </draw:frame>
        <draw:frame draw:style-name="gr12" draw:text-style-name="P2" draw:layer="layout" svg:width="0.422cm" svg:height="0.471cm" svg:x="2.117cm" svg:y="6.9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6.894cm">
          <draw:text-box>
            <text:p text:style-name="P1"><text:span text:style-name="T14"><text:s/></text:span></text:p>
          </draw:text-box>
        </draw:frame>
        <draw:frame draw:style-name="gr394" draw:text-style-name="P2" draw:layer="layout" svg:width="18.236cm" svg:height="0.471cm" svg:x="2.752cm" svg:y="6.9cm">
          <draw:text-box>
            <text:p text:style-name="P1"><text:span text:style-name="T2">В ответ на запрос подтверждения прохождения captcha должно быть отправлено значение true, если </text:span></text:p>
          </draw:text-box>
        </draw:frame>
        <draw:frame draw:style-name="gr395" draw:text-style-name="P2" draw:layer="layout" svg:width="15.028cm" svg:height="0.471cm" svg:x="2.752cm" svg:y="7.628cm">
          <draw:text-box>
            <text:p text:style-name="P1"><text:span text:style-name="T2">captcha была пройдена, и false, если была обнаружена подозрительная активность. </text:span></text:p>
          </draw:text-box>
        </draw:frame>
        <draw:frame draw:style-name="gr12" draw:text-style-name="P2" draw:layer="layout" svg:width="0.422cm" svg:height="0.471cm" svg:x="2.117cm" svg:y="8.36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8.354cm">
          <draw:text-box>
            <text:p text:style-name="P1"><text:span text:style-name="T14"><text:s/></text:span></text:p>
          </draw:text-box>
        </draw:frame>
        <draw:frame draw:style-name="gr396" draw:text-style-name="P2" draw:layer="layout" svg:width="14.287cm" svg:height="0.471cm" svg:x="2.752cm" svg:y="8.36cm">
          <draw:text-box>
            <text:p text:style-name="P1"><text:span text:style-name="T2">Ответы на остальные запросы не должны содержать дополнительных данных. </text:span></text:p>
          </draw:text-box>
        </draw:frame>
        <draw:frame draw:style-name="gr397" draw:text-style-name="P2" draw:layer="layout" svg:width="15.486cm" svg:height="0.471cm" svg:x="3.247cm" svg:y="9.089cm">
          <draw:text-box>
            <text:p text:style-name="P1"><text:span text:style-name="T2">В некоторых ситуациях приложение должно инициировать вывод данных, а именно: </text:span></text:p>
          </draw:text-box>
        </draw:frame>
        <draw:frame draw:style-name="gr12" draw:text-style-name="P2" draw:layer="layout" svg:width="0.422cm" svg:height="0.471cm" svg:x="2.117cm" svg:y="9.821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9.815cm">
          <draw:text-box>
            <text:p text:style-name="P1"><text:span text:style-name="T14"><text:s/></text:span></text:p>
          </draw:text-box>
        </draw:frame>
        <draw:frame draw:style-name="gr398" draw:text-style-name="P2" draw:layer="layout" svg:width="17.674cm" svg:height="0.471cm" svg:x="2.752cm" svg:y="9.821cm">
          <draw:text-box>
            <text:p text:style-name="P1"><text:span text:style-name="T2">Не реже, чем 1 раз в 60 секунд серверная часть приложения должна инициировать отправку всех </text:span></text:p>
          </draw:text-box>
        </draw:frame>
        <draw:frame draw:style-name="gr399" draw:text-style-name="P2" draw:layer="layout" svg:width="18.326cm" svg:height="0.471cm" svg:x="2.752cm" svg:y="10.549cm">
          <draw:text-box>
            <text:p text:style-name="P1"><text:span text:style-name="T2">изменений <text:s/>поля <text:s/>всем <text:s/>пользователям <text:s/>в <text:s/>виде <text:s/>массива <text:s/>формата <text:s/>JSON, <text:s/>каждый <text:s/>элемент <text:s/>которого </text:span></text:p>
          </draw:text-box>
        </draw:frame>
        <draw:frame draw:style-name="gr400" draw:text-style-name="P2" draw:layer="layout" svg:width="17.943cm" svg:height="0.471cm" svg:x="2.752cm" svg:y="11.281cm">
          <draw:text-box>
            <text:p text:style-name="P1"><text:span text:style-name="T2">содержит три значения: x-координата изменённого пикселя, у- координата изменённого пикселя и </text:span></text:p>
          </draw:text-box>
        </draw:frame>
        <draw:frame draw:style-name="gr401" draw:text-style-name="P2" draw:layer="layout" svg:width="18.126cm" svg:height="0.471cm" svg:x="2.752cm" svg:y="12.01cm">
          <draw:text-box>
            <text:p text:style-name="P1"><text:span text:style-name="T2">новое значение цвета пикселя. После отправки изменения должны быть сохранены в файл формата </text:span></text:p>
          </draw:text-box>
        </draw:frame>
        <draw:frame draw:style-name="gr402" draw:text-style-name="P2" draw:layer="layout" svg:width="14.928cm" svg:height="0.471cm" svg:x="2.752cm" svg:y="12.742cm">
          <draw:text-box>
            <text:p text:style-name="P1"><text:span text:style-name="T2">JSON, а массив изменений должен быть очищен для дальнейшего использования. </text:span></text:p>
          </draw:text-box>
        </draw:frame>
        <draw:frame draw:style-name="gr12" draw:text-style-name="P2" draw:layer="layout" svg:width="0.422cm" svg:height="0.471cm" svg:x="2.117cm" svg:y="13.47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13.464cm">
          <draw:text-box>
            <text:p text:style-name="P1"><text:span text:style-name="T14"><text:s/></text:span></text:p>
          </draw:text-box>
        </draw:frame>
        <draw:frame draw:style-name="gr403" draw:text-style-name="P2" draw:layer="layout" svg:width="17.755cm" svg:height="0.471cm" svg:x="2.752cm" svg:y="13.47cm">
          <draw:text-box>
            <text:p text:style-name="P1"><text:span text:style-name="T2">Во <text:s/>время <text:s/>обработки <text:s/>запроса <text:s/>на <text:s/>регистрацию <text:s/>пользователя, <text:s/>регистрацию <text:s/>группы, <text:s/>получение </text:span></text:p>
          </draw:text-box>
        </draw:frame>
        <draw:frame draw:style-name="gr404" draw:text-style-name="P2" draw:layer="layout" svg:width="17.984cm" svg:height="0.471cm" svg:x="2.752cm" svg:y="14.202cm">
          <draw:text-box>
            <text:p text:style-name="P1"><text:span text:style-name="T2">ссылки <text:s/>на <text:s/>присоединение <text:s/>к <text:s/>группе, <text:s/>изменение <text:s/>состояния <text:s/>пикселя <text:s/>или <text:s/>использование <text:s/>бонуса </text:span></text:p>
          </draw:text-box>
        </draw:frame>
        <draw:frame draw:style-name="gr405" draw:text-style-name="P2" draw:layer="layout" svg:width="17.827cm" svg:height="0.471cm" svg:x="2.752cm" svg:y="14.931cm">
          <draw:text-box>
            <text:p text:style-name="P1"><text:span text:style-name="T2">серверная часть приложения должна инициировать внесение соответствующего изменения в базу </text:span></text:p>
          </draw:text-box>
        </draw:frame>
        <draw:frame draw:style-name="gr406" draw:text-style-name="P2" draw:layer="layout" svg:width="1.566cm" svg:height="0.471cm" svg:x="2.752cm" svg:y="15.663cm">
          <draw:text-box>
            <text:p text:style-name="P1"><text:span text:style-name="T2">данных. </text:span></text:p>
          </draw:text-box>
        </draw:frame>
        <draw:frame draw:style-name="gr407" draw:text-style-name="P2" draw:layer="layout" svg:width="9.622cm" svg:height="0.471cm" svg:x="2.498cm" svg:y="16.531cm">
          <draw:text-box>
            <text:p text:style-name="P1"><text:span text:style-name="T1">4.1.4. Требования к временным характеристикам </text:span></text:p>
          </draw:text-box>
        </draw:frame>
        <draw:frame draw:style-name="gr408" draw:text-style-name="P2" draw:layer="layout" svg:width="17.142cm" svg:height="0.471cm" svg:x="3.247cm" svg:y="17.504cm">
          <draw:text-box>
            <text:p text:style-name="P1"><text:span text:style-name="T2">Сервер, соответствующий рекомендуемым требованиям к серверному оборудованию, должен </text:span></text:p>
          </draw:text-box>
        </draw:frame>
        <draw:frame draw:style-name="gr409" draw:text-style-name="P2" draw:layer="layout" svg:width="18.623cm" svg:height="0.471cm" svg:x="1.998cm" svg:y="18.237cm">
          <draw:text-box>
            <text:p text:style-name="P1"><text:span text:style-name="T2">отвечать <text:s/>на <text:s/>любой <text:s/>запрос <text:s/>не <text:s/>более, <text:s/>чем <text:s/>за <text:s/>1 <text:s/>секунду <text:s/>при <text:s/>штатной <text:s/>нагрузке <text:s/>в <text:s/>15000 <text:s/>активных </text:span></text:p>
          </draw:text-box>
        </draw:frame>
        <draw:frame draw:style-name="gr339" draw:text-style-name="P2" draw:layer="layout" svg:width="2.821cm" svg:height="0.471cm" svg:x="1.998cm" svg:y="18.965cm">
          <draw:text-box>
            <text:p text:style-name="P1"><text:span text:style-name="T2">пользователей. </text:span></text:p>
          </draw:text-box>
        </draw:frame>
        <draw:frame draw:style-name="gr291" draw:text-style-name="P2" draw:layer="layout" svg:width="2.547cm" svg:height="0.471cm" svg:x="3.247cm" svg:y="19.697cm">
          <draw:text-box>
            <text:p text:style-name="P1"><text:span text:style-name="T2">Отображение </text:span></text:p>
          </draw:text-box>
        </draw:frame>
        <draw:frame draw:style-name="gr410" draw:text-style-name="P2" draw:layer="layout" svg:width="0.952cm" svg:height="0.471cm" svg:x="5.977cm" svg:y="19.697cm">
          <draw:text-box>
            <text:p text:style-name="P1"><text:span text:style-name="T2">поля </text:span></text:p>
          </draw:text-box>
        </draw:frame>
        <draw:frame draw:style-name="gr61" draw:text-style-name="P2" draw:layer="layout" svg:width="0.522cm" svg:height="0.471cm" svg:x="7.112cm" svg:y="19.697cm">
          <draw:text-box>
            <text:p text:style-name="P1"><text:span text:style-name="T2">на </text:span></text:p>
          </draw:text-box>
        </draw:frame>
        <draw:frame draw:style-name="gr411" draw:text-style-name="P2" draw:layer="layout" svg:width="1.748cm" svg:height="0.471cm" svg:x="7.819cm" svg:y="19.697cm">
          <draw:text-box>
            <text:p text:style-name="P1"><text:span text:style-name="T2">странице </text:span></text:p>
          </draw:text-box>
        </draw:frame>
        <draw:frame draw:style-name="gr412" draw:text-style-name="P2" draw:layer="layout" svg:width="1.083cm" svg:height="0.471cm" svg:x="9.754cm" svg:y="19.697cm">
          <draw:text-box>
            <text:p text:style-name="P1"><text:span text:style-name="T2">сайта </text:span></text:p>
          </draw:text-box>
        </draw:frame>
        <draw:frame draw:style-name="gr61" draw:text-style-name="P2" draw:layer="layout" svg:width="0.522cm" svg:height="0.471cm" svg:x="11.015cm" svg:y="19.697cm">
          <draw:text-box>
            <text:p text:style-name="P1"><text:span text:style-name="T2">на </text:span></text:p>
          </draw:text-box>
        </draw:frame>
        <draw:frame draw:style-name="gr413" draw:text-style-name="P2" draw:layer="layout" svg:width="2.209cm" svg:height="0.471cm" svg:x="11.718cm" svg:y="19.697cm">
          <draw:text-box>
            <text:p text:style-name="P1"><text:span text:style-name="T2">устройстве, </text:span></text:p>
          </draw:text-box>
        </draw:frame>
        <draw:frame draw:style-name="gr414" draw:text-style-name="P2" draw:layer="layout" svg:width="3.359cm" svg:height="0.471cm" svg:x="14.11cm" svg:y="19.697cm">
          <draw:text-box>
            <text:p text:style-name="P1"><text:span text:style-name="T2">соответствующем </text:span></text:p>
          </draw:text-box>
        </draw:frame>
        <draw:frame draw:style-name="gr415" draw:text-style-name="P2" draw:layer="layout" svg:width="3.042cm" svg:height="0.471cm" svg:x="17.649cm" svg:y="19.697cm">
          <draw:text-box>
            <text:p text:style-name="P1"><text:span text:style-name="T2">рекомендуемым </text:span></text:p>
          </draw:text-box>
        </draw:frame>
        <draw:frame draw:style-name="gr416" draw:text-style-name="P2" draw:layer="layout" svg:width="18.85cm" svg:height="0.471cm" svg:x="1.998cm" svg:y="20.425cm">
          <draw:text-box>
            <text:p text:style-name="P1"><text:span text:style-name="T2">требованиям к клиентскому оборудованию, не должно занимать более 3-х секунд с момента получения </text:span></text:p>
          </draw:text-box>
        </draw:frame>
        <draw:frame draw:style-name="gr417" draw:text-style-name="P2" draw:layer="layout" svg:width="3.341cm" svg:height="0.471cm" svg:x="1.998cm" svg:y="21.158cm">
          <draw:text-box>
            <text:p text:style-name="P1"><text:span text:style-name="T2">данных с сервера. </text:span></text:p>
          </draw:text-box>
        </draw:frame>
        <draw:frame draw:style-name="gr418" draw:text-style-name="P2" draw:layer="layout" svg:width="6.151cm" svg:height="0.471cm" svg:x="2.498cm" svg:y="22.026cm">
          <draw:text-box>
            <text:p text:style-name="P1"><text:span text:style-name="T1">4.1.5. Требования к интерфейсу </text:span></text:p>
          </draw:text-box>
        </draw:frame>
        <draw:frame draw:style-name="gr207" draw:text-style-name="P2" draw:layer="layout" svg:width="2.134cm" svg:height="0.471cm" svg:x="3.247cm" svg:y="23.004cm">
          <draw:text-box>
            <text:p text:style-name="P1"><text:span text:style-name="T2">Программа </text:span></text:p>
          </draw:text-box>
        </draw:frame>
        <draw:frame draw:style-name="gr419" draw:text-style-name="P2" draw:layer="layout" svg:width="1.123cm" svg:height="0.471cm" svg:x="5.52cm" svg:y="23.004cm">
          <draw:text-box>
            <text:p text:style-name="P1"><text:span text:style-name="T2">будет </text:span></text:p>
          </draw:text-box>
        </draw:frame>
        <draw:frame draw:style-name="gr420" draw:text-style-name="P2" draw:layer="layout" svg:width="2.314cm" svg:height="0.471cm" svg:x="6.786cm" svg:y="23.004cm">
          <draw:text-box>
            <text:p text:style-name="P1"><text:span text:style-name="T2">реализована </text:span></text:p>
          </draw:text-box>
        </draw:frame>
        <draw:frame draw:style-name="gr421" draw:text-style-name="P2" draw:layer="layout" svg:width="0.707cm" svg:height="0.471cm" svg:x="9.241cm" svg:y="23.004cm">
          <draw:text-box>
            <text:p text:style-name="P1"><text:span text:style-name="T2">как </text:span></text:p>
          </draw:text-box>
        </draw:frame>
        <draw:frame draw:style-name="gr422" draw:text-style-name="P2" draw:layer="layout" svg:width="3.167cm" svg:height="0.471cm" svg:x="10.088cm" svg:y="23.004cm">
          <draw:text-box>
            <text:p text:style-name="P1"><text:span text:style-name="T2">веб-приложение. </text:span></text:p>
          </draw:text-box>
        </draw:frame>
        <draw:frame draw:style-name="gr423" draw:text-style-name="P2" draw:layer="layout" svg:width="2.683cm" svg:height="0.471cm" svg:x="13.394cm" svg:y="23.004cm">
          <draw:text-box>
            <text:p text:style-name="P1"><text:span text:style-name="T2">Программный </text:span></text:p>
          </draw:text-box>
        </draw:frame>
        <draw:frame draw:style-name="gr424" draw:text-style-name="P2" draw:layer="layout" svg:width="1.575cm" svg:height="0.471cm" svg:x="16.218cm" svg:y="23.004cm">
          <draw:text-box>
            <text:p text:style-name="P1"><text:span text:style-name="T2">продукт </text:span></text:p>
          </draw:text-box>
        </draw:frame>
        <draw:frame draw:style-name="gr425" draw:text-style-name="P2" draw:layer="layout" svg:width="1.453cm" svg:height="0.471cm" svg:x="17.932cm" svg:y="23.004cm">
          <draw:text-box>
            <text:p text:style-name="P1"><text:span text:style-name="T2">должен </text:span></text:p>
          </draw:text-box>
        </draw:frame>
        <draw:frame draw:style-name="gr426" draw:text-style-name="P2" draw:layer="layout" svg:width="1.168cm" svg:height="0.471cm" svg:x="19.524cm" svg:y="23.004cm">
          <draw:text-box>
            <text:p text:style-name="P1"><text:span text:style-name="T2">иметь </text:span></text:p>
          </draw:text-box>
        </draw:frame>
        <draw:frame draw:style-name="gr427" draw:text-style-name="P2" draw:layer="layout" svg:width="4.157cm" svg:height="0.471cm" svg:x="1.998cm" svg:y="23.732cm">
          <draw:text-box>
            <text:p text:style-name="P1"><text:span text:style-name="T2">интуитивно-понятный </text:span></text:p>
          </draw:text-box>
        </draw:frame>
        <draw:frame draw:style-name="gr428" draw:text-style-name="P2" draw:layer="layout" svg:width="2.128cm" svg:height="0.471cm" svg:x="6.325cm" svg:y="23.732cm">
          <draw:text-box>
            <text:p text:style-name="P1"><text:span text:style-name="T2">интерфейс. </text:span></text:p>
          </draw:text-box>
        </draw:frame>
        <draw:frame draw:style-name="gr429" draw:text-style-name="P2" draw:layer="layout" svg:width="2.037cm" svg:height="0.471cm" svg:x="8.627cm" svg:y="23.732cm">
          <draw:text-box>
            <text:p text:style-name="P1"><text:span text:style-name="T2">Навигация </text:span></text:p>
          </draw:text-box>
        </draw:frame>
        <draw:frame draw:style-name="gr311" draw:text-style-name="P2" draw:layer="layout" svg:width="1.283cm" svg:height="0.471cm" svg:x="10.833cm" svg:y="23.732cm">
          <draw:text-box>
            <text:p text:style-name="P1"><text:span text:style-name="T2">между </text:span></text:p>
          </draw:text-box>
        </draw:frame>
        <draw:frame draw:style-name="gr430" draw:text-style-name="P2" draw:layer="layout" svg:width="2.242cm" svg:height="0.471cm" svg:x="12.285cm" svg:y="23.732cm">
          <draw:text-box>
            <text:p text:style-name="P1"><text:span text:style-name="T2">страницами </text:span></text:p>
          </draw:text-box>
        </draw:frame>
        <draw:frame draw:style-name="gr425" draw:text-style-name="P2" draw:layer="layout" svg:width="1.453cm" svg:height="0.471cm" svg:x="14.702cm" svg:y="23.732cm">
          <draw:text-box>
            <text:p text:style-name="P1"><text:span text:style-name="T2">должна </text:span></text:p>
          </draw:text-box>
        </draw:frame>
        <draw:frame draw:style-name="gr371" draw:text-style-name="P2" draw:layer="layout" svg:width="0.986cm" svg:height="0.471cm" svg:x="16.328cm" svg:y="23.732cm">
          <draw:text-box>
            <text:p text:style-name="P1"><text:span text:style-name="T2">быть </text:span></text:p>
          </draw:text-box>
        </draw:frame>
        <draw:frame draw:style-name="gr431" draw:text-style-name="P2" draw:layer="layout" svg:width="1.285cm" svg:height="0.471cm" svg:x="17.488cm" svg:y="23.732cm">
          <draw:text-box>
            <text:p text:style-name="P1"><text:span text:style-name="T2">явной; </text:span></text:p>
          </draw:text-box>
        </draw:frame>
        <draw:frame draw:style-name="gr12" draw:text-style-name="P2" draw:layer="layout" svg:width="0.422cm" svg:height="0.471cm" svg:x="18.94cm" svg:y="23.732cm">
          <draw:text-box>
            <text:p text:style-name="P1"><text:span text:style-name="T2">с </text:span></text:p>
          </draw:text-box>
        </draw:frame>
        <draw:frame draw:style-name="gr432" draw:text-style-name="P2" draw:layer="layout" svg:width="1.289cm" svg:height="0.471cm" svg:x="19.405cm" svg:y="23.732cm">
          <draw:text-box>
            <text:p text:style-name="P1"><text:span text:style-name="T2">любой </text:span></text:p>
          </draw:text-box>
        </draw:frame>
        <draw:frame draw:style-name="gr433" draw:text-style-name="P2" draw:layer="layout" svg:width="18.7cm" svg:height="0.471cm" svg:x="1.998cm" svg:y="24.464cm">
          <draw:text-box>
            <text:p text:style-name="P1"><text:span text:style-name="T2">страницы должно быть возможно «добраться» до любой другой страницы не более, чем за 2 перехода. </text:span></text:p>
          </draw:text-box>
        </draw:frame>
      </draw:page>
      <draw:page draw:name="page14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3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434" draw:text-style-name="P2" draw:layer="layout" svg:width="5.85cm" svg:height="0.471cm" svg:x="1.998cm" svg:y="2.518cm">
          <draw:text-box>
            <text:p text:style-name="P1"><text:span text:style-name="T1">4.2. Требования к надёжности </text:span></text:p>
          </draw:text-box>
        </draw:frame>
        <draw:frame draw:style-name="gr435" draw:text-style-name="P2" draw:layer="layout" svg:width="17.319cm" svg:height="0.471cm" svg:x="3.247cm" svg:y="3.492cm">
          <draw:text-box>
            <text:p text:style-name="P1"><text:span text:style-name="T2">Приложение не должно аварийно завершаться при любом наборе входных данных. Программа </text:span></text:p>
          </draw:text-box>
        </draw:frame>
        <draw:frame draw:style-name="gr436" draw:text-style-name="P2" draw:layer="layout" svg:width="15.414cm" svg:height="0.471cm" svg:x="1.998cm" svg:y="4.22cm">
          <draw:text-box>
            <text:p text:style-name="P1"><text:span text:style-name="T2">должна обеспечивать проверку корректности полученных от пользователей данных. </text:span></text:p>
          </draw:text-box>
        </draw:frame>
        <draw:frame draw:style-name="gr437" draw:text-style-name="P2" draw:layer="layout" svg:width="6.261cm" svg:height="0.471cm" svg:x="1.998cm" svg:y="4.953cm">
          <draw:text-box>
            <text:p text:style-name="P1"><text:span text:style-name="T1">4.3. Требования к эксплуатации </text:span></text:p>
          </draw:text-box>
        </draw:frame>
        <draw:frame draw:style-name="gr360" draw:text-style-name="P2" draw:layer="layout" svg:width="17.469cm" svg:height="0.471cm" svg:x="3.247cm" svg:y="5.926cm">
          <draw:text-box>
            <text:p text:style-name="P1"><text:span text:style-name="T2">Специального <text:s/>обслуживания <text:s/>не <text:s/>требуется. <text:s/>Пользователю <text:s/>достаточно <text:s/>умение <text:s/>обращаться <text:s/>с </text:span></text:p>
          </draw:text-box>
        </draw:frame>
        <draw:frame draw:style-name="gr438" draw:text-style-name="P2" draw:layer="layout" svg:width="12.342cm" svg:height="0.471cm" svg:x="1.998cm" svg:y="6.654cm">
          <draw:text-box>
            <text:p text:style-name="P1"><text:span text:style-name="T2">файловой системой компьютера и с интернетом на базовом уровне. </text:span></text:p>
          </draw:text-box>
        </draw:frame>
        <draw:frame draw:style-name="gr439" draw:text-style-name="P2" draw:layer="layout" svg:width="11.887cm" svg:height="0.471cm" svg:x="1.998cm" svg:y="7.387cm">
          <draw:text-box>
            <text:p text:style-name="P1"><text:span text:style-name="T1">4.4. Требования к составу и параметрам технических средств </text:span></text:p>
          </draw:text-box>
        </draw:frame>
        <draw:frame draw:style-name="gr440" draw:text-style-name="P2" draw:layer="layout" svg:width="8.992cm" svg:height="0.471cm" svg:x="2.498cm" svg:y="8.5cm">
          <draw:text-box>
            <text:p text:style-name="P1"><text:span text:style-name="T1">4.4.1. Требования к серверному оборудованию </text:span></text:p>
          </draw:text-box>
        </draw:frame>
        <draw:frame draw:style-name="gr441" draw:text-style-name="P2" draw:layer="layout" svg:width="17.16cm" svg:height="0.471cm" svg:x="3.247cm" svg:y="9.474cm">
          <draw:text-box>
            <text:p text:style-name="P1"><text:span text:style-name="T2">Рекомендуемые <text:s/>требования к серверному оборудованию для корректной работы приложения </text:span></text:p>
          </draw:text-box>
        </draw:frame>
        <draw:frame draw:style-name="gr442" draw:text-style-name="P2" draw:layer="layout" svg:width="3.855cm" svg:height="0.471cm" svg:x="1.998cm" svg:y="10.206cm">
          <draw:text-box>
            <text:p text:style-name="P1"><text:span text:style-name="T2">при любой нагрузке: </text:span></text:p>
          </draw:text-box>
        </draw:frame>
        <draw:frame draw:style-name="gr12" draw:text-style-name="P2" draw:layer="layout" svg:width="0.422cm" svg:height="0.471cm" svg:x="2.117cm" svg:y="10.934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10.928cm">
          <draw:text-box>
            <text:p text:style-name="P1"><text:span text:style-name="T14"><text:s/></text:span></text:p>
          </draw:text-box>
        </draw:frame>
        <draw:frame draw:style-name="gr443" draw:text-style-name="P2" draw:layer="layout" svg:width="15.512cm" svg:height="0.471cm" svg:x="2.752cm" svg:y="10.934cm">
          <draw:text-box>
            <text:p text:style-name="P1"><text:span text:style-name="T2">6 виртуальных ядер процессора Intel Xeon E5 2620 или AMD EPYC 7402P или выше; </text:span></text:p>
          </draw:text-box>
        </draw:frame>
        <draw:frame draw:style-name="gr12" draw:text-style-name="P2" draw:layer="layout" svg:width="0.422cm" svg:height="0.471cm" svg:x="2.117cm" svg:y="11.662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11.656cm">
          <draw:text-box>
            <text:p text:style-name="P1"><text:span text:style-name="T14"><text:s/></text:span></text:p>
          </draw:text-box>
        </draw:frame>
        <draw:frame draw:style-name="gr444" draw:text-style-name="P2" draw:layer="layout" svg:width="5.045cm" svg:height="0.471cm" svg:x="2.752cm" svg:y="11.662cm">
          <draw:text-box>
            <text:p text:style-name="P1"><text:span text:style-name="T2">12 ГБ оперативной памяти; </text:span></text:p>
          </draw:text-box>
        </draw:frame>
        <draw:frame draw:style-name="gr12" draw:text-style-name="P2" draw:layer="layout" svg:width="0.422cm" svg:height="0.471cm" svg:x="2.117cm" svg:y="12.395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12.389cm">
          <draw:text-box>
            <text:p text:style-name="P1"><text:span text:style-name="T14"><text:s/></text:span></text:p>
          </draw:text-box>
        </draw:frame>
        <draw:frame draw:style-name="gr445" draw:text-style-name="P2" draw:layer="layout" svg:width="4.247cm" svg:height="0.471cm" svg:x="2.752cm" svg:y="12.395cm">
          <draw:text-box>
            <text:p text:style-name="P1"><text:span text:style-name="T2">32 ГБ SSD хранилища; </text:span></text:p>
          </draw:text-box>
        </draw:frame>
        <draw:frame draw:style-name="gr12" draw:text-style-name="P2" draw:layer="layout" svg:width="0.422cm" svg:height="0.471cm" svg:x="2.117cm" svg:y="13.123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13.117cm">
          <draw:text-box>
            <text:p text:style-name="P1"><text:span text:style-name="T14"><text:s/></text:span></text:p>
          </draw:text-box>
        </draw:frame>
        <draw:frame draw:style-name="gr446" draw:text-style-name="P2" draw:layer="layout" svg:width="5.434cm" svg:height="0.471cm" svg:x="2.752cm" svg:y="13.123cm">
          <draw:text-box>
            <text:p text:style-name="P1"><text:span text:style-name="T2">Скорость интернета 9 Гбит/с. </text:span></text:p>
          </draw:text-box>
        </draw:frame>
        <draw:frame draw:style-name="gr447" draw:text-style-name="P2" draw:layer="layout" svg:width="17.824cm" svg:height="0.471cm" svg:x="3.247cm" svg:y="13.855cm">
          <draw:text-box>
            <text:p text:style-name="P1"><text:span text:style-name="T2">Минимальные <text:s/>требования <text:s/>к <text:s/>серверному <text:s/>оборудованию, <text:s/>достаточные <text:s/>для <text:s/>корректной <text:s/>работы </text:span></text:p>
          </draw:text-box>
        </draw:frame>
        <draw:frame draw:style-name="gr216" draw:text-style-name="P2" draw:layer="layout" svg:width="6.544cm" svg:height="0.471cm" svg:x="1.998cm" svg:y="14.583cm">
          <draw:text-box>
            <text:p text:style-name="P1"><text:span text:style-name="T2">приложения при штатной нагрузке: </text:span></text:p>
          </draw:text-box>
        </draw:frame>
        <draw:frame draw:style-name="gr12" draw:text-style-name="P2" draw:layer="layout" svg:width="0.422cm" svg:height="0.471cm" svg:x="2.117cm" svg:y="15.316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15.31cm">
          <draw:text-box>
            <text:p text:style-name="P1"><text:span text:style-name="T14"><text:s/></text:span></text:p>
          </draw:text-box>
        </draw:frame>
        <draw:frame draw:style-name="gr448" draw:text-style-name="P2" draw:layer="layout" svg:width="13.638cm" svg:height="0.471cm" svg:x="2.752cm" svg:y="15.316cm">
          <draw:text-box>
            <text:p text:style-name="P1"><text:span text:style-name="T2">2 виртуальных ядра процессора Intel Xeon E5 2620 или AMD EPYC 7402P; </text:span></text:p>
          </draw:text-box>
        </draw:frame>
        <draw:frame draw:style-name="gr12" draw:text-style-name="P2" draw:layer="layout" svg:width="0.422cm" svg:height="0.471cm" svg:x="2.117cm" svg:y="16.044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16.038cm">
          <draw:text-box>
            <text:p text:style-name="P1"><text:span text:style-name="T14"><text:s/></text:span></text:p>
          </draw:text-box>
        </draw:frame>
        <draw:frame draw:style-name="gr449" draw:text-style-name="P2" draw:layer="layout" svg:width="4.833cm" svg:height="0.471cm" svg:x="2.752cm" svg:y="16.044cm">
          <draw:text-box>
            <text:p text:style-name="P1"><text:span text:style-name="T2">4 ГБ оперативной памяти; </text:span></text:p>
          </draw:text-box>
        </draw:frame>
        <draw:frame draw:style-name="gr12" draw:text-style-name="P2" draw:layer="layout" svg:width="0.422cm" svg:height="0.471cm" svg:x="2.117cm" svg:y="16.776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16.77cm">
          <draw:text-box>
            <text:p text:style-name="P1"><text:span text:style-name="T14"><text:s/></text:span></text:p>
          </draw:text-box>
        </draw:frame>
        <draw:frame draw:style-name="gr445" draw:text-style-name="P2" draw:layer="layout" svg:width="4.247cm" svg:height="0.471cm" svg:x="2.752cm" svg:y="16.776cm">
          <draw:text-box>
            <text:p text:style-name="P1"><text:span text:style-name="T2">16 ГБ SSD хранилища; </text:span></text:p>
          </draw:text-box>
        </draw:frame>
        <draw:frame draw:style-name="gr12" draw:text-style-name="P2" draw:layer="layout" svg:width="0.422cm" svg:height="0.471cm" svg:x="2.117cm" svg:y="17.504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17.498cm">
          <draw:text-box>
            <text:p text:style-name="P1"><text:span text:style-name="T14"><text:s/></text:span></text:p>
          </draw:text-box>
        </draw:frame>
        <draw:frame draw:style-name="gr446" draw:text-style-name="P2" draw:layer="layout" svg:width="5.434cm" svg:height="0.471cm" svg:x="2.752cm" svg:y="17.504cm">
          <draw:text-box>
            <text:p text:style-name="P1"><text:span text:style-name="T2">Скорость интернета 3 Гбит/с. </text:span></text:p>
          </draw:text-box>
        </draw:frame>
        <draw:frame draw:style-name="gr345" draw:text-style-name="P2" draw:layer="layout" svg:width="15.555cm" svg:height="0.471cm" svg:x="2.752cm" svg:y="18.237cm">
          <draw:text-box>
            <text:p text:style-name="P1"><text:span text:style-name="T2">Общие требования к серверному оборудованию для корректной работы приложения: </text:span></text:p>
          </draw:text-box>
        </draw:frame>
        <draw:frame draw:style-name="gr12" draw:text-style-name="P2" draw:layer="layout" svg:width="0.422cm" svg:height="0.471cm" svg:x="2.117cm" svg:y="18.965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18.959cm">
          <draw:text-box>
            <text:p text:style-name="P1"><text:span text:style-name="T14"><text:s/></text:span></text:p>
          </draw:text-box>
        </draw:frame>
        <draw:frame draw:style-name="gr450" draw:text-style-name="P2" draw:layer="layout" svg:width="18.002cm" svg:height="0.471cm" svg:x="2.752cm" svg:y="18.965cm">
          <draw:text-box>
            <text:p text:style-name="P1"><text:span text:style-name="T2">Наличие операционной системы с возможностью запуска Node.JS приложений на портах 80 и 443; </text:span></text:p>
          </draw:text-box>
        </draw:frame>
        <draw:frame draw:style-name="gr12" draw:text-style-name="P2" draw:layer="layout" svg:width="0.422cm" svg:height="0.471cm" svg:x="2.117cm" svg:y="19.697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19.691cm">
          <draw:text-box>
            <text:p text:style-name="P1"><text:span text:style-name="T14"><text:s/></text:span></text:p>
          </draw:text-box>
        </draw:frame>
        <draw:frame draw:style-name="gr451" draw:text-style-name="P2" draw:layer="layout" svg:width="17.338cm" svg:height="0.471cm" svg:x="2.752cm" svg:y="19.697cm">
          <draw:text-box>
            <text:p text:style-name="P1"><text:span text:style-name="T2">Наличие безопасного доступа к серверу и возможности загрузки на него необходимых файлов. </text:span></text:p>
          </draw:text-box>
        </draw:frame>
        <draw:frame draw:style-name="gr452" draw:text-style-name="P2" draw:layer="layout" svg:width="9.282cm" svg:height="0.471cm" svg:x="2.498cm" svg:y="20.565cm">
          <draw:text-box>
            <text:p text:style-name="P1"><text:span text:style-name="T1">4.4.2. Требования к клиентскому оборудованию </text:span></text:p>
          </draw:text-box>
        </draw:frame>
        <draw:frame draw:style-name="gr453" draw:text-style-name="P2" draw:layer="layout" svg:width="17.394cm" svg:height="0.471cm" svg:x="3.247cm" svg:y="21.543cm">
          <draw:text-box>
            <text:p text:style-name="P1"><text:span text:style-name="T2">Рекомендуемые требования к клиентскому оборудованию для корректной работы приложения: </text:span></text:p>
          </draw:text-box>
        </draw:frame>
        <draw:frame draw:style-name="gr12" draw:text-style-name="P2" draw:layer="layout" svg:width="0.422cm" svg:height="0.471cm" svg:x="2.117cm" svg:y="22.271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22.265cm">
          <draw:text-box>
            <text:p text:style-name="P1"><text:span text:style-name="T14"><text:s/></text:span></text:p>
          </draw:text-box>
        </draw:frame>
        <draw:frame draw:style-name="gr454" draw:text-style-name="P2" draw:layer="layout" svg:width="10.459cm" svg:height="0.471cm" svg:x="2.752cm" svg:y="22.271cm">
          <draw:text-box>
            <text:p text:style-name="P1"><text:span text:style-name="T2">Процессор не ниже Intel Core i5-4460 или AMD FX-8300; </text:span></text:p>
          </draw:text-box>
        </draw:frame>
        <draw:frame draw:style-name="gr12" draw:text-style-name="P2" draw:layer="layout" svg:width="0.422cm" svg:height="0.471cm" svg:x="2.117cm" svg:y="23.004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22.998cm">
          <draw:text-box>
            <text:p text:style-name="P1"><text:span text:style-name="T14"><text:s/></text:span></text:p>
          </draw:text-box>
        </draw:frame>
        <draw:frame draw:style-name="gr455" draw:text-style-name="P2" draw:layer="layout" svg:width="7.054cm" svg:height="0.471cm" svg:x="2.752cm" svg:y="23.004cm">
          <draw:text-box>
            <text:p text:style-name="P1"><text:span text:style-name="T2">4 ГБ оперативной памяти или больше; </text:span></text:p>
          </draw:text-box>
        </draw:frame>
        <draw:frame draw:style-name="gr12" draw:text-style-name="P2" draw:layer="layout" svg:width="0.422cm" svg:height="0.471cm" svg:x="2.117cm" svg:y="23.732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23.726cm">
          <draw:text-box>
            <text:p text:style-name="P1"><text:span text:style-name="T14"><text:s/></text:span></text:p>
          </draw:text-box>
        </draw:frame>
        <draw:frame draw:style-name="gr456" draw:text-style-name="P2" draw:layer="layout" svg:width="5.688cm" svg:height="0.471cm" svg:x="2.752cm" svg:y="23.732cm">
          <draw:text-box>
            <text:p text:style-name="P1"><text:span text:style-name="T2">2 ГБ видеопамяти или больше; </text:span></text:p>
          </draw:text-box>
        </draw:frame>
        <draw:frame draw:style-name="gr12" draw:text-style-name="P2" draw:layer="layout" svg:width="0.422cm" svg:height="0.471cm" svg:x="2.117cm" svg:y="24.464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24.458cm">
          <draw:text-box>
            <text:p text:style-name="P1"><text:span text:style-name="T14"><text:s/></text:span></text:p>
          </draw:text-box>
        </draw:frame>
        <draw:frame draw:style-name="gr457" draw:text-style-name="P2" draw:layer="layout" svg:width="13.711cm" svg:height="0.471cm" svg:x="2.752cm" svg:y="24.464cm">
          <draw:text-box>
            <text:p text:style-name="P1"><text:span text:style-name="T2">Видеокарта не ниже Nvidia GeForce GTX 660 Ti или AMD Radeon RX 460; <text:s/></text:span></text:p>
          </draw:text-box>
        </draw:frame>
      </draw:page>
      <draw:page draw:name="page15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4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12" draw:text-style-name="P2" draw:layer="layout" svg:width="0.422cm" svg:height="0.471cm" svg:x="2.117cm" svg:y="2.518cm">
          <draw:text-box>
            <text:p text:style-name="P1"><text:span text:style-name="T2">5)</text:span></text:p>
          </draw:text-box>
        </draw:frame>
        <draw:frame draw:style-name="gr118" draw:text-style-name="P2" draw:layer="layout" svg:width="0.422cm" svg:height="0.475cm" svg:x="2.468cm" svg:y="2.512cm">
          <draw:text-box>
            <text:p text:style-name="P1"><text:span text:style-name="T14"><text:s/></text:span></text:p>
          </draw:text-box>
        </draw:frame>
        <draw:frame draw:style-name="gr458" draw:text-style-name="P2" draw:layer="layout" svg:width="8.053cm" svg:height="0.471cm" svg:x="2.752cm" svg:y="2.518cm">
          <draw:text-box>
            <text:p text:style-name="P1"><text:span text:style-name="T2">Монитор разрешением не менее 1920x1080. </text:span></text:p>
          </draw:text-box>
        </draw:frame>
        <draw:frame draw:style-name="gr459" draw:text-style-name="P2" draw:layer="layout" svg:width="14.941cm" svg:height="0.471cm" svg:x="3.247cm" svg:y="3.247cm">
          <draw:text-box>
            <text:p text:style-name="P1"><text:span text:style-name="T2">Минимальные требования к клиентскому оборудованию для работы приложения: </text:span></text:p>
          </draw:text-box>
        </draw:frame>
        <draw:frame draw:style-name="gr12" draw:text-style-name="P2" draw:layer="layout" svg:width="0.422cm" svg:height="0.471cm" svg:x="2.117cm" svg:y="3.979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3.973cm">
          <draw:text-box>
            <text:p text:style-name="P1"><text:span text:style-name="T14"><text:s/></text:span></text:p>
          </draw:text-box>
        </draw:frame>
        <draw:frame draw:style-name="gr460" draw:text-style-name="P2" draw:layer="layout" svg:width="10.299cm" svg:height="0.471cm" svg:x="2.752cm" svg:y="3.979cm">
          <draw:text-box>
            <text:p text:style-name="P1"><text:span text:style-name="T2">Процессор Intel Core i3-2100 или AMD Athlon II X2 250; </text:span></text:p>
          </draw:text-box>
        </draw:frame>
        <draw:frame draw:style-name="gr12" draw:text-style-name="P2" draw:layer="layout" svg:width="0.422cm" svg:height="0.471cm" svg:x="2.117cm" svg:y="4.707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4.701cm">
          <draw:text-box>
            <text:p text:style-name="P1"><text:span text:style-name="T14"><text:s/></text:span></text:p>
          </draw:text-box>
        </draw:frame>
        <draw:frame draw:style-name="gr449" draw:text-style-name="P2" draw:layer="layout" svg:width="4.833cm" svg:height="0.471cm" svg:x="2.752cm" svg:y="4.707cm">
          <draw:text-box>
            <text:p text:style-name="P1"><text:span text:style-name="T2">2 ГБ оперативной памяти; </text:span></text:p>
          </draw:text-box>
        </draw:frame>
        <draw:frame draw:style-name="gr12" draw:text-style-name="P2" draw:layer="layout" svg:width="0.422cm" svg:height="0.471cm" svg:x="2.117cm" svg:y="5.439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5.433cm">
          <draw:text-box>
            <text:p text:style-name="P1"><text:span text:style-name="T14"><text:s/></text:span></text:p>
          </draw:text-box>
        </draw:frame>
        <draw:frame draw:style-name="gr461" draw:text-style-name="P2" draw:layer="layout" svg:width="11.786cm" svg:height="0.471cm" svg:x="2.752cm" svg:y="5.439cm">
          <draw:text-box>
            <text:p text:style-name="P1"><text:span text:style-name="T2">Видеокарта Intel HD Graphics 2000 или AMD Radeon RX Vega 3; </text:span></text:p>
          </draw:text-box>
        </draw:frame>
        <draw:frame draw:style-name="gr12" draw:text-style-name="P2" draw:layer="layout" svg:width="0.422cm" svg:height="0.471cm" svg:x="2.117cm" svg:y="6.168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6.162cm">
          <draw:text-box>
            <text:p text:style-name="P1"><text:span text:style-name="T14"><text:s/></text:span></text:p>
          </draw:text-box>
        </draw:frame>
        <draw:frame draw:style-name="gr462" draw:text-style-name="P2" draw:layer="layout" svg:width="6.157cm" svg:height="0.471cm" svg:x="2.752cm" svg:y="6.168cm">
          <draw:text-box>
            <text:p text:style-name="P1"><text:span text:style-name="T2">Монитор разрешением 1280x720. </text:span></text:p>
          </draw:text-box>
        </draw:frame>
        <draw:frame draw:style-name="gr463" draw:text-style-name="P2" draw:layer="layout" svg:width="13.588cm" svg:height="0.471cm" svg:x="3.247cm" svg:y="6.9cm">
          <draw:text-box>
            <text:p text:style-name="P1"><text:span text:style-name="T2">Общие требования к клиентскому оборудованию для работы приложения: </text:span></text:p>
          </draw:text-box>
        </draw:frame>
        <draw:frame draw:style-name="gr12" draw:text-style-name="P2" draw:layer="layout" svg:width="0.422cm" svg:height="0.471cm" svg:x="1.998cm" svg:y="7.628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35cm" svg:y="7.622cm">
          <draw:text-box>
            <text:p text:style-name="P1"><text:span text:style-name="T14"><text:s/></text:span></text:p>
          </draw:text-box>
        </draw:frame>
        <draw:frame draw:style-name="gr464" draw:text-style-name="P2" draw:layer="layout" svg:width="9.029cm" svg:height="0.471cm" svg:x="2.633cm" svg:y="7.628cm">
          <draw:text-box>
            <text:p text:style-name="P1"><text:span text:style-name="T2">Мышь или совместное указывающее устройство; </text:span></text:p>
          </draw:text-box>
        </draw:frame>
        <draw:frame draw:style-name="gr12" draw:text-style-name="P2" draw:layer="layout" svg:width="0.422cm" svg:height="0.471cm" svg:x="1.998cm" svg:y="8.36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35cm" svg:y="8.354cm">
          <draw:text-box>
            <text:p text:style-name="P1"><text:span text:style-name="T14"><text:s/></text:span></text:p>
          </draw:text-box>
        </draw:frame>
        <draw:frame draw:style-name="gr465" draw:text-style-name="P2" draw:layer="layout" svg:width="2.318cm" svg:height="0.471cm" svg:x="2.633cm" svg:y="8.36cm">
          <draw:text-box>
            <text:p text:style-name="P1"><text:span text:style-name="T2">Клавиатура; </text:span></text:p>
          </draw:text-box>
        </draw:frame>
        <draw:frame draw:style-name="gr12" draw:text-style-name="P2" draw:layer="layout" svg:width="0.422cm" svg:height="0.471cm" svg:x="1.998cm" svg:y="9.089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35cm" svg:y="9.083cm">
          <draw:text-box>
            <text:p text:style-name="P1"><text:span text:style-name="T14"><text:s/></text:span></text:p>
          </draw:text-box>
        </draw:frame>
        <draw:frame draw:style-name="gr466" draw:text-style-name="P2" draw:layer="layout" svg:width="3.61cm" svg:height="0.471cm" svg:x="2.633cm" svg:y="9.089cm">
          <draw:text-box>
            <text:p text:style-name="P1"><text:span text:style-name="T2">Один из браузеров: </text:span></text:p>
          </draw:text-box>
        </draw:frame>
        <draw:frame draw:style-name="gr12" draw:text-style-name="P2" draw:layer="layout" svg:width="0.422cm" svg:height="0.471cm" svg:x="2.633cm" svg:y="9.821cm">
          <draw:text-box>
            <text:p text:style-name="P1"><text:span text:style-name="T2">a)</text:span></text:p>
          </draw:text-box>
        </draw:frame>
        <draw:frame draw:style-name="gr118" draw:text-style-name="P2" draw:layer="layout" svg:width="0.422cm" svg:height="0.475cm" svg:x="2.963cm" svg:y="9.815cm">
          <draw:text-box>
            <text:p text:style-name="P1"><text:span text:style-name="T14"><text:s/></text:span></text:p>
          </draw:text-box>
        </draw:frame>
        <draw:frame draw:style-name="gr467" draw:text-style-name="P2" draw:layer="layout" svg:width="6.479cm" svg:height="0.471cm" svg:x="3.268cm" svg:y="9.821cm">
          <draw:text-box>
            <text:p text:style-name="P1"><text:span text:style-name="T2">Google Chrome версии 9 или выше; </text:span></text:p>
          </draw:text-box>
        </draw:frame>
        <draw:frame draw:style-name="gr12" draw:text-style-name="P2" draw:layer="layout" svg:width="0.422cm" svg:height="0.471cm" svg:x="2.633cm" svg:y="10.549cm">
          <draw:text-box>
            <text:p text:style-name="P1"><text:span text:style-name="T2">b)</text:span></text:p>
          </draw:text-box>
        </draw:frame>
        <draw:frame draw:style-name="gr118" draw:text-style-name="P2" draw:layer="layout" svg:width="0.422cm" svg:height="0.475cm" svg:x="2.985cm" svg:y="10.543cm">
          <draw:text-box>
            <text:p text:style-name="P1"><text:span text:style-name="T14"><text:s/></text:span></text:p>
          </draw:text-box>
        </draw:frame>
        <draw:frame draw:style-name="gr468" draw:text-style-name="P2" draw:layer="layout" svg:width="6.62cm" svg:height="0.471cm" svg:x="3.268cm" svg:y="10.549cm">
          <draw:text-box>
            <text:p text:style-name="P1"><text:span text:style-name="T2">Microsoft Edge версии 12 или выше; </text:span></text:p>
          </draw:text-box>
        </draw:frame>
        <draw:frame draw:style-name="gr12" draw:text-style-name="P2" draw:layer="layout" svg:width="0.422cm" svg:height="0.471cm" svg:x="2.633cm" svg:y="11.281cm">
          <draw:text-box>
            <text:p text:style-name="P1"><text:span text:style-name="T2">c)</text:span></text:p>
          </draw:text-box>
        </draw:frame>
        <draw:frame draw:style-name="gr118" draw:text-style-name="P2" draw:layer="layout" svg:width="0.422cm" svg:height="0.475cm" svg:x="2.963cm" svg:y="11.275cm">
          <draw:text-box>
            <text:p text:style-name="P1"><text:span text:style-name="T14"><text:s/></text:span></text:p>
          </draw:text-box>
        </draw:frame>
        <draw:frame draw:style-name="gr469" draw:text-style-name="P2" draw:layer="layout" svg:width="6.644cm" svg:height="0.471cm" svg:x="3.268cm" svg:y="11.281cm">
          <draw:text-box>
            <text:p text:style-name="P1"><text:span text:style-name="T2">Mozilla Firefox версии 11 или выше; </text:span></text:p>
          </draw:text-box>
        </draw:frame>
        <draw:frame draw:style-name="gr12" draw:text-style-name="P2" draw:layer="layout" svg:width="0.422cm" svg:height="0.471cm" svg:x="2.633cm" svg:y="12.01cm">
          <draw:text-box>
            <text:p text:style-name="P1"><text:span text:style-name="T2">d)</text:span></text:p>
          </draw:text-box>
        </draw:frame>
        <draw:frame draw:style-name="gr118" draw:text-style-name="P2" draw:layer="layout" svg:width="0.422cm" svg:height="0.475cm" svg:x="2.985cm" svg:y="12.004cm">
          <draw:text-box>
            <text:p text:style-name="P1"><text:span text:style-name="T14"><text:s/></text:span></text:p>
          </draw:text-box>
        </draw:frame>
        <draw:frame draw:style-name="gr470" draw:text-style-name="P2" draw:layer="layout" svg:width="5.009cm" svg:height="0.471cm" svg:x="3.268cm" svg:y="12.01cm">
          <draw:text-box>
            <text:p text:style-name="P1"><text:span text:style-name="T2">Opera версии 15 или выше; </text:span></text:p>
          </draw:text-box>
        </draw:frame>
        <draw:frame draw:style-name="gr12" draw:text-style-name="P2" draw:layer="layout" svg:width="0.422cm" svg:height="0.471cm" svg:x="2.633cm" svg:y="12.742cm">
          <draw:text-box>
            <text:p text:style-name="P1"><text:span text:style-name="T2">e)</text:span></text:p>
          </draw:text-box>
        </draw:frame>
        <draw:frame draw:style-name="gr118" draw:text-style-name="P2" draw:layer="layout" svg:width="0.422cm" svg:height="0.475cm" svg:x="2.963cm" svg:y="12.736cm">
          <draw:text-box>
            <text:p text:style-name="P1"><text:span text:style-name="T14"><text:s/></text:span></text:p>
          </draw:text-box>
        </draw:frame>
        <draw:frame draw:style-name="gr471" draw:text-style-name="P2" draw:layer="layout" svg:width="5.092cm" svg:height="0.471cm" svg:x="3.268cm" svg:y="12.742cm">
          <draw:text-box>
            <text:p text:style-name="P1"><text:span text:style-name="T2">Safari версии 5.1 или выше; </text:span></text:p>
          </draw:text-box>
        </draw:frame>
        <draw:frame draw:style-name="gr12" draw:text-style-name="P2" draw:layer="layout" svg:width="0.422cm" svg:height="0.471cm" svg:x="2.633cm" svg:y="13.47cm">
          <draw:text-box>
            <text:p text:style-name="P1"><text:span text:style-name="T2">f)</text:span></text:p>
          </draw:text-box>
        </draw:frame>
        <draw:frame draw:style-name="gr118" draw:text-style-name="P2" draw:layer="layout" svg:width="0.422cm" svg:height="0.475cm" svg:x="2.917cm" svg:y="13.464cm">
          <draw:text-box>
            <text:p text:style-name="P1"><text:span text:style-name="T14"><text:s/></text:span></text:p>
          </draw:text-box>
        </draw:frame>
        <draw:frame draw:style-name="gr472" draw:text-style-name="P2" draw:layer="layout" svg:width="6.878cm" svg:height="0.471cm" svg:x="3.268cm" svg:y="13.47cm">
          <draw:text-box>
            <text:p text:style-name="P1"><text:span text:style-name="T2">Internet Explorer версии 11 или выше; </text:span></text:p>
          </draw:text-box>
        </draw:frame>
        <draw:frame draw:style-name="gr12" draw:text-style-name="P2" draw:layer="layout" svg:width="0.422cm" svg:height="0.471cm" svg:x="1.998cm" svg:y="14.202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35cm" svg:y="14.196cm">
          <draw:text-box>
            <text:p text:style-name="P1"><text:span text:style-name="T14"><text:s/></text:span></text:p>
          </draw:text-box>
        </draw:frame>
        <draw:frame draw:style-name="gr473" draw:text-style-name="P2" draw:layer="layout" svg:width="11.842cm" svg:height="0.471cm" svg:x="2.633cm" svg:y="14.202cm">
          <draw:text-box>
            <text:p text:style-name="P1"><text:span text:style-name="T2">Свободный доступ в интернет со скоростью не менее 10 Мбит/с; </text:span></text:p>
          </draw:text-box>
        </draw:frame>
        <draw:frame draw:style-name="gr12" draw:text-style-name="P2" draw:layer="layout" svg:width="0.422cm" svg:height="0.471cm" svg:x="1.998cm" svg:y="14.931cm">
          <draw:text-box>
            <text:p text:style-name="P1"><text:span text:style-name="T2">5)</text:span></text:p>
          </draw:text-box>
        </draw:frame>
        <draw:frame draw:style-name="gr118" draw:text-style-name="P2" draw:layer="layout" svg:width="0.422cm" svg:height="0.475cm" svg:x="2.35cm" svg:y="14.925cm">
          <draw:text-box>
            <text:p text:style-name="P1"><text:span text:style-name="T14"><text:s/></text:span></text:p>
          </draw:text-box>
        </draw:frame>
        <draw:frame draw:style-name="gr474" draw:text-style-name="P2" draw:layer="layout" svg:width="4.028cm" svg:height="0.471cm" svg:x="2.633cm" svg:y="14.931cm">
          <draw:text-box>
            <text:p text:style-name="P1"><text:span text:style-name="T2">Windows 7 или выше. </text:span></text:p>
          </draw:text-box>
        </draw:frame>
        <draw:frame draw:style-name="gr475" draw:text-style-name="P2" draw:layer="layout" svg:width="13.013cm" svg:height="0.471cm" svg:x="1.998cm" svg:y="15.663cm">
          <draw:text-box>
            <text:p text:style-name="P1"><text:span text:style-name="T1">4.5. Требования к информационной и программной совместимости </text:span></text:p>
          </draw:text-box>
        </draw:frame>
        <draw:frame draw:style-name="gr476" draw:text-style-name="P2" draw:layer="layout" svg:width="16.98cm" svg:height="0.471cm" svg:x="3.247cm" svg:y="16.637cm">
          <draw:text-box>
            <text:p text:style-name="P1"><text:span text:style-name="T2">Веб-приложение должно быть написано на языке JavaScript в среде Node.JS. Страницы сайта </text:span></text:p>
          </draw:text-box>
        </draw:frame>
        <draw:frame draw:style-name="gr477" draw:text-style-name="P2" draw:layer="layout" svg:width="19.116cm" svg:height="0.471cm" svg:x="1.998cm" svg:y="17.365cm">
          <draw:text-box>
            <text:p text:style-name="P1"><text:span text:style-name="T2">должны <text:s/>быть <text:s/>написаны <text:s/>с <text:s/>использование <text:s/>HTML, <text:s/>CSS <text:s/>и <text:s/>JavaScript. <text:s/>Допускается <text:s/>использование <text:s/>EJS </text:span></text:p>
          </draw:text-box>
        </draw:frame>
        <draw:frame draw:style-name="gr478" draw:text-style-name="P2" draw:layer="layout" svg:width="18.29cm" svg:height="0.471cm" svg:x="1.998cm" svg:y="18.097cm">
          <draw:text-box>
            <text:p text:style-name="P1"><text:span text:style-name="T2">и(или) других «языков шаблонов» для динамического генерирования HTML, CSS и JavaScript кода. <text:s/></text:span></text:p>
          </draw:text-box>
        </draw:frame>
        <draw:frame draw:style-name="gr479" draw:text-style-name="P2" draw:layer="layout" svg:width="8.119cm" svg:height="0.471cm" svg:x="1.998cm" svg:y="18.825cm">
          <draw:text-box>
            <text:p text:style-name="P1"><text:span text:style-name="T1">4.6. Требование к маркировке и упаковке </text:span></text:p>
          </draw:text-box>
        </draw:frame>
        <draw:frame draw:style-name="gr207" draw:text-style-name="P2" draw:layer="layout" svg:width="2.134cm" svg:height="0.471cm" svg:x="3.247cm" svg:y="19.799cm">
          <draw:text-box>
            <text:p text:style-name="P1"><text:span text:style-name="T2">Программа </text:span></text:p>
          </draw:text-box>
        </draw:frame>
        <draw:frame draw:style-name="gr480" draw:text-style-name="P2" draw:layer="layout" svg:width="3.294cm" svg:height="0.471cm" svg:x="5.622cm" svg:y="19.799cm">
          <draw:text-box>
            <text:p text:style-name="P1"><text:span text:style-name="T2">распространяется </text:span></text:p>
          </draw:text-box>
        </draw:frame>
        <draw:frame draw:style-name="gr12" draw:text-style-name="P2" draw:layer="layout" svg:width="0.422cm" svg:height="0.471cm" svg:x="9.161cm" svg:y="19.799cm">
          <draw:text-box>
            <text:p text:style-name="P1"><text:span text:style-name="T2">в </text:span></text:p>
          </draw:text-box>
        </draw:frame>
        <draw:frame draw:style-name="gr481" draw:text-style-name="P2" draw:layer="layout" svg:width="0.938cm" svg:height="0.471cm" svg:x="9.711cm" svg:y="19.799cm">
          <draw:text-box>
            <text:p text:style-name="P1"><text:span text:style-name="T2">виде </text:span></text:p>
          </draw:text-box>
        </draw:frame>
        <draw:frame draw:style-name="gr482" draw:text-style-name="P2" draw:layer="layout" svg:width="2.553cm" svg:height="0.471cm" svg:x="10.892cm" svg:y="19.799cm">
          <draw:text-box>
            <text:p text:style-name="P1"><text:span text:style-name="T2">электронного </text:span></text:p>
          </draw:text-box>
        </draw:frame>
        <draw:frame draw:style-name="gr483" draw:text-style-name="P2" draw:layer="layout" svg:width="1.395cm" svg:height="0.471cm" svg:x="13.691cm" svg:y="19.799cm">
          <draw:text-box>
            <text:p text:style-name="P1"><text:span text:style-name="T2">пакета, </text:span></text:p>
          </draw:text-box>
        </draw:frame>
        <draw:frame draw:style-name="gr484" draw:text-style-name="P2" draw:layer="layout" svg:width="2.502cm" svg:height="0.471cm" svg:x="15.329cm" svg:y="19.799cm">
          <draw:text-box>
            <text:p text:style-name="P1"><text:span text:style-name="T2">содержащего </text:span></text:p>
          </draw:text-box>
        </draw:frame>
        <draw:frame draw:style-name="gr485" draw:text-style-name="P2" draw:layer="layout" svg:width="2.621cm" svg:height="0.471cm" svg:x="18.068cm" svg:y="19.799cm">
          <draw:text-box>
            <text:p text:style-name="P1"><text:span text:style-name="T2">программную </text:span></text:p>
          </draw:text-box>
        </draw:frame>
        <draw:frame draw:style-name="gr486" draw:text-style-name="P2" draw:layer="layout" svg:width="18.244cm" svg:height="0.471cm" svg:x="1.998cm" svg:y="20.527cm">
          <draw:text-box>
            <text:p text:style-name="P1"><text:span text:style-name="T2">документацию и приложение (исполняемые файлы и прочие необходимые для работы файлы, в том </text:span></text:p>
          </draw:text-box>
        </draw:frame>
        <draw:frame draw:style-name="gr487" draw:text-style-name="P2" draw:layer="layout" svg:width="6.121cm" svg:height="0.471cm" svg:x="1.998cm" svg:y="21.259cm">
          <draw:text-box>
            <text:p text:style-name="P1"><text:span text:style-name="T2">числе файлы с исходным кодом). </text:span></text:p>
          </draw:text-box>
        </draw:frame>
        <draw:frame draw:style-name="gr488" draw:text-style-name="P2" draw:layer="layout" svg:width="9.876cm" svg:height="0.471cm" svg:x="1.998cm" svg:y="21.988cm">
          <draw:text-box>
            <text:p text:style-name="P1"><text:span text:style-name="T1">4.7. Требования к транспортированию и хранению </text:span></text:p>
          </draw:text-box>
        </draw:frame>
        <draw:frame draw:style-name="gr489" draw:text-style-name="P2" draw:layer="layout" svg:width="17.387cm" svg:height="0.471cm" svg:x="3.247cm" svg:y="22.961cm">
          <draw:text-box>
            <text:p text:style-name="P1"><text:span text:style-name="T2">Программный продукт может храниться и транспортироваться на USB-носителе, съёмном SSD </text:span></text:p>
          </draw:text-box>
        </draw:frame>
        <draw:frame draw:style-name="gr490" draw:text-style-name="P2" draw:layer="layout" svg:width="8.873cm" svg:height="0.471cm" svg:x="1.998cm" svg:y="23.694cm">
          <draw:text-box>
            <text:p text:style-name="P1"><text:span text:style-name="T2">или HDD диске, а также в облачном хранилище. </text:span></text:p>
          </draw:text-box>
        </draw:frame>
      </draw:page>
      <draw:page draw:name="page16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5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491" draw:text-style-name="P2" draw:layer="layout" svg:width="11.504cm" svg:height="0.471cm" svg:x="5.241cm" svg:y="2.518cm">
          <draw:text-box>
            <text:p text:style-name="P1"><text:span text:style-name="T1">5. ТРЕБОВАНИЯ К ПРОГРАММНОЙ ДОКУМЕНТАЦИИ </text:span></text:p>
          </draw:text-box>
        </draw:frame>
        <draw:frame draw:style-name="gr492" draw:text-style-name="P2" draw:layer="layout" svg:width="7.773cm" svg:height="0.471cm" svg:x="1.998cm" svg:y="3.492cm">
          <draw:text-box>
            <text:p text:style-name="P1"><text:span text:style-name="T1">5.1. Состав программной документации </text:span></text:p>
          </draw:text-box>
        </draw:frame>
        <draw:frame draw:style-name="gr12" draw:text-style-name="P2" draw:layer="layout" svg:width="0.422cm" svg:height="0.471cm" svg:x="2.117cm" svg:y="4.466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4.46cm">
          <draw:text-box>
            <text:p text:style-name="P1"><text:span text:style-name="T14"><text:s/></text:span></text:p>
          </draw:text-box>
        </draw:frame>
        <draw:frame draw:style-name="gr493" draw:text-style-name="P2" draw:layer="layout" svg:width="13.101cm" svg:height="0.471cm" svg:x="2.752cm" svg:y="4.466cm">
          <draw:text-box>
            <text:p text:style-name="P1"><text:span text:style-name="T2">«Веб-приложение Pixel Battle». Техническое задание (ГОСТ 19.201-78). </text:span></text:p>
          </draw:text-box>
        </draw:frame>
        <draw:frame draw:style-name="gr12" draw:text-style-name="P2" draw:layer="layout" svg:width="0.422cm" svg:height="0.471cm" svg:x="2.117cm" svg:y="5.097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5.091cm">
          <draw:text-box>
            <text:p text:style-name="P1"><text:span text:style-name="T14"><text:s/></text:span></text:p>
          </draw:text-box>
        </draw:frame>
        <draw:frame draw:style-name="gr494" draw:text-style-name="P2" draw:layer="layout" svg:width="13.526cm" svg:height="0.471cm" svg:x="2.752cm" svg:y="5.097cm">
          <draw:text-box>
            <text:p text:style-name="P1"><text:span text:style-name="T2">«Веб-приложение Pixel Battle». Пояснительная записка (ГОСТ 19.404-79). </text:span></text:p>
          </draw:text-box>
        </draw:frame>
        <draw:frame draw:style-name="gr12" draw:text-style-name="P2" draw:layer="layout" svg:width="0.422cm" svg:height="0.471cm" svg:x="2.117cm" svg:y="5.732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5.726cm">
          <draw:text-box>
            <text:p text:style-name="P1"><text:span text:style-name="T14"><text:s/></text:span></text:p>
          </draw:text-box>
        </draw:frame>
        <draw:frame draw:style-name="gr495" draw:text-style-name="P2" draw:layer="layout" svg:width="15.527cm" svg:height="0.471cm" svg:x="2.752cm" svg:y="5.732cm">
          <draw:text-box>
            <text:p text:style-name="P1"><text:span text:style-name="T2">«Веб-приложение Pixel Battle». Программа и методика испытаний (ГОСТ 19.301-79). </text:span></text:p>
          </draw:text-box>
        </draw:frame>
        <draw:frame draw:style-name="gr12" draw:text-style-name="P2" draw:layer="layout" svg:width="0.422cm" svg:height="0.471cm" svg:x="2.117cm" svg:y="6.362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6.356cm">
          <draw:text-box>
            <text:p text:style-name="P1"><text:span text:style-name="T14"><text:s/></text:span></text:p>
          </draw:text-box>
        </draw:frame>
        <draw:frame draw:style-name="gr496" draw:text-style-name="P2" draw:layer="layout" svg:width="12.465cm" svg:height="0.471cm" svg:x="2.752cm" svg:y="6.362cm">
          <draw:text-box>
            <text:p text:style-name="P1"><text:span text:style-name="T2">«Веб-приложение Pixel Battle». Текст программы (ГОСТ 19.401-78). </text:span></text:p>
          </draw:text-box>
        </draw:frame>
        <draw:frame draw:style-name="gr12" draw:text-style-name="P2" draw:layer="layout" svg:width="0.422cm" svg:height="0.471cm" svg:x="2.117cm" svg:y="6.997cm">
          <draw:text-box>
            <text:p text:style-name="P1"><text:span text:style-name="T2">5)</text:span></text:p>
          </draw:text-box>
        </draw:frame>
        <draw:frame draw:style-name="gr118" draw:text-style-name="P2" draw:layer="layout" svg:width="0.422cm" svg:height="0.475cm" svg:x="2.468cm" svg:y="6.991cm">
          <draw:text-box>
            <text:p text:style-name="P1"><text:span text:style-name="T14"><text:s/></text:span></text:p>
          </draw:text-box>
        </draw:frame>
        <draw:frame draw:style-name="gr497" draw:text-style-name="P2" draw:layer="layout" svg:width="13.494cm" svg:height="0.471cm" svg:x="2.752cm" svg:y="6.997cm">
          <draw:text-box>
            <text:p text:style-name="P1"><text:span text:style-name="T2">«Веб-приложение Pixel Battle». Руководство оператора (ГОСТ 19.505-79). </text:span></text:p>
          </draw:text-box>
        </draw:frame>
        <draw:frame draw:style-name="gr498" draw:text-style-name="P2" draw:layer="layout" svg:width="11.748cm" svg:height="0.471cm" svg:x="1.998cm" svg:y="7.912cm">
          <draw:text-box>
            <text:p text:style-name="P1"><text:span text:style-name="T1">5.2. Специальные требования к программной документации </text:span></text:p>
          </draw:text-box>
        </draw:frame>
        <draw:frame draw:style-name="gr12" draw:text-style-name="P2" draw:layer="layout" svg:width="0.422cm" svg:height="0.471cm" svg:x="2.117cm" svg:y="8.885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8.879cm">
          <draw:text-box>
            <text:p text:style-name="P1"><text:span text:style-name="T14"><text:s/></text:span></text:p>
          </draw:text-box>
        </draw:frame>
        <draw:frame draw:style-name="gr499" draw:text-style-name="P2" draw:layer="layout" svg:width="16.176cm" svg:height="0.471cm" svg:x="2.752cm" svg:y="8.885cm">
          <draw:text-box>
            <text:p text:style-name="P1"><text:span text:style-name="T2">Программная документация должна быть выполнена в соответствии с ГОСТ 19.106-78 и </text:span></text:p>
          </draw:text-box>
        </draw:frame>
        <draw:frame draw:style-name="gr500" draw:text-style-name="P2" draw:layer="layout" svg:width="6.962cm" svg:height="0.471cm" svg:x="2.752cm" svg:y="9.516cm">
          <draw:text-box>
            <text:p text:style-name="P1"><text:span text:style-name="T2">ГОСТами к каждому виду документа. </text:span></text:p>
          </draw:text-box>
        </draw:frame>
        <draw:frame draw:style-name="gr12" draw:text-style-name="P2" draw:layer="layout" svg:width="0.422cm" svg:height="0.471cm" svg:x="2.117cm" svg:y="10.151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10.145cm">
          <draw:text-box>
            <text:p text:style-name="P1"><text:span text:style-name="T14"><text:s/></text:span></text:p>
          </draw:text-box>
        </draw:frame>
        <draw:frame draw:style-name="gr501" draw:text-style-name="P2" draw:layer="layout" svg:width="17.811cm" svg:height="0.471cm" svg:x="2.752cm" svg:y="10.151cm">
          <draw:text-box>
            <text:p text:style-name="P1"><text:span text:style-name="T2">Программная документация и сама программа сдаётся в электронном виде в формате pdf в одном </text:span></text:p>
          </draw:text-box>
        </draw:frame>
        <draw:frame draw:style-name="gr502" draw:text-style-name="P2" draw:layer="layout" svg:width="5.04cm" svg:height="0.471cm" svg:x="2.752cm" svg:y="10.782cm">
          <draw:text-box>
            <text:p text:style-name="P1"><text:span text:style-name="T2">архиве формата zip или rar. </text:span></text:p>
          </draw:text-box>
        </draw:frame>
        <draw:frame draw:style-name="gr12" draw:text-style-name="P2" draw:layer="layout" svg:width="0.422cm" svg:height="0.471cm" svg:x="2.117cm" svg:y="11.417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11.411cm">
          <draw:text-box>
            <text:p text:style-name="P1"><text:span text:style-name="T14"><text:s/></text:span></text:p>
          </draw:text-box>
        </draw:frame>
        <draw:frame draw:style-name="gr503" draw:text-style-name="P2" draw:layer="layout" svg:width="17.533cm" svg:height="0.471cm" svg:x="2.752cm" svg:y="11.417cm">
          <draw:text-box>
            <text:p text:style-name="P1"><text:span text:style-name="T2">Итоговый вариант пояснительной записки должен быть загружен в LMS «НИУ ВШЭ» в модуль </text:span></text:p>
          </draw:text-box>
        </draw:frame>
        <draw:frame draw:style-name="gr504" draw:text-style-name="P2" draw:layer="layout" svg:width="16.394cm" svg:height="0.471cm" svg:x="2.752cm" svg:y="12.048cm">
          <draw:text-box>
            <text:p text:style-name="P1"><text:span text:style-name="T2">«ВКР/КР» и проверен системой «Антиплагиат» не позднее, чем за 7 календарных дней до </text:span></text:p>
          </draw:text-box>
        </draw:frame>
        <draw:frame draw:style-name="gr505" draw:text-style-name="P2" draw:layer="layout" svg:width="17.117cm" svg:height="0.471cm" svg:x="2.752cm" svg:y="12.683cm">
          <draw:text-box>
            <text:p text:style-name="P1"><text:span text:style-name="T2">защиты. Лист, подтверждающий загрузку, должен быть сдан в учебный офис вместе со всеми </text:span></text:p>
          </draw:text-box>
        </draw:frame>
        <draw:frame draw:style-name="gr506" draw:text-style-name="P2" draw:layer="layout" svg:width="11.734cm" svg:height="0.471cm" svg:x="2.752cm" svg:y="13.313cm">
          <draw:text-box>
            <text:p text:style-name="P1"><text:span text:style-name="T2">материалами не позже, чем за день до защиты курсовой работы. </text:span></text:p>
          </draw:text-box>
        </draw:frame>
        <draw:frame draw:style-name="gr12" draw:text-style-name="P2" draw:layer="layout" svg:width="0.422cm" svg:height="0.471cm" svg:x="2.117cm" svg:y="13.948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13.942cm">
          <draw:text-box>
            <text:p text:style-name="P1"><text:span text:style-name="T14"><text:s/></text:span></text:p>
          </draw:text-box>
        </draw:frame>
        <draw:frame draw:style-name="gr507" draw:text-style-name="P2" draw:layer="layout" svg:width="17.916cm" svg:height="0.471cm" svg:x="2.752cm" svg:y="13.948cm">
          <draw:text-box>
            <text:p text:style-name="P1"><text:span text:style-name="T2">Программная документация, отчёт по курсовому проекту, отзыв руководителя курсового проекта, </text:span></text:p>
          </draw:text-box>
        </draw:frame>
        <draw:frame draw:style-name="gr370" draw:text-style-name="P2" draw:layer="layout" svg:width="17.449cm" svg:height="0.471cm" svg:x="2.752cm" svg:y="14.579cm">
          <draw:text-box>
            <text:p text:style-name="P1"><text:span text:style-name="T2">отчёт из системы «Антиплагиат», код или ссылка на репозиторий, а также другие необходимые </text:span></text:p>
          </draw:text-box>
        </draw:frame>
        <draw:frame draw:style-name="gr508" draw:text-style-name="P2" draw:layer="layout" svg:width="15.819cm" svg:height="0.471cm" svg:x="2.752cm" svg:y="15.214cm">
          <draw:text-box>
            <text:p text:style-name="P1"><text:span text:style-name="T2">материалы должны быть загружены в систему LMS «НИУ ВШЭ» в личном кабинете в </text:span></text:p>
          </draw:text-box>
        </draw:frame>
        <draw:frame draw:style-name="gr509" draw:text-style-name="P2" draw:layer="layout" svg:width="17.598cm" svg:height="0.471cm" svg:x="2.752cm" svg:y="15.845cm">
          <draw:text-box>
            <text:p text:style-name="P1"><text:span text:style-name="T2">дисциплине «Курсовая работа» одним архивом не позднее, чем за 3 календарных дня до защиты </text:span></text:p>
          </draw:text-box>
        </draw:frame>
        <draw:frame draw:style-name="gr510" draw:text-style-name="P2" draw:layer="layout" svg:width="3.282cm" svg:height="0.471cm" svg:x="2.752cm" svg:y="16.48cm">
          <draw:text-box>
            <text:p text:style-name="P1"><text:span text:style-name="T2">курсовой работы. </text:span></text:p>
          </draw:text-box>
        </draw:frame>
        <draw:frame draw:style-name="gr12" draw:text-style-name="P2" draw:layer="layout" svg:width="0.422cm" svg:height="0.471cm" svg:x="1.998cm" svg:y="17.39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8.30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9.223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0.13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1.05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1.97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2.88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3.799cm">
          <draw:text-box>
            <text:p text:style-name="P1"><text:span text:style-name="T2"><text:s/></text:span></text:p>
          </draw:text-box>
        </draw:frame>
      </draw:page>
      <draw:page draw:name="page17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6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511" draw:text-style-name="P2" draw:layer="layout" svg:width="10.081cm" svg:height="0.471cm" svg:x="5.994cm" svg:y="2.518cm">
          <draw:text-box>
            <text:p text:style-name="P1"><text:span text:style-name="T1">6. ТЕХНИКО-ЭКОНОМИЧЕСКИЕ ПОКАЗАТЕЛИ </text:span></text:p>
          </draw:text-box>
        </draw:frame>
        <draw:frame draw:style-name="gr512" draw:text-style-name="P2" draw:layer="layout" svg:width="10.445cm" svg:height="0.471cm" svg:x="1.998cm" svg:y="3.492cm">
          <draw:text-box>
            <text:p text:style-name="P1"><text:span text:style-name="T1">6.1. Ориентировочная экономическая эффективность </text:span></text:p>
          </draw:text-box>
        </draw:frame>
        <draw:frame draw:style-name="gr513" draw:text-style-name="P2" draw:layer="layout" svg:width="17.801cm" svg:height="0.471cm" svg:x="3.247cm" svg:y="4.466cm">
          <draw:text-box>
            <text:p text:style-name="P1"><text:span text:style-name="T2">В <text:s/>рамках <text:s/>данного <text:s/>курсового <text:s/>проекта <text:s/>экономическая <text:s/>эффективность <text:s/>не <text:s/>предусмотрена, <text:s/>но <text:s/>в </text:span></text:p>
          </draw:text-box>
        </draw:frame>
        <draw:frame draw:style-name="gr514" draw:text-style-name="P2" draw:layer="layout" svg:width="18.894cm" svg:height="0.471cm" svg:x="1.998cm" svg:y="5.194cm">
          <draw:text-box>
            <text:p text:style-name="P1"><text:span text:style-name="T2">случае распространения программного обеспечения как товарного продукта существует высокий спрос </text:span></text:p>
          </draw:text-box>
        </draw:frame>
        <draw:frame draw:style-name="gr515" draw:text-style-name="P2" draw:layer="layout" svg:width="14.389cm" svg:height="0.471cm" svg:x="1.998cm" svg:y="5.926cm">
          <draw:text-box>
            <text:p text:style-name="P1"><text:span text:style-name="T2">на приложение среди крупных (известных) авторов на различных платформах. </text:span></text:p>
          </draw:text-box>
        </draw:frame>
        <draw:frame draw:style-name="gr516" draw:text-style-name="P2" draw:layer="layout" svg:width="6.627cm" svg:height="0.471cm" svg:x="1.998cm" svg:y="6.654cm">
          <draw:text-box>
            <text:p text:style-name="P1"><text:span text:style-name="T1">6.2. Предполагаемая потребность <text:s/></text:span></text:p>
          </draw:text-box>
        </draw:frame>
        <draw:frame draw:style-name="gr517" draw:text-style-name="P2" draw:layer="layout" svg:width="4.257cm" svg:height="0.471cm" svg:x="3.247cm" svg:y="7.628cm">
          <draw:text-box>
            <text:p text:style-name="P1"><text:span text:style-name="T2">Данный <text:s/>программный </text:span></text:p>
          </draw:text-box>
        </draw:frame>
        <draw:frame draw:style-name="gr424" draw:text-style-name="P2" draw:layer="layout" svg:width="1.575cm" svg:height="0.471cm" svg:x="7.675cm" svg:y="7.628cm">
          <draw:text-box>
            <text:p text:style-name="P1"><text:span text:style-name="T2">продукт </text:span></text:p>
          </draw:text-box>
        </draw:frame>
        <draw:frame draw:style-name="gr518" draw:text-style-name="P2" draw:layer="layout" svg:width="3.163cm" svg:height="0.471cm" svg:x="9.39cm" svg:y="7.628cm">
          <draw:text-box>
            <text:p text:style-name="P1"><text:span text:style-name="T2">будет <text:s/>интересен </text:span></text:p>
          </draw:text-box>
        </draw:frame>
        <draw:frame draw:style-name="gr519" draw:text-style-name="P2" draw:layer="layout" svg:width="1.482cm" svg:height="0.471cm" svg:x="12.717cm" svg:y="7.628cm">
          <draw:text-box>
            <text:p text:style-name="P1"><text:span text:style-name="T2">многим </text:span></text:p>
          </draw:text-box>
        </draw:frame>
        <draw:frame draw:style-name="gr520" draw:text-style-name="P2" draw:layer="layout" svg:width="1.56cm" svg:height="0.471cm" svg:x="14.338cm" svg:y="7.628cm">
          <draw:text-box>
            <text:p text:style-name="P1"><text:span text:style-name="T2">авторам </text:span></text:p>
          </draw:text-box>
        </draw:frame>
        <draw:frame draw:style-name="gr521" draw:text-style-name="P2" draw:layer="layout" svg:width="4.597cm" svg:height="0.471cm" svg:x="16.036cm" svg:y="7.628cm">
          <draw:text-box>
            <text:p text:style-name="P1"><text:span text:style-name="T2">с <text:s/>различным <text:s/>платформ, </text:span></text:p>
          </draw:text-box>
        </draw:frame>
        <draw:frame draw:style-name="gr522" draw:text-style-name="P2" draw:layer="layout" svg:width="18.631cm" svg:height="0.471cm" svg:x="1.998cm" svg:y="8.36cm">
          <draw:text-box>
            <text:p text:style-name="P1"><text:span text:style-name="T2">которые создают в первую очередь развлекательный контент и желают поучаствовать в соревновании </text:span></text:p>
          </draw:text-box>
        </draw:frame>
        <draw:frame draw:style-name="gr523" draw:text-style-name="P2" draw:layer="layout" svg:width="10.327cm" svg:height="0.471cm" svg:x="1.998cm" svg:y="9.089cm">
          <draw:text-box>
            <text:p text:style-name="P1"><text:span text:style-name="T2">против других авторов вместе со своими подписчиками. </text:span></text:p>
          </draw:text-box>
        </draw:frame>
        <draw:frame draw:style-name="gr524" draw:text-style-name="P2" draw:layer="layout" svg:width="18.526cm" svg:height="0.471cm" svg:x="1.998cm" svg:y="9.821cm">
          <draw:text-box>
            <text:p text:style-name="P1"><text:span text:style-name="T1">6.3. Экономические преимущества разработки по сравнению с отечественными и зарубежными </text:span></text:p>
          </draw:text-box>
        </draw:frame>
        <draw:frame draw:style-name="gr525" draw:text-style-name="P2" draw:layer="layout" svg:width="2.16cm" svg:height="0.471cm" svg:x="1.998cm" svg:y="10.795cm">
          <draw:text-box>
            <text:p text:style-name="P1"><text:span text:style-name="T1">аналогами </text:span></text:p>
          </draw:text-box>
        </draw:frame>
        <draw:frame draw:style-name="gr526" draw:text-style-name="P2" draw:layer="layout" svg:width="17.212cm" svg:height="0.471cm" svg:x="3.247cm" svg:y="11.768cm">
          <draw:text-box>
            <text:p text:style-name="P1"><text:span text:style-name="T2">На момент начала разработки с помощью интернет-поиска не было обнаружено действующих </text:span></text:p>
          </draw:text-box>
        </draw:frame>
        <draw:frame draw:style-name="gr527" draw:text-style-name="P2" draw:layer="layout" svg:width="18.902cm" svg:height="0.471cm" svg:x="1.998cm" svg:y="12.496cm">
          <draw:text-box>
            <text:p text:style-name="P1"><text:span text:style-name="T2">прямых аналогов приложения. Тем не менее аналогом проекта можно считать игру Pixel Battle, которая </text:span></text:p>
          </draw:text-box>
        </draw:frame>
        <draw:frame draw:style-name="gr528" draw:text-style-name="P2" draw:layer="layout" svg:width="17.723cm" svg:height="0.471cm" svg:x="1.998cm" svg:y="13.229cm">
          <draw:text-box>
            <text:p text:style-name="P1"><text:span text:style-name="T2">ежегодно проводилась сервисом ВКонтакте в течение нескольких лет, но имела ряд недостатков. </text:span></text:p>
          </draw:text-box>
        </draw:frame>
        <draw:frame draw:style-name="gr529" draw:text-style-name="P2" draw:layer="layout" svg:width="10.791cm" svg:height="0.471cm" svg:x="3.247cm" svg:y="13.957cm">
          <draw:text-box>
            <text:p text:style-name="P1"><text:span text:style-name="T2">Приложение имеет ряд преимущественных характеристик: </text:span></text:p>
          </draw:text-box>
        </draw:frame>
        <draw:frame draw:style-name="gr12" draw:text-style-name="P2" draw:layer="layout" svg:width="0.422cm" svg:height="0.471cm" svg:x="2.117cm" svg:y="14.689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14.683cm">
          <draw:text-box>
            <text:p text:style-name="P1"><text:span text:style-name="T14"><text:s/></text:span></text:p>
          </draw:text-box>
        </draw:frame>
        <draw:frame draw:style-name="gr530" draw:text-style-name="P2" draw:layer="layout" svg:width="17.694cm" svg:height="0.471cm" svg:x="2.752cm" svg:y="14.689cm">
          <draw:text-box>
            <text:p text:style-name="P1"><text:span text:style-name="T2">Игровой процесс защищён от вмешательства «ботов» и других автоматизированных программ, в </text:span></text:p>
          </draw:text-box>
        </draw:frame>
        <draw:frame draw:style-name="gr531" draw:text-style-name="P2" draw:layer="layout" svg:width="11.571cm" svg:height="0.471cm" svg:x="2.752cm" svg:y="15.417cm">
          <draw:text-box>
            <text:p text:style-name="P1"><text:span text:style-name="T2">том числе «автокликеров» посредством использования captcha; </text:span></text:p>
          </draw:text-box>
        </draw:frame>
        <draw:frame draw:style-name="gr12" draw:text-style-name="P2" draw:layer="layout" svg:width="0.422cm" svg:height="0.471cm" svg:x="2.117cm" svg:y="16.15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16.144cm">
          <draw:text-box>
            <text:p text:style-name="P1"><text:span text:style-name="T14"><text:s/></text:span></text:p>
          </draw:text-box>
        </draw:frame>
        <draw:frame draw:style-name="gr532" draw:text-style-name="P2" draw:layer="layout" svg:width="17.623cm" svg:height="0.471cm" svg:x="2.752cm" svg:y="16.15cm">
          <draw:text-box>
            <text:p text:style-name="P1"><text:span text:style-name="T2">Вследствие использования улучшенных способов отображения игрового поля скорость загрузки </text:span></text:p>
          </draw:text-box>
        </draw:frame>
        <draw:frame draw:style-name="gr533" draw:text-style-name="P2" draw:layer="layout" svg:width="8.882cm" svg:height="0.471cm" svg:x="2.752cm" svg:y="16.878cm">
          <draw:text-box>
            <text:p text:style-name="P1"><text:span text:style-name="T2">приложения значительно превосходит аналогов; </text:span></text:p>
          </draw:text-box>
        </draw:frame>
        <draw:frame draw:style-name="gr12" draw:text-style-name="P2" draw:layer="layout" svg:width="0.422cm" svg:height="0.471cm" svg:x="2.117cm" svg:y="17.61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17.604cm">
          <draw:text-box>
            <text:p text:style-name="P1"><text:span text:style-name="T14"><text:s/></text:span></text:p>
          </draw:text-box>
        </draw:frame>
        <draw:frame draw:style-name="gr534" draw:text-style-name="P2" draw:layer="layout" svg:width="17.802cm" svg:height="0.471cm" svg:x="2.752cm" svg:y="17.61cm">
          <draw:text-box>
            <text:p text:style-name="P1"><text:span text:style-name="T2">Доступна возможность регистрации в приложении через различные социальные сети, количество </text:span></text:p>
          </draw:text-box>
        </draw:frame>
        <draw:frame draw:style-name="gr535" draw:text-style-name="P2" draw:layer="layout" svg:width="7.38cm" svg:height="0.471cm" svg:x="2.752cm" svg:y="18.338cm">
          <draw:text-box>
            <text:p text:style-name="P1"><text:span text:style-name="T2">которых превышает таковое у аналогов; </text:span></text:p>
          </draw:text-box>
        </draw:frame>
        <draw:frame draw:style-name="gr12" draw:text-style-name="P2" draw:layer="layout" svg:width="0.422cm" svg:height="0.471cm" svg:x="2.117cm" svg:y="19.071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2.328cm" svg:y="19.065cm">
          <draw:text-box>
            <text:p text:style-name="P1"><text:span text:style-name="T14"><text:s/></text:span></text:p>
          </draw:text-box>
        </draw:frame>
        <draw:frame draw:style-name="gr536" draw:text-style-name="P2" draw:layer="layout" svg:width="17.979cm" svg:height="0.471cm" svg:x="2.752cm" svg:y="19.071cm">
          <draw:text-box>
            <text:p text:style-name="P1"><text:span text:style-name="T2">Приложение способно самостоятельно (без вмешательства человека) создавать анимацию игры по </text:span></text:p>
          </draw:text-box>
        </draw:frame>
        <draw:frame draw:style-name="gr537" draw:text-style-name="P2" draw:layer="layout" svg:width="2.631cm" svg:height="0.471cm" svg:x="2.752cm" svg:y="19.799cm">
          <draw:text-box>
            <text:p text:style-name="P1"><text:span text:style-name="T2">её окончании. </text:span></text:p>
          </draw:text-box>
        </draw:frame>
        <draw:frame draw:style-name="gr53" draw:text-style-name="P9" draw:layer="layout" svg:width="0.372cm" svg:height="0.501cm" svg:x="1.998cm" svg:y="20.511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1.38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2.256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3.124cm">
          <draw:text-box>
            <text:p text:style-name="P1"><text:span text:style-name="T10"><text:s/></text:span></text:p>
          </draw:text-box>
        </draw:frame>
      </draw:page>
      <draw:page draw:name="page18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7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538" draw:text-style-name="P2" draw:layer="layout" svg:width="7.522cm" svg:height="0.471cm" svg:x="7.336cm" svg:y="2.518cm">
          <draw:text-box>
            <text:p text:style-name="P1"><text:span text:style-name="T1">7. СТАДИИ И ЭТАПЫ РАЗРАБОТКИ </text:span></text:p>
          </draw:text-box>
        </draw:frame>
        <draw:frame draw:style-name="gr539" draw:text-style-name="P2" draw:layer="layout" svg:width="9.825cm" svg:height="0.471cm" svg:x="1.998cm" svg:y="3.492cm">
          <draw:text-box>
            <text:p text:style-name="P1"><text:span text:style-name="T1">7.1. Стадии разработки, этапы и содержание работ </text:span></text:p>
          </draw:text-box>
        </draw:frame>
        <draw:frame draw:style-name="gr540" draw:text-style-name="P2" draw:layer="layout" svg:width="12.698cm" svg:height="0.471cm" svg:x="3.247cm" svg:y="4.466cm">
          <draw:text-box>
            <text:p text:style-name="P1"><text:span text:style-name="T2">Стадии и этапы разработки были выявлены с учётом ГОСТ 19.102-77 </text:span></text:p>
          </draw:text-box>
        </draw:frame>
        <draw:frame draw:style-name="gr121" draw:text-style-name="P11" draw:layer="layout" svg:width="0.338cm" svg:height="0.323cm" svg:x="15.939cm" svg:y="4.429cm">
          <draw:text-box>
            <text:p text:style-name="P1"><text:span text:style-name="T12">[2]</text:span></text:p>
          </draw:text-box>
        </draw:frame>
        <draw:polygon draw:style-name="gr77" draw:text-style-name="P12" draw:layer="layout" svg:width="0.334cm" svg:height="0.013cm" svg:x="15.938cm" svg:y="4.711cm" svg:viewBox="0 0 335 14" draw:points="0,0 335,0 335,14 0,14">
          <text:p/>
        </draw:polygon>
        <draw:frame draw:style-name="gr12" draw:text-style-name="P2" draw:layer="layout" svg:width="0.422cm" svg:height="0.471cm" svg:x="16.273cm" svg:y="4.466cm">
          <draw:text-box>
            <text:p text:style-name="P1"><text:span text:style-name="T2">. </text:span></text:p>
          </draw:text-box>
        </draw:frame>
        <draw:frame draw:style-name="gr541" draw:text-style-name="P2" draw:layer="layout" svg:width="1.535cm" svg:height="0.471cm" svg:x="3.548cm" svg:y="5.211cm">
          <draw:text-box>
            <text:p text:style-name="P1"><text:span text:style-name="T1">Стадии </text:span></text:p>
          </draw:text-box>
        </draw:frame>
        <draw:frame draw:style-name="gr542" draw:text-style-name="P2" draw:layer="layout" svg:width="2.291cm" svg:height="0.471cm" svg:x="3.171cm" svg:y="5.943cm">
          <draw:text-box>
            <text:p text:style-name="P1"><text:span text:style-name="T1">разработки </text:span></text:p>
          </draw:text-box>
        </draw:frame>
        <draw:frame draw:style-name="gr543" draw:text-style-name="P2" draw:layer="layout" svg:width="2.573cm" svg:height="0.471cm" svg:x="6.905cm" svg:y="5.579cm">
          <draw:text-box>
            <text:p text:style-name="P1"><text:span text:style-name="T1">Этапы работ </text:span></text:p>
          </draw:text-box>
        </draw:frame>
        <draw:polygon draw:style-name="gr30" draw:text-style-name="P7" draw:layer="layout" svg:width="0.017cm" svg:height="0.017cm" svg:x="2.51cm" svg:y="5.177cm" svg:viewBox="0 0 18 18" draw:points="0,0 18,0 18,18 0,18">
          <text:p/>
        </draw:polygon>
        <draw:polygon draw:style-name="gr30" draw:text-style-name="P7" draw:layer="layout" svg:width="0.017cm" svg:height="0.017cm" svg:x="2.51cm" svg:y="5.177cm" svg:viewBox="0 0 18 18" draw:points="0,0 18,0 18,18 0,18">
          <text:p/>
        </draw:polygon>
        <draw:polygon draw:style-name="gr30" draw:text-style-name="P7" draw:layer="layout" svg:width="3.475cm" svg:height="0.017cm" svg:x="2.527cm" svg:y="5.177cm" svg:viewBox="0 0 3476 18" draw:points="0,0 3476,0 3476,18 0,18">
          <text:p/>
        </draw:polygon>
        <draw:polygon draw:style-name="gr30" draw:text-style-name="P7" draw:layer="layout" svg:width="0.017cm" svg:height="0.017cm" svg:x="6.002cm" svg:y="5.177cm" svg:viewBox="0 0 18 18" draw:points="0,0 18,0 18,18 0,18">
          <text:p/>
        </draw:polygon>
        <draw:polygon draw:style-name="gr30" draw:text-style-name="P7" draw:layer="layout" svg:width="4.234cm" svg:height="0.017cm" svg:x="6.019cm" svg:y="5.177cm" svg:viewBox="0 0 4235 18" draw:points="0,0 4235,0 4235,18 0,18">
          <text:p/>
        </draw:polygon>
        <draw:polygon draw:style-name="gr30" draw:text-style-name="P7" draw:layer="layout" svg:width="0.017cm" svg:height="0.017cm" svg:x="10.253cm" svg:y="5.177cm" svg:viewBox="0 0 18 18" draw:points="0,0 18,0 18,18 0,18">
          <text:p/>
        </draw:polygon>
        <draw:polygon draw:style-name="gr30" draw:text-style-name="P7" draw:layer="layout" svg:width="10.299cm" svg:height="0.017cm" svg:x="10.27cm" svg:y="5.177cm" svg:viewBox="0 0 10300 18" draw:points="0,0 10300,0 10300,18 0,18">
          <text:p/>
        </draw:polygon>
        <draw:polygon draw:style-name="gr30" draw:text-style-name="P7" draw:layer="layout" svg:width="0.017cm" svg:height="0.017cm" svg:x="20.569cm" svg:y="5.177cm" svg:viewBox="0 0 18 18" draw:points="0,0 18,0 18,18 0,18">
          <text:p/>
        </draw:polygon>
        <draw:polygon draw:style-name="gr30" draw:text-style-name="P7" draw:layer="layout" svg:width="0.017cm" svg:height="0.017cm" svg:x="20.569cm" svg:y="5.177cm" svg:viewBox="0 0 18 18" draw:points="0,0 18,0 18,18 0,18">
          <text:p/>
        </draw:polygon>
        <draw:polygon draw:style-name="gr30" draw:text-style-name="P7" draw:layer="layout" svg:width="0.017cm" svg:height="1.46cm" svg:x="2.51cm" svg:y="5.194cm" svg:viewBox="0 0 18 1461" draw:points="0,0 18,0 18,1461 0,1461">
          <text:p/>
        </draw:polygon>
        <draw:polygon draw:style-name="gr30" draw:text-style-name="P7" draw:layer="layout" svg:width="0.017cm" svg:height="1.46cm" svg:x="6.002cm" svg:y="5.194cm" svg:viewBox="0 0 18 1461" draw:points="0,0 18,0 18,1461 0,1461">
          <text:p/>
        </draw:polygon>
        <draw:polygon draw:style-name="gr30" draw:text-style-name="P7" draw:layer="layout" svg:width="0.017cm" svg:height="1.46cm" svg:x="10.253cm" svg:y="5.194cm" svg:viewBox="0 0 18 1461" draw:points="0,0 18,0 18,1461 0,1461">
          <text:p/>
        </draw:polygon>
        <draw:polygon draw:style-name="gr30" draw:text-style-name="P7" draw:layer="layout" svg:width="0.017cm" svg:height="1.46cm" svg:x="20.569cm" svg:y="5.194cm" svg:viewBox="0 0 18 1461" draw:points="0,0 18,0 18,1461 0,1461">
          <text:p/>
        </draw:polygon>
        <draw:frame draw:style-name="gr544" draw:text-style-name="P2" draw:layer="layout" svg:width="3.641cm" svg:height="0.471cm" svg:x="13.657cm" svg:y="5.579cm">
          <draw:text-box>
            <text:p text:style-name="P1"><text:span text:style-name="T1">Содержание работ </text:span></text:p>
          </draw:text-box>
        </draw:frame>
        <draw:frame draw:style-name="gr545" draw:text-style-name="P2" draw:layer="layout" svg:width="0.425cm" svg:height="0.471cm" svg:x="2.709cm" svg:y="6.692cm">
          <draw:text-box>
            <text:p text:style-name="P1"><text:span text:style-name="T2">1. </text:span></text:p>
          </draw:text-box>
        </draw:frame>
        <draw:frame draw:style-name="gr55" draw:text-style-name="P2" draw:layer="layout" svg:width="2.413cm" svg:height="0.471cm" svg:x="3.514cm" svg:y="6.692cm">
          <draw:text-box>
            <text:p text:style-name="P1"><text:span text:style-name="T2">Техническое </text:span></text:p>
          </draw:text-box>
        </draw:frame>
        <draw:frame draw:style-name="gr56" draw:text-style-name="P2" draw:layer="layout" svg:width="1.507cm" svg:height="0.471cm" svg:x="2.709cm" svg:y="7.421cm">
          <draw:text-box>
            <text:p text:style-name="P1"><text:span text:style-name="T2">задание </text:span></text:p>
          </draw:text-box>
        </draw:frame>
        <draw:frame draw:style-name="gr12" draw:text-style-name="P2" draw:layer="layout" svg:width="0.422cm" svg:height="0.471cm" svg:x="2.709cm" svg:y="8.153cm">
          <draw:text-box>
            <text:p text:style-name="P1"><text:span text:style-name="T2"><text:s/></text:span></text:p>
          </draw:text-box>
        </draw:frame>
        <draw:frame draw:style-name="gr546" draw:text-style-name="P2" draw:layer="layout" svg:width="3.525cm" svg:height="0.471cm" svg:x="6.202cm" svg:y="6.692cm">
          <draw:text-box>
            <text:p text:style-name="P1"><text:span text:style-name="T2">Подготовительные </text:span></text:p>
          </draw:text-box>
        </draw:frame>
        <draw:frame draw:style-name="gr212" draw:text-style-name="P2" draw:layer="layout" svg:width="1.404cm" svg:height="0.471cm" svg:x="6.202cm" svg:y="7.421cm">
          <draw:text-box>
            <text:p text:style-name="P1"><text:span text:style-name="T2">работы </text:span></text:p>
          </draw:text-box>
        </draw:frame>
        <draw:frame draw:style-name="gr12" draw:text-style-name="P2" draw:layer="layout" svg:width="0.422cm" svg:height="0.471cm" svg:x="10.456cm" svg:y="6.692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6.687cm">
          <draw:text-box>
            <text:p text:style-name="P1"><text:span text:style-name="T14"><text:s/></text:span></text:p>
          </draw:text-box>
        </draw:frame>
        <draw:frame draw:style-name="gr547" draw:text-style-name="P2" draw:layer="layout" svg:width="3.627cm" svg:height="0.471cm" svg:x="11.091cm" svg:y="6.692cm">
          <draw:text-box>
            <text:p text:style-name="P1"><text:span text:style-name="T2">Постановка задачи. </text:span></text:p>
          </draw:text-box>
        </draw:frame>
        <draw:frame draw:style-name="gr12" draw:text-style-name="P2" draw:layer="layout" svg:width="0.422cm" svg:height="0.471cm" svg:x="10.456cm" svg:y="7.421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7.415cm">
          <draw:text-box>
            <text:p text:style-name="P1"><text:span text:style-name="T14"><text:s/></text:span></text:p>
          </draw:text-box>
        </draw:frame>
        <draw:frame draw:style-name="gr548" draw:text-style-name="P2" draw:layer="layout" svg:width="5.2cm" svg:height="0.471cm" svg:x="11.091cm" svg:y="7.421cm">
          <draw:text-box>
            <text:p text:style-name="P1"><text:span text:style-name="T2">Сбор исходных материалов. </text:span></text:p>
          </draw:text-box>
        </draw:frame>
        <draw:frame draw:style-name="gr12" draw:text-style-name="P2" draw:layer="layout" svg:width="0.422cm" svg:height="0.471cm" svg:x="10.456cm" svg:y="8.153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8.147cm">
          <draw:text-box>
            <text:p text:style-name="P1"><text:span text:style-name="T14"><text:s/></text:span></text:p>
          </draw:text-box>
        </draw:frame>
        <draw:frame draw:style-name="gr549" draw:text-style-name="P2" draw:layer="layout" svg:width="9.205cm" svg:height="0.471cm" svg:x="11.091cm" svg:y="8.153cm">
          <draw:text-box>
            <text:p text:style-name="P1"><text:span text:style-name="T2">Выбор и обоснование критериев эффективности и </text:span></text:p>
          </draw:text-box>
        </draw:frame>
        <draw:frame draw:style-name="gr550" draw:text-style-name="P2" draw:layer="layout" svg:width="7.145cm" svg:height="0.471cm" svg:x="11.091cm" svg:y="8.881cm">
          <draw:text-box>
            <text:p text:style-name="P1"><text:span text:style-name="T2">качества разрабатываемой программы. </text:span></text:p>
          </draw:text-box>
        </draw:frame>
        <draw:frame draw:style-name="gr12" draw:text-style-name="P2" draw:layer="layout" svg:width="0.422cm" svg:height="0.471cm" svg:x="10.456cm" svg:y="9.613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9.608cm">
          <draw:text-box>
            <text:p text:style-name="P1"><text:span text:style-name="T14"><text:s/></text:span></text:p>
          </draw:text-box>
        </draw:frame>
        <draw:frame draw:style-name="gr551" draw:text-style-name="P2" draw:layer="layout" svg:width="9.252cm" svg:height="0.471cm" svg:x="11.091cm" svg:y="9.613cm">
          <draw:text-box>
            <text:p text:style-name="P1"><text:span text:style-name="T2">Обоснование возможности решения поставленной </text:span></text:p>
          </draw:text-box>
        </draw:frame>
        <draw:frame draw:style-name="gr552" draw:text-style-name="P2" draw:layer="layout" svg:width="1.412cm" svg:height="0.471cm" svg:x="11.091cm" svg:y="10.342cm">
          <draw:text-box>
            <text:p text:style-name="P1"><text:span text:style-name="T2">задачи. </text:span></text:p>
          </draw:text-box>
        </draw:frame>
        <draw:frame draw:style-name="gr12" draw:text-style-name="P2" draw:layer="layout" svg:width="0.422cm" svg:height="0.471cm" svg:x="10.456cm" svg:y="11.07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11.064cm">
          <draw:text-box>
            <text:p text:style-name="P1"><text:span text:style-name="T14"><text:s/></text:span></text:p>
          </draw:text-box>
        </draw:frame>
        <draw:frame draw:style-name="gr553" draw:text-style-name="P2" draw:layer="layout" svg:width="2.483cm" svg:height="0.471cm" svg:x="11.091cm" svg:y="11.07cm">
          <draw:text-box>
            <text:p text:style-name="P1"><text:span text:style-name="T2">Определение </text:span></text:p>
          </draw:text-box>
        </draw:frame>
        <draw:frame draw:style-name="gr554" draw:text-style-name="P2" draw:layer="layout" svg:width="2.002cm" svg:height="0.471cm" svg:x="13.818cm" svg:y="11.07cm">
          <draw:text-box>
            <text:p text:style-name="P1"><text:span text:style-name="T2">структуры </text:span></text:p>
          </draw:text-box>
        </draw:frame>
        <draw:frame draw:style-name="gr555" draw:text-style-name="P2" draw:layer="layout" svg:width="1.669cm" svg:height="0.471cm" svg:x="16.061cm" svg:y="11.07cm">
          <draw:text-box>
            <text:p text:style-name="P1"><text:span text:style-name="T2">входных </text:span></text:p>
          </draw:text-box>
        </draw:frame>
        <draw:frame draw:style-name="gr12" draw:text-style-name="P2" draw:layer="layout" svg:width="0.422cm" svg:height="0.471cm" svg:x="17.975cm" svg:y="11.07cm">
          <draw:text-box>
            <text:p text:style-name="P1"><text:span text:style-name="T2">и </text:span></text:p>
          </draw:text-box>
        </draw:frame>
        <draw:frame draw:style-name="gr556" draw:text-style-name="P2" draw:layer="layout" svg:width="1.954cm" svg:height="0.471cm" svg:x="18.55cm" svg:y="11.07cm">
          <draw:text-box>
            <text:p text:style-name="P1"><text:span text:style-name="T2">выходных </text:span></text:p>
          </draw:text-box>
        </draw:frame>
        <draw:frame draw:style-name="gr406" draw:text-style-name="P2" draw:layer="layout" svg:width="1.566cm" svg:height="0.471cm" svg:x="11.091cm" svg:y="11.802cm">
          <draw:text-box>
            <text:p text:style-name="P1"><text:span text:style-name="T2">данных. </text:span></text:p>
          </draw:text-box>
        </draw:frame>
        <draw:frame draw:style-name="gr12" draw:text-style-name="P2" draw:layer="layout" svg:width="0.422cm" svg:height="0.471cm" svg:x="10.456cm" svg:y="12.53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12.524cm">
          <draw:text-box>
            <text:p text:style-name="P1"><text:span text:style-name="T14"><text:s/></text:span></text:p>
          </draw:text-box>
        </draw:frame>
        <draw:polygon draw:style-name="gr30" draw:text-style-name="P7" draw:layer="layout" svg:width="0.017cm" svg:height="0.017cm" svg:x="2.51cm" svg:y="6.654cm" svg:viewBox="0 0 18 18" draw:points="0,0 18,0 18,18 0,18">
          <text:p/>
        </draw:polygon>
        <draw:polygon draw:style-name="gr30" draw:text-style-name="P7" draw:layer="layout" svg:width="3.475cm" svg:height="0.017cm" svg:x="2.527cm" svg:y="6.654cm" svg:viewBox="0 0 3476 18" draw:points="0,0 3476,0 3476,18 0,18">
          <text:p/>
        </draw:polygon>
        <draw:polygon draw:style-name="gr30" draw:text-style-name="P7" draw:layer="layout" svg:width="0.017cm" svg:height="0.017cm" svg:x="6.002cm" svg:y="6.654cm" svg:viewBox="0 0 18 18" draw:points="0,0 18,0 18,18 0,18">
          <text:p/>
        </draw:polygon>
        <draw:polygon draw:style-name="gr30" draw:text-style-name="P7" draw:layer="layout" svg:width="4.234cm" svg:height="0.017cm" svg:x="6.019cm" svg:y="6.654cm" svg:viewBox="0 0 4235 18" draw:points="0,0 4235,0 4235,18 0,18">
          <text:p/>
        </draw:polygon>
        <draw:polygon draw:style-name="gr30" draw:text-style-name="P7" draw:layer="layout" svg:width="0.017cm" svg:height="0.017cm" svg:x="10.253cm" svg:y="6.654cm" svg:viewBox="0 0 18 18" draw:points="0,0 18,0 18,18 0,18">
          <text:p/>
        </draw:polygon>
        <draw:polygon draw:style-name="gr30" draw:text-style-name="P7" draw:layer="layout" svg:width="10.299cm" svg:height="0.017cm" svg:x="10.27cm" svg:y="6.654cm" svg:viewBox="0 0 10300 18" draw:points="0,0 10300,0 10300,18 0,18">
          <text:p/>
        </draw:polygon>
        <draw:polygon draw:style-name="gr30" draw:text-style-name="P7" draw:layer="layout" svg:width="0.017cm" svg:height="0.017cm" svg:x="20.569cm" svg:y="6.654cm" svg:viewBox="0 0 18 18" draw:points="0,0 18,0 18,18 0,18">
          <text:p/>
        </draw:polygon>
        <draw:polygon draw:style-name="gr30" draw:text-style-name="P7" draw:layer="layout" svg:width="0.017cm" svg:height="6.575cm" svg:x="2.51cm" svg:y="6.671cm" svg:viewBox="0 0 18 6576" draw:points="0,0 18,0 18,6576 0,6576">
          <text:p/>
        </draw:polygon>
        <draw:polygon draw:style-name="gr30" draw:text-style-name="P7" draw:layer="layout" svg:width="0.017cm" svg:height="6.575cm" svg:x="6.002cm" svg:y="6.671cm" svg:viewBox="0 0 18 6576" draw:points="0,0 18,0 18,6576 0,6576">
          <text:p/>
        </draw:polygon>
        <draw:polygon draw:style-name="gr30" draw:text-style-name="P7" draw:layer="layout" svg:width="0.017cm" svg:height="6.575cm" svg:x="10.253cm" svg:y="6.671cm" svg:viewBox="0 0 18 6576" draw:points="0,0 18,0 18,6576 0,6576">
          <text:p/>
        </draw:polygon>
        <draw:polygon draw:style-name="gr30" draw:text-style-name="P7" draw:layer="layout" svg:width="0.017cm" svg:height="6.575cm" svg:x="20.569cm" svg:y="6.671cm" svg:viewBox="0 0 18 6576" draw:points="0,0 18,0 18,6576 0,6576">
          <text:p/>
        </draw:polygon>
        <draw:frame draw:style-name="gr557" draw:text-style-name="P2" draw:layer="layout" svg:width="9.033cm" svg:height="0.471cm" svg:x="11.091cm" svg:y="12.53cm">
          <draw:text-box>
            <text:p text:style-name="P1"><text:span text:style-name="T2">Предварительный выбор методов решения задач. </text:span></text:p>
          </draw:text-box>
        </draw:frame>
        <draw:frame draw:style-name="gr62" draw:text-style-name="P2" draw:layer="layout" svg:width="2.104cm" svg:height="0.471cm" svg:x="6.202cm" svg:y="13.28cm">
          <draw:text-box>
            <text:p text:style-name="P1"><text:span text:style-name="T2">Разработка </text:span></text:p>
          </draw:text-box>
        </draw:frame>
        <draw:frame draw:style-name="gr12" draw:text-style-name="P2" draw:layer="layout" svg:width="0.422cm" svg:height="0.471cm" svg:x="9.847cm" svg:y="13.28cm">
          <draw:text-box>
            <text:p text:style-name="P1"><text:span text:style-name="T2">и </text:span></text:p>
          </draw:text-box>
        </draw:frame>
        <draw:frame draw:style-name="gr558" draw:text-style-name="P2" draw:layer="layout" svg:width="2.441cm" svg:height="0.471cm" svg:x="6.202cm" svg:y="14.012cm">
          <draw:text-box>
            <text:p text:style-name="P1"><text:span text:style-name="T2">утверждение </text:span></text:p>
          </draw:text-box>
        </draw:frame>
        <draw:frame draw:style-name="gr559" draw:text-style-name="P2" draw:layer="layout" svg:width="2.537cm" svg:height="0.471cm" svg:x="6.202cm" svg:y="14.74cm">
          <draw:text-box>
            <text:p text:style-name="P1"><text:span text:style-name="T2">технического </text:span></text:p>
          </draw:text-box>
        </draw:frame>
        <draw:frame draw:style-name="gr560" draw:text-style-name="P2" draw:layer="layout" svg:width="1.514cm" svg:height="0.471cm" svg:x="6.202cm" svg:y="15.472cm">
          <draw:text-box>
            <text:p text:style-name="P1"><text:span text:style-name="T2">задания </text:span></text:p>
          </draw:text-box>
        </draw:frame>
        <draw:frame draw:style-name="gr12" draw:text-style-name="P2" draw:layer="layout" svg:width="0.422cm" svg:height="0.471cm" svg:x="10.456cm" svg:y="13.28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13.274cm">
          <draw:text-box>
            <text:p text:style-name="P1"><text:span text:style-name="T14"><text:s/></text:span></text:p>
          </draw:text-box>
        </draw:frame>
        <draw:frame draw:style-name="gr561" draw:text-style-name="P2" draw:layer="layout" svg:width="7.138cm" svg:height="0.471cm" svg:x="11.091cm" svg:y="13.28cm">
          <draw:text-box>
            <text:p text:style-name="P1"><text:span text:style-name="T2">Определение требований к программе. </text:span></text:p>
          </draw:text-box>
        </draw:frame>
        <draw:frame draw:style-name="gr12" draw:text-style-name="P2" draw:layer="layout" svg:width="0.422cm" svg:height="0.471cm" svg:x="10.456cm" svg:y="14.012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14.006cm">
          <draw:text-box>
            <text:p text:style-name="P1"><text:span text:style-name="T14"><text:s/></text:span></text:p>
          </draw:text-box>
        </draw:frame>
        <draw:frame draw:style-name="gr562" draw:text-style-name="P2" draw:layer="layout" svg:width="9.455cm" svg:height="0.471cm" svg:x="11.091cm" svg:y="14.012cm">
          <draw:text-box>
            <text:p text:style-name="P1"><text:span text:style-name="T2">Определение требований к техническим средствам. </text:span></text:p>
          </draw:text-box>
        </draw:frame>
        <draw:frame draw:style-name="gr12" draw:text-style-name="P2" draw:layer="layout" svg:width="0.422cm" svg:height="0.471cm" svg:x="10.456cm" svg:y="14.74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14.734cm">
          <draw:text-box>
            <text:p text:style-name="P1"><text:span text:style-name="T14"><text:s/></text:span></text:p>
          </draw:text-box>
        </draw:frame>
        <draw:frame draw:style-name="gr563" draw:text-style-name="P2" draw:layer="layout" svg:width="9.535cm" svg:height="0.471cm" svg:x="11.091cm" svg:y="14.74cm">
          <draw:text-box>
            <text:p text:style-name="P1"><text:span text:style-name="T2">Определение <text:s/>стадий, <text:s/>этапов <text:s/>и <text:s/>сроков <text:s/>разработки </text:span></text:p>
          </draw:text-box>
        </draw:frame>
        <draw:frame draw:style-name="gr564" draw:text-style-name="P2" draw:layer="layout" svg:width="6.503cm" svg:height="0.471cm" svg:x="11.091cm" svg:y="15.472cm">
          <draw:text-box>
            <text:p text:style-name="P1"><text:span text:style-name="T2">программы и документации на неё. </text:span></text:p>
          </draw:text-box>
        </draw:frame>
        <draw:frame draw:style-name="gr12" draw:text-style-name="P2" draw:layer="layout" svg:width="0.422cm" svg:height="0.471cm" svg:x="10.456cm" svg:y="16.201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16.195cm">
          <draw:text-box>
            <text:p text:style-name="P1"><text:span text:style-name="T14"><text:s/></text:span></text:p>
          </draw:text-box>
        </draw:frame>
        <draw:frame draw:style-name="gr565" draw:text-style-name="P2" draw:layer="layout" svg:width="2.603cm" svg:height="0.471cm" svg:x="11.091cm" svg:y="16.201cm">
          <draw:text-box>
            <text:p text:style-name="P1"><text:span text:style-name="T2">Согласование </text:span></text:p>
          </draw:text-box>
        </draw:frame>
        <draw:frame draw:style-name="gr12" draw:text-style-name="P2" draw:layer="layout" svg:width="0.422cm" svg:height="0.471cm" svg:x="14.19cm" svg:y="16.201cm">
          <draw:text-box>
            <text:p text:style-name="P1"><text:span text:style-name="T2">и </text:span></text:p>
          </draw:text-box>
        </draw:frame>
        <draw:frame draw:style-name="gr558" draw:text-style-name="P2" draw:layer="layout" svg:width="2.441cm" svg:height="0.471cm" svg:x="15.024cm" svg:y="16.201cm">
          <draw:text-box>
            <text:p text:style-name="P1"><text:span text:style-name="T2">утверждение </text:span></text:p>
          </draw:text-box>
        </draw:frame>
        <draw:frame draw:style-name="gr559" draw:text-style-name="P2" draw:layer="layout" svg:width="2.537cm" svg:height="0.471cm" svg:x="17.962cm" svg:y="16.201cm">
          <draw:text-box>
            <text:p text:style-name="P1"><text:span text:style-name="T2">технического </text:span></text:p>
          </draw:text-box>
        </draw:frame>
        <draw:polygon draw:style-name="gr30" draw:text-style-name="P7" draw:layer="layout" svg:width="0.017cm" svg:height="0.017cm" svg:x="2.51cm" svg:y="13.246cm" svg:viewBox="0 0 18 18" draw:points="0,0 18,0 18,18 0,18">
          <text:p/>
        </draw:polygon>
        <draw:polygon draw:style-name="gr30" draw:text-style-name="P7" draw:layer="layout" svg:width="0.017cm" svg:height="0.017cm" svg:x="6.002cm" svg:y="13.246cm" svg:viewBox="0 0 18 18" draw:points="0,0 18,0 18,18 0,18">
          <text:p/>
        </draw:polygon>
        <draw:polygon draw:style-name="gr30" draw:text-style-name="P7" draw:layer="layout" svg:width="4.234cm" svg:height="0.017cm" svg:x="6.019cm" svg:y="13.246cm" svg:viewBox="0 0 4235 18" draw:points="0,0 4235,0 4235,18 0,18">
          <text:p/>
        </draw:polygon>
        <draw:polygon draw:style-name="gr30" draw:text-style-name="P7" draw:layer="layout" svg:width="0.017cm" svg:height="0.017cm" svg:x="10.253cm" svg:y="13.246cm" svg:viewBox="0 0 18 18" draw:points="0,0 18,0 18,18 0,18">
          <text:p/>
        </draw:polygon>
        <draw:polygon draw:style-name="gr30" draw:text-style-name="P7" draw:layer="layout" svg:width="10.299cm" svg:height="0.017cm" svg:x="10.27cm" svg:y="13.246cm" svg:viewBox="0 0 10300 18" draw:points="0,0 10300,0 10300,18 0,18">
          <text:p/>
        </draw:polygon>
        <draw:polygon draw:style-name="gr30" draw:text-style-name="P7" draw:layer="layout" svg:width="0.017cm" svg:height="0.017cm" svg:x="20.569cm" svg:y="13.246cm" svg:viewBox="0 0 18 18" draw:points="0,0 18,0 18,18 0,18">
          <text:p/>
        </draw:polygon>
        <draw:polygon draw:style-name="gr30" draw:text-style-name="P7" draw:layer="layout" svg:width="0.017cm" svg:height="4.381cm" svg:x="2.51cm" svg:y="13.263cm" svg:viewBox="0 0 18 4382" draw:points="0,0 18,0 18,4382 0,4382">
          <text:p/>
        </draw:polygon>
        <draw:polygon draw:style-name="gr30" draw:text-style-name="P7" draw:layer="layout" svg:width="0.017cm" svg:height="4.381cm" svg:x="6.002cm" svg:y="13.263cm" svg:viewBox="0 0 18 4382" draw:points="0,0 18,0 18,4382 0,4382">
          <text:p/>
        </draw:polygon>
        <draw:polygon draw:style-name="gr30" draw:text-style-name="P7" draw:layer="layout" svg:width="0.017cm" svg:height="4.381cm" svg:x="10.253cm" svg:y="13.263cm" svg:viewBox="0 0 18 4382" draw:points="0,0 18,0 18,4382 0,4382">
          <text:p/>
        </draw:polygon>
        <draw:polygon draw:style-name="gr30" draw:text-style-name="P7" draw:layer="layout" svg:width="0.017cm" svg:height="4.381cm" svg:x="20.569cm" svg:y="13.263cm" svg:viewBox="0 0 18 4382" draw:points="0,0 18,0 18,4382 0,4382">
          <text:p/>
        </draw:polygon>
        <draw:frame draw:style-name="gr566" draw:text-style-name="P2" draw:layer="layout" svg:width="1.62cm" svg:height="0.471cm" svg:x="11.091cm" svg:y="16.933cm">
          <draw:text-box>
            <text:p text:style-name="P1"><text:span text:style-name="T2">задания. </text:span></text:p>
          </draw:text-box>
        </draw:frame>
        <draw:frame draw:style-name="gr545" draw:text-style-name="P2" draw:layer="layout" svg:width="0.425cm" svg:height="0.471cm" svg:x="2.709cm" svg:y="17.678cm">
          <draw:text-box>
            <text:p text:style-name="P1"><text:span text:style-name="T2">2. </text:span></text:p>
          </draw:text-box>
        </draw:frame>
        <draw:frame draw:style-name="gr567" draw:text-style-name="P2" draw:layer="layout" svg:width="1.624cm" svg:height="0.471cm" svg:x="4.305cm" svg:y="17.678cm">
          <draw:text-box>
            <text:p text:style-name="P1"><text:span text:style-name="T2">Рабочий </text:span></text:p>
          </draw:text-box>
        </draw:frame>
        <draw:frame draw:style-name="gr568" draw:text-style-name="P2" draw:layer="layout" svg:width="1.336cm" svg:height="0.471cm" svg:x="2.709cm" svg:y="18.41cm">
          <draw:text-box>
            <text:p text:style-name="P1"><text:span text:style-name="T2">проект </text:span></text:p>
          </draw:text-box>
        </draw:frame>
        <draw:frame draw:style-name="gr12" draw:text-style-name="P2" draw:layer="layout" svg:width="0.422cm" svg:height="0.471cm" svg:x="3.958cm" svg:y="19.13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958cm" svg:y="19.62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958cm" svg:y="20.112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958cm" svg:y="20.59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958cm" svg:y="21.086cm">
          <draw:text-box>
            <text:p text:style-name="P1"><text:span text:style-name="T2"><text:s/></text:span></text:p>
          </draw:text-box>
        </draw:frame>
        <draw:frame draw:style-name="gr62" draw:text-style-name="P2" draw:layer="layout" svg:width="2.104cm" svg:height="0.471cm" svg:x="6.202cm" svg:y="17.678cm">
          <draw:text-box>
            <text:p text:style-name="P1"><text:span text:style-name="T2">Разработка </text:span></text:p>
          </draw:text-box>
        </draw:frame>
        <draw:frame draw:style-name="gr569" draw:text-style-name="P2" draw:layer="layout" svg:width="2.151cm" svg:height="0.471cm" svg:x="6.202cm" svg:y="18.41cm">
          <draw:text-box>
            <text:p text:style-name="P1"><text:span text:style-name="T2">программы </text:span></text:p>
          </draw:text-box>
        </draw:frame>
        <draw:frame draw:style-name="gr12" draw:text-style-name="P2" draw:layer="layout" svg:width="0.422cm" svg:height="0.471cm" svg:x="10.456cm" svg:y="17.678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17.672cm">
          <draw:text-box>
            <text:p text:style-name="P1"><text:span text:style-name="T14"><text:s/></text:span></text:p>
          </draw:text-box>
        </draw:frame>
        <draw:polygon draw:style-name="gr30" draw:text-style-name="P7" draw:layer="layout" svg:width="0.017cm" svg:height="0.017cm" svg:x="2.51cm" svg:y="17.644cm" svg:viewBox="0 0 18 18" draw:points="0,0 18,0 18,18 0,18">
          <text:p/>
        </draw:polygon>
        <draw:polygon draw:style-name="gr30" draw:text-style-name="P7" draw:layer="layout" svg:width="3.475cm" svg:height="0.017cm" svg:x="2.527cm" svg:y="17.644cm" svg:viewBox="0 0 3476 18" draw:points="0,0 3476,0 3476,18 0,18">
          <text:p/>
        </draw:polygon>
        <draw:polygon draw:style-name="gr30" draw:text-style-name="P7" draw:layer="layout" svg:width="0.017cm" svg:height="0.017cm" svg:x="6.002cm" svg:y="17.644cm" svg:viewBox="0 0 18 18" draw:points="0,0 18,0 18,18 0,18">
          <text:p/>
        </draw:polygon>
        <draw:polygon draw:style-name="gr30" draw:text-style-name="P7" draw:layer="layout" svg:width="4.234cm" svg:height="0.017cm" svg:x="6.019cm" svg:y="17.644cm" svg:viewBox="0 0 4235 18" draw:points="0,0 4235,0 4235,18 0,18">
          <text:p/>
        </draw:polygon>
        <draw:polygon draw:style-name="gr30" draw:text-style-name="P7" draw:layer="layout" svg:width="0.017cm" svg:height="0.017cm" svg:x="10.253cm" svg:y="17.644cm" svg:viewBox="0 0 18 18" draw:points="0,0 18,0 18,18 0,18">
          <text:p/>
        </draw:polygon>
        <draw:polygon draw:style-name="gr30" draw:text-style-name="P7" draw:layer="layout" svg:width="10.299cm" svg:height="0.017cm" svg:x="10.27cm" svg:y="17.644cm" svg:viewBox="0 0 10300 18" draw:points="0,0 10300,0 10300,18 0,18">
          <text:p/>
        </draw:polygon>
        <draw:polygon draw:style-name="gr30" draw:text-style-name="P7" draw:layer="layout" svg:width="0.017cm" svg:height="0.017cm" svg:x="20.569cm" svg:y="17.644cm" svg:viewBox="0 0 18 18" draw:points="0,0 18,0 18,18 0,18">
          <text:p/>
        </draw:polygon>
        <draw:polygon draw:style-name="gr30" draw:text-style-name="P7" draw:layer="layout" svg:width="0.017cm" svg:height="1.473cm" svg:x="2.51cm" svg:y="17.661cm" svg:viewBox="0 0 18 1474" draw:points="0,0 18,0 18,1474 0,1474">
          <text:p/>
        </draw:polygon>
        <draw:polygon draw:style-name="gr30" draw:text-style-name="P7" draw:layer="layout" svg:width="0.017cm" svg:height="1.473cm" svg:x="6.002cm" svg:y="17.661cm" svg:viewBox="0 0 18 1474" draw:points="0,0 18,0 18,1474 0,1474">
          <text:p/>
        </draw:polygon>
        <draw:polygon draw:style-name="gr30" draw:text-style-name="P7" draw:layer="layout" svg:width="0.017cm" svg:height="1.473cm" svg:x="10.253cm" svg:y="17.661cm" svg:viewBox="0 0 18 1474" draw:points="0,0 18,0 18,1474 0,1474">
          <text:p/>
        </draw:polygon>
        <draw:polygon draw:style-name="gr30" draw:text-style-name="P7" draw:layer="layout" svg:width="0.017cm" svg:height="1.473cm" svg:x="20.569cm" svg:y="17.661cm" svg:viewBox="0 0 18 1474" draw:points="0,0 18,0 18,1474 0,1474">
          <text:p/>
        </draw:polygon>
        <draw:frame draw:style-name="gr570" draw:text-style-name="P2" draw:layer="layout" svg:width="7.722cm" svg:height="0.471cm" svg:x="11.091cm" svg:y="17.678cm">
          <draw:text-box>
            <text:p text:style-name="P1"><text:span text:style-name="T2">Программирование и отладка программы. </text:span></text:p>
          </draw:text-box>
        </draw:frame>
        <draw:frame draw:style-name="gr62" draw:text-style-name="P2" draw:layer="layout" svg:width="2.104cm" svg:height="0.471cm" svg:x="6.202cm" svg:y="19.168cm">
          <draw:text-box>
            <text:p text:style-name="P1"><text:span text:style-name="T2">Разработка </text:span></text:p>
          </draw:text-box>
        </draw:frame>
        <draw:frame draw:style-name="gr94" draw:text-style-name="P2" draw:layer="layout" svg:width="2.531cm" svg:height="0.471cm" svg:x="6.202cm" svg:y="19.896cm">
          <draw:text-box>
            <text:p text:style-name="P1"><text:span text:style-name="T2">программной </text:span></text:p>
          </draw:text-box>
        </draw:frame>
        <draw:frame draw:style-name="gr571" draw:text-style-name="P2" draw:layer="layout" svg:width="2.687cm" svg:height="0.471cm" svg:x="6.202cm" svg:y="20.629cm">
          <draw:text-box>
            <text:p text:style-name="P1"><text:span text:style-name="T2">документации </text:span></text:p>
          </draw:text-box>
        </draw:frame>
        <draw:frame draw:style-name="gr12" draw:text-style-name="P2" draw:layer="layout" svg:width="0.422cm" svg:height="0.471cm" svg:x="10.456cm" svg:y="19.168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19.162cm">
          <draw:text-box>
            <text:p text:style-name="P1"><text:span text:style-name="T14"><text:s/></text:span></text:p>
          </draw:text-box>
        </draw:frame>
        <draw:frame draw:style-name="gr62" draw:text-style-name="P2" draw:layer="layout" svg:width="2.104cm" svg:height="0.471cm" svg:x="11.091cm" svg:y="19.168cm">
          <draw:text-box>
            <text:p text:style-name="P1"><text:span text:style-name="T2">Разработка </text:span></text:p>
          </draw:text-box>
        </draw:frame>
        <draw:frame draw:style-name="gr572" draw:text-style-name="P2" draw:layer="layout" svg:width="2.589cm" svg:height="0.471cm" svg:x="13.923cm" svg:y="19.168cm">
          <draw:text-box>
            <text:p text:style-name="P1"><text:span text:style-name="T2">программных </text:span></text:p>
          </draw:text-box>
        </draw:frame>
        <draw:frame draw:style-name="gr573" draw:text-style-name="P2" draw:layer="layout" svg:width="2.231cm" svg:height="0.471cm" svg:x="17.238cm" svg:y="19.168cm">
          <draw:text-box>
            <text:p text:style-name="P1"><text:span text:style-name="T2">документов </text:span></text:p>
          </draw:text-box>
        </draw:frame>
        <draw:frame draw:style-name="gr12" draw:text-style-name="P2" draw:layer="layout" svg:width="0.422cm" svg:height="0.471cm" svg:x="20.197cm" svg:y="19.168cm">
          <draw:text-box>
            <text:p text:style-name="P1"><text:span text:style-name="T2">в </text:span></text:p>
          </draw:text-box>
        </draw:frame>
        <draw:frame draw:style-name="gr574" draw:text-style-name="P2" draw:layer="layout" svg:width="8.475cm" svg:height="0.471cm" svg:x="11.091cm" svg:y="19.896cm">
          <draw:text-box>
            <text:p text:style-name="P1"><text:span text:style-name="T2">соответствии с требованиями ГОСТ 19.101-77 </text:span></text:p>
          </draw:text-box>
        </draw:frame>
        <draw:frame draw:style-name="gr121" draw:text-style-name="P11" draw:layer="layout" svg:width="0.338cm" svg:height="0.323cm" svg:x="19.566cm" svg:y="19.86cm">
          <draw:text-box>
            <text:p text:style-name="P1"><text:span text:style-name="T12">[1]</text:span></text:p>
          </draw:text-box>
        </draw:frame>
        <draw:polygon draw:style-name="gr77" draw:text-style-name="P12" draw:layer="layout" svg:width="0.33cm" svg:height="0.012cm" svg:x="19.566cm" svg:y="20.142cm" svg:viewBox="0 0 331 13" draw:points="0,0 331,0 331,13 0,13">
          <text:p/>
        </draw:polygon>
        <draw:polygon draw:style-name="gr30" draw:text-style-name="P7" draw:layer="layout" svg:width="0.017cm" svg:height="0.017cm" svg:x="2.51cm" svg:y="19.134cm" svg:viewBox="0 0 18 18" draw:points="0,0 18,0 18,18 0,18">
          <text:p/>
        </draw:polygon>
        <draw:polygon draw:style-name="gr30" draw:text-style-name="P7" draw:layer="layout" svg:width="0.017cm" svg:height="0.017cm" svg:x="6.002cm" svg:y="19.134cm" svg:viewBox="0 0 18 18" draw:points="0,0 18,0 18,18 0,18">
          <text:p/>
        </draw:polygon>
        <draw:polygon draw:style-name="gr30" draw:text-style-name="P7" draw:layer="layout" svg:width="4.234cm" svg:height="0.017cm" svg:x="6.019cm" svg:y="19.134cm" svg:viewBox="0 0 4235 18" draw:points="0,0 4235,0 4235,18 0,18">
          <text:p/>
        </draw:polygon>
        <draw:polygon draw:style-name="gr30" draw:text-style-name="P7" draw:layer="layout" svg:width="0.017cm" svg:height="0.017cm" svg:x="10.253cm" svg:y="19.134cm" svg:viewBox="0 0 18 18" draw:points="0,0 18,0 18,18 0,18">
          <text:p/>
        </draw:polygon>
        <draw:polygon draw:style-name="gr30" draw:text-style-name="P7" draw:layer="layout" svg:width="10.299cm" svg:height="0.017cm" svg:x="10.27cm" svg:y="19.134cm" svg:viewBox="0 0 10300 18" draw:points="0,0 10300,0 10300,18 0,18">
          <text:p/>
        </draw:polygon>
        <draw:polygon draw:style-name="gr30" draw:text-style-name="P7" draw:layer="layout" svg:width="0.017cm" svg:height="0.017cm" svg:x="20.569cm" svg:y="19.134cm" svg:viewBox="0 0 18 18" draw:points="0,0 18,0 18,18 0,18">
          <text:p/>
        </draw:polygon>
        <draw:polygon draw:style-name="gr30" draw:text-style-name="P7" draw:layer="layout" svg:width="0.017cm" svg:height="2.189cm" svg:x="2.51cm" svg:y="19.151cm" svg:viewBox="0 0 18 2190" draw:points="0,0 18,0 18,2190 0,2190">
          <text:p/>
        </draw:polygon>
        <draw:polygon draw:style-name="gr30" draw:text-style-name="P7" draw:layer="layout" svg:width="0.017cm" svg:height="2.189cm" svg:x="6.002cm" svg:y="19.151cm" svg:viewBox="0 0 18 2190" draw:points="0,0 18,0 18,2190 0,2190">
          <text:p/>
        </draw:polygon>
        <draw:polygon draw:style-name="gr30" draw:text-style-name="P7" draw:layer="layout" svg:width="0.017cm" svg:height="2.189cm" svg:x="10.253cm" svg:y="19.151cm" svg:viewBox="0 0 18 2190" draw:points="0,0 18,0 18,2190 0,2190">
          <text:p/>
        </draw:polygon>
        <draw:polygon draw:style-name="gr30" draw:text-style-name="P7" draw:layer="layout" svg:width="0.017cm" svg:height="2.189cm" svg:x="20.569cm" svg:y="19.151cm" svg:viewBox="0 0 18 2190" draw:points="0,0 18,0 18,2190 0,2190">
          <text:p/>
        </draw:polygon>
        <draw:frame draw:style-name="gr12" draw:text-style-name="P2" draw:layer="layout" svg:width="0.422cm" svg:height="0.471cm" svg:x="19.897cm" svg:y="19.896cm">
          <draw:text-box>
            <text:p text:style-name="P1"><text:span text:style-name="T2">. </text:span></text:p>
          </draw:text-box>
        </draw:frame>
        <draw:frame draw:style-name="gr575" draw:text-style-name="P2" draw:layer="layout" svg:width="2.133cm" svg:height="0.471cm" svg:x="6.202cm" svg:y="21.374cm">
          <draw:text-box>
            <text:p text:style-name="P1"><text:span text:style-name="T2">Испытания </text:span></text:p>
          </draw:text-box>
        </draw:frame>
        <draw:frame draw:style-name="gr569" draw:text-style-name="P2" draw:layer="layout" svg:width="2.151cm" svg:height="0.471cm" svg:x="6.202cm" svg:y="22.106cm">
          <draw:text-box>
            <text:p text:style-name="P1"><text:span text:style-name="T2">программы </text:span></text:p>
          </draw:text-box>
        </draw:frame>
        <draw:frame draw:style-name="gr12" draw:text-style-name="P2" draw:layer="layout" svg:width="0.422cm" svg:height="0.471cm" svg:x="10.456cm" svg:y="21.374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21.368cm">
          <draw:text-box>
            <text:p text:style-name="P1"><text:span text:style-name="T14"><text:s/></text:span></text:p>
          </draw:text-box>
        </draw:frame>
        <draw:frame draw:style-name="gr576" draw:text-style-name="P2" draw:layer="layout" svg:width="9.379cm" svg:height="0.471cm" svg:x="11.091cm" svg:y="21.374cm">
          <draw:text-box>
            <text:p text:style-name="P1"><text:span text:style-name="T2">Разработка, согласование и утверждение порядка и </text:span></text:p>
          </draw:text-box>
        </draw:frame>
        <draw:frame draw:style-name="gr577" draw:text-style-name="P2" draw:layer="layout" svg:width="4.024cm" svg:height="0.471cm" svg:x="11.091cm" svg:y="22.106cm">
          <draw:text-box>
            <text:p text:style-name="P1"><text:span text:style-name="T2">методики испытаний. </text:span></text:p>
          </draw:text-box>
        </draw:frame>
        <draw:frame draw:style-name="gr12" draw:text-style-name="P2" draw:layer="layout" svg:width="0.422cm" svg:height="0.471cm" svg:x="10.456cm" svg:y="22.834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22.828cm">
          <draw:text-box>
            <text:p text:style-name="P1"><text:span text:style-name="T14"><text:s/></text:span></text:p>
          </draw:text-box>
        </draw:frame>
        <draw:frame draw:style-name="gr578" draw:text-style-name="P2" draw:layer="layout" svg:width="2.847cm" svg:height="0.471cm" svg:x="11.091cm" svg:y="22.834cm">
          <draw:text-box>
            <text:p text:style-name="P1"><text:span text:style-name="T2">Корректировка </text:span></text:p>
          </draw:text-box>
        </draw:frame>
        <draw:frame draw:style-name="gr569" draw:text-style-name="P2" draw:layer="layout" svg:width="2.151cm" svg:height="0.471cm" svg:x="14.457cm" svg:y="22.834cm">
          <draw:text-box>
            <text:p text:style-name="P1"><text:span text:style-name="T2">программы </text:span></text:p>
          </draw:text-box>
        </draw:frame>
        <draw:frame draw:style-name="gr12" draw:text-style-name="P2" draw:layer="layout" svg:width="0.422cm" svg:height="0.471cm" svg:x="17.115cm" svg:y="22.834cm">
          <draw:text-box>
            <text:p text:style-name="P1"><text:span text:style-name="T2">и </text:span></text:p>
          </draw:text-box>
        </draw:frame>
        <draw:frame draw:style-name="gr94" draw:text-style-name="P2" draw:layer="layout" svg:width="2.531cm" svg:height="0.471cm" svg:x="17.966cm" svg:y="22.834cm">
          <draw:text-box>
            <text:p text:style-name="P1"><text:span text:style-name="T2">программной </text:span></text:p>
          </draw:text-box>
        </draw:frame>
        <draw:polygon draw:style-name="gr30" draw:text-style-name="P7" draw:layer="layout" svg:width="0.017cm" svg:height="0.017cm" svg:x="2.51cm" svg:y="21.34cm" svg:viewBox="0 0 18 18" draw:points="0,0 18,0 18,18 0,18">
          <text:p/>
        </draw:polygon>
        <draw:polygon draw:style-name="gr30" draw:text-style-name="P7" draw:layer="layout" svg:width="0.017cm" svg:height="0.017cm" svg:x="6.002cm" svg:y="21.34cm" svg:viewBox="0 0 18 18" draw:points="0,0 18,0 18,18 0,18">
          <text:p/>
        </draw:polygon>
        <draw:polygon draw:style-name="gr30" draw:text-style-name="P7" draw:layer="layout" svg:width="4.234cm" svg:height="0.017cm" svg:x="6.019cm" svg:y="21.34cm" svg:viewBox="0 0 4235 18" draw:points="0,0 4235,0 4235,18 0,18">
          <text:p/>
        </draw:polygon>
        <draw:polygon draw:style-name="gr30" draw:text-style-name="P7" draw:layer="layout" svg:width="0.017cm" svg:height="0.017cm" svg:x="10.253cm" svg:y="21.34cm" svg:viewBox="0 0 18 18" draw:points="0,0 18,0 18,18 0,18">
          <text:p/>
        </draw:polygon>
        <draw:polygon draw:style-name="gr30" draw:text-style-name="P7" draw:layer="layout" svg:width="10.299cm" svg:height="0.017cm" svg:x="10.27cm" svg:y="21.34cm" svg:viewBox="0 0 10300 18" draw:points="0,0 10300,0 10300,18 0,18">
          <text:p/>
        </draw:polygon>
        <draw:polygon draw:style-name="gr30" draw:text-style-name="P7" draw:layer="layout" svg:width="0.017cm" svg:height="0.017cm" svg:x="20.569cm" svg:y="21.34cm" svg:viewBox="0 0 18 18" draw:points="0,0 18,0 18,18 0,18">
          <text:p/>
        </draw:polygon>
        <draw:polygon draw:style-name="gr30" draw:text-style-name="P7" draw:layer="layout" svg:width="0.017cm" svg:height="2.925cm" svg:x="2.51cm" svg:y="21.357cm" svg:viewBox="0 0 18 2926" draw:points="0,0 18,0 18,2926 0,2926">
          <text:p/>
        </draw:polygon>
        <draw:polygon draw:style-name="gr30" draw:text-style-name="P7" draw:layer="layout" svg:width="0.017cm" svg:height="0.017cm" svg:x="2.51cm" svg:y="24.282cm" svg:viewBox="0 0 18 18" draw:points="0,0 18,0 18,18 0,18">
          <text:p/>
        </draw:polygon>
        <draw:polygon draw:style-name="gr30" draw:text-style-name="P7" draw:layer="layout" svg:width="0.017cm" svg:height="0.017cm" svg:x="2.51cm" svg:y="24.282cm" svg:viewBox="0 0 18 18" draw:points="0,0 18,0 18,18 0,18">
          <text:p/>
        </draw:polygon>
        <draw:polygon draw:style-name="gr30" draw:text-style-name="P7" draw:layer="layout" svg:width="3.475cm" svg:height="0.017cm" svg:x="2.527cm" svg:y="24.282cm" svg:viewBox="0 0 3476 18" draw:points="0,0 3476,0 3476,18 0,18">
          <text:p/>
        </draw:polygon>
        <draw:polygon draw:style-name="gr30" draw:text-style-name="P7" draw:layer="layout" svg:width="0.017cm" svg:height="2.925cm" svg:x="6.002cm" svg:y="21.357cm" svg:viewBox="0 0 18 2926" draw:points="0,0 18,0 18,2926 0,2926">
          <text:p/>
        </draw:polygon>
        <draw:polygon draw:style-name="gr30" draw:text-style-name="P7" draw:layer="layout" svg:width="0.017cm" svg:height="0.017cm" svg:x="6.002cm" svg:y="24.282cm" svg:viewBox="0 0 18 18" draw:points="0,0 18,0 18,18 0,18">
          <text:p/>
        </draw:polygon>
        <draw:polygon draw:style-name="gr30" draw:text-style-name="P7" draw:layer="layout" svg:width="4.234cm" svg:height="0.017cm" svg:x="6.019cm" svg:y="24.282cm" svg:viewBox="0 0 4235 18" draw:points="0,0 4235,0 4235,18 0,18">
          <text:p/>
        </draw:polygon>
        <draw:polygon draw:style-name="gr30" draw:text-style-name="P7" draw:layer="layout" svg:width="0.017cm" svg:height="2.925cm" svg:x="10.253cm" svg:y="21.357cm" svg:viewBox="0 0 18 2926" draw:points="0,0 18,0 18,2926 0,2926">
          <text:p/>
        </draw:polygon>
        <draw:polygon draw:style-name="gr30" draw:text-style-name="P7" draw:layer="layout" svg:width="0.017cm" svg:height="0.017cm" svg:x="10.253cm" svg:y="24.282cm" svg:viewBox="0 0 18 18" draw:points="0,0 18,0 18,18 0,18">
          <text:p/>
        </draw:polygon>
        <draw:polygon draw:style-name="gr30" draw:text-style-name="P7" draw:layer="layout" svg:width="10.299cm" svg:height="0.017cm" svg:x="10.27cm" svg:y="24.282cm" svg:viewBox="0 0 10300 18" draw:points="0,0 10300,0 10300,18 0,18">
          <text:p/>
        </draw:polygon>
        <draw:polygon draw:style-name="gr30" draw:text-style-name="P7" draw:layer="layout" svg:width="0.017cm" svg:height="2.925cm" svg:x="20.569cm" svg:y="21.357cm" svg:viewBox="0 0 18 2926" draw:points="0,0 18,0 18,2926 0,2926">
          <text:p/>
        </draw:polygon>
        <draw:polygon draw:style-name="gr30" draw:text-style-name="P7" draw:layer="layout" svg:width="0.017cm" svg:height="0.017cm" svg:x="20.569cm" svg:y="24.282cm" svg:viewBox="0 0 18 18" draw:points="0,0 18,0 18,18 0,18">
          <text:p/>
        </draw:polygon>
        <draw:polygon draw:style-name="gr30" draw:text-style-name="P7" draw:layer="layout" svg:width="0.017cm" svg:height="0.017cm" svg:x="20.569cm" svg:y="24.282cm" svg:viewBox="0 0 18 18" draw:points="0,0 18,0 18,18 0,18">
          <text:p/>
        </draw:polygon>
        <draw:frame draw:style-name="gr579" draw:text-style-name="P2" draw:layer="layout" svg:width="7.723cm" svg:height="0.471cm" svg:x="11.091cm" svg:y="23.567cm">
          <draw:text-box>
            <text:p text:style-name="P1"><text:span text:style-name="T2">документации по результатам испытаний. </text:span></text:p>
          </draw:text-box>
        </draw:frame>
      </draw:page>
      <draw:page draw:name="page19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8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580" draw:text-style-name="P2" draw:layer="layout" svg:width="2.484cm" svg:height="0.471cm" svg:x="2.709cm" svg:y="2.535cm">
          <draw:text-box>
            <text:p text:style-name="P1"><text:span text:style-name="T2">3. Внедрение </text:span></text:p>
          </draw:text-box>
        </draw:frame>
        <draw:frame draw:style-name="gr581" draw:text-style-name="P2" draw:layer="layout" svg:width="2.216cm" svg:height="0.471cm" svg:x="6.202cm" svg:y="2.535cm">
          <draw:text-box>
            <text:p text:style-name="P1"><text:span text:style-name="T2">Подготовка </text:span></text:p>
          </draw:text-box>
        </draw:frame>
        <draw:frame draw:style-name="gr12" draw:text-style-name="P2" draw:layer="layout" svg:width="0.422cm" svg:height="0.471cm" svg:x="9.847cm" svg:y="2.535cm">
          <draw:text-box>
            <text:p text:style-name="P1"><text:span text:style-name="T2">и </text:span></text:p>
          </draw:text-box>
        </draw:frame>
        <draw:frame draw:style-name="gr582" draw:text-style-name="P2" draw:layer="layout" svg:width="3.875cm" svg:height="0.471cm" svg:x="6.202cm" svg:y="3.263cm">
          <draw:text-box>
            <text:p text:style-name="P1"><text:span text:style-name="T2">передача программы </text:span></text:p>
          </draw:text-box>
        </draw:frame>
        <draw:frame draw:style-name="gr12" draw:text-style-name="P2" draw:layer="layout" svg:width="0.422cm" svg:height="0.471cm" svg:x="10.456cm" svg:y="2.535cm">
          <draw:text-box>
            <text:p text:style-name="P1"><text:span text:style-name="T2">–</text:span></text:p>
          </draw:text-box>
        </draw:frame>
        <draw:frame draw:style-name="gr118" draw:text-style-name="P2" draw:layer="layout" svg:width="0.422cm" svg:height="0.475cm" svg:x="10.668cm" svg:y="2.529cm">
          <draw:text-box>
            <text:p text:style-name="P1"><text:span text:style-name="T14"><text:s/></text:span></text:p>
          </draw:text-box>
        </draw:frame>
        <draw:frame draw:style-name="gr583" draw:text-style-name="P2" draw:layer="layout" svg:width="9.283cm" svg:height="0.471cm" svg:x="11.091cm" svg:y="2.535cm">
          <draw:text-box>
            <text:p text:style-name="P1"><text:span text:style-name="T2">Подготовка и передача программы и программной </text:span></text:p>
          </draw:text-box>
        </draw:frame>
        <draw:polygon draw:style-name="gr30" draw:text-style-name="P7" draw:layer="layout" svg:width="0.017cm" svg:height="0.017cm" svg:x="2.51cm" svg:y="2.501cm" svg:viewBox="0 0 18 18" draw:points="0,0 18,0 18,18 0,18">
          <text:p/>
        </draw:polygon>
        <draw:polygon draw:style-name="gr30" draw:text-style-name="P7" draw:layer="layout" svg:width="0.017cm" svg:height="0.017cm" svg:x="2.51cm" svg:y="2.501cm" svg:viewBox="0 0 18 18" draw:points="0,0 18,0 18,18 0,18">
          <text:p/>
        </draw:polygon>
        <draw:polygon draw:style-name="gr30" draw:text-style-name="P7" draw:layer="layout" svg:width="3.475cm" svg:height="0.017cm" svg:x="2.527cm" svg:y="2.501cm" svg:viewBox="0 0 3476 18" draw:points="0,0 3476,0 3476,18 0,18">
          <text:p/>
        </draw:polygon>
        <draw:polygon draw:style-name="gr30" draw:text-style-name="P7" draw:layer="layout" svg:width="0.017cm" svg:height="0.017cm" svg:x="6.002cm" svg:y="2.501cm" svg:viewBox="0 0 18 18" draw:points="0,0 18,0 18,18 0,18">
          <text:p/>
        </draw:polygon>
        <draw:polygon draw:style-name="gr30" draw:text-style-name="P7" draw:layer="layout" svg:width="4.234cm" svg:height="0.017cm" svg:x="6.019cm" svg:y="2.501cm" svg:viewBox="0 0 4235 18" draw:points="0,0 4235,0 4235,18 0,18">
          <text:p/>
        </draw:polygon>
        <draw:polygon draw:style-name="gr30" draw:text-style-name="P7" draw:layer="layout" svg:width="0.017cm" svg:height="0.017cm" svg:x="10.253cm" svg:y="2.501cm" svg:viewBox="0 0 18 18" draw:points="0,0 18,0 18,18 0,18">
          <text:p/>
        </draw:polygon>
        <draw:polygon draw:style-name="gr30" draw:text-style-name="P7" draw:layer="layout" svg:width="10.299cm" svg:height="0.017cm" svg:x="10.27cm" svg:y="2.501cm" svg:viewBox="0 0 10300 18" draw:points="0,0 10300,0 10300,18 0,18">
          <text:p/>
        </draw:polygon>
        <draw:polygon draw:style-name="gr30" draw:text-style-name="P7" draw:layer="layout" svg:width="0.017cm" svg:height="0.017cm" svg:x="20.569cm" svg:y="2.501cm" svg:viewBox="0 0 18 18" draw:points="0,0 18,0 18,18 0,18">
          <text:p/>
        </draw:polygon>
        <draw:polygon draw:style-name="gr30" draw:text-style-name="P7" draw:layer="layout" svg:width="0.017cm" svg:height="0.017cm" svg:x="20.569cm" svg:y="2.501cm" svg:viewBox="0 0 18 18" draw:points="0,0 18,0 18,18 0,18">
          <text:p/>
        </draw:polygon>
        <draw:polygon draw:style-name="gr30" draw:text-style-name="P7" draw:layer="layout" svg:width="0.017cm" svg:height="1.461cm" svg:x="2.51cm" svg:y="2.518cm" svg:viewBox="0 0 18 1462" draw:points="0,0 18,0 18,1462 0,1462">
          <text:p/>
        </draw:polygon>
        <draw:polygon draw:style-name="gr30" draw:text-style-name="P7" draw:layer="layout" svg:width="0.017cm" svg:height="0.017cm" svg:x="2.51cm" svg:y="3.979cm" svg:viewBox="0 0 18 18" draw:points="0,0 18,0 18,18 0,18">
          <text:p/>
        </draw:polygon>
        <draw:polygon draw:style-name="gr30" draw:text-style-name="P7" draw:layer="layout" svg:width="0.017cm" svg:height="0.017cm" svg:x="2.51cm" svg:y="3.979cm" svg:viewBox="0 0 18 18" draw:points="0,0 18,0 18,18 0,18">
          <text:p/>
        </draw:polygon>
        <draw:polygon draw:style-name="gr30" draw:text-style-name="P7" draw:layer="layout" svg:width="3.475cm" svg:height="0.017cm" svg:x="2.527cm" svg:y="3.979cm" svg:viewBox="0 0 3476 18" draw:points="0,0 3476,0 3476,18 0,18">
          <text:p/>
        </draw:polygon>
        <draw:polygon draw:style-name="gr30" draw:text-style-name="P7" draw:layer="layout" svg:width="0.017cm" svg:height="1.461cm" svg:x="6.002cm" svg:y="2.518cm" svg:viewBox="0 0 18 1462" draw:points="0,0 18,0 18,1462 0,1462">
          <text:p/>
        </draw:polygon>
        <draw:polygon draw:style-name="gr30" draw:text-style-name="P7" draw:layer="layout" svg:width="0.017cm" svg:height="0.017cm" svg:x="6.002cm" svg:y="3.979cm" svg:viewBox="0 0 18 18" draw:points="0,0 18,0 18,18 0,18">
          <text:p/>
        </draw:polygon>
        <draw:polygon draw:style-name="gr30" draw:text-style-name="P7" draw:layer="layout" svg:width="4.234cm" svg:height="0.017cm" svg:x="6.019cm" svg:y="3.979cm" svg:viewBox="0 0 4235 18" draw:points="0,0 4235,0 4235,18 0,18">
          <text:p/>
        </draw:polygon>
        <draw:polygon draw:style-name="gr30" draw:text-style-name="P7" draw:layer="layout" svg:width="0.017cm" svg:height="1.461cm" svg:x="10.253cm" svg:y="2.518cm" svg:viewBox="0 0 18 1462" draw:points="0,0 18,0 18,1462 0,1462">
          <text:p/>
        </draw:polygon>
        <draw:polygon draw:style-name="gr30" draw:text-style-name="P7" draw:layer="layout" svg:width="0.017cm" svg:height="0.017cm" svg:x="10.253cm" svg:y="3.979cm" svg:viewBox="0 0 18 18" draw:points="0,0 18,0 18,18 0,18">
          <text:p/>
        </draw:polygon>
        <draw:polygon draw:style-name="gr30" draw:text-style-name="P7" draw:layer="layout" svg:width="10.299cm" svg:height="0.017cm" svg:x="10.27cm" svg:y="3.979cm" svg:viewBox="0 0 10300 18" draw:points="0,0 10300,0 10300,18 0,18">
          <text:p/>
        </draw:polygon>
        <draw:polygon draw:style-name="gr30" draw:text-style-name="P7" draw:layer="layout" svg:width="0.017cm" svg:height="1.461cm" svg:x="20.569cm" svg:y="2.518cm" svg:viewBox="0 0 18 1462" draw:points="0,0 18,0 18,1462 0,1462">
          <text:p/>
        </draw:polygon>
        <draw:polygon draw:style-name="gr30" draw:text-style-name="P7" draw:layer="layout" svg:width="0.017cm" svg:height="0.017cm" svg:x="20.569cm" svg:y="3.979cm" svg:viewBox="0 0 18 18" draw:points="0,0 18,0 18,18 0,18">
          <text:p/>
        </draw:polygon>
        <draw:polygon draw:style-name="gr30" draw:text-style-name="P7" draw:layer="layout" svg:width="0.017cm" svg:height="0.017cm" svg:x="20.569cm" svg:y="3.979cm" svg:viewBox="0 0 18 18" draw:points="0,0 18,0 18,18 0,18">
          <text:p/>
        </draw:polygon>
        <draw:frame draw:style-name="gr584" draw:text-style-name="P2" draw:layer="layout" svg:width="6.431cm" svg:height="0.471cm" svg:x="11.091cm" svg:y="3.263cm">
          <draw:text-box>
            <text:p text:style-name="P1"><text:span text:style-name="T2">документации для сопровождения. </text:span></text:p>
          </draw:text-box>
        </draw:frame>
        <draw:frame draw:style-name="gr585" draw:text-style-name="P2" draw:layer="layout" svg:width="7.324cm" svg:height="0.471cm" svg:x="1.998cm" svg:y="4.013cm">
          <draw:text-box>
            <text:p text:style-name="P1"><text:span text:style-name="T1">7.2. Сроки разработки и исполнители </text:span></text:p>
          </draw:text-box>
        </draw:frame>
        <draw:frame draw:style-name="gr423" draw:text-style-name="P2" draw:layer="layout" svg:width="2.683cm" svg:height="0.471cm" svg:x="3.247cm" svg:y="4.986cm">
          <draw:text-box>
            <text:p text:style-name="P1"><text:span text:style-name="T2">Программный </text:span></text:p>
          </draw:text-box>
        </draw:frame>
        <draw:frame draw:style-name="gr424" draw:text-style-name="P2" draw:layer="layout" svg:width="1.575cm" svg:height="0.471cm" svg:x="6.104cm" svg:y="4.986cm">
          <draw:text-box>
            <text:p text:style-name="P1"><text:span text:style-name="T2">продукт </text:span></text:p>
          </draw:text-box>
        </draw:frame>
        <draw:frame draw:style-name="gr586" draw:text-style-name="P2" draw:layer="layout" svg:width="2.196cm" svg:height="0.471cm" svg:x="7.857cm" svg:y="4.986cm">
          <draw:text-box>
            <text:p text:style-name="P1"><text:span text:style-name="T2">(программа </text:span></text:p>
          </draw:text-box>
        </draw:frame>
        <draw:frame draw:style-name="gr12" draw:text-style-name="P2" draw:layer="layout" svg:width="0.422cm" svg:height="0.471cm" svg:x="10.224cm" svg:y="4.986cm">
          <draw:text-box>
            <text:p text:style-name="P1"><text:span text:style-name="T2">и </text:span></text:p>
          </draw:text-box>
        </draw:frame>
        <draw:frame draw:style-name="gr587" draw:text-style-name="P2" draw:layer="layout" svg:width="2.796cm" svg:height="0.471cm" svg:x="10.736cm" svg:y="4.986cm">
          <draw:text-box>
            <text:p text:style-name="P1"><text:span text:style-name="T2">документация) </text:span></text:p>
          </draw:text-box>
        </draw:frame>
        <draw:frame draw:style-name="gr425" draw:text-style-name="P2" draw:layer="layout" svg:width="1.453cm" svg:height="0.471cm" svg:x="13.708cm" svg:y="4.986cm">
          <draw:text-box>
            <text:p text:style-name="P1"><text:span text:style-name="T2">должен </text:span></text:p>
          </draw:text-box>
        </draw:frame>
        <draw:frame draw:style-name="gr371" draw:text-style-name="P2" draw:layer="layout" svg:width="0.986cm" svg:height="0.471cm" svg:x="15.333cm" svg:y="4.986cm">
          <draw:text-box>
            <text:p text:style-name="P1"><text:span text:style-name="T2">быть </text:span></text:p>
          </draw:text-box>
        </draw:frame>
        <draw:frame draw:style-name="gr588" draw:text-style-name="P2" draw:layer="layout" svg:width="1.803cm" svg:height="0.471cm" svg:x="16.493cm" svg:y="4.986cm">
          <draw:text-box>
            <text:p text:style-name="P1"><text:span text:style-name="T2">завершён </text:span></text:p>
          </draw:text-box>
        </draw:frame>
        <draw:frame draw:style-name="gr61" draw:text-style-name="P2" draw:layer="layout" svg:width="0.522cm" svg:height="0.471cm" svg:x="18.47cm" svg:y="4.986cm">
          <draw:text-box>
            <text:p text:style-name="P1"><text:span text:style-name="T2">не </text:span></text:p>
          </draw:text-box>
        </draw:frame>
        <draw:frame draw:style-name="gr589" draw:text-style-name="P2" draw:layer="layout" svg:width="1.531cm" svg:height="0.471cm" svg:x="19.164cm" svg:y="4.986cm">
          <draw:text-box>
            <text:p text:style-name="P1"><text:span text:style-name="T2">позднее </text:span></text:p>
          </draw:text-box>
        </draw:frame>
        <draw:frame draw:style-name="gr590" draw:text-style-name="P2" draw:layer="layout" svg:width="17.696cm" svg:height="0.471cm" svg:x="1.998cm" svg:y="5.719cm">
          <draw:text-box>
            <text:p text:style-name="P1"><text:span text:style-name="T2">XX.XX.2021 – утверждённого приказом декана ФКН НИУ ВШЭ срока защиты курсовой работы. </text:span></text:p>
          </draw:text-box>
        </draw:frame>
        <draw:frame draw:style-name="gr591" draw:text-style-name="P2" draw:layer="layout" svg:width="8.633cm" svg:height="0.471cm" svg:x="3.247cm" svg:y="6.447cm">
          <draw:text-box>
            <text:p text:style-name="P1"><text:span text:style-name="T2">Исполнитель – Абрамов Александр Сергеевич. </text:span></text:p>
          </draw:text-box>
        </draw:frame>
        <draw:frame draw:style-name="gr53" draw:text-style-name="P9" draw:layer="layout" svg:width="0.372cm" svg:height="0.501cm" svg:x="1.998cm" svg:y="7.16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8.032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8.90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9.772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0.64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1.512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2.38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3.252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4.12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4.992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5.86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6.732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7.60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8.472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9.34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0.212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1.085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1.953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2.825cm">
          <draw:text-box>
            <text:p text:style-name="P1"><text:span text:style-name="T10"><text:s/></text:span></text:p>
          </draw:text-box>
        </draw:frame>
      </draw:page>
      <draw:page draw:name="page20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19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592" draw:text-style-name="P2" draw:layer="layout" svg:width="8.021cm" svg:height="0.471cm" svg:x="7.078cm" svg:y="2.518cm">
          <draw:text-box>
            <text:p text:style-name="P1"><text:span text:style-name="T1">8. ПОРЯДОК КОНТРОЛЯ И ПРИЁМКИ </text:span></text:p>
          </draw:text-box>
        </draw:frame>
        <draw:frame draw:style-name="gr593" draw:text-style-name="P2" draw:layer="layout" svg:width="4.183cm" svg:height="0.471cm" svg:x="1.998cm" svg:y="3.492cm">
          <draw:text-box>
            <text:p text:style-name="P1"><text:span text:style-name="T1">8.1. Виды испытаний </text:span></text:p>
          </draw:text-box>
        </draw:frame>
        <draw:frame draw:style-name="gr594" draw:text-style-name="P2" draw:layer="layout" svg:width="17.569cm" svg:height="0.471cm" svg:x="3.247cm" svg:y="4.466cm">
          <draw:text-box>
            <text:p text:style-name="P1"><text:span text:style-name="T2">Проверка <text:s/>продукта <text:s/>на <text:s/>соответствие <text:s/>техническому <text:s/>заданию, <text:s/>а <text:s/>также <text:s/>другим <text:s/>утверждённым </text:span></text:p>
          </draw:text-box>
        </draw:frame>
        <draw:frame draw:style-name="gr58" draw:text-style-name="P2" draw:layer="layout" svg:width="18.45cm" svg:height="0.471cm" svg:x="1.998cm" svg:y="5.194cm">
          <draw:text-box>
            <text:p text:style-name="P1"><text:span text:style-name="T2">требования <text:s/>может <text:s/>происходить <text:s/>по <text:s/>инициативе <text:s/>заказчика <text:s/>на <text:s/>любой <text:s/>стадии <text:s/>разработки <text:s/>и <text:s/>может </text:span></text:p>
          </draw:text-box>
        </draw:frame>
        <draw:frame draw:style-name="gr595" draw:text-style-name="P2" draw:layer="layout" svg:width="10.534cm" svg:height="0.471cm" svg:x="1.998cm" svg:y="5.926cm">
          <draw:text-box>
            <text:p text:style-name="P1"><text:span text:style-name="T2">включать в себя один или несколько видов тестирования: </text:span></text:p>
          </draw:text-box>
        </draw:frame>
        <draw:frame draw:style-name="gr12" draw:text-style-name="P2" draw:layer="layout" svg:width="0.422cm" svg:height="0.471cm" svg:x="2.117cm" svg:y="6.654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6.648cm">
          <draw:text-box>
            <text:p text:style-name="P1"><text:span text:style-name="T14"><text:s/></text:span></text:p>
          </draw:text-box>
        </draw:frame>
        <draw:frame draw:style-name="gr596" draw:text-style-name="P2" draw:layer="layout" svg:width="11.014cm" svg:height="0.471cm" svg:x="2.752cm" svg:y="6.654cm">
          <draw:text-box>
            <text:p text:style-name="P1"><text:span text:style-name="T2">Как полное, так и частичное функциональное тестирование; </text:span></text:p>
          </draw:text-box>
        </draw:frame>
        <draw:frame draw:style-name="gr12" draw:text-style-name="P2" draw:layer="layout" svg:width="0.422cm" svg:height="0.471cm" svg:x="2.117cm" svg:y="7.387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7.381cm">
          <draw:text-box>
            <text:p text:style-name="P1"><text:span text:style-name="T14"><text:s/></text:span></text:p>
          </draw:text-box>
        </draw:frame>
        <draw:frame draw:style-name="gr597" draw:text-style-name="P2" draw:layer="layout" svg:width="6.541cm" svg:height="0.471cm" svg:x="2.752cm" svg:y="7.387cm">
          <draw:text-box>
            <text:p text:style-name="P1"><text:span text:style-name="T2">Тестирование производительности; </text:span></text:p>
          </draw:text-box>
        </draw:frame>
        <draw:frame draw:style-name="gr12" draw:text-style-name="P2" draw:layer="layout" svg:width="0.422cm" svg:height="0.471cm" svg:x="2.117cm" svg:y="8.115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8.109cm">
          <draw:text-box>
            <text:p text:style-name="P1"><text:span text:style-name="T14"><text:s/></text:span></text:p>
          </draw:text-box>
        </draw:frame>
        <draw:frame draw:style-name="gr598" draw:text-style-name="P2" draw:layer="layout" svg:width="6.807cm" svg:height="0.471cm" svg:x="2.752cm" svg:y="8.115cm">
          <draw:text-box>
            <text:p text:style-name="P1"><text:span text:style-name="T2">Тестирование удобства пользования; </text:span></text:p>
          </draw:text-box>
        </draw:frame>
        <draw:frame draw:style-name="gr12" draw:text-style-name="P2" draw:layer="layout" svg:width="0.422cm" svg:height="0.471cm" svg:x="2.117cm" svg:y="8.847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8.841cm">
          <draw:text-box>
            <text:p text:style-name="P1"><text:span text:style-name="T14"><text:s/></text:span></text:p>
          </draw:text-box>
        </draw:frame>
        <draw:frame draw:style-name="gr599" draw:text-style-name="P2" draw:layer="layout" svg:width="5.24cm" svg:height="0.471cm" svg:x="2.752cm" svg:y="8.847cm">
          <draw:text-box>
            <text:p text:style-name="P1"><text:span text:style-name="T2">Тестирование безопасности. </text:span></text:p>
          </draw:text-box>
        </draw:frame>
        <draw:frame draw:style-name="gr600" draw:text-style-name="P2" draw:layer="layout" svg:width="8.098cm" svg:height="0.471cm" svg:x="1.998cm" svg:y="9.575cm">
          <draw:text-box>
            <text:p text:style-name="P1"><text:span text:style-name="T1">8.2. Общие требования к приёмке работы </text:span></text:p>
          </draw:text-box>
        </draw:frame>
        <draw:frame draw:style-name="gr601" draw:text-style-name="P2" draw:layer="layout" svg:width="1.83cm" svg:height="0.471cm" svg:x="2.997cm" svg:y="10.549cm">
          <draw:text-box>
            <text:p text:style-name="P1"><text:span text:style-name="T2">Проверка </text:span></text:p>
          </draw:text-box>
        </draw:frame>
        <draw:frame draw:style-name="gr602" draw:text-style-name="P2" draw:layer="layout" svg:width="2.69cm" svg:height="0.471cm" svg:x="5.038cm" svg:y="10.549cm">
          <draw:text-box>
            <text:p text:style-name="P1"><text:span text:style-name="T2">программного </text:span></text:p>
          </draw:text-box>
        </draw:frame>
        <draw:frame draw:style-name="gr603" draw:text-style-name="P2" draw:layer="layout" svg:width="1.763cm" svg:height="0.471cm" svg:x="7.946cm" svg:y="10.549cm">
          <draw:text-box>
            <text:p text:style-name="P1"><text:span text:style-name="T2">продукта </text:span></text:p>
          </draw:text-box>
        </draw:frame>
        <draw:frame draw:style-name="gr604" draw:text-style-name="P2" draw:layer="layout" svg:width="2.967cm" svg:height="0.471cm" svg:x="9.927cm" svg:y="10.549cm">
          <draw:text-box>
            <text:p text:style-name="P1"><text:span text:style-name="T2">осуществляется </text:span></text:p>
          </draw:text-box>
        </draw:frame>
        <draw:frame draw:style-name="gr605" draw:text-style-name="P2" draw:layer="layout" svg:width="2.665cm" svg:height="0.471cm" svg:x="13.102cm" svg:y="10.549cm">
          <draw:text-box>
            <text:p text:style-name="P1"><text:span text:style-name="T2">исполнителем </text:span></text:p>
          </draw:text-box>
        </draw:frame>
        <draw:frame draw:style-name="gr606" draw:text-style-name="P2" draw:layer="layout" svg:width="1.324cm" svg:height="0.471cm" svg:x="15.985cm" svg:y="10.549cm">
          <draw:text-box>
            <text:p text:style-name="P1"><text:span text:style-name="T2">вместе </text:span></text:p>
          </draw:text-box>
        </draw:frame>
        <draw:frame draw:style-name="gr12" draw:text-style-name="P2" draw:layer="layout" svg:width="0.422cm" svg:height="0.471cm" svg:x="17.518cm" svg:y="10.549cm">
          <draw:text-box>
            <text:p text:style-name="P1"><text:span text:style-name="T2">с </text:span></text:p>
          </draw:text-box>
        </draw:frame>
        <draw:frame draw:style-name="gr607" draw:text-style-name="P2" draw:layer="layout" svg:width="2.148cm" svg:height="0.471cm" svg:x="18.026cm" svg:y="10.549cm">
          <draw:text-box>
            <text:p text:style-name="P1"><text:span text:style-name="T2">заказчиком </text:span></text:p>
          </draw:text-box>
        </draw:frame>
        <draw:frame draw:style-name="gr12" draw:text-style-name="P2" draw:layer="layout" svg:width="0.422cm" svg:height="0.471cm" svg:x="20.392cm" svg:y="10.549cm">
          <draw:text-box>
            <text:p text:style-name="P1"><text:span text:style-name="T2">в </text:span></text:p>
          </draw:text-box>
        </draw:frame>
        <draw:frame draw:style-name="gr608" draw:text-style-name="P2" draw:layer="layout" svg:width="18.62cm" svg:height="0.471cm" svg:x="1.998cm" svg:y="11.281cm">
          <draw:text-box>
            <text:p text:style-name="P1"><text:span text:style-name="T2">соответствии с документом «Программа и методика испытаний» и пунктом 5.2 технического задания. </text:span></text:p>
          </draw:text-box>
        </draw:frame>
        <draw:frame draw:style-name="gr609" draw:text-style-name="P2" draw:layer="layout" svg:width="17.852cm" svg:height="0.471cm" svg:x="2.997cm" svg:y="12.01cm">
          <draw:text-box>
            <text:p text:style-name="P1"><text:span text:style-name="T2">Защита курсового проекта осуществляется комиссии, состоящей из преподавателей департамента </text:span></text:p>
          </draw:text-box>
        </draw:frame>
        <draw:frame draw:style-name="gr610" draw:text-style-name="P2" draw:layer="layout" svg:width="15.308cm" svg:height="0.471cm" svg:x="1.998cm" svg:y="12.742cm">
          <draw:text-box>
            <text:p text:style-name="P1"><text:span text:style-name="T2">программной инженерии, в утверждённые приказом декана ФКН НИУ ВШЭ сроки. </text:span></text:p>
          </draw:text-box>
        </draw:frame>
        <draw:frame draw:style-name="gr53" draw:text-style-name="P9" draw:layer="layout" svg:width="0.372cm" svg:height="0.501cm" svg:x="1.998cm" svg:y="13.454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4.327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5.195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6.067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6.935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7.807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8.675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19.547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0.415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1.287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2.155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3.027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3.895cm">
          <draw:text-box>
            <text:p text:style-name="P1"><text:span text:style-name="T10"><text:s/></text:span></text:p>
          </draw:text-box>
        </draw:frame>
        <draw:frame draw:style-name="gr12" draw:text-style-name="P2" draw:layer="layout" svg:width="0.422cm" svg:height="0.471cm" svg:x="20.587cm" svg:y="24.782cm">
          <draw:text-box>
            <text:p text:style-name="P1"><text:span text:style-name="T1"><text:s/></text:span></text:p>
          </draw:text-box>
        </draw:frame>
      </draw:page>
      <draw:page draw:name="page21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20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611" draw:text-style-name="P2" draw:layer="layout" svg:width="3.629cm" svg:height="0.471cm" svg:x="17.065cm" svg:y="2.518cm">
          <draw:text-box>
            <text:p text:style-name="P1"><text:span text:style-name="T1">ПРИЛОЖЕНИЕ 1 </text:span></text:p>
          </draw:text-box>
        </draw:frame>
        <draw:frame draw:style-name="gr612" draw:text-style-name="P2" draw:layer="layout" svg:width="8.012cm" svg:height="0.471cm" svg:x="7.082cm" svg:y="3.247cm">
          <draw:text-box>
            <text:p text:style-name="P1"><text:span text:style-name="T1">ЦВЕТА, ЗАДЕЙСТВОВАННЫЕ В ИГРЕ </text:span></text:p>
          </draw:text-box>
        </draw:frame>
        <draw:frame draw:style-name="gr613" draw:text-style-name="P2" draw:layer="layout" svg:width="13.364cm" svg:height="0.471cm" svg:x="3.247cm" svg:y="4.22cm">
          <draw:text-box>
            <text:p text:style-name="P1"><text:span text:style-name="T2">Для выбора пользователям доступен фиксированный набор из 25 цветов: </text:span></text:p>
          </draw:text-box>
        </draw:frame>
        <draw:frame draw:style-name="gr614" draw:text-style-name="P2" draw:layer="layout" svg:width="2.751cm" svg:height="0.471cm" svg:x="2.811cm" svg:y="5.257cm">
          <draw:text-box>
            <text:p text:style-name="P1"><text:span text:style-name="T2">Наименование </text:span></text:p>
          </draw:text-box>
        </draw:frame>
        <draw:frame draw:style-name="gr64" draw:text-style-name="P2" draw:layer="layout" svg:width="0.978cm" svg:height="0.471cm" svg:x="7.408cm" svg:y="5.257cm">
          <draw:text-box>
            <text:p text:style-name="P1"><text:span text:style-name="T2">HEX </text:span></text:p>
          </draw:text-box>
        </draw:frame>
        <draw:frame draw:style-name="gr64" draw:text-style-name="P2" draw:layer="layout" svg:width="0.978cm" svg:height="0.471cm" svg:x="10.859cm" svg:y="4.97cm">
          <draw:text-box>
            <text:p text:style-name="P1"><text:span text:style-name="T2">RGB </text:span></text:p>
          </draw:text-box>
        </draw:frame>
        <draw:frame draw:style-name="gr615" draw:text-style-name="P2" draw:layer="layout" svg:width="0.908cm" svg:height="0.471cm" svg:x="14.609cm" svg:y="4.97cm">
          <draw:text-box>
            <text:p text:style-name="P1"><text:span text:style-name="T2">HSL </text:span></text:p>
          </draw:text-box>
        </draw:frame>
        <draw:polygon draw:style-name="gr30" draw:text-style-name="P7" draw:layer="layout" svg:width="0.017cm" svg:height="0.017cm" svg:x="1.998cm" svg:y="4.936cm" svg:viewBox="0 0 18 18" draw:points="0,0 18,0 18,18 0,18">
          <text:p/>
        </draw:polygon>
        <draw:polygon draw:style-name="gr30" draw:text-style-name="P7" draw:layer="layout" svg:width="0.017cm" svg:height="0.017cm" svg:x="1.998cm" svg:y="4.936cm" svg:viewBox="0 0 18 18" draw:points="0,0 18,0 18,18 0,18">
          <text:p/>
        </draw:polygon>
        <draw:polygon draw:style-name="gr30" draw:text-style-name="P7" draw:layer="layout" svg:width="4.224cm" svg:height="0.017cm" svg:x="2.015cm" svg:y="4.936cm" svg:viewBox="0 0 4225 18" draw:points="0,0 4225,0 4225,18 0,18">
          <text:p/>
        </draw:polygon>
        <draw:polygon draw:style-name="gr30" draw:text-style-name="P7" draw:layer="layout" svg:width="0.017cm" svg:height="0.017cm" svg:x="6.239cm" svg:y="4.936cm" svg:viewBox="0 0 18 18" draw:points="0,0 18,0 18,18 0,18">
          <text:p/>
        </draw:polygon>
        <draw:polygon draw:style-name="gr30" draw:text-style-name="P7" draw:layer="layout" svg:width="3.171cm" svg:height="0.017cm" svg:x="6.256cm" svg:y="4.936cm" svg:viewBox="0 0 3172 18" draw:points="0,0 3172,0 3172,18 0,18">
          <text:p/>
        </draw:polygon>
        <draw:polygon draw:style-name="gr30" draw:text-style-name="P7" draw:layer="layout" svg:width="0.017cm" svg:height="0.017cm" svg:x="9.427cm" svg:y="4.936cm" svg:viewBox="0 0 18 18" draw:points="0,0 18,0 18,18 0,18">
          <text:p/>
        </draw:polygon>
        <draw:polygon draw:style-name="gr30" draw:text-style-name="P7" draw:layer="layout" svg:width="3.696cm" svg:height="0.017cm" svg:x="9.444cm" svg:y="4.936cm" svg:viewBox="0 0 3697 18" draw:points="0,0 3697,0 3697,18 0,18">
          <text:p/>
        </draw:polygon>
        <draw:polygon draw:style-name="gr30" draw:text-style-name="P7" draw:layer="layout" svg:width="0.017cm" svg:height="0.017cm" svg:x="13.14cm" svg:y="4.936cm" svg:viewBox="0 0 18 18" draw:points="0,0 18,0 18,18 0,18">
          <text:p/>
        </draw:polygon>
        <draw:polygon draw:style-name="gr30" draw:text-style-name="P7" draw:layer="layout" svg:width="3.7cm" svg:height="0.017cm" svg:x="13.157cm" svg:y="4.936cm" svg:viewBox="0 0 3701 18" draw:points="0,0 3701,0 3701,18 0,18">
          <text:p/>
        </draw:polygon>
        <draw:polygon draw:style-name="gr30" draw:text-style-name="P7" draw:layer="layout" svg:width="0.017cm" svg:height="0.017cm" svg:x="16.857cm" svg:y="4.936cm" svg:viewBox="0 0 18 18" draw:points="0,0 18,0 18,18 0,18">
          <text:p/>
        </draw:polygon>
        <draw:polygon draw:style-name="gr30" draw:text-style-name="P7" draw:layer="layout" svg:width="3.695cm" svg:height="0.017cm" svg:x="16.874cm" svg:y="4.936cm" svg:viewBox="0 0 3696 18" draw:points="0,0 3696,0 3696,18 0,18">
          <text:p/>
        </draw:polygon>
        <draw:polygon draw:style-name="gr30" draw:text-style-name="P7" draw:layer="layout" svg:width="0.017cm" svg:height="0.017cm" svg:x="20.569cm" svg:y="4.936cm" svg:viewBox="0 0 18 18" draw:points="0,0 18,0 18,18 0,18">
          <text:p/>
        </draw:polygon>
        <draw:polygon draw:style-name="gr30" draw:text-style-name="P7" draw:layer="layout" svg:width="0.017cm" svg:height="0.017cm" svg:x="20.569cm" svg:y="4.936cm" svg:viewBox="0 0 18 18" draw:points="0,0 18,0 18,18 0,18">
          <text:p/>
        </draw:polygon>
        <draw:polygon draw:style-name="gr30" draw:text-style-name="P7" draw:layer="layout" svg:width="0.017cm" svg:height="0.558cm" svg:x="1.998cm" svg:y="4.953cm" svg:viewBox="0 0 18 559" draw:points="0,0 18,0 18,559 0,559">
          <text:p/>
        </draw:polygon>
        <draw:polygon draw:style-name="gr30" draw:text-style-name="P7" draw:layer="layout" svg:width="0.017cm" svg:height="0.558cm" svg:x="6.239cm" svg:y="4.953cm" svg:viewBox="0 0 18 559" draw:points="0,0 18,0 18,559 0,559">
          <text:p/>
        </draw:polygon>
        <draw:polygon draw:style-name="gr30" draw:text-style-name="P7" draw:layer="layout" svg:width="0.017cm" svg:height="0.558cm" svg:x="9.427cm" svg:y="4.953cm" svg:viewBox="0 0 18 559" draw:points="0,0 18,0 18,559 0,559">
          <text:p/>
        </draw:polygon>
        <draw:polygon draw:style-name="gr30" draw:text-style-name="P7" draw:layer="layout" svg:width="0.017cm" svg:height="0.558cm" svg:x="13.14cm" svg:y="4.953cm" svg:viewBox="0 0 18 559" draw:points="0,0 18,0 18,559 0,559">
          <text:p/>
        </draw:polygon>
        <draw:polygon draw:style-name="gr30" draw:text-style-name="P7" draw:layer="layout" svg:width="0.017cm" svg:height="0.558cm" svg:x="16.857cm" svg:y="4.953cm" svg:viewBox="0 0 18 559" draw:points="0,0 18,0 18,559 0,559">
          <text:p/>
        </draw:polygon>
        <draw:polygon draw:style-name="gr30" draw:text-style-name="P7" draw:layer="layout" svg:width="0.017cm" svg:height="0.558cm" svg:x="20.569cm" svg:y="4.953cm" svg:viewBox="0 0 18 559" draw:points="0,0 18,0 18,559 0,559">
          <text:p/>
        </draw:polygon>
        <draw:frame draw:style-name="gr616" draw:text-style-name="P2" draw:layer="layout" svg:width="0.832cm" svg:height="0.471cm" svg:x="18.36cm" svg:y="5.257cm">
          <draw:text-box>
            <text:p text:style-name="P1"><text:span text:style-name="T2">Вид </text:span></text:p>
          </draw:text-box>
        </draw:frame>
        <draw:frame draw:style-name="gr12" draw:text-style-name="P2" draw:layer="layout" svg:width="0.422cm" svg:height="0.471cm" svg:x="9.914cm" svg:y="5.545cm">
          <draw:text-box>
            <text:p text:style-name="P1"><text:span text:style-name="T2">R </text:span></text:p>
          </draw:text-box>
        </draw:frame>
        <draw:frame draw:style-name="gr12" draw:text-style-name="P2" draw:layer="layout" svg:width="0.422cm" svg:height="0.471cm" svg:x="11.142cm" svg:y="5.545cm">
          <draw:text-box>
            <text:p text:style-name="P1"><text:span text:style-name="T2">G </text:span></text:p>
          </draw:text-box>
        </draw:frame>
        <draw:frame draw:style-name="gr12" draw:text-style-name="P2" draw:layer="layout" svg:width="0.422cm" svg:height="0.471cm" svg:x="12.391cm" svg:y="5.545cm">
          <draw:text-box>
            <text:p text:style-name="P1"><text:span text:style-name="T2">B </text:span></text:p>
          </draw:text-box>
        </draw:frame>
        <draw:frame draw:style-name="gr12" draw:text-style-name="P2" draw:layer="layout" svg:width="0.422cm" svg:height="0.471cm" svg:x="13.619cm" svg:y="5.545cm">
          <draw:text-box>
            <text:p text:style-name="P1"><text:span text:style-name="T2">H </text:span></text:p>
          </draw:text-box>
        </draw:frame>
        <draw:frame draw:style-name="gr12" draw:text-style-name="P2" draw:layer="layout" svg:width="0.422cm" svg:height="0.471cm" svg:x="14.889cm" svg:y="5.545cm">
          <draw:text-box>
            <text:p text:style-name="P1"><text:span text:style-name="T2">S </text:span></text:p>
          </draw:text-box>
        </draw:frame>
        <draw:polygon draw:style-name="gr30" draw:text-style-name="P7" draw:layer="layout" svg:width="0.017cm" svg:height="0.018cm" svg:x="1.998cm" svg:y="5.511cm" svg:viewBox="0 0 18 19" draw:points="0,0 18,0 18,19 0,19">
          <text:p/>
        </draw:polygon>
        <draw:polygon draw:style-name="gr30" draw:text-style-name="P7" draw:layer="layout" svg:width="0.017cm" svg:height="0.018cm" svg:x="6.239cm" svg:y="5.511cm" svg:viewBox="0 0 18 19" draw:points="0,0 18,0 18,19 0,19">
          <text:p/>
        </draw:polygon>
        <draw:polygon draw:style-name="gr30" draw:text-style-name="P7" draw:layer="layout" svg:width="0.017cm" svg:height="0.018cm" svg:x="9.427cm" svg:y="5.511cm" svg:viewBox="0 0 18 19" draw:points="0,0 18,0 18,19 0,19">
          <text:p/>
        </draw:polygon>
        <draw:polygon draw:style-name="gr30" draw:text-style-name="P7" draw:layer="layout" svg:width="1.219cm" svg:height="0.018cm" svg:x="9.444cm" svg:y="5.511cm" svg:viewBox="0 0 1220 19" draw:points="0,0 1220,0 1220,19 0,19">
          <text:p/>
        </draw:polygon>
        <draw:polygon draw:style-name="gr30" draw:text-style-name="P7" draw:layer="layout" svg:width="0.018cm" svg:height="0.018cm" svg:x="10.663cm" svg:y="5.511cm" svg:viewBox="0 0 19 19" draw:points="0,0 19,0 19,19 0,19">
          <text:p/>
        </draw:polygon>
        <draw:polygon draw:style-name="gr30" draw:text-style-name="P7" draw:layer="layout" svg:width="1.224cm" svg:height="0.018cm" svg:x="10.68cm" svg:y="5.511cm" svg:viewBox="0 0 1225 19" draw:points="0,0 1225,0 1225,19 0,19">
          <text:p/>
        </draw:polygon>
        <draw:polygon draw:style-name="gr30" draw:text-style-name="P7" draw:layer="layout" svg:width="0.017cm" svg:height="0.018cm" svg:x="11.904cm" svg:y="5.511cm" svg:viewBox="0 0 18 19" draw:points="0,0 18,0 18,19 0,19">
          <text:p/>
        </draw:polygon>
        <draw:polygon draw:style-name="gr30" draw:text-style-name="P7" draw:layer="layout" svg:width="1.219cm" svg:height="0.018cm" svg:x="11.921cm" svg:y="5.511cm" svg:viewBox="0 0 1220 19" draw:points="0,0 1220,0 1220,19 0,19">
          <text:p/>
        </draw:polygon>
        <draw:polygon draw:style-name="gr30" draw:text-style-name="P7" draw:layer="layout" svg:width="0.017cm" svg:height="0.018cm" svg:x="13.14cm" svg:y="5.511cm" svg:viewBox="0 0 18 19" draw:points="0,0 18,0 18,19 0,19">
          <text:p/>
        </draw:polygon>
        <draw:polygon draw:style-name="gr30" draw:text-style-name="P7" draw:layer="layout" svg:width="1.223cm" svg:height="0.018cm" svg:x="13.157cm" svg:y="5.511cm" svg:viewBox="0 0 1224 19" draw:points="0,0 1224,0 1224,19 0,19">
          <text:p/>
        </draw:polygon>
        <draw:polygon draw:style-name="gr30" draw:text-style-name="P7" draw:layer="layout" svg:width="0.017cm" svg:height="0.018cm" svg:x="14.38cm" svg:y="5.511cm" svg:viewBox="0 0 18 19" draw:points="0,0 18,0 18,19 0,19">
          <text:p/>
        </draw:polygon>
        <draw:polygon draw:style-name="gr30" draw:text-style-name="P7" draw:layer="layout" svg:width="1.219cm" svg:height="0.018cm" svg:x="14.397cm" svg:y="5.511cm" svg:viewBox="0 0 1220 19" draw:points="0,0 1220,0 1220,19 0,19">
          <text:p/>
        </draw:polygon>
        <draw:polygon draw:style-name="gr30" draw:text-style-name="P7" draw:layer="layout" svg:width="0.017cm" svg:height="0.018cm" svg:x="15.616cm" svg:y="5.511cm" svg:viewBox="0 0 18 19" draw:points="0,0 18,0 18,19 0,19">
          <text:p/>
        </draw:polygon>
        <draw:polygon draw:style-name="gr30" draw:text-style-name="P7" draw:layer="layout" svg:width="1.224cm" svg:height="0.018cm" svg:x="15.633cm" svg:y="5.511cm" svg:viewBox="0 0 1225 19" draw:points="0,0 1225,0 1225,19 0,19">
          <text:p/>
        </draw:polygon>
        <draw:polygon draw:style-name="gr30" draw:text-style-name="P7" draw:layer="layout" svg:width="0.017cm" svg:height="0.018cm" svg:x="16.857cm" svg:y="5.511cm" svg:viewBox="0 0 18 19" draw:points="0,0 18,0 18,19 0,19">
          <text:p/>
        </draw:polygon>
        <draw:polygon draw:style-name="gr30" draw:text-style-name="P7" draw:layer="layout" svg:width="0.017cm" svg:height="0.018cm" svg:x="20.569cm" svg:y="5.511cm" svg:viewBox="0 0 18 19" draw:points="0,0 18,0 18,19 0,19">
          <text:p/>
        </draw:polygon>
        <draw:polygon draw:style-name="gr30" draw:text-style-name="P7" draw:layer="layout" svg:width="0.017cm" svg:height="0.563cm" svg:x="1.998cm" svg:y="5.528cm" svg:viewBox="0 0 18 564" draw:points="0,0 18,0 18,564 0,564">
          <text:p/>
        </draw:polygon>
        <draw:polygon draw:style-name="gr30" draw:text-style-name="P7" draw:layer="layout" svg:width="0.017cm" svg:height="0.563cm" svg:x="6.239cm" svg:y="5.528cm" svg:viewBox="0 0 18 564" draw:points="0,0 18,0 18,564 0,564">
          <text:p/>
        </draw:polygon>
        <draw:polygon draw:style-name="gr30" draw:text-style-name="P7" draw:layer="layout" svg:width="0.017cm" svg:height="0.563cm" svg:x="9.427cm" svg:y="5.528cm" svg:viewBox="0 0 18 564" draw:points="0,0 18,0 18,564 0,564">
          <text:p/>
        </draw:polygon>
        <draw:polygon draw:style-name="gr30" draw:text-style-name="P7" draw:layer="layout" svg:width="0.018cm" svg:height="0.563cm" svg:x="10.663cm" svg:y="5.528cm" svg:viewBox="0 0 19 564" draw:points="0,0 19,0 19,564 0,564">
          <text:p/>
        </draw:polygon>
        <draw:polygon draw:style-name="gr30" draw:text-style-name="P7" draw:layer="layout" svg:width="0.017cm" svg:height="0.563cm" svg:x="11.904cm" svg:y="5.528cm" svg:viewBox="0 0 18 564" draw:points="0,0 18,0 18,564 0,564">
          <text:p/>
        </draw:polygon>
        <draw:polygon draw:style-name="gr30" draw:text-style-name="P7" draw:layer="layout" svg:width="0.017cm" svg:height="0.563cm" svg:x="13.14cm" svg:y="5.528cm" svg:viewBox="0 0 18 564" draw:points="0,0 18,0 18,564 0,564">
          <text:p/>
        </draw:polygon>
        <draw:polygon draw:style-name="gr30" draw:text-style-name="P7" draw:layer="layout" svg:width="0.017cm" svg:height="0.563cm" svg:x="14.38cm" svg:y="5.528cm" svg:viewBox="0 0 18 564" draw:points="0,0 18,0 18,564 0,564">
          <text:p/>
        </draw:polygon>
        <draw:polygon draw:style-name="gr30" draw:text-style-name="P7" draw:layer="layout" svg:width="0.017cm" svg:height="0.563cm" svg:x="15.616cm" svg:y="5.528cm" svg:viewBox="0 0 18 564" draw:points="0,0 18,0 18,564 0,564">
          <text:p/>
        </draw:polygon>
        <draw:polygon draw:style-name="gr30" draw:text-style-name="P7" draw:layer="layout" svg:width="0.017cm" svg:height="0.563cm" svg:x="16.857cm" svg:y="5.528cm" svg:viewBox="0 0 18 564" draw:points="0,0 18,0 18,564 0,564">
          <text:p/>
        </draw:polygon>
        <draw:polygon draw:style-name="gr30" draw:text-style-name="P7" draw:layer="layout" svg:width="0.017cm" svg:height="0.563cm" svg:x="20.569cm" svg:y="5.528cm" svg:viewBox="0 0 18 564" draw:points="0,0 18,0 18,564 0,564">
          <text:p/>
        </draw:polygon>
        <draw:frame draw:style-name="gr12" draw:text-style-name="P2" draw:layer="layout" svg:width="0.422cm" svg:height="0.471cm" svg:x="16.121cm" svg:y="5.545cm">
          <draw:text-box>
            <text:p text:style-name="P1"><text:span text:style-name="T2">L </text:span></text:p>
          </draw:text-box>
        </draw:frame>
        <draw:frame draw:style-name="gr617" draw:text-style-name="P2" draw:layer="layout" svg:width="1.261cm" svg:height="0.471cm" svg:x="3.556cm" svg:y="6.125cm">
          <draw:text-box>
            <text:p text:style-name="P1"><text:span text:style-name="T2">Белый </text:span></text:p>
          </draw:text-box>
        </draw:frame>
        <draw:frame draw:style-name="gr618" draw:text-style-name="P2" draw:layer="layout" svg:width="1.732cm" svg:height="0.471cm" svg:x="7.032cm" svg:y="6.125cm">
          <draw:text-box>
            <text:p text:style-name="P1"><text:span text:style-name="T2">#FFFFFF </text:span></text:p>
          </draw:text-box>
        </draw:frame>
        <draw:frame draw:style-name="gr229" draw:text-style-name="P2" draw:layer="layout" svg:width="0.743cm" svg:height="0.471cm" svg:x="9.737cm" svg:y="6.125cm">
          <draw:text-box>
            <text:p text:style-name="P1"><text:span text:style-name="T2">255 </text:span></text:p>
          </draw:text-box>
        </draw:frame>
        <draw:frame draw:style-name="gr229" draw:text-style-name="P2" draw:layer="layout" svg:width="0.743cm" svg:height="0.471cm" svg:x="10.977cm" svg:y="6.125cm">
          <draw:text-box>
            <text:p text:style-name="P1"><text:span text:style-name="T2">255 </text:span></text:p>
          </draw:text-box>
        </draw:frame>
        <draw:frame draw:style-name="gr229" draw:text-style-name="P2" draw:layer="layout" svg:width="0.743cm" svg:height="0.471cm" svg:x="12.213cm" svg:y="6.125cm">
          <draw:text-box>
            <text:p text:style-name="P1"><text:span text:style-name="T2">255 </text:span></text:p>
          </draw:text-box>
        </draw:frame>
        <draw:frame draw:style-name="gr12" draw:text-style-name="P2" draw:layer="layout" svg:width="0.422cm" svg:height="0.471cm" svg:x="13.665cm" svg:y="6.125cm">
          <draw:text-box>
            <text:p text:style-name="P1"><text:span text:style-name="T2">0 </text:span></text:p>
          </draw:text-box>
        </draw:frame>
        <draw:frame draw:style-name="gr12" draw:text-style-name="P2" draw:layer="layout" svg:width="0.422cm" svg:height="0.471cm" svg:x="14.901cm" svg:y="6.125cm">
          <draw:text-box>
            <text:p text:style-name="P1"><text:span text:style-name="T2">0 </text:span></text:p>
          </draw:text-box>
        </draw:frame>
        <draw:polygon draw:style-name="gr619" draw:text-style-name="P14" draw:layer="layout" svg:width="3.7cm" svg:height="0.559cm" svg:x="16.874cm" svg:y="6.108cm" svg:viewBox="0 0 3701 560" draw:points="0,0 3701,0 3701,560 0,560">
          <text:p/>
        </draw:polygon>
        <draw:polygon draw:style-name="gr619" draw:text-style-name="P14" draw:layer="layout" svg:width="3.335cm" svg:height="0.559cm" svg:x="17.056cm" svg:y="6.108cm" svg:viewBox="0 0 3336 560" draw:points="0,0 3336,0 3336,560 0,560">
          <text:p/>
        </draw:polygon>
        <draw:frame draw:style-name="gr229" draw:text-style-name="P2" draw:layer="layout" svg:width="0.743cm" svg:height="0.471cm" svg:x="15.93cm" svg:y="6.125cm">
          <draw:text-box>
            <text:p text:style-name="P1"><text:span text:style-name="T2">100 </text:span></text:p>
          </draw:text-box>
        </draw:frame>
        <draw:polygon draw:style-name="gr30" draw:text-style-name="P7" draw:layer="layout" svg:width="0.017cm" svg:height="0.017cm" svg:x="1.998cm" svg:y="6.091cm" svg:viewBox="0 0 18 18" draw:points="0,0 18,0 18,18 0,18">
          <text:p/>
        </draw:polygon>
        <draw:polygon draw:style-name="gr30" draw:text-style-name="P7" draw:layer="layout" svg:width="4.224cm" svg:height="0.017cm" svg:x="2.015cm" svg:y="6.091cm" svg:viewBox="0 0 4225 18" draw:points="0,0 4225,0 4225,18 0,18">
          <text:p/>
        </draw:polygon>
        <draw:polygon draw:style-name="gr30" draw:text-style-name="P7" draw:layer="layout" svg:width="0.017cm" svg:height="0.017cm" svg:x="6.239cm" svg:y="6.091cm" svg:viewBox="0 0 18 18" draw:points="0,0 18,0 18,18 0,18">
          <text:p/>
        </draw:polygon>
        <draw:polygon draw:style-name="gr30" draw:text-style-name="P7" draw:layer="layout" svg:width="3.171cm" svg:height="0.017cm" svg:x="6.256cm" svg:y="6.091cm" svg:viewBox="0 0 3172 18" draw:points="0,0 3172,0 3172,18 0,18">
          <text:p/>
        </draw:polygon>
        <draw:polygon draw:style-name="gr30" draw:text-style-name="P7" draw:layer="layout" svg:width="0.017cm" svg:height="0.017cm" svg:x="9.427cm" svg:y="6.091cm" svg:viewBox="0 0 18 18" draw:points="0,0 18,0 18,18 0,18">
          <text:p/>
        </draw:polygon>
        <draw:polygon draw:style-name="gr30" draw:text-style-name="P7" draw:layer="layout" svg:width="1.219cm" svg:height="0.017cm" svg:x="9.444cm" svg:y="6.091cm" svg:viewBox="0 0 1220 18" draw:points="0,0 1220,0 1220,18 0,18">
          <text:p/>
        </draw:polygon>
        <draw:polygon draw:style-name="gr30" draw:text-style-name="P7" draw:layer="layout" svg:width="0.018cm" svg:height="0.017cm" svg:x="10.663cm" svg:y="6.091cm" svg:viewBox="0 0 19 18" draw:points="0,0 19,0 19,18 0,18">
          <text:p/>
        </draw:polygon>
        <draw:polygon draw:style-name="gr30" draw:text-style-name="P7" draw:layer="layout" svg:width="1.224cm" svg:height="0.017cm" svg:x="10.68cm" svg:y="6.091cm" svg:viewBox="0 0 1225 18" draw:points="0,0 1225,0 1225,18 0,18">
          <text:p/>
        </draw:polygon>
        <draw:polygon draw:style-name="gr30" draw:text-style-name="P7" draw:layer="layout" svg:width="0.017cm" svg:height="0.017cm" svg:x="11.904cm" svg:y="6.091cm" svg:viewBox="0 0 18 18" draw:points="0,0 18,0 18,18 0,18">
          <text:p/>
        </draw:polygon>
        <draw:polygon draw:style-name="gr30" draw:text-style-name="P7" draw:layer="layout" svg:width="1.219cm" svg:height="0.017cm" svg:x="11.921cm" svg:y="6.091cm" svg:viewBox="0 0 1220 18" draw:points="0,0 1220,0 1220,18 0,18">
          <text:p/>
        </draw:polygon>
        <draw:polygon draw:style-name="gr30" draw:text-style-name="P7" draw:layer="layout" svg:width="0.017cm" svg:height="0.017cm" svg:x="13.14cm" svg:y="6.091cm" svg:viewBox="0 0 18 18" draw:points="0,0 18,0 18,18 0,18">
          <text:p/>
        </draw:polygon>
        <draw:polygon draw:style-name="gr30" draw:text-style-name="P7" draw:layer="layout" svg:width="1.223cm" svg:height="0.017cm" svg:x="13.157cm" svg:y="6.091cm" svg:viewBox="0 0 1224 18" draw:points="0,0 1224,0 1224,18 0,18">
          <text:p/>
        </draw:polygon>
        <draw:polygon draw:style-name="gr30" draw:text-style-name="P7" draw:layer="layout" svg:width="0.017cm" svg:height="0.017cm" svg:x="14.38cm" svg:y="6.091cm" svg:viewBox="0 0 18 18" draw:points="0,0 18,0 18,18 0,18">
          <text:p/>
        </draw:polygon>
        <draw:polygon draw:style-name="gr30" draw:text-style-name="P7" draw:layer="layout" svg:width="1.219cm" svg:height="0.017cm" svg:x="14.397cm" svg:y="6.091cm" svg:viewBox="0 0 1220 18" draw:points="0,0 1220,0 1220,18 0,18">
          <text:p/>
        </draw:polygon>
        <draw:polygon draw:style-name="gr30" draw:text-style-name="P7" draw:layer="layout" svg:width="0.017cm" svg:height="0.017cm" svg:x="15.616cm" svg:y="6.091cm" svg:viewBox="0 0 18 18" draw:points="0,0 18,0 18,18 0,18">
          <text:p/>
        </draw:polygon>
        <draw:polygon draw:style-name="gr30" draw:text-style-name="P7" draw:layer="layout" svg:width="1.224cm" svg:height="0.017cm" svg:x="15.633cm" svg:y="6.091cm" svg:viewBox="0 0 1225 18" draw:points="0,0 1225,0 1225,18 0,18">
          <text:p/>
        </draw:polygon>
        <draw:polygon draw:style-name="gr30" draw:text-style-name="P7" draw:layer="layout" svg:width="0.017cm" svg:height="0.017cm" svg:x="16.857cm" svg:y="6.091cm" svg:viewBox="0 0 18 18" draw:points="0,0 18,0 18,18 0,18">
          <text:p/>
        </draw:polygon>
        <draw:polygon draw:style-name="gr30" draw:text-style-name="P7" draw:layer="layout" svg:width="3.695cm" svg:height="0.017cm" svg:x="16.874cm" svg:y="6.091cm" svg:viewBox="0 0 3696 18" draw:points="0,0 3696,0 3696,18 0,18">
          <text:p/>
        </draw:polygon>
        <draw:polygon draw:style-name="gr30" draw:text-style-name="P7" draw:layer="layout" svg:width="0.017cm" svg:height="0.017cm" svg:x="20.569cm" svg:y="6.091cm" svg:viewBox="0 0 18 18" draw:points="0,0 18,0 18,18 0,18">
          <text:p/>
        </draw:polygon>
        <draw:polygon draw:style-name="gr30" draw:text-style-name="P7" draw:layer="layout" svg:width="0.017cm" svg:height="0.559cm" svg:x="1.998cm" svg:y="6.108cm" svg:viewBox="0 0 18 560" draw:points="0,0 18,0 18,560 0,560">
          <text:p/>
        </draw:polygon>
        <draw:polygon draw:style-name="gr30" draw:text-style-name="P7" draw:layer="layout" svg:width="0.017cm" svg:height="0.559cm" svg:x="6.239cm" svg:y="6.108cm" svg:viewBox="0 0 18 560" draw:points="0,0 18,0 18,560 0,560">
          <text:p/>
        </draw:polygon>
        <draw:polygon draw:style-name="gr30" draw:text-style-name="P7" draw:layer="layout" svg:width="0.017cm" svg:height="0.559cm" svg:x="9.427cm" svg:y="6.108cm" svg:viewBox="0 0 18 560" draw:points="0,0 18,0 18,560 0,560">
          <text:p/>
        </draw:polygon>
        <draw:polygon draw:style-name="gr30" draw:text-style-name="P7" draw:layer="layout" svg:width="0.018cm" svg:height="0.559cm" svg:x="10.663cm" svg:y="6.108cm" svg:viewBox="0 0 19 560" draw:points="0,0 19,0 19,560 0,560">
          <text:p/>
        </draw:polygon>
        <draw:polygon draw:style-name="gr30" draw:text-style-name="P7" draw:layer="layout" svg:width="0.017cm" svg:height="0.559cm" svg:x="11.904cm" svg:y="6.108cm" svg:viewBox="0 0 18 560" draw:points="0,0 18,0 18,560 0,560">
          <text:p/>
        </draw:polygon>
        <draw:polygon draw:style-name="gr30" draw:text-style-name="P7" draw:layer="layout" svg:width="0.017cm" svg:height="0.559cm" svg:x="13.14cm" svg:y="6.108cm" svg:viewBox="0 0 18 560" draw:points="0,0 18,0 18,560 0,560">
          <text:p/>
        </draw:polygon>
        <draw:polygon draw:style-name="gr30" draw:text-style-name="P7" draw:layer="layout" svg:width="0.017cm" svg:height="0.559cm" svg:x="14.38cm" svg:y="6.108cm" svg:viewBox="0 0 18 560" draw:points="0,0 18,0 18,560 0,560">
          <text:p/>
        </draw:polygon>
        <draw:polygon draw:style-name="gr30" draw:text-style-name="P7" draw:layer="layout" svg:width="0.017cm" svg:height="0.559cm" svg:x="15.616cm" svg:y="6.108cm" svg:viewBox="0 0 18 560" draw:points="0,0 18,0 18,560 0,560">
          <text:p/>
        </draw:polygon>
        <draw:polygon draw:style-name="gr30" draw:text-style-name="P7" draw:layer="layout" svg:width="0.017cm" svg:height="0.559cm" svg:x="16.857cm" svg:y="6.108cm" svg:viewBox="0 0 18 560" draw:points="0,0 18,0 18,560 0,560">
          <text:p/>
        </draw:polygon>
        <draw:polygon draw:style-name="gr30" draw:text-style-name="P7" draw:layer="layout" svg:width="0.017cm" svg:height="0.559cm" svg:x="20.569cm" svg:y="6.108cm" svg:viewBox="0 0 18 560" draw:points="0,0 18,0 18,560 0,560">
          <text:p/>
        </draw:polygon>
        <draw:frame draw:style-name="gr12" draw:text-style-name="P2" draw:layer="layout" svg:width="0.422cm" svg:height="0.471cm" svg:x="18.724cm" svg:y="6.125cm">
          <draw:text-box>
            <text:p text:style-name="P1"><text:span text:style-name="T2"><text:s/></text:span></text:p>
          </draw:text-box>
        </draw:frame>
        <draw:frame draw:style-name="gr620" draw:text-style-name="P2" draw:layer="layout" svg:width="1.034cm" svg:height="0.471cm" svg:x="3.666cm" svg:y="6.701cm">
          <draw:text-box>
            <text:p text:style-name="P1"><text:span text:style-name="T2">Хаки </text:span></text:p>
          </draw:text-box>
        </draw:frame>
        <draw:frame draw:style-name="gr621" draw:text-style-name="P2" draw:layer="layout" svg:width="1.802cm" svg:height="0.471cm" svg:x="6.998cm" svg:y="6.701cm">
          <draw:text-box>
            <text:p text:style-name="P1"><text:span text:style-name="T2">#C2C22C </text:span></text:p>
          </draw:text-box>
        </draw:frame>
        <draw:frame draw:style-name="gr229" draw:text-style-name="P2" draw:layer="layout" svg:width="0.743cm" svg:height="0.471cm" svg:x="9.737cm" svg:y="6.701cm">
          <draw:text-box>
            <text:p text:style-name="P1"><text:span text:style-name="T2">194 </text:span></text:p>
          </draw:text-box>
        </draw:frame>
        <draw:frame draw:style-name="gr229" draw:text-style-name="P2" draw:layer="layout" svg:width="0.743cm" svg:height="0.471cm" svg:x="10.977cm" svg:y="6.701cm">
          <draw:text-box>
            <text:p text:style-name="P1"><text:span text:style-name="T2">194 </text:span></text:p>
          </draw:text-box>
        </draw:frame>
        <draw:frame draw:style-name="gr325" draw:text-style-name="P2" draw:layer="layout" svg:width="0.531cm" svg:height="0.471cm" svg:x="12.319cm" svg:y="6.701cm">
          <draw:text-box>
            <text:p text:style-name="P1"><text:span text:style-name="T2">44 </text:span></text:p>
          </draw:text-box>
        </draw:frame>
        <draw:frame draw:style-name="gr325" draw:text-style-name="P2" draw:layer="layout" svg:width="0.531cm" svg:height="0.471cm" svg:x="13.559cm" svg:y="6.701cm">
          <draw:text-box>
            <text:p text:style-name="P1"><text:span text:style-name="T2">60 </text:span></text:p>
          </draw:text-box>
        </draw:frame>
        <draw:frame draw:style-name="gr325" draw:text-style-name="P2" draw:layer="layout" svg:width="0.531cm" svg:height="0.471cm" svg:x="14.796cm" svg:y="6.701cm">
          <draw:text-box>
            <text:p text:style-name="P1"><text:span text:style-name="T2">63 </text:span></text:p>
          </draw:text-box>
        </draw:frame>
        <draw:polygon draw:style-name="gr622" draw:text-style-name="P15" draw:layer="layout" svg:width="3.7cm" svg:height="0.559cm" svg:x="16.874cm" svg:y="6.684cm" svg:viewBox="0 0 3701 560" draw:points="0,0 3701,0 3701,560 0,560">
          <text:p/>
        </draw:polygon>
        <draw:polygon draw:style-name="gr622" draw:text-style-name="P15" draw:layer="layout" svg:width="3.335cm" svg:height="0.559cm" svg:x="17.056cm" svg:y="6.684cm" svg:viewBox="0 0 3336 560" draw:points="0,0 3336,0 3336,560 0,560">
          <text:p/>
        </draw:polygon>
        <draw:frame draw:style-name="gr325" draw:text-style-name="P2" draw:layer="layout" svg:width="0.531cm" svg:height="0.471cm" svg:x="16.036cm" svg:y="6.701cm">
          <draw:text-box>
            <text:p text:style-name="P1"><text:span text:style-name="T2">47 </text:span></text:p>
          </draw:text-box>
        </draw:frame>
        <draw:polygon draw:style-name="gr30" draw:text-style-name="P7" draw:layer="layout" svg:width="0.017cm" svg:height="0.017cm" svg:x="1.998cm" svg:y="6.667cm" svg:viewBox="0 0 18 18" draw:points="0,0 18,0 18,18 0,18">
          <text:p/>
        </draw:polygon>
        <draw:polygon draw:style-name="gr30" draw:text-style-name="P7" draw:layer="layout" svg:width="4.224cm" svg:height="0.017cm" svg:x="2.015cm" svg:y="6.667cm" svg:viewBox="0 0 4225 18" draw:points="0,0 4225,0 4225,18 0,18">
          <text:p/>
        </draw:polygon>
        <draw:polygon draw:style-name="gr30" draw:text-style-name="P7" draw:layer="layout" svg:width="0.017cm" svg:height="0.017cm" svg:x="6.239cm" svg:y="6.667cm" svg:viewBox="0 0 18 18" draw:points="0,0 18,0 18,18 0,18">
          <text:p/>
        </draw:polygon>
        <draw:polygon draw:style-name="gr30" draw:text-style-name="P7" draw:layer="layout" svg:width="3.171cm" svg:height="0.017cm" svg:x="6.256cm" svg:y="6.667cm" svg:viewBox="0 0 3172 18" draw:points="0,0 3172,0 3172,18 0,18">
          <text:p/>
        </draw:polygon>
        <draw:polygon draw:style-name="gr30" draw:text-style-name="P7" draw:layer="layout" svg:width="0.017cm" svg:height="0.017cm" svg:x="9.427cm" svg:y="6.667cm" svg:viewBox="0 0 18 18" draw:points="0,0 18,0 18,18 0,18">
          <text:p/>
        </draw:polygon>
        <draw:polygon draw:style-name="gr30" draw:text-style-name="P7" draw:layer="layout" svg:width="1.219cm" svg:height="0.017cm" svg:x="9.444cm" svg:y="6.667cm" svg:viewBox="0 0 1220 18" draw:points="0,0 1220,0 1220,18 0,18">
          <text:p/>
        </draw:polygon>
        <draw:polygon draw:style-name="gr30" draw:text-style-name="P7" draw:layer="layout" svg:width="0.018cm" svg:height="0.017cm" svg:x="10.663cm" svg:y="6.667cm" svg:viewBox="0 0 19 18" draw:points="0,0 19,0 19,18 0,18">
          <text:p/>
        </draw:polygon>
        <draw:polygon draw:style-name="gr30" draw:text-style-name="P7" draw:layer="layout" svg:width="1.224cm" svg:height="0.017cm" svg:x="10.68cm" svg:y="6.667cm" svg:viewBox="0 0 1225 18" draw:points="0,0 1225,0 1225,18 0,18">
          <text:p/>
        </draw:polygon>
        <draw:polygon draw:style-name="gr30" draw:text-style-name="P7" draw:layer="layout" svg:width="0.017cm" svg:height="0.017cm" svg:x="11.904cm" svg:y="6.667cm" svg:viewBox="0 0 18 18" draw:points="0,0 18,0 18,18 0,18">
          <text:p/>
        </draw:polygon>
        <draw:polygon draw:style-name="gr30" draw:text-style-name="P7" draw:layer="layout" svg:width="1.219cm" svg:height="0.017cm" svg:x="11.921cm" svg:y="6.667cm" svg:viewBox="0 0 1220 18" draw:points="0,0 1220,0 1220,18 0,18">
          <text:p/>
        </draw:polygon>
        <draw:polygon draw:style-name="gr30" draw:text-style-name="P7" draw:layer="layout" svg:width="0.017cm" svg:height="0.017cm" svg:x="13.14cm" svg:y="6.667cm" svg:viewBox="0 0 18 18" draw:points="0,0 18,0 18,18 0,18">
          <text:p/>
        </draw:polygon>
        <draw:polygon draw:style-name="gr30" draw:text-style-name="P7" draw:layer="layout" svg:width="1.223cm" svg:height="0.017cm" svg:x="13.157cm" svg:y="6.667cm" svg:viewBox="0 0 1224 18" draw:points="0,0 1224,0 1224,18 0,18">
          <text:p/>
        </draw:polygon>
        <draw:polygon draw:style-name="gr30" draw:text-style-name="P7" draw:layer="layout" svg:width="0.017cm" svg:height="0.017cm" svg:x="14.38cm" svg:y="6.667cm" svg:viewBox="0 0 18 18" draw:points="0,0 18,0 18,18 0,18">
          <text:p/>
        </draw:polygon>
        <draw:polygon draw:style-name="gr30" draw:text-style-name="P7" draw:layer="layout" svg:width="1.219cm" svg:height="0.017cm" svg:x="14.397cm" svg:y="6.667cm" svg:viewBox="0 0 1220 18" draw:points="0,0 1220,0 1220,18 0,18">
          <text:p/>
        </draw:polygon>
        <draw:polygon draw:style-name="gr30" draw:text-style-name="P7" draw:layer="layout" svg:width="0.017cm" svg:height="0.017cm" svg:x="15.616cm" svg:y="6.667cm" svg:viewBox="0 0 18 18" draw:points="0,0 18,0 18,18 0,18">
          <text:p/>
        </draw:polygon>
        <draw:polygon draw:style-name="gr30" draw:text-style-name="P7" draw:layer="layout" svg:width="1.224cm" svg:height="0.017cm" svg:x="15.633cm" svg:y="6.667cm" svg:viewBox="0 0 1225 18" draw:points="0,0 1225,0 1225,18 0,18">
          <text:p/>
        </draw:polygon>
        <draw:polygon draw:style-name="gr30" draw:text-style-name="P7" draw:layer="layout" svg:width="0.017cm" svg:height="0.017cm" svg:x="16.857cm" svg:y="6.667cm" svg:viewBox="0 0 18 18" draw:points="0,0 18,0 18,18 0,18">
          <text:p/>
        </draw:polygon>
        <draw:polygon draw:style-name="gr30" draw:text-style-name="P7" draw:layer="layout" svg:width="3.695cm" svg:height="0.017cm" svg:x="16.874cm" svg:y="6.667cm" svg:viewBox="0 0 3696 18" draw:points="0,0 3696,0 3696,18 0,18">
          <text:p/>
        </draw:polygon>
        <draw:polygon draw:style-name="gr30" draw:text-style-name="P7" draw:layer="layout" svg:width="0.017cm" svg:height="0.017cm" svg:x="20.569cm" svg:y="6.667cm" svg:viewBox="0 0 18 18" draw:points="0,0 18,0 18,18 0,18">
          <text:p/>
        </draw:polygon>
        <draw:polygon draw:style-name="gr30" draw:text-style-name="P7" draw:layer="layout" svg:width="0.017cm" svg:height="0.559cm" svg:x="1.998cm" svg:y="6.684cm" svg:viewBox="0 0 18 560" draw:points="0,0 18,0 18,560 0,560">
          <text:p/>
        </draw:polygon>
        <draw:polygon draw:style-name="gr30" draw:text-style-name="P7" draw:layer="layout" svg:width="0.017cm" svg:height="0.559cm" svg:x="6.239cm" svg:y="6.684cm" svg:viewBox="0 0 18 560" draw:points="0,0 18,0 18,560 0,560">
          <text:p/>
        </draw:polygon>
        <draw:polygon draw:style-name="gr30" draw:text-style-name="P7" draw:layer="layout" svg:width="0.017cm" svg:height="0.559cm" svg:x="9.427cm" svg:y="6.684cm" svg:viewBox="0 0 18 560" draw:points="0,0 18,0 18,560 0,560">
          <text:p/>
        </draw:polygon>
        <draw:polygon draw:style-name="gr30" draw:text-style-name="P7" draw:layer="layout" svg:width="0.018cm" svg:height="0.559cm" svg:x="10.663cm" svg:y="6.684cm" svg:viewBox="0 0 19 560" draw:points="0,0 19,0 19,560 0,560">
          <text:p/>
        </draw:polygon>
        <draw:polygon draw:style-name="gr30" draw:text-style-name="P7" draw:layer="layout" svg:width="0.017cm" svg:height="0.559cm" svg:x="11.904cm" svg:y="6.684cm" svg:viewBox="0 0 18 560" draw:points="0,0 18,0 18,560 0,560">
          <text:p/>
        </draw:polygon>
        <draw:polygon draw:style-name="gr30" draw:text-style-name="P7" draw:layer="layout" svg:width="0.017cm" svg:height="0.559cm" svg:x="13.14cm" svg:y="6.684cm" svg:viewBox="0 0 18 560" draw:points="0,0 18,0 18,560 0,560">
          <text:p/>
        </draw:polygon>
        <draw:polygon draw:style-name="gr30" draw:text-style-name="P7" draw:layer="layout" svg:width="0.017cm" svg:height="0.559cm" svg:x="14.38cm" svg:y="6.684cm" svg:viewBox="0 0 18 560" draw:points="0,0 18,0 18,560 0,560">
          <text:p/>
        </draw:polygon>
        <draw:polygon draw:style-name="gr30" draw:text-style-name="P7" draw:layer="layout" svg:width="0.017cm" svg:height="0.559cm" svg:x="15.616cm" svg:y="6.684cm" svg:viewBox="0 0 18 560" draw:points="0,0 18,0 18,560 0,560">
          <text:p/>
        </draw:polygon>
        <draw:polygon draw:style-name="gr30" draw:text-style-name="P7" draw:layer="layout" svg:width="0.017cm" svg:height="0.559cm" svg:x="16.857cm" svg:y="6.684cm" svg:viewBox="0 0 18 560" draw:points="0,0 18,0 18,560 0,560">
          <text:p/>
        </draw:polygon>
        <draw:polygon draw:style-name="gr30" draw:text-style-name="P7" draw:layer="layout" svg:width="0.017cm" svg:height="0.559cm" svg:x="20.569cm" svg:y="6.684cm" svg:viewBox="0 0 18 560" draw:points="0,0 18,0 18,560 0,560">
          <text:p/>
        </draw:polygon>
        <draw:frame draw:style-name="gr12" draw:text-style-name="P2" draw:layer="layout" svg:width="0.422cm" svg:height="0.471cm" svg:x="18.724cm" svg:y="6.701cm">
          <draw:text-box>
            <text:p text:style-name="P1"><text:span text:style-name="T2"><text:s/></text:span></text:p>
          </draw:text-box>
        </draw:frame>
        <draw:frame draw:style-name="gr623" draw:text-style-name="P2" draw:layer="layout" svg:width="2.497cm" svg:height="0.471cm" svg:x="2.938cm" svg:y="7.281cm">
          <draw:text-box>
            <text:p text:style-name="P1"><text:span text:style-name="T2">Тёмный хаки </text:span></text:p>
          </draw:text-box>
        </draw:frame>
        <draw:frame draw:style-name="gr244" draw:text-style-name="P2" draw:layer="layout" svg:width="1.59cm" svg:height="0.471cm" svg:x="7.104cm" svg:y="7.281cm">
          <draw:text-box>
            <text:p text:style-name="P1"><text:span text:style-name="T2">#858558 </text:span></text:p>
          </draw:text-box>
        </draw:frame>
        <draw:frame draw:style-name="gr229" draw:text-style-name="P2" draw:layer="layout" svg:width="0.743cm" svg:height="0.471cm" svg:x="9.737cm" svg:y="7.281cm">
          <draw:text-box>
            <text:p text:style-name="P1"><text:span text:style-name="T2">133 </text:span></text:p>
          </draw:text-box>
        </draw:frame>
        <draw:frame draw:style-name="gr229" draw:text-style-name="P2" draw:layer="layout" svg:width="0.743cm" svg:height="0.471cm" svg:x="10.977cm" svg:y="7.281cm">
          <draw:text-box>
            <text:p text:style-name="P1"><text:span text:style-name="T2">133 </text:span></text:p>
          </draw:text-box>
        </draw:frame>
        <draw:frame draw:style-name="gr325" draw:text-style-name="P2" draw:layer="layout" svg:width="0.531cm" svg:height="0.471cm" svg:x="12.319cm" svg:y="7.281cm">
          <draw:text-box>
            <text:p text:style-name="P1"><text:span text:style-name="T2">88 </text:span></text:p>
          </draw:text-box>
        </draw:frame>
        <draw:frame draw:style-name="gr325" draw:text-style-name="P2" draw:layer="layout" svg:width="0.531cm" svg:height="0.471cm" svg:x="13.559cm" svg:y="7.281cm">
          <draw:text-box>
            <text:p text:style-name="P1"><text:span text:style-name="T2">60 </text:span></text:p>
          </draw:text-box>
        </draw:frame>
        <draw:frame draw:style-name="gr325" draw:text-style-name="P2" draw:layer="layout" svg:width="0.531cm" svg:height="0.471cm" svg:x="14.796cm" svg:y="7.281cm">
          <draw:text-box>
            <text:p text:style-name="P1"><text:span text:style-name="T2">20 </text:span></text:p>
          </draw:text-box>
        </draw:frame>
        <draw:polygon draw:style-name="gr624" draw:text-style-name="P16" draw:layer="layout" svg:width="3.7cm" svg:height="0.559cm" svg:x="16.874cm" svg:y="7.264cm" svg:viewBox="0 0 3701 560" draw:points="0,0 3701,0 3701,560 0,560">
          <text:p/>
        </draw:polygon>
        <draw:polygon draw:style-name="gr624" draw:text-style-name="P16" draw:layer="layout" svg:width="3.335cm" svg:height="0.559cm" svg:x="17.056cm" svg:y="7.264cm" svg:viewBox="0 0 3336 560" draw:points="0,0 3336,0 3336,560 0,560">
          <text:p/>
        </draw:polygon>
        <draw:frame draw:style-name="gr325" draw:text-style-name="P2" draw:layer="layout" svg:width="0.531cm" svg:height="0.471cm" svg:x="16.036cm" svg:y="7.281cm">
          <draw:text-box>
            <text:p text:style-name="P1"><text:span text:style-name="T2">43 </text:span></text:p>
          </draw:text-box>
        </draw:frame>
        <draw:polygon draw:style-name="gr30" draw:text-style-name="P7" draw:layer="layout" svg:width="0.017cm" svg:height="0.017cm" svg:x="1.998cm" svg:y="7.243cm" svg:viewBox="0 0 18 18" draw:points="0,0 18,0 18,18 0,18">
          <text:p/>
        </draw:polygon>
        <draw:polygon draw:style-name="gr30" draw:text-style-name="P7" draw:layer="layout" svg:width="4.224cm" svg:height="0.017cm" svg:x="2.015cm" svg:y="7.243cm" svg:viewBox="0 0 4225 18" draw:points="0,0 4225,0 4225,18 0,18">
          <text:p/>
        </draw:polygon>
        <draw:polygon draw:style-name="gr30" draw:text-style-name="P7" draw:layer="layout" svg:width="0.017cm" svg:height="0.017cm" svg:x="6.239cm" svg:y="7.243cm" svg:viewBox="0 0 18 18" draw:points="0,0 18,0 18,18 0,18">
          <text:p/>
        </draw:polygon>
        <draw:polygon draw:style-name="gr30" draw:text-style-name="P7" draw:layer="layout" svg:width="3.171cm" svg:height="0.017cm" svg:x="6.256cm" svg:y="7.243cm" svg:viewBox="0 0 3172 18" draw:points="0,0 3172,0 3172,18 0,18">
          <text:p/>
        </draw:polygon>
        <draw:polygon draw:style-name="gr30" draw:text-style-name="P7" draw:layer="layout" svg:width="0.017cm" svg:height="0.017cm" svg:x="9.427cm" svg:y="7.243cm" svg:viewBox="0 0 18 18" draw:points="0,0 18,0 18,18 0,18">
          <text:p/>
        </draw:polygon>
        <draw:polygon draw:style-name="gr30" draw:text-style-name="P7" draw:layer="layout" svg:width="1.219cm" svg:height="0.017cm" svg:x="9.444cm" svg:y="7.243cm" svg:viewBox="0 0 1220 18" draw:points="0,0 1220,0 1220,18 0,18">
          <text:p/>
        </draw:polygon>
        <draw:polygon draw:style-name="gr30" draw:text-style-name="P7" draw:layer="layout" svg:width="0.018cm" svg:height="0.017cm" svg:x="10.663cm" svg:y="7.243cm" svg:viewBox="0 0 19 18" draw:points="0,0 19,0 19,18 0,18">
          <text:p/>
        </draw:polygon>
        <draw:polygon draw:style-name="gr30" draw:text-style-name="P7" draw:layer="layout" svg:width="1.224cm" svg:height="0.017cm" svg:x="10.68cm" svg:y="7.243cm" svg:viewBox="0 0 1225 18" draw:points="0,0 1225,0 1225,18 0,18">
          <text:p/>
        </draw:polygon>
        <draw:polygon draw:style-name="gr30" draw:text-style-name="P7" draw:layer="layout" svg:width="0.017cm" svg:height="0.017cm" svg:x="11.904cm" svg:y="7.243cm" svg:viewBox="0 0 18 18" draw:points="0,0 18,0 18,18 0,18">
          <text:p/>
        </draw:polygon>
        <draw:polygon draw:style-name="gr30" draw:text-style-name="P7" draw:layer="layout" svg:width="1.219cm" svg:height="0.017cm" svg:x="11.921cm" svg:y="7.243cm" svg:viewBox="0 0 1220 18" draw:points="0,0 1220,0 1220,18 0,18">
          <text:p/>
        </draw:polygon>
        <draw:polygon draw:style-name="gr30" draw:text-style-name="P7" draw:layer="layout" svg:width="0.017cm" svg:height="0.017cm" svg:x="13.14cm" svg:y="7.243cm" svg:viewBox="0 0 18 18" draw:points="0,0 18,0 18,18 0,18">
          <text:p/>
        </draw:polygon>
        <draw:polygon draw:style-name="gr30" draw:text-style-name="P7" draw:layer="layout" svg:width="1.223cm" svg:height="0.017cm" svg:x="13.157cm" svg:y="7.243cm" svg:viewBox="0 0 1224 18" draw:points="0,0 1224,0 1224,18 0,18">
          <text:p/>
        </draw:polygon>
        <draw:polygon draw:style-name="gr30" draw:text-style-name="P7" draw:layer="layout" svg:width="0.017cm" svg:height="0.017cm" svg:x="14.38cm" svg:y="7.243cm" svg:viewBox="0 0 18 18" draw:points="0,0 18,0 18,18 0,18">
          <text:p/>
        </draw:polygon>
        <draw:polygon draw:style-name="gr30" draw:text-style-name="P7" draw:layer="layout" svg:width="1.219cm" svg:height="0.017cm" svg:x="14.397cm" svg:y="7.243cm" svg:viewBox="0 0 1220 18" draw:points="0,0 1220,0 1220,18 0,18">
          <text:p/>
        </draw:polygon>
        <draw:polygon draw:style-name="gr30" draw:text-style-name="P7" draw:layer="layout" svg:width="0.017cm" svg:height="0.017cm" svg:x="15.616cm" svg:y="7.243cm" svg:viewBox="0 0 18 18" draw:points="0,0 18,0 18,18 0,18">
          <text:p/>
        </draw:polygon>
        <draw:polygon draw:style-name="gr30" draw:text-style-name="P7" draw:layer="layout" svg:width="1.224cm" svg:height="0.017cm" svg:x="15.633cm" svg:y="7.243cm" svg:viewBox="0 0 1225 18" draw:points="0,0 1225,0 1225,18 0,18">
          <text:p/>
        </draw:polygon>
        <draw:polygon draw:style-name="gr30" draw:text-style-name="P7" draw:layer="layout" svg:width="0.017cm" svg:height="0.017cm" svg:x="16.857cm" svg:y="7.243cm" svg:viewBox="0 0 18 18" draw:points="0,0 18,0 18,18 0,18">
          <text:p/>
        </draw:polygon>
        <draw:polygon draw:style-name="gr30" draw:text-style-name="P7" draw:layer="layout" svg:width="3.695cm" svg:height="0.017cm" svg:x="16.874cm" svg:y="7.243cm" svg:viewBox="0 0 3696 18" draw:points="0,0 3696,0 3696,18 0,18">
          <text:p/>
        </draw:polygon>
        <draw:polygon draw:style-name="gr30" draw:text-style-name="P7" draw:layer="layout" svg:width="0.017cm" svg:height="0.017cm" svg:x="20.569cm" svg:y="7.243cm" svg:viewBox="0 0 18 18" draw:points="0,0 18,0 18,18 0,18">
          <text:p/>
        </draw:polygon>
        <draw:polygon draw:style-name="gr30" draw:text-style-name="P7" draw:layer="layout" svg:width="0.017cm" svg:height="0.563cm" svg:x="1.998cm" svg:y="7.26cm" svg:viewBox="0 0 18 564" draw:points="0,0 18,0 18,564 0,564">
          <text:p/>
        </draw:polygon>
        <draw:polygon draw:style-name="gr30" draw:text-style-name="P7" draw:layer="layout" svg:width="0.017cm" svg:height="0.563cm" svg:x="6.239cm" svg:y="7.26cm" svg:viewBox="0 0 18 564" draw:points="0,0 18,0 18,564 0,564">
          <text:p/>
        </draw:polygon>
        <draw:polygon draw:style-name="gr30" draw:text-style-name="P7" draw:layer="layout" svg:width="0.017cm" svg:height="0.563cm" svg:x="9.427cm" svg:y="7.26cm" svg:viewBox="0 0 18 564" draw:points="0,0 18,0 18,564 0,564">
          <text:p/>
        </draw:polygon>
        <draw:polygon draw:style-name="gr30" draw:text-style-name="P7" draw:layer="layout" svg:width="0.018cm" svg:height="0.563cm" svg:x="10.663cm" svg:y="7.26cm" svg:viewBox="0 0 19 564" draw:points="0,0 19,0 19,564 0,564">
          <text:p/>
        </draw:polygon>
        <draw:polygon draw:style-name="gr30" draw:text-style-name="P7" draw:layer="layout" svg:width="0.017cm" svg:height="0.563cm" svg:x="11.904cm" svg:y="7.26cm" svg:viewBox="0 0 18 564" draw:points="0,0 18,0 18,564 0,564">
          <text:p/>
        </draw:polygon>
        <draw:polygon draw:style-name="gr30" draw:text-style-name="P7" draw:layer="layout" svg:width="0.017cm" svg:height="0.563cm" svg:x="13.14cm" svg:y="7.26cm" svg:viewBox="0 0 18 564" draw:points="0,0 18,0 18,564 0,564">
          <text:p/>
        </draw:polygon>
        <draw:polygon draw:style-name="gr30" draw:text-style-name="P7" draw:layer="layout" svg:width="0.017cm" svg:height="0.563cm" svg:x="14.38cm" svg:y="7.26cm" svg:viewBox="0 0 18 564" draw:points="0,0 18,0 18,564 0,564">
          <text:p/>
        </draw:polygon>
        <draw:polygon draw:style-name="gr30" draw:text-style-name="P7" draw:layer="layout" svg:width="0.017cm" svg:height="0.563cm" svg:x="15.616cm" svg:y="7.26cm" svg:viewBox="0 0 18 564" draw:points="0,0 18,0 18,564 0,564">
          <text:p/>
        </draw:polygon>
        <draw:polygon draw:style-name="gr30" draw:text-style-name="P7" draw:layer="layout" svg:width="0.017cm" svg:height="0.563cm" svg:x="16.857cm" svg:y="7.26cm" svg:viewBox="0 0 18 564" draw:points="0,0 18,0 18,564 0,564">
          <text:p/>
        </draw:polygon>
        <draw:polygon draw:style-name="gr30" draw:text-style-name="P7" draw:layer="layout" svg:width="0.017cm" svg:height="0.563cm" svg:x="20.569cm" svg:y="7.26cm" svg:viewBox="0 0 18 564" draw:points="0,0 18,0 18,564 0,564">
          <text:p/>
        </draw:polygon>
        <draw:frame draw:style-name="gr12" draw:text-style-name="P2" draw:layer="layout" svg:width="0.422cm" svg:height="0.471cm" svg:x="18.724cm" svg:y="7.281cm">
          <draw:text-box>
            <text:p text:style-name="P1"><text:span text:style-name="T2"><text:s/></text:span></text:p>
          </draw:text-box>
        </draw:frame>
        <draw:frame draw:style-name="gr625" draw:text-style-name="P2" draw:layer="layout" svg:width="3.34cm" svg:height="0.471cm" svg:x="2.515cm" svg:y="7.857cm">
          <draw:text-box>
            <text:p text:style-name="P1"><text:span text:style-name="T2">Тёмно-сланцевый </text:span></text:p>
          </draw:text-box>
        </draw:frame>
        <draw:frame draw:style-name="gr244" draw:text-style-name="P2" draw:layer="layout" svg:width="1.59cm" svg:height="0.471cm" svg:x="7.104cm" svg:y="7.857cm">
          <draw:text-box>
            <text:p text:style-name="P1"><text:span text:style-name="T2">#474774 </text:span></text:p>
          </draw:text-box>
        </draw:frame>
        <draw:frame draw:style-name="gr325" draw:text-style-name="P2" draw:layer="layout" svg:width="0.531cm" svg:height="0.471cm" svg:x="9.843cm" svg:y="7.857cm">
          <draw:text-box>
            <text:p text:style-name="P1"><text:span text:style-name="T2">71 </text:span></text:p>
          </draw:text-box>
        </draw:frame>
        <draw:frame draw:style-name="gr325" draw:text-style-name="P2" draw:layer="layout" svg:width="0.531cm" svg:height="0.471cm" svg:x="11.083cm" svg:y="7.857cm">
          <draw:text-box>
            <text:p text:style-name="P1"><text:span text:style-name="T2">71 </text:span></text:p>
          </draw:text-box>
        </draw:frame>
        <draw:frame draw:style-name="gr229" draw:text-style-name="P2" draw:layer="layout" svg:width="0.743cm" svg:height="0.471cm" svg:x="12.213cm" svg:y="7.857cm">
          <draw:text-box>
            <text:p text:style-name="P1"><text:span text:style-name="T2">116 </text:span></text:p>
          </draw:text-box>
        </draw:frame>
        <draw:frame draw:style-name="gr229" draw:text-style-name="P2" draw:layer="layout" svg:width="0.743cm" svg:height="0.471cm" svg:x="13.454cm" svg:y="7.857cm">
          <draw:text-box>
            <text:p text:style-name="P1"><text:span text:style-name="T2">240 </text:span></text:p>
          </draw:text-box>
        </draw:frame>
        <draw:frame draw:style-name="gr325" draw:text-style-name="P2" draw:layer="layout" svg:width="0.531cm" svg:height="0.471cm" svg:x="14.796cm" svg:y="7.857cm">
          <draw:text-box>
            <text:p text:style-name="P1"><text:span text:style-name="T2">24 </text:span></text:p>
          </draw:text-box>
        </draw:frame>
        <draw:polygon draw:style-name="gr626" draw:text-style-name="P17" draw:layer="layout" svg:width="3.7cm" svg:height="0.558cm" svg:x="16.874cm" svg:y="7.84cm" svg:viewBox="0 0 3701 559" draw:points="0,0 3701,0 3701,559 0,559">
          <text:p/>
        </draw:polygon>
        <draw:polygon draw:style-name="gr626" draw:text-style-name="P17" draw:layer="layout" svg:width="3.335cm" svg:height="0.558cm" svg:x="17.056cm" svg:y="7.84cm" svg:viewBox="0 0 3336 559" draw:points="0,0 3336,0 3336,559 0,559">
          <text:p/>
        </draw:polygon>
        <draw:frame draw:style-name="gr325" draw:text-style-name="P2" draw:layer="layout" svg:width="0.531cm" svg:height="0.471cm" svg:x="16.036cm" svg:y="7.857cm">
          <draw:text-box>
            <text:p text:style-name="P1"><text:span text:style-name="T2">37 </text:span></text:p>
          </draw:text-box>
        </draw:frame>
        <draw:polygon draw:style-name="gr30" draw:text-style-name="P7" draw:layer="layout" svg:width="0.017cm" svg:height="0.017cm" svg:x="1.998cm" svg:y="7.823cm" svg:viewBox="0 0 18 18" draw:points="0,0 18,0 18,18 0,18">
          <text:p/>
        </draw:polygon>
        <draw:polygon draw:style-name="gr30" draw:text-style-name="P7" draw:layer="layout" svg:width="4.224cm" svg:height="0.017cm" svg:x="2.015cm" svg:y="7.823cm" svg:viewBox="0 0 4225 18" draw:points="0,0 4225,0 4225,18 0,18">
          <text:p/>
        </draw:polygon>
        <draw:polygon draw:style-name="gr30" draw:text-style-name="P7" draw:layer="layout" svg:width="0.017cm" svg:height="0.017cm" svg:x="6.239cm" svg:y="7.823cm" svg:viewBox="0 0 18 18" draw:points="0,0 18,0 18,18 0,18">
          <text:p/>
        </draw:polygon>
        <draw:polygon draw:style-name="gr30" draw:text-style-name="P7" draw:layer="layout" svg:width="3.171cm" svg:height="0.017cm" svg:x="6.256cm" svg:y="7.823cm" svg:viewBox="0 0 3172 18" draw:points="0,0 3172,0 3172,18 0,18">
          <text:p/>
        </draw:polygon>
        <draw:polygon draw:style-name="gr30" draw:text-style-name="P7" draw:layer="layout" svg:width="0.017cm" svg:height="0.017cm" svg:x="9.427cm" svg:y="7.823cm" svg:viewBox="0 0 18 18" draw:points="0,0 18,0 18,18 0,18">
          <text:p/>
        </draw:polygon>
        <draw:polygon draw:style-name="gr30" draw:text-style-name="P7" draw:layer="layout" svg:width="1.219cm" svg:height="0.017cm" svg:x="9.444cm" svg:y="7.823cm" svg:viewBox="0 0 1220 18" draw:points="0,0 1220,0 1220,18 0,18">
          <text:p/>
        </draw:polygon>
        <draw:polygon draw:style-name="gr30" draw:text-style-name="P7" draw:layer="layout" svg:width="0.018cm" svg:height="0.017cm" svg:x="10.663cm" svg:y="7.823cm" svg:viewBox="0 0 19 18" draw:points="0,0 19,0 19,18 0,18">
          <text:p/>
        </draw:polygon>
        <draw:polygon draw:style-name="gr30" draw:text-style-name="P7" draw:layer="layout" svg:width="1.224cm" svg:height="0.017cm" svg:x="10.68cm" svg:y="7.823cm" svg:viewBox="0 0 1225 18" draw:points="0,0 1225,0 1225,18 0,18">
          <text:p/>
        </draw:polygon>
        <draw:polygon draw:style-name="gr30" draw:text-style-name="P7" draw:layer="layout" svg:width="0.017cm" svg:height="0.017cm" svg:x="11.904cm" svg:y="7.823cm" svg:viewBox="0 0 18 18" draw:points="0,0 18,0 18,18 0,18">
          <text:p/>
        </draw:polygon>
        <draw:polygon draw:style-name="gr30" draw:text-style-name="P7" draw:layer="layout" svg:width="1.219cm" svg:height="0.017cm" svg:x="11.921cm" svg:y="7.823cm" svg:viewBox="0 0 1220 18" draw:points="0,0 1220,0 1220,18 0,18">
          <text:p/>
        </draw:polygon>
        <draw:polygon draw:style-name="gr30" draw:text-style-name="P7" draw:layer="layout" svg:width="0.017cm" svg:height="0.017cm" svg:x="13.14cm" svg:y="7.823cm" svg:viewBox="0 0 18 18" draw:points="0,0 18,0 18,18 0,18">
          <text:p/>
        </draw:polygon>
        <draw:polygon draw:style-name="gr30" draw:text-style-name="P7" draw:layer="layout" svg:width="1.223cm" svg:height="0.017cm" svg:x="13.157cm" svg:y="7.823cm" svg:viewBox="0 0 1224 18" draw:points="0,0 1224,0 1224,18 0,18">
          <text:p/>
        </draw:polygon>
        <draw:polygon draw:style-name="gr30" draw:text-style-name="P7" draw:layer="layout" svg:width="0.017cm" svg:height="0.017cm" svg:x="14.38cm" svg:y="7.823cm" svg:viewBox="0 0 18 18" draw:points="0,0 18,0 18,18 0,18">
          <text:p/>
        </draw:polygon>
        <draw:polygon draw:style-name="gr30" draw:text-style-name="P7" draw:layer="layout" svg:width="1.219cm" svg:height="0.017cm" svg:x="14.397cm" svg:y="7.823cm" svg:viewBox="0 0 1220 18" draw:points="0,0 1220,0 1220,18 0,18">
          <text:p/>
        </draw:polygon>
        <draw:polygon draw:style-name="gr30" draw:text-style-name="P7" draw:layer="layout" svg:width="0.017cm" svg:height="0.017cm" svg:x="15.616cm" svg:y="7.823cm" svg:viewBox="0 0 18 18" draw:points="0,0 18,0 18,18 0,18">
          <text:p/>
        </draw:polygon>
        <draw:polygon draw:style-name="gr30" draw:text-style-name="P7" draw:layer="layout" svg:width="1.224cm" svg:height="0.017cm" svg:x="15.633cm" svg:y="7.823cm" svg:viewBox="0 0 1225 18" draw:points="0,0 1225,0 1225,18 0,18">
          <text:p/>
        </draw:polygon>
        <draw:polygon draw:style-name="gr30" draw:text-style-name="P7" draw:layer="layout" svg:width="0.017cm" svg:height="0.017cm" svg:x="16.857cm" svg:y="7.823cm" svg:viewBox="0 0 18 18" draw:points="0,0 18,0 18,18 0,18">
          <text:p/>
        </draw:polygon>
        <draw:polygon draw:style-name="gr30" draw:text-style-name="P7" draw:layer="layout" svg:width="3.695cm" svg:height="0.017cm" svg:x="16.874cm" svg:y="7.823cm" svg:viewBox="0 0 3696 18" draw:points="0,0 3696,0 3696,18 0,18">
          <text:p/>
        </draw:polygon>
        <draw:polygon draw:style-name="gr30" draw:text-style-name="P7" draw:layer="layout" svg:width="0.017cm" svg:height="0.017cm" svg:x="20.569cm" svg:y="7.823cm" svg:viewBox="0 0 18 18" draw:points="0,0 18,0 18,18 0,18">
          <text:p/>
        </draw:polygon>
        <draw:polygon draw:style-name="gr30" draw:text-style-name="P7" draw:layer="layout" svg:width="0.017cm" svg:height="0.558cm" svg:x="1.998cm" svg:y="7.84cm" svg:viewBox="0 0 18 559" draw:points="0,0 18,0 18,559 0,559">
          <text:p/>
        </draw:polygon>
        <draw:polygon draw:style-name="gr30" draw:text-style-name="P7" draw:layer="layout" svg:width="0.017cm" svg:height="0.558cm" svg:x="6.239cm" svg:y="7.84cm" svg:viewBox="0 0 18 559" draw:points="0,0 18,0 18,559 0,559">
          <text:p/>
        </draw:polygon>
        <draw:polygon draw:style-name="gr30" draw:text-style-name="P7" draw:layer="layout" svg:width="0.017cm" svg:height="0.558cm" svg:x="9.427cm" svg:y="7.84cm" svg:viewBox="0 0 18 559" draw:points="0,0 18,0 18,559 0,559">
          <text:p/>
        </draw:polygon>
        <draw:polygon draw:style-name="gr30" draw:text-style-name="P7" draw:layer="layout" svg:width="0.018cm" svg:height="0.558cm" svg:x="10.663cm" svg:y="7.84cm" svg:viewBox="0 0 19 559" draw:points="0,0 19,0 19,559 0,559">
          <text:p/>
        </draw:polygon>
        <draw:polygon draw:style-name="gr30" draw:text-style-name="P7" draw:layer="layout" svg:width="0.017cm" svg:height="0.558cm" svg:x="11.904cm" svg:y="7.84cm" svg:viewBox="0 0 18 559" draw:points="0,0 18,0 18,559 0,559">
          <text:p/>
        </draw:polygon>
        <draw:polygon draw:style-name="gr30" draw:text-style-name="P7" draw:layer="layout" svg:width="0.017cm" svg:height="0.558cm" svg:x="13.14cm" svg:y="7.84cm" svg:viewBox="0 0 18 559" draw:points="0,0 18,0 18,559 0,559">
          <text:p/>
        </draw:polygon>
        <draw:polygon draw:style-name="gr30" draw:text-style-name="P7" draw:layer="layout" svg:width="0.017cm" svg:height="0.558cm" svg:x="14.38cm" svg:y="7.84cm" svg:viewBox="0 0 18 559" draw:points="0,0 18,0 18,559 0,559">
          <text:p/>
        </draw:polygon>
        <draw:polygon draw:style-name="gr30" draw:text-style-name="P7" draw:layer="layout" svg:width="0.017cm" svg:height="0.558cm" svg:x="15.616cm" svg:y="7.84cm" svg:viewBox="0 0 18 559" draw:points="0,0 18,0 18,559 0,559">
          <text:p/>
        </draw:polygon>
        <draw:polygon draw:style-name="gr30" draw:text-style-name="P7" draw:layer="layout" svg:width="0.017cm" svg:height="0.558cm" svg:x="16.857cm" svg:y="7.84cm" svg:viewBox="0 0 18 559" draw:points="0,0 18,0 18,559 0,559">
          <text:p/>
        </draw:polygon>
        <draw:polygon draw:style-name="gr30" draw:text-style-name="P7" draw:layer="layout" svg:width="0.017cm" svg:height="0.558cm" svg:x="20.569cm" svg:y="7.84cm" svg:viewBox="0 0 18 559" draw:points="0,0 18,0 18,559 0,559">
          <text:p/>
        </draw:polygon>
        <draw:frame draw:style-name="gr12" draw:text-style-name="P2" draw:layer="layout" svg:width="0.422cm" svg:height="0.471cm" svg:x="18.724cm" svg:y="7.857cm">
          <draw:text-box>
            <text:p text:style-name="P1"><text:span text:style-name="T2"><text:s/></text:span></text:p>
          </draw:text-box>
        </draw:frame>
        <draw:frame draw:style-name="gr627" draw:text-style-name="P2" draw:layer="layout" svg:width="1.52cm" svg:height="0.471cm" svg:x="3.425cm" svg:y="8.432cm">
          <draw:text-box>
            <text:p text:style-name="P1"><text:span text:style-name="T2">Чёрный </text:span></text:p>
          </draw:text-box>
        </draw:frame>
        <draw:frame draw:style-name="gr244" draw:text-style-name="P2" draw:layer="layout" svg:width="1.59cm" svg:height="0.471cm" svg:x="7.104cm" svg:y="8.432cm">
          <draw:text-box>
            <text:p text:style-name="P1"><text:span text:style-name="T2">#000000 </text:span></text:p>
          </draw:text-box>
        </draw:frame>
        <draw:frame draw:style-name="gr12" draw:text-style-name="P2" draw:layer="layout" svg:width="0.422cm" svg:height="0.471cm" svg:x="9.948cm" svg:y="8.432cm">
          <draw:text-box>
            <text:p text:style-name="P1"><text:span text:style-name="T2">0 </text:span></text:p>
          </draw:text-box>
        </draw:frame>
        <draw:frame draw:style-name="gr12" draw:text-style-name="P2" draw:layer="layout" svg:width="0.422cm" svg:height="0.471cm" svg:x="11.189cm" svg:y="8.432cm">
          <draw:text-box>
            <text:p text:style-name="P1"><text:span text:style-name="T2">0 </text:span></text:p>
          </draw:text-box>
        </draw:frame>
        <draw:frame draw:style-name="gr12" draw:text-style-name="P2" draw:layer="layout" svg:width="0.422cm" svg:height="0.471cm" svg:x="12.425cm" svg:y="8.432cm">
          <draw:text-box>
            <text:p text:style-name="P1"><text:span text:style-name="T2">0 </text:span></text:p>
          </draw:text-box>
        </draw:frame>
        <draw:frame draw:style-name="gr12" draw:text-style-name="P2" draw:layer="layout" svg:width="0.422cm" svg:height="0.471cm" svg:x="13.665cm" svg:y="8.432cm">
          <draw:text-box>
            <text:p text:style-name="P1"><text:span text:style-name="T2">0 </text:span></text:p>
          </draw:text-box>
        </draw:frame>
        <draw:frame draw:style-name="gr12" draw:text-style-name="P2" draw:layer="layout" svg:width="0.422cm" svg:height="0.471cm" svg:x="14.901cm" svg:y="8.432cm">
          <draw:text-box>
            <text:p text:style-name="P1"><text:span text:style-name="T2">0 </text:span></text:p>
          </draw:text-box>
        </draw:frame>
        <draw:polygon draw:style-name="gr30" draw:text-style-name="P7" draw:layer="layout" svg:width="3.7cm" svg:height="0.563cm" svg:x="16.874cm" svg:y="8.415cm" svg:viewBox="0 0 3701 564" draw:points="0,0 3701,0 3701,564 0,564">
          <text:p/>
        </draw:polygon>
        <draw:polygon draw:style-name="gr30" draw:text-style-name="P7" draw:layer="layout" svg:width="3.335cm" svg:height="0.563cm" svg:x="17.056cm" svg:y="8.415cm" svg:viewBox="0 0 3336 564" draw:points="0,0 3336,0 3336,564 0,564">
          <text:p/>
        </draw:polygon>
        <draw:frame draw:style-name="gr12" draw:text-style-name="P2" draw:layer="layout" svg:width="0.422cm" svg:height="0.471cm" svg:x="16.142cm" svg:y="8.432cm">
          <draw:text-box>
            <text:p text:style-name="P1"><text:span text:style-name="T2">0 </text:span></text:p>
          </draw:text-box>
        </draw:frame>
        <draw:polygon draw:style-name="gr30" draw:text-style-name="P7" draw:layer="layout" svg:width="0.017cm" svg:height="0.017cm" svg:x="1.998cm" svg:y="8.398cm" svg:viewBox="0 0 18 18" draw:points="0,0 18,0 18,18 0,18">
          <text:p/>
        </draw:polygon>
        <draw:polygon draw:style-name="gr30" draw:text-style-name="P7" draw:layer="layout" svg:width="4.224cm" svg:height="0.017cm" svg:x="2.015cm" svg:y="8.398cm" svg:viewBox="0 0 4225 18" draw:points="0,0 4225,0 4225,18 0,18">
          <text:p/>
        </draw:polygon>
        <draw:polygon draw:style-name="gr30" draw:text-style-name="P7" draw:layer="layout" svg:width="0.017cm" svg:height="0.017cm" svg:x="6.239cm" svg:y="8.398cm" svg:viewBox="0 0 18 18" draw:points="0,0 18,0 18,18 0,18">
          <text:p/>
        </draw:polygon>
        <draw:polygon draw:style-name="gr30" draw:text-style-name="P7" draw:layer="layout" svg:width="3.171cm" svg:height="0.017cm" svg:x="6.256cm" svg:y="8.398cm" svg:viewBox="0 0 3172 18" draw:points="0,0 3172,0 3172,18 0,18">
          <text:p/>
        </draw:polygon>
        <draw:polygon draw:style-name="gr30" draw:text-style-name="P7" draw:layer="layout" svg:width="0.017cm" svg:height="0.017cm" svg:x="9.427cm" svg:y="8.398cm" svg:viewBox="0 0 18 18" draw:points="0,0 18,0 18,18 0,18">
          <text:p/>
        </draw:polygon>
        <draw:polygon draw:style-name="gr30" draw:text-style-name="P7" draw:layer="layout" svg:width="1.219cm" svg:height="0.017cm" svg:x="9.444cm" svg:y="8.398cm" svg:viewBox="0 0 1220 18" draw:points="0,0 1220,0 1220,18 0,18">
          <text:p/>
        </draw:polygon>
        <draw:polygon draw:style-name="gr30" draw:text-style-name="P7" draw:layer="layout" svg:width="0.018cm" svg:height="0.017cm" svg:x="10.663cm" svg:y="8.398cm" svg:viewBox="0 0 19 18" draw:points="0,0 19,0 19,18 0,18">
          <text:p/>
        </draw:polygon>
        <draw:polygon draw:style-name="gr30" draw:text-style-name="P7" draw:layer="layout" svg:width="1.224cm" svg:height="0.017cm" svg:x="10.68cm" svg:y="8.398cm" svg:viewBox="0 0 1225 18" draw:points="0,0 1225,0 1225,18 0,18">
          <text:p/>
        </draw:polygon>
        <draw:polygon draw:style-name="gr30" draw:text-style-name="P7" draw:layer="layout" svg:width="0.017cm" svg:height="0.017cm" svg:x="11.904cm" svg:y="8.398cm" svg:viewBox="0 0 18 18" draw:points="0,0 18,0 18,18 0,18">
          <text:p/>
        </draw:polygon>
        <draw:polygon draw:style-name="gr30" draw:text-style-name="P7" draw:layer="layout" svg:width="1.219cm" svg:height="0.017cm" svg:x="11.921cm" svg:y="8.398cm" svg:viewBox="0 0 1220 18" draw:points="0,0 1220,0 1220,18 0,18">
          <text:p/>
        </draw:polygon>
        <draw:polygon draw:style-name="gr30" draw:text-style-name="P7" draw:layer="layout" svg:width="0.017cm" svg:height="0.017cm" svg:x="13.14cm" svg:y="8.398cm" svg:viewBox="0 0 18 18" draw:points="0,0 18,0 18,18 0,18">
          <text:p/>
        </draw:polygon>
        <draw:polygon draw:style-name="gr30" draw:text-style-name="P7" draw:layer="layout" svg:width="1.223cm" svg:height="0.017cm" svg:x="13.157cm" svg:y="8.398cm" svg:viewBox="0 0 1224 18" draw:points="0,0 1224,0 1224,18 0,18">
          <text:p/>
        </draw:polygon>
        <draw:polygon draw:style-name="gr30" draw:text-style-name="P7" draw:layer="layout" svg:width="0.017cm" svg:height="0.017cm" svg:x="14.38cm" svg:y="8.398cm" svg:viewBox="0 0 18 18" draw:points="0,0 18,0 18,18 0,18">
          <text:p/>
        </draw:polygon>
        <draw:polygon draw:style-name="gr30" draw:text-style-name="P7" draw:layer="layout" svg:width="1.219cm" svg:height="0.017cm" svg:x="14.397cm" svg:y="8.398cm" svg:viewBox="0 0 1220 18" draw:points="0,0 1220,0 1220,18 0,18">
          <text:p/>
        </draw:polygon>
        <draw:polygon draw:style-name="gr30" draw:text-style-name="P7" draw:layer="layout" svg:width="0.017cm" svg:height="0.017cm" svg:x="15.616cm" svg:y="8.398cm" svg:viewBox="0 0 18 18" draw:points="0,0 18,0 18,18 0,18">
          <text:p/>
        </draw:polygon>
        <draw:polygon draw:style-name="gr30" draw:text-style-name="P7" draw:layer="layout" svg:width="1.224cm" svg:height="0.017cm" svg:x="15.633cm" svg:y="8.398cm" svg:viewBox="0 0 1225 18" draw:points="0,0 1225,0 1225,18 0,18">
          <text:p/>
        </draw:polygon>
        <draw:polygon draw:style-name="gr30" draw:text-style-name="P7" draw:layer="layout" svg:width="0.017cm" svg:height="0.017cm" svg:x="16.857cm" svg:y="8.398cm" svg:viewBox="0 0 18 18" draw:points="0,0 18,0 18,18 0,18">
          <text:p/>
        </draw:polygon>
        <draw:polygon draw:style-name="gr30" draw:text-style-name="P7" draw:layer="layout" svg:width="3.695cm" svg:height="0.017cm" svg:x="16.874cm" svg:y="8.398cm" svg:viewBox="0 0 3696 18" draw:points="0,0 3696,0 3696,18 0,18">
          <text:p/>
        </draw:polygon>
        <draw:polygon draw:style-name="gr30" draw:text-style-name="P7" draw:layer="layout" svg:width="0.017cm" svg:height="0.017cm" svg:x="20.569cm" svg:y="8.398cm" svg:viewBox="0 0 18 18" draw:points="0,0 18,0 18,18 0,18">
          <text:p/>
        </draw:polygon>
        <draw:polygon draw:style-name="gr30" draw:text-style-name="P7" draw:layer="layout" svg:width="0.017cm" svg:height="0.563cm" svg:x="1.998cm" svg:y="8.415cm" svg:viewBox="0 0 18 564" draw:points="0,0 18,0 18,564 0,564">
          <text:p/>
        </draw:polygon>
        <draw:polygon draw:style-name="gr30" draw:text-style-name="P7" draw:layer="layout" svg:width="0.017cm" svg:height="0.563cm" svg:x="6.239cm" svg:y="8.415cm" svg:viewBox="0 0 18 564" draw:points="0,0 18,0 18,564 0,564">
          <text:p/>
        </draw:polygon>
        <draw:polygon draw:style-name="gr30" draw:text-style-name="P7" draw:layer="layout" svg:width="0.017cm" svg:height="0.563cm" svg:x="9.427cm" svg:y="8.415cm" svg:viewBox="0 0 18 564" draw:points="0,0 18,0 18,564 0,564">
          <text:p/>
        </draw:polygon>
        <draw:polygon draw:style-name="gr30" draw:text-style-name="P7" draw:layer="layout" svg:width="0.018cm" svg:height="0.563cm" svg:x="10.663cm" svg:y="8.415cm" svg:viewBox="0 0 19 564" draw:points="0,0 19,0 19,564 0,564">
          <text:p/>
        </draw:polygon>
        <draw:polygon draw:style-name="gr30" draw:text-style-name="P7" draw:layer="layout" svg:width="0.017cm" svg:height="0.563cm" svg:x="11.904cm" svg:y="8.415cm" svg:viewBox="0 0 18 564" draw:points="0,0 18,0 18,564 0,564">
          <text:p/>
        </draw:polygon>
        <draw:polygon draw:style-name="gr30" draw:text-style-name="P7" draw:layer="layout" svg:width="0.017cm" svg:height="0.563cm" svg:x="13.14cm" svg:y="8.415cm" svg:viewBox="0 0 18 564" draw:points="0,0 18,0 18,564 0,564">
          <text:p/>
        </draw:polygon>
        <draw:polygon draw:style-name="gr30" draw:text-style-name="P7" draw:layer="layout" svg:width="0.017cm" svg:height="0.563cm" svg:x="14.38cm" svg:y="8.415cm" svg:viewBox="0 0 18 564" draw:points="0,0 18,0 18,564 0,564">
          <text:p/>
        </draw:polygon>
        <draw:polygon draw:style-name="gr30" draw:text-style-name="P7" draw:layer="layout" svg:width="0.017cm" svg:height="0.563cm" svg:x="15.616cm" svg:y="8.415cm" svg:viewBox="0 0 18 564" draw:points="0,0 18,0 18,564 0,564">
          <text:p/>
        </draw:polygon>
        <draw:polygon draw:style-name="gr30" draw:text-style-name="P7" draw:layer="layout" svg:width="0.017cm" svg:height="0.563cm" svg:x="16.857cm" svg:y="8.415cm" svg:viewBox="0 0 18 564" draw:points="0,0 18,0 18,564 0,564">
          <text:p/>
        </draw:polygon>
        <draw:polygon draw:style-name="gr30" draw:text-style-name="P7" draw:layer="layout" svg:width="0.017cm" svg:height="0.563cm" svg:x="20.569cm" svg:y="8.415cm" svg:viewBox="0 0 18 564" draw:points="0,0 18,0 18,564 0,564">
          <text:p/>
        </draw:polygon>
        <draw:frame draw:style-name="gr12" draw:text-style-name="P2" draw:layer="layout" svg:width="0.422cm" svg:height="0.471cm" svg:x="18.724cm" svg:y="8.432cm">
          <draw:text-box>
            <text:p text:style-name="P1"><text:span text:style-name="T16"><text:s/></text:span></text:p>
          </draw:text-box>
        </draw:frame>
        <draw:frame draw:style-name="gr628" draw:text-style-name="P2" draw:layer="layout" svg:width="1.641cm" svg:height="0.471cm" svg:x="3.366cm" svg:y="9.012cm">
          <draw:text-box>
            <text:p text:style-name="P1"><text:span text:style-name="T2">Голубой </text:span></text:p>
          </draw:text-box>
        </draw:frame>
        <draw:frame draw:style-name="gr220" draw:text-style-name="P2" draw:layer="layout" svg:width="1.849cm" svg:height="0.471cm" svg:x="6.977cm" svg:y="9.012cm">
          <draw:text-box>
            <text:p text:style-name="P1"><text:span text:style-name="T2">#3AAFFF </text:span></text:p>
          </draw:text-box>
        </draw:frame>
        <draw:frame draw:style-name="gr325" draw:text-style-name="P2" draw:layer="layout" svg:width="0.531cm" svg:height="0.471cm" svg:x="9.843cm" svg:y="9.012cm">
          <draw:text-box>
            <text:p text:style-name="P1"><text:span text:style-name="T2">58 </text:span></text:p>
          </draw:text-box>
        </draw:frame>
        <draw:frame draw:style-name="gr229" draw:text-style-name="P2" draw:layer="layout" svg:width="0.743cm" svg:height="0.471cm" svg:x="10.977cm" svg:y="9.012cm">
          <draw:text-box>
            <text:p text:style-name="P1"><text:span text:style-name="T2">175 </text:span></text:p>
          </draw:text-box>
        </draw:frame>
        <draw:frame draw:style-name="gr229" draw:text-style-name="P2" draw:layer="layout" svg:width="0.743cm" svg:height="0.471cm" svg:x="12.213cm" svg:y="9.012cm">
          <draw:text-box>
            <text:p text:style-name="P1"><text:span text:style-name="T2">255 </text:span></text:p>
          </draw:text-box>
        </draw:frame>
        <draw:frame draw:style-name="gr229" draw:text-style-name="P2" draw:layer="layout" svg:width="0.743cm" svg:height="0.471cm" svg:x="13.454cm" svg:y="9.012cm">
          <draw:text-box>
            <text:p text:style-name="P1"><text:span text:style-name="T2">204 </text:span></text:p>
          </draw:text-box>
        </draw:frame>
        <draw:frame draw:style-name="gr229" draw:text-style-name="P2" draw:layer="layout" svg:width="0.743cm" svg:height="0.471cm" svg:x="14.69cm" svg:y="9.012cm">
          <draw:text-box>
            <text:p text:style-name="P1"><text:span text:style-name="T2">100 </text:span></text:p>
          </draw:text-box>
        </draw:frame>
        <draw:polygon draw:style-name="gr629" draw:text-style-name="P18" draw:layer="layout" svg:width="3.7cm" svg:height="0.559cm" svg:x="16.874cm" svg:y="8.995cm" svg:viewBox="0 0 3701 560" draw:points="0,0 3701,0 3701,560 0,560">
          <text:p/>
        </draw:polygon>
        <draw:polygon draw:style-name="gr629" draw:text-style-name="P18" draw:layer="layout" svg:width="3.335cm" svg:height="0.559cm" svg:x="17.056cm" svg:y="8.995cm" svg:viewBox="0 0 3336 560" draw:points="0,0 3336,0 3336,560 0,560">
          <text:p/>
        </draw:polygon>
        <draw:frame draw:style-name="gr325" draw:text-style-name="P2" draw:layer="layout" svg:width="0.531cm" svg:height="0.471cm" svg:x="16.036cm" svg:y="9.012cm">
          <draw:text-box>
            <text:p text:style-name="P1"><text:span text:style-name="T2">61 </text:span></text:p>
          </draw:text-box>
        </draw:frame>
        <draw:polygon draw:style-name="gr30" draw:text-style-name="P7" draw:layer="layout" svg:width="0.017cm" svg:height="0.017cm" svg:x="1.998cm" svg:y="8.978cm" svg:viewBox="0 0 18 18" draw:points="0,0 18,0 18,18 0,18">
          <text:p/>
        </draw:polygon>
        <draw:polygon draw:style-name="gr30" draw:text-style-name="P7" draw:layer="layout" svg:width="4.224cm" svg:height="0.017cm" svg:x="2.015cm" svg:y="8.978cm" svg:viewBox="0 0 4225 18" draw:points="0,0 4225,0 4225,18 0,18">
          <text:p/>
        </draw:polygon>
        <draw:polygon draw:style-name="gr30" draw:text-style-name="P7" draw:layer="layout" svg:width="0.017cm" svg:height="0.017cm" svg:x="6.239cm" svg:y="8.978cm" svg:viewBox="0 0 18 18" draw:points="0,0 18,0 18,18 0,18">
          <text:p/>
        </draw:polygon>
        <draw:polygon draw:style-name="gr30" draw:text-style-name="P7" draw:layer="layout" svg:width="3.171cm" svg:height="0.017cm" svg:x="6.256cm" svg:y="8.978cm" svg:viewBox="0 0 3172 18" draw:points="0,0 3172,0 3172,18 0,18">
          <text:p/>
        </draw:polygon>
        <draw:polygon draw:style-name="gr30" draw:text-style-name="P7" draw:layer="layout" svg:width="0.017cm" svg:height="0.017cm" svg:x="9.427cm" svg:y="8.978cm" svg:viewBox="0 0 18 18" draw:points="0,0 18,0 18,18 0,18">
          <text:p/>
        </draw:polygon>
        <draw:polygon draw:style-name="gr30" draw:text-style-name="P7" draw:layer="layout" svg:width="1.219cm" svg:height="0.017cm" svg:x="9.444cm" svg:y="8.978cm" svg:viewBox="0 0 1220 18" draw:points="0,0 1220,0 1220,18 0,18">
          <text:p/>
        </draw:polygon>
        <draw:polygon draw:style-name="gr30" draw:text-style-name="P7" draw:layer="layout" svg:width="0.018cm" svg:height="0.017cm" svg:x="10.663cm" svg:y="8.978cm" svg:viewBox="0 0 19 18" draw:points="0,0 19,0 19,18 0,18">
          <text:p/>
        </draw:polygon>
        <draw:polygon draw:style-name="gr30" draw:text-style-name="P7" draw:layer="layout" svg:width="1.224cm" svg:height="0.017cm" svg:x="10.68cm" svg:y="8.978cm" svg:viewBox="0 0 1225 18" draw:points="0,0 1225,0 1225,18 0,18">
          <text:p/>
        </draw:polygon>
        <draw:polygon draw:style-name="gr30" draw:text-style-name="P7" draw:layer="layout" svg:width="0.017cm" svg:height="0.017cm" svg:x="11.904cm" svg:y="8.978cm" svg:viewBox="0 0 18 18" draw:points="0,0 18,0 18,18 0,18">
          <text:p/>
        </draw:polygon>
        <draw:polygon draw:style-name="gr30" draw:text-style-name="P7" draw:layer="layout" svg:width="1.219cm" svg:height="0.017cm" svg:x="11.921cm" svg:y="8.978cm" svg:viewBox="0 0 1220 18" draw:points="0,0 1220,0 1220,18 0,18">
          <text:p/>
        </draw:polygon>
        <draw:polygon draw:style-name="gr30" draw:text-style-name="P7" draw:layer="layout" svg:width="0.017cm" svg:height="0.017cm" svg:x="13.14cm" svg:y="8.978cm" svg:viewBox="0 0 18 18" draw:points="0,0 18,0 18,18 0,18">
          <text:p/>
        </draw:polygon>
        <draw:polygon draw:style-name="gr30" draw:text-style-name="P7" draw:layer="layout" svg:width="1.223cm" svg:height="0.017cm" svg:x="13.157cm" svg:y="8.978cm" svg:viewBox="0 0 1224 18" draw:points="0,0 1224,0 1224,18 0,18">
          <text:p/>
        </draw:polygon>
        <draw:polygon draw:style-name="gr30" draw:text-style-name="P7" draw:layer="layout" svg:width="0.017cm" svg:height="0.017cm" svg:x="14.38cm" svg:y="8.978cm" svg:viewBox="0 0 18 18" draw:points="0,0 18,0 18,18 0,18">
          <text:p/>
        </draw:polygon>
        <draw:polygon draw:style-name="gr30" draw:text-style-name="P7" draw:layer="layout" svg:width="1.219cm" svg:height="0.017cm" svg:x="14.397cm" svg:y="8.978cm" svg:viewBox="0 0 1220 18" draw:points="0,0 1220,0 1220,18 0,18">
          <text:p/>
        </draw:polygon>
        <draw:polygon draw:style-name="gr30" draw:text-style-name="P7" draw:layer="layout" svg:width="0.017cm" svg:height="0.017cm" svg:x="15.616cm" svg:y="8.978cm" svg:viewBox="0 0 18 18" draw:points="0,0 18,0 18,18 0,18">
          <text:p/>
        </draw:polygon>
        <draw:polygon draw:style-name="gr30" draw:text-style-name="P7" draw:layer="layout" svg:width="1.224cm" svg:height="0.017cm" svg:x="15.633cm" svg:y="8.978cm" svg:viewBox="0 0 1225 18" draw:points="0,0 1225,0 1225,18 0,18">
          <text:p/>
        </draw:polygon>
        <draw:polygon draw:style-name="gr30" draw:text-style-name="P7" draw:layer="layout" svg:width="0.017cm" svg:height="0.017cm" svg:x="16.857cm" svg:y="8.978cm" svg:viewBox="0 0 18 18" draw:points="0,0 18,0 18,18 0,18">
          <text:p/>
        </draw:polygon>
        <draw:polygon draw:style-name="gr30" draw:text-style-name="P7" draw:layer="layout" svg:width="3.695cm" svg:height="0.017cm" svg:x="16.874cm" svg:y="8.978cm" svg:viewBox="0 0 3696 18" draw:points="0,0 3696,0 3696,18 0,18">
          <text:p/>
        </draw:polygon>
        <draw:polygon draw:style-name="gr30" draw:text-style-name="P7" draw:layer="layout" svg:width="0.017cm" svg:height="0.017cm" svg:x="20.569cm" svg:y="8.978cm" svg:viewBox="0 0 18 18" draw:points="0,0 18,0 18,18 0,18">
          <text:p/>
        </draw:polygon>
        <draw:polygon draw:style-name="gr30" draw:text-style-name="P7" draw:layer="layout" svg:width="0.017cm" svg:height="0.559cm" svg:x="1.998cm" svg:y="8.995cm" svg:viewBox="0 0 18 560" draw:points="0,0 18,0 18,560 0,560">
          <text:p/>
        </draw:polygon>
        <draw:polygon draw:style-name="gr30" draw:text-style-name="P7" draw:layer="layout" svg:width="0.017cm" svg:height="0.559cm" svg:x="6.239cm" svg:y="8.995cm" svg:viewBox="0 0 18 560" draw:points="0,0 18,0 18,560 0,560">
          <text:p/>
        </draw:polygon>
        <draw:polygon draw:style-name="gr30" draw:text-style-name="P7" draw:layer="layout" svg:width="0.017cm" svg:height="0.559cm" svg:x="9.427cm" svg:y="8.995cm" svg:viewBox="0 0 18 560" draw:points="0,0 18,0 18,560 0,560">
          <text:p/>
        </draw:polygon>
        <draw:polygon draw:style-name="gr30" draw:text-style-name="P7" draw:layer="layout" svg:width="0.018cm" svg:height="0.559cm" svg:x="10.663cm" svg:y="8.995cm" svg:viewBox="0 0 19 560" draw:points="0,0 19,0 19,560 0,560">
          <text:p/>
        </draw:polygon>
        <draw:polygon draw:style-name="gr30" draw:text-style-name="P7" draw:layer="layout" svg:width="0.017cm" svg:height="0.559cm" svg:x="11.904cm" svg:y="8.995cm" svg:viewBox="0 0 18 560" draw:points="0,0 18,0 18,560 0,560">
          <text:p/>
        </draw:polygon>
        <draw:polygon draw:style-name="gr30" draw:text-style-name="P7" draw:layer="layout" svg:width="0.017cm" svg:height="0.559cm" svg:x="13.14cm" svg:y="8.995cm" svg:viewBox="0 0 18 560" draw:points="0,0 18,0 18,560 0,560">
          <text:p/>
        </draw:polygon>
        <draw:polygon draw:style-name="gr30" draw:text-style-name="P7" draw:layer="layout" svg:width="0.017cm" svg:height="0.559cm" svg:x="14.38cm" svg:y="8.995cm" svg:viewBox="0 0 18 560" draw:points="0,0 18,0 18,560 0,560">
          <text:p/>
        </draw:polygon>
        <draw:polygon draw:style-name="gr30" draw:text-style-name="P7" draw:layer="layout" svg:width="0.017cm" svg:height="0.559cm" svg:x="15.616cm" svg:y="8.995cm" svg:viewBox="0 0 18 560" draw:points="0,0 18,0 18,560 0,560">
          <text:p/>
        </draw:polygon>
        <draw:polygon draw:style-name="gr30" draw:text-style-name="P7" draw:layer="layout" svg:width="0.017cm" svg:height="0.559cm" svg:x="16.857cm" svg:y="8.995cm" svg:viewBox="0 0 18 560" draw:points="0,0 18,0 18,560 0,560">
          <text:p/>
        </draw:polygon>
        <draw:polygon draw:style-name="gr30" draw:text-style-name="P7" draw:layer="layout" svg:width="0.017cm" svg:height="0.559cm" svg:x="20.569cm" svg:y="8.995cm" svg:viewBox="0 0 18 560" draw:points="0,0 18,0 18,560 0,560">
          <text:p/>
        </draw:polygon>
        <draw:frame draw:style-name="gr12" draw:text-style-name="P2" draw:layer="layout" svg:width="0.422cm" svg:height="0.471cm" svg:x="18.724cm" svg:y="9.012cm">
          <draw:text-box>
            <text:p text:style-name="P1"><text:span text:style-name="T2"><text:s/></text:span></text:p>
          </draw:text-box>
        </draw:frame>
        <draw:frame draw:style-name="gr630" draw:text-style-name="P2" draw:layer="layout" svg:width="3.461cm" svg:height="0.471cm" svg:x="2.455cm" svg:y="9.588cm">
          <draw:text-box>
            <text:p text:style-name="P1"><text:span text:style-name="T2">Тёмно-бирюзовый </text:span></text:p>
          </draw:text-box>
        </draw:frame>
        <draw:frame draw:style-name="gr631" draw:text-style-name="P2" draw:layer="layout" svg:width="1.919cm" svg:height="0.471cm" svg:x="6.938cm" svg:y="9.588cm">
          <draw:text-box>
            <text:p text:style-name="P1"><text:span text:style-name="T2">#71AAAE </text:span></text:p>
          </draw:text-box>
        </draw:frame>
        <draw:frame draw:style-name="gr229" draw:text-style-name="P2" draw:layer="layout" svg:width="0.743cm" svg:height="0.471cm" svg:x="9.737cm" svg:y="9.588cm">
          <draw:text-box>
            <text:p text:style-name="P1"><text:span text:style-name="T2">113 </text:span></text:p>
          </draw:text-box>
        </draw:frame>
        <draw:frame draw:style-name="gr229" draw:text-style-name="P2" draw:layer="layout" svg:width="0.743cm" svg:height="0.471cm" svg:x="10.977cm" svg:y="9.588cm">
          <draw:text-box>
            <text:p text:style-name="P1"><text:span text:style-name="T2">170 </text:span></text:p>
          </draw:text-box>
        </draw:frame>
        <draw:frame draw:style-name="gr229" draw:text-style-name="P2" draw:layer="layout" svg:width="0.743cm" svg:height="0.471cm" svg:x="12.213cm" svg:y="9.588cm">
          <draw:text-box>
            <text:p text:style-name="P1"><text:span text:style-name="T2">174 </text:span></text:p>
          </draw:text-box>
        </draw:frame>
        <draw:frame draw:style-name="gr229" draw:text-style-name="P2" draw:layer="layout" svg:width="0.743cm" svg:height="0.471cm" svg:x="13.454cm" svg:y="9.588cm">
          <draw:text-box>
            <text:p text:style-name="P1"><text:span text:style-name="T2">184 </text:span></text:p>
          </draw:text-box>
        </draw:frame>
        <draw:frame draw:style-name="gr325" draw:text-style-name="P2" draw:layer="layout" svg:width="0.531cm" svg:height="0.471cm" svg:x="14.796cm" svg:y="9.588cm">
          <draw:text-box>
            <text:p text:style-name="P1"><text:span text:style-name="T2">27 </text:span></text:p>
          </draw:text-box>
        </draw:frame>
        <draw:polygon draw:style-name="gr632" draw:text-style-name="P19" draw:layer="layout" svg:width="3.7cm" svg:height="0.559cm" svg:x="16.874cm" svg:y="9.571cm" svg:viewBox="0 0 3701 560" draw:points="0,0 3701,0 3701,560 0,560">
          <text:p/>
        </draw:polygon>
        <draw:polygon draw:style-name="gr632" draw:text-style-name="P19" draw:layer="layout" svg:width="3.335cm" svg:height="0.559cm" svg:x="17.056cm" svg:y="9.571cm" svg:viewBox="0 0 3336 560" draw:points="0,0 3336,0 3336,560 0,560">
          <text:p/>
        </draw:polygon>
        <draw:frame draw:style-name="gr325" draw:text-style-name="P2" draw:layer="layout" svg:width="0.531cm" svg:height="0.471cm" svg:x="16.036cm" svg:y="9.588cm">
          <draw:text-box>
            <text:p text:style-name="P1"><text:span text:style-name="T2">56 </text:span></text:p>
          </draw:text-box>
        </draw:frame>
        <draw:polygon draw:style-name="gr30" draw:text-style-name="P7" draw:layer="layout" svg:width="0.017cm" svg:height="0.017cm" svg:x="1.998cm" svg:y="9.554cm" svg:viewBox="0 0 18 18" draw:points="0,0 18,0 18,18 0,18">
          <text:p/>
        </draw:polygon>
        <draw:polygon draw:style-name="gr30" draw:text-style-name="P7" draw:layer="layout" svg:width="4.224cm" svg:height="0.017cm" svg:x="2.015cm" svg:y="9.554cm" svg:viewBox="0 0 4225 18" draw:points="0,0 4225,0 4225,18 0,18">
          <text:p/>
        </draw:polygon>
        <draw:polygon draw:style-name="gr30" draw:text-style-name="P7" draw:layer="layout" svg:width="0.017cm" svg:height="0.017cm" svg:x="6.239cm" svg:y="9.554cm" svg:viewBox="0 0 18 18" draw:points="0,0 18,0 18,18 0,18">
          <text:p/>
        </draw:polygon>
        <draw:polygon draw:style-name="gr30" draw:text-style-name="P7" draw:layer="layout" svg:width="3.171cm" svg:height="0.017cm" svg:x="6.256cm" svg:y="9.554cm" svg:viewBox="0 0 3172 18" draw:points="0,0 3172,0 3172,18 0,18">
          <text:p/>
        </draw:polygon>
        <draw:polygon draw:style-name="gr30" draw:text-style-name="P7" draw:layer="layout" svg:width="0.017cm" svg:height="0.017cm" svg:x="9.427cm" svg:y="9.554cm" svg:viewBox="0 0 18 18" draw:points="0,0 18,0 18,18 0,18">
          <text:p/>
        </draw:polygon>
        <draw:polygon draw:style-name="gr30" draw:text-style-name="P7" draw:layer="layout" svg:width="1.219cm" svg:height="0.017cm" svg:x="9.444cm" svg:y="9.554cm" svg:viewBox="0 0 1220 18" draw:points="0,0 1220,0 1220,18 0,18">
          <text:p/>
        </draw:polygon>
        <draw:polygon draw:style-name="gr30" draw:text-style-name="P7" draw:layer="layout" svg:width="0.018cm" svg:height="0.017cm" svg:x="10.663cm" svg:y="9.554cm" svg:viewBox="0 0 19 18" draw:points="0,0 19,0 19,18 0,18">
          <text:p/>
        </draw:polygon>
        <draw:polygon draw:style-name="gr30" draw:text-style-name="P7" draw:layer="layout" svg:width="1.224cm" svg:height="0.017cm" svg:x="10.68cm" svg:y="9.554cm" svg:viewBox="0 0 1225 18" draw:points="0,0 1225,0 1225,18 0,18">
          <text:p/>
        </draw:polygon>
        <draw:polygon draw:style-name="gr30" draw:text-style-name="P7" draw:layer="layout" svg:width="0.017cm" svg:height="0.017cm" svg:x="11.904cm" svg:y="9.554cm" svg:viewBox="0 0 18 18" draw:points="0,0 18,0 18,18 0,18">
          <text:p/>
        </draw:polygon>
        <draw:polygon draw:style-name="gr30" draw:text-style-name="P7" draw:layer="layout" svg:width="1.219cm" svg:height="0.017cm" svg:x="11.921cm" svg:y="9.554cm" svg:viewBox="0 0 1220 18" draw:points="0,0 1220,0 1220,18 0,18">
          <text:p/>
        </draw:polygon>
        <draw:polygon draw:style-name="gr30" draw:text-style-name="P7" draw:layer="layout" svg:width="0.017cm" svg:height="0.017cm" svg:x="13.14cm" svg:y="9.554cm" svg:viewBox="0 0 18 18" draw:points="0,0 18,0 18,18 0,18">
          <text:p/>
        </draw:polygon>
        <draw:polygon draw:style-name="gr30" draw:text-style-name="P7" draw:layer="layout" svg:width="1.223cm" svg:height="0.017cm" svg:x="13.157cm" svg:y="9.554cm" svg:viewBox="0 0 1224 18" draw:points="0,0 1224,0 1224,18 0,18">
          <text:p/>
        </draw:polygon>
        <draw:polygon draw:style-name="gr30" draw:text-style-name="P7" draw:layer="layout" svg:width="0.017cm" svg:height="0.017cm" svg:x="14.38cm" svg:y="9.554cm" svg:viewBox="0 0 18 18" draw:points="0,0 18,0 18,18 0,18">
          <text:p/>
        </draw:polygon>
        <draw:polygon draw:style-name="gr30" draw:text-style-name="P7" draw:layer="layout" svg:width="1.219cm" svg:height="0.017cm" svg:x="14.397cm" svg:y="9.554cm" svg:viewBox="0 0 1220 18" draw:points="0,0 1220,0 1220,18 0,18">
          <text:p/>
        </draw:polygon>
        <draw:polygon draw:style-name="gr30" draw:text-style-name="P7" draw:layer="layout" svg:width="0.017cm" svg:height="0.017cm" svg:x="15.616cm" svg:y="9.554cm" svg:viewBox="0 0 18 18" draw:points="0,0 18,0 18,18 0,18">
          <text:p/>
        </draw:polygon>
        <draw:polygon draw:style-name="gr30" draw:text-style-name="P7" draw:layer="layout" svg:width="1.224cm" svg:height="0.017cm" svg:x="15.633cm" svg:y="9.554cm" svg:viewBox="0 0 1225 18" draw:points="0,0 1225,0 1225,18 0,18">
          <text:p/>
        </draw:polygon>
        <draw:polygon draw:style-name="gr30" draw:text-style-name="P7" draw:layer="layout" svg:width="0.017cm" svg:height="0.017cm" svg:x="16.857cm" svg:y="9.554cm" svg:viewBox="0 0 18 18" draw:points="0,0 18,0 18,18 0,18">
          <text:p/>
        </draw:polygon>
        <draw:polygon draw:style-name="gr30" draw:text-style-name="P7" draw:layer="layout" svg:width="3.695cm" svg:height="0.017cm" svg:x="16.874cm" svg:y="9.554cm" svg:viewBox="0 0 3696 18" draw:points="0,0 3696,0 3696,18 0,18">
          <text:p/>
        </draw:polygon>
        <draw:polygon draw:style-name="gr30" draw:text-style-name="P7" draw:layer="layout" svg:width="0.017cm" svg:height="0.017cm" svg:x="20.569cm" svg:y="9.554cm" svg:viewBox="0 0 18 18" draw:points="0,0 18,0 18,18 0,18">
          <text:p/>
        </draw:polygon>
        <draw:polygon draw:style-name="gr30" draw:text-style-name="P7" draw:layer="layout" svg:width="0.017cm" svg:height="0.559cm" svg:x="1.998cm" svg:y="9.571cm" svg:viewBox="0 0 18 560" draw:points="0,0 18,0 18,560 0,560">
          <text:p/>
        </draw:polygon>
        <draw:polygon draw:style-name="gr30" draw:text-style-name="P7" draw:layer="layout" svg:width="0.017cm" svg:height="0.559cm" svg:x="6.239cm" svg:y="9.571cm" svg:viewBox="0 0 18 560" draw:points="0,0 18,0 18,560 0,560">
          <text:p/>
        </draw:polygon>
        <draw:polygon draw:style-name="gr30" draw:text-style-name="P7" draw:layer="layout" svg:width="0.017cm" svg:height="0.559cm" svg:x="9.427cm" svg:y="9.571cm" svg:viewBox="0 0 18 560" draw:points="0,0 18,0 18,560 0,560">
          <text:p/>
        </draw:polygon>
        <draw:polygon draw:style-name="gr30" draw:text-style-name="P7" draw:layer="layout" svg:width="0.018cm" svg:height="0.559cm" svg:x="10.663cm" svg:y="9.571cm" svg:viewBox="0 0 19 560" draw:points="0,0 19,0 19,560 0,560">
          <text:p/>
        </draw:polygon>
        <draw:polygon draw:style-name="gr30" draw:text-style-name="P7" draw:layer="layout" svg:width="0.017cm" svg:height="0.559cm" svg:x="11.904cm" svg:y="9.571cm" svg:viewBox="0 0 18 560" draw:points="0,0 18,0 18,560 0,560">
          <text:p/>
        </draw:polygon>
        <draw:polygon draw:style-name="gr30" draw:text-style-name="P7" draw:layer="layout" svg:width="0.017cm" svg:height="0.559cm" svg:x="13.14cm" svg:y="9.571cm" svg:viewBox="0 0 18 560" draw:points="0,0 18,0 18,560 0,560">
          <text:p/>
        </draw:polygon>
        <draw:polygon draw:style-name="gr30" draw:text-style-name="P7" draw:layer="layout" svg:width="0.017cm" svg:height="0.559cm" svg:x="14.38cm" svg:y="9.571cm" svg:viewBox="0 0 18 560" draw:points="0,0 18,0 18,560 0,560">
          <text:p/>
        </draw:polygon>
        <draw:polygon draw:style-name="gr30" draw:text-style-name="P7" draw:layer="layout" svg:width="0.017cm" svg:height="0.559cm" svg:x="15.616cm" svg:y="9.571cm" svg:viewBox="0 0 18 560" draw:points="0,0 18,0 18,560 0,560">
          <text:p/>
        </draw:polygon>
        <draw:polygon draw:style-name="gr30" draw:text-style-name="P7" draw:layer="layout" svg:width="0.017cm" svg:height="0.559cm" svg:x="16.857cm" svg:y="9.571cm" svg:viewBox="0 0 18 560" draw:points="0,0 18,0 18,560 0,560">
          <text:p/>
        </draw:polygon>
        <draw:polygon draw:style-name="gr30" draw:text-style-name="P7" draw:layer="layout" svg:width="0.017cm" svg:height="0.559cm" svg:x="20.569cm" svg:y="9.571cm" svg:viewBox="0 0 18 560" draw:points="0,0 18,0 18,560 0,560">
          <text:p/>
        </draw:polygon>
        <draw:frame draw:style-name="gr12" draw:text-style-name="P2" draw:layer="layout" svg:width="0.422cm" svg:height="0.471cm" svg:x="18.724cm" svg:y="9.588cm">
          <draw:text-box>
            <text:p text:style-name="P1"><text:span text:style-name="T2"><text:s/></text:span></text:p>
          </draw:text-box>
        </draw:frame>
        <draw:frame draw:style-name="gr67" draw:text-style-name="P2" draw:layer="layout" svg:width="2.179cm" svg:height="0.471cm" svg:x="3.095cm" svg:y="10.168cm">
          <draw:text-box>
            <text:p text:style-name="P1"><text:span text:style-name="T2">Оливковый </text:span></text:p>
          </draw:text-box>
        </draw:frame>
        <draw:frame draw:style-name="gr633" draw:text-style-name="P2" draw:layer="layout" svg:width="1.778cm" svg:height="0.471cm" svg:x="7.01cm" svg:y="10.168cm">
          <draw:text-box>
            <text:p text:style-name="P1"><text:span text:style-name="T2">#4A766A </text:span></text:p>
          </draw:text-box>
        </draw:frame>
        <draw:frame draw:style-name="gr325" draw:text-style-name="P2" draw:layer="layout" svg:width="0.531cm" svg:height="0.471cm" svg:x="9.843cm" svg:y="10.168cm">
          <draw:text-box>
            <text:p text:style-name="P1"><text:span text:style-name="T2">74 </text:span></text:p>
          </draw:text-box>
        </draw:frame>
        <draw:frame draw:style-name="gr229" draw:text-style-name="P2" draw:layer="layout" svg:width="0.743cm" svg:height="0.471cm" svg:x="10.977cm" svg:y="10.168cm">
          <draw:text-box>
            <text:p text:style-name="P1"><text:span text:style-name="T2">118 </text:span></text:p>
          </draw:text-box>
        </draw:frame>
        <draw:frame draw:style-name="gr229" draw:text-style-name="P2" draw:layer="layout" svg:width="0.743cm" svg:height="0.471cm" svg:x="12.213cm" svg:y="10.168cm">
          <draw:text-box>
            <text:p text:style-name="P1"><text:span text:style-name="T2">106 </text:span></text:p>
          </draw:text-box>
        </draw:frame>
        <draw:frame draw:style-name="gr229" draw:text-style-name="P2" draw:layer="layout" svg:width="0.743cm" svg:height="0.471cm" svg:x="13.454cm" svg:y="10.168cm">
          <draw:text-box>
            <text:p text:style-name="P1"><text:span text:style-name="T2">164 </text:span></text:p>
          </draw:text-box>
        </draw:frame>
        <draw:frame draw:style-name="gr325" draw:text-style-name="P2" draw:layer="layout" svg:width="0.531cm" svg:height="0.471cm" svg:x="14.796cm" svg:y="10.168cm">
          <draw:text-box>
            <text:p text:style-name="P1"><text:span text:style-name="T2">23 </text:span></text:p>
          </draw:text-box>
        </draw:frame>
        <draw:polygon draw:style-name="gr634" draw:text-style-name="P20" draw:layer="layout" svg:width="3.7cm" svg:height="0.559cm" svg:x="16.874cm" svg:y="10.151cm" svg:viewBox="0 0 3701 560" draw:points="0,0 3701,0 3701,560 0,560">
          <text:p/>
        </draw:polygon>
        <draw:polygon draw:style-name="gr634" draw:text-style-name="P20" draw:layer="layout" svg:width="3.335cm" svg:height="0.559cm" svg:x="17.056cm" svg:y="10.151cm" svg:viewBox="0 0 3336 560" draw:points="0,0 3336,0 3336,560 0,560">
          <text:p/>
        </draw:polygon>
        <draw:frame draw:style-name="gr325" draw:text-style-name="P2" draw:layer="layout" svg:width="0.531cm" svg:height="0.471cm" svg:x="16.036cm" svg:y="10.168cm">
          <draw:text-box>
            <text:p text:style-name="P1"><text:span text:style-name="T2">38 </text:span></text:p>
          </draw:text-box>
        </draw:frame>
        <draw:polygon draw:style-name="gr30" draw:text-style-name="P7" draw:layer="layout" svg:width="0.017cm" svg:height="0.017cm" svg:x="1.998cm" svg:y="10.13cm" svg:viewBox="0 0 18 18" draw:points="0,0 18,0 18,18 0,18">
          <text:p/>
        </draw:polygon>
        <draw:polygon draw:style-name="gr30" draw:text-style-name="P7" draw:layer="layout" svg:width="4.224cm" svg:height="0.017cm" svg:x="2.015cm" svg:y="10.13cm" svg:viewBox="0 0 4225 18" draw:points="0,0 4225,0 4225,18 0,18">
          <text:p/>
        </draw:polygon>
        <draw:polygon draw:style-name="gr30" draw:text-style-name="P7" draw:layer="layout" svg:width="0.017cm" svg:height="0.017cm" svg:x="6.239cm" svg:y="10.13cm" svg:viewBox="0 0 18 18" draw:points="0,0 18,0 18,18 0,18">
          <text:p/>
        </draw:polygon>
        <draw:polygon draw:style-name="gr30" draw:text-style-name="P7" draw:layer="layout" svg:width="3.171cm" svg:height="0.017cm" svg:x="6.256cm" svg:y="10.13cm" svg:viewBox="0 0 3172 18" draw:points="0,0 3172,0 3172,18 0,18">
          <text:p/>
        </draw:polygon>
        <draw:polygon draw:style-name="gr30" draw:text-style-name="P7" draw:layer="layout" svg:width="0.017cm" svg:height="0.017cm" svg:x="9.427cm" svg:y="10.13cm" svg:viewBox="0 0 18 18" draw:points="0,0 18,0 18,18 0,18">
          <text:p/>
        </draw:polygon>
        <draw:polygon draw:style-name="gr30" draw:text-style-name="P7" draw:layer="layout" svg:width="1.219cm" svg:height="0.017cm" svg:x="9.444cm" svg:y="10.13cm" svg:viewBox="0 0 1220 18" draw:points="0,0 1220,0 1220,18 0,18">
          <text:p/>
        </draw:polygon>
        <draw:polygon draw:style-name="gr30" draw:text-style-name="P7" draw:layer="layout" svg:width="0.018cm" svg:height="0.017cm" svg:x="10.663cm" svg:y="10.13cm" svg:viewBox="0 0 19 18" draw:points="0,0 19,0 19,18 0,18">
          <text:p/>
        </draw:polygon>
        <draw:polygon draw:style-name="gr30" draw:text-style-name="P7" draw:layer="layout" svg:width="1.224cm" svg:height="0.017cm" svg:x="10.68cm" svg:y="10.13cm" svg:viewBox="0 0 1225 18" draw:points="0,0 1225,0 1225,18 0,18">
          <text:p/>
        </draw:polygon>
        <draw:polygon draw:style-name="gr30" draw:text-style-name="P7" draw:layer="layout" svg:width="0.017cm" svg:height="0.017cm" svg:x="11.904cm" svg:y="10.13cm" svg:viewBox="0 0 18 18" draw:points="0,0 18,0 18,18 0,18">
          <text:p/>
        </draw:polygon>
        <draw:polygon draw:style-name="gr30" draw:text-style-name="P7" draw:layer="layout" svg:width="1.219cm" svg:height="0.017cm" svg:x="11.921cm" svg:y="10.13cm" svg:viewBox="0 0 1220 18" draw:points="0,0 1220,0 1220,18 0,18">
          <text:p/>
        </draw:polygon>
        <draw:polygon draw:style-name="gr30" draw:text-style-name="P7" draw:layer="layout" svg:width="0.017cm" svg:height="0.017cm" svg:x="13.14cm" svg:y="10.13cm" svg:viewBox="0 0 18 18" draw:points="0,0 18,0 18,18 0,18">
          <text:p/>
        </draw:polygon>
        <draw:polygon draw:style-name="gr30" draw:text-style-name="P7" draw:layer="layout" svg:width="1.223cm" svg:height="0.017cm" svg:x="13.157cm" svg:y="10.13cm" svg:viewBox="0 0 1224 18" draw:points="0,0 1224,0 1224,18 0,18">
          <text:p/>
        </draw:polygon>
        <draw:polygon draw:style-name="gr30" draw:text-style-name="P7" draw:layer="layout" svg:width="0.017cm" svg:height="0.017cm" svg:x="14.38cm" svg:y="10.13cm" svg:viewBox="0 0 18 18" draw:points="0,0 18,0 18,18 0,18">
          <text:p/>
        </draw:polygon>
        <draw:polygon draw:style-name="gr30" draw:text-style-name="P7" draw:layer="layout" svg:width="1.219cm" svg:height="0.017cm" svg:x="14.397cm" svg:y="10.13cm" svg:viewBox="0 0 1220 18" draw:points="0,0 1220,0 1220,18 0,18">
          <text:p/>
        </draw:polygon>
        <draw:polygon draw:style-name="gr30" draw:text-style-name="P7" draw:layer="layout" svg:width="0.017cm" svg:height="0.017cm" svg:x="15.616cm" svg:y="10.13cm" svg:viewBox="0 0 18 18" draw:points="0,0 18,0 18,18 0,18">
          <text:p/>
        </draw:polygon>
        <draw:polygon draw:style-name="gr30" draw:text-style-name="P7" draw:layer="layout" svg:width="1.224cm" svg:height="0.017cm" svg:x="15.633cm" svg:y="10.13cm" svg:viewBox="0 0 1225 18" draw:points="0,0 1225,0 1225,18 0,18">
          <text:p/>
        </draw:polygon>
        <draw:polygon draw:style-name="gr30" draw:text-style-name="P7" draw:layer="layout" svg:width="0.017cm" svg:height="0.017cm" svg:x="16.857cm" svg:y="10.13cm" svg:viewBox="0 0 18 18" draw:points="0,0 18,0 18,18 0,18">
          <text:p/>
        </draw:polygon>
        <draw:polygon draw:style-name="gr30" draw:text-style-name="P7" draw:layer="layout" svg:width="3.695cm" svg:height="0.017cm" svg:x="16.874cm" svg:y="10.13cm" svg:viewBox="0 0 3696 18" draw:points="0,0 3696,0 3696,18 0,18">
          <text:p/>
        </draw:polygon>
        <draw:polygon draw:style-name="gr30" draw:text-style-name="P7" draw:layer="layout" svg:width="0.017cm" svg:height="0.017cm" svg:x="20.569cm" svg:y="10.13cm" svg:viewBox="0 0 18 18" draw:points="0,0 18,0 18,18 0,18">
          <text:p/>
        </draw:polygon>
        <draw:polygon draw:style-name="gr30" draw:text-style-name="P7" draw:layer="layout" svg:width="0.017cm" svg:height="0.563cm" svg:x="1.998cm" svg:y="10.147cm" svg:viewBox="0 0 18 564" draw:points="0,0 18,0 18,564 0,564">
          <text:p/>
        </draw:polygon>
        <draw:polygon draw:style-name="gr30" draw:text-style-name="P7" draw:layer="layout" svg:width="0.017cm" svg:height="0.563cm" svg:x="6.239cm" svg:y="10.147cm" svg:viewBox="0 0 18 564" draw:points="0,0 18,0 18,564 0,564">
          <text:p/>
        </draw:polygon>
        <draw:polygon draw:style-name="gr30" draw:text-style-name="P7" draw:layer="layout" svg:width="0.017cm" svg:height="0.563cm" svg:x="9.427cm" svg:y="10.147cm" svg:viewBox="0 0 18 564" draw:points="0,0 18,0 18,564 0,564">
          <text:p/>
        </draw:polygon>
        <draw:polygon draw:style-name="gr30" draw:text-style-name="P7" draw:layer="layout" svg:width="0.018cm" svg:height="0.563cm" svg:x="10.663cm" svg:y="10.147cm" svg:viewBox="0 0 19 564" draw:points="0,0 19,0 19,564 0,564">
          <text:p/>
        </draw:polygon>
        <draw:polygon draw:style-name="gr30" draw:text-style-name="P7" draw:layer="layout" svg:width="0.017cm" svg:height="0.563cm" svg:x="11.904cm" svg:y="10.147cm" svg:viewBox="0 0 18 564" draw:points="0,0 18,0 18,564 0,564">
          <text:p/>
        </draw:polygon>
        <draw:polygon draw:style-name="gr30" draw:text-style-name="P7" draw:layer="layout" svg:width="0.017cm" svg:height="0.563cm" svg:x="13.14cm" svg:y="10.147cm" svg:viewBox="0 0 18 564" draw:points="0,0 18,0 18,564 0,564">
          <text:p/>
        </draw:polygon>
        <draw:polygon draw:style-name="gr30" draw:text-style-name="P7" draw:layer="layout" svg:width="0.017cm" svg:height="0.563cm" svg:x="14.38cm" svg:y="10.147cm" svg:viewBox="0 0 18 564" draw:points="0,0 18,0 18,564 0,564">
          <text:p/>
        </draw:polygon>
        <draw:polygon draw:style-name="gr30" draw:text-style-name="P7" draw:layer="layout" svg:width="0.017cm" svg:height="0.563cm" svg:x="15.616cm" svg:y="10.147cm" svg:viewBox="0 0 18 564" draw:points="0,0 18,0 18,564 0,564">
          <text:p/>
        </draw:polygon>
        <draw:polygon draw:style-name="gr30" draw:text-style-name="P7" draw:layer="layout" svg:width="0.017cm" svg:height="0.563cm" svg:x="16.857cm" svg:y="10.147cm" svg:viewBox="0 0 18 564" draw:points="0,0 18,0 18,564 0,564">
          <text:p/>
        </draw:polygon>
        <draw:polygon draw:style-name="gr30" draw:text-style-name="P7" draw:layer="layout" svg:width="0.017cm" svg:height="0.563cm" svg:x="20.569cm" svg:y="10.147cm" svg:viewBox="0 0 18 564" draw:points="0,0 18,0 18,564 0,564">
          <text:p/>
        </draw:polygon>
        <draw:frame draw:style-name="gr12" draw:text-style-name="P2" draw:layer="layout" svg:width="0.422cm" svg:height="0.471cm" svg:x="18.724cm" svg:y="10.168cm">
          <draw:text-box>
            <text:p text:style-name="P1"><text:span text:style-name="T2"><text:s/></text:span></text:p>
          </draw:text-box>
        </draw:frame>
        <draw:frame draw:style-name="gr635" draw:text-style-name="P2" draw:layer="layout" svg:width="1.296cm" svg:height="0.471cm" svg:x="3.535cm" svg:y="10.744cm">
          <draw:text-box>
            <text:p text:style-name="P1"><text:span text:style-name="T2">Синий </text:span></text:p>
          </draw:text-box>
        </draw:frame>
        <draw:frame draw:style-name="gr636" draw:text-style-name="P2" draw:layer="layout" svg:width="1.755cm" svg:height="0.471cm" svg:x="7.023cm" svg:y="10.744cm">
          <draw:text-box>
            <text:p text:style-name="P1"><text:span text:style-name="T2">#074BBF </text:span></text:p>
          </draw:text-box>
        </draw:frame>
        <draw:frame draw:style-name="gr12" draw:text-style-name="P2" draw:layer="layout" svg:width="0.422cm" svg:height="0.471cm" svg:x="9.948cm" svg:y="10.744cm">
          <draw:text-box>
            <text:p text:style-name="P1"><text:span text:style-name="T2">7 </text:span></text:p>
          </draw:text-box>
        </draw:frame>
        <draw:frame draw:style-name="gr325" draw:text-style-name="P2" draw:layer="layout" svg:width="0.531cm" svg:height="0.471cm" svg:x="11.083cm" svg:y="10.744cm">
          <draw:text-box>
            <text:p text:style-name="P1"><text:span text:style-name="T2">75 </text:span></text:p>
          </draw:text-box>
        </draw:frame>
        <draw:frame draw:style-name="gr229" draw:text-style-name="P2" draw:layer="layout" svg:width="0.743cm" svg:height="0.471cm" svg:x="12.213cm" svg:y="10.744cm">
          <draw:text-box>
            <text:p text:style-name="P1"><text:span text:style-name="T2">191 </text:span></text:p>
          </draw:text-box>
        </draw:frame>
        <draw:frame draw:style-name="gr229" draw:text-style-name="P2" draw:layer="layout" svg:width="0.743cm" svg:height="0.471cm" svg:x="13.454cm" svg:y="10.744cm">
          <draw:text-box>
            <text:p text:style-name="P1"><text:span text:style-name="T2">218 </text:span></text:p>
          </draw:text-box>
        </draw:frame>
        <draw:frame draw:style-name="gr325" draw:text-style-name="P2" draw:layer="layout" svg:width="0.531cm" svg:height="0.471cm" svg:x="14.796cm" svg:y="10.744cm">
          <draw:text-box>
            <text:p text:style-name="P1"><text:span text:style-name="T2">93 </text:span></text:p>
          </draw:text-box>
        </draw:frame>
        <draw:polygon draw:style-name="gr637" draw:text-style-name="P21" draw:layer="layout" svg:width="3.7cm" svg:height="0.559cm" svg:x="16.874cm" svg:y="10.727cm" svg:viewBox="0 0 3701 560" draw:points="0,0 3701,0 3701,560 0,560">
          <text:p/>
        </draw:polygon>
        <draw:polygon draw:style-name="gr637" draw:text-style-name="P21" draw:layer="layout" svg:width="3.335cm" svg:height="0.559cm" svg:x="17.056cm" svg:y="10.727cm" svg:viewBox="0 0 3336 560" draw:points="0,0 3336,0 3336,560 0,560">
          <text:p/>
        </draw:polygon>
        <draw:frame draw:style-name="gr325" draw:text-style-name="P2" draw:layer="layout" svg:width="0.531cm" svg:height="0.471cm" svg:x="16.036cm" svg:y="10.744cm">
          <draw:text-box>
            <text:p text:style-name="P1"><text:span text:style-name="T2">39 </text:span></text:p>
          </draw:text-box>
        </draw:frame>
        <draw:polygon draw:style-name="gr30" draw:text-style-name="P7" draw:layer="layout" svg:width="0.017cm" svg:height="0.017cm" svg:x="1.998cm" svg:y="10.71cm" svg:viewBox="0 0 18 18" draw:points="0,0 18,0 18,18 0,18">
          <text:p/>
        </draw:polygon>
        <draw:polygon draw:style-name="gr30" draw:text-style-name="P7" draw:layer="layout" svg:width="4.224cm" svg:height="0.017cm" svg:x="2.015cm" svg:y="10.71cm" svg:viewBox="0 0 4225 18" draw:points="0,0 4225,0 4225,18 0,18">
          <text:p/>
        </draw:polygon>
        <draw:polygon draw:style-name="gr30" draw:text-style-name="P7" draw:layer="layout" svg:width="0.017cm" svg:height="0.017cm" svg:x="6.239cm" svg:y="10.71cm" svg:viewBox="0 0 18 18" draw:points="0,0 18,0 18,18 0,18">
          <text:p/>
        </draw:polygon>
        <draw:polygon draw:style-name="gr30" draw:text-style-name="P7" draw:layer="layout" svg:width="3.171cm" svg:height="0.017cm" svg:x="6.256cm" svg:y="10.71cm" svg:viewBox="0 0 3172 18" draw:points="0,0 3172,0 3172,18 0,18">
          <text:p/>
        </draw:polygon>
        <draw:polygon draw:style-name="gr30" draw:text-style-name="P7" draw:layer="layout" svg:width="0.017cm" svg:height="0.017cm" svg:x="9.427cm" svg:y="10.71cm" svg:viewBox="0 0 18 18" draw:points="0,0 18,0 18,18 0,18">
          <text:p/>
        </draw:polygon>
        <draw:polygon draw:style-name="gr30" draw:text-style-name="P7" draw:layer="layout" svg:width="1.219cm" svg:height="0.017cm" svg:x="9.444cm" svg:y="10.71cm" svg:viewBox="0 0 1220 18" draw:points="0,0 1220,0 1220,18 0,18">
          <text:p/>
        </draw:polygon>
        <draw:polygon draw:style-name="gr30" draw:text-style-name="P7" draw:layer="layout" svg:width="0.018cm" svg:height="0.017cm" svg:x="10.663cm" svg:y="10.71cm" svg:viewBox="0 0 19 18" draw:points="0,0 19,0 19,18 0,18">
          <text:p/>
        </draw:polygon>
        <draw:polygon draw:style-name="gr30" draw:text-style-name="P7" draw:layer="layout" svg:width="1.224cm" svg:height="0.017cm" svg:x="10.68cm" svg:y="10.71cm" svg:viewBox="0 0 1225 18" draw:points="0,0 1225,0 1225,18 0,18">
          <text:p/>
        </draw:polygon>
        <draw:polygon draw:style-name="gr30" draw:text-style-name="P7" draw:layer="layout" svg:width="0.017cm" svg:height="0.017cm" svg:x="11.904cm" svg:y="10.71cm" svg:viewBox="0 0 18 18" draw:points="0,0 18,0 18,18 0,18">
          <text:p/>
        </draw:polygon>
        <draw:polygon draw:style-name="gr30" draw:text-style-name="P7" draw:layer="layout" svg:width="1.219cm" svg:height="0.017cm" svg:x="11.921cm" svg:y="10.71cm" svg:viewBox="0 0 1220 18" draw:points="0,0 1220,0 1220,18 0,18">
          <text:p/>
        </draw:polygon>
        <draw:polygon draw:style-name="gr30" draw:text-style-name="P7" draw:layer="layout" svg:width="0.017cm" svg:height="0.017cm" svg:x="13.14cm" svg:y="10.71cm" svg:viewBox="0 0 18 18" draw:points="0,0 18,0 18,18 0,18">
          <text:p/>
        </draw:polygon>
        <draw:polygon draw:style-name="gr30" draw:text-style-name="P7" draw:layer="layout" svg:width="1.223cm" svg:height="0.017cm" svg:x="13.157cm" svg:y="10.71cm" svg:viewBox="0 0 1224 18" draw:points="0,0 1224,0 1224,18 0,18">
          <text:p/>
        </draw:polygon>
        <draw:polygon draw:style-name="gr30" draw:text-style-name="P7" draw:layer="layout" svg:width="0.017cm" svg:height="0.017cm" svg:x="14.38cm" svg:y="10.71cm" svg:viewBox="0 0 18 18" draw:points="0,0 18,0 18,18 0,18">
          <text:p/>
        </draw:polygon>
        <draw:polygon draw:style-name="gr30" draw:text-style-name="P7" draw:layer="layout" svg:width="1.219cm" svg:height="0.017cm" svg:x="14.397cm" svg:y="10.71cm" svg:viewBox="0 0 1220 18" draw:points="0,0 1220,0 1220,18 0,18">
          <text:p/>
        </draw:polygon>
        <draw:polygon draw:style-name="gr30" draw:text-style-name="P7" draw:layer="layout" svg:width="0.017cm" svg:height="0.017cm" svg:x="15.616cm" svg:y="10.71cm" svg:viewBox="0 0 18 18" draw:points="0,0 18,0 18,18 0,18">
          <text:p/>
        </draw:polygon>
        <draw:polygon draw:style-name="gr30" draw:text-style-name="P7" draw:layer="layout" svg:width="1.224cm" svg:height="0.017cm" svg:x="15.633cm" svg:y="10.71cm" svg:viewBox="0 0 1225 18" draw:points="0,0 1225,0 1225,18 0,18">
          <text:p/>
        </draw:polygon>
        <draw:polygon draw:style-name="gr30" draw:text-style-name="P7" draw:layer="layout" svg:width="0.017cm" svg:height="0.017cm" svg:x="16.857cm" svg:y="10.71cm" svg:viewBox="0 0 18 18" draw:points="0,0 18,0 18,18 0,18">
          <text:p/>
        </draw:polygon>
        <draw:polygon draw:style-name="gr30" draw:text-style-name="P7" draw:layer="layout" svg:width="3.695cm" svg:height="0.017cm" svg:x="16.874cm" svg:y="10.71cm" svg:viewBox="0 0 3696 18" draw:points="0,0 3696,0 3696,18 0,18">
          <text:p/>
        </draw:polygon>
        <draw:polygon draw:style-name="gr30" draw:text-style-name="P7" draw:layer="layout" svg:width="0.017cm" svg:height="0.017cm" svg:x="20.569cm" svg:y="10.71cm" svg:viewBox="0 0 18 18" draw:points="0,0 18,0 18,18 0,18">
          <text:p/>
        </draw:polygon>
        <draw:polygon draw:style-name="gr30" draw:text-style-name="P7" draw:layer="layout" svg:width="0.017cm" svg:height="0.559cm" svg:x="1.998cm" svg:y="10.727cm" svg:viewBox="0 0 18 560" draw:points="0,0 18,0 18,560 0,560">
          <text:p/>
        </draw:polygon>
        <draw:polygon draw:style-name="gr30" draw:text-style-name="P7" draw:layer="layout" svg:width="0.017cm" svg:height="0.559cm" svg:x="6.239cm" svg:y="10.727cm" svg:viewBox="0 0 18 560" draw:points="0,0 18,0 18,560 0,560">
          <text:p/>
        </draw:polygon>
        <draw:polygon draw:style-name="gr30" draw:text-style-name="P7" draw:layer="layout" svg:width="0.017cm" svg:height="0.559cm" svg:x="9.427cm" svg:y="10.727cm" svg:viewBox="0 0 18 560" draw:points="0,0 18,0 18,560 0,560">
          <text:p/>
        </draw:polygon>
        <draw:polygon draw:style-name="gr30" draw:text-style-name="P7" draw:layer="layout" svg:width="0.018cm" svg:height="0.559cm" svg:x="10.663cm" svg:y="10.727cm" svg:viewBox="0 0 19 560" draw:points="0,0 19,0 19,560 0,560">
          <text:p/>
        </draw:polygon>
        <draw:polygon draw:style-name="gr30" draw:text-style-name="P7" draw:layer="layout" svg:width="0.017cm" svg:height="0.559cm" svg:x="11.904cm" svg:y="10.727cm" svg:viewBox="0 0 18 560" draw:points="0,0 18,0 18,560 0,560">
          <text:p/>
        </draw:polygon>
        <draw:polygon draw:style-name="gr30" draw:text-style-name="P7" draw:layer="layout" svg:width="0.017cm" svg:height="0.559cm" svg:x="13.14cm" svg:y="10.727cm" svg:viewBox="0 0 18 560" draw:points="0,0 18,0 18,560 0,560">
          <text:p/>
        </draw:polygon>
        <draw:polygon draw:style-name="gr30" draw:text-style-name="P7" draw:layer="layout" svg:width="0.017cm" svg:height="0.559cm" svg:x="14.38cm" svg:y="10.727cm" svg:viewBox="0 0 18 560" draw:points="0,0 18,0 18,560 0,560">
          <text:p/>
        </draw:polygon>
        <draw:polygon draw:style-name="gr30" draw:text-style-name="P7" draw:layer="layout" svg:width="0.017cm" svg:height="0.559cm" svg:x="15.616cm" svg:y="10.727cm" svg:viewBox="0 0 18 560" draw:points="0,0 18,0 18,560 0,560">
          <text:p/>
        </draw:polygon>
        <draw:polygon draw:style-name="gr30" draw:text-style-name="P7" draw:layer="layout" svg:width="0.017cm" svg:height="0.559cm" svg:x="16.857cm" svg:y="10.727cm" svg:viewBox="0 0 18 560" draw:points="0,0 18,0 18,560 0,560">
          <text:p/>
        </draw:polygon>
        <draw:polygon draw:style-name="gr30" draw:text-style-name="P7" draw:layer="layout" svg:width="0.017cm" svg:height="0.559cm" svg:x="20.569cm" svg:y="10.727cm" svg:viewBox="0 0 18 560" draw:points="0,0 18,0 18,560 0,560">
          <text:p/>
        </draw:polygon>
        <draw:frame draw:style-name="gr12" draw:text-style-name="P2" draw:layer="layout" svg:width="0.422cm" svg:height="0.471cm" svg:x="18.724cm" svg:y="10.744cm">
          <draw:text-box>
            <text:p text:style-name="P1"><text:span text:style-name="T2"><text:s/></text:span></text:p>
          </draw:text-box>
        </draw:frame>
        <draw:frame draw:style-name="gr638" draw:text-style-name="P2" draw:layer="layout" svg:width="2.378cm" svg:height="0.471cm" svg:x="2.997cm" svg:y="11.32cm">
          <draw:text-box>
            <text:p text:style-name="P1"><text:span text:style-name="T2">Коричневый </text:span></text:p>
          </draw:text-box>
        </draw:frame>
        <draw:frame draw:style-name="gr639" draw:text-style-name="P2" draw:layer="layout" svg:width="1.683cm" svg:height="0.471cm" svg:x="7.057cm" svg:y="11.32cm">
          <draw:text-box>
            <text:p text:style-name="P1"><text:span text:style-name="T2">#5E300E </text:span></text:p>
          </draw:text-box>
        </draw:frame>
        <draw:frame draw:style-name="gr325" draw:text-style-name="P2" draw:layer="layout" svg:width="0.531cm" svg:height="0.471cm" svg:x="9.843cm" svg:y="11.32cm">
          <draw:text-box>
            <text:p text:style-name="P1"><text:span text:style-name="T2">94 </text:span></text:p>
          </draw:text-box>
        </draw:frame>
        <draw:frame draw:style-name="gr325" draw:text-style-name="P2" draw:layer="layout" svg:width="0.531cm" svg:height="0.471cm" svg:x="11.083cm" svg:y="11.32cm">
          <draw:text-box>
            <text:p text:style-name="P1"><text:span text:style-name="T2">48 </text:span></text:p>
          </draw:text-box>
        </draw:frame>
        <draw:frame draw:style-name="gr325" draw:text-style-name="P2" draw:layer="layout" svg:width="0.531cm" svg:height="0.471cm" svg:x="12.319cm" svg:y="11.32cm">
          <draw:text-box>
            <text:p text:style-name="P1"><text:span text:style-name="T2">14 </text:span></text:p>
          </draw:text-box>
        </draw:frame>
        <draw:frame draw:style-name="gr325" draw:text-style-name="P2" draw:layer="layout" svg:width="0.531cm" svg:height="0.471cm" svg:x="13.559cm" svg:y="11.32cm">
          <draw:text-box>
            <text:p text:style-name="P1"><text:span text:style-name="T2">26 </text:span></text:p>
          </draw:text-box>
        </draw:frame>
        <draw:frame draw:style-name="gr325" draw:text-style-name="P2" draw:layer="layout" svg:width="0.531cm" svg:height="0.471cm" svg:x="14.796cm" svg:y="11.32cm">
          <draw:text-box>
            <text:p text:style-name="P1"><text:span text:style-name="T2">74 </text:span></text:p>
          </draw:text-box>
        </draw:frame>
        <draw:polygon draw:style-name="gr640" draw:text-style-name="P22" draw:layer="layout" svg:width="3.7cm" svg:height="0.564cm" svg:x="16.874cm" svg:y="11.303cm" svg:viewBox="0 0 3701 565" draw:points="0,0 3701,0 3701,565 0,565">
          <text:p/>
        </draw:polygon>
        <draw:polygon draw:style-name="gr640" draw:text-style-name="P22" draw:layer="layout" svg:width="3.335cm" svg:height="0.564cm" svg:x="17.056cm" svg:y="11.303cm" svg:viewBox="0 0 3336 565" draw:points="0,0 3336,0 3336,565 0,565">
          <text:p/>
        </draw:polygon>
        <draw:frame draw:style-name="gr325" draw:text-style-name="P2" draw:layer="layout" svg:width="0.531cm" svg:height="0.471cm" svg:x="16.036cm" svg:y="11.32cm">
          <draw:text-box>
            <text:p text:style-name="P1"><text:span text:style-name="T2">21 </text:span></text:p>
          </draw:text-box>
        </draw:frame>
        <draw:polygon draw:style-name="gr30" draw:text-style-name="P7" draw:layer="layout" svg:width="0.017cm" svg:height="0.016cm" svg:x="1.998cm" svg:y="11.286cm" svg:viewBox="0 0 18 17" draw:points="0,0 18,0 18,17 0,17">
          <text:p/>
        </draw:polygon>
        <draw:polygon draw:style-name="gr30" draw:text-style-name="P7" draw:layer="layout" svg:width="4.224cm" svg:height="0.016cm" svg:x="2.015cm" svg:y="11.286cm" svg:viewBox="0 0 4225 17" draw:points="0,0 4225,0 4225,17 0,17">
          <text:p/>
        </draw:polygon>
        <draw:polygon draw:style-name="gr30" draw:text-style-name="P7" draw:layer="layout" svg:width="0.017cm" svg:height="0.016cm" svg:x="6.239cm" svg:y="11.286cm" svg:viewBox="0 0 18 17" draw:points="0,0 18,0 18,17 0,17">
          <text:p/>
        </draw:polygon>
        <draw:polygon draw:style-name="gr30" draw:text-style-name="P7" draw:layer="layout" svg:width="3.171cm" svg:height="0.016cm" svg:x="6.256cm" svg:y="11.286cm" svg:viewBox="0 0 3172 17" draw:points="0,0 3172,0 3172,17 0,17">
          <text:p/>
        </draw:polygon>
        <draw:polygon draw:style-name="gr30" draw:text-style-name="P7" draw:layer="layout" svg:width="0.017cm" svg:height="0.016cm" svg:x="9.427cm" svg:y="11.286cm" svg:viewBox="0 0 18 17" draw:points="0,0 18,0 18,17 0,17">
          <text:p/>
        </draw:polygon>
        <draw:polygon draw:style-name="gr30" draw:text-style-name="P7" draw:layer="layout" svg:width="1.219cm" svg:height="0.016cm" svg:x="9.444cm" svg:y="11.286cm" svg:viewBox="0 0 1220 17" draw:points="0,0 1220,0 1220,17 0,17">
          <text:p/>
        </draw:polygon>
        <draw:polygon draw:style-name="gr30" draw:text-style-name="P7" draw:layer="layout" svg:width="0.018cm" svg:height="0.016cm" svg:x="10.663cm" svg:y="11.286cm" svg:viewBox="0 0 19 17" draw:points="0,0 19,0 19,17 0,17">
          <text:p/>
        </draw:polygon>
        <draw:polygon draw:style-name="gr30" draw:text-style-name="P7" draw:layer="layout" svg:width="1.224cm" svg:height="0.016cm" svg:x="10.68cm" svg:y="11.286cm" svg:viewBox="0 0 1225 17" draw:points="0,0 1225,0 1225,17 0,17">
          <text:p/>
        </draw:polygon>
        <draw:polygon draw:style-name="gr30" draw:text-style-name="P7" draw:layer="layout" svg:width="0.017cm" svg:height="0.016cm" svg:x="11.904cm" svg:y="11.286cm" svg:viewBox="0 0 18 17" draw:points="0,0 18,0 18,17 0,17">
          <text:p/>
        </draw:polygon>
        <draw:polygon draw:style-name="gr30" draw:text-style-name="P7" draw:layer="layout" svg:width="1.219cm" svg:height="0.016cm" svg:x="11.921cm" svg:y="11.286cm" svg:viewBox="0 0 1220 17" draw:points="0,0 1220,0 1220,17 0,17">
          <text:p/>
        </draw:polygon>
        <draw:polygon draw:style-name="gr30" draw:text-style-name="P7" draw:layer="layout" svg:width="0.017cm" svg:height="0.016cm" svg:x="13.14cm" svg:y="11.286cm" svg:viewBox="0 0 18 17" draw:points="0,0 18,0 18,17 0,17">
          <text:p/>
        </draw:polygon>
        <draw:polygon draw:style-name="gr30" draw:text-style-name="P7" draw:layer="layout" svg:width="1.223cm" svg:height="0.016cm" svg:x="13.157cm" svg:y="11.286cm" svg:viewBox="0 0 1224 17" draw:points="0,0 1224,0 1224,17 0,17">
          <text:p/>
        </draw:polygon>
        <draw:polygon draw:style-name="gr30" draw:text-style-name="P7" draw:layer="layout" svg:width="0.017cm" svg:height="0.016cm" svg:x="14.38cm" svg:y="11.286cm" svg:viewBox="0 0 18 17" draw:points="0,0 18,0 18,17 0,17">
          <text:p/>
        </draw:polygon>
        <draw:polygon draw:style-name="gr30" draw:text-style-name="P7" draw:layer="layout" svg:width="1.219cm" svg:height="0.016cm" svg:x="14.397cm" svg:y="11.286cm" svg:viewBox="0 0 1220 17" draw:points="0,0 1220,0 1220,17 0,17">
          <text:p/>
        </draw:polygon>
        <draw:polygon draw:style-name="gr30" draw:text-style-name="P7" draw:layer="layout" svg:width="0.017cm" svg:height="0.016cm" svg:x="15.616cm" svg:y="11.286cm" svg:viewBox="0 0 18 17" draw:points="0,0 18,0 18,17 0,17">
          <text:p/>
        </draw:polygon>
        <draw:polygon draw:style-name="gr30" draw:text-style-name="P7" draw:layer="layout" svg:width="1.224cm" svg:height="0.016cm" svg:x="15.633cm" svg:y="11.286cm" svg:viewBox="0 0 1225 17" draw:points="0,0 1225,0 1225,17 0,17">
          <text:p/>
        </draw:polygon>
        <draw:polygon draw:style-name="gr30" draw:text-style-name="P7" draw:layer="layout" svg:width="0.017cm" svg:height="0.016cm" svg:x="16.857cm" svg:y="11.286cm" svg:viewBox="0 0 18 17" draw:points="0,0 18,0 18,17 0,17">
          <text:p/>
        </draw:polygon>
        <draw:polygon draw:style-name="gr30" draw:text-style-name="P7" draw:layer="layout" svg:width="3.695cm" svg:height="0.016cm" svg:x="16.874cm" svg:y="11.286cm" svg:viewBox="0 0 3696 17" draw:points="0,0 3696,0 3696,17 0,17">
          <text:p/>
        </draw:polygon>
        <draw:polygon draw:style-name="gr30" draw:text-style-name="P7" draw:layer="layout" svg:width="0.017cm" svg:height="0.016cm" svg:x="20.569cm" svg:y="11.286cm" svg:viewBox="0 0 18 17" draw:points="0,0 18,0 18,17 0,17">
          <text:p/>
        </draw:polygon>
        <draw:polygon draw:style-name="gr30" draw:text-style-name="P7" draw:layer="layout" svg:width="0.017cm" svg:height="0.564cm" svg:x="1.998cm" svg:y="11.303cm" svg:viewBox="0 0 18 565" draw:points="0,0 18,0 18,565 0,565">
          <text:p/>
        </draw:polygon>
        <draw:polygon draw:style-name="gr30" draw:text-style-name="P7" draw:layer="layout" svg:width="0.017cm" svg:height="0.564cm" svg:x="6.239cm" svg:y="11.303cm" svg:viewBox="0 0 18 565" draw:points="0,0 18,0 18,565 0,565">
          <text:p/>
        </draw:polygon>
        <draw:polygon draw:style-name="gr30" draw:text-style-name="P7" draw:layer="layout" svg:width="0.017cm" svg:height="0.564cm" svg:x="9.427cm" svg:y="11.303cm" svg:viewBox="0 0 18 565" draw:points="0,0 18,0 18,565 0,565">
          <text:p/>
        </draw:polygon>
        <draw:polygon draw:style-name="gr30" draw:text-style-name="P7" draw:layer="layout" svg:width="0.018cm" svg:height="0.564cm" svg:x="10.663cm" svg:y="11.303cm" svg:viewBox="0 0 19 565" draw:points="0,0 19,0 19,565 0,565">
          <text:p/>
        </draw:polygon>
        <draw:polygon draw:style-name="gr30" draw:text-style-name="P7" draw:layer="layout" svg:width="0.017cm" svg:height="0.564cm" svg:x="11.904cm" svg:y="11.303cm" svg:viewBox="0 0 18 565" draw:points="0,0 18,0 18,565 0,565">
          <text:p/>
        </draw:polygon>
        <draw:polygon draw:style-name="gr30" draw:text-style-name="P7" draw:layer="layout" svg:width="0.017cm" svg:height="0.564cm" svg:x="13.14cm" svg:y="11.303cm" svg:viewBox="0 0 18 565" draw:points="0,0 18,0 18,565 0,565">
          <text:p/>
        </draw:polygon>
        <draw:polygon draw:style-name="gr30" draw:text-style-name="P7" draw:layer="layout" svg:width="0.017cm" svg:height="0.564cm" svg:x="14.38cm" svg:y="11.303cm" svg:viewBox="0 0 18 565" draw:points="0,0 18,0 18,565 0,565">
          <text:p/>
        </draw:polygon>
        <draw:polygon draw:style-name="gr30" draw:text-style-name="P7" draw:layer="layout" svg:width="0.017cm" svg:height="0.564cm" svg:x="15.616cm" svg:y="11.303cm" svg:viewBox="0 0 18 565" draw:points="0,0 18,0 18,565 0,565">
          <text:p/>
        </draw:polygon>
        <draw:polygon draw:style-name="gr30" draw:text-style-name="P7" draw:layer="layout" svg:width="0.017cm" svg:height="0.564cm" svg:x="16.857cm" svg:y="11.303cm" svg:viewBox="0 0 18 565" draw:points="0,0 18,0 18,565 0,565">
          <text:p/>
        </draw:polygon>
        <draw:polygon draw:style-name="gr30" draw:text-style-name="P7" draw:layer="layout" svg:width="0.017cm" svg:height="0.564cm" svg:x="20.569cm" svg:y="11.303cm" svg:viewBox="0 0 18 565" draw:points="0,0 18,0 18,565 0,565">
          <text:p/>
        </draw:polygon>
        <draw:frame draw:style-name="gr12" draw:text-style-name="P2" draw:layer="layout" svg:width="0.422cm" svg:height="0.471cm" svg:x="18.724cm" svg:y="11.32cm">
          <draw:text-box>
            <text:p text:style-name="P1"><text:span text:style-name="T16"><text:s/></text:span></text:p>
          </draw:text-box>
        </draw:frame>
        <draw:frame draw:style-name="gr641" draw:text-style-name="P2" draw:layer="layout" svg:width="2.387cm" svg:height="0.471cm" svg:x="2.993cm" svg:y="11.899cm">
          <draw:text-box>
            <text:p text:style-name="P1"><text:span text:style-name="T2">Фиолетовый </text:span></text:p>
          </draw:text-box>
        </draw:frame>
        <draw:frame draw:style-name="gr633" draw:text-style-name="P2" draw:layer="layout" svg:width="1.778cm" svg:height="0.471cm" svg:x="7.01cm" svg:y="11.899cm">
          <draw:text-box>
            <text:p text:style-name="P1"><text:span text:style-name="T2">#FF6CC5 </text:span></text:p>
          </draw:text-box>
        </draw:frame>
        <draw:frame draw:style-name="gr229" draw:text-style-name="P2" draw:layer="layout" svg:width="0.743cm" svg:height="0.471cm" svg:x="9.737cm" svg:y="11.899cm">
          <draw:text-box>
            <text:p text:style-name="P1"><text:span text:style-name="T2">255 </text:span></text:p>
          </draw:text-box>
        </draw:frame>
        <draw:frame draw:style-name="gr229" draw:text-style-name="P2" draw:layer="layout" svg:width="0.743cm" svg:height="0.471cm" svg:x="10.977cm" svg:y="11.899cm">
          <draw:text-box>
            <text:p text:style-name="P1"><text:span text:style-name="T2">108 </text:span></text:p>
          </draw:text-box>
        </draw:frame>
        <draw:frame draw:style-name="gr229" draw:text-style-name="P2" draw:layer="layout" svg:width="0.743cm" svg:height="0.471cm" svg:x="12.213cm" svg:y="11.899cm">
          <draw:text-box>
            <text:p text:style-name="P1"><text:span text:style-name="T2">197 </text:span></text:p>
          </draw:text-box>
        </draw:frame>
        <draw:frame draw:style-name="gr229" draw:text-style-name="P2" draw:layer="layout" svg:width="0.743cm" svg:height="0.471cm" svg:x="13.454cm" svg:y="11.899cm">
          <draw:text-box>
            <text:p text:style-name="P1"><text:span text:style-name="T2">324 </text:span></text:p>
          </draw:text-box>
        </draw:frame>
        <draw:frame draw:style-name="gr229" draw:text-style-name="P2" draw:layer="layout" svg:width="0.743cm" svg:height="0.471cm" svg:x="14.69cm" svg:y="11.899cm">
          <draw:text-box>
            <text:p text:style-name="P1"><text:span text:style-name="T2">100 </text:span></text:p>
          </draw:text-box>
        </draw:frame>
        <draw:polygon draw:style-name="gr642" draw:text-style-name="P23" draw:layer="layout" svg:width="3.7cm" svg:height="0.559cm" svg:x="16.874cm" svg:y="11.882cm" svg:viewBox="0 0 3701 560" draw:points="0,0 3701,0 3701,560 0,560">
          <text:p/>
        </draw:polygon>
        <draw:polygon draw:style-name="gr642" draw:text-style-name="P23" draw:layer="layout" svg:width="3.335cm" svg:height="0.559cm" svg:x="17.056cm" svg:y="11.882cm" svg:viewBox="0 0 3336 560" draw:points="0,0 3336,0 3336,560 0,560">
          <text:p/>
        </draw:polygon>
        <draw:frame draw:style-name="gr325" draw:text-style-name="P2" draw:layer="layout" svg:width="0.531cm" svg:height="0.471cm" svg:x="16.036cm" svg:y="11.899cm">
          <draw:text-box>
            <text:p text:style-name="P1"><text:span text:style-name="T2">71 </text:span></text:p>
          </draw:text-box>
        </draw:frame>
        <draw:polygon draw:style-name="gr30" draw:text-style-name="P7" draw:layer="layout" svg:width="0.017cm" svg:height="0.017cm" svg:x="1.998cm" svg:y="11.865cm" svg:viewBox="0 0 18 18" draw:points="0,0 18,0 18,18 0,18">
          <text:p/>
        </draw:polygon>
        <draw:polygon draw:style-name="gr30" draw:text-style-name="P7" draw:layer="layout" svg:width="4.224cm" svg:height="0.017cm" svg:x="2.015cm" svg:y="11.865cm" svg:viewBox="0 0 4225 18" draw:points="0,0 4225,0 4225,18 0,18">
          <text:p/>
        </draw:polygon>
        <draw:polygon draw:style-name="gr30" draw:text-style-name="P7" draw:layer="layout" svg:width="0.017cm" svg:height="0.017cm" svg:x="6.239cm" svg:y="11.865cm" svg:viewBox="0 0 18 18" draw:points="0,0 18,0 18,18 0,18">
          <text:p/>
        </draw:polygon>
        <draw:polygon draw:style-name="gr30" draw:text-style-name="P7" draw:layer="layout" svg:width="3.171cm" svg:height="0.017cm" svg:x="6.256cm" svg:y="11.865cm" svg:viewBox="0 0 3172 18" draw:points="0,0 3172,0 3172,18 0,18">
          <text:p/>
        </draw:polygon>
        <draw:polygon draw:style-name="gr30" draw:text-style-name="P7" draw:layer="layout" svg:width="0.017cm" svg:height="0.017cm" svg:x="9.427cm" svg:y="11.865cm" svg:viewBox="0 0 18 18" draw:points="0,0 18,0 18,18 0,18">
          <text:p/>
        </draw:polygon>
        <draw:polygon draw:style-name="gr30" draw:text-style-name="P7" draw:layer="layout" svg:width="1.219cm" svg:height="0.017cm" svg:x="9.444cm" svg:y="11.865cm" svg:viewBox="0 0 1220 18" draw:points="0,0 1220,0 1220,18 0,18">
          <text:p/>
        </draw:polygon>
        <draw:polygon draw:style-name="gr30" draw:text-style-name="P7" draw:layer="layout" svg:width="0.018cm" svg:height="0.017cm" svg:x="10.663cm" svg:y="11.865cm" svg:viewBox="0 0 19 18" draw:points="0,0 19,0 19,18 0,18">
          <text:p/>
        </draw:polygon>
        <draw:polygon draw:style-name="gr30" draw:text-style-name="P7" draw:layer="layout" svg:width="1.224cm" svg:height="0.017cm" svg:x="10.68cm" svg:y="11.865cm" svg:viewBox="0 0 1225 18" draw:points="0,0 1225,0 1225,18 0,18">
          <text:p/>
        </draw:polygon>
        <draw:polygon draw:style-name="gr30" draw:text-style-name="P7" draw:layer="layout" svg:width="0.017cm" svg:height="0.017cm" svg:x="11.904cm" svg:y="11.865cm" svg:viewBox="0 0 18 18" draw:points="0,0 18,0 18,18 0,18">
          <text:p/>
        </draw:polygon>
        <draw:polygon draw:style-name="gr30" draw:text-style-name="P7" draw:layer="layout" svg:width="1.219cm" svg:height="0.017cm" svg:x="11.921cm" svg:y="11.865cm" svg:viewBox="0 0 1220 18" draw:points="0,0 1220,0 1220,18 0,18">
          <text:p/>
        </draw:polygon>
        <draw:polygon draw:style-name="gr30" draw:text-style-name="P7" draw:layer="layout" svg:width="0.017cm" svg:height="0.017cm" svg:x="13.14cm" svg:y="11.865cm" svg:viewBox="0 0 18 18" draw:points="0,0 18,0 18,18 0,18">
          <text:p/>
        </draw:polygon>
        <draw:polygon draw:style-name="gr30" draw:text-style-name="P7" draw:layer="layout" svg:width="1.223cm" svg:height="0.017cm" svg:x="13.157cm" svg:y="11.865cm" svg:viewBox="0 0 1224 18" draw:points="0,0 1224,0 1224,18 0,18">
          <text:p/>
        </draw:polygon>
        <draw:polygon draw:style-name="gr30" draw:text-style-name="P7" draw:layer="layout" svg:width="0.017cm" svg:height="0.017cm" svg:x="14.38cm" svg:y="11.865cm" svg:viewBox="0 0 18 18" draw:points="0,0 18,0 18,18 0,18">
          <text:p/>
        </draw:polygon>
        <draw:polygon draw:style-name="gr30" draw:text-style-name="P7" draw:layer="layout" svg:width="1.219cm" svg:height="0.017cm" svg:x="14.397cm" svg:y="11.865cm" svg:viewBox="0 0 1220 18" draw:points="0,0 1220,0 1220,18 0,18">
          <text:p/>
        </draw:polygon>
        <draw:polygon draw:style-name="gr30" draw:text-style-name="P7" draw:layer="layout" svg:width="0.017cm" svg:height="0.017cm" svg:x="15.616cm" svg:y="11.865cm" svg:viewBox="0 0 18 18" draw:points="0,0 18,0 18,18 0,18">
          <text:p/>
        </draw:polygon>
        <draw:polygon draw:style-name="gr30" draw:text-style-name="P7" draw:layer="layout" svg:width="1.224cm" svg:height="0.017cm" svg:x="15.633cm" svg:y="11.865cm" svg:viewBox="0 0 1225 18" draw:points="0,0 1225,0 1225,18 0,18">
          <text:p/>
        </draw:polygon>
        <draw:polygon draw:style-name="gr30" draw:text-style-name="P7" draw:layer="layout" svg:width="0.017cm" svg:height="0.017cm" svg:x="16.857cm" svg:y="11.865cm" svg:viewBox="0 0 18 18" draw:points="0,0 18,0 18,18 0,18">
          <text:p/>
        </draw:polygon>
        <draw:polygon draw:style-name="gr30" draw:text-style-name="P7" draw:layer="layout" svg:width="3.695cm" svg:height="0.017cm" svg:x="16.874cm" svg:y="11.865cm" svg:viewBox="0 0 3696 18" draw:points="0,0 3696,0 3696,18 0,18">
          <text:p/>
        </draw:polygon>
        <draw:polygon draw:style-name="gr30" draw:text-style-name="P7" draw:layer="layout" svg:width="0.017cm" svg:height="0.017cm" svg:x="20.569cm" svg:y="11.865cm" svg:viewBox="0 0 18 18" draw:points="0,0 18,0 18,18 0,18">
          <text:p/>
        </draw:polygon>
        <draw:polygon draw:style-name="gr30" draw:text-style-name="P7" draw:layer="layout" svg:width="0.017cm" svg:height="0.559cm" svg:x="1.998cm" svg:y="11.882cm" svg:viewBox="0 0 18 560" draw:points="0,0 18,0 18,560 0,560">
          <text:p/>
        </draw:polygon>
        <draw:polygon draw:style-name="gr30" draw:text-style-name="P7" draw:layer="layout" svg:width="0.017cm" svg:height="0.559cm" svg:x="6.239cm" svg:y="11.882cm" svg:viewBox="0 0 18 560" draw:points="0,0 18,0 18,560 0,560">
          <text:p/>
        </draw:polygon>
        <draw:polygon draw:style-name="gr30" draw:text-style-name="P7" draw:layer="layout" svg:width="0.017cm" svg:height="0.559cm" svg:x="9.427cm" svg:y="11.882cm" svg:viewBox="0 0 18 560" draw:points="0,0 18,0 18,560 0,560">
          <text:p/>
        </draw:polygon>
        <draw:polygon draw:style-name="gr30" draw:text-style-name="P7" draw:layer="layout" svg:width="0.018cm" svg:height="0.559cm" svg:x="10.663cm" svg:y="11.882cm" svg:viewBox="0 0 19 560" draw:points="0,0 19,0 19,560 0,560">
          <text:p/>
        </draw:polygon>
        <draw:polygon draw:style-name="gr30" draw:text-style-name="P7" draw:layer="layout" svg:width="0.017cm" svg:height="0.559cm" svg:x="11.904cm" svg:y="11.882cm" svg:viewBox="0 0 18 560" draw:points="0,0 18,0 18,560 0,560">
          <text:p/>
        </draw:polygon>
        <draw:polygon draw:style-name="gr30" draw:text-style-name="P7" draw:layer="layout" svg:width="0.017cm" svg:height="0.559cm" svg:x="13.14cm" svg:y="11.882cm" svg:viewBox="0 0 18 560" draw:points="0,0 18,0 18,560 0,560">
          <text:p/>
        </draw:polygon>
        <draw:polygon draw:style-name="gr30" draw:text-style-name="P7" draw:layer="layout" svg:width="0.017cm" svg:height="0.559cm" svg:x="14.38cm" svg:y="11.882cm" svg:viewBox="0 0 18 560" draw:points="0,0 18,0 18,560 0,560">
          <text:p/>
        </draw:polygon>
        <draw:polygon draw:style-name="gr30" draw:text-style-name="P7" draw:layer="layout" svg:width="0.017cm" svg:height="0.559cm" svg:x="15.616cm" svg:y="11.882cm" svg:viewBox="0 0 18 560" draw:points="0,0 18,0 18,560 0,560">
          <text:p/>
        </draw:polygon>
        <draw:polygon draw:style-name="gr30" draw:text-style-name="P7" draw:layer="layout" svg:width="0.017cm" svg:height="0.559cm" svg:x="16.857cm" svg:y="11.882cm" svg:viewBox="0 0 18 560" draw:points="0,0 18,0 18,560 0,560">
          <text:p/>
        </draw:polygon>
        <draw:polygon draw:style-name="gr30" draw:text-style-name="P7" draw:layer="layout" svg:width="0.017cm" svg:height="0.559cm" svg:x="20.569cm" svg:y="11.882cm" svg:viewBox="0 0 18 560" draw:points="0,0 18,0 18,560 0,560">
          <text:p/>
        </draw:polygon>
        <draw:frame draw:style-name="gr12" draw:text-style-name="P2" draw:layer="layout" svg:width="0.422cm" svg:height="0.471cm" svg:x="18.724cm" svg:y="11.899cm">
          <draw:text-box>
            <text:p text:style-name="P1"><text:span text:style-name="T2"><text:s/></text:span></text:p>
          </draw:text-box>
        </draw:frame>
        <draw:frame draw:style-name="gr643" draw:text-style-name="P2" draw:layer="layout" svg:width="1.136cm" svg:height="0.471cm" svg:x="3.615cm" svg:y="12.475cm">
          <draw:text-box>
            <text:p text:style-name="P1"><text:span text:style-name="T2">Алый </text:span></text:p>
          </draw:text-box>
        </draw:frame>
        <draw:frame draw:style-name="gr644" draw:text-style-name="P2" draw:layer="layout" svg:width="1.66cm" svg:height="0.471cm" svg:x="7.07cm" svg:y="12.475cm">
          <draw:text-box>
            <text:p text:style-name="P1"><text:span text:style-name="T2">#FE2550 </text:span></text:p>
          </draw:text-box>
        </draw:frame>
        <draw:frame draw:style-name="gr229" draw:text-style-name="P2" draw:layer="layout" svg:width="0.743cm" svg:height="0.471cm" svg:x="9.737cm" svg:y="12.475cm">
          <draw:text-box>
            <text:p text:style-name="P1"><text:span text:style-name="T2">254 </text:span></text:p>
          </draw:text-box>
        </draw:frame>
        <draw:frame draw:style-name="gr325" draw:text-style-name="P2" draw:layer="layout" svg:width="0.531cm" svg:height="0.471cm" svg:x="11.083cm" svg:y="12.475cm">
          <draw:text-box>
            <text:p text:style-name="P1"><text:span text:style-name="T2">37 </text:span></text:p>
          </draw:text-box>
        </draw:frame>
        <draw:frame draw:style-name="gr325" draw:text-style-name="P2" draw:layer="layout" svg:width="0.531cm" svg:height="0.471cm" svg:x="12.319cm" svg:y="12.475cm">
          <draw:text-box>
            <text:p text:style-name="P1"><text:span text:style-name="T2">80 </text:span></text:p>
          </draw:text-box>
        </draw:frame>
        <draw:frame draw:style-name="gr229" draw:text-style-name="P2" draw:layer="layout" svg:width="0.743cm" svg:height="0.471cm" svg:x="13.454cm" svg:y="12.475cm">
          <draw:text-box>
            <text:p text:style-name="P1"><text:span text:style-name="T2">348 </text:span></text:p>
          </draw:text-box>
        </draw:frame>
        <draw:frame draw:style-name="gr325" draw:text-style-name="P2" draw:layer="layout" svg:width="0.531cm" svg:height="0.471cm" svg:x="14.796cm" svg:y="12.475cm">
          <draw:text-box>
            <text:p text:style-name="P1"><text:span text:style-name="T2">99 </text:span></text:p>
          </draw:text-box>
        </draw:frame>
        <draw:polygon draw:style-name="gr645" draw:text-style-name="P24" draw:layer="layout" svg:width="3.7cm" svg:height="0.559cm" svg:x="16.874cm" svg:y="12.458cm" svg:viewBox="0 0 3701 560" draw:points="0,0 3701,0 3701,560 0,560">
          <text:p/>
        </draw:polygon>
        <draw:polygon draw:style-name="gr645" draw:text-style-name="P24" draw:layer="layout" svg:width="3.335cm" svg:height="0.559cm" svg:x="17.056cm" svg:y="12.458cm" svg:viewBox="0 0 3336 560" draw:points="0,0 3336,0 3336,560 0,560">
          <text:p/>
        </draw:polygon>
        <draw:frame draw:style-name="gr325" draw:text-style-name="P2" draw:layer="layout" svg:width="0.531cm" svg:height="0.471cm" svg:x="16.036cm" svg:y="12.475cm">
          <draw:text-box>
            <text:p text:style-name="P1"><text:span text:style-name="T2">57 </text:span></text:p>
          </draw:text-box>
        </draw:frame>
        <draw:polygon draw:style-name="gr30" draw:text-style-name="P7" draw:layer="layout" svg:width="0.017cm" svg:height="0.017cm" svg:x="1.998cm" svg:y="12.441cm" svg:viewBox="0 0 18 18" draw:points="0,0 18,0 18,18 0,18">
          <text:p/>
        </draw:polygon>
        <draw:polygon draw:style-name="gr30" draw:text-style-name="P7" draw:layer="layout" svg:width="4.224cm" svg:height="0.017cm" svg:x="2.015cm" svg:y="12.441cm" svg:viewBox="0 0 4225 18" draw:points="0,0 4225,0 4225,18 0,18">
          <text:p/>
        </draw:polygon>
        <draw:polygon draw:style-name="gr30" draw:text-style-name="P7" draw:layer="layout" svg:width="0.017cm" svg:height="0.017cm" svg:x="6.239cm" svg:y="12.441cm" svg:viewBox="0 0 18 18" draw:points="0,0 18,0 18,18 0,18">
          <text:p/>
        </draw:polygon>
        <draw:polygon draw:style-name="gr30" draw:text-style-name="P7" draw:layer="layout" svg:width="3.171cm" svg:height="0.017cm" svg:x="6.256cm" svg:y="12.441cm" svg:viewBox="0 0 3172 18" draw:points="0,0 3172,0 3172,18 0,18">
          <text:p/>
        </draw:polygon>
        <draw:polygon draw:style-name="gr30" draw:text-style-name="P7" draw:layer="layout" svg:width="0.017cm" svg:height="0.017cm" svg:x="9.427cm" svg:y="12.441cm" svg:viewBox="0 0 18 18" draw:points="0,0 18,0 18,18 0,18">
          <text:p/>
        </draw:polygon>
        <draw:polygon draw:style-name="gr30" draw:text-style-name="P7" draw:layer="layout" svg:width="1.219cm" svg:height="0.017cm" svg:x="9.444cm" svg:y="12.441cm" svg:viewBox="0 0 1220 18" draw:points="0,0 1220,0 1220,18 0,18">
          <text:p/>
        </draw:polygon>
        <draw:polygon draw:style-name="gr30" draw:text-style-name="P7" draw:layer="layout" svg:width="0.018cm" svg:height="0.017cm" svg:x="10.663cm" svg:y="12.441cm" svg:viewBox="0 0 19 18" draw:points="0,0 19,0 19,18 0,18">
          <text:p/>
        </draw:polygon>
        <draw:polygon draw:style-name="gr30" draw:text-style-name="P7" draw:layer="layout" svg:width="1.224cm" svg:height="0.017cm" svg:x="10.68cm" svg:y="12.441cm" svg:viewBox="0 0 1225 18" draw:points="0,0 1225,0 1225,18 0,18">
          <text:p/>
        </draw:polygon>
        <draw:polygon draw:style-name="gr30" draw:text-style-name="P7" draw:layer="layout" svg:width="0.017cm" svg:height="0.017cm" svg:x="11.904cm" svg:y="12.441cm" svg:viewBox="0 0 18 18" draw:points="0,0 18,0 18,18 0,18">
          <text:p/>
        </draw:polygon>
        <draw:polygon draw:style-name="gr30" draw:text-style-name="P7" draw:layer="layout" svg:width="1.219cm" svg:height="0.017cm" svg:x="11.921cm" svg:y="12.441cm" svg:viewBox="0 0 1220 18" draw:points="0,0 1220,0 1220,18 0,18">
          <text:p/>
        </draw:polygon>
        <draw:polygon draw:style-name="gr30" draw:text-style-name="P7" draw:layer="layout" svg:width="0.017cm" svg:height="0.017cm" svg:x="13.14cm" svg:y="12.441cm" svg:viewBox="0 0 18 18" draw:points="0,0 18,0 18,18 0,18">
          <text:p/>
        </draw:polygon>
        <draw:polygon draw:style-name="gr30" draw:text-style-name="P7" draw:layer="layout" svg:width="1.223cm" svg:height="0.017cm" svg:x="13.157cm" svg:y="12.441cm" svg:viewBox="0 0 1224 18" draw:points="0,0 1224,0 1224,18 0,18">
          <text:p/>
        </draw:polygon>
        <draw:polygon draw:style-name="gr30" draw:text-style-name="P7" draw:layer="layout" svg:width="0.017cm" svg:height="0.017cm" svg:x="14.38cm" svg:y="12.441cm" svg:viewBox="0 0 18 18" draw:points="0,0 18,0 18,18 0,18">
          <text:p/>
        </draw:polygon>
        <draw:polygon draw:style-name="gr30" draw:text-style-name="P7" draw:layer="layout" svg:width="1.219cm" svg:height="0.017cm" svg:x="14.397cm" svg:y="12.441cm" svg:viewBox="0 0 1220 18" draw:points="0,0 1220,0 1220,18 0,18">
          <text:p/>
        </draw:polygon>
        <draw:polygon draw:style-name="gr30" draw:text-style-name="P7" draw:layer="layout" svg:width="0.017cm" svg:height="0.017cm" svg:x="15.616cm" svg:y="12.441cm" svg:viewBox="0 0 18 18" draw:points="0,0 18,0 18,18 0,18">
          <text:p/>
        </draw:polygon>
        <draw:polygon draw:style-name="gr30" draw:text-style-name="P7" draw:layer="layout" svg:width="1.224cm" svg:height="0.017cm" svg:x="15.633cm" svg:y="12.441cm" svg:viewBox="0 0 1225 18" draw:points="0,0 1225,0 1225,18 0,18">
          <text:p/>
        </draw:polygon>
        <draw:polygon draw:style-name="gr30" draw:text-style-name="P7" draw:layer="layout" svg:width="0.017cm" svg:height="0.017cm" svg:x="16.857cm" svg:y="12.441cm" svg:viewBox="0 0 18 18" draw:points="0,0 18,0 18,18 0,18">
          <text:p/>
        </draw:polygon>
        <draw:polygon draw:style-name="gr30" draw:text-style-name="P7" draw:layer="layout" svg:width="3.695cm" svg:height="0.017cm" svg:x="16.874cm" svg:y="12.441cm" svg:viewBox="0 0 3696 18" draw:points="0,0 3696,0 3696,18 0,18">
          <text:p/>
        </draw:polygon>
        <draw:polygon draw:style-name="gr30" draw:text-style-name="P7" draw:layer="layout" svg:width="0.017cm" svg:height="0.017cm" svg:x="20.569cm" svg:y="12.441cm" svg:viewBox="0 0 18 18" draw:points="0,0 18,0 18,18 0,18">
          <text:p/>
        </draw:polygon>
        <draw:polygon draw:style-name="gr30" draw:text-style-name="P7" draw:layer="layout" svg:width="0.017cm" svg:height="0.559cm" svg:x="1.998cm" svg:y="12.458cm" svg:viewBox="0 0 18 560" draw:points="0,0 18,0 18,560 0,560">
          <text:p/>
        </draw:polygon>
        <draw:polygon draw:style-name="gr30" draw:text-style-name="P7" draw:layer="layout" svg:width="0.017cm" svg:height="0.559cm" svg:x="6.239cm" svg:y="12.458cm" svg:viewBox="0 0 18 560" draw:points="0,0 18,0 18,560 0,560">
          <text:p/>
        </draw:polygon>
        <draw:polygon draw:style-name="gr30" draw:text-style-name="P7" draw:layer="layout" svg:width="0.017cm" svg:height="0.559cm" svg:x="9.427cm" svg:y="12.458cm" svg:viewBox="0 0 18 560" draw:points="0,0 18,0 18,560 0,560">
          <text:p/>
        </draw:polygon>
        <draw:polygon draw:style-name="gr30" draw:text-style-name="P7" draw:layer="layout" svg:width="0.018cm" svg:height="0.559cm" svg:x="10.663cm" svg:y="12.458cm" svg:viewBox="0 0 19 560" draw:points="0,0 19,0 19,560 0,560">
          <text:p/>
        </draw:polygon>
        <draw:polygon draw:style-name="gr30" draw:text-style-name="P7" draw:layer="layout" svg:width="0.017cm" svg:height="0.559cm" svg:x="11.904cm" svg:y="12.458cm" svg:viewBox="0 0 18 560" draw:points="0,0 18,0 18,560 0,560">
          <text:p/>
        </draw:polygon>
        <draw:polygon draw:style-name="gr30" draw:text-style-name="P7" draw:layer="layout" svg:width="0.017cm" svg:height="0.559cm" svg:x="13.14cm" svg:y="12.458cm" svg:viewBox="0 0 18 560" draw:points="0,0 18,0 18,560 0,560">
          <text:p/>
        </draw:polygon>
        <draw:polygon draw:style-name="gr30" draw:text-style-name="P7" draw:layer="layout" svg:width="0.017cm" svg:height="0.559cm" svg:x="14.38cm" svg:y="12.458cm" svg:viewBox="0 0 18 560" draw:points="0,0 18,0 18,560 0,560">
          <text:p/>
        </draw:polygon>
        <draw:polygon draw:style-name="gr30" draw:text-style-name="P7" draw:layer="layout" svg:width="0.017cm" svg:height="0.559cm" svg:x="15.616cm" svg:y="12.458cm" svg:viewBox="0 0 18 560" draw:points="0,0 18,0 18,560 0,560">
          <text:p/>
        </draw:polygon>
        <draw:polygon draw:style-name="gr30" draw:text-style-name="P7" draw:layer="layout" svg:width="0.017cm" svg:height="0.559cm" svg:x="16.857cm" svg:y="12.458cm" svg:viewBox="0 0 18 560" draw:points="0,0 18,0 18,560 0,560">
          <text:p/>
        </draw:polygon>
        <draw:polygon draw:style-name="gr30" draw:text-style-name="P7" draw:layer="layout" svg:width="0.017cm" svg:height="0.559cm" svg:x="20.569cm" svg:y="12.458cm" svg:viewBox="0 0 18 560" draw:points="0,0 18,0 18,560 0,560">
          <text:p/>
        </draw:polygon>
        <draw:frame draw:style-name="gr12" draw:text-style-name="P2" draw:layer="layout" svg:width="0.422cm" svg:height="0.471cm" svg:x="18.724cm" svg:y="12.475cm">
          <draw:text-box>
            <text:p text:style-name="P1"><text:span text:style-name="T2"><text:s/></text:span></text:p>
          </draw:text-box>
        </draw:frame>
        <draw:frame draw:style-name="gr646" draw:text-style-name="P2" draw:layer="layout" svg:width="1.715cm" svg:height="0.471cm" svg:x="3.327cm" svg:y="13.055cm">
          <draw:text-box>
            <text:p text:style-name="P1"><text:span text:style-name="T2">Красный </text:span></text:p>
          </draw:text-box>
        </draw:frame>
        <draw:frame draw:style-name="gr647" draw:text-style-name="P2" draw:layer="layout" svg:width="1.637cm" svg:height="0.471cm" svg:x="7.082cm" svg:y="13.055cm">
          <draw:text-box>
            <text:p text:style-name="P1"><text:span text:style-name="T2">#FF2118 </text:span></text:p>
          </draw:text-box>
        </draw:frame>
        <draw:frame draw:style-name="gr229" draw:text-style-name="P2" draw:layer="layout" svg:width="0.743cm" svg:height="0.471cm" svg:x="9.737cm" svg:y="13.055cm">
          <draw:text-box>
            <text:p text:style-name="P1"><text:span text:style-name="T2">255 </text:span></text:p>
          </draw:text-box>
        </draw:frame>
        <draw:frame draw:style-name="gr325" draw:text-style-name="P2" draw:layer="layout" svg:width="0.531cm" svg:height="0.471cm" svg:x="11.083cm" svg:y="13.055cm">
          <draw:text-box>
            <text:p text:style-name="P1"><text:span text:style-name="T2">33 </text:span></text:p>
          </draw:text-box>
        </draw:frame>
        <draw:frame draw:style-name="gr325" draw:text-style-name="P2" draw:layer="layout" svg:width="0.531cm" svg:height="0.471cm" svg:x="12.319cm" svg:y="13.055cm">
          <draw:text-box>
            <text:p text:style-name="P1"><text:span text:style-name="T2">24 </text:span></text:p>
          </draw:text-box>
        </draw:frame>
        <draw:frame draw:style-name="gr12" draw:text-style-name="P2" draw:layer="layout" svg:width="0.422cm" svg:height="0.471cm" svg:x="13.665cm" svg:y="13.055cm">
          <draw:text-box>
            <text:p text:style-name="P1"><text:span text:style-name="T2">2 </text:span></text:p>
          </draw:text-box>
        </draw:frame>
        <draw:frame draw:style-name="gr229" draw:text-style-name="P2" draw:layer="layout" svg:width="0.743cm" svg:height="0.471cm" svg:x="14.69cm" svg:y="13.055cm">
          <draw:text-box>
            <text:p text:style-name="P1"><text:span text:style-name="T2">100 </text:span></text:p>
          </draw:text-box>
        </draw:frame>
        <draw:polygon draw:style-name="gr648" draw:text-style-name="P25" draw:layer="layout" svg:width="3.7cm" svg:height="0.559cm" svg:x="16.874cm" svg:y="13.038cm" svg:viewBox="0 0 3701 560" draw:points="0,0 3701,0 3701,560 0,560">
          <text:p/>
        </draw:polygon>
        <draw:polygon draw:style-name="gr648" draw:text-style-name="P25" draw:layer="layout" svg:width="3.335cm" svg:height="0.559cm" svg:x="17.056cm" svg:y="13.038cm" svg:viewBox="0 0 3336 560" draw:points="0,0 3336,0 3336,560 0,560">
          <text:p/>
        </draw:polygon>
        <draw:frame draw:style-name="gr325" draw:text-style-name="P2" draw:layer="layout" svg:width="0.531cm" svg:height="0.471cm" svg:x="16.036cm" svg:y="13.055cm">
          <draw:text-box>
            <text:p text:style-name="P1"><text:span text:style-name="T2">55 </text:span></text:p>
          </draw:text-box>
        </draw:frame>
        <draw:polygon draw:style-name="gr30" draw:text-style-name="P7" draw:layer="layout" svg:width="0.017cm" svg:height="0.017cm" svg:x="1.998cm" svg:y="13.017cm" svg:viewBox="0 0 18 18" draw:points="0,0 18,0 18,18 0,18">
          <text:p/>
        </draw:polygon>
        <draw:polygon draw:style-name="gr30" draw:text-style-name="P7" draw:layer="layout" svg:width="4.224cm" svg:height="0.017cm" svg:x="2.015cm" svg:y="13.017cm" svg:viewBox="0 0 4225 18" draw:points="0,0 4225,0 4225,18 0,18">
          <text:p/>
        </draw:polygon>
        <draw:polygon draw:style-name="gr30" draw:text-style-name="P7" draw:layer="layout" svg:width="0.017cm" svg:height="0.017cm" svg:x="6.239cm" svg:y="13.017cm" svg:viewBox="0 0 18 18" draw:points="0,0 18,0 18,18 0,18">
          <text:p/>
        </draw:polygon>
        <draw:polygon draw:style-name="gr30" draw:text-style-name="P7" draw:layer="layout" svg:width="3.171cm" svg:height="0.017cm" svg:x="6.256cm" svg:y="13.017cm" svg:viewBox="0 0 3172 18" draw:points="0,0 3172,0 3172,18 0,18">
          <text:p/>
        </draw:polygon>
        <draw:polygon draw:style-name="gr30" draw:text-style-name="P7" draw:layer="layout" svg:width="0.017cm" svg:height="0.017cm" svg:x="9.427cm" svg:y="13.017cm" svg:viewBox="0 0 18 18" draw:points="0,0 18,0 18,18 0,18">
          <text:p/>
        </draw:polygon>
        <draw:polygon draw:style-name="gr30" draw:text-style-name="P7" draw:layer="layout" svg:width="1.219cm" svg:height="0.017cm" svg:x="9.444cm" svg:y="13.017cm" svg:viewBox="0 0 1220 18" draw:points="0,0 1220,0 1220,18 0,18">
          <text:p/>
        </draw:polygon>
        <draw:polygon draw:style-name="gr30" draw:text-style-name="P7" draw:layer="layout" svg:width="0.018cm" svg:height="0.017cm" svg:x="10.663cm" svg:y="13.017cm" svg:viewBox="0 0 19 18" draw:points="0,0 19,0 19,18 0,18">
          <text:p/>
        </draw:polygon>
        <draw:polygon draw:style-name="gr30" draw:text-style-name="P7" draw:layer="layout" svg:width="1.224cm" svg:height="0.017cm" svg:x="10.68cm" svg:y="13.017cm" svg:viewBox="0 0 1225 18" draw:points="0,0 1225,0 1225,18 0,18">
          <text:p/>
        </draw:polygon>
        <draw:polygon draw:style-name="gr30" draw:text-style-name="P7" draw:layer="layout" svg:width="0.017cm" svg:height="0.017cm" svg:x="11.904cm" svg:y="13.017cm" svg:viewBox="0 0 18 18" draw:points="0,0 18,0 18,18 0,18">
          <text:p/>
        </draw:polygon>
        <draw:polygon draw:style-name="gr30" draw:text-style-name="P7" draw:layer="layout" svg:width="1.219cm" svg:height="0.017cm" svg:x="11.921cm" svg:y="13.017cm" svg:viewBox="0 0 1220 18" draw:points="0,0 1220,0 1220,18 0,18">
          <text:p/>
        </draw:polygon>
        <draw:polygon draw:style-name="gr30" draw:text-style-name="P7" draw:layer="layout" svg:width="0.017cm" svg:height="0.017cm" svg:x="13.14cm" svg:y="13.017cm" svg:viewBox="0 0 18 18" draw:points="0,0 18,0 18,18 0,18">
          <text:p/>
        </draw:polygon>
        <draw:polygon draw:style-name="gr30" draw:text-style-name="P7" draw:layer="layout" svg:width="1.223cm" svg:height="0.017cm" svg:x="13.157cm" svg:y="13.017cm" svg:viewBox="0 0 1224 18" draw:points="0,0 1224,0 1224,18 0,18">
          <text:p/>
        </draw:polygon>
        <draw:polygon draw:style-name="gr30" draw:text-style-name="P7" draw:layer="layout" svg:width="0.017cm" svg:height="0.017cm" svg:x="14.38cm" svg:y="13.017cm" svg:viewBox="0 0 18 18" draw:points="0,0 18,0 18,18 0,18">
          <text:p/>
        </draw:polygon>
        <draw:polygon draw:style-name="gr30" draw:text-style-name="P7" draw:layer="layout" svg:width="1.219cm" svg:height="0.017cm" svg:x="14.397cm" svg:y="13.017cm" svg:viewBox="0 0 1220 18" draw:points="0,0 1220,0 1220,18 0,18">
          <text:p/>
        </draw:polygon>
        <draw:polygon draw:style-name="gr30" draw:text-style-name="P7" draw:layer="layout" svg:width="0.017cm" svg:height="0.017cm" svg:x="15.616cm" svg:y="13.017cm" svg:viewBox="0 0 18 18" draw:points="0,0 18,0 18,18 0,18">
          <text:p/>
        </draw:polygon>
        <draw:polygon draw:style-name="gr30" draw:text-style-name="P7" draw:layer="layout" svg:width="1.224cm" svg:height="0.017cm" svg:x="15.633cm" svg:y="13.017cm" svg:viewBox="0 0 1225 18" draw:points="0,0 1225,0 1225,18 0,18">
          <text:p/>
        </draw:polygon>
        <draw:polygon draw:style-name="gr30" draw:text-style-name="P7" draw:layer="layout" svg:width="0.017cm" svg:height="0.017cm" svg:x="16.857cm" svg:y="13.017cm" svg:viewBox="0 0 18 18" draw:points="0,0 18,0 18,18 0,18">
          <text:p/>
        </draw:polygon>
        <draw:polygon draw:style-name="gr30" draw:text-style-name="P7" draw:layer="layout" svg:width="3.695cm" svg:height="0.017cm" svg:x="16.874cm" svg:y="13.017cm" svg:viewBox="0 0 3696 18" draw:points="0,0 3696,0 3696,18 0,18">
          <text:p/>
        </draw:polygon>
        <draw:polygon draw:style-name="gr30" draw:text-style-name="P7" draw:layer="layout" svg:width="0.017cm" svg:height="0.017cm" svg:x="20.569cm" svg:y="13.017cm" svg:viewBox="0 0 18 18" draw:points="0,0 18,0 18,18 0,18">
          <text:p/>
        </draw:polygon>
        <draw:polygon draw:style-name="gr30" draw:text-style-name="P7" draw:layer="layout" svg:width="0.017cm" svg:height="0.563cm" svg:x="1.998cm" svg:y="13.034cm" svg:viewBox="0 0 18 564" draw:points="0,0 18,0 18,564 0,564">
          <text:p/>
        </draw:polygon>
        <draw:polygon draw:style-name="gr30" draw:text-style-name="P7" draw:layer="layout" svg:width="0.017cm" svg:height="0.563cm" svg:x="6.239cm" svg:y="13.034cm" svg:viewBox="0 0 18 564" draw:points="0,0 18,0 18,564 0,564">
          <text:p/>
        </draw:polygon>
        <draw:polygon draw:style-name="gr30" draw:text-style-name="P7" draw:layer="layout" svg:width="0.017cm" svg:height="0.563cm" svg:x="9.427cm" svg:y="13.034cm" svg:viewBox="0 0 18 564" draw:points="0,0 18,0 18,564 0,564">
          <text:p/>
        </draw:polygon>
        <draw:polygon draw:style-name="gr30" draw:text-style-name="P7" draw:layer="layout" svg:width="0.018cm" svg:height="0.563cm" svg:x="10.663cm" svg:y="13.034cm" svg:viewBox="0 0 19 564" draw:points="0,0 19,0 19,564 0,564">
          <text:p/>
        </draw:polygon>
        <draw:polygon draw:style-name="gr30" draw:text-style-name="P7" draw:layer="layout" svg:width="0.017cm" svg:height="0.563cm" svg:x="11.904cm" svg:y="13.034cm" svg:viewBox="0 0 18 564" draw:points="0,0 18,0 18,564 0,564">
          <text:p/>
        </draw:polygon>
        <draw:polygon draw:style-name="gr30" draw:text-style-name="P7" draw:layer="layout" svg:width="0.017cm" svg:height="0.563cm" svg:x="13.14cm" svg:y="13.034cm" svg:viewBox="0 0 18 564" draw:points="0,0 18,0 18,564 0,564">
          <text:p/>
        </draw:polygon>
        <draw:polygon draw:style-name="gr30" draw:text-style-name="P7" draw:layer="layout" svg:width="0.017cm" svg:height="0.563cm" svg:x="14.38cm" svg:y="13.034cm" svg:viewBox="0 0 18 564" draw:points="0,0 18,0 18,564 0,564">
          <text:p/>
        </draw:polygon>
        <draw:polygon draw:style-name="gr30" draw:text-style-name="P7" draw:layer="layout" svg:width="0.017cm" svg:height="0.563cm" svg:x="15.616cm" svg:y="13.034cm" svg:viewBox="0 0 18 564" draw:points="0,0 18,0 18,564 0,564">
          <text:p/>
        </draw:polygon>
        <draw:polygon draw:style-name="gr30" draw:text-style-name="P7" draw:layer="layout" svg:width="0.017cm" svg:height="0.563cm" svg:x="16.857cm" svg:y="13.034cm" svg:viewBox="0 0 18 564" draw:points="0,0 18,0 18,564 0,564">
          <text:p/>
        </draw:polygon>
        <draw:polygon draw:style-name="gr30" draw:text-style-name="P7" draw:layer="layout" svg:width="0.017cm" svg:height="0.563cm" svg:x="20.569cm" svg:y="13.034cm" svg:viewBox="0 0 18 564" draw:points="0,0 18,0 18,564 0,564">
          <text:p/>
        </draw:polygon>
        <draw:frame draw:style-name="gr12" draw:text-style-name="P2" draw:layer="layout" svg:width="0.422cm" svg:height="0.471cm" svg:x="18.724cm" svg:y="13.055cm">
          <draw:text-box>
            <text:p text:style-name="P1"><text:span text:style-name="T2"><text:s/></text:span></text:p>
          </draw:text-box>
        </draw:frame>
        <draw:frame draw:style-name="gr649" draw:text-style-name="P2" draw:layer="layout" svg:width="1.912cm" svg:height="0.471cm" svg:x="3.23cm" svg:y="13.631cm">
          <draw:text-box>
            <text:p text:style-name="P1"><text:span text:style-name="T2">Бордовый </text:span></text:p>
          </draw:text-box>
        </draw:frame>
        <draw:frame draw:style-name="gr244" draw:text-style-name="P2" draw:layer="layout" svg:width="1.59cm" svg:height="0.471cm" svg:x="7.104cm" svg:y="13.631cm">
          <draw:text-box>
            <text:p text:style-name="P1"><text:span text:style-name="T2">#992444 </text:span></text:p>
          </draw:text-box>
        </draw:frame>
        <draw:frame draw:style-name="gr229" draw:text-style-name="P2" draw:layer="layout" svg:width="0.743cm" svg:height="0.471cm" svg:x="9.737cm" svg:y="13.631cm">
          <draw:text-box>
            <text:p text:style-name="P1"><text:span text:style-name="T2">153 </text:span></text:p>
          </draw:text-box>
        </draw:frame>
        <draw:frame draw:style-name="gr325" draw:text-style-name="P2" draw:layer="layout" svg:width="0.531cm" svg:height="0.471cm" svg:x="11.083cm" svg:y="13.631cm">
          <draw:text-box>
            <text:p text:style-name="P1"><text:span text:style-name="T2">36 </text:span></text:p>
          </draw:text-box>
        </draw:frame>
        <draw:frame draw:style-name="gr325" draw:text-style-name="P2" draw:layer="layout" svg:width="0.531cm" svg:height="0.471cm" svg:x="12.319cm" svg:y="13.631cm">
          <draw:text-box>
            <text:p text:style-name="P1"><text:span text:style-name="T2">68 </text:span></text:p>
          </draw:text-box>
        </draw:frame>
        <draw:frame draw:style-name="gr229" draw:text-style-name="P2" draw:layer="layout" svg:width="0.743cm" svg:height="0.471cm" svg:x="13.454cm" svg:y="13.631cm">
          <draw:text-box>
            <text:p text:style-name="P1"><text:span text:style-name="T2">344 </text:span></text:p>
          </draw:text-box>
        </draw:frame>
        <draw:frame draw:style-name="gr325" draw:text-style-name="P2" draw:layer="layout" svg:width="0.531cm" svg:height="0.471cm" svg:x="14.796cm" svg:y="13.631cm">
          <draw:text-box>
            <text:p text:style-name="P1"><text:span text:style-name="T2">62 </text:span></text:p>
          </draw:text-box>
        </draw:frame>
        <draw:polygon draw:style-name="gr650" draw:text-style-name="P26" draw:layer="layout" svg:width="3.7cm" svg:height="0.559cm" svg:x="16.874cm" svg:y="13.614cm" svg:viewBox="0 0 3701 560" draw:points="0,0 3701,0 3701,560 0,560">
          <text:p/>
        </draw:polygon>
        <draw:polygon draw:style-name="gr650" draw:text-style-name="P26" draw:layer="layout" svg:width="3.335cm" svg:height="0.559cm" svg:x="17.056cm" svg:y="13.614cm" svg:viewBox="0 0 3336 560" draw:points="0,0 3336,0 3336,560 0,560">
          <text:p/>
        </draw:polygon>
        <draw:frame draw:style-name="gr325" draw:text-style-name="P2" draw:layer="layout" svg:width="0.531cm" svg:height="0.471cm" svg:x="16.036cm" svg:y="13.631cm">
          <draw:text-box>
            <text:p text:style-name="P1"><text:span text:style-name="T2">37 </text:span></text:p>
          </draw:text-box>
        </draw:frame>
        <draw:polygon draw:style-name="gr30" draw:text-style-name="P7" draw:layer="layout" svg:width="0.017cm" svg:height="0.017cm" svg:x="1.998cm" svg:y="13.597cm" svg:viewBox="0 0 18 18" draw:points="0,0 18,0 18,18 0,18">
          <text:p/>
        </draw:polygon>
        <draw:polygon draw:style-name="gr30" draw:text-style-name="P7" draw:layer="layout" svg:width="4.224cm" svg:height="0.017cm" svg:x="2.015cm" svg:y="13.597cm" svg:viewBox="0 0 4225 18" draw:points="0,0 4225,0 4225,18 0,18">
          <text:p/>
        </draw:polygon>
        <draw:polygon draw:style-name="gr30" draw:text-style-name="P7" draw:layer="layout" svg:width="0.017cm" svg:height="0.017cm" svg:x="6.239cm" svg:y="13.597cm" svg:viewBox="0 0 18 18" draw:points="0,0 18,0 18,18 0,18">
          <text:p/>
        </draw:polygon>
        <draw:polygon draw:style-name="gr30" draw:text-style-name="P7" draw:layer="layout" svg:width="3.171cm" svg:height="0.017cm" svg:x="6.256cm" svg:y="13.597cm" svg:viewBox="0 0 3172 18" draw:points="0,0 3172,0 3172,18 0,18">
          <text:p/>
        </draw:polygon>
        <draw:polygon draw:style-name="gr30" draw:text-style-name="P7" draw:layer="layout" svg:width="0.017cm" svg:height="0.017cm" svg:x="9.427cm" svg:y="13.597cm" svg:viewBox="0 0 18 18" draw:points="0,0 18,0 18,18 0,18">
          <text:p/>
        </draw:polygon>
        <draw:polygon draw:style-name="gr30" draw:text-style-name="P7" draw:layer="layout" svg:width="1.219cm" svg:height="0.017cm" svg:x="9.444cm" svg:y="13.597cm" svg:viewBox="0 0 1220 18" draw:points="0,0 1220,0 1220,18 0,18">
          <text:p/>
        </draw:polygon>
        <draw:polygon draw:style-name="gr30" draw:text-style-name="P7" draw:layer="layout" svg:width="0.018cm" svg:height="0.017cm" svg:x="10.663cm" svg:y="13.597cm" svg:viewBox="0 0 19 18" draw:points="0,0 19,0 19,18 0,18">
          <text:p/>
        </draw:polygon>
        <draw:polygon draw:style-name="gr30" draw:text-style-name="P7" draw:layer="layout" svg:width="1.224cm" svg:height="0.017cm" svg:x="10.68cm" svg:y="13.597cm" svg:viewBox="0 0 1225 18" draw:points="0,0 1225,0 1225,18 0,18">
          <text:p/>
        </draw:polygon>
        <draw:polygon draw:style-name="gr30" draw:text-style-name="P7" draw:layer="layout" svg:width="0.017cm" svg:height="0.017cm" svg:x="11.904cm" svg:y="13.597cm" svg:viewBox="0 0 18 18" draw:points="0,0 18,0 18,18 0,18">
          <text:p/>
        </draw:polygon>
        <draw:polygon draw:style-name="gr30" draw:text-style-name="P7" draw:layer="layout" svg:width="1.219cm" svg:height="0.017cm" svg:x="11.921cm" svg:y="13.597cm" svg:viewBox="0 0 1220 18" draw:points="0,0 1220,0 1220,18 0,18">
          <text:p/>
        </draw:polygon>
        <draw:polygon draw:style-name="gr30" draw:text-style-name="P7" draw:layer="layout" svg:width="0.017cm" svg:height="0.017cm" svg:x="13.14cm" svg:y="13.597cm" svg:viewBox="0 0 18 18" draw:points="0,0 18,0 18,18 0,18">
          <text:p/>
        </draw:polygon>
        <draw:polygon draw:style-name="gr30" draw:text-style-name="P7" draw:layer="layout" svg:width="1.223cm" svg:height="0.017cm" svg:x="13.157cm" svg:y="13.597cm" svg:viewBox="0 0 1224 18" draw:points="0,0 1224,0 1224,18 0,18">
          <text:p/>
        </draw:polygon>
        <draw:polygon draw:style-name="gr30" draw:text-style-name="P7" draw:layer="layout" svg:width="0.017cm" svg:height="0.017cm" svg:x="14.38cm" svg:y="13.597cm" svg:viewBox="0 0 18 18" draw:points="0,0 18,0 18,18 0,18">
          <text:p/>
        </draw:polygon>
        <draw:polygon draw:style-name="gr30" draw:text-style-name="P7" draw:layer="layout" svg:width="1.219cm" svg:height="0.017cm" svg:x="14.397cm" svg:y="13.597cm" svg:viewBox="0 0 1220 18" draw:points="0,0 1220,0 1220,18 0,18">
          <text:p/>
        </draw:polygon>
        <draw:polygon draw:style-name="gr30" draw:text-style-name="P7" draw:layer="layout" svg:width="0.017cm" svg:height="0.017cm" svg:x="15.616cm" svg:y="13.597cm" svg:viewBox="0 0 18 18" draw:points="0,0 18,0 18,18 0,18">
          <text:p/>
        </draw:polygon>
        <draw:polygon draw:style-name="gr30" draw:text-style-name="P7" draw:layer="layout" svg:width="1.224cm" svg:height="0.017cm" svg:x="15.633cm" svg:y="13.597cm" svg:viewBox="0 0 1225 18" draw:points="0,0 1225,0 1225,18 0,18">
          <text:p/>
        </draw:polygon>
        <draw:polygon draw:style-name="gr30" draw:text-style-name="P7" draw:layer="layout" svg:width="0.017cm" svg:height="0.017cm" svg:x="16.857cm" svg:y="13.597cm" svg:viewBox="0 0 18 18" draw:points="0,0 18,0 18,18 0,18">
          <text:p/>
        </draw:polygon>
        <draw:polygon draw:style-name="gr30" draw:text-style-name="P7" draw:layer="layout" svg:width="3.695cm" svg:height="0.017cm" svg:x="16.874cm" svg:y="13.597cm" svg:viewBox="0 0 3696 18" draw:points="0,0 3696,0 3696,18 0,18">
          <text:p/>
        </draw:polygon>
        <draw:polygon draw:style-name="gr30" draw:text-style-name="P7" draw:layer="layout" svg:width="0.017cm" svg:height="0.017cm" svg:x="20.569cm" svg:y="13.597cm" svg:viewBox="0 0 18 18" draw:points="0,0 18,0 18,18 0,18">
          <text:p/>
        </draw:polygon>
        <draw:polygon draw:style-name="gr30" draw:text-style-name="P7" draw:layer="layout" svg:width="0.017cm" svg:height="0.559cm" svg:x="1.998cm" svg:y="13.614cm" svg:viewBox="0 0 18 560" draw:points="0,0 18,0 18,560 0,560">
          <text:p/>
        </draw:polygon>
        <draw:polygon draw:style-name="gr30" draw:text-style-name="P7" draw:layer="layout" svg:width="0.017cm" svg:height="0.559cm" svg:x="6.239cm" svg:y="13.614cm" svg:viewBox="0 0 18 560" draw:points="0,0 18,0 18,560 0,560">
          <text:p/>
        </draw:polygon>
        <draw:polygon draw:style-name="gr30" draw:text-style-name="P7" draw:layer="layout" svg:width="0.017cm" svg:height="0.559cm" svg:x="9.427cm" svg:y="13.614cm" svg:viewBox="0 0 18 560" draw:points="0,0 18,0 18,560 0,560">
          <text:p/>
        </draw:polygon>
        <draw:polygon draw:style-name="gr30" draw:text-style-name="P7" draw:layer="layout" svg:width="0.018cm" svg:height="0.559cm" svg:x="10.663cm" svg:y="13.614cm" svg:viewBox="0 0 19 560" draw:points="0,0 19,0 19,560 0,560">
          <text:p/>
        </draw:polygon>
        <draw:polygon draw:style-name="gr30" draw:text-style-name="P7" draw:layer="layout" svg:width="0.017cm" svg:height="0.559cm" svg:x="11.904cm" svg:y="13.614cm" svg:viewBox="0 0 18 560" draw:points="0,0 18,0 18,560 0,560">
          <text:p/>
        </draw:polygon>
        <draw:polygon draw:style-name="gr30" draw:text-style-name="P7" draw:layer="layout" svg:width="0.017cm" svg:height="0.559cm" svg:x="13.14cm" svg:y="13.614cm" svg:viewBox="0 0 18 560" draw:points="0,0 18,0 18,560 0,560">
          <text:p/>
        </draw:polygon>
        <draw:polygon draw:style-name="gr30" draw:text-style-name="P7" draw:layer="layout" svg:width="0.017cm" svg:height="0.559cm" svg:x="14.38cm" svg:y="13.614cm" svg:viewBox="0 0 18 560" draw:points="0,0 18,0 18,560 0,560">
          <text:p/>
        </draw:polygon>
        <draw:polygon draw:style-name="gr30" draw:text-style-name="P7" draw:layer="layout" svg:width="0.017cm" svg:height="0.559cm" svg:x="15.616cm" svg:y="13.614cm" svg:viewBox="0 0 18 560" draw:points="0,0 18,0 18,560 0,560">
          <text:p/>
        </draw:polygon>
        <draw:polygon draw:style-name="gr30" draw:text-style-name="P7" draw:layer="layout" svg:width="0.017cm" svg:height="0.559cm" svg:x="16.857cm" svg:y="13.614cm" svg:viewBox="0 0 18 560" draw:points="0,0 18,0 18,560 0,560">
          <text:p/>
        </draw:polygon>
        <draw:polygon draw:style-name="gr30" draw:text-style-name="P7" draw:layer="layout" svg:width="0.017cm" svg:height="0.559cm" svg:x="20.569cm" svg:y="13.614cm" svg:viewBox="0 0 18 560" draw:points="0,0 18,0 18,560 0,560">
          <text:p/>
        </draw:polygon>
        <draw:frame draw:style-name="gr12" draw:text-style-name="P2" draw:layer="layout" svg:width="0.422cm" svg:height="0.471cm" svg:x="18.724cm" svg:y="13.631cm">
          <draw:text-box>
            <text:p text:style-name="P1"><text:span text:style-name="T2"><text:s/></text:span></text:p>
          </draw:text-box>
        </draw:frame>
        <draw:frame draw:style-name="gr651" draw:text-style-name="P2" draw:layer="layout" svg:width="2.141cm" svg:height="0.471cm" svg:x="3.116cm" svg:y="14.207cm">
          <draw:text-box>
            <text:p text:style-name="P1"><text:span text:style-name="T2">Сланцевый </text:span></text:p>
          </draw:text-box>
        </draw:frame>
        <draw:frame draw:style-name="gr652" draw:text-style-name="P2" draw:layer="layout" svg:width="1.825cm" svg:height="0.471cm" svg:x="6.985cm" svg:y="14.207cm">
          <draw:text-box>
            <text:p text:style-name="P1"><text:span text:style-name="T2">#4D2CC9 </text:span></text:p>
          </draw:text-box>
        </draw:frame>
        <draw:frame draw:style-name="gr325" draw:text-style-name="P2" draw:layer="layout" svg:width="0.531cm" svg:height="0.471cm" svg:x="9.843cm" svg:y="14.207cm">
          <draw:text-box>
            <text:p text:style-name="P1"><text:span text:style-name="T2">77 </text:span></text:p>
          </draw:text-box>
        </draw:frame>
        <draw:frame draw:style-name="gr325" draw:text-style-name="P2" draw:layer="layout" svg:width="0.531cm" svg:height="0.471cm" svg:x="11.083cm" svg:y="14.207cm">
          <draw:text-box>
            <text:p text:style-name="P1"><text:span text:style-name="T2">44 </text:span></text:p>
          </draw:text-box>
        </draw:frame>
        <draw:frame draw:style-name="gr229" draw:text-style-name="P2" draw:layer="layout" svg:width="0.743cm" svg:height="0.471cm" svg:x="12.213cm" svg:y="14.207cm">
          <draw:text-box>
            <text:p text:style-name="P1"><text:span text:style-name="T2">201 </text:span></text:p>
          </draw:text-box>
        </draw:frame>
        <draw:frame draw:style-name="gr229" draw:text-style-name="P2" draw:layer="layout" svg:width="0.743cm" svg:height="0.471cm" svg:x="13.454cm" svg:y="14.207cm">
          <draw:text-box>
            <text:p text:style-name="P1"><text:span text:style-name="T2">253 </text:span></text:p>
          </draw:text-box>
        </draw:frame>
        <draw:frame draw:style-name="gr325" draw:text-style-name="P2" draw:layer="layout" svg:width="0.531cm" svg:height="0.471cm" svg:x="14.796cm" svg:y="14.207cm">
          <draw:text-box>
            <text:p text:style-name="P1"><text:span text:style-name="T2">64 </text:span></text:p>
          </draw:text-box>
        </draw:frame>
        <draw:polygon draw:style-name="gr653" draw:text-style-name="P27" draw:layer="layout" svg:width="3.7cm" svg:height="0.563cm" svg:x="16.874cm" svg:y="14.19cm" svg:viewBox="0 0 3701 564" draw:points="0,0 3701,0 3701,564 0,564">
          <text:p/>
        </draw:polygon>
        <draw:polygon draw:style-name="gr653" draw:text-style-name="P27" draw:layer="layout" svg:width="3.335cm" svg:height="0.563cm" svg:x="17.056cm" svg:y="14.19cm" svg:viewBox="0 0 3336 564" draw:points="0,0 3336,0 3336,564 0,564">
          <text:p/>
        </draw:polygon>
        <draw:frame draw:style-name="gr325" draw:text-style-name="P2" draw:layer="layout" svg:width="0.531cm" svg:height="0.471cm" svg:x="16.036cm" svg:y="14.207cm">
          <draw:text-box>
            <text:p text:style-name="P1"><text:span text:style-name="T2">48 </text:span></text:p>
          </draw:text-box>
        </draw:frame>
        <draw:polygon draw:style-name="gr30" draw:text-style-name="P7" draw:layer="layout" svg:width="0.017cm" svg:height="0.017cm" svg:x="1.998cm" svg:y="14.173cm" svg:viewBox="0 0 18 18" draw:points="0,0 18,0 18,18 0,18">
          <text:p/>
        </draw:polygon>
        <draw:polygon draw:style-name="gr30" draw:text-style-name="P7" draw:layer="layout" svg:width="4.224cm" svg:height="0.017cm" svg:x="2.015cm" svg:y="14.173cm" svg:viewBox="0 0 4225 18" draw:points="0,0 4225,0 4225,18 0,18">
          <text:p/>
        </draw:polygon>
        <draw:polygon draw:style-name="gr30" draw:text-style-name="P7" draw:layer="layout" svg:width="0.017cm" svg:height="0.017cm" svg:x="6.239cm" svg:y="14.173cm" svg:viewBox="0 0 18 18" draw:points="0,0 18,0 18,18 0,18">
          <text:p/>
        </draw:polygon>
        <draw:polygon draw:style-name="gr30" draw:text-style-name="P7" draw:layer="layout" svg:width="3.171cm" svg:height="0.017cm" svg:x="6.256cm" svg:y="14.173cm" svg:viewBox="0 0 3172 18" draw:points="0,0 3172,0 3172,18 0,18">
          <text:p/>
        </draw:polygon>
        <draw:polygon draw:style-name="gr30" draw:text-style-name="P7" draw:layer="layout" svg:width="0.017cm" svg:height="0.017cm" svg:x="9.427cm" svg:y="14.173cm" svg:viewBox="0 0 18 18" draw:points="0,0 18,0 18,18 0,18">
          <text:p/>
        </draw:polygon>
        <draw:polygon draw:style-name="gr30" draw:text-style-name="P7" draw:layer="layout" svg:width="1.219cm" svg:height="0.017cm" svg:x="9.444cm" svg:y="14.173cm" svg:viewBox="0 0 1220 18" draw:points="0,0 1220,0 1220,18 0,18">
          <text:p/>
        </draw:polygon>
        <draw:polygon draw:style-name="gr30" draw:text-style-name="P7" draw:layer="layout" svg:width="0.018cm" svg:height="0.017cm" svg:x="10.663cm" svg:y="14.173cm" svg:viewBox="0 0 19 18" draw:points="0,0 19,0 19,18 0,18">
          <text:p/>
        </draw:polygon>
        <draw:polygon draw:style-name="gr30" draw:text-style-name="P7" draw:layer="layout" svg:width="1.224cm" svg:height="0.017cm" svg:x="10.68cm" svg:y="14.173cm" svg:viewBox="0 0 1225 18" draw:points="0,0 1225,0 1225,18 0,18">
          <text:p/>
        </draw:polygon>
        <draw:polygon draw:style-name="gr30" draw:text-style-name="P7" draw:layer="layout" svg:width="0.017cm" svg:height="0.017cm" svg:x="11.904cm" svg:y="14.173cm" svg:viewBox="0 0 18 18" draw:points="0,0 18,0 18,18 0,18">
          <text:p/>
        </draw:polygon>
        <draw:polygon draw:style-name="gr30" draw:text-style-name="P7" draw:layer="layout" svg:width="1.219cm" svg:height="0.017cm" svg:x="11.921cm" svg:y="14.173cm" svg:viewBox="0 0 1220 18" draw:points="0,0 1220,0 1220,18 0,18">
          <text:p/>
        </draw:polygon>
        <draw:polygon draw:style-name="gr30" draw:text-style-name="P7" draw:layer="layout" svg:width="0.017cm" svg:height="0.017cm" svg:x="13.14cm" svg:y="14.173cm" svg:viewBox="0 0 18 18" draw:points="0,0 18,0 18,18 0,18">
          <text:p/>
        </draw:polygon>
        <draw:polygon draw:style-name="gr30" draw:text-style-name="P7" draw:layer="layout" svg:width="1.223cm" svg:height="0.017cm" svg:x="13.157cm" svg:y="14.173cm" svg:viewBox="0 0 1224 18" draw:points="0,0 1224,0 1224,18 0,18">
          <text:p/>
        </draw:polygon>
        <draw:polygon draw:style-name="gr30" draw:text-style-name="P7" draw:layer="layout" svg:width="0.017cm" svg:height="0.017cm" svg:x="14.38cm" svg:y="14.173cm" svg:viewBox="0 0 18 18" draw:points="0,0 18,0 18,18 0,18">
          <text:p/>
        </draw:polygon>
        <draw:polygon draw:style-name="gr30" draw:text-style-name="P7" draw:layer="layout" svg:width="1.219cm" svg:height="0.017cm" svg:x="14.397cm" svg:y="14.173cm" svg:viewBox="0 0 1220 18" draw:points="0,0 1220,0 1220,18 0,18">
          <text:p/>
        </draw:polygon>
        <draw:polygon draw:style-name="gr30" draw:text-style-name="P7" draw:layer="layout" svg:width="0.017cm" svg:height="0.017cm" svg:x="15.616cm" svg:y="14.173cm" svg:viewBox="0 0 18 18" draw:points="0,0 18,0 18,18 0,18">
          <text:p/>
        </draw:polygon>
        <draw:polygon draw:style-name="gr30" draw:text-style-name="P7" draw:layer="layout" svg:width="1.224cm" svg:height="0.017cm" svg:x="15.633cm" svg:y="14.173cm" svg:viewBox="0 0 1225 18" draw:points="0,0 1225,0 1225,18 0,18">
          <text:p/>
        </draw:polygon>
        <draw:polygon draw:style-name="gr30" draw:text-style-name="P7" draw:layer="layout" svg:width="0.017cm" svg:height="0.017cm" svg:x="16.857cm" svg:y="14.173cm" svg:viewBox="0 0 18 18" draw:points="0,0 18,0 18,18 0,18">
          <text:p/>
        </draw:polygon>
        <draw:polygon draw:style-name="gr30" draw:text-style-name="P7" draw:layer="layout" svg:width="3.695cm" svg:height="0.017cm" svg:x="16.874cm" svg:y="14.173cm" svg:viewBox="0 0 3696 18" draw:points="0,0 3696,0 3696,18 0,18">
          <text:p/>
        </draw:polygon>
        <draw:polygon draw:style-name="gr30" draw:text-style-name="P7" draw:layer="layout" svg:width="0.017cm" svg:height="0.017cm" svg:x="20.569cm" svg:y="14.173cm" svg:viewBox="0 0 18 18" draw:points="0,0 18,0 18,18 0,18">
          <text:p/>
        </draw:polygon>
        <draw:polygon draw:style-name="gr30" draw:text-style-name="P7" draw:layer="layout" svg:width="0.017cm" svg:height="0.563cm" svg:x="1.998cm" svg:y="14.19cm" svg:viewBox="0 0 18 564" draw:points="0,0 18,0 18,564 0,564">
          <text:p/>
        </draw:polygon>
        <draw:polygon draw:style-name="gr30" draw:text-style-name="P7" draw:layer="layout" svg:width="0.017cm" svg:height="0.563cm" svg:x="6.239cm" svg:y="14.19cm" svg:viewBox="0 0 18 564" draw:points="0,0 18,0 18,564 0,564">
          <text:p/>
        </draw:polygon>
        <draw:polygon draw:style-name="gr30" draw:text-style-name="P7" draw:layer="layout" svg:width="0.017cm" svg:height="0.563cm" svg:x="9.427cm" svg:y="14.19cm" svg:viewBox="0 0 18 564" draw:points="0,0 18,0 18,564 0,564">
          <text:p/>
        </draw:polygon>
        <draw:polygon draw:style-name="gr30" draw:text-style-name="P7" draw:layer="layout" svg:width="0.018cm" svg:height="0.563cm" svg:x="10.663cm" svg:y="14.19cm" svg:viewBox="0 0 19 564" draw:points="0,0 19,0 19,564 0,564">
          <text:p/>
        </draw:polygon>
        <draw:polygon draw:style-name="gr30" draw:text-style-name="P7" draw:layer="layout" svg:width="0.017cm" svg:height="0.563cm" svg:x="11.904cm" svg:y="14.19cm" svg:viewBox="0 0 18 564" draw:points="0,0 18,0 18,564 0,564">
          <text:p/>
        </draw:polygon>
        <draw:polygon draw:style-name="gr30" draw:text-style-name="P7" draw:layer="layout" svg:width="0.017cm" svg:height="0.563cm" svg:x="13.14cm" svg:y="14.19cm" svg:viewBox="0 0 18 564" draw:points="0,0 18,0 18,564 0,564">
          <text:p/>
        </draw:polygon>
        <draw:polygon draw:style-name="gr30" draw:text-style-name="P7" draw:layer="layout" svg:width="0.017cm" svg:height="0.563cm" svg:x="14.38cm" svg:y="14.19cm" svg:viewBox="0 0 18 564" draw:points="0,0 18,0 18,564 0,564">
          <text:p/>
        </draw:polygon>
        <draw:polygon draw:style-name="gr30" draw:text-style-name="P7" draw:layer="layout" svg:width="0.017cm" svg:height="0.563cm" svg:x="15.616cm" svg:y="14.19cm" svg:viewBox="0 0 18 564" draw:points="0,0 18,0 18,564 0,564">
          <text:p/>
        </draw:polygon>
        <draw:polygon draw:style-name="gr30" draw:text-style-name="P7" draw:layer="layout" svg:width="0.017cm" svg:height="0.563cm" svg:x="16.857cm" svg:y="14.19cm" svg:viewBox="0 0 18 564" draw:points="0,0 18,0 18,564 0,564">
          <text:p/>
        </draw:polygon>
        <draw:polygon draw:style-name="gr30" draw:text-style-name="P7" draw:layer="layout" svg:width="0.017cm" svg:height="0.563cm" svg:x="20.569cm" svg:y="14.19cm" svg:viewBox="0 0 18 564" draw:points="0,0 18,0 18,564 0,564">
          <text:p/>
        </draw:polygon>
        <draw:frame draw:style-name="gr12" draw:text-style-name="P2" draw:layer="layout" svg:width="0.422cm" svg:height="0.471cm" svg:x="18.724cm" svg:y="14.207cm">
          <draw:text-box>
            <text:p text:style-name="P1"><text:span text:style-name="T2"><text:s/></text:span></text:p>
          </draw:text-box>
        </draw:frame>
        <draw:frame draw:style-name="gr654" draw:text-style-name="P2" draw:layer="layout" svg:width="1.645cm" svg:height="0.471cm" svg:x="3.361cm" svg:y="14.787cm">
          <draw:text-box>
            <text:p text:style-name="P1"><text:span text:style-name="T2">Розовый </text:span></text:p>
          </draw:text-box>
        </draw:frame>
        <draw:frame draw:style-name="gr636" draw:text-style-name="P2" draw:layer="layout" svg:width="1.755cm" svg:height="0.471cm" svg:x="7.023cm" svg:y="14.787cm">
          <draw:text-box>
            <text:p text:style-name="P1"><text:span text:style-name="T2">#FFCFF4 </text:span></text:p>
          </draw:text-box>
        </draw:frame>
        <draw:frame draw:style-name="gr229" draw:text-style-name="P2" draw:layer="layout" svg:width="0.743cm" svg:height="0.471cm" svg:x="9.737cm" svg:y="14.787cm">
          <draw:text-box>
            <text:p text:style-name="P1"><text:span text:style-name="T2">255 </text:span></text:p>
          </draw:text-box>
        </draw:frame>
        <draw:frame draw:style-name="gr229" draw:text-style-name="P2" draw:layer="layout" svg:width="0.743cm" svg:height="0.471cm" svg:x="10.977cm" svg:y="14.787cm">
          <draw:text-box>
            <text:p text:style-name="P1"><text:span text:style-name="T2">207 </text:span></text:p>
          </draw:text-box>
        </draw:frame>
        <draw:frame draw:style-name="gr229" draw:text-style-name="P2" draw:layer="layout" svg:width="0.743cm" svg:height="0.471cm" svg:x="12.213cm" svg:y="14.787cm">
          <draw:text-box>
            <text:p text:style-name="P1"><text:span text:style-name="T2">244 </text:span></text:p>
          </draw:text-box>
        </draw:frame>
        <draw:frame draw:style-name="gr229" draw:text-style-name="P2" draw:layer="layout" svg:width="0.743cm" svg:height="0.471cm" svg:x="13.454cm" svg:y="14.787cm">
          <draw:text-box>
            <text:p text:style-name="P1"><text:span text:style-name="T2">314 </text:span></text:p>
          </draw:text-box>
        </draw:frame>
        <draw:frame draw:style-name="gr229" draw:text-style-name="P2" draw:layer="layout" svg:width="0.743cm" svg:height="0.471cm" svg:x="14.69cm" svg:y="14.787cm">
          <draw:text-box>
            <text:p text:style-name="P1"><text:span text:style-name="T2">100 </text:span></text:p>
          </draw:text-box>
        </draw:frame>
        <draw:polygon draw:style-name="gr655" draw:text-style-name="P28" draw:layer="layout" svg:width="3.7cm" svg:height="0.558cm" svg:x="16.874cm" svg:y="14.77cm" svg:viewBox="0 0 3701 559" draw:points="0,0 3701,0 3701,559 0,559">
          <text:p/>
        </draw:polygon>
        <draw:polygon draw:style-name="gr655" draw:text-style-name="P28" draw:layer="layout" svg:width="3.335cm" svg:height="0.558cm" svg:x="17.056cm" svg:y="14.77cm" svg:viewBox="0 0 3336 559" draw:points="0,0 3336,0 3336,559 0,559">
          <text:p/>
        </draw:polygon>
        <draw:frame draw:style-name="gr325" draw:text-style-name="P2" draw:layer="layout" svg:width="0.531cm" svg:height="0.471cm" svg:x="16.036cm" svg:y="14.787cm">
          <draw:text-box>
            <text:p text:style-name="P1"><text:span text:style-name="T2">91 </text:span></text:p>
          </draw:text-box>
        </draw:frame>
        <draw:polygon draw:style-name="gr30" draw:text-style-name="P7" draw:layer="layout" svg:width="0.017cm" svg:height="0.017cm" svg:x="1.998cm" svg:y="14.753cm" svg:viewBox="0 0 18 18" draw:points="0,0 18,0 18,18 0,18">
          <text:p/>
        </draw:polygon>
        <draw:polygon draw:style-name="gr30" draw:text-style-name="P7" draw:layer="layout" svg:width="4.224cm" svg:height="0.017cm" svg:x="2.015cm" svg:y="14.753cm" svg:viewBox="0 0 4225 18" draw:points="0,0 4225,0 4225,18 0,18">
          <text:p/>
        </draw:polygon>
        <draw:polygon draw:style-name="gr30" draw:text-style-name="P7" draw:layer="layout" svg:width="0.017cm" svg:height="0.017cm" svg:x="6.239cm" svg:y="14.753cm" svg:viewBox="0 0 18 18" draw:points="0,0 18,0 18,18 0,18">
          <text:p/>
        </draw:polygon>
        <draw:polygon draw:style-name="gr30" draw:text-style-name="P7" draw:layer="layout" svg:width="3.171cm" svg:height="0.017cm" svg:x="6.256cm" svg:y="14.753cm" svg:viewBox="0 0 3172 18" draw:points="0,0 3172,0 3172,18 0,18">
          <text:p/>
        </draw:polygon>
        <draw:polygon draw:style-name="gr30" draw:text-style-name="P7" draw:layer="layout" svg:width="0.017cm" svg:height="0.017cm" svg:x="9.427cm" svg:y="14.753cm" svg:viewBox="0 0 18 18" draw:points="0,0 18,0 18,18 0,18">
          <text:p/>
        </draw:polygon>
        <draw:polygon draw:style-name="gr30" draw:text-style-name="P7" draw:layer="layout" svg:width="1.219cm" svg:height="0.017cm" svg:x="9.444cm" svg:y="14.753cm" svg:viewBox="0 0 1220 18" draw:points="0,0 1220,0 1220,18 0,18">
          <text:p/>
        </draw:polygon>
        <draw:polygon draw:style-name="gr30" draw:text-style-name="P7" draw:layer="layout" svg:width="0.018cm" svg:height="0.017cm" svg:x="10.663cm" svg:y="14.753cm" svg:viewBox="0 0 19 18" draw:points="0,0 19,0 19,18 0,18">
          <text:p/>
        </draw:polygon>
        <draw:polygon draw:style-name="gr30" draw:text-style-name="P7" draw:layer="layout" svg:width="1.224cm" svg:height="0.017cm" svg:x="10.68cm" svg:y="14.753cm" svg:viewBox="0 0 1225 18" draw:points="0,0 1225,0 1225,18 0,18">
          <text:p/>
        </draw:polygon>
        <draw:polygon draw:style-name="gr30" draw:text-style-name="P7" draw:layer="layout" svg:width="0.017cm" svg:height="0.017cm" svg:x="11.904cm" svg:y="14.753cm" svg:viewBox="0 0 18 18" draw:points="0,0 18,0 18,18 0,18">
          <text:p/>
        </draw:polygon>
        <draw:polygon draw:style-name="gr30" draw:text-style-name="P7" draw:layer="layout" svg:width="1.219cm" svg:height="0.017cm" svg:x="11.921cm" svg:y="14.753cm" svg:viewBox="0 0 1220 18" draw:points="0,0 1220,0 1220,18 0,18">
          <text:p/>
        </draw:polygon>
        <draw:polygon draw:style-name="gr30" draw:text-style-name="P7" draw:layer="layout" svg:width="0.017cm" svg:height="0.017cm" svg:x="13.14cm" svg:y="14.753cm" svg:viewBox="0 0 18 18" draw:points="0,0 18,0 18,18 0,18">
          <text:p/>
        </draw:polygon>
        <draw:polygon draw:style-name="gr30" draw:text-style-name="P7" draw:layer="layout" svg:width="1.223cm" svg:height="0.017cm" svg:x="13.157cm" svg:y="14.753cm" svg:viewBox="0 0 1224 18" draw:points="0,0 1224,0 1224,18 0,18">
          <text:p/>
        </draw:polygon>
        <draw:polygon draw:style-name="gr30" draw:text-style-name="P7" draw:layer="layout" svg:width="0.017cm" svg:height="0.017cm" svg:x="14.38cm" svg:y="14.753cm" svg:viewBox="0 0 18 18" draw:points="0,0 18,0 18,18 0,18">
          <text:p/>
        </draw:polygon>
        <draw:polygon draw:style-name="gr30" draw:text-style-name="P7" draw:layer="layout" svg:width="1.219cm" svg:height="0.017cm" svg:x="14.397cm" svg:y="14.753cm" svg:viewBox="0 0 1220 18" draw:points="0,0 1220,0 1220,18 0,18">
          <text:p/>
        </draw:polygon>
        <draw:polygon draw:style-name="gr30" draw:text-style-name="P7" draw:layer="layout" svg:width="0.017cm" svg:height="0.017cm" svg:x="15.616cm" svg:y="14.753cm" svg:viewBox="0 0 18 18" draw:points="0,0 18,0 18,18 0,18">
          <text:p/>
        </draw:polygon>
        <draw:polygon draw:style-name="gr30" draw:text-style-name="P7" draw:layer="layout" svg:width="1.224cm" svg:height="0.017cm" svg:x="15.633cm" svg:y="14.753cm" svg:viewBox="0 0 1225 18" draw:points="0,0 1225,0 1225,18 0,18">
          <text:p/>
        </draw:polygon>
        <draw:polygon draw:style-name="gr30" draw:text-style-name="P7" draw:layer="layout" svg:width="0.017cm" svg:height="0.017cm" svg:x="16.857cm" svg:y="14.753cm" svg:viewBox="0 0 18 18" draw:points="0,0 18,0 18,18 0,18">
          <text:p/>
        </draw:polygon>
        <draw:polygon draw:style-name="gr30" draw:text-style-name="P7" draw:layer="layout" svg:width="3.695cm" svg:height="0.017cm" svg:x="16.874cm" svg:y="14.753cm" svg:viewBox="0 0 3696 18" draw:points="0,0 3696,0 3696,18 0,18">
          <text:p/>
        </draw:polygon>
        <draw:polygon draw:style-name="gr30" draw:text-style-name="P7" draw:layer="layout" svg:width="0.017cm" svg:height="0.017cm" svg:x="20.569cm" svg:y="14.753cm" svg:viewBox="0 0 18 18" draw:points="0,0 18,0 18,18 0,18">
          <text:p/>
        </draw:polygon>
        <draw:polygon draw:style-name="gr30" draw:text-style-name="P7" draw:layer="layout" svg:width="0.017cm" svg:height="0.558cm" svg:x="1.998cm" svg:y="14.77cm" svg:viewBox="0 0 18 559" draw:points="0,0 18,0 18,559 0,559">
          <text:p/>
        </draw:polygon>
        <draw:polygon draw:style-name="gr30" draw:text-style-name="P7" draw:layer="layout" svg:width="0.017cm" svg:height="0.558cm" svg:x="6.239cm" svg:y="14.77cm" svg:viewBox="0 0 18 559" draw:points="0,0 18,0 18,559 0,559">
          <text:p/>
        </draw:polygon>
        <draw:polygon draw:style-name="gr30" draw:text-style-name="P7" draw:layer="layout" svg:width="0.017cm" svg:height="0.558cm" svg:x="9.427cm" svg:y="14.77cm" svg:viewBox="0 0 18 559" draw:points="0,0 18,0 18,559 0,559">
          <text:p/>
        </draw:polygon>
        <draw:polygon draw:style-name="gr30" draw:text-style-name="P7" draw:layer="layout" svg:width="0.018cm" svg:height="0.558cm" svg:x="10.663cm" svg:y="14.77cm" svg:viewBox="0 0 19 559" draw:points="0,0 19,0 19,559 0,559">
          <text:p/>
        </draw:polygon>
        <draw:polygon draw:style-name="gr30" draw:text-style-name="P7" draw:layer="layout" svg:width="0.017cm" svg:height="0.558cm" svg:x="11.904cm" svg:y="14.77cm" svg:viewBox="0 0 18 559" draw:points="0,0 18,0 18,559 0,559">
          <text:p/>
        </draw:polygon>
        <draw:polygon draw:style-name="gr30" draw:text-style-name="P7" draw:layer="layout" svg:width="0.017cm" svg:height="0.558cm" svg:x="13.14cm" svg:y="14.77cm" svg:viewBox="0 0 18 559" draw:points="0,0 18,0 18,559 0,559">
          <text:p/>
        </draw:polygon>
        <draw:polygon draw:style-name="gr30" draw:text-style-name="P7" draw:layer="layout" svg:width="0.017cm" svg:height="0.558cm" svg:x="14.38cm" svg:y="14.77cm" svg:viewBox="0 0 18 559" draw:points="0,0 18,0 18,559 0,559">
          <text:p/>
        </draw:polygon>
        <draw:polygon draw:style-name="gr30" draw:text-style-name="P7" draw:layer="layout" svg:width="0.017cm" svg:height="0.558cm" svg:x="15.616cm" svg:y="14.77cm" svg:viewBox="0 0 18 559" draw:points="0,0 18,0 18,559 0,559">
          <text:p/>
        </draw:polygon>
        <draw:polygon draw:style-name="gr30" draw:text-style-name="P7" draw:layer="layout" svg:width="0.017cm" svg:height="0.558cm" svg:x="16.857cm" svg:y="14.77cm" svg:viewBox="0 0 18 559" draw:points="0,0 18,0 18,559 0,559">
          <text:p/>
        </draw:polygon>
        <draw:polygon draw:style-name="gr30" draw:text-style-name="P7" draw:layer="layout" svg:width="0.017cm" svg:height="0.558cm" svg:x="20.569cm" svg:y="14.77cm" svg:viewBox="0 0 18 559" draw:points="0,0 18,0 18,559 0,559">
          <text:p/>
        </draw:polygon>
        <draw:frame draw:style-name="gr12" draw:text-style-name="P2" draw:layer="layout" svg:width="0.422cm" svg:height="0.471cm" svg:x="18.724cm" svg:y="14.787cm">
          <draw:text-box>
            <text:p text:style-name="P1"><text:span text:style-name="T2"><text:s/></text:span></text:p>
          </draw:text-box>
        </draw:frame>
        <draw:frame draw:style-name="gr656" draw:text-style-name="P2" draw:layer="layout" svg:width="3.453cm" svg:height="0.471cm" svg:x="2.46cm" svg:y="15.362cm">
          <draw:text-box>
            <text:p text:style-name="P1"><text:span text:style-name="T2">Жёлто-оранжевый </text:span></text:p>
          </draw:text-box>
        </draw:frame>
        <draw:frame draw:style-name="gr657" draw:text-style-name="P2" draw:layer="layout" svg:width="1.731cm" svg:height="0.471cm" svg:x="7.036cm" svg:y="15.362cm">
          <draw:text-box>
            <text:p text:style-name="P1"><text:span text:style-name="T2">#FEB443 </text:span></text:p>
          </draw:text-box>
        </draw:frame>
        <draw:frame draw:style-name="gr229" draw:text-style-name="P2" draw:layer="layout" svg:width="0.743cm" svg:height="0.471cm" svg:x="9.737cm" svg:y="15.362cm">
          <draw:text-box>
            <text:p text:style-name="P1"><text:span text:style-name="T2">254 </text:span></text:p>
          </draw:text-box>
        </draw:frame>
        <draw:frame draw:style-name="gr229" draw:text-style-name="P2" draw:layer="layout" svg:width="0.743cm" svg:height="0.471cm" svg:x="10.977cm" svg:y="15.362cm">
          <draw:text-box>
            <text:p text:style-name="P1"><text:span text:style-name="T2">180 </text:span></text:p>
          </draw:text-box>
        </draw:frame>
        <draw:frame draw:style-name="gr325" draw:text-style-name="P2" draw:layer="layout" svg:width="0.531cm" svg:height="0.471cm" svg:x="12.319cm" svg:y="15.362cm">
          <draw:text-box>
            <text:p text:style-name="P1"><text:span text:style-name="T2">67 </text:span></text:p>
          </draw:text-box>
        </draw:frame>
        <draw:frame draw:style-name="gr325" draw:text-style-name="P2" draw:layer="layout" svg:width="0.531cm" svg:height="0.471cm" svg:x="13.559cm" svg:y="15.362cm">
          <draw:text-box>
            <text:p text:style-name="P1"><text:span text:style-name="T2">36 </text:span></text:p>
          </draw:text-box>
        </draw:frame>
        <draw:frame draw:style-name="gr325" draw:text-style-name="P2" draw:layer="layout" svg:width="0.531cm" svg:height="0.471cm" svg:x="14.796cm" svg:y="15.362cm">
          <draw:text-box>
            <text:p text:style-name="P1"><text:span text:style-name="T2">99 </text:span></text:p>
          </draw:text-box>
        </draw:frame>
        <draw:polygon draw:style-name="gr658" draw:text-style-name="P29" draw:layer="layout" svg:width="3.7cm" svg:height="0.559cm" svg:x="16.874cm" svg:y="15.345cm" svg:viewBox="0 0 3701 560" draw:points="0,0 3701,0 3701,560 0,560">
          <text:p/>
        </draw:polygon>
        <draw:polygon draw:style-name="gr658" draw:text-style-name="P29" draw:layer="layout" svg:width="3.335cm" svg:height="0.559cm" svg:x="17.056cm" svg:y="15.345cm" svg:viewBox="0 0 3336 560" draw:points="0,0 3336,0 3336,560 0,560">
          <text:p/>
        </draw:polygon>
        <draw:frame draw:style-name="gr325" draw:text-style-name="P2" draw:layer="layout" svg:width="0.531cm" svg:height="0.471cm" svg:x="16.036cm" svg:y="15.362cm">
          <draw:text-box>
            <text:p text:style-name="P1"><text:span text:style-name="T2">63 </text:span></text:p>
          </draw:text-box>
        </draw:frame>
        <draw:polygon draw:style-name="gr30" draw:text-style-name="P7" draw:layer="layout" svg:width="0.017cm" svg:height="0.017cm" svg:x="1.998cm" svg:y="15.328cm" svg:viewBox="0 0 18 18" draw:points="0,0 18,0 18,18 0,18">
          <text:p/>
        </draw:polygon>
        <draw:polygon draw:style-name="gr30" draw:text-style-name="P7" draw:layer="layout" svg:width="4.224cm" svg:height="0.017cm" svg:x="2.015cm" svg:y="15.328cm" svg:viewBox="0 0 4225 18" draw:points="0,0 4225,0 4225,18 0,18">
          <text:p/>
        </draw:polygon>
        <draw:polygon draw:style-name="gr30" draw:text-style-name="P7" draw:layer="layout" svg:width="0.017cm" svg:height="0.017cm" svg:x="6.239cm" svg:y="15.328cm" svg:viewBox="0 0 18 18" draw:points="0,0 18,0 18,18 0,18">
          <text:p/>
        </draw:polygon>
        <draw:polygon draw:style-name="gr30" draw:text-style-name="P7" draw:layer="layout" svg:width="3.171cm" svg:height="0.017cm" svg:x="6.256cm" svg:y="15.328cm" svg:viewBox="0 0 3172 18" draw:points="0,0 3172,0 3172,18 0,18">
          <text:p/>
        </draw:polygon>
        <draw:polygon draw:style-name="gr30" draw:text-style-name="P7" draw:layer="layout" svg:width="0.017cm" svg:height="0.017cm" svg:x="9.427cm" svg:y="15.328cm" svg:viewBox="0 0 18 18" draw:points="0,0 18,0 18,18 0,18">
          <text:p/>
        </draw:polygon>
        <draw:polygon draw:style-name="gr30" draw:text-style-name="P7" draw:layer="layout" svg:width="1.219cm" svg:height="0.017cm" svg:x="9.444cm" svg:y="15.328cm" svg:viewBox="0 0 1220 18" draw:points="0,0 1220,0 1220,18 0,18">
          <text:p/>
        </draw:polygon>
        <draw:polygon draw:style-name="gr30" draw:text-style-name="P7" draw:layer="layout" svg:width="0.018cm" svg:height="0.017cm" svg:x="10.663cm" svg:y="15.328cm" svg:viewBox="0 0 19 18" draw:points="0,0 19,0 19,18 0,18">
          <text:p/>
        </draw:polygon>
        <draw:polygon draw:style-name="gr30" draw:text-style-name="P7" draw:layer="layout" svg:width="1.224cm" svg:height="0.017cm" svg:x="10.68cm" svg:y="15.328cm" svg:viewBox="0 0 1225 18" draw:points="0,0 1225,0 1225,18 0,18">
          <text:p/>
        </draw:polygon>
        <draw:polygon draw:style-name="gr30" draw:text-style-name="P7" draw:layer="layout" svg:width="0.017cm" svg:height="0.017cm" svg:x="11.904cm" svg:y="15.328cm" svg:viewBox="0 0 18 18" draw:points="0,0 18,0 18,18 0,18">
          <text:p/>
        </draw:polygon>
        <draw:polygon draw:style-name="gr30" draw:text-style-name="P7" draw:layer="layout" svg:width="1.219cm" svg:height="0.017cm" svg:x="11.921cm" svg:y="15.328cm" svg:viewBox="0 0 1220 18" draw:points="0,0 1220,0 1220,18 0,18">
          <text:p/>
        </draw:polygon>
        <draw:polygon draw:style-name="gr30" draw:text-style-name="P7" draw:layer="layout" svg:width="0.017cm" svg:height="0.017cm" svg:x="13.14cm" svg:y="15.328cm" svg:viewBox="0 0 18 18" draw:points="0,0 18,0 18,18 0,18">
          <text:p/>
        </draw:polygon>
        <draw:polygon draw:style-name="gr30" draw:text-style-name="P7" draw:layer="layout" svg:width="1.223cm" svg:height="0.017cm" svg:x="13.157cm" svg:y="15.328cm" svg:viewBox="0 0 1224 18" draw:points="0,0 1224,0 1224,18 0,18">
          <text:p/>
        </draw:polygon>
        <draw:polygon draw:style-name="gr30" draw:text-style-name="P7" draw:layer="layout" svg:width="0.017cm" svg:height="0.017cm" svg:x="14.38cm" svg:y="15.328cm" svg:viewBox="0 0 18 18" draw:points="0,0 18,0 18,18 0,18">
          <text:p/>
        </draw:polygon>
        <draw:polygon draw:style-name="gr30" draw:text-style-name="P7" draw:layer="layout" svg:width="1.219cm" svg:height="0.017cm" svg:x="14.397cm" svg:y="15.328cm" svg:viewBox="0 0 1220 18" draw:points="0,0 1220,0 1220,18 0,18">
          <text:p/>
        </draw:polygon>
        <draw:polygon draw:style-name="gr30" draw:text-style-name="P7" draw:layer="layout" svg:width="0.017cm" svg:height="0.017cm" svg:x="15.616cm" svg:y="15.328cm" svg:viewBox="0 0 18 18" draw:points="0,0 18,0 18,18 0,18">
          <text:p/>
        </draw:polygon>
        <draw:polygon draw:style-name="gr30" draw:text-style-name="P7" draw:layer="layout" svg:width="1.224cm" svg:height="0.017cm" svg:x="15.633cm" svg:y="15.328cm" svg:viewBox="0 0 1225 18" draw:points="0,0 1225,0 1225,18 0,18">
          <text:p/>
        </draw:polygon>
        <draw:polygon draw:style-name="gr30" draw:text-style-name="P7" draw:layer="layout" svg:width="0.017cm" svg:height="0.017cm" svg:x="16.857cm" svg:y="15.328cm" svg:viewBox="0 0 18 18" draw:points="0,0 18,0 18,18 0,18">
          <text:p/>
        </draw:polygon>
        <draw:polygon draw:style-name="gr30" draw:text-style-name="P7" draw:layer="layout" svg:width="3.695cm" svg:height="0.017cm" svg:x="16.874cm" svg:y="15.328cm" svg:viewBox="0 0 3696 18" draw:points="0,0 3696,0 3696,18 0,18">
          <text:p/>
        </draw:polygon>
        <draw:polygon draw:style-name="gr30" draw:text-style-name="P7" draw:layer="layout" svg:width="0.017cm" svg:height="0.017cm" svg:x="20.569cm" svg:y="15.328cm" svg:viewBox="0 0 18 18" draw:points="0,0 18,0 18,18 0,18">
          <text:p/>
        </draw:polygon>
        <draw:polygon draw:style-name="gr30" draw:text-style-name="P7" draw:layer="layout" svg:width="0.017cm" svg:height="0.559cm" svg:x="1.998cm" svg:y="15.345cm" svg:viewBox="0 0 18 560" draw:points="0,0 18,0 18,560 0,560">
          <text:p/>
        </draw:polygon>
        <draw:polygon draw:style-name="gr30" draw:text-style-name="P7" draw:layer="layout" svg:width="0.017cm" svg:height="0.559cm" svg:x="6.239cm" svg:y="15.345cm" svg:viewBox="0 0 18 560" draw:points="0,0 18,0 18,560 0,560">
          <text:p/>
        </draw:polygon>
        <draw:polygon draw:style-name="gr30" draw:text-style-name="P7" draw:layer="layout" svg:width="0.017cm" svg:height="0.559cm" svg:x="9.427cm" svg:y="15.345cm" svg:viewBox="0 0 18 560" draw:points="0,0 18,0 18,560 0,560">
          <text:p/>
        </draw:polygon>
        <draw:polygon draw:style-name="gr30" draw:text-style-name="P7" draw:layer="layout" svg:width="0.018cm" svg:height="0.559cm" svg:x="10.663cm" svg:y="15.345cm" svg:viewBox="0 0 19 560" draw:points="0,0 19,0 19,560 0,560">
          <text:p/>
        </draw:polygon>
        <draw:polygon draw:style-name="gr30" draw:text-style-name="P7" draw:layer="layout" svg:width="0.017cm" svg:height="0.559cm" svg:x="11.904cm" svg:y="15.345cm" svg:viewBox="0 0 18 560" draw:points="0,0 18,0 18,560 0,560">
          <text:p/>
        </draw:polygon>
        <draw:polygon draw:style-name="gr30" draw:text-style-name="P7" draw:layer="layout" svg:width="0.017cm" svg:height="0.559cm" svg:x="13.14cm" svg:y="15.345cm" svg:viewBox="0 0 18 560" draw:points="0,0 18,0 18,560 0,560">
          <text:p/>
        </draw:polygon>
        <draw:polygon draw:style-name="gr30" draw:text-style-name="P7" draw:layer="layout" svg:width="0.017cm" svg:height="0.559cm" svg:x="14.38cm" svg:y="15.345cm" svg:viewBox="0 0 18 560" draw:points="0,0 18,0 18,560 0,560">
          <text:p/>
        </draw:polygon>
        <draw:polygon draw:style-name="gr30" draw:text-style-name="P7" draw:layer="layout" svg:width="0.017cm" svg:height="0.559cm" svg:x="15.616cm" svg:y="15.345cm" svg:viewBox="0 0 18 560" draw:points="0,0 18,0 18,560 0,560">
          <text:p/>
        </draw:polygon>
        <draw:polygon draw:style-name="gr30" draw:text-style-name="P7" draw:layer="layout" svg:width="0.017cm" svg:height="0.559cm" svg:x="16.857cm" svg:y="15.345cm" svg:viewBox="0 0 18 560" draw:points="0,0 18,0 18,560 0,560">
          <text:p/>
        </draw:polygon>
        <draw:polygon draw:style-name="gr30" draw:text-style-name="P7" draw:layer="layout" svg:width="0.017cm" svg:height="0.559cm" svg:x="20.569cm" svg:y="15.345cm" svg:viewBox="0 0 18 560" draw:points="0,0 18,0 18,560 0,560">
          <text:p/>
        </draw:polygon>
        <draw:frame draw:style-name="gr12" draw:text-style-name="P2" draw:layer="layout" svg:width="0.422cm" svg:height="0.471cm" svg:x="18.724cm" svg:y="15.362cm">
          <draw:text-box>
            <text:p text:style-name="P1"><text:span text:style-name="T2"><text:s/></text:span></text:p>
          </draw:text-box>
        </draw:frame>
        <draw:frame draw:style-name="gr659" draw:text-style-name="P2" draw:layer="layout" svg:width="2.093cm" svg:height="0.471cm" svg:x="3.137cm" svg:y="15.942cm">
          <draw:text-box>
            <text:p text:style-name="P1"><text:span text:style-name="T2">Лососевый </text:span></text:p>
          </draw:text-box>
        </draw:frame>
        <draw:frame draw:style-name="gr644" draw:text-style-name="P2" draw:layer="layout" svg:width="1.66cm" svg:height="0.471cm" svg:x="7.07cm" svg:y="15.942cm">
          <draw:text-box>
            <text:p text:style-name="P1"><text:span text:style-name="T2">#FE8664 </text:span></text:p>
          </draw:text-box>
        </draw:frame>
        <draw:frame draw:style-name="gr229" draw:text-style-name="P2" draw:layer="layout" svg:width="0.743cm" svg:height="0.471cm" svg:x="9.737cm" svg:y="15.942cm">
          <draw:text-box>
            <text:p text:style-name="P1"><text:span text:style-name="T2">254 </text:span></text:p>
          </draw:text-box>
        </draw:frame>
        <draw:frame draw:style-name="gr229" draw:text-style-name="P2" draw:layer="layout" svg:width="0.743cm" svg:height="0.471cm" svg:x="10.977cm" svg:y="15.942cm">
          <draw:text-box>
            <text:p text:style-name="P1"><text:span text:style-name="T2">134 </text:span></text:p>
          </draw:text-box>
        </draw:frame>
        <draw:frame draw:style-name="gr229" draw:text-style-name="P2" draw:layer="layout" svg:width="0.743cm" svg:height="0.471cm" svg:x="12.213cm" svg:y="15.942cm">
          <draw:text-box>
            <text:p text:style-name="P1"><text:span text:style-name="T2">100 </text:span></text:p>
          </draw:text-box>
        </draw:frame>
        <draw:frame draw:style-name="gr325" draw:text-style-name="P2" draw:layer="layout" svg:width="0.531cm" svg:height="0.471cm" svg:x="13.559cm" svg:y="15.942cm">
          <draw:text-box>
            <text:p text:style-name="P1"><text:span text:style-name="T2">13 </text:span></text:p>
          </draw:text-box>
        </draw:frame>
        <draw:frame draw:style-name="gr325" draw:text-style-name="P2" draw:layer="layout" svg:width="0.531cm" svg:height="0.471cm" svg:x="14.796cm" svg:y="15.942cm">
          <draw:text-box>
            <text:p text:style-name="P1"><text:span text:style-name="T2">99 </text:span></text:p>
          </draw:text-box>
        </draw:frame>
        <draw:polygon draw:style-name="gr660" draw:text-style-name="P30" draw:layer="layout" svg:width="3.7cm" svg:height="0.559cm" svg:x="16.874cm" svg:y="15.925cm" svg:viewBox="0 0 3701 560" draw:points="0,0 3701,0 3701,560 0,560">
          <text:p/>
        </draw:polygon>
        <draw:polygon draw:style-name="gr660" draw:text-style-name="P30" draw:layer="layout" svg:width="3.335cm" svg:height="0.559cm" svg:x="17.056cm" svg:y="15.925cm" svg:viewBox="0 0 3336 560" draw:points="0,0 3336,0 3336,560 0,560">
          <text:p/>
        </draw:polygon>
        <draw:frame draw:style-name="gr325" draw:text-style-name="P2" draw:layer="layout" svg:width="0.531cm" svg:height="0.471cm" svg:x="16.036cm" svg:y="15.942cm">
          <draw:text-box>
            <text:p text:style-name="P1"><text:span text:style-name="T2">69 </text:span></text:p>
          </draw:text-box>
        </draw:frame>
        <draw:polygon draw:style-name="gr30" draw:text-style-name="P7" draw:layer="layout" svg:width="0.017cm" svg:height="0.017cm" svg:x="1.998cm" svg:y="15.904cm" svg:viewBox="0 0 18 18" draw:points="0,0 18,0 18,18 0,18">
          <text:p/>
        </draw:polygon>
        <draw:polygon draw:style-name="gr30" draw:text-style-name="P7" draw:layer="layout" svg:width="4.224cm" svg:height="0.017cm" svg:x="2.015cm" svg:y="15.904cm" svg:viewBox="0 0 4225 18" draw:points="0,0 4225,0 4225,18 0,18">
          <text:p/>
        </draw:polygon>
        <draw:polygon draw:style-name="gr30" draw:text-style-name="P7" draw:layer="layout" svg:width="0.017cm" svg:height="0.017cm" svg:x="6.239cm" svg:y="15.904cm" svg:viewBox="0 0 18 18" draw:points="0,0 18,0 18,18 0,18">
          <text:p/>
        </draw:polygon>
        <draw:polygon draw:style-name="gr30" draw:text-style-name="P7" draw:layer="layout" svg:width="3.171cm" svg:height="0.017cm" svg:x="6.256cm" svg:y="15.904cm" svg:viewBox="0 0 3172 18" draw:points="0,0 3172,0 3172,18 0,18">
          <text:p/>
        </draw:polygon>
        <draw:polygon draw:style-name="gr30" draw:text-style-name="P7" draw:layer="layout" svg:width="0.017cm" svg:height="0.017cm" svg:x="9.427cm" svg:y="15.904cm" svg:viewBox="0 0 18 18" draw:points="0,0 18,0 18,18 0,18">
          <text:p/>
        </draw:polygon>
        <draw:polygon draw:style-name="gr30" draw:text-style-name="P7" draw:layer="layout" svg:width="1.219cm" svg:height="0.017cm" svg:x="9.444cm" svg:y="15.904cm" svg:viewBox="0 0 1220 18" draw:points="0,0 1220,0 1220,18 0,18">
          <text:p/>
        </draw:polygon>
        <draw:polygon draw:style-name="gr30" draw:text-style-name="P7" draw:layer="layout" svg:width="0.018cm" svg:height="0.017cm" svg:x="10.663cm" svg:y="15.904cm" svg:viewBox="0 0 19 18" draw:points="0,0 19,0 19,18 0,18">
          <text:p/>
        </draw:polygon>
        <draw:polygon draw:style-name="gr30" draw:text-style-name="P7" draw:layer="layout" svg:width="1.224cm" svg:height="0.017cm" svg:x="10.68cm" svg:y="15.904cm" svg:viewBox="0 0 1225 18" draw:points="0,0 1225,0 1225,18 0,18">
          <text:p/>
        </draw:polygon>
        <draw:polygon draw:style-name="gr30" draw:text-style-name="P7" draw:layer="layout" svg:width="0.017cm" svg:height="0.017cm" svg:x="11.904cm" svg:y="15.904cm" svg:viewBox="0 0 18 18" draw:points="0,0 18,0 18,18 0,18">
          <text:p/>
        </draw:polygon>
        <draw:polygon draw:style-name="gr30" draw:text-style-name="P7" draw:layer="layout" svg:width="1.219cm" svg:height="0.017cm" svg:x="11.921cm" svg:y="15.904cm" svg:viewBox="0 0 1220 18" draw:points="0,0 1220,0 1220,18 0,18">
          <text:p/>
        </draw:polygon>
        <draw:polygon draw:style-name="gr30" draw:text-style-name="P7" draw:layer="layout" svg:width="0.017cm" svg:height="0.017cm" svg:x="13.14cm" svg:y="15.904cm" svg:viewBox="0 0 18 18" draw:points="0,0 18,0 18,18 0,18">
          <text:p/>
        </draw:polygon>
        <draw:polygon draw:style-name="gr30" draw:text-style-name="P7" draw:layer="layout" svg:width="1.223cm" svg:height="0.017cm" svg:x="13.157cm" svg:y="15.904cm" svg:viewBox="0 0 1224 18" draw:points="0,0 1224,0 1224,18 0,18">
          <text:p/>
        </draw:polygon>
        <draw:polygon draw:style-name="gr30" draw:text-style-name="P7" draw:layer="layout" svg:width="0.017cm" svg:height="0.017cm" svg:x="14.38cm" svg:y="15.904cm" svg:viewBox="0 0 18 18" draw:points="0,0 18,0 18,18 0,18">
          <text:p/>
        </draw:polygon>
        <draw:polygon draw:style-name="gr30" draw:text-style-name="P7" draw:layer="layout" svg:width="1.219cm" svg:height="0.017cm" svg:x="14.397cm" svg:y="15.904cm" svg:viewBox="0 0 1220 18" draw:points="0,0 1220,0 1220,18 0,18">
          <text:p/>
        </draw:polygon>
        <draw:polygon draw:style-name="gr30" draw:text-style-name="P7" draw:layer="layout" svg:width="0.017cm" svg:height="0.017cm" svg:x="15.616cm" svg:y="15.904cm" svg:viewBox="0 0 18 18" draw:points="0,0 18,0 18,18 0,18">
          <text:p/>
        </draw:polygon>
        <draw:polygon draw:style-name="gr30" draw:text-style-name="P7" draw:layer="layout" svg:width="1.224cm" svg:height="0.017cm" svg:x="15.633cm" svg:y="15.904cm" svg:viewBox="0 0 1225 18" draw:points="0,0 1225,0 1225,18 0,18">
          <text:p/>
        </draw:polygon>
        <draw:polygon draw:style-name="gr30" draw:text-style-name="P7" draw:layer="layout" svg:width="0.017cm" svg:height="0.017cm" svg:x="16.857cm" svg:y="15.904cm" svg:viewBox="0 0 18 18" draw:points="0,0 18,0 18,18 0,18">
          <text:p/>
        </draw:polygon>
        <draw:polygon draw:style-name="gr30" draw:text-style-name="P7" draw:layer="layout" svg:width="3.695cm" svg:height="0.017cm" svg:x="16.874cm" svg:y="15.904cm" svg:viewBox="0 0 3696 18" draw:points="0,0 3696,0 3696,18 0,18">
          <text:p/>
        </draw:polygon>
        <draw:polygon draw:style-name="gr30" draw:text-style-name="P7" draw:layer="layout" svg:width="0.017cm" svg:height="0.017cm" svg:x="20.569cm" svg:y="15.904cm" svg:viewBox="0 0 18 18" draw:points="0,0 18,0 18,18 0,18">
          <text:p/>
        </draw:polygon>
        <draw:polygon draw:style-name="gr30" draw:text-style-name="P7" draw:layer="layout" svg:width="0.017cm" svg:height="0.563cm" svg:x="1.998cm" svg:y="15.921cm" svg:viewBox="0 0 18 564" draw:points="0,0 18,0 18,564 0,564">
          <text:p/>
        </draw:polygon>
        <draw:polygon draw:style-name="gr30" draw:text-style-name="P7" draw:layer="layout" svg:width="0.017cm" svg:height="0.563cm" svg:x="6.239cm" svg:y="15.921cm" svg:viewBox="0 0 18 564" draw:points="0,0 18,0 18,564 0,564">
          <text:p/>
        </draw:polygon>
        <draw:polygon draw:style-name="gr30" draw:text-style-name="P7" draw:layer="layout" svg:width="0.017cm" svg:height="0.563cm" svg:x="9.427cm" svg:y="15.921cm" svg:viewBox="0 0 18 564" draw:points="0,0 18,0 18,564 0,564">
          <text:p/>
        </draw:polygon>
        <draw:polygon draw:style-name="gr30" draw:text-style-name="P7" draw:layer="layout" svg:width="0.018cm" svg:height="0.563cm" svg:x="10.663cm" svg:y="15.921cm" svg:viewBox="0 0 19 564" draw:points="0,0 19,0 19,564 0,564">
          <text:p/>
        </draw:polygon>
        <draw:polygon draw:style-name="gr30" draw:text-style-name="P7" draw:layer="layout" svg:width="0.017cm" svg:height="0.563cm" svg:x="11.904cm" svg:y="15.921cm" svg:viewBox="0 0 18 564" draw:points="0,0 18,0 18,564 0,564">
          <text:p/>
        </draw:polygon>
        <draw:polygon draw:style-name="gr30" draw:text-style-name="P7" draw:layer="layout" svg:width="0.017cm" svg:height="0.563cm" svg:x="13.14cm" svg:y="15.921cm" svg:viewBox="0 0 18 564" draw:points="0,0 18,0 18,564 0,564">
          <text:p/>
        </draw:polygon>
        <draw:polygon draw:style-name="gr30" draw:text-style-name="P7" draw:layer="layout" svg:width="0.017cm" svg:height="0.563cm" svg:x="14.38cm" svg:y="15.921cm" svg:viewBox="0 0 18 564" draw:points="0,0 18,0 18,564 0,564">
          <text:p/>
        </draw:polygon>
        <draw:polygon draw:style-name="gr30" draw:text-style-name="P7" draw:layer="layout" svg:width="0.017cm" svg:height="0.563cm" svg:x="15.616cm" svg:y="15.921cm" svg:viewBox="0 0 18 564" draw:points="0,0 18,0 18,564 0,564">
          <text:p/>
        </draw:polygon>
        <draw:polygon draw:style-name="gr30" draw:text-style-name="P7" draw:layer="layout" svg:width="0.017cm" svg:height="0.563cm" svg:x="16.857cm" svg:y="15.921cm" svg:viewBox="0 0 18 564" draw:points="0,0 18,0 18,564 0,564">
          <text:p/>
        </draw:polygon>
        <draw:polygon draw:style-name="gr30" draw:text-style-name="P7" draw:layer="layout" svg:width="0.017cm" svg:height="0.563cm" svg:x="20.569cm" svg:y="15.921cm" svg:viewBox="0 0 18 564" draw:points="0,0 18,0 18,564 0,564">
          <text:p/>
        </draw:polygon>
        <draw:frame draw:style-name="gr12" draw:text-style-name="P2" draw:layer="layout" svg:width="0.422cm" svg:height="0.471cm" svg:x="18.724cm" svg:y="15.942cm">
          <draw:text-box>
            <text:p text:style-name="P1"><text:span text:style-name="T2"><text:s/></text:span></text:p>
          </draw:text-box>
        </draw:frame>
        <draw:frame draw:style-name="gr96" draw:text-style-name="P2" draw:layer="layout" svg:width="2.224cm" svg:height="0.471cm" svg:x="3.073cm" svg:y="16.518cm">
          <draw:text-box>
            <text:p text:style-name="P1"><text:span text:style-name="T2">Пурпурный </text:span></text:p>
          </draw:text-box>
        </draw:frame>
        <draw:frame draw:style-name="gr633" draw:text-style-name="P2" draw:layer="layout" svg:width="1.778cm" svg:height="0.471cm" svg:x="7.01cm" svg:y="16.518cm">
          <draw:text-box>
            <text:p text:style-name="P1"><text:span text:style-name="T2">#FF5BB3 </text:span></text:p>
          </draw:text-box>
        </draw:frame>
        <draw:frame draw:style-name="gr229" draw:text-style-name="P2" draw:layer="layout" svg:width="0.743cm" svg:height="0.471cm" svg:x="9.737cm" svg:y="16.518cm">
          <draw:text-box>
            <text:p text:style-name="P1"><text:span text:style-name="T2">255 </text:span></text:p>
          </draw:text-box>
        </draw:frame>
        <draw:frame draw:style-name="gr325" draw:text-style-name="P2" draw:layer="layout" svg:width="0.531cm" svg:height="0.471cm" svg:x="11.083cm" svg:y="16.518cm">
          <draw:text-box>
            <text:p text:style-name="P1"><text:span text:style-name="T2">91 </text:span></text:p>
          </draw:text-box>
        </draw:frame>
        <draw:frame draw:style-name="gr229" draw:text-style-name="P2" draw:layer="layout" svg:width="0.743cm" svg:height="0.471cm" svg:x="12.213cm" svg:y="16.518cm">
          <draw:text-box>
            <text:p text:style-name="P1"><text:span text:style-name="T2">179 </text:span></text:p>
          </draw:text-box>
        </draw:frame>
        <draw:frame draw:style-name="gr229" draw:text-style-name="P2" draw:layer="layout" svg:width="0.743cm" svg:height="0.471cm" svg:x="13.454cm" svg:y="16.518cm">
          <draw:text-box>
            <text:p text:style-name="P1"><text:span text:style-name="T2">328 </text:span></text:p>
          </draw:text-box>
        </draw:frame>
        <draw:frame draw:style-name="gr229" draw:text-style-name="P2" draw:layer="layout" svg:width="0.743cm" svg:height="0.471cm" svg:x="14.69cm" svg:y="16.518cm">
          <draw:text-box>
            <text:p text:style-name="P1"><text:span text:style-name="T2">100 </text:span></text:p>
          </draw:text-box>
        </draw:frame>
        <draw:polygon draw:style-name="gr661" draw:text-style-name="P31" draw:layer="layout" svg:width="3.7cm" svg:height="0.559cm" svg:x="16.874cm" svg:y="16.501cm" svg:viewBox="0 0 3701 560" draw:points="0,0 3701,0 3701,560 0,560">
          <text:p/>
        </draw:polygon>
        <draw:polygon draw:style-name="gr661" draw:text-style-name="P31" draw:layer="layout" svg:width="3.335cm" svg:height="0.559cm" svg:x="17.056cm" svg:y="16.501cm" svg:viewBox="0 0 3336 560" draw:points="0,0 3336,0 3336,560 0,560">
          <text:p/>
        </draw:polygon>
        <draw:frame draw:style-name="gr325" draw:text-style-name="P2" draw:layer="layout" svg:width="0.531cm" svg:height="0.471cm" svg:x="16.036cm" svg:y="16.518cm">
          <draw:text-box>
            <text:p text:style-name="P1"><text:span text:style-name="T2">68 </text:span></text:p>
          </draw:text-box>
        </draw:frame>
        <draw:polygon draw:style-name="gr30" draw:text-style-name="P7" draw:layer="layout" svg:width="0.017cm" svg:height="0.017cm" svg:x="1.998cm" svg:y="16.484cm" svg:viewBox="0 0 18 18" draw:points="0,0 18,0 18,18 0,18">
          <text:p/>
        </draw:polygon>
        <draw:polygon draw:style-name="gr30" draw:text-style-name="P7" draw:layer="layout" svg:width="4.224cm" svg:height="0.017cm" svg:x="2.015cm" svg:y="16.484cm" svg:viewBox="0 0 4225 18" draw:points="0,0 4225,0 4225,18 0,18">
          <text:p/>
        </draw:polygon>
        <draw:polygon draw:style-name="gr30" draw:text-style-name="P7" draw:layer="layout" svg:width="0.017cm" svg:height="0.017cm" svg:x="6.239cm" svg:y="16.484cm" svg:viewBox="0 0 18 18" draw:points="0,0 18,0 18,18 0,18">
          <text:p/>
        </draw:polygon>
        <draw:polygon draw:style-name="gr30" draw:text-style-name="P7" draw:layer="layout" svg:width="3.171cm" svg:height="0.017cm" svg:x="6.256cm" svg:y="16.484cm" svg:viewBox="0 0 3172 18" draw:points="0,0 3172,0 3172,18 0,18">
          <text:p/>
        </draw:polygon>
        <draw:polygon draw:style-name="gr30" draw:text-style-name="P7" draw:layer="layout" svg:width="0.017cm" svg:height="0.017cm" svg:x="9.427cm" svg:y="16.484cm" svg:viewBox="0 0 18 18" draw:points="0,0 18,0 18,18 0,18">
          <text:p/>
        </draw:polygon>
        <draw:polygon draw:style-name="gr30" draw:text-style-name="P7" draw:layer="layout" svg:width="1.219cm" svg:height="0.017cm" svg:x="9.444cm" svg:y="16.484cm" svg:viewBox="0 0 1220 18" draw:points="0,0 1220,0 1220,18 0,18">
          <text:p/>
        </draw:polygon>
        <draw:polygon draw:style-name="gr30" draw:text-style-name="P7" draw:layer="layout" svg:width="0.018cm" svg:height="0.017cm" svg:x="10.663cm" svg:y="16.484cm" svg:viewBox="0 0 19 18" draw:points="0,0 19,0 19,18 0,18">
          <text:p/>
        </draw:polygon>
        <draw:polygon draw:style-name="gr30" draw:text-style-name="P7" draw:layer="layout" svg:width="1.224cm" svg:height="0.017cm" svg:x="10.68cm" svg:y="16.484cm" svg:viewBox="0 0 1225 18" draw:points="0,0 1225,0 1225,18 0,18">
          <text:p/>
        </draw:polygon>
        <draw:polygon draw:style-name="gr30" draw:text-style-name="P7" draw:layer="layout" svg:width="0.017cm" svg:height="0.017cm" svg:x="11.904cm" svg:y="16.484cm" svg:viewBox="0 0 18 18" draw:points="0,0 18,0 18,18 0,18">
          <text:p/>
        </draw:polygon>
        <draw:polygon draw:style-name="gr30" draw:text-style-name="P7" draw:layer="layout" svg:width="1.219cm" svg:height="0.017cm" svg:x="11.921cm" svg:y="16.484cm" svg:viewBox="0 0 1220 18" draw:points="0,0 1220,0 1220,18 0,18">
          <text:p/>
        </draw:polygon>
        <draw:polygon draw:style-name="gr30" draw:text-style-name="P7" draw:layer="layout" svg:width="0.017cm" svg:height="0.017cm" svg:x="13.14cm" svg:y="16.484cm" svg:viewBox="0 0 18 18" draw:points="0,0 18,0 18,18 0,18">
          <text:p/>
        </draw:polygon>
        <draw:polygon draw:style-name="gr30" draw:text-style-name="P7" draw:layer="layout" svg:width="1.223cm" svg:height="0.017cm" svg:x="13.157cm" svg:y="16.484cm" svg:viewBox="0 0 1224 18" draw:points="0,0 1224,0 1224,18 0,18">
          <text:p/>
        </draw:polygon>
        <draw:polygon draw:style-name="gr30" draw:text-style-name="P7" draw:layer="layout" svg:width="0.017cm" svg:height="0.017cm" svg:x="14.38cm" svg:y="16.484cm" svg:viewBox="0 0 18 18" draw:points="0,0 18,0 18,18 0,18">
          <text:p/>
        </draw:polygon>
        <draw:polygon draw:style-name="gr30" draw:text-style-name="P7" draw:layer="layout" svg:width="1.219cm" svg:height="0.017cm" svg:x="14.397cm" svg:y="16.484cm" svg:viewBox="0 0 1220 18" draw:points="0,0 1220,0 1220,18 0,18">
          <text:p/>
        </draw:polygon>
        <draw:polygon draw:style-name="gr30" draw:text-style-name="P7" draw:layer="layout" svg:width="0.017cm" svg:height="0.017cm" svg:x="15.616cm" svg:y="16.484cm" svg:viewBox="0 0 18 18" draw:points="0,0 18,0 18,18 0,18">
          <text:p/>
        </draw:polygon>
        <draw:polygon draw:style-name="gr30" draw:text-style-name="P7" draw:layer="layout" svg:width="1.224cm" svg:height="0.017cm" svg:x="15.633cm" svg:y="16.484cm" svg:viewBox="0 0 1225 18" draw:points="0,0 1225,0 1225,18 0,18">
          <text:p/>
        </draw:polygon>
        <draw:polygon draw:style-name="gr30" draw:text-style-name="P7" draw:layer="layout" svg:width="0.017cm" svg:height="0.017cm" svg:x="16.857cm" svg:y="16.484cm" svg:viewBox="0 0 18 18" draw:points="0,0 18,0 18,18 0,18">
          <text:p/>
        </draw:polygon>
        <draw:polygon draw:style-name="gr30" draw:text-style-name="P7" draw:layer="layout" svg:width="3.695cm" svg:height="0.017cm" svg:x="16.874cm" svg:y="16.484cm" svg:viewBox="0 0 3696 18" draw:points="0,0 3696,0 3696,18 0,18">
          <text:p/>
        </draw:polygon>
        <draw:polygon draw:style-name="gr30" draw:text-style-name="P7" draw:layer="layout" svg:width="0.017cm" svg:height="0.017cm" svg:x="20.569cm" svg:y="16.484cm" svg:viewBox="0 0 18 18" draw:points="0,0 18,0 18,18 0,18">
          <text:p/>
        </draw:polygon>
        <draw:polygon draw:style-name="gr30" draw:text-style-name="P7" draw:layer="layout" svg:width="0.017cm" svg:height="0.559cm" svg:x="1.998cm" svg:y="16.501cm" svg:viewBox="0 0 18 560" draw:points="0,0 18,0 18,560 0,560">
          <text:p/>
        </draw:polygon>
        <draw:polygon draw:style-name="gr30" draw:text-style-name="P7" draw:layer="layout" svg:width="0.017cm" svg:height="0.559cm" svg:x="6.239cm" svg:y="16.501cm" svg:viewBox="0 0 18 560" draw:points="0,0 18,0 18,560 0,560">
          <text:p/>
        </draw:polygon>
        <draw:polygon draw:style-name="gr30" draw:text-style-name="P7" draw:layer="layout" svg:width="0.017cm" svg:height="0.559cm" svg:x="9.427cm" svg:y="16.501cm" svg:viewBox="0 0 18 560" draw:points="0,0 18,0 18,560 0,560">
          <text:p/>
        </draw:polygon>
        <draw:polygon draw:style-name="gr30" draw:text-style-name="P7" draw:layer="layout" svg:width="0.018cm" svg:height="0.559cm" svg:x="10.663cm" svg:y="16.501cm" svg:viewBox="0 0 19 560" draw:points="0,0 19,0 19,560 0,560">
          <text:p/>
        </draw:polygon>
        <draw:polygon draw:style-name="gr30" draw:text-style-name="P7" draw:layer="layout" svg:width="0.017cm" svg:height="0.559cm" svg:x="11.904cm" svg:y="16.501cm" svg:viewBox="0 0 18 560" draw:points="0,0 18,0 18,560 0,560">
          <text:p/>
        </draw:polygon>
        <draw:polygon draw:style-name="gr30" draw:text-style-name="P7" draw:layer="layout" svg:width="0.017cm" svg:height="0.559cm" svg:x="13.14cm" svg:y="16.501cm" svg:viewBox="0 0 18 560" draw:points="0,0 18,0 18,560 0,560">
          <text:p/>
        </draw:polygon>
        <draw:polygon draw:style-name="gr30" draw:text-style-name="P7" draw:layer="layout" svg:width="0.017cm" svg:height="0.559cm" svg:x="14.38cm" svg:y="16.501cm" svg:viewBox="0 0 18 560" draw:points="0,0 18,0 18,560 0,560">
          <text:p/>
        </draw:polygon>
        <draw:polygon draw:style-name="gr30" draw:text-style-name="P7" draw:layer="layout" svg:width="0.017cm" svg:height="0.559cm" svg:x="15.616cm" svg:y="16.501cm" svg:viewBox="0 0 18 560" draw:points="0,0 18,0 18,560 0,560">
          <text:p/>
        </draw:polygon>
        <draw:polygon draw:style-name="gr30" draw:text-style-name="P7" draw:layer="layout" svg:width="0.017cm" svg:height="0.559cm" svg:x="16.857cm" svg:y="16.501cm" svg:viewBox="0 0 18 560" draw:points="0,0 18,0 18,560 0,560">
          <text:p/>
        </draw:polygon>
        <draw:polygon draw:style-name="gr30" draw:text-style-name="P7" draw:layer="layout" svg:width="0.017cm" svg:height="0.559cm" svg:x="20.569cm" svg:y="16.501cm" svg:viewBox="0 0 18 560" draw:points="0,0 18,0 18,560 0,560">
          <text:p/>
        </draw:polygon>
        <draw:frame draw:style-name="gr12" draw:text-style-name="P2" draw:layer="layout" svg:width="0.422cm" svg:height="0.471cm" svg:x="18.724cm" svg:y="16.518cm">
          <draw:text-box>
            <text:p text:style-name="P1"><text:span text:style-name="T2"><text:s/></text:span></text:p>
          </draw:text-box>
        </draw:frame>
        <draw:frame draw:style-name="gr662" draw:text-style-name="P2" draw:layer="layout" svg:width="3.603cm" svg:height="0.471cm" svg:x="2.383cm" svg:y="17.094cm">
          <draw:text-box>
            <text:p text:style-name="P1"><text:span text:style-name="T2">Оранжево-красный </text:span></text:p>
          </draw:text-box>
        </draw:frame>
        <draw:frame draw:style-name="gr633" draw:text-style-name="P2" draw:layer="layout" svg:width="1.778cm" svg:height="0.471cm" svg:x="7.01cm" svg:y="17.094cm">
          <draw:text-box>
            <text:p text:style-name="P1"><text:span text:style-name="T2">#DA5110 </text:span></text:p>
          </draw:text-box>
        </draw:frame>
        <draw:frame draw:style-name="gr229" draw:text-style-name="P2" draw:layer="layout" svg:width="0.743cm" svg:height="0.471cm" svg:x="9.737cm" svg:y="17.094cm">
          <draw:text-box>
            <text:p text:style-name="P1"><text:span text:style-name="T2">218 </text:span></text:p>
          </draw:text-box>
        </draw:frame>
        <draw:frame draw:style-name="gr325" draw:text-style-name="P2" draw:layer="layout" svg:width="0.531cm" svg:height="0.471cm" svg:x="11.083cm" svg:y="17.094cm">
          <draw:text-box>
            <text:p text:style-name="P1"><text:span text:style-name="T2">81 </text:span></text:p>
          </draw:text-box>
        </draw:frame>
        <draw:frame draw:style-name="gr325" draw:text-style-name="P2" draw:layer="layout" svg:width="0.531cm" svg:height="0.471cm" svg:x="12.319cm" svg:y="17.094cm">
          <draw:text-box>
            <text:p text:style-name="P1"><text:span text:style-name="T2">16 </text:span></text:p>
          </draw:text-box>
        </draw:frame>
        <draw:frame draw:style-name="gr325" draw:text-style-name="P2" draw:layer="layout" svg:width="0.531cm" svg:height="0.471cm" svg:x="13.559cm" svg:y="17.094cm">
          <draw:text-box>
            <text:p text:style-name="P1"><text:span text:style-name="T2">19 </text:span></text:p>
          </draw:text-box>
        </draw:frame>
        <draw:frame draw:style-name="gr325" draw:text-style-name="P2" draw:layer="layout" svg:width="0.531cm" svg:height="0.471cm" svg:x="14.796cm" svg:y="17.094cm">
          <draw:text-box>
            <text:p text:style-name="P1"><text:span text:style-name="T2">86 </text:span></text:p>
          </draw:text-box>
        </draw:frame>
        <draw:polygon draw:style-name="gr663" draw:text-style-name="P32" draw:layer="layout" svg:width="3.7cm" svg:height="0.563cm" svg:x="16.874cm" svg:y="17.077cm" svg:viewBox="0 0 3701 564" draw:points="0,0 3701,0 3701,564 0,564">
          <text:p/>
        </draw:polygon>
        <draw:polygon draw:style-name="gr663" draw:text-style-name="P32" draw:layer="layout" svg:width="3.335cm" svg:height="0.563cm" svg:x="17.056cm" svg:y="17.077cm" svg:viewBox="0 0 3336 564" draw:points="0,0 3336,0 3336,564 0,564">
          <text:p/>
        </draw:polygon>
        <draw:frame draw:style-name="gr325" draw:text-style-name="P2" draw:layer="layout" svg:width="0.531cm" svg:height="0.471cm" svg:x="16.036cm" svg:y="17.094cm">
          <draw:text-box>
            <text:p text:style-name="P1"><text:span text:style-name="T2">46 </text:span></text:p>
          </draw:text-box>
        </draw:frame>
        <draw:polygon draw:style-name="gr30" draw:text-style-name="P7" draw:layer="layout" svg:width="0.017cm" svg:height="0.017cm" svg:x="1.998cm" svg:y="17.06cm" svg:viewBox="0 0 18 18" draw:points="0,0 18,0 18,18 0,18">
          <text:p/>
        </draw:polygon>
        <draw:polygon draw:style-name="gr30" draw:text-style-name="P7" draw:layer="layout" svg:width="4.224cm" svg:height="0.017cm" svg:x="2.015cm" svg:y="17.06cm" svg:viewBox="0 0 4225 18" draw:points="0,0 4225,0 4225,18 0,18">
          <text:p/>
        </draw:polygon>
        <draw:polygon draw:style-name="gr30" draw:text-style-name="P7" draw:layer="layout" svg:width="0.017cm" svg:height="0.017cm" svg:x="6.239cm" svg:y="17.06cm" svg:viewBox="0 0 18 18" draw:points="0,0 18,0 18,18 0,18">
          <text:p/>
        </draw:polygon>
        <draw:polygon draw:style-name="gr30" draw:text-style-name="P7" draw:layer="layout" svg:width="3.171cm" svg:height="0.017cm" svg:x="6.256cm" svg:y="17.06cm" svg:viewBox="0 0 3172 18" draw:points="0,0 3172,0 3172,18 0,18">
          <text:p/>
        </draw:polygon>
        <draw:polygon draw:style-name="gr30" draw:text-style-name="P7" draw:layer="layout" svg:width="0.017cm" svg:height="0.017cm" svg:x="9.427cm" svg:y="17.06cm" svg:viewBox="0 0 18 18" draw:points="0,0 18,0 18,18 0,18">
          <text:p/>
        </draw:polygon>
        <draw:polygon draw:style-name="gr30" draw:text-style-name="P7" draw:layer="layout" svg:width="1.219cm" svg:height="0.017cm" svg:x="9.444cm" svg:y="17.06cm" svg:viewBox="0 0 1220 18" draw:points="0,0 1220,0 1220,18 0,18">
          <text:p/>
        </draw:polygon>
        <draw:polygon draw:style-name="gr30" draw:text-style-name="P7" draw:layer="layout" svg:width="0.018cm" svg:height="0.017cm" svg:x="10.663cm" svg:y="17.06cm" svg:viewBox="0 0 19 18" draw:points="0,0 19,0 19,18 0,18">
          <text:p/>
        </draw:polygon>
        <draw:polygon draw:style-name="gr30" draw:text-style-name="P7" draw:layer="layout" svg:width="1.224cm" svg:height="0.017cm" svg:x="10.68cm" svg:y="17.06cm" svg:viewBox="0 0 1225 18" draw:points="0,0 1225,0 1225,18 0,18">
          <text:p/>
        </draw:polygon>
        <draw:polygon draw:style-name="gr30" draw:text-style-name="P7" draw:layer="layout" svg:width="0.017cm" svg:height="0.017cm" svg:x="11.904cm" svg:y="17.06cm" svg:viewBox="0 0 18 18" draw:points="0,0 18,0 18,18 0,18">
          <text:p/>
        </draw:polygon>
        <draw:polygon draw:style-name="gr30" draw:text-style-name="P7" draw:layer="layout" svg:width="1.219cm" svg:height="0.017cm" svg:x="11.921cm" svg:y="17.06cm" svg:viewBox="0 0 1220 18" draw:points="0,0 1220,0 1220,18 0,18">
          <text:p/>
        </draw:polygon>
        <draw:polygon draw:style-name="gr30" draw:text-style-name="P7" draw:layer="layout" svg:width="0.017cm" svg:height="0.017cm" svg:x="13.14cm" svg:y="17.06cm" svg:viewBox="0 0 18 18" draw:points="0,0 18,0 18,18 0,18">
          <text:p/>
        </draw:polygon>
        <draw:polygon draw:style-name="gr30" draw:text-style-name="P7" draw:layer="layout" svg:width="1.223cm" svg:height="0.017cm" svg:x="13.157cm" svg:y="17.06cm" svg:viewBox="0 0 1224 18" draw:points="0,0 1224,0 1224,18 0,18">
          <text:p/>
        </draw:polygon>
        <draw:polygon draw:style-name="gr30" draw:text-style-name="P7" draw:layer="layout" svg:width="0.017cm" svg:height="0.017cm" svg:x="14.38cm" svg:y="17.06cm" svg:viewBox="0 0 18 18" draw:points="0,0 18,0 18,18 0,18">
          <text:p/>
        </draw:polygon>
        <draw:polygon draw:style-name="gr30" draw:text-style-name="P7" draw:layer="layout" svg:width="1.219cm" svg:height="0.017cm" svg:x="14.397cm" svg:y="17.06cm" svg:viewBox="0 0 1220 18" draw:points="0,0 1220,0 1220,18 0,18">
          <text:p/>
        </draw:polygon>
        <draw:polygon draw:style-name="gr30" draw:text-style-name="P7" draw:layer="layout" svg:width="0.017cm" svg:height="0.017cm" svg:x="15.616cm" svg:y="17.06cm" svg:viewBox="0 0 18 18" draw:points="0,0 18,0 18,18 0,18">
          <text:p/>
        </draw:polygon>
        <draw:polygon draw:style-name="gr30" draw:text-style-name="P7" draw:layer="layout" svg:width="1.224cm" svg:height="0.017cm" svg:x="15.633cm" svg:y="17.06cm" svg:viewBox="0 0 1225 18" draw:points="0,0 1225,0 1225,18 0,18">
          <text:p/>
        </draw:polygon>
        <draw:polygon draw:style-name="gr30" draw:text-style-name="P7" draw:layer="layout" svg:width="0.017cm" svg:height="0.017cm" svg:x="16.857cm" svg:y="17.06cm" svg:viewBox="0 0 18 18" draw:points="0,0 18,0 18,18 0,18">
          <text:p/>
        </draw:polygon>
        <draw:polygon draw:style-name="gr30" draw:text-style-name="P7" draw:layer="layout" svg:width="3.695cm" svg:height="0.017cm" svg:x="16.874cm" svg:y="17.06cm" svg:viewBox="0 0 3696 18" draw:points="0,0 3696,0 3696,18 0,18">
          <text:p/>
        </draw:polygon>
        <draw:polygon draw:style-name="gr30" draw:text-style-name="P7" draw:layer="layout" svg:width="0.017cm" svg:height="0.017cm" svg:x="20.569cm" svg:y="17.06cm" svg:viewBox="0 0 18 18" draw:points="0,0 18,0 18,18 0,18">
          <text:p/>
        </draw:polygon>
        <draw:polygon draw:style-name="gr30" draw:text-style-name="P7" draw:layer="layout" svg:width="0.017cm" svg:height="0.563cm" svg:x="1.998cm" svg:y="17.077cm" svg:viewBox="0 0 18 564" draw:points="0,0 18,0 18,564 0,564">
          <text:p/>
        </draw:polygon>
        <draw:polygon draw:style-name="gr30" draw:text-style-name="P7" draw:layer="layout" svg:width="0.017cm" svg:height="0.563cm" svg:x="6.239cm" svg:y="17.077cm" svg:viewBox="0 0 18 564" draw:points="0,0 18,0 18,564 0,564">
          <text:p/>
        </draw:polygon>
        <draw:polygon draw:style-name="gr30" draw:text-style-name="P7" draw:layer="layout" svg:width="0.017cm" svg:height="0.563cm" svg:x="9.427cm" svg:y="17.077cm" svg:viewBox="0 0 18 564" draw:points="0,0 18,0 18,564 0,564">
          <text:p/>
        </draw:polygon>
        <draw:polygon draw:style-name="gr30" draw:text-style-name="P7" draw:layer="layout" svg:width="0.018cm" svg:height="0.563cm" svg:x="10.663cm" svg:y="17.077cm" svg:viewBox="0 0 19 564" draw:points="0,0 19,0 19,564 0,564">
          <text:p/>
        </draw:polygon>
        <draw:polygon draw:style-name="gr30" draw:text-style-name="P7" draw:layer="layout" svg:width="0.017cm" svg:height="0.563cm" svg:x="11.904cm" svg:y="17.077cm" svg:viewBox="0 0 18 564" draw:points="0,0 18,0 18,564 0,564">
          <text:p/>
        </draw:polygon>
        <draw:polygon draw:style-name="gr30" draw:text-style-name="P7" draw:layer="layout" svg:width="0.017cm" svg:height="0.563cm" svg:x="13.14cm" svg:y="17.077cm" svg:viewBox="0 0 18 564" draw:points="0,0 18,0 18,564 0,564">
          <text:p/>
        </draw:polygon>
        <draw:polygon draw:style-name="gr30" draw:text-style-name="P7" draw:layer="layout" svg:width="0.017cm" svg:height="0.563cm" svg:x="14.38cm" svg:y="17.077cm" svg:viewBox="0 0 18 564" draw:points="0,0 18,0 18,564 0,564">
          <text:p/>
        </draw:polygon>
        <draw:polygon draw:style-name="gr30" draw:text-style-name="P7" draw:layer="layout" svg:width="0.017cm" svg:height="0.563cm" svg:x="15.616cm" svg:y="17.077cm" svg:viewBox="0 0 18 564" draw:points="0,0 18,0 18,564 0,564">
          <text:p/>
        </draw:polygon>
        <draw:polygon draw:style-name="gr30" draw:text-style-name="P7" draw:layer="layout" svg:width="0.017cm" svg:height="0.563cm" svg:x="16.857cm" svg:y="17.077cm" svg:viewBox="0 0 18 564" draw:points="0,0 18,0 18,564 0,564">
          <text:p/>
        </draw:polygon>
        <draw:polygon draw:style-name="gr30" draw:text-style-name="P7" draw:layer="layout" svg:width="0.017cm" svg:height="0.563cm" svg:x="20.569cm" svg:y="17.077cm" svg:viewBox="0 0 18 564" draw:points="0,0 18,0 18,564 0,564">
          <text:p/>
        </draw:polygon>
        <draw:frame draw:style-name="gr12" draw:text-style-name="P2" draw:layer="layout" svg:width="0.422cm" svg:height="0.471cm" svg:x="18.724cm" svg:y="17.094cm">
          <draw:text-box>
            <text:p text:style-name="P1"><text:span text:style-name="T2"><text:s/></text:span></text:p>
          </draw:text-box>
        </draw:frame>
        <draw:frame draw:style-name="gr664" draw:text-style-name="P2" draw:layer="layout" svg:width="2.085cm" svg:height="0.471cm" svg:x="3.141cm" svg:y="17.674cm">
          <draw:text-box>
            <text:p text:style-name="P1"><text:span text:style-name="T2">Салатовый </text:span></text:p>
          </draw:text-box>
        </draw:frame>
        <draw:frame draw:style-name="gr130" draw:text-style-name="P2" draw:layer="layout" svg:width="1.636cm" svg:height="0.471cm" svg:x="7.082cm" svg:y="17.674cm">
          <draw:text-box>
            <text:p text:style-name="P1"><text:span text:style-name="T2">#94E004 </text:span></text:p>
          </draw:text-box>
        </draw:frame>
        <draw:frame draw:style-name="gr229" draw:text-style-name="P2" draw:layer="layout" svg:width="0.743cm" svg:height="0.471cm" svg:x="9.737cm" svg:y="17.674cm">
          <draw:text-box>
            <text:p text:style-name="P1"><text:span text:style-name="T2">148 </text:span></text:p>
          </draw:text-box>
        </draw:frame>
        <draw:frame draw:style-name="gr229" draw:text-style-name="P2" draw:layer="layout" svg:width="0.743cm" svg:height="0.471cm" svg:x="10.977cm" svg:y="17.674cm">
          <draw:text-box>
            <text:p text:style-name="P1"><text:span text:style-name="T2">224 </text:span></text:p>
          </draw:text-box>
        </draw:frame>
        <draw:frame draw:style-name="gr12" draw:text-style-name="P2" draw:layer="layout" svg:width="0.422cm" svg:height="0.471cm" svg:x="12.425cm" svg:y="17.674cm">
          <draw:text-box>
            <text:p text:style-name="P1"><text:span text:style-name="T2">4 </text:span></text:p>
          </draw:text-box>
        </draw:frame>
        <draw:frame draw:style-name="gr325" draw:text-style-name="P2" draw:layer="layout" svg:width="0.531cm" svg:height="0.471cm" svg:x="13.559cm" svg:y="17.674cm">
          <draw:text-box>
            <text:p text:style-name="P1"><text:span text:style-name="T2">81 </text:span></text:p>
          </draw:text-box>
        </draw:frame>
        <draw:frame draw:style-name="gr325" draw:text-style-name="P2" draw:layer="layout" svg:width="0.531cm" svg:height="0.471cm" svg:x="14.796cm" svg:y="17.674cm">
          <draw:text-box>
            <text:p text:style-name="P1"><text:span text:style-name="T2">96 </text:span></text:p>
          </draw:text-box>
        </draw:frame>
        <draw:polygon draw:style-name="gr665" draw:text-style-name="P33" draw:layer="layout" svg:width="3.7cm" svg:height="0.559cm" svg:x="16.874cm" svg:y="17.657cm" svg:viewBox="0 0 3701 560" draw:points="0,0 3701,0 3701,560 0,560">
          <text:p/>
        </draw:polygon>
        <draw:polygon draw:style-name="gr665" draw:text-style-name="P33" draw:layer="layout" svg:width="3.335cm" svg:height="0.559cm" svg:x="17.056cm" svg:y="17.657cm" svg:viewBox="0 0 3336 560" draw:points="0,0 3336,0 3336,560 0,560">
          <text:p/>
        </draw:polygon>
        <draw:frame draw:style-name="gr325" draw:text-style-name="P2" draw:layer="layout" svg:width="0.531cm" svg:height="0.471cm" svg:x="16.036cm" svg:y="17.674cm">
          <draw:text-box>
            <text:p text:style-name="P1"><text:span text:style-name="T2">45 </text:span></text:p>
          </draw:text-box>
        </draw:frame>
        <draw:polygon draw:style-name="gr30" draw:text-style-name="P7" draw:layer="layout" svg:width="0.017cm" svg:height="0.017cm" svg:x="1.998cm" svg:y="17.64cm" svg:viewBox="0 0 18 18" draw:points="0,0 18,0 18,18 0,18">
          <text:p/>
        </draw:polygon>
        <draw:polygon draw:style-name="gr30" draw:text-style-name="P7" draw:layer="layout" svg:width="4.224cm" svg:height="0.017cm" svg:x="2.015cm" svg:y="17.64cm" svg:viewBox="0 0 4225 18" draw:points="0,0 4225,0 4225,18 0,18">
          <text:p/>
        </draw:polygon>
        <draw:polygon draw:style-name="gr30" draw:text-style-name="P7" draw:layer="layout" svg:width="0.017cm" svg:height="0.017cm" svg:x="6.239cm" svg:y="17.64cm" svg:viewBox="0 0 18 18" draw:points="0,0 18,0 18,18 0,18">
          <text:p/>
        </draw:polygon>
        <draw:polygon draw:style-name="gr30" draw:text-style-name="P7" draw:layer="layout" svg:width="3.171cm" svg:height="0.017cm" svg:x="6.256cm" svg:y="17.64cm" svg:viewBox="0 0 3172 18" draw:points="0,0 3172,0 3172,18 0,18">
          <text:p/>
        </draw:polygon>
        <draw:polygon draw:style-name="gr30" draw:text-style-name="P7" draw:layer="layout" svg:width="0.017cm" svg:height="0.017cm" svg:x="9.427cm" svg:y="17.64cm" svg:viewBox="0 0 18 18" draw:points="0,0 18,0 18,18 0,18">
          <text:p/>
        </draw:polygon>
        <draw:polygon draw:style-name="gr30" draw:text-style-name="P7" draw:layer="layout" svg:width="1.219cm" svg:height="0.017cm" svg:x="9.444cm" svg:y="17.64cm" svg:viewBox="0 0 1220 18" draw:points="0,0 1220,0 1220,18 0,18">
          <text:p/>
        </draw:polygon>
        <draw:polygon draw:style-name="gr30" draw:text-style-name="P7" draw:layer="layout" svg:width="0.018cm" svg:height="0.017cm" svg:x="10.663cm" svg:y="17.64cm" svg:viewBox="0 0 19 18" draw:points="0,0 19,0 19,18 0,18">
          <text:p/>
        </draw:polygon>
        <draw:polygon draw:style-name="gr30" draw:text-style-name="P7" draw:layer="layout" svg:width="1.224cm" svg:height="0.017cm" svg:x="10.68cm" svg:y="17.64cm" svg:viewBox="0 0 1225 18" draw:points="0,0 1225,0 1225,18 0,18">
          <text:p/>
        </draw:polygon>
        <draw:polygon draw:style-name="gr30" draw:text-style-name="P7" draw:layer="layout" svg:width="0.017cm" svg:height="0.017cm" svg:x="11.904cm" svg:y="17.64cm" svg:viewBox="0 0 18 18" draw:points="0,0 18,0 18,18 0,18">
          <text:p/>
        </draw:polygon>
        <draw:polygon draw:style-name="gr30" draw:text-style-name="P7" draw:layer="layout" svg:width="1.219cm" svg:height="0.017cm" svg:x="11.921cm" svg:y="17.64cm" svg:viewBox="0 0 1220 18" draw:points="0,0 1220,0 1220,18 0,18">
          <text:p/>
        </draw:polygon>
        <draw:polygon draw:style-name="gr30" draw:text-style-name="P7" draw:layer="layout" svg:width="0.017cm" svg:height="0.017cm" svg:x="13.14cm" svg:y="17.64cm" svg:viewBox="0 0 18 18" draw:points="0,0 18,0 18,18 0,18">
          <text:p/>
        </draw:polygon>
        <draw:polygon draw:style-name="gr30" draw:text-style-name="P7" draw:layer="layout" svg:width="1.223cm" svg:height="0.017cm" svg:x="13.157cm" svg:y="17.64cm" svg:viewBox="0 0 1224 18" draw:points="0,0 1224,0 1224,18 0,18">
          <text:p/>
        </draw:polygon>
        <draw:polygon draw:style-name="gr30" draw:text-style-name="P7" draw:layer="layout" svg:width="0.017cm" svg:height="0.017cm" svg:x="14.38cm" svg:y="17.64cm" svg:viewBox="0 0 18 18" draw:points="0,0 18,0 18,18 0,18">
          <text:p/>
        </draw:polygon>
        <draw:polygon draw:style-name="gr30" draw:text-style-name="P7" draw:layer="layout" svg:width="1.219cm" svg:height="0.017cm" svg:x="14.397cm" svg:y="17.64cm" svg:viewBox="0 0 1220 18" draw:points="0,0 1220,0 1220,18 0,18">
          <text:p/>
        </draw:polygon>
        <draw:polygon draw:style-name="gr30" draw:text-style-name="P7" draw:layer="layout" svg:width="0.017cm" svg:height="0.017cm" svg:x="15.616cm" svg:y="17.64cm" svg:viewBox="0 0 18 18" draw:points="0,0 18,0 18,18 0,18">
          <text:p/>
        </draw:polygon>
        <draw:polygon draw:style-name="gr30" draw:text-style-name="P7" draw:layer="layout" svg:width="1.224cm" svg:height="0.017cm" svg:x="15.633cm" svg:y="17.64cm" svg:viewBox="0 0 1225 18" draw:points="0,0 1225,0 1225,18 0,18">
          <text:p/>
        </draw:polygon>
        <draw:polygon draw:style-name="gr30" draw:text-style-name="P7" draw:layer="layout" svg:width="0.017cm" svg:height="0.017cm" svg:x="16.857cm" svg:y="17.64cm" svg:viewBox="0 0 18 18" draw:points="0,0 18,0 18,18 0,18">
          <text:p/>
        </draw:polygon>
        <draw:polygon draw:style-name="gr30" draw:text-style-name="P7" draw:layer="layout" svg:width="3.695cm" svg:height="0.017cm" svg:x="16.874cm" svg:y="17.64cm" svg:viewBox="0 0 3696 18" draw:points="0,0 3696,0 3696,18 0,18">
          <text:p/>
        </draw:polygon>
        <draw:polygon draw:style-name="gr30" draw:text-style-name="P7" draw:layer="layout" svg:width="0.017cm" svg:height="0.017cm" svg:x="20.569cm" svg:y="17.64cm" svg:viewBox="0 0 18 18" draw:points="0,0 18,0 18,18 0,18">
          <text:p/>
        </draw:polygon>
        <draw:polygon draw:style-name="gr30" draw:text-style-name="P7" draw:layer="layout" svg:width="0.017cm" svg:height="0.559cm" svg:x="1.998cm" svg:y="17.657cm" svg:viewBox="0 0 18 560" draw:points="0,0 18,0 18,560 0,560">
          <text:p/>
        </draw:polygon>
        <draw:polygon draw:style-name="gr30" draw:text-style-name="P7" draw:layer="layout" svg:width="0.017cm" svg:height="0.559cm" svg:x="6.239cm" svg:y="17.657cm" svg:viewBox="0 0 18 560" draw:points="0,0 18,0 18,560 0,560">
          <text:p/>
        </draw:polygon>
        <draw:polygon draw:style-name="gr30" draw:text-style-name="P7" draw:layer="layout" svg:width="0.017cm" svg:height="0.559cm" svg:x="9.427cm" svg:y="17.657cm" svg:viewBox="0 0 18 560" draw:points="0,0 18,0 18,560 0,560">
          <text:p/>
        </draw:polygon>
        <draw:polygon draw:style-name="gr30" draw:text-style-name="P7" draw:layer="layout" svg:width="0.018cm" svg:height="0.559cm" svg:x="10.663cm" svg:y="17.657cm" svg:viewBox="0 0 19 560" draw:points="0,0 19,0 19,560 0,560">
          <text:p/>
        </draw:polygon>
        <draw:polygon draw:style-name="gr30" draw:text-style-name="P7" draw:layer="layout" svg:width="0.017cm" svg:height="0.559cm" svg:x="11.904cm" svg:y="17.657cm" svg:viewBox="0 0 18 560" draw:points="0,0 18,0 18,560 0,560">
          <text:p/>
        </draw:polygon>
        <draw:polygon draw:style-name="gr30" draw:text-style-name="P7" draw:layer="layout" svg:width="0.017cm" svg:height="0.559cm" svg:x="13.14cm" svg:y="17.657cm" svg:viewBox="0 0 18 560" draw:points="0,0 18,0 18,560 0,560">
          <text:p/>
        </draw:polygon>
        <draw:polygon draw:style-name="gr30" draw:text-style-name="P7" draw:layer="layout" svg:width="0.017cm" svg:height="0.559cm" svg:x="14.38cm" svg:y="17.657cm" svg:viewBox="0 0 18 560" draw:points="0,0 18,0 18,560 0,560">
          <text:p/>
        </draw:polygon>
        <draw:polygon draw:style-name="gr30" draw:text-style-name="P7" draw:layer="layout" svg:width="0.017cm" svg:height="0.559cm" svg:x="15.616cm" svg:y="17.657cm" svg:viewBox="0 0 18 560" draw:points="0,0 18,0 18,560 0,560">
          <text:p/>
        </draw:polygon>
        <draw:polygon draw:style-name="gr30" draw:text-style-name="P7" draw:layer="layout" svg:width="0.017cm" svg:height="0.559cm" svg:x="16.857cm" svg:y="17.657cm" svg:viewBox="0 0 18 560" draw:points="0,0 18,0 18,560 0,560">
          <text:p/>
        </draw:polygon>
        <draw:polygon draw:style-name="gr30" draw:text-style-name="P7" draw:layer="layout" svg:width="0.017cm" svg:height="0.559cm" svg:x="20.569cm" svg:y="17.657cm" svg:viewBox="0 0 18 560" draw:points="0,0 18,0 18,560 0,560">
          <text:p/>
        </draw:polygon>
        <draw:frame draw:style-name="gr12" draw:text-style-name="P2" draw:layer="layout" svg:width="0.422cm" svg:height="0.471cm" svg:x="18.724cm" svg:y="17.674cm">
          <draw:text-box>
            <text:p text:style-name="P1"><text:span text:style-name="T2"><text:s/></text:span></text:p>
          </draw:text-box>
        </draw:frame>
        <draw:frame draw:style-name="gr666" draw:text-style-name="P2" draw:layer="layout" svg:width="2.989cm" svg:height="0.471cm" svg:x="2.688cm" svg:y="18.249cm">
          <draw:text-box>
            <text:p text:style-name="P1"><text:span text:style-name="T2">Светло-голубой </text:span></text:p>
          </draw:text-box>
        </draw:frame>
        <draw:frame draw:style-name="gr633" draw:text-style-name="P2" draw:layer="layout" svg:width="1.778cm" svg:height="0.471cm" svg:x="7.01cm" svg:y="18.249cm">
          <draw:text-box>
            <text:p text:style-name="P1"><text:span text:style-name="T2">#5CBFF0 </text:span></text:p>
          </draw:text-box>
        </draw:frame>
        <draw:frame draw:style-name="gr325" draw:text-style-name="P2" draw:layer="layout" svg:width="0.531cm" svg:height="0.471cm" svg:x="9.843cm" svg:y="18.249cm">
          <draw:text-box>
            <text:p text:style-name="P1"><text:span text:style-name="T2">92 </text:span></text:p>
          </draw:text-box>
        </draw:frame>
        <draw:frame draw:style-name="gr229" draw:text-style-name="P2" draw:layer="layout" svg:width="0.743cm" svg:height="0.471cm" svg:x="10.977cm" svg:y="18.249cm">
          <draw:text-box>
            <text:p text:style-name="P1"><text:span text:style-name="T2">191 </text:span></text:p>
          </draw:text-box>
        </draw:frame>
        <draw:frame draw:style-name="gr229" draw:text-style-name="P2" draw:layer="layout" svg:width="0.743cm" svg:height="0.471cm" svg:x="12.213cm" svg:y="18.249cm">
          <draw:text-box>
            <text:p text:style-name="P1"><text:span text:style-name="T2">240 </text:span></text:p>
          </draw:text-box>
        </draw:frame>
        <draw:frame draw:style-name="gr229" draw:text-style-name="P2" draw:layer="layout" svg:width="0.743cm" svg:height="0.471cm" svg:x="13.454cm" svg:y="18.249cm">
          <draw:text-box>
            <text:p text:style-name="P1"><text:span text:style-name="T2">200 </text:span></text:p>
          </draw:text-box>
        </draw:frame>
        <draw:frame draw:style-name="gr325" draw:text-style-name="P2" draw:layer="layout" svg:width="0.531cm" svg:height="0.471cm" svg:x="14.796cm" svg:y="18.249cm">
          <draw:text-box>
            <text:p text:style-name="P1"><text:span text:style-name="T2">83 </text:span></text:p>
          </draw:text-box>
        </draw:frame>
        <draw:polygon draw:style-name="gr667" draw:text-style-name="P34" draw:layer="layout" svg:width="3.7cm" svg:height="0.564cm" svg:x="16.874cm" svg:y="18.232cm" svg:viewBox="0 0 3701 565" draw:points="0,0 3701,0 3701,565 0,565">
          <text:p/>
        </draw:polygon>
        <draw:polygon draw:style-name="gr667" draw:text-style-name="P34" draw:layer="layout" svg:width="3.335cm" svg:height="0.564cm" svg:x="17.056cm" svg:y="18.232cm" svg:viewBox="0 0 3336 565" draw:points="0,0 3336,0 3336,565 0,565">
          <text:p/>
        </draw:polygon>
        <draw:frame draw:style-name="gr325" draw:text-style-name="P2" draw:layer="layout" svg:width="0.531cm" svg:height="0.471cm" svg:x="16.036cm" svg:y="18.249cm">
          <draw:text-box>
            <text:p text:style-name="P1"><text:span text:style-name="T2">65 </text:span></text:p>
          </draw:text-box>
        </draw:frame>
        <draw:polygon draw:style-name="gr30" draw:text-style-name="P7" draw:layer="layout" svg:width="0.017cm" svg:height="0.018cm" svg:x="1.998cm" svg:y="18.215cm" svg:viewBox="0 0 18 19" draw:points="0,0 18,0 18,19 0,19">
          <text:p/>
        </draw:polygon>
        <draw:polygon draw:style-name="gr30" draw:text-style-name="P7" draw:layer="layout" svg:width="4.224cm" svg:height="0.018cm" svg:x="2.015cm" svg:y="18.215cm" svg:viewBox="0 0 4225 19" draw:points="0,0 4225,0 4225,19 0,19">
          <text:p/>
        </draw:polygon>
        <draw:polygon draw:style-name="gr30" draw:text-style-name="P7" draw:layer="layout" svg:width="0.017cm" svg:height="0.018cm" svg:x="6.239cm" svg:y="18.215cm" svg:viewBox="0 0 18 19" draw:points="0,0 18,0 18,19 0,19">
          <text:p/>
        </draw:polygon>
        <draw:polygon draw:style-name="gr30" draw:text-style-name="P7" draw:layer="layout" svg:width="3.171cm" svg:height="0.018cm" svg:x="6.256cm" svg:y="18.215cm" svg:viewBox="0 0 3172 19" draw:points="0,0 3172,0 3172,19 0,19">
          <text:p/>
        </draw:polygon>
        <draw:polygon draw:style-name="gr30" draw:text-style-name="P7" draw:layer="layout" svg:width="0.017cm" svg:height="0.018cm" svg:x="9.427cm" svg:y="18.215cm" svg:viewBox="0 0 18 19" draw:points="0,0 18,0 18,19 0,19">
          <text:p/>
        </draw:polygon>
        <draw:polygon draw:style-name="gr30" draw:text-style-name="P7" draw:layer="layout" svg:width="1.219cm" svg:height="0.018cm" svg:x="9.444cm" svg:y="18.215cm" svg:viewBox="0 0 1220 19" draw:points="0,0 1220,0 1220,19 0,19">
          <text:p/>
        </draw:polygon>
        <draw:polygon draw:style-name="gr30" draw:text-style-name="P7" draw:layer="layout" svg:width="0.018cm" svg:height="0.018cm" svg:x="10.663cm" svg:y="18.215cm" svg:viewBox="0 0 19 19" draw:points="0,0 19,0 19,19 0,19">
          <text:p/>
        </draw:polygon>
        <draw:polygon draw:style-name="gr30" draw:text-style-name="P7" draw:layer="layout" svg:width="1.224cm" svg:height="0.018cm" svg:x="10.68cm" svg:y="18.215cm" svg:viewBox="0 0 1225 19" draw:points="0,0 1225,0 1225,19 0,19">
          <text:p/>
        </draw:polygon>
        <draw:polygon draw:style-name="gr30" draw:text-style-name="P7" draw:layer="layout" svg:width="0.017cm" svg:height="0.018cm" svg:x="11.904cm" svg:y="18.215cm" svg:viewBox="0 0 18 19" draw:points="0,0 18,0 18,19 0,19">
          <text:p/>
        </draw:polygon>
        <draw:polygon draw:style-name="gr30" draw:text-style-name="P7" draw:layer="layout" svg:width="1.219cm" svg:height="0.018cm" svg:x="11.921cm" svg:y="18.215cm" svg:viewBox="0 0 1220 19" draw:points="0,0 1220,0 1220,19 0,19">
          <text:p/>
        </draw:polygon>
        <draw:polygon draw:style-name="gr30" draw:text-style-name="P7" draw:layer="layout" svg:width="0.017cm" svg:height="0.018cm" svg:x="13.14cm" svg:y="18.215cm" svg:viewBox="0 0 18 19" draw:points="0,0 18,0 18,19 0,19">
          <text:p/>
        </draw:polygon>
        <draw:polygon draw:style-name="gr30" draw:text-style-name="P7" draw:layer="layout" svg:width="1.223cm" svg:height="0.018cm" svg:x="13.157cm" svg:y="18.215cm" svg:viewBox="0 0 1224 19" draw:points="0,0 1224,0 1224,19 0,19">
          <text:p/>
        </draw:polygon>
        <draw:polygon draw:style-name="gr30" draw:text-style-name="P7" draw:layer="layout" svg:width="0.017cm" svg:height="0.018cm" svg:x="14.38cm" svg:y="18.215cm" svg:viewBox="0 0 18 19" draw:points="0,0 18,0 18,19 0,19">
          <text:p/>
        </draw:polygon>
        <draw:polygon draw:style-name="gr30" draw:text-style-name="P7" draw:layer="layout" svg:width="1.219cm" svg:height="0.018cm" svg:x="14.397cm" svg:y="18.215cm" svg:viewBox="0 0 1220 19" draw:points="0,0 1220,0 1220,19 0,19">
          <text:p/>
        </draw:polygon>
        <draw:polygon draw:style-name="gr30" draw:text-style-name="P7" draw:layer="layout" svg:width="0.017cm" svg:height="0.018cm" svg:x="15.616cm" svg:y="18.215cm" svg:viewBox="0 0 18 19" draw:points="0,0 18,0 18,19 0,19">
          <text:p/>
        </draw:polygon>
        <draw:polygon draw:style-name="gr30" draw:text-style-name="P7" draw:layer="layout" svg:width="1.224cm" svg:height="0.018cm" svg:x="15.633cm" svg:y="18.215cm" svg:viewBox="0 0 1225 19" draw:points="0,0 1225,0 1225,19 0,19">
          <text:p/>
        </draw:polygon>
        <draw:polygon draw:style-name="gr30" draw:text-style-name="P7" draw:layer="layout" svg:width="0.017cm" svg:height="0.018cm" svg:x="16.857cm" svg:y="18.215cm" svg:viewBox="0 0 18 19" draw:points="0,0 18,0 18,19 0,19">
          <text:p/>
        </draw:polygon>
        <draw:polygon draw:style-name="gr30" draw:text-style-name="P7" draw:layer="layout" svg:width="3.695cm" svg:height="0.018cm" svg:x="16.874cm" svg:y="18.215cm" svg:viewBox="0 0 3696 19" draw:points="0,0 3696,0 3696,19 0,19">
          <text:p/>
        </draw:polygon>
        <draw:polygon draw:style-name="gr30" draw:text-style-name="P7" draw:layer="layout" svg:width="0.017cm" svg:height="0.018cm" svg:x="20.569cm" svg:y="18.215cm" svg:viewBox="0 0 18 19" draw:points="0,0 18,0 18,19 0,19">
          <text:p/>
        </draw:polygon>
        <draw:polygon draw:style-name="gr30" draw:text-style-name="P7" draw:layer="layout" svg:width="0.017cm" svg:height="0.564cm" svg:x="1.998cm" svg:y="18.232cm" svg:viewBox="0 0 18 565" draw:points="0,0 18,0 18,565 0,565">
          <text:p/>
        </draw:polygon>
        <draw:polygon draw:style-name="gr30" draw:text-style-name="P7" draw:layer="layout" svg:width="0.017cm" svg:height="0.564cm" svg:x="6.239cm" svg:y="18.232cm" svg:viewBox="0 0 18 565" draw:points="0,0 18,0 18,565 0,565">
          <text:p/>
        </draw:polygon>
        <draw:polygon draw:style-name="gr30" draw:text-style-name="P7" draw:layer="layout" svg:width="0.017cm" svg:height="0.564cm" svg:x="9.427cm" svg:y="18.232cm" svg:viewBox="0 0 18 565" draw:points="0,0 18,0 18,565 0,565">
          <text:p/>
        </draw:polygon>
        <draw:polygon draw:style-name="gr30" draw:text-style-name="P7" draw:layer="layout" svg:width="0.018cm" svg:height="0.564cm" svg:x="10.663cm" svg:y="18.232cm" svg:viewBox="0 0 19 565" draw:points="0,0 19,0 19,565 0,565">
          <text:p/>
        </draw:polygon>
        <draw:polygon draw:style-name="gr30" draw:text-style-name="P7" draw:layer="layout" svg:width="0.017cm" svg:height="0.564cm" svg:x="11.904cm" svg:y="18.232cm" svg:viewBox="0 0 18 565" draw:points="0,0 18,0 18,565 0,565">
          <text:p/>
        </draw:polygon>
        <draw:polygon draw:style-name="gr30" draw:text-style-name="P7" draw:layer="layout" svg:width="0.017cm" svg:height="0.564cm" svg:x="13.14cm" svg:y="18.232cm" svg:viewBox="0 0 18 565" draw:points="0,0 18,0 18,565 0,565">
          <text:p/>
        </draw:polygon>
        <draw:polygon draw:style-name="gr30" draw:text-style-name="P7" draw:layer="layout" svg:width="0.017cm" svg:height="0.564cm" svg:x="14.38cm" svg:y="18.232cm" svg:viewBox="0 0 18 565" draw:points="0,0 18,0 18,565 0,565">
          <text:p/>
        </draw:polygon>
        <draw:polygon draw:style-name="gr30" draw:text-style-name="P7" draw:layer="layout" svg:width="0.017cm" svg:height="0.564cm" svg:x="15.616cm" svg:y="18.232cm" svg:viewBox="0 0 18 565" draw:points="0,0 18,0 18,565 0,565">
          <text:p/>
        </draw:polygon>
        <draw:polygon draw:style-name="gr30" draw:text-style-name="P7" draw:layer="layout" svg:width="0.017cm" svg:height="0.564cm" svg:x="16.857cm" svg:y="18.232cm" svg:viewBox="0 0 18 565" draw:points="0,0 18,0 18,565 0,565">
          <text:p/>
        </draw:polygon>
        <draw:polygon draw:style-name="gr30" draw:text-style-name="P7" draw:layer="layout" svg:width="0.017cm" svg:height="0.564cm" svg:x="20.569cm" svg:y="18.232cm" svg:viewBox="0 0 18 565" draw:points="0,0 18,0 18,565 0,565">
          <text:p/>
        </draw:polygon>
        <draw:frame draw:style-name="gr12" draw:text-style-name="P2" draw:layer="layout" svg:width="0.422cm" svg:height="0.471cm" svg:x="18.724cm" svg:y="18.249cm">
          <draw:text-box>
            <text:p text:style-name="P1"><text:span text:style-name="T2"><text:s/></text:span></text:p>
          </draw:text-box>
        </draw:frame>
        <draw:frame draw:style-name="gr668" draw:text-style-name="P2" draw:layer="layout" svg:width="2.916cm" svg:height="0.471cm" svg:x="2.726cm" svg:y="18.829cm">
          <draw:text-box>
            <text:p text:style-name="P1"><text:span text:style-name="T2">Жёлто-зелёный </text:span></text:p>
          </draw:text-box>
        </draw:frame>
        <draw:frame draw:style-name="gr312" draw:text-style-name="P2" draw:layer="layout" svg:width="1.754cm" svg:height="0.471cm" svg:x="7.023cm" svg:y="18.829cm">
          <draw:text-box>
            <text:p text:style-name="P1"><text:span text:style-name="T2">#C3D111 </text:span></text:p>
          </draw:text-box>
        </draw:frame>
        <draw:frame draw:style-name="gr229" draw:text-style-name="P2" draw:layer="layout" svg:width="0.743cm" svg:height="0.471cm" svg:x="9.737cm" svg:y="18.829cm">
          <draw:text-box>
            <text:p text:style-name="P1"><text:span text:style-name="T2">195 </text:span></text:p>
          </draw:text-box>
        </draw:frame>
        <draw:frame draw:style-name="gr229" draw:text-style-name="P2" draw:layer="layout" svg:width="0.743cm" svg:height="0.471cm" svg:x="10.977cm" svg:y="18.829cm">
          <draw:text-box>
            <text:p text:style-name="P1"><text:span text:style-name="T2">209 </text:span></text:p>
          </draw:text-box>
        </draw:frame>
        <draw:frame draw:style-name="gr325" draw:text-style-name="P2" draw:layer="layout" svg:width="0.531cm" svg:height="0.471cm" svg:x="12.319cm" svg:y="18.829cm">
          <draw:text-box>
            <text:p text:style-name="P1"><text:span text:style-name="T2">17 </text:span></text:p>
          </draw:text-box>
        </draw:frame>
        <draw:frame draw:style-name="gr325" draw:text-style-name="P2" draw:layer="layout" svg:width="0.531cm" svg:height="0.471cm" svg:x="13.559cm" svg:y="18.829cm">
          <draw:text-box>
            <text:p text:style-name="P1"><text:span text:style-name="T2">64 </text:span></text:p>
          </draw:text-box>
        </draw:frame>
        <draw:frame draw:style-name="gr325" draw:text-style-name="P2" draw:layer="layout" svg:width="0.531cm" svg:height="0.471cm" svg:x="14.796cm" svg:y="18.829cm">
          <draw:text-box>
            <text:p text:style-name="P1"><text:span text:style-name="T2">85 </text:span></text:p>
          </draw:text-box>
        </draw:frame>
        <draw:polygon draw:style-name="gr669" draw:text-style-name="P35" draw:layer="layout" svg:width="3.7cm" svg:height="0.559cm" svg:x="16.874cm" svg:y="18.812cm" svg:viewBox="0 0 3701 560" draw:points="0,0 3701,0 3701,560 0,560">
          <text:p/>
        </draw:polygon>
        <draw:polygon draw:style-name="gr669" draw:text-style-name="P35" draw:layer="layout" svg:width="3.335cm" svg:height="0.559cm" svg:x="17.056cm" svg:y="18.812cm" svg:viewBox="0 0 3336 560" draw:points="0,0 3336,0 3336,560 0,560">
          <text:p/>
        </draw:polygon>
        <draw:frame draw:style-name="gr325" draw:text-style-name="P2" draw:layer="layout" svg:width="0.531cm" svg:height="0.471cm" svg:x="16.036cm" svg:y="18.829cm">
          <draw:text-box>
            <text:p text:style-name="P1"><text:span text:style-name="T2">44 </text:span></text:p>
          </draw:text-box>
        </draw:frame>
        <draw:polygon draw:style-name="gr30" draw:text-style-name="P7" draw:layer="layout" svg:width="0.017cm" svg:height="0.016cm" svg:x="1.998cm" svg:y="18.796cm" svg:viewBox="0 0 18 17" draw:points="0,0 18,0 18,17 0,17">
          <text:p/>
        </draw:polygon>
        <draw:polygon draw:style-name="gr30" draw:text-style-name="P7" draw:layer="layout" svg:width="4.224cm" svg:height="0.016cm" svg:x="2.015cm" svg:y="18.796cm" svg:viewBox="0 0 4225 17" draw:points="0,0 4225,0 4225,17 0,17">
          <text:p/>
        </draw:polygon>
        <draw:polygon draw:style-name="gr30" draw:text-style-name="P7" draw:layer="layout" svg:width="0.017cm" svg:height="0.016cm" svg:x="6.239cm" svg:y="18.796cm" svg:viewBox="0 0 18 17" draw:points="0,0 18,0 18,17 0,17">
          <text:p/>
        </draw:polygon>
        <draw:polygon draw:style-name="gr30" draw:text-style-name="P7" draw:layer="layout" svg:width="3.171cm" svg:height="0.016cm" svg:x="6.256cm" svg:y="18.796cm" svg:viewBox="0 0 3172 17" draw:points="0,0 3172,0 3172,17 0,17">
          <text:p/>
        </draw:polygon>
        <draw:polygon draw:style-name="gr30" draw:text-style-name="P7" draw:layer="layout" svg:width="0.017cm" svg:height="0.016cm" svg:x="9.427cm" svg:y="18.796cm" svg:viewBox="0 0 18 17" draw:points="0,0 18,0 18,17 0,17">
          <text:p/>
        </draw:polygon>
        <draw:polygon draw:style-name="gr30" draw:text-style-name="P7" draw:layer="layout" svg:width="1.219cm" svg:height="0.016cm" svg:x="9.444cm" svg:y="18.796cm" svg:viewBox="0 0 1220 17" draw:points="0,0 1220,0 1220,17 0,17">
          <text:p/>
        </draw:polygon>
        <draw:polygon draw:style-name="gr30" draw:text-style-name="P7" draw:layer="layout" svg:width="0.018cm" svg:height="0.016cm" svg:x="10.663cm" svg:y="18.796cm" svg:viewBox="0 0 19 17" draw:points="0,0 19,0 19,17 0,17">
          <text:p/>
        </draw:polygon>
        <draw:polygon draw:style-name="gr30" draw:text-style-name="P7" draw:layer="layout" svg:width="1.224cm" svg:height="0.016cm" svg:x="10.68cm" svg:y="18.796cm" svg:viewBox="0 0 1225 17" draw:points="0,0 1225,0 1225,17 0,17">
          <text:p/>
        </draw:polygon>
        <draw:polygon draw:style-name="gr30" draw:text-style-name="P7" draw:layer="layout" svg:width="0.017cm" svg:height="0.016cm" svg:x="11.904cm" svg:y="18.796cm" svg:viewBox="0 0 18 17" draw:points="0,0 18,0 18,17 0,17">
          <text:p/>
        </draw:polygon>
        <draw:polygon draw:style-name="gr30" draw:text-style-name="P7" draw:layer="layout" svg:width="1.219cm" svg:height="0.016cm" svg:x="11.921cm" svg:y="18.796cm" svg:viewBox="0 0 1220 17" draw:points="0,0 1220,0 1220,17 0,17">
          <text:p/>
        </draw:polygon>
        <draw:polygon draw:style-name="gr30" draw:text-style-name="P7" draw:layer="layout" svg:width="0.017cm" svg:height="0.016cm" svg:x="13.14cm" svg:y="18.796cm" svg:viewBox="0 0 18 17" draw:points="0,0 18,0 18,17 0,17">
          <text:p/>
        </draw:polygon>
        <draw:polygon draw:style-name="gr30" draw:text-style-name="P7" draw:layer="layout" svg:width="1.223cm" svg:height="0.016cm" svg:x="13.157cm" svg:y="18.796cm" svg:viewBox="0 0 1224 17" draw:points="0,0 1224,0 1224,17 0,17">
          <text:p/>
        </draw:polygon>
        <draw:polygon draw:style-name="gr30" draw:text-style-name="P7" draw:layer="layout" svg:width="0.017cm" svg:height="0.016cm" svg:x="14.38cm" svg:y="18.796cm" svg:viewBox="0 0 18 17" draw:points="0,0 18,0 18,17 0,17">
          <text:p/>
        </draw:polygon>
        <draw:polygon draw:style-name="gr30" draw:text-style-name="P7" draw:layer="layout" svg:width="1.219cm" svg:height="0.016cm" svg:x="14.397cm" svg:y="18.796cm" svg:viewBox="0 0 1220 17" draw:points="0,0 1220,0 1220,17 0,17">
          <text:p/>
        </draw:polygon>
        <draw:polygon draw:style-name="gr30" draw:text-style-name="P7" draw:layer="layout" svg:width="0.017cm" svg:height="0.016cm" svg:x="15.616cm" svg:y="18.796cm" svg:viewBox="0 0 18 17" draw:points="0,0 18,0 18,17 0,17">
          <text:p/>
        </draw:polygon>
        <draw:polygon draw:style-name="gr30" draw:text-style-name="P7" draw:layer="layout" svg:width="1.224cm" svg:height="0.016cm" svg:x="15.633cm" svg:y="18.796cm" svg:viewBox="0 0 1225 17" draw:points="0,0 1225,0 1225,17 0,17">
          <text:p/>
        </draw:polygon>
        <draw:polygon draw:style-name="gr30" draw:text-style-name="P7" draw:layer="layout" svg:width="0.017cm" svg:height="0.016cm" svg:x="16.857cm" svg:y="18.796cm" svg:viewBox="0 0 18 17" draw:points="0,0 18,0 18,17 0,17">
          <text:p/>
        </draw:polygon>
        <draw:polygon draw:style-name="gr30" draw:text-style-name="P7" draw:layer="layout" svg:width="3.695cm" svg:height="0.016cm" svg:x="16.874cm" svg:y="18.796cm" svg:viewBox="0 0 3696 17" draw:points="0,0 3696,0 3696,17 0,17">
          <text:p/>
        </draw:polygon>
        <draw:polygon draw:style-name="gr30" draw:text-style-name="P7" draw:layer="layout" svg:width="0.017cm" svg:height="0.016cm" svg:x="20.569cm" svg:y="18.796cm" svg:viewBox="0 0 18 17" draw:points="0,0 18,0 18,17 0,17">
          <text:p/>
        </draw:polygon>
        <draw:polygon draw:style-name="gr30" draw:text-style-name="P7" draw:layer="layout" svg:width="0.017cm" svg:height="0.559cm" svg:x="1.998cm" svg:y="18.812cm" svg:viewBox="0 0 18 560" draw:points="0,0 18,0 18,560 0,560">
          <text:p/>
        </draw:polygon>
        <draw:polygon draw:style-name="gr30" draw:text-style-name="P7" draw:layer="layout" svg:width="0.017cm" svg:height="0.559cm" svg:x="6.239cm" svg:y="18.812cm" svg:viewBox="0 0 18 560" draw:points="0,0 18,0 18,560 0,560">
          <text:p/>
        </draw:polygon>
        <draw:polygon draw:style-name="gr30" draw:text-style-name="P7" draw:layer="layout" svg:width="0.017cm" svg:height="0.559cm" svg:x="9.427cm" svg:y="18.812cm" svg:viewBox="0 0 18 560" draw:points="0,0 18,0 18,560 0,560">
          <text:p/>
        </draw:polygon>
        <draw:polygon draw:style-name="gr30" draw:text-style-name="P7" draw:layer="layout" svg:width="0.018cm" svg:height="0.559cm" svg:x="10.663cm" svg:y="18.812cm" svg:viewBox="0 0 19 560" draw:points="0,0 19,0 19,560 0,560">
          <text:p/>
        </draw:polygon>
        <draw:polygon draw:style-name="gr30" draw:text-style-name="P7" draw:layer="layout" svg:width="0.017cm" svg:height="0.559cm" svg:x="11.904cm" svg:y="18.812cm" svg:viewBox="0 0 18 560" draw:points="0,0 18,0 18,560 0,560">
          <text:p/>
        </draw:polygon>
        <draw:polygon draw:style-name="gr30" draw:text-style-name="P7" draw:layer="layout" svg:width="0.017cm" svg:height="0.559cm" svg:x="13.14cm" svg:y="18.812cm" svg:viewBox="0 0 18 560" draw:points="0,0 18,0 18,560 0,560">
          <text:p/>
        </draw:polygon>
        <draw:polygon draw:style-name="gr30" draw:text-style-name="P7" draw:layer="layout" svg:width="0.017cm" svg:height="0.559cm" svg:x="14.38cm" svg:y="18.812cm" svg:viewBox="0 0 18 560" draw:points="0,0 18,0 18,560 0,560">
          <text:p/>
        </draw:polygon>
        <draw:polygon draw:style-name="gr30" draw:text-style-name="P7" draw:layer="layout" svg:width="0.017cm" svg:height="0.559cm" svg:x="15.616cm" svg:y="18.812cm" svg:viewBox="0 0 18 560" draw:points="0,0 18,0 18,560 0,560">
          <text:p/>
        </draw:polygon>
        <draw:polygon draw:style-name="gr30" draw:text-style-name="P7" draw:layer="layout" svg:width="0.017cm" svg:height="0.559cm" svg:x="16.857cm" svg:y="18.812cm" svg:viewBox="0 0 18 560" draw:points="0,0 18,0 18,560 0,560">
          <text:p/>
        </draw:polygon>
        <draw:polygon draw:style-name="gr30" draw:text-style-name="P7" draw:layer="layout" svg:width="0.017cm" svg:height="0.559cm" svg:x="20.569cm" svg:y="18.812cm" svg:viewBox="0 0 18 560" draw:points="0,0 18,0 18,560 0,560">
          <text:p/>
        </draw:polygon>
        <draw:frame draw:style-name="gr12" draw:text-style-name="P2" draw:layer="layout" svg:width="0.422cm" svg:height="0.471cm" svg:x="18.724cm" svg:y="18.829cm">
          <draw:text-box>
            <text:p text:style-name="P1"><text:span text:style-name="T2"><text:s/></text:span></text:p>
          </draw:text-box>
        </draw:frame>
        <draw:frame draw:style-name="gr670" draw:text-style-name="P2" draw:layer="layout" svg:width="1.582cm" svg:height="0.471cm" svg:x="3.395cm" svg:y="19.405cm">
          <draw:text-box>
            <text:p text:style-name="P1"><text:span text:style-name="T2">Жёлтый </text:span></text:p>
          </draw:text-box>
        </draw:frame>
        <draw:frame draw:style-name="gr636" draw:text-style-name="P2" draw:layer="layout" svg:width="1.755cm" svg:height="0.471cm" svg:x="7.023cm" svg:y="19.405cm">
          <draw:text-box>
            <text:p text:style-name="P1"><text:span text:style-name="T2">#FCC770 </text:span></text:p>
          </draw:text-box>
        </draw:frame>
        <draw:frame draw:style-name="gr229" draw:text-style-name="P2" draw:layer="layout" svg:width="0.743cm" svg:height="0.471cm" svg:x="9.737cm" svg:y="19.405cm">
          <draw:text-box>
            <text:p text:style-name="P1"><text:span text:style-name="T2">252 </text:span></text:p>
          </draw:text-box>
        </draw:frame>
        <draw:frame draw:style-name="gr229" draw:text-style-name="P2" draw:layer="layout" svg:width="0.743cm" svg:height="0.471cm" svg:x="10.977cm" svg:y="19.405cm">
          <draw:text-box>
            <text:p text:style-name="P1"><text:span text:style-name="T2">199 </text:span></text:p>
          </draw:text-box>
        </draw:frame>
        <draw:frame draw:style-name="gr229" draw:text-style-name="P2" draw:layer="layout" svg:width="0.743cm" svg:height="0.471cm" svg:x="12.213cm" svg:y="19.405cm">
          <draw:text-box>
            <text:p text:style-name="P1"><text:span text:style-name="T2">112 </text:span></text:p>
          </draw:text-box>
        </draw:frame>
        <draw:frame draw:style-name="gr325" draw:text-style-name="P2" draw:layer="layout" svg:width="0.531cm" svg:height="0.471cm" svg:x="13.559cm" svg:y="19.405cm">
          <draw:text-box>
            <text:p text:style-name="P1"><text:span text:style-name="T2">37 </text:span></text:p>
          </draw:text-box>
        </draw:frame>
        <draw:frame draw:style-name="gr325" draw:text-style-name="P2" draw:layer="layout" svg:width="0.531cm" svg:height="0.471cm" svg:x="14.796cm" svg:y="19.405cm">
          <draw:text-box>
            <text:p text:style-name="P1"><text:span text:style-name="T2">96 </text:span></text:p>
          </draw:text-box>
        </draw:frame>
        <draw:polygon draw:style-name="gr671" draw:text-style-name="P36" draw:layer="layout" svg:width="3.7cm" svg:height="0.559cm" svg:x="16.874cm" svg:y="19.388cm" svg:viewBox="0 0 3701 560" draw:points="0,0 3701,0 3701,560 0,560">
          <text:p/>
        </draw:polygon>
        <draw:polygon draw:style-name="gr671" draw:text-style-name="P36" draw:layer="layout" svg:width="3.335cm" svg:height="0.559cm" svg:x="17.056cm" svg:y="19.388cm" svg:viewBox="0 0 3336 560" draw:points="0,0 3336,0 3336,560 0,560">
          <text:p/>
        </draw:polygon>
        <draw:frame draw:style-name="gr325" draw:text-style-name="P2" draw:layer="layout" svg:width="0.531cm" svg:height="0.471cm" svg:x="16.036cm" svg:y="19.405cm">
          <draw:text-box>
            <text:p text:style-name="P1"><text:span text:style-name="T2">71 </text:span></text:p>
          </draw:text-box>
        </draw:frame>
        <draw:polygon draw:style-name="gr30" draw:text-style-name="P7" draw:layer="layout" svg:width="0.017cm" svg:height="0.017cm" svg:x="1.998cm" svg:y="19.371cm" svg:viewBox="0 0 18 18" draw:points="0,0 18,0 18,18 0,18">
          <text:p/>
        </draw:polygon>
        <draw:polygon draw:style-name="gr30" draw:text-style-name="P7" draw:layer="layout" svg:width="4.224cm" svg:height="0.017cm" svg:x="2.015cm" svg:y="19.371cm" svg:viewBox="0 0 4225 18" draw:points="0,0 4225,0 4225,18 0,18">
          <text:p/>
        </draw:polygon>
        <draw:polygon draw:style-name="gr30" draw:text-style-name="P7" draw:layer="layout" svg:width="0.017cm" svg:height="0.017cm" svg:x="6.239cm" svg:y="19.371cm" svg:viewBox="0 0 18 18" draw:points="0,0 18,0 18,18 0,18">
          <text:p/>
        </draw:polygon>
        <draw:polygon draw:style-name="gr30" draw:text-style-name="P7" draw:layer="layout" svg:width="3.171cm" svg:height="0.017cm" svg:x="6.256cm" svg:y="19.371cm" svg:viewBox="0 0 3172 18" draw:points="0,0 3172,0 3172,18 0,18">
          <text:p/>
        </draw:polygon>
        <draw:polygon draw:style-name="gr30" draw:text-style-name="P7" draw:layer="layout" svg:width="0.017cm" svg:height="0.017cm" svg:x="9.427cm" svg:y="19.371cm" svg:viewBox="0 0 18 18" draw:points="0,0 18,0 18,18 0,18">
          <text:p/>
        </draw:polygon>
        <draw:polygon draw:style-name="gr30" draw:text-style-name="P7" draw:layer="layout" svg:width="1.219cm" svg:height="0.017cm" svg:x="9.444cm" svg:y="19.371cm" svg:viewBox="0 0 1220 18" draw:points="0,0 1220,0 1220,18 0,18">
          <text:p/>
        </draw:polygon>
        <draw:polygon draw:style-name="gr30" draw:text-style-name="P7" draw:layer="layout" svg:width="0.018cm" svg:height="0.017cm" svg:x="10.663cm" svg:y="19.371cm" svg:viewBox="0 0 19 18" draw:points="0,0 19,0 19,18 0,18">
          <text:p/>
        </draw:polygon>
        <draw:polygon draw:style-name="gr30" draw:text-style-name="P7" draw:layer="layout" svg:width="1.224cm" svg:height="0.017cm" svg:x="10.68cm" svg:y="19.371cm" svg:viewBox="0 0 1225 18" draw:points="0,0 1225,0 1225,18 0,18">
          <text:p/>
        </draw:polygon>
        <draw:polygon draw:style-name="gr30" draw:text-style-name="P7" draw:layer="layout" svg:width="0.017cm" svg:height="0.017cm" svg:x="11.904cm" svg:y="19.371cm" svg:viewBox="0 0 18 18" draw:points="0,0 18,0 18,18 0,18">
          <text:p/>
        </draw:polygon>
        <draw:polygon draw:style-name="gr30" draw:text-style-name="P7" draw:layer="layout" svg:width="1.219cm" svg:height="0.017cm" svg:x="11.921cm" svg:y="19.371cm" svg:viewBox="0 0 1220 18" draw:points="0,0 1220,0 1220,18 0,18">
          <text:p/>
        </draw:polygon>
        <draw:polygon draw:style-name="gr30" draw:text-style-name="P7" draw:layer="layout" svg:width="0.017cm" svg:height="0.017cm" svg:x="13.14cm" svg:y="19.371cm" svg:viewBox="0 0 18 18" draw:points="0,0 18,0 18,18 0,18">
          <text:p/>
        </draw:polygon>
        <draw:polygon draw:style-name="gr30" draw:text-style-name="P7" draw:layer="layout" svg:width="1.223cm" svg:height="0.017cm" svg:x="13.157cm" svg:y="19.371cm" svg:viewBox="0 0 1224 18" draw:points="0,0 1224,0 1224,18 0,18">
          <text:p/>
        </draw:polygon>
        <draw:polygon draw:style-name="gr30" draw:text-style-name="P7" draw:layer="layout" svg:width="0.017cm" svg:height="0.017cm" svg:x="14.38cm" svg:y="19.371cm" svg:viewBox="0 0 18 18" draw:points="0,0 18,0 18,18 0,18">
          <text:p/>
        </draw:polygon>
        <draw:polygon draw:style-name="gr30" draw:text-style-name="P7" draw:layer="layout" svg:width="1.219cm" svg:height="0.017cm" svg:x="14.397cm" svg:y="19.371cm" svg:viewBox="0 0 1220 18" draw:points="0,0 1220,0 1220,18 0,18">
          <text:p/>
        </draw:polygon>
        <draw:polygon draw:style-name="gr30" draw:text-style-name="P7" draw:layer="layout" svg:width="0.017cm" svg:height="0.017cm" svg:x="15.616cm" svg:y="19.371cm" svg:viewBox="0 0 18 18" draw:points="0,0 18,0 18,18 0,18">
          <text:p/>
        </draw:polygon>
        <draw:polygon draw:style-name="gr30" draw:text-style-name="P7" draw:layer="layout" svg:width="1.224cm" svg:height="0.017cm" svg:x="15.633cm" svg:y="19.371cm" svg:viewBox="0 0 1225 18" draw:points="0,0 1225,0 1225,18 0,18">
          <text:p/>
        </draw:polygon>
        <draw:polygon draw:style-name="gr30" draw:text-style-name="P7" draw:layer="layout" svg:width="0.017cm" svg:height="0.017cm" svg:x="16.857cm" svg:y="19.371cm" svg:viewBox="0 0 18 18" draw:points="0,0 18,0 18,18 0,18">
          <text:p/>
        </draw:polygon>
        <draw:polygon draw:style-name="gr30" draw:text-style-name="P7" draw:layer="layout" svg:width="3.695cm" svg:height="0.017cm" svg:x="16.874cm" svg:y="19.371cm" svg:viewBox="0 0 3696 18" draw:points="0,0 3696,0 3696,18 0,18">
          <text:p/>
        </draw:polygon>
        <draw:polygon draw:style-name="gr30" draw:text-style-name="P7" draw:layer="layout" svg:width="0.017cm" svg:height="0.017cm" svg:x="20.569cm" svg:y="19.371cm" svg:viewBox="0 0 18 18" draw:points="0,0 18,0 18,18 0,18">
          <text:p/>
        </draw:polygon>
        <draw:polygon draw:style-name="gr30" draw:text-style-name="P7" draw:layer="layout" svg:width="0.017cm" svg:height="0.559cm" svg:x="1.998cm" svg:y="19.388cm" svg:viewBox="0 0 18 560" draw:points="0,0 18,0 18,560 0,560">
          <text:p/>
        </draw:polygon>
        <draw:polygon draw:style-name="gr30" draw:text-style-name="P7" draw:layer="layout" svg:width="0.017cm" svg:height="0.559cm" svg:x="6.239cm" svg:y="19.388cm" svg:viewBox="0 0 18 560" draw:points="0,0 18,0 18,560 0,560">
          <text:p/>
        </draw:polygon>
        <draw:polygon draw:style-name="gr30" draw:text-style-name="P7" draw:layer="layout" svg:width="0.017cm" svg:height="0.559cm" svg:x="9.427cm" svg:y="19.388cm" svg:viewBox="0 0 18 560" draw:points="0,0 18,0 18,560 0,560">
          <text:p/>
        </draw:polygon>
        <draw:polygon draw:style-name="gr30" draw:text-style-name="P7" draw:layer="layout" svg:width="0.018cm" svg:height="0.559cm" svg:x="10.663cm" svg:y="19.388cm" svg:viewBox="0 0 19 560" draw:points="0,0 19,0 19,560 0,560">
          <text:p/>
        </draw:polygon>
        <draw:polygon draw:style-name="gr30" draw:text-style-name="P7" draw:layer="layout" svg:width="0.017cm" svg:height="0.559cm" svg:x="11.904cm" svg:y="19.388cm" svg:viewBox="0 0 18 560" draw:points="0,0 18,0 18,560 0,560">
          <text:p/>
        </draw:polygon>
        <draw:polygon draw:style-name="gr30" draw:text-style-name="P7" draw:layer="layout" svg:width="0.017cm" svg:height="0.559cm" svg:x="13.14cm" svg:y="19.388cm" svg:viewBox="0 0 18 560" draw:points="0,0 18,0 18,560 0,560">
          <text:p/>
        </draw:polygon>
        <draw:polygon draw:style-name="gr30" draw:text-style-name="P7" draw:layer="layout" svg:width="0.017cm" svg:height="0.559cm" svg:x="14.38cm" svg:y="19.388cm" svg:viewBox="0 0 18 560" draw:points="0,0 18,0 18,560 0,560">
          <text:p/>
        </draw:polygon>
        <draw:polygon draw:style-name="gr30" draw:text-style-name="P7" draw:layer="layout" svg:width="0.017cm" svg:height="0.559cm" svg:x="15.616cm" svg:y="19.388cm" svg:viewBox="0 0 18 560" draw:points="0,0 18,0 18,560 0,560">
          <text:p/>
        </draw:polygon>
        <draw:polygon draw:style-name="gr30" draw:text-style-name="P7" draw:layer="layout" svg:width="0.017cm" svg:height="0.559cm" svg:x="16.857cm" svg:y="19.388cm" svg:viewBox="0 0 18 560" draw:points="0,0 18,0 18,560 0,560">
          <text:p/>
        </draw:polygon>
        <draw:polygon draw:style-name="gr30" draw:text-style-name="P7" draw:layer="layout" svg:width="0.017cm" svg:height="0.559cm" svg:x="20.569cm" svg:y="19.388cm" svg:viewBox="0 0 18 560" draw:points="0,0 18,0 18,560 0,560">
          <text:p/>
        </draw:polygon>
        <draw:frame draw:style-name="gr12" draw:text-style-name="P2" draw:layer="layout" svg:width="0.422cm" svg:height="0.471cm" svg:x="18.724cm" svg:y="19.405cm">
          <draw:text-box>
            <text:p text:style-name="P1"><text:span text:style-name="T2"><text:s/></text:span></text:p>
          </draw:text-box>
        </draw:frame>
        <draw:frame draw:style-name="gr573" draw:text-style-name="P2" draw:layer="layout" svg:width="2.231cm" svg:height="0.471cm" svg:x="3.069cm" svg:y="19.981cm">
          <draw:text-box>
            <text:p text:style-name="P1"><text:span text:style-name="T2">Оранжевый </text:span></text:p>
          </draw:text-box>
        </draw:frame>
        <draw:frame draw:style-name="gr672" draw:text-style-name="P2" draw:layer="layout" svg:width="1.684cm" svg:height="0.471cm" svg:x="7.057cm" svg:y="19.981cm">
          <draw:text-box>
            <text:p text:style-name="P1"><text:span text:style-name="T2">#D38330 </text:span></text:p>
          </draw:text-box>
        </draw:frame>
        <draw:frame draw:style-name="gr229" draw:text-style-name="P2" draw:layer="layout" svg:width="0.743cm" svg:height="0.471cm" svg:x="9.737cm" svg:y="19.981cm">
          <draw:text-box>
            <text:p text:style-name="P1"><text:span text:style-name="T2">211 </text:span></text:p>
          </draw:text-box>
        </draw:frame>
        <draw:frame draw:style-name="gr229" draw:text-style-name="P2" draw:layer="layout" svg:width="0.743cm" svg:height="0.471cm" svg:x="10.977cm" svg:y="19.981cm">
          <draw:text-box>
            <text:p text:style-name="P1"><text:span text:style-name="T2">131 </text:span></text:p>
          </draw:text-box>
        </draw:frame>
        <draw:frame draw:style-name="gr325" draw:text-style-name="P2" draw:layer="layout" svg:width="0.531cm" svg:height="0.471cm" svg:x="12.319cm" svg:y="19.981cm">
          <draw:text-box>
            <text:p text:style-name="P1"><text:span text:style-name="T2">48 </text:span></text:p>
          </draw:text-box>
        </draw:frame>
        <draw:frame draw:style-name="gr325" draw:text-style-name="P2" draw:layer="layout" svg:width="0.531cm" svg:height="0.471cm" svg:x="13.559cm" svg:y="19.981cm">
          <draw:text-box>
            <text:p text:style-name="P1"><text:span text:style-name="T2">31 </text:span></text:p>
          </draw:text-box>
        </draw:frame>
        <draw:frame draw:style-name="gr325" draw:text-style-name="P2" draw:layer="layout" svg:width="0.531cm" svg:height="0.471cm" svg:x="14.796cm" svg:y="19.981cm">
          <draw:text-box>
            <text:p text:style-name="P1"><text:span text:style-name="T2">65 </text:span></text:p>
          </draw:text-box>
        </draw:frame>
        <draw:polygon draw:style-name="gr673" draw:text-style-name="P37" draw:layer="layout" svg:width="3.7cm" svg:height="0.563cm" svg:x="16.874cm" svg:y="19.964cm" svg:viewBox="0 0 3701 564" draw:points="0,0 3701,0 3701,564 0,564">
          <text:p/>
        </draw:polygon>
        <draw:polygon draw:style-name="gr673" draw:text-style-name="P37" draw:layer="layout" svg:width="3.335cm" svg:height="0.563cm" svg:x="17.056cm" svg:y="19.964cm" svg:viewBox="0 0 3336 564" draw:points="0,0 3336,0 3336,564 0,564">
          <text:p/>
        </draw:polygon>
        <draw:frame draw:style-name="gr325" draw:text-style-name="P2" draw:layer="layout" svg:width="0.531cm" svg:height="0.471cm" svg:x="16.036cm" svg:y="19.981cm">
          <draw:text-box>
            <text:p text:style-name="P1"><text:span text:style-name="T2">51 </text:span></text:p>
          </draw:text-box>
        </draw:frame>
        <draw:polygon draw:style-name="gr30" draw:text-style-name="P7" draw:layer="layout" svg:width="0.017cm" svg:height="0.017cm" svg:x="1.998cm" svg:y="19.947cm" svg:viewBox="0 0 18 18" draw:points="0,0 18,0 18,18 0,18">
          <text:p/>
        </draw:polygon>
        <draw:polygon draw:style-name="gr30" draw:text-style-name="P7" draw:layer="layout" svg:width="4.224cm" svg:height="0.017cm" svg:x="2.015cm" svg:y="19.947cm" svg:viewBox="0 0 4225 18" draw:points="0,0 4225,0 4225,18 0,18">
          <text:p/>
        </draw:polygon>
        <draw:polygon draw:style-name="gr30" draw:text-style-name="P7" draw:layer="layout" svg:width="0.017cm" svg:height="0.017cm" svg:x="6.239cm" svg:y="19.947cm" svg:viewBox="0 0 18 18" draw:points="0,0 18,0 18,18 0,18">
          <text:p/>
        </draw:polygon>
        <draw:polygon draw:style-name="gr30" draw:text-style-name="P7" draw:layer="layout" svg:width="3.171cm" svg:height="0.017cm" svg:x="6.256cm" svg:y="19.947cm" svg:viewBox="0 0 3172 18" draw:points="0,0 3172,0 3172,18 0,18">
          <text:p/>
        </draw:polygon>
        <draw:polygon draw:style-name="gr30" draw:text-style-name="P7" draw:layer="layout" svg:width="0.017cm" svg:height="0.017cm" svg:x="9.427cm" svg:y="19.947cm" svg:viewBox="0 0 18 18" draw:points="0,0 18,0 18,18 0,18">
          <text:p/>
        </draw:polygon>
        <draw:polygon draw:style-name="gr30" draw:text-style-name="P7" draw:layer="layout" svg:width="1.219cm" svg:height="0.017cm" svg:x="9.444cm" svg:y="19.947cm" svg:viewBox="0 0 1220 18" draw:points="0,0 1220,0 1220,18 0,18">
          <text:p/>
        </draw:polygon>
        <draw:polygon draw:style-name="gr30" draw:text-style-name="P7" draw:layer="layout" svg:width="0.018cm" svg:height="0.017cm" svg:x="10.663cm" svg:y="19.947cm" svg:viewBox="0 0 19 18" draw:points="0,0 19,0 19,18 0,18">
          <text:p/>
        </draw:polygon>
        <draw:polygon draw:style-name="gr30" draw:text-style-name="P7" draw:layer="layout" svg:width="1.224cm" svg:height="0.017cm" svg:x="10.68cm" svg:y="19.947cm" svg:viewBox="0 0 1225 18" draw:points="0,0 1225,0 1225,18 0,18">
          <text:p/>
        </draw:polygon>
        <draw:polygon draw:style-name="gr30" draw:text-style-name="P7" draw:layer="layout" svg:width="0.017cm" svg:height="0.017cm" svg:x="11.904cm" svg:y="19.947cm" svg:viewBox="0 0 18 18" draw:points="0,0 18,0 18,18 0,18">
          <text:p/>
        </draw:polygon>
        <draw:polygon draw:style-name="gr30" draw:text-style-name="P7" draw:layer="layout" svg:width="1.219cm" svg:height="0.017cm" svg:x="11.921cm" svg:y="19.947cm" svg:viewBox="0 0 1220 18" draw:points="0,0 1220,0 1220,18 0,18">
          <text:p/>
        </draw:polygon>
        <draw:polygon draw:style-name="gr30" draw:text-style-name="P7" draw:layer="layout" svg:width="0.017cm" svg:height="0.017cm" svg:x="13.14cm" svg:y="19.947cm" svg:viewBox="0 0 18 18" draw:points="0,0 18,0 18,18 0,18">
          <text:p/>
        </draw:polygon>
        <draw:polygon draw:style-name="gr30" draw:text-style-name="P7" draw:layer="layout" svg:width="1.223cm" svg:height="0.017cm" svg:x="13.157cm" svg:y="19.947cm" svg:viewBox="0 0 1224 18" draw:points="0,0 1224,0 1224,18 0,18">
          <text:p/>
        </draw:polygon>
        <draw:polygon draw:style-name="gr30" draw:text-style-name="P7" draw:layer="layout" svg:width="0.017cm" svg:height="0.017cm" svg:x="14.38cm" svg:y="19.947cm" svg:viewBox="0 0 18 18" draw:points="0,0 18,0 18,18 0,18">
          <text:p/>
        </draw:polygon>
        <draw:polygon draw:style-name="gr30" draw:text-style-name="P7" draw:layer="layout" svg:width="1.219cm" svg:height="0.017cm" svg:x="14.397cm" svg:y="19.947cm" svg:viewBox="0 0 1220 18" draw:points="0,0 1220,0 1220,18 0,18">
          <text:p/>
        </draw:polygon>
        <draw:polygon draw:style-name="gr30" draw:text-style-name="P7" draw:layer="layout" svg:width="0.017cm" svg:height="0.017cm" svg:x="15.616cm" svg:y="19.947cm" svg:viewBox="0 0 18 18" draw:points="0,0 18,0 18,18 0,18">
          <text:p/>
        </draw:polygon>
        <draw:polygon draw:style-name="gr30" draw:text-style-name="P7" draw:layer="layout" svg:width="1.224cm" svg:height="0.017cm" svg:x="15.633cm" svg:y="19.947cm" svg:viewBox="0 0 1225 18" draw:points="0,0 1225,0 1225,18 0,18">
          <text:p/>
        </draw:polygon>
        <draw:polygon draw:style-name="gr30" draw:text-style-name="P7" draw:layer="layout" svg:width="0.017cm" svg:height="0.017cm" svg:x="16.857cm" svg:y="19.947cm" svg:viewBox="0 0 18 18" draw:points="0,0 18,0 18,18 0,18">
          <text:p/>
        </draw:polygon>
        <draw:polygon draw:style-name="gr30" draw:text-style-name="P7" draw:layer="layout" svg:width="3.695cm" svg:height="0.017cm" svg:x="16.874cm" svg:y="19.947cm" svg:viewBox="0 0 3696 18" draw:points="0,0 3696,0 3696,18 0,18">
          <text:p/>
        </draw:polygon>
        <draw:polygon draw:style-name="gr30" draw:text-style-name="P7" draw:layer="layout" svg:width="0.017cm" svg:height="0.017cm" svg:x="20.569cm" svg:y="19.947cm" svg:viewBox="0 0 18 18" draw:points="0,0 18,0 18,18 0,18">
          <text:p/>
        </draw:polygon>
        <draw:polygon draw:style-name="gr30" draw:text-style-name="P7" draw:layer="layout" svg:width="0.017cm" svg:height="0.563cm" svg:x="1.998cm" svg:y="19.964cm" svg:viewBox="0 0 18 564" draw:points="0,0 18,0 18,564 0,564">
          <text:p/>
        </draw:polygon>
        <draw:polygon draw:style-name="gr30" draw:text-style-name="P7" draw:layer="layout" svg:width="0.017cm" svg:height="0.017cm" svg:x="1.998cm" svg:y="20.527cm" svg:viewBox="0 0 18 18" draw:points="0,0 18,0 18,18 0,18">
          <text:p/>
        </draw:polygon>
        <draw:polygon draw:style-name="gr30" draw:text-style-name="P7" draw:layer="layout" svg:width="0.017cm" svg:height="0.017cm" svg:x="1.998cm" svg:y="20.527cm" svg:viewBox="0 0 18 18" draw:points="0,0 18,0 18,18 0,18">
          <text:p/>
        </draw:polygon>
        <draw:polygon draw:style-name="gr30" draw:text-style-name="P7" draw:layer="layout" svg:width="4.224cm" svg:height="0.017cm" svg:x="2.015cm" svg:y="20.527cm" svg:viewBox="0 0 4225 18" draw:points="0,0 4225,0 4225,18 0,18">
          <text:p/>
        </draw:polygon>
        <draw:polygon draw:style-name="gr30" draw:text-style-name="P7" draw:layer="layout" svg:width="0.017cm" svg:height="0.563cm" svg:x="6.239cm" svg:y="19.964cm" svg:viewBox="0 0 18 564" draw:points="0,0 18,0 18,564 0,564">
          <text:p/>
        </draw:polygon>
        <draw:polygon draw:style-name="gr30" draw:text-style-name="P7" draw:layer="layout" svg:width="0.017cm" svg:height="0.017cm" svg:x="6.239cm" svg:y="20.527cm" svg:viewBox="0 0 18 18" draw:points="0,0 18,0 18,18 0,18">
          <text:p/>
        </draw:polygon>
        <draw:polygon draw:style-name="gr30" draw:text-style-name="P7" draw:layer="layout" svg:width="3.171cm" svg:height="0.017cm" svg:x="6.256cm" svg:y="20.527cm" svg:viewBox="0 0 3172 18" draw:points="0,0 3172,0 3172,18 0,18">
          <text:p/>
        </draw:polygon>
        <draw:polygon draw:style-name="gr30" draw:text-style-name="P7" draw:layer="layout" svg:width="0.017cm" svg:height="0.563cm" svg:x="9.427cm" svg:y="19.964cm" svg:viewBox="0 0 18 564" draw:points="0,0 18,0 18,564 0,564">
          <text:p/>
        </draw:polygon>
        <draw:polygon draw:style-name="gr30" draw:text-style-name="P7" draw:layer="layout" svg:width="0.017cm" svg:height="0.017cm" svg:x="9.427cm" svg:y="20.527cm" svg:viewBox="0 0 18 18" draw:points="0,0 18,0 18,18 0,18">
          <text:p/>
        </draw:polygon>
        <draw:polygon draw:style-name="gr30" draw:text-style-name="P7" draw:layer="layout" svg:width="1.219cm" svg:height="0.017cm" svg:x="9.444cm" svg:y="20.527cm" svg:viewBox="0 0 1220 18" draw:points="0,0 1220,0 1220,18 0,18">
          <text:p/>
        </draw:polygon>
        <draw:polygon draw:style-name="gr30" draw:text-style-name="P7" draw:layer="layout" svg:width="0.018cm" svg:height="0.563cm" svg:x="10.663cm" svg:y="19.964cm" svg:viewBox="0 0 19 564" draw:points="0,0 19,0 19,564 0,564">
          <text:p/>
        </draw:polygon>
        <draw:polygon draw:style-name="gr30" draw:text-style-name="P7" draw:layer="layout" svg:width="0.018cm" svg:height="0.017cm" svg:x="10.663cm" svg:y="20.527cm" svg:viewBox="0 0 19 18" draw:points="0,0 19,0 19,18 0,18">
          <text:p/>
        </draw:polygon>
        <draw:polygon draw:style-name="gr30" draw:text-style-name="P7" draw:layer="layout" svg:width="1.224cm" svg:height="0.017cm" svg:x="10.68cm" svg:y="20.527cm" svg:viewBox="0 0 1225 18" draw:points="0,0 1225,0 1225,18 0,18">
          <text:p/>
        </draw:polygon>
        <draw:polygon draw:style-name="gr30" draw:text-style-name="P7" draw:layer="layout" svg:width="0.017cm" svg:height="0.563cm" svg:x="11.904cm" svg:y="19.964cm" svg:viewBox="0 0 18 564" draw:points="0,0 18,0 18,564 0,564">
          <text:p/>
        </draw:polygon>
        <draw:polygon draw:style-name="gr30" draw:text-style-name="P7" draw:layer="layout" svg:width="0.017cm" svg:height="0.017cm" svg:x="11.904cm" svg:y="20.527cm" svg:viewBox="0 0 18 18" draw:points="0,0 18,0 18,18 0,18">
          <text:p/>
        </draw:polygon>
        <draw:polygon draw:style-name="gr30" draw:text-style-name="P7" draw:layer="layout" svg:width="1.219cm" svg:height="0.017cm" svg:x="11.921cm" svg:y="20.527cm" svg:viewBox="0 0 1220 18" draw:points="0,0 1220,0 1220,18 0,18">
          <text:p/>
        </draw:polygon>
        <draw:polygon draw:style-name="gr30" draw:text-style-name="P7" draw:layer="layout" svg:width="0.017cm" svg:height="0.563cm" svg:x="13.14cm" svg:y="19.964cm" svg:viewBox="0 0 18 564" draw:points="0,0 18,0 18,564 0,564">
          <text:p/>
        </draw:polygon>
        <draw:polygon draw:style-name="gr30" draw:text-style-name="P7" draw:layer="layout" svg:width="0.017cm" svg:height="0.017cm" svg:x="13.14cm" svg:y="20.527cm" svg:viewBox="0 0 18 18" draw:points="0,0 18,0 18,18 0,18">
          <text:p/>
        </draw:polygon>
        <draw:polygon draw:style-name="gr30" draw:text-style-name="P7" draw:layer="layout" svg:width="1.223cm" svg:height="0.017cm" svg:x="13.157cm" svg:y="20.527cm" svg:viewBox="0 0 1224 18" draw:points="0,0 1224,0 1224,18 0,18">
          <text:p/>
        </draw:polygon>
        <draw:polygon draw:style-name="gr30" draw:text-style-name="P7" draw:layer="layout" svg:width="0.017cm" svg:height="0.563cm" svg:x="14.38cm" svg:y="19.964cm" svg:viewBox="0 0 18 564" draw:points="0,0 18,0 18,564 0,564">
          <text:p/>
        </draw:polygon>
        <draw:polygon draw:style-name="gr30" draw:text-style-name="P7" draw:layer="layout" svg:width="0.017cm" svg:height="0.017cm" svg:x="14.38cm" svg:y="20.527cm" svg:viewBox="0 0 18 18" draw:points="0,0 18,0 18,18 0,18">
          <text:p/>
        </draw:polygon>
        <draw:polygon draw:style-name="gr30" draw:text-style-name="P7" draw:layer="layout" svg:width="1.219cm" svg:height="0.017cm" svg:x="14.397cm" svg:y="20.527cm" svg:viewBox="0 0 1220 18" draw:points="0,0 1220,0 1220,18 0,18">
          <text:p/>
        </draw:polygon>
        <draw:polygon draw:style-name="gr30" draw:text-style-name="P7" draw:layer="layout" svg:width="0.017cm" svg:height="0.563cm" svg:x="15.616cm" svg:y="19.964cm" svg:viewBox="0 0 18 564" draw:points="0,0 18,0 18,564 0,564">
          <text:p/>
        </draw:polygon>
        <draw:polygon draw:style-name="gr30" draw:text-style-name="P7" draw:layer="layout" svg:width="0.017cm" svg:height="0.017cm" svg:x="15.616cm" svg:y="20.527cm" svg:viewBox="0 0 18 18" draw:points="0,0 18,0 18,18 0,18">
          <text:p/>
        </draw:polygon>
        <draw:polygon draw:style-name="gr30" draw:text-style-name="P7" draw:layer="layout" svg:width="1.224cm" svg:height="0.017cm" svg:x="15.633cm" svg:y="20.527cm" svg:viewBox="0 0 1225 18" draw:points="0,0 1225,0 1225,18 0,18">
          <text:p/>
        </draw:polygon>
        <draw:polygon draw:style-name="gr30" draw:text-style-name="P7" draw:layer="layout" svg:width="0.017cm" svg:height="0.563cm" svg:x="16.857cm" svg:y="19.964cm" svg:viewBox="0 0 18 564" draw:points="0,0 18,0 18,564 0,564">
          <text:p/>
        </draw:polygon>
        <draw:polygon draw:style-name="gr30" draw:text-style-name="P7" draw:layer="layout" svg:width="0.017cm" svg:height="0.017cm" svg:x="16.857cm" svg:y="20.527cm" svg:viewBox="0 0 18 18" draw:points="0,0 18,0 18,18 0,18">
          <text:p/>
        </draw:polygon>
        <draw:polygon draw:style-name="gr30" draw:text-style-name="P7" draw:layer="layout" svg:width="3.695cm" svg:height="0.017cm" svg:x="16.874cm" svg:y="20.527cm" svg:viewBox="0 0 3696 18" draw:points="0,0 3696,0 3696,18 0,18">
          <text:p/>
        </draw:polygon>
        <draw:polygon draw:style-name="gr30" draw:text-style-name="P7" draw:layer="layout" svg:width="0.017cm" svg:height="0.563cm" svg:x="20.569cm" svg:y="19.964cm" svg:viewBox="0 0 18 564" draw:points="0,0 18,0 18,564 0,564">
          <text:p/>
        </draw:polygon>
        <draw:polygon draw:style-name="gr30" draw:text-style-name="P7" draw:layer="layout" svg:width="0.017cm" svg:height="0.017cm" svg:x="20.569cm" svg:y="20.527cm" svg:viewBox="0 0 18 18" draw:points="0,0 18,0 18,18 0,18">
          <text:p/>
        </draw:polygon>
        <draw:polygon draw:style-name="gr30" draw:text-style-name="P7" draw:layer="layout" svg:width="0.017cm" svg:height="0.017cm" svg:x="20.569cm" svg:y="20.527cm" svg:viewBox="0 0 18 18" draw:points="0,0 18,0 18,18 0,18">
          <text:p/>
        </draw:polygon>
        <draw:frame draw:style-name="gr12" draw:text-style-name="P2" draw:layer="layout" svg:width="0.422cm" svg:height="0.471cm" svg:x="18.724cm" svg:y="19.98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1.29cm" svg:y="20.56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29cm" svg:y="21.289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29cm" svg:y="22.02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29cm" svg:y="22.75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1.29cm" svg:y="23.48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.998cm" svg:y="24.21cm">
          <draw:text-box>
            <text:p text:style-name="P1"><text:span text:style-name="T1"><text:s/></text:span></text:p>
          </draw:text-box>
        </draw:frame>
      </draw:page>
      <draw:page draw:name="page22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21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611" draw:text-style-name="P2" draw:layer="layout" svg:width="3.629cm" svg:height="0.471cm" svg:x="17.065cm" svg:y="2.518cm">
          <draw:text-box>
            <text:p text:style-name="P1"><text:span text:style-name="T1">ПРИЛОЖЕНИЕ 2 </text:span></text:p>
          </draw:text-box>
        </draw:frame>
        <draw:frame draw:style-name="gr674" draw:text-style-name="P2" draw:layer="layout" svg:width="12.982cm" svg:height="0.471cm" svg:x="4.458cm" svg:y="3.433cm">
          <draw:text-box>
            <text:p text:style-name="P1"><text:span text:style-name="T1">БОНУСЫ, ДОСТУПНЫЕ ПОЛЬЗОВАТЕЛЯМ ВО ВРЕМЯ ИГРЫ </text:span></text:p>
          </draw:text-box>
        </draw:frame>
        <draw:frame draw:style-name="gr675" draw:text-style-name="P2" draw:layer="layout" svg:width="0.602cm" svg:height="0.471cm" svg:x="3.247cm" svg:y="4.406cm">
          <draw:text-box>
            <text:p text:style-name="P1"><text:span text:style-name="T2">Во </text:span></text:p>
          </draw:text-box>
        </draw:frame>
        <draw:frame draw:style-name="gr295" draw:text-style-name="P2" draw:layer="layout" svg:width="1.17cm" svg:height="0.471cm" svg:x="4.06cm" svg:y="4.406cm">
          <draw:text-box>
            <text:p text:style-name="P1"><text:span text:style-name="T2">время </text:span></text:p>
          </draw:text-box>
        </draw:frame>
        <draw:frame draw:style-name="gr676" draw:text-style-name="P2" draw:layer="layout" svg:width="1.004cm" svg:height="0.471cm" svg:x="5.436cm" svg:y="4.406cm">
          <draw:text-box>
            <text:p text:style-name="P1"><text:span text:style-name="T2">игры </text:span></text:p>
          </draw:text-box>
        </draw:frame>
        <draw:frame draw:style-name="gr677" draw:text-style-name="P2" draw:layer="layout" svg:width="0.463cm" svg:height="0.471cm" svg:x="6.651cm" svg:y="4.406cm">
          <draw:text-box>
            <text:p text:style-name="P1"><text:span text:style-name="T2">за </text:span></text:p>
          </draw:text-box>
        </draw:frame>
        <draw:frame draw:style-name="gr678" draw:text-style-name="P2" draw:layer="layout" svg:width="2.673cm" svg:height="0.471cm" svg:x="7.324cm" svg:y="4.406cm">
          <draw:text-box>
            <text:p text:style-name="P1"><text:span text:style-name="T2">определённые </text:span></text:p>
          </draw:text-box>
        </draw:frame>
        <draw:frame draw:style-name="gr679" draw:text-style-name="P2" draw:layer="layout" svg:width="2.263cm" svg:height="0.471cm" svg:x="10.211cm" svg:y="4.406cm">
          <draw:text-box>
            <text:p text:style-name="P1"><text:span text:style-name="T2">достижения </text:span></text:p>
          </draw:text-box>
        </draw:frame>
        <draw:frame draw:style-name="gr235" draw:text-style-name="P2" draw:layer="layout" svg:width="2.528cm" svg:height="0.471cm" svg:x="12.687cm" svg:y="4.406cm">
          <draw:text-box>
            <text:p text:style-name="P1"><text:span text:style-name="T2">пользователи </text:span></text:p>
          </draw:text-box>
        </draw:frame>
        <draw:frame draw:style-name="gr680" draw:text-style-name="P2" draw:layer="layout" svg:width="1.55cm" svg:height="0.471cm" svg:x="15.426cm" svg:y="4.406cm">
          <draw:text-box>
            <text:p text:style-name="P1"><text:span text:style-name="T2">должны </text:span></text:p>
          </draw:text-box>
        </draw:frame>
        <draw:frame draw:style-name="gr411" draw:text-style-name="P2" draw:layer="layout" svg:width="1.748cm" svg:height="0.471cm" svg:x="17.183cm" svg:y="4.406cm">
          <draw:text-box>
            <text:p text:style-name="P1"><text:span text:style-name="T2">получать </text:span></text:p>
          </draw:text-box>
        </draw:frame>
        <draw:frame draw:style-name="gr681" draw:text-style-name="P2" draw:layer="layout" svg:width="1.551cm" svg:height="0.471cm" svg:x="19.143cm" svg:y="4.406cm">
          <draw:text-box>
            <text:p text:style-name="P1"><text:span text:style-name="T2">бонусы. </text:span></text:p>
          </draw:text-box>
        </draw:frame>
        <draw:frame draw:style-name="gr682" draw:text-style-name="P2" draw:layer="layout" svg:width="19.108cm" svg:height="0.471cm" svg:x="1.998cm" svg:y="5.135cm">
          <draw:text-box>
            <text:p text:style-name="P1"><text:span text:style-name="T2">Приложение <text:s/>должно <text:s/>подсчитывать <text:s/>количество <text:s/>бонусов, <text:s/>которыми <text:s/>владеет <text:s/>каждый <text:s/>пользователь, <text:s/>и </text:span></text:p>
          </draw:text-box>
        </draw:frame>
        <draw:frame draw:style-name="gr683" draw:text-style-name="P2" draw:layer="layout" svg:width="19.057cm" svg:height="0.471cm" svg:x="1.998cm" svg:y="5.867cm">
          <draw:text-box>
            <text:p text:style-name="P1"><text:span text:style-name="T2">отображать <text:s/>значения <text:s/>на <text:s/>странице <text:s/>игры. <text:s/>В <text:s/>любой <text:s/>момент <text:s/>вместо <text:s/>изменения <text:s/>цвета <text:s/>одного <text:s/>пикселя </text:span></text:p>
          </draw:text-box>
        </draw:frame>
        <draw:frame draw:style-name="gr684" draw:text-style-name="P2" draw:layer="layout" svg:width="18.354cm" svg:height="0.471cm" svg:x="1.998cm" svg:y="6.595cm">
          <draw:text-box>
            <text:p text:style-name="P1"><text:span text:style-name="T2">пользователь <text:s/>может <text:s/>использовать <text:s/>один <text:s/>из <text:s/>бонусов. <text:s/>Для <text:s/>этого <text:s/>на <text:s/>странице <text:s/>игры <text:s/>должны <text:s/>быть </text:span></text:p>
          </draw:text-box>
        </draw:frame>
        <draw:frame draw:style-name="gr685" draw:text-style-name="P2" draw:layer="layout" svg:width="3.969cm" svg:height="0.471cm" svg:x="1.998cm" svg:y="7.327cm">
          <draw:text-box>
            <text:p text:style-name="P1"><text:span text:style-name="T2">специальные кнопки. </text:span></text:p>
          </draw:text-box>
        </draw:frame>
        <draw:frame draw:style-name="gr686" draw:text-style-name="P2" draw:layer="layout" svg:width="17.034cm" svg:height="0.471cm" svg:x="3.247cm" svg:y="8.056cm">
          <draw:text-box>
            <text:p text:style-name="P1"><text:span text:style-name="T2">Бонусы должны случайно выдаваться пользователям после установки очередного пикселя по </text:span></text:p>
          </draw:text-box>
        </draw:frame>
        <draw:frame draw:style-name="gr687" draw:text-style-name="P2" draw:layer="layout" svg:width="4.542cm" svg:height="0.471cm" svg:x="1.998cm" svg:y="8.788cm">
          <draw:text-box>
            <text:p text:style-name="P1"><text:span text:style-name="T2">следующему алгоритму: </text:span></text:p>
          </draw:text-box>
        </draw:frame>
        <draw:frame draw:style-name="gr12" draw:text-style-name="P2" draw:layer="layout" svg:width="0.422cm" svg:height="0.471cm" svg:x="2.117cm" svg:y="9.516cm">
          <draw:text-box>
            <text:p text:style-name="P1"><text:span text:style-name="T2">1)</text:span></text:p>
          </draw:text-box>
        </draw:frame>
        <draw:frame draw:style-name="gr118" draw:text-style-name="P2" draw:layer="layout" svg:width="0.422cm" svg:height="0.475cm" svg:x="2.468cm" svg:y="9.51cm">
          <draw:text-box>
            <text:p text:style-name="P1"><text:span text:style-name="T14"><text:s/></text:span></text:p>
          </draw:text-box>
        </draw:frame>
        <draw:frame draw:style-name="gr149" draw:text-style-name="P2" draw:layer="layout" svg:width="18.061cm" svg:height="0.471cm" svg:x="2.752cm" svg:y="9.516cm">
          <draw:text-box>
            <text:p text:style-name="P1"><text:span text:style-name="T2">При установке пикселя приложение должно увеличить «текущий счётчик» установленных данным </text:span></text:p>
          </draw:text-box>
        </draw:frame>
        <draw:frame draw:style-name="gr688" draw:text-style-name="P2" draw:layer="layout" svg:width="5.573cm" svg:height="0.471cm" svg:x="2.752cm" svg:y="10.248cm">
          <draw:text-box>
            <text:p text:style-name="P1"><text:span text:style-name="T2">пользователем пикселей на 1. <text:s/></text:span></text:p>
          </draw:text-box>
        </draw:frame>
        <draw:frame draw:style-name="gr12" draw:text-style-name="P2" draw:layer="layout" svg:width="0.422cm" svg:height="0.471cm" svg:x="2.117cm" svg:y="10.977cm">
          <draw:text-box>
            <text:p text:style-name="P1"><text:span text:style-name="T2">2)</text:span></text:p>
          </draw:text-box>
        </draw:frame>
        <draw:frame draw:style-name="gr118" draw:text-style-name="P2" draw:layer="layout" svg:width="0.422cm" svg:height="0.475cm" svg:x="2.468cm" svg:y="10.971cm">
          <draw:text-box>
            <text:p text:style-name="P1"><text:span text:style-name="T14"><text:s/></text:span></text:p>
          </draw:text-box>
        </draw:frame>
        <draw:frame draw:style-name="gr689" draw:text-style-name="P2" draw:layer="layout" svg:width="18.465cm" svg:height="0.471cm" svg:x="2.752cm" svg:y="10.977cm">
          <draw:text-box>
            <text:p text:style-name="P1"><text:span text:style-name="T2">Приложение <text:s/>должно <text:s/>посчитать <text:s/>шанс <text:s/>выпадения <text:s/>пользователю <text:s/>бонусов <text:s/>во <text:s/>время <text:s/>этого <text:s/>хода <text:s/>по </text:span></text:p>
          </draw:text-box>
        </draw:frame>
        <draw:frame draw:style-name="gr67" draw:text-style-name="P2" draw:layer="layout" svg:width="2.179cm" svg:height="0.471cm" svg:x="2.752cm" svg:y="11.709cm">
          <draw:text-box>
            <text:p text:style-name="P1"><text:span text:style-name="T2">следующей </text:span></text:p>
          </draw:text-box>
        </draw:frame>
        <draw:frame draw:style-name="gr690" draw:text-style-name="P2" draw:layer="layout" svg:width="3.314cm" svg:height="0.471cm" svg:x="5.08cm" svg:y="11.709cm">
          <draw:text-box>
            <text:p text:style-name="P1"><text:span text:style-name="T2">формуле: Ш = П / </text:span></text:p>
          </draw:text-box>
        </draw:frame>
        <draw:frame draw:style-name="gr691" draw:text-style-name="P2" draw:layer="layout" svg:width="1.06cm" svg:height="0.471cm" svg:x="9.161cm" svg:y="11.709cm">
          <draw:text-box>
            <text:p text:style-name="P1"><text:span text:style-name="T2">5000, </text:span></text:p>
          </draw:text-box>
        </draw:frame>
        <draw:frame draw:style-name="gr692" draw:text-style-name="P2" draw:layer="layout" svg:width="0.685cm" svg:height="0.471cm" svg:x="10.376cm" svg:y="11.709cm">
          <draw:text-box>
            <text:p text:style-name="P1"><text:span text:style-name="T2">где </text:span></text:p>
          </draw:text-box>
        </draw:frame>
        <draw:frame draw:style-name="gr693" draw:text-style-name="P2" draw:layer="layout" svg:width="0.535cm" svg:height="0.471cm" svg:x="11.214cm" svg:y="11.709cm">
          <draw:text-box>
            <text:p text:style-name="P1"><text:span text:style-name="T2">Ш </text:span></text:p>
          </draw:text-box>
        </draw:frame>
        <draw:frame draw:style-name="gr12" draw:text-style-name="P2" draw:layer="layout" svg:width="0.422cm" svg:height="0.471cm" svg:x="11.9cm" svg:y="11.709cm">
          <draw:text-box>
            <text:p text:style-name="P1"><text:span text:style-name="T2">– </text:span></text:p>
          </draw:text-box>
        </draw:frame>
        <draw:frame draw:style-name="gr694" draw:text-style-name="P2" draw:layer="layout" svg:width="1.036cm" svg:height="0.471cm" svg:x="12.37cm" svg:y="11.709cm">
          <draw:text-box>
            <text:p text:style-name="P1"><text:span text:style-name="T2">шанс </text:span></text:p>
          </draw:text-box>
        </draw:frame>
        <draw:frame draw:style-name="gr695" draw:text-style-name="P2" draw:layer="layout" svg:width="2.164cm" svg:height="0.471cm" svg:x="13.559cm" svg:y="11.709cm">
          <draw:text-box>
            <text:p text:style-name="P1"><text:span text:style-name="T2">выпадения, </text:span></text:p>
          </draw:text-box>
        </draw:frame>
        <draw:frame draw:style-name="gr12" draw:text-style-name="P2" draw:layer="layout" svg:width="0.422cm" svg:height="0.471cm" svg:x="15.875cm" svg:y="11.709cm">
          <draw:text-box>
            <text:p text:style-name="P1"><text:span text:style-name="T2">П </text:span></text:p>
          </draw:text-box>
        </draw:frame>
        <draw:frame draw:style-name="gr12" draw:text-style-name="P2" draw:layer="layout" svg:width="0.422cm" svg:height="0.471cm" svg:x="16.438cm" svg:y="11.709cm">
          <draw:text-box>
            <text:p text:style-name="P1"><text:span text:style-name="T2">– </text:span></text:p>
          </draw:text-box>
        </draw:frame>
        <draw:frame draw:style-name="gr696" draw:text-style-name="P2" draw:layer="layout" svg:width="1.889cm" svg:height="0.471cm" svg:x="16.912cm" svg:y="11.709cm">
          <draw:text-box>
            <text:p text:style-name="P1"><text:span text:style-name="T2">«текущий </text:span></text:p>
          </draw:text-box>
        </draw:frame>
        <draw:frame draw:style-name="gr697" draw:text-style-name="P2" draw:layer="layout" svg:width="1.738cm" svg:height="0.471cm" svg:x="18.957cm" svg:y="11.709cm">
          <draw:text-box>
            <text:p text:style-name="P1"><text:span text:style-name="T2">счётчик» </text:span></text:p>
          </draw:text-box>
        </draw:frame>
        <draw:frame draw:style-name="gr698" draw:text-style-name="P2" draw:layer="layout" svg:width="16.769cm" svg:height="0.471cm" svg:x="2.752cm" svg:y="12.437cm">
          <draw:text-box>
            <text:p text:style-name="P1"><text:span text:style-name="T2">установленных данным пользователем пикселей, / - операция деления вещественных чисел. </text:span></text:p>
          </draw:text-box>
        </draw:frame>
        <draw:frame draw:style-name="gr12" draw:text-style-name="P2" draw:layer="layout" svg:width="0.422cm" svg:height="0.471cm" svg:x="2.117cm" svg:y="13.169cm">
          <draw:text-box>
            <text:p text:style-name="P1"><text:span text:style-name="T2">3)</text:span></text:p>
          </draw:text-box>
        </draw:frame>
        <draw:frame draw:style-name="gr118" draw:text-style-name="P2" draw:layer="layout" svg:width="0.422cm" svg:height="0.475cm" svg:x="2.468cm" svg:y="13.164cm">
          <draw:text-box>
            <text:p text:style-name="P1"><text:span text:style-name="T14"><text:s/></text:span></text:p>
          </draw:text-box>
        </draw:frame>
        <draw:frame draw:style-name="gr699" draw:text-style-name="P2" draw:layer="layout" svg:width="17.572cm" svg:height="0.471cm" svg:x="2.752cm" svg:y="13.169cm">
          <draw:text-box>
            <text:p text:style-name="P1"><text:span text:style-name="T2">Приложение должно случайным образом сгенерировать число 0 или 1, при чём шанс выпадения </text:span></text:p>
          </draw:text-box>
        </draw:frame>
        <draw:frame draw:style-name="gr700" draw:text-style-name="P2" draw:layer="layout" svg:width="14.327cm" svg:height="0.471cm" svg:x="2.752cm" svg:y="13.898cm">
          <draw:text-box>
            <text:p text:style-name="P1"><text:span text:style-name="T2">числа 0 равен Ш процентов, а шанс выпадения числа 1 – (100 – Ш) процентов. </text:span></text:p>
          </draw:text-box>
        </draw:frame>
        <draw:frame draw:style-name="gr12" draw:text-style-name="P2" draw:layer="layout" svg:width="0.422cm" svg:height="0.471cm" svg:x="2.117cm" svg:y="14.63cm">
          <draw:text-box>
            <text:p text:style-name="P1"><text:span text:style-name="T2">4)</text:span></text:p>
          </draw:text-box>
        </draw:frame>
        <draw:frame draw:style-name="gr118" draw:text-style-name="P2" draw:layer="layout" svg:width="0.422cm" svg:height="0.475cm" svg:x="2.468cm" svg:y="14.624cm">
          <draw:text-box>
            <text:p text:style-name="P1"><text:span text:style-name="T14"><text:s/></text:span></text:p>
          </draw:text-box>
        </draw:frame>
        <draw:frame draw:style-name="gr701" draw:text-style-name="P2" draw:layer="layout" svg:width="18.163cm" svg:height="0.471cm" svg:x="2.752cm" svg:y="14.63cm">
          <draw:text-box>
            <text:p text:style-name="P1"><text:span text:style-name="T2">Если <text:s/>выпало <text:s/>число <text:s/>1, <text:s/>то <text:s/>алгоритм <text:s/>должен <text:s/>завершить <text:s/>свою <text:s/>работу. <text:s/>Если <text:s/>выпало <text:s/>число <text:s/>0, <text:s/>то </text:span></text:p>
          </draw:text-box>
        </draw:frame>
        <draw:frame draw:style-name="gr702" draw:text-style-name="P2" draw:layer="layout" svg:width="6.961cm" svg:height="0.471cm" svg:x="2.752cm" svg:y="15.358cm">
          <draw:text-box>
            <text:p text:style-name="P1"><text:span text:style-name="T2">алгоритм должен продолжить работу. </text:span></text:p>
          </draw:text-box>
        </draw:frame>
        <draw:frame draw:style-name="gr12" draw:text-style-name="P2" draw:layer="layout" svg:width="0.422cm" svg:height="0.471cm" svg:x="2.117cm" svg:y="16.09cm">
          <draw:text-box>
            <text:p text:style-name="P1"><text:span text:style-name="T2">5)</text:span></text:p>
          </draw:text-box>
        </draw:frame>
        <draw:frame draw:style-name="gr118" draw:text-style-name="P2" draw:layer="layout" svg:width="0.422cm" svg:height="0.475cm" svg:x="2.468cm" svg:y="16.085cm">
          <draw:text-box>
            <text:p text:style-name="P1"><text:span text:style-name="T14"><text:s/></text:span></text:p>
          </draw:text-box>
        </draw:frame>
        <draw:frame draw:style-name="gr703" draw:text-style-name="P2" draw:layer="layout" svg:width="18.237cm" svg:height="0.471cm" svg:x="2.752cm" svg:y="16.09cm">
          <draw:text-box>
            <text:p text:style-name="P1"><text:span text:style-name="T2">Приложение <text:s/>должно <text:s/>сгенерировать <text:s/>случайное <text:s/>целое <text:s/>число <text:s/>от <text:s/>0 <text:s/>до <text:s/>2 <text:s/>включительно <text:s/>с <text:s/>равным </text:span></text:p>
          </draw:text-box>
        </draw:frame>
        <draw:frame draw:style-name="gr704" draw:text-style-name="P2" draw:layer="layout" svg:width="3.677cm" svg:height="0.471cm" svg:x="2.752cm" svg:y="16.819cm">
          <draw:text-box>
            <text:p text:style-name="P1"><text:span text:style-name="T2">шансом выпадения. </text:span></text:p>
          </draw:text-box>
        </draw:frame>
        <draw:frame draw:style-name="gr12" draw:text-style-name="P2" draw:layer="layout" svg:width="0.422cm" svg:height="0.471cm" svg:x="2.117cm" svg:y="17.551cm">
          <draw:text-box>
            <text:p text:style-name="P1"><text:span text:style-name="T2">6)</text:span></text:p>
          </draw:text-box>
        </draw:frame>
        <draw:frame draw:style-name="gr118" draw:text-style-name="P2" draw:layer="layout" svg:width="0.422cm" svg:height="0.475cm" svg:x="2.468cm" svg:y="17.545cm">
          <draw:text-box>
            <text:p text:style-name="P1"><text:span text:style-name="T14"><text:s/></text:span></text:p>
          </draw:text-box>
        </draw:frame>
        <draw:frame draw:style-name="gr705" draw:text-style-name="P2" draw:layer="layout" svg:width="17.517cm" svg:height="0.471cm" svg:x="2.752cm" svg:y="17.551cm">
          <draw:text-box>
            <text:p text:style-name="P1"><text:span text:style-name="T2">Если выпало число 0, приложение должно добавить пользователю 1 бонус типа «молния». Если </text:span></text:p>
          </draw:text-box>
        </draw:frame>
        <draw:frame draw:style-name="gr706" draw:text-style-name="P2" draw:layer="layout" svg:width="11.375cm" svg:height="0.471cm" svg:x="2.752cm" svg:y="18.279cm">
          <draw:text-box>
            <text:p text:style-name="P1"><text:span text:style-name="T2">выпало число 1 - типа «заморозка». Иначе – типа «бомбочка». </text:span></text:p>
          </draw:text-box>
        </draw:frame>
        <draw:frame draw:style-name="gr12" draw:text-style-name="P2" draw:layer="layout" svg:width="0.422cm" svg:height="0.471cm" svg:x="2.117cm" svg:y="19.011cm">
          <draw:text-box>
            <text:p text:style-name="P1"><text:span text:style-name="T2">7)</text:span></text:p>
          </draw:text-box>
        </draw:frame>
        <draw:frame draw:style-name="gr118" draw:text-style-name="P2" draw:layer="layout" svg:width="0.422cm" svg:height="0.475cm" svg:x="2.468cm" svg:y="19.006cm">
          <draw:text-box>
            <text:p text:style-name="P1"><text:span text:style-name="T14"><text:s/></text:span></text:p>
          </draw:text-box>
        </draw:frame>
        <draw:frame draw:style-name="gr707" draw:text-style-name="P2" draw:layer="layout" svg:width="18.071cm" svg:height="0.471cm" svg:x="2.752cm" svg:y="19.011cm">
          <draw:text-box>
            <text:p text:style-name="P1"><text:span text:style-name="T2">Приложение должно обнулить «текущий счётчик» установленных пикселей данного пользователя. </text:span></text:p>
          </draw:text-box>
        </draw:frame>
        <draw:frame draw:style-name="gr708" draw:text-style-name="P2" draw:layer="layout" svg:width="4.098cm" svg:height="0.471cm" svg:x="2.51cm" svg:y="19.757cm">
          <draw:text-box>
            <text:p text:style-name="P1"><text:span text:style-name="T2">Наименование бонуса </text:span></text:p>
          </draw:text-box>
        </draw:frame>
        <draw:polygon draw:style-name="gr30" draw:text-style-name="P7" draw:layer="layout" svg:width="0.017cm" svg:height="0.017cm" svg:x="1.998cm" svg:y="19.723cm" svg:viewBox="0 0 18 18" draw:points="0,0 18,0 18,18 0,18">
          <text:p/>
        </draw:polygon>
        <draw:polygon draw:style-name="gr30" draw:text-style-name="P7" draw:layer="layout" svg:width="0.017cm" svg:height="0.017cm" svg:x="1.998cm" svg:y="19.723cm" svg:viewBox="0 0 18 18" draw:points="0,0 18,0 18,18 0,18">
          <text:p/>
        </draw:polygon>
        <draw:polygon draw:style-name="gr30" draw:text-style-name="P7" draw:layer="layout" svg:width="4.974cm" svg:height="0.017cm" svg:x="2.015cm" svg:y="19.723cm" svg:viewBox="0 0 4975 18" draw:points="0,0 4975,0 4975,18 0,18">
          <text:p/>
        </draw:polygon>
        <draw:polygon draw:style-name="gr30" draw:text-style-name="P7" draw:layer="layout" svg:width="0.017cm" svg:height="0.017cm" svg:x="6.989cm" svg:y="19.723cm" svg:viewBox="0 0 18 18" draw:points="0,0 18,0 18,18 0,18">
          <text:p/>
        </draw:polygon>
        <draw:polygon draw:style-name="gr30" draw:text-style-name="P7" draw:layer="layout" svg:width="13.563cm" svg:height="0.017cm" svg:x="7.006cm" svg:y="19.723cm" svg:viewBox="0 0 13564 18" draw:points="0,0 13564,0 13564,18 0,18">
          <text:p/>
        </draw:polygon>
        <draw:polygon draw:style-name="gr30" draw:text-style-name="P7" draw:layer="layout" svg:width="0.017cm" svg:height="0.017cm" svg:x="20.569cm" svg:y="19.723cm" svg:viewBox="0 0 18 18" draw:points="0,0 18,0 18,18 0,18">
          <text:p/>
        </draw:polygon>
        <draw:polygon draw:style-name="gr30" draw:text-style-name="P7" draw:layer="layout" svg:width="0.017cm" svg:height="0.017cm" svg:x="20.569cm" svg:y="19.723cm" svg:viewBox="0 0 18 18" draw:points="0,0 18,0 18,18 0,18">
          <text:p/>
        </draw:polygon>
        <draw:polygon draw:style-name="gr30" draw:text-style-name="P7" draw:layer="layout" svg:width="0.017cm" svg:height="0.732cm" svg:x="1.998cm" svg:y="19.74cm" svg:viewBox="0 0 18 733" draw:points="0,0 18,0 18,733 0,733">
          <text:p/>
        </draw:polygon>
        <draw:polygon draw:style-name="gr30" draw:text-style-name="P7" draw:layer="layout" svg:width="0.017cm" svg:height="0.732cm" svg:x="6.989cm" svg:y="19.74cm" svg:viewBox="0 0 18 733" draw:points="0,0 18,0 18,733 0,733">
          <text:p/>
        </draw:polygon>
        <draw:polygon draw:style-name="gr30" draw:text-style-name="P7" draw:layer="layout" svg:width="0.017cm" svg:height="0.732cm" svg:x="20.569cm" svg:y="19.74cm" svg:viewBox="0 0 18 733" draw:points="0,0 18,0 18,733 0,733">
          <text:p/>
        </draw:polygon>
        <draw:frame draw:style-name="gr709" draw:text-style-name="P2" draw:layer="layout" svg:width="3.145cm" svg:height="0.471cm" svg:x="12.272cm" svg:y="19.757cm">
          <draw:text-box>
            <text:p text:style-name="P1"><text:span text:style-name="T2">Действие бонуса </text:span></text:p>
          </draw:text-box>
        </draw:frame>
        <draw:frame draw:style-name="gr710" draw:text-style-name="P2" draw:layer="layout" svg:width="1.555cm" svg:height="0.471cm" svg:x="3.78cm" svg:y="20.87cm">
          <draw:text-box>
            <text:p text:style-name="P1"><text:span text:style-name="T2">Молния </text:span></text:p>
          </draw:text-box>
        </draw:frame>
        <draw:frame draw:style-name="gr711" draw:text-style-name="P2" draw:layer="layout" svg:width="11.752cm" svg:height="0.471cm" svg:x="8.441cm" svg:y="20.506cm">
          <draw:text-box>
            <text:p text:style-name="P1"><text:span text:style-name="T2">В течение 5-ти минут после использования бонуса пользователь </text:span></text:p>
          </draw:text-box>
        </draw:frame>
        <draw:polygon draw:style-name="gr30" draw:text-style-name="P7" draw:layer="layout" svg:width="0.017cm" svg:height="0.017cm" svg:x="1.998cm" svg:y="20.472cm" svg:viewBox="0 0 18 18" draw:points="0,0 18,0 18,18 0,18">
          <text:p/>
        </draw:polygon>
        <draw:polygon draw:style-name="gr30" draw:text-style-name="P7" draw:layer="layout" svg:width="4.974cm" svg:height="0.017cm" svg:x="2.015cm" svg:y="20.472cm" svg:viewBox="0 0 4975 18" draw:points="0,0 4975,0 4975,18 0,18">
          <text:p/>
        </draw:polygon>
        <draw:polygon draw:style-name="gr30" draw:text-style-name="P7" draw:layer="layout" svg:width="0.017cm" svg:height="0.017cm" svg:x="6.989cm" svg:y="20.472cm" svg:viewBox="0 0 18 18" draw:points="0,0 18,0 18,18 0,18">
          <text:p/>
        </draw:polygon>
        <draw:polygon draw:style-name="gr30" draw:text-style-name="P7" draw:layer="layout" svg:width="13.563cm" svg:height="0.017cm" svg:x="7.006cm" svg:y="20.472cm" svg:viewBox="0 0 13564 18" draw:points="0,0 13564,0 13564,18 0,18">
          <text:p/>
        </draw:polygon>
        <draw:polygon draw:style-name="gr30" draw:text-style-name="P7" draw:layer="layout" svg:width="0.017cm" svg:height="0.017cm" svg:x="20.569cm" svg:y="20.472cm" svg:viewBox="0 0 18 18" draw:points="0,0 18,0 18,18 0,18">
          <text:p/>
        </draw:polygon>
        <draw:polygon draw:style-name="gr30" draw:text-style-name="P7" draw:layer="layout" svg:width="0.017cm" svg:height="1.46cm" svg:x="1.998cm" svg:y="20.489cm" svg:viewBox="0 0 18 1461" draw:points="0,0 18,0 18,1461 0,1461">
          <text:p/>
        </draw:polygon>
        <draw:polygon draw:style-name="gr30" draw:text-style-name="P7" draw:layer="layout" svg:width="0.017cm" svg:height="1.46cm" svg:x="6.989cm" svg:y="20.489cm" svg:viewBox="0 0 18 1461" draw:points="0,0 18,0 18,1461 0,1461">
          <text:p/>
        </draw:polygon>
        <draw:polygon draw:style-name="gr30" draw:text-style-name="P7" draw:layer="layout" svg:width="0.017cm" svg:height="1.46cm" svg:x="20.569cm" svg:y="20.489cm" svg:viewBox="0 0 18 1461" draw:points="0,0 18,0 18,1461 0,1461">
          <text:p/>
        </draw:polygon>
        <draw:frame draw:style-name="gr712" draw:text-style-name="P2" draw:layer="layout" svg:width="12.696cm" svg:height="0.471cm" svg:x="7.192cm" svg:y="21.234cm">
          <draw:text-box>
            <text:p text:style-name="P1"><text:span text:style-name="T2">должен иметь возможность изменять цвета пикселей в два раза чаще. </text:span></text:p>
          </draw:text-box>
        </draw:frame>
        <draw:frame draw:style-name="gr713" draw:text-style-name="P2" draw:layer="layout" svg:width="1.971cm" svg:height="0.471cm" svg:x="3.573cm" svg:y="22.716cm">
          <draw:text-box>
            <text:p text:style-name="P1"><text:span text:style-name="T2">Заморозка </text:span></text:p>
          </draw:text-box>
        </draw:frame>
        <draw:frame draw:style-name="gr714" draw:text-style-name="P2" draw:layer="layout" svg:width="11.908cm" svg:height="0.471cm" svg:x="8.441cm" svg:y="21.983cm">
          <draw:text-box>
            <text:p text:style-name="P1"><text:span text:style-name="T2">В течение 3-х минут после использования бонуса участок размер </text:span></text:p>
          </draw:text-box>
        </draw:frame>
        <draw:frame draw:style-name="gr715" draw:text-style-name="P2" draw:layer="layout" svg:width="13.663cm" svg:height="0.471cm" svg:x="7.192cm" svg:y="22.716cm">
          <draw:text-box>
            <text:p text:style-name="P1"><text:span text:style-name="T2">50x50 <text:s/>вокруг <text:s/>выбранного <text:s/>пикселя <text:s/>должен <text:s/>быть <text:s/>заморожен: <text:s/>изменение </text:span></text:p>
          </draw:text-box>
        </draw:frame>
        <draw:polygon draw:style-name="gr30" draw:text-style-name="P7" draw:layer="layout" svg:width="0.017cm" svg:height="0.017cm" svg:x="1.998cm" svg:y="21.949cm" svg:viewBox="0 0 18 18" draw:points="0,0 18,0 18,18 0,18">
          <text:p/>
        </draw:polygon>
        <draw:polygon draw:style-name="gr30" draw:text-style-name="P7" draw:layer="layout" svg:width="4.974cm" svg:height="0.017cm" svg:x="2.015cm" svg:y="21.949cm" svg:viewBox="0 0 4975 18" draw:points="0,0 4975,0 4975,18 0,18">
          <text:p/>
        </draw:polygon>
        <draw:polygon draw:style-name="gr30" draw:text-style-name="P7" draw:layer="layout" svg:width="0.017cm" svg:height="0.017cm" svg:x="6.989cm" svg:y="21.949cm" svg:viewBox="0 0 18 18" draw:points="0,0 18,0 18,18 0,18">
          <text:p/>
        </draw:polygon>
        <draw:polygon draw:style-name="gr30" draw:text-style-name="P7" draw:layer="layout" svg:width="13.563cm" svg:height="0.017cm" svg:x="7.006cm" svg:y="21.949cm" svg:viewBox="0 0 13564 18" draw:points="0,0 13564,0 13564,18 0,18">
          <text:p/>
        </draw:polygon>
        <draw:polygon draw:style-name="gr30" draw:text-style-name="P7" draw:layer="layout" svg:width="0.017cm" svg:height="0.017cm" svg:x="20.569cm" svg:y="21.949cm" svg:viewBox="0 0 18 18" draw:points="0,0 18,0 18,18 0,18">
          <text:p/>
        </draw:polygon>
        <draw:polygon draw:style-name="gr30" draw:text-style-name="P7" draw:layer="layout" svg:width="0.017cm" svg:height="2.193cm" svg:x="1.998cm" svg:y="21.966cm" svg:viewBox="0 0 18 2194" draw:points="0,0 18,0 18,2194 0,2194">
          <text:p/>
        </draw:polygon>
        <draw:polygon draw:style-name="gr30" draw:text-style-name="P7" draw:layer="layout" svg:width="0.017cm" svg:height="0.017cm" svg:x="1.998cm" svg:y="24.159cm" svg:viewBox="0 0 18 18" draw:points="0,0 18,0 18,18 0,18">
          <text:p/>
        </draw:polygon>
        <draw:polygon draw:style-name="gr30" draw:text-style-name="P7" draw:layer="layout" svg:width="0.017cm" svg:height="0.017cm" svg:x="1.998cm" svg:y="24.159cm" svg:viewBox="0 0 18 18" draw:points="0,0 18,0 18,18 0,18">
          <text:p/>
        </draw:polygon>
        <draw:polygon draw:style-name="gr30" draw:text-style-name="P7" draw:layer="layout" svg:width="4.974cm" svg:height="0.017cm" svg:x="2.015cm" svg:y="24.159cm" svg:viewBox="0 0 4975 18" draw:points="0,0 4975,0 4975,18 0,18">
          <text:p/>
        </draw:polygon>
        <draw:polygon draw:style-name="gr30" draw:text-style-name="P7" draw:layer="layout" svg:width="0.017cm" svg:height="2.193cm" svg:x="6.989cm" svg:y="21.966cm" svg:viewBox="0 0 18 2194" draw:points="0,0 18,0 18,2194 0,2194">
          <text:p/>
        </draw:polygon>
        <draw:polygon draw:style-name="gr30" draw:text-style-name="P7" draw:layer="layout" svg:width="0.017cm" svg:height="0.017cm" svg:x="6.989cm" svg:y="24.159cm" svg:viewBox="0 0 18 18" draw:points="0,0 18,0 18,18 0,18">
          <text:p/>
        </draw:polygon>
        <draw:polygon draw:style-name="gr30" draw:text-style-name="P7" draw:layer="layout" svg:width="13.563cm" svg:height="0.017cm" svg:x="7.006cm" svg:y="24.159cm" svg:viewBox="0 0 13564 18" draw:points="0,0 13564,0 13564,18 0,18">
          <text:p/>
        </draw:polygon>
        <draw:polygon draw:style-name="gr30" draw:text-style-name="P7" draw:layer="layout" svg:width="0.017cm" svg:height="2.193cm" svg:x="20.569cm" svg:y="21.966cm" svg:viewBox="0 0 18 2194" draw:points="0,0 18,0 18,2194 0,2194">
          <text:p/>
        </draw:polygon>
        <draw:polygon draw:style-name="gr30" draw:text-style-name="P7" draw:layer="layout" svg:width="0.017cm" svg:height="0.017cm" svg:x="20.569cm" svg:y="24.159cm" svg:viewBox="0 0 18 18" draw:points="0,0 18,0 18,18 0,18">
          <text:p/>
        </draw:polygon>
        <draw:polygon draw:style-name="gr30" draw:text-style-name="P7" draw:layer="layout" svg:width="0.017cm" svg:height="0.017cm" svg:x="20.569cm" svg:y="24.159cm" svg:viewBox="0 0 18 18" draw:points="0,0 18,0 18,18 0,18">
          <text:p/>
        </draw:polygon>
        <draw:frame draw:style-name="gr716" draw:text-style-name="P2" draw:layer="layout" svg:width="8.915cm" svg:height="0.471cm" svg:x="7.192cm" svg:y="23.444cm">
          <draw:text-box>
            <text:p text:style-name="P1"><text:span text:style-name="T2">пикселей внутри него должно быть невозможно. </text:span></text:p>
          </draw:text-box>
        </draw:frame>
      </draw:page>
      <draw:page draw:name="page23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22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717" draw:text-style-name="P2" draw:layer="layout" svg:width="1.864cm" svg:height="0.471cm" svg:x="3.628cm" svg:y="3.263cm">
          <draw:text-box>
            <text:p text:style-name="P1"><text:span text:style-name="T2">Бомбочка </text:span></text:p>
          </draw:text-box>
        </draw:frame>
        <draw:frame draw:style-name="gr718" draw:text-style-name="P2" draw:layer="layout" svg:width="12.272cm" svg:height="0.471cm" svg:x="8.441cm" svg:y="2.535cm">
          <draw:text-box>
            <text:p text:style-name="P1"><text:span text:style-name="T2">В <text:s/>момент <text:s/>использования <text:s/>бонуса <text:s/>все <text:s/>пиксели <text:s/>участка <text:s/>размером </text:span></text:p>
          </draw:text-box>
        </draw:frame>
        <draw:frame draw:style-name="gr719" draw:text-style-name="P2" draw:layer="layout" svg:width="13.253cm" svg:height="0.471cm" svg:x="7.192cm" svg:y="3.263cm">
          <draw:text-box>
            <text:p text:style-name="P1"><text:span text:style-name="T2">10x10 вокруг выбранного пикселя изменяют свои цвета на случайные из </text:span></text:p>
          </draw:text-box>
        </draw:frame>
        <draw:polygon draw:style-name="gr30" draw:text-style-name="P7" draw:layer="layout" svg:width="2.528cm" svg:height="0.021cm" svg:x="10.066cm" svg:y="4.419cm" svg:viewBox="0 0 2529 22" draw:points="0,0 2529,0 2529,22 0,22">
          <text:p/>
        </draw:polygon>
        <draw:polygon draw:style-name="gr30" draw:text-style-name="P7" draw:layer="layout" svg:width="0.017cm" svg:height="0.017cm" svg:x="1.998cm" svg:y="2.501cm" svg:viewBox="0 0 18 18" draw:points="0,0 18,0 18,18 0,18">
          <text:p/>
        </draw:polygon>
        <draw:polygon draw:style-name="gr30" draw:text-style-name="P7" draw:layer="layout" svg:width="0.017cm" svg:height="0.017cm" svg:x="1.998cm" svg:y="2.501cm" svg:viewBox="0 0 18 18" draw:points="0,0 18,0 18,18 0,18">
          <text:p/>
        </draw:polygon>
        <draw:polygon draw:style-name="gr30" draw:text-style-name="P7" draw:layer="layout" svg:width="4.974cm" svg:height="0.017cm" svg:x="2.015cm" svg:y="2.501cm" svg:viewBox="0 0 4975 18" draw:points="0,0 4975,0 4975,18 0,18">
          <text:p/>
        </draw:polygon>
        <draw:polygon draw:style-name="gr30" draw:text-style-name="P7" draw:layer="layout" svg:width="0.017cm" svg:height="0.017cm" svg:x="6.989cm" svg:y="2.501cm" svg:viewBox="0 0 18 18" draw:points="0,0 18,0 18,18 0,18">
          <text:p/>
        </draw:polygon>
        <draw:polygon draw:style-name="gr30" draw:text-style-name="P7" draw:layer="layout" svg:width="13.563cm" svg:height="0.017cm" svg:x="7.006cm" svg:y="2.501cm" svg:viewBox="0 0 13564 18" draw:points="0,0 13564,0 13564,18 0,18">
          <text:p/>
        </draw:polygon>
        <draw:polygon draw:style-name="gr30" draw:text-style-name="P7" draw:layer="layout" svg:width="0.017cm" svg:height="0.017cm" svg:x="20.569cm" svg:y="2.501cm" svg:viewBox="0 0 18 18" draw:points="0,0 18,0 18,18 0,18">
          <text:p/>
        </draw:polygon>
        <draw:polygon draw:style-name="gr30" draw:text-style-name="P7" draw:layer="layout" svg:width="0.017cm" svg:height="0.017cm" svg:x="20.569cm" svg:y="2.501cm" svg:viewBox="0 0 18 18" draw:points="0,0 18,0 18,18 0,18">
          <text:p/>
        </draw:polygon>
        <draw:polygon draw:style-name="gr30" draw:text-style-name="P7" draw:layer="layout" svg:width="0.017cm" svg:height="2.193cm" svg:x="1.998cm" svg:y="2.518cm" svg:viewBox="0 0 18 2194" draw:points="0,0 18,0 18,2194 0,2194">
          <text:p/>
        </draw:polygon>
        <draw:polygon draw:style-name="gr30" draw:text-style-name="P7" draw:layer="layout" svg:width="0.017cm" svg:height="0.018cm" svg:x="1.998cm" svg:y="4.711cm" svg:viewBox="0 0 18 19" draw:points="0,0 18,0 18,19 0,19">
          <text:p/>
        </draw:polygon>
        <draw:polygon draw:style-name="gr30" draw:text-style-name="P7" draw:layer="layout" svg:width="0.017cm" svg:height="0.018cm" svg:x="1.998cm" svg:y="4.711cm" svg:viewBox="0 0 18 19" draw:points="0,0 18,0 18,19 0,19">
          <text:p/>
        </draw:polygon>
        <draw:polygon draw:style-name="gr30" draw:text-style-name="P7" draw:layer="layout" svg:width="4.974cm" svg:height="0.018cm" svg:x="2.015cm" svg:y="4.711cm" svg:viewBox="0 0 4975 19" draw:points="0,0 4975,0 4975,19 0,19">
          <text:p/>
        </draw:polygon>
        <draw:polygon draw:style-name="gr30" draw:text-style-name="P7" draw:layer="layout" svg:width="0.017cm" svg:height="2.193cm" svg:x="6.989cm" svg:y="2.518cm" svg:viewBox="0 0 18 2194" draw:points="0,0 18,0 18,2194 0,2194">
          <text:p/>
        </draw:polygon>
        <draw:polygon draw:style-name="gr30" draw:text-style-name="P7" draw:layer="layout" svg:width="0.017cm" svg:height="0.018cm" svg:x="6.989cm" svg:y="4.711cm" svg:viewBox="0 0 18 19" draw:points="0,0 18,0 18,19 0,19">
          <text:p/>
        </draw:polygon>
        <draw:polygon draw:style-name="gr30" draw:text-style-name="P7" draw:layer="layout" svg:width="13.563cm" svg:height="0.018cm" svg:x="7.006cm" svg:y="4.711cm" svg:viewBox="0 0 13564 19" draw:points="0,0 13564,0 13564,19 0,19">
          <text:p/>
        </draw:polygon>
        <draw:polygon draw:style-name="gr30" draw:text-style-name="P7" draw:layer="layout" svg:width="0.017cm" svg:height="2.193cm" svg:x="20.569cm" svg:y="2.518cm" svg:viewBox="0 0 18 2194" draw:points="0,0 18,0 18,2194 0,2194">
          <text:p/>
        </draw:polygon>
        <draw:polygon draw:style-name="gr30" draw:text-style-name="P7" draw:layer="layout" svg:width="0.017cm" svg:height="0.018cm" svg:x="20.569cm" svg:y="4.711cm" svg:viewBox="0 0 18 19" draw:points="0,0 18,0 18,19 0,19">
          <text:p/>
        </draw:polygon>
        <draw:polygon draw:style-name="gr30" draw:text-style-name="P7" draw:layer="layout" svg:width="0.017cm" svg:height="0.018cm" svg:x="20.569cm" svg:y="4.711cm" svg:viewBox="0 0 18 19" draw:points="0,0 18,0 18,19 0,19">
          <text:p/>
        </draw:polygon>
        <draw:frame draw:style-name="gr720" draw:text-style-name="P2" draw:layer="layout" svg:width="5.756cm" svg:height="0.471cm" svg:x="7.192cm" svg:y="3.996cm">
          <draw:text-box>
            <text:p text:style-name="P1"><text:span text:style-name="T2">доступных (см. приложение 1). </text:span></text:p>
          </draw:text-box>
        </draw:frame>
        <draw:frame draw:style-name="gr12" draw:text-style-name="P2" draw:layer="layout" svg:width="0.422cm" svg:height="0.471cm" svg:x="1.998cm" svg:y="4.74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5.473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6.20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6.93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7.66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8.39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9.12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9.85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0.58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1.31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2.043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2.77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3.50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4.23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4.96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5.69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6.42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7.15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7.88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8.61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19.34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0.07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0.80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1.53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2.26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2.999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3.72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1.998cm" svg:y="24.46cm">
          <draw:text-box>
            <text:p text:style-name="P1"><text:span text:style-name="T2"><text:s/></text:span></text:p>
          </draw:text-box>
        </draw:frame>
      </draw:page>
      <draw:page draw:name="page24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23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611" draw:text-style-name="P2" draw:layer="layout" svg:width="3.629cm" svg:height="0.471cm" svg:x="17.065cm" svg:y="2.518cm">
          <draw:text-box>
            <text:p text:style-name="P1"><text:span text:style-name="T1">ПРИЛОЖЕНИЕ 3 </text:span></text:p>
          </draw:text-box>
        </draw:frame>
        <draw:frame draw:style-name="gr721" draw:text-style-name="P2" draw:layer="layout" svg:width="7.239cm" svg:height="0.471cm" svg:x="7.565cm" svg:y="3.247cm">
          <draw:text-box>
            <text:p text:style-name="P1"><text:span text:style-name="T1">АВТОРИЗАЦИЯ В ПРИЛОЖЕНИИ <text:s/></text:span></text:p>
          </draw:text-box>
        </draw:frame>
        <draw:frame draw:style-name="gr722" draw:text-style-name="P2" draw:layer="layout" svg:width="17.506cm" svg:height="0.471cm" svg:x="3.247cm" svg:y="4.22cm">
          <draw:text-box>
            <text:p text:style-name="P1"><text:span text:style-name="T2">Для пользования приложением пользователям необходимо авторизоваться в системе через свой </text:span></text:p>
          </draw:text-box>
        </draw:frame>
        <draw:frame draw:style-name="gr723" draw:text-style-name="P2" draw:layer="layout" svg:width="1.518cm" svg:height="0.471cm" svg:x="1.998cm" svg:y="4.953cm">
          <draw:text-box>
            <text:p text:style-name="P1"><text:span text:style-name="T2">аккаунт </text:span></text:p>
          </draw:text-box>
        </draw:frame>
        <draw:frame draw:style-name="gr12" draw:text-style-name="P2" draw:layer="layout" svg:width="0.422cm" svg:height="0.471cm" svg:x="3.73cm" svg:y="4.953cm">
          <draw:text-box>
            <text:p text:style-name="P1"><text:span text:style-name="T2">в </text:span></text:p>
          </draw:text-box>
        </draw:frame>
        <draw:frame draw:style-name="gr724" draw:text-style-name="P2" draw:layer="layout" svg:width="1.2cm" svg:height="0.471cm" svg:x="4.246cm" svg:y="4.953cm">
          <draw:text-box>
            <text:p text:style-name="P1"><text:span text:style-name="T2">одной </text:span></text:p>
          </draw:text-box>
        </draw:frame>
        <draw:frame draw:style-name="gr232" draw:text-style-name="P2" draw:layer="layout" svg:width="0.502cm" svg:height="0.471cm" svg:x="5.652cm" svg:y="4.953cm">
          <draw:text-box>
            <text:p text:style-name="P1"><text:span text:style-name="T2">из </text:span></text:p>
          </draw:text-box>
        </draw:frame>
        <draw:frame draw:style-name="gr725" draw:text-style-name="P2" draw:layer="layout" svg:width="2.802cm" svg:height="0.471cm" svg:x="6.358cm" svg:y="4.953cm">
          <draw:text-box>
            <text:p text:style-name="P1"><text:span text:style-name="T2">предложенных </text:span></text:p>
          </draw:text-box>
        </draw:frame>
        <draw:frame draw:style-name="gr726" draw:text-style-name="P2" draw:layer="layout" svg:width="2.275cm" svg:height="0.471cm" svg:x="9.373cm" svg:y="4.953cm">
          <draw:text-box>
            <text:p text:style-name="P1"><text:span text:style-name="T2">социальных </text:span></text:p>
          </draw:text-box>
        </draw:frame>
        <draw:frame draw:style-name="gr727" draw:text-style-name="P2" draw:layer="layout" svg:width="1.201cm" svg:height="0.471cm" svg:x="11.853cm" svg:y="4.953cm">
          <draw:text-box>
            <text:p text:style-name="P1"><text:span text:style-name="T2">сетей: </text:span></text:p>
          </draw:text-box>
        </draw:frame>
        <draw:frame draw:style-name="gr728" draw:text-style-name="P2" draw:layer="layout" svg:width="1.554cm" svg:height="0.471cm" svg:x="13.263cm" svg:y="4.953cm">
          <draw:text-box>
            <text:p text:style-name="P1"><text:span text:style-name="T2">Discord, </text:span></text:p>
          </draw:text-box>
        </draw:frame>
        <draw:frame draw:style-name="gr729" draw:text-style-name="P2" draw:layer="layout" svg:width="2.062cm" svg:height="0.471cm" svg:x="15.024cm" svg:y="4.953cm">
          <draw:text-box>
            <text:p text:style-name="P1"><text:span text:style-name="T2">ВКонтакте </text:span></text:p>
          </draw:text-box>
        </draw:frame>
        <draw:frame draw:style-name="gr730" draw:text-style-name="P2" draw:layer="layout" svg:width="0.772cm" svg:height="0.471cm" svg:x="17.293cm" svg:y="4.953cm">
          <draw:text-box>
            <text:p text:style-name="P1"><text:span text:style-name="T2">или </text:span></text:p>
          </draw:text-box>
        </draw:frame>
        <draw:frame draw:style-name="gr731" draw:text-style-name="P2" draw:layer="layout" svg:width="1.413cm" svg:height="0.471cm" svg:x="18.28cm" svg:y="4.953cm">
          <draw:text-box>
            <text:p text:style-name="P1"><text:span text:style-name="T2">Twitch. </text:span></text:p>
          </draw:text-box>
        </draw:frame>
        <draw:frame draw:style-name="gr249" draw:text-style-name="P2" draw:layer="layout" svg:width="0.803cm" svg:height="0.471cm" svg:x="19.897cm" svg:y="4.953cm">
          <draw:text-box>
            <text:p text:style-name="P1"><text:span text:style-name="T2">Для </text:span></text:p>
          </draw:text-box>
        </draw:frame>
        <draw:frame draw:style-name="gr732" draw:text-style-name="P2" draw:layer="layout" svg:width="18.263cm" svg:height="0.471cm" svg:x="1.998cm" svg:y="5.681cm">
          <draw:text-box>
            <text:p text:style-name="P1"><text:span text:style-name="T2">неавторизованных пользователей доступ ко всем частям приложения, кроме страницы авторизации, </text:span></text:p>
          </draw:text-box>
        </draw:frame>
        <draw:frame draw:style-name="gr733" draw:text-style-name="P2" draw:layer="layout" svg:width="4.934cm" svg:height="0.471cm" svg:x="1.998cm" svg:y="6.413cm">
          <draw:text-box>
            <text:p text:style-name="P1"><text:span text:style-name="T2">должен быть невозможен. <text:s/></text:span></text:p>
          </draw:text-box>
        </draw:frame>
        <draw:frame draw:style-name="gr734" draw:text-style-name="P2" draw:layer="layout" svg:width="17.938cm" svg:height="0.471cm" svg:x="3.247cm" svg:y="7.141cm">
          <draw:text-box>
            <text:p text:style-name="P1"><text:span text:style-name="T2">На <text:s/>странице <text:s/>авторизации <text:s/>должны <text:s/>быть <text:s/>отображены <text:s/>три <text:s/>кнопки, <text:s/>каждая <text:s/>из <text:s/>которых <text:s/>должна </text:span></text:p>
          </draw:text-box>
        </draw:frame>
        <draw:frame draw:style-name="gr187" draw:text-style-name="P2" draw:layer="layout" svg:width="1.861cm" svg:height="0.471cm" svg:x="1.998cm" svg:y="7.874cm">
          <draw:text-box>
            <text:p text:style-name="P1"><text:span text:style-name="T2">запускать </text:span></text:p>
          </draw:text-box>
        </draw:frame>
        <draw:frame draw:style-name="gr735" draw:text-style-name="P2" draw:layer="layout" svg:width="1.548cm" svg:height="0.471cm" svg:x="4.001cm" svg:y="7.874cm">
          <draw:text-box>
            <text:p text:style-name="P1"><text:span text:style-name="T2">процесс </text:span></text:p>
          </draw:text-box>
        </draw:frame>
        <draw:frame draw:style-name="gr736" draw:text-style-name="P2" draw:layer="layout" svg:width="2.365cm" svg:height="0.471cm" svg:x="5.681cm" svg:y="7.874cm">
          <draw:text-box>
            <text:p text:style-name="P1"><text:span text:style-name="T2">авторизации </text:span></text:p>
          </draw:text-box>
        </draw:frame>
        <draw:frame draw:style-name="gr222" draw:text-style-name="P2" draw:layer="layout" svg:width="1.075cm" svg:height="0.471cm" svg:x="8.192cm" svg:y="7.874cm">
          <draw:text-box>
            <text:p text:style-name="P1"><text:span text:style-name="T2">через </text:span></text:p>
          </draw:text-box>
        </draw:frame>
        <draw:frame draw:style-name="gr737" draw:text-style-name="P2" draw:layer="layout" svg:width="3.431cm" svg:height="0.471cm" svg:x="9.402cm" svg:y="7.874cm">
          <draw:text-box>
            <text:p text:style-name="P1"><text:span text:style-name="T2">соответствующую </text:span></text:p>
          </draw:text-box>
        </draw:frame>
        <draw:frame draw:style-name="gr738" draw:text-style-name="P2" draw:layer="layout" svg:width="2.307cm" svg:height="0.471cm" svg:x="12.971cm" svg:y="7.874cm">
          <draw:text-box>
            <text:p text:style-name="P1"><text:span text:style-name="T2">социальную </text:span></text:p>
          </draw:text-box>
        </draw:frame>
        <draw:frame draw:style-name="gr739" draw:text-style-name="P2" draw:layer="layout" svg:width="5.182cm" svg:height="0.471cm" svg:x="15.414cm" svg:y="7.874cm">
          <draw:text-box>
            <text:p text:style-name="P1"><text:span text:style-name="T2">сеть. <text:s/>При <text:s/>нажатии <text:s/>кнопки </text:span></text:p>
          </draw:text-box>
        </draw:frame>
        <draw:frame draw:style-name="gr740" draw:text-style-name="P2" draw:layer="layout" svg:width="18.899cm" svg:height="0.471cm" svg:x="1.998cm" svg:y="8.602cm">
          <draw:text-box>
            <text:p text:style-name="P1"><text:span text:style-name="T2">пользователь должен быть перенаправлен на страницу авторизации соответствующей социальной сети. </text:span></text:p>
          </draw:text-box>
        </draw:frame>
        <draw:frame draw:style-name="gr741" draw:text-style-name="P2" draw:layer="layout" svg:width="19.266cm" svg:height="0.471cm" svg:x="1.998cm" svg:y="9.334cm">
          <draw:text-box>
            <text:p text:style-name="P1"><text:span text:style-name="T2">После <text:s/>прохождения <text:s/>процесса <text:s/>входа <text:s/>в <text:s/>аккаунт <text:s/>в <text:s/>социальной <text:s/>сети <text:s/>пользователь <text:s/>будет <text:s/>возвращён <text:s/>на </text:span></text:p>
          </draw:text-box>
        </draw:frame>
        <draw:frame draw:style-name="gr742" draw:text-style-name="P2" draw:layer="layout" svg:width="18.65cm" svg:height="0.471cm" svg:x="1.998cm" svg:y="10.062cm">
          <draw:text-box>
            <text:p text:style-name="P1"><text:span text:style-name="T2">страницу авторизации и в параметры запроса будет добавлен токен. Приложение должно считать этот </text:span></text:p>
          </draw:text-box>
        </draw:frame>
        <draw:frame draw:style-name="gr743" draw:text-style-name="P2" draw:layer="layout" svg:width="18.245cm" svg:height="0.471cm" svg:x="1.998cm" svg:y="10.795cm">
          <draw:text-box>
            <text:p text:style-name="P1"><text:span text:style-name="T2">токен и связаться с сервером соответствующей социальной сети для проверки корректности токена. </text:span></text:p>
          </draw:text-box>
        </draw:frame>
        <draw:frame draw:style-name="gr744" draw:text-style-name="P2" draw:layer="layout" svg:width="18.639cm" svg:height="0.471cm" svg:x="1.998cm" svg:y="11.523cm">
          <draw:text-box>
            <text:p text:style-name="P1"><text:span text:style-name="T2">После этого приложение должно получить необходимые данные аккаунта пользователя, сохранить их </text:span></text:p>
          </draw:text-box>
        </draw:frame>
        <draw:frame draw:style-name="gr12" draw:text-style-name="P2" draw:layer="layout" svg:width="0.422cm" svg:height="0.471cm" svg:x="1.998cm" svg:y="12.255cm">
          <draw:text-box>
            <text:p text:style-name="P1"><text:span text:style-name="T2">в </text:span></text:p>
          </draw:text-box>
        </draw:frame>
        <draw:frame draw:style-name="gr745" draw:text-style-name="P2" draw:layer="layout" svg:width="0.866cm" svg:height="0.471cm" svg:x="2.502cm" svg:y="12.255cm">
          <draw:text-box>
            <text:p text:style-name="P1"><text:span text:style-name="T2">базе </text:span></text:p>
          </draw:text-box>
        </draw:frame>
        <draw:frame draw:style-name="gr746" draw:text-style-name="P2" draw:layer="layout" svg:width="1.46cm" svg:height="0.471cm" svg:x="3.564cm" svg:y="12.255cm">
          <draw:text-box>
            <text:p text:style-name="P1"><text:span text:style-name="T2">данных </text:span></text:p>
          </draw:text-box>
        </draw:frame>
        <draw:frame draw:style-name="gr12" draw:text-style-name="P2" draw:layer="layout" svg:width="0.422cm" svg:height="0.471cm" svg:x="5.224cm" svg:y="12.255cm">
          <draw:text-box>
            <text:p text:style-name="P1"><text:span text:style-name="T2">и </text:span></text:p>
          </draw:text-box>
        </draw:frame>
        <draw:frame draw:style-name="gr747" draw:text-style-name="P2" draw:layer="layout" svg:width="1.935cm" svg:height="0.471cm" svg:x="5.757cm" svg:y="12.255cm">
          <draw:text-box>
            <text:p text:style-name="P1"><text:span text:style-name="T2">отправить </text:span></text:p>
          </draw:text-box>
        </draw:frame>
        <draw:frame draw:style-name="gr748" draw:text-style-name="P2" draw:layer="layout" svg:width="2.617cm" svg:height="0.471cm" svg:x="7.895cm" svg:y="12.255cm">
          <draw:text-box>
            <text:p text:style-name="P1"><text:span text:style-name="T2">пользователю </text:span></text:p>
          </draw:text-box>
        </draw:frame>
        <draw:frame draw:style-name="gr749" draw:text-style-name="P2" draw:layer="layout" svg:width="1.321cm" svg:height="0.471cm" svg:x="10.706cm" svg:y="12.255cm">
          <draw:text-box>
            <text:p text:style-name="P1"><text:span text:style-name="T2">строку </text:span></text:p>
          </draw:text-box>
        </draw:frame>
        <draw:frame draw:style-name="gr750" draw:text-style-name="P2" draw:layer="layout" svg:width="1.26cm" svg:height="0.471cm" svg:x="12.226cm" svg:y="12.255cm">
          <draw:text-box>
            <text:p text:style-name="P1"><text:span text:style-name="T2">(JSON </text:span></text:p>
          </draw:text-box>
        </draw:frame>
        <draw:frame draw:style-name="gr298" draw:text-style-name="P2" draw:layer="layout" svg:width="0.907cm" svg:height="0.471cm" svg:x="13.682cm" svg:y="12.255cm">
          <draw:text-box>
            <text:p text:style-name="P1"><text:span text:style-name="T2">Web </text:span></text:p>
          </draw:text-box>
        </draw:frame>
        <draw:frame draw:style-name="gr751" draw:text-style-name="P2" draw:layer="layout" svg:width="1.295cm" svg:height="0.471cm" svg:x="14.787cm" svg:y="12.255cm">
          <draw:text-box>
            <text:p text:style-name="P1"><text:span text:style-name="T2">token), </text:span></text:p>
          </draw:text-box>
        </draw:frame>
        <draw:frame draw:style-name="gr752" draw:text-style-name="P2" draw:layer="layout" svg:width="2.61cm" svg:height="0.471cm" svg:x="16.277cm" svg:y="12.255cm">
          <draw:text-box>
            <text:p text:style-name="P1"><text:span text:style-name="T2">необходимую </text:span></text:p>
          </draw:text-box>
        </draw:frame>
        <draw:frame draw:style-name="gr71" draw:text-style-name="P2" draw:layer="layout" svg:width="0.729cm" svg:height="0.471cm" svg:x="19.088cm" svg:y="12.255cm">
          <draw:text-box>
            <text:p text:style-name="P1"><text:span text:style-name="T2">для </text:span></text:p>
          </draw:text-box>
        </draw:frame>
        <draw:frame draw:style-name="gr246" draw:text-style-name="P2" draw:layer="layout" svg:width="0.681cm" svg:height="0.471cm" svg:x="20.015cm" svg:y="12.255cm">
          <draw:text-box>
            <text:p text:style-name="P1"><text:span text:style-name="T2">его </text:span></text:p>
          </draw:text-box>
        </draw:frame>
        <draw:frame draw:style-name="gr753" draw:text-style-name="P2" draw:layer="layout" svg:width="18.533cm" svg:height="0.471cm" svg:x="1.998cm" svg:y="12.983cm">
          <draw:text-box>
            <text:p text:style-name="P1"><text:span text:style-name="T2">идентификации в последующих запросах. Клиентская часть приложения должна получить эту строку </text:span></text:p>
          </draw:text-box>
        </draw:frame>
        <draw:frame draw:style-name="gr754" draw:text-style-name="P2" draw:layer="layout" svg:width="10.519cm" svg:height="0.471cm" svg:x="1.998cm" svg:y="13.716cm">
          <draw:text-box>
            <text:p text:style-name="P1"><text:span text:style-name="T2">и установить её в поле token cookie-файлов пользователя. </text:span></text:p>
          </draw:text-box>
        </draw:frame>
        <draw:frame draw:style-name="gr12" draw:text-style-name="P2" draw:layer="layout" svg:width="0.422cm" svg:height="0.471cm" svg:x="3.247cm" svg:y="14.44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5.17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5.90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6.63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7.36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8.09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8.82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19.553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0.28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1.01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1.746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2.474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3.207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3.935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0.422cm" svg:height="0.471cm" svg:x="3.247cm" svg:y="24.667cm">
          <draw:text-box>
            <text:p text:style-name="P1"><text:span text:style-name="T2"><text:s/></text:span></text:p>
          </draw:text-box>
        </draw:frame>
      </draw:page>
      <draw:page draw:name="page25" draw:style-name="dp1" draw:master-page-name="master-page33">
        <draw:frame draw:style-name="gr325" draw:text-style-name="P2" draw:layer="layout" svg:width="0.531cm" svg:height="0.471cm" svg:x="11.079cm" svg:y="0.766cm">
          <draw:text-box>
            <text:p text:style-name="P1"><text:span text:style-name="T1">24 </text:span></text:p>
          </draw:text-box>
        </draw:frame>
        <draw:frame draw:style-name="gr38" draw:text-style-name="P2" draw:layer="layout" svg:width="5.635cm" svg:height="0.471cm" svg:x="8.526cm" svg:y="1.253cm">
          <draw:text-box>
            <text:p text:style-name="P1"><text:span text:style-name="T1">RU.17701729.05.03-01 ТЗ 01-1 </text:span></text:p>
          </draw:text-box>
        </draw:frame>
        <draw:frame draw:style-name="gr41" draw:text-style-name="P9" draw:layer="layout" svg:width="0.372cm" svg:height="0.412cm" svg:x="5.304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9.8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3.056cm" svg:y="25.403cm">
          <draw:text-box>
            <text:p text:style-name="P1"><text:span text:style-name="T8"><text:s/></text:span></text:p>
          </draw:text-box>
        </draw:frame>
        <draw:frame draw:style-name="gr41" draw:text-style-name="P9" draw:layer="layout" svg:width="0.372cm" svg:height="0.412cm" svg:x="16.053cm" svg:y="25.403cm">
          <draw:text-box>
            <text:p text:style-name="P1"><text:span text:style-name="T8"><text:s/></text:span></text:p>
          </draw:text-box>
        </draw:frame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0.017cm" svg:height="0.017cm" svg:x="2.54cm" svg:y="25.37cm" svg:viewBox="0 0 18 18" draw:points="0,0 18,0 18,18 0,18">
          <text:p/>
        </draw:polygon>
        <draw:polygon draw:style-name="gr30" draw:text-style-name="P7" draw:layer="layout" svg:width="5.487cm" svg:height="0.017cm" svg:x="2.556cm" svg:y="25.37cm" svg:viewBox="0 0 5488 18" draw:points="0,0 5488,0 5488,18 0,18">
          <text:p/>
        </draw:polygon>
        <draw:polygon draw:style-name="gr30" draw:text-style-name="P7" draw:layer="layout" svg:width="0.017cm" svg:height="0.017cm" svg:x="8.043cm" svg:y="25.37cm" svg:viewBox="0 0 18 18" draw:points="0,0 18,0 18,18 0,18">
          <text:p/>
        </draw:polygon>
        <draw:polygon draw:style-name="gr30" draw:text-style-name="P7" draw:layer="layout" svg:width="3.484cm" svg:height="0.017cm" svg:x="8.06cm" svg:y="25.37cm" svg:viewBox="0 0 3485 18" draw:points="0,0 3485,0 3485,18 0,18">
          <text:p/>
        </draw:polygon>
        <draw:polygon draw:style-name="gr30" draw:text-style-name="P7" draw:layer="layout" svg:width="0.017cm" svg:height="0.017cm" svg:x="11.544cm" svg:y="25.37cm" svg:viewBox="0 0 18 18" draw:points="0,0 18,0 18,18 0,18">
          <text:p/>
        </draw:polygon>
        <draw:polygon draw:style-name="gr30" draw:text-style-name="P7" draw:layer="layout" svg:width="2.984cm" svg:height="0.017cm" svg:x="11.561cm" svg:y="25.37cm" svg:viewBox="0 0 2985 18" draw:points="0,0 2985,0 2985,18 0,18">
          <text:p/>
        </draw:polygon>
        <draw:polygon draw:style-name="gr30" draw:text-style-name="P7" draw:layer="layout" svg:width="0.017cm" svg:height="0.017cm" svg:x="14.545cm" svg:y="25.37cm" svg:viewBox="0 0 18 18" draw:points="0,0 18,0 18,18 0,18">
          <text:p/>
        </draw:polygon>
        <draw:polygon draw:style-name="gr30" draw:text-style-name="P7" draw:layer="layout" svg:width="2.985cm" svg:height="0.017cm" svg:x="14.562cm" svg:y="25.37cm" svg:viewBox="0 0 2986 18" draw:points="0,0 2986,0 2986,18 0,18">
          <text:p/>
        </draw:polygon>
        <draw:polygon draw:style-name="gr30" draw:text-style-name="P7" draw:layer="layout" svg:width="0.017cm" svg:height="0.017cm" svg:x="17.547cm" svg:y="25.37cm" svg:viewBox="0 0 18 18" draw:points="0,0 18,0 18,18 0,18">
          <text:p/>
        </draw:polygon>
        <draw:polygon draw:style-name="gr30" draw:text-style-name="P7" draw:layer="layout" svg:width="2.98cm" svg:height="0.017cm" svg:x="17.564cm" svg:y="25.37cm" svg:viewBox="0 0 2981 18" draw:points="0,0 2981,0 2981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017cm" svg:x="20.544cm" svg:y="25.37cm" svg:viewBox="0 0 18 18" draw:points="0,0 18,0 18,18 0,18">
          <text:p/>
        </draw:polygon>
        <draw:polygon draw:style-name="gr30" draw:text-style-name="P7" draw:layer="layout" svg:width="0.017cm" svg:height="0.487cm" svg:x="2.54cm" svg:y="25.387cm" svg:viewBox="0 0 18 488" draw:points="0,0 18,0 18,488 0,488">
          <text:p/>
        </draw:polygon>
        <draw:polygon draw:style-name="gr30" draw:text-style-name="P7" draw:layer="layout" svg:width="0.017cm" svg:height="0.487cm" svg:x="8.043cm" svg:y="25.387cm" svg:viewBox="0 0 18 488" draw:points="0,0 18,0 18,488 0,488">
          <text:p/>
        </draw:polygon>
        <draw:polygon draw:style-name="gr30" draw:text-style-name="P7" draw:layer="layout" svg:width="0.017cm" svg:height="0.487cm" svg:x="11.544cm" svg:y="25.387cm" svg:viewBox="0 0 18 488" draw:points="0,0 18,0 18,488 0,488">
          <text:p/>
        </draw:polygon>
        <draw:polygon draw:style-name="gr30" draw:text-style-name="P7" draw:layer="layout" svg:width="0.017cm" svg:height="0.487cm" svg:x="14.545cm" svg:y="25.387cm" svg:viewBox="0 0 18 488" draw:points="0,0 18,0 18,488 0,488">
          <text:p/>
        </draw:polygon>
        <draw:polygon draw:style-name="gr30" draw:text-style-name="P7" draw:layer="layout" svg:width="0.017cm" svg:height="0.487cm" svg:x="17.547cm" svg:y="25.387cm" svg:viewBox="0 0 18 488" draw:points="0,0 18,0 18,488 0,488">
          <text:p/>
        </draw:polygon>
        <draw:polygon draw:style-name="gr30" draw:text-style-name="P7" draw:layer="layout" svg:width="0.017cm" svg:height="0.487cm" svg:x="20.544cm" svg:y="25.387cm" svg:viewBox="0 0 18 488" draw:points="0,0 18,0 18,488 0,488">
          <text:p/>
        </draw:polygon>
        <draw:frame draw:style-name="gr41" draw:text-style-name="P9" draw:layer="layout" svg:width="0.372cm" svg:height="0.412cm" svg:x="19.054cm" svg:y="25.403cm">
          <draw:text-box>
            <text:p text:style-name="P1"><text:span text:style-name="T8"><text:s/></text:span></text:p>
          </draw:text-box>
        </draw:frame>
        <draw:frame draw:style-name="gr42" draw:text-style-name="P10" draw:layer="layout" svg:width="0.888cm" svg:height="0.437cm" svg:x="4.915cm" svg:y="25.908cm">
          <draw:text-box>
            <text:p text:style-name="P1"><text:span text:style-name="T9">Изм. </text:span></text:p>
          </draw:text-box>
        </draw:frame>
        <draw:frame draw:style-name="gr43" draw:text-style-name="P10" draw:layer="layout" svg:width="0.925cm" svg:height="0.437cm" svg:x="9.394cm" svg:y="25.908cm">
          <draw:text-box>
            <text:p text:style-name="P1"><text:span text:style-name="T9">Лист </text:span></text:p>
          </draw:text-box>
        </draw:frame>
        <draw:frame draw:style-name="gr44" draw:text-style-name="P10" draw:layer="layout" svg:width="1.707cm" svg:height="0.437cm" svg:x="12.264cm" svg:y="25.908cm">
          <draw:text-box>
            <text:p text:style-name="P1"><text:span text:style-name="T9">№ докум. </text:span></text:p>
          </draw:text-box>
        </draw:frame>
        <draw:frame draw:style-name="gr45" draw:text-style-name="P10" draw:layer="layout" svg:width="1.091cm" svg:height="0.437cm" svg:x="15.566cm" svg:y="25.908cm">
          <draw:text-box>
            <text:p text:style-name="P1"><text:span text:style-name="T9">Подп. </text:span></text:p>
          </draw:text-box>
        </draw:frame>
        <draw:polygon draw:style-name="gr30" draw:text-style-name="P7" draw:layer="layout" svg:width="0.017cm" svg:height="0.017cm" svg:x="2.54cm" svg:y="25.874cm" svg:viewBox="0 0 18 18" draw:points="0,0 18,0 18,18 0,18">
          <text:p/>
        </draw:polygon>
        <draw:polygon draw:style-name="gr30" draw:text-style-name="P7" draw:layer="layout" svg:width="5.487cm" svg:height="0.017cm" svg:x="2.556cm" svg:y="25.874cm" svg:viewBox="0 0 5488 18" draw:points="0,0 5488,0 5488,18 0,18">
          <text:p/>
        </draw:polygon>
        <draw:polygon draw:style-name="gr30" draw:text-style-name="P7" draw:layer="layout" svg:width="0.017cm" svg:height="0.017cm" svg:x="8.043cm" svg:y="25.874cm" svg:viewBox="0 0 18 18" draw:points="0,0 18,0 18,18 0,18">
          <text:p/>
        </draw:polygon>
        <draw:polygon draw:style-name="gr30" draw:text-style-name="P7" draw:layer="layout" svg:width="3.484cm" svg:height="0.017cm" svg:x="8.06cm" svg:y="25.874cm" svg:viewBox="0 0 3485 18" draw:points="0,0 3485,0 3485,18 0,18">
          <text:p/>
        </draw:polygon>
        <draw:polygon draw:style-name="gr30" draw:text-style-name="P7" draw:layer="layout" svg:width="0.017cm" svg:height="0.017cm" svg:x="11.544cm" svg:y="25.874cm" svg:viewBox="0 0 18 18" draw:points="0,0 18,0 18,18 0,18">
          <text:p/>
        </draw:polygon>
        <draw:polygon draw:style-name="gr30" draw:text-style-name="P7" draw:layer="layout" svg:width="2.984cm" svg:height="0.017cm" svg:x="11.561cm" svg:y="25.874cm" svg:viewBox="0 0 2985 18" draw:points="0,0 2985,0 2985,18 0,18">
          <text:p/>
        </draw:polygon>
        <draw:polygon draw:style-name="gr30" draw:text-style-name="P7" draw:layer="layout" svg:width="0.017cm" svg:height="0.017cm" svg:x="14.545cm" svg:y="25.874cm" svg:viewBox="0 0 18 18" draw:points="0,0 18,0 18,18 0,18">
          <text:p/>
        </draw:polygon>
        <draw:polygon draw:style-name="gr30" draw:text-style-name="P7" draw:layer="layout" svg:width="2.985cm" svg:height="0.017cm" svg:x="14.562cm" svg:y="25.874cm" svg:viewBox="0 0 2986 18" draw:points="0,0 2986,0 2986,18 0,18">
          <text:p/>
        </draw:polygon>
        <draw:polygon draw:style-name="gr30" draw:text-style-name="P7" draw:layer="layout" svg:width="0.017cm" svg:height="0.017cm" svg:x="17.547cm" svg:y="25.874cm" svg:viewBox="0 0 18 18" draw:points="0,0 18,0 18,18 0,18">
          <text:p/>
        </draw:polygon>
        <draw:polygon draw:style-name="gr30" draw:text-style-name="P7" draw:layer="layout" svg:width="2.98cm" svg:height="0.017cm" svg:x="17.564cm" svg:y="25.874cm" svg:viewBox="0 0 2981 18" draw:points="0,0 2981,0 2981,18 0,18">
          <text:p/>
        </draw:polygon>
        <draw:polygon draw:style-name="gr30" draw:text-style-name="P7" draw:layer="layout" svg:width="0.017cm" svg:height="0.017cm" svg:x="20.544cm" svg:y="25.874cm" svg:viewBox="0 0 18 18" draw:points="0,0 18,0 18,18 0,18">
          <text:p/>
        </draw:polygon>
        <draw:polygon draw:style-name="gr30" draw:text-style-name="P7" draw:layer="layout" svg:width="0.017cm" svg:height="0.575cm" svg:x="2.54cm" svg:y="25.891cm" svg:viewBox="0 0 18 576" draw:points="0,0 18,0 18,576 0,576">
          <text:p/>
        </draw:polygon>
        <draw:polygon draw:style-name="gr30" draw:text-style-name="P7" draw:layer="layout" svg:width="0.017cm" svg:height="0.575cm" svg:x="8.043cm" svg:y="25.891cm" svg:viewBox="0 0 18 576" draw:points="0,0 18,0 18,576 0,576">
          <text:p/>
        </draw:polygon>
        <draw:polygon draw:style-name="gr30" draw:text-style-name="P7" draw:layer="layout" svg:width="0.017cm" svg:height="0.575cm" svg:x="11.544cm" svg:y="25.891cm" svg:viewBox="0 0 18 576" draw:points="0,0 18,0 18,576 0,576">
          <text:p/>
        </draw:polygon>
        <draw:polygon draw:style-name="gr30" draw:text-style-name="P7" draw:layer="layout" svg:width="0.017cm" svg:height="0.575cm" svg:x="14.545cm" svg:y="25.891cm" svg:viewBox="0 0 18 576" draw:points="0,0 18,0 18,576 0,576">
          <text:p/>
        </draw:polygon>
        <draw:polygon draw:style-name="gr30" draw:text-style-name="P7" draw:layer="layout" svg:width="0.017cm" svg:height="0.575cm" svg:x="17.547cm" svg:y="25.891cm" svg:viewBox="0 0 18 576" draw:points="0,0 18,0 18,576 0,576">
          <text:p/>
        </draw:polygon>
        <draw:polygon draw:style-name="gr30" draw:text-style-name="P7" draw:layer="layout" svg:width="0.017cm" svg:height="0.575cm" svg:x="20.544cm" svg:y="25.891cm" svg:viewBox="0 0 18 576" draw:points="0,0 18,0 18,576 0,576">
          <text:p/>
        </draw:polygon>
        <draw:frame draw:style-name="gr46" draw:text-style-name="P10" draw:layer="layout" svg:width="0.891cm" svg:height="0.437cm" svg:x="18.665cm" svg:y="25.908cm">
          <draw:text-box>
            <text:p text:style-name="P1"><text:span text:style-name="T9">Дата </text:span></text:p>
          </draw:text-box>
        </draw:frame>
        <draw:frame draw:style-name="gr47" draw:text-style-name="P10" draw:layer="layout" svg:width="5.186cm" svg:height="0.437cm" svg:x="2.798cm" svg:y="26.518cm">
          <draw:text-box>
            <text:p text:style-name="P1"><text:span text:style-name="T9">RU.17701729.05.03-01 ТЗ 01-1 </text:span></text:p>
          </draw:text-box>
        </draw:frame>
        <draw:frame draw:style-name="gr48" draw:text-style-name="P10" draw:layer="layout" svg:width="0.388cm" svg:height="0.437cm" svg:x="9.8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3.056cm" svg:y="26.505cm">
          <draw:text-box>
            <text:p text:style-name="P1"><text:span text:style-name="T9"><text:s/></text:span></text:p>
          </draw:text-box>
        </draw:frame>
        <draw:frame draw:style-name="gr48" draw:text-style-name="P10" draw:layer="layout" svg:width="0.388cm" svg:height="0.437cm" svg:x="16.053cm" svg:y="26.505cm">
          <draw:text-box>
            <text:p text:style-name="P1"><text:span text:style-name="T9"><text:s/></text:span></text:p>
          </draw:text-box>
        </draw:frame>
        <draw:polygon draw:style-name="gr30" draw:text-style-name="P7" draw:layer="layout" svg:width="0.017cm" svg:height="0.017cm" svg:x="2.54cm" svg:y="26.466cm" svg:viewBox="0 0 18 18" draw:points="0,0 18,0 18,18 0,18">
          <text:p/>
        </draw:polygon>
        <draw:polygon draw:style-name="gr30" draw:text-style-name="P7" draw:layer="layout" svg:width="5.487cm" svg:height="0.017cm" svg:x="2.556cm" svg:y="26.466cm" svg:viewBox="0 0 5488 18" draw:points="0,0 5488,0 5488,18 0,18">
          <text:p/>
        </draw:polygon>
        <draw:polygon draw:style-name="gr30" draw:text-style-name="P7" draw:layer="layout" svg:width="0.017cm" svg:height="0.017cm" svg:x="8.043cm" svg:y="26.466cm" svg:viewBox="0 0 18 18" draw:points="0,0 18,0 18,18 0,18">
          <text:p/>
        </draw:polygon>
        <draw:polygon draw:style-name="gr30" draw:text-style-name="P7" draw:layer="layout" svg:width="3.484cm" svg:height="0.017cm" svg:x="8.06cm" svg:y="26.466cm" svg:viewBox="0 0 3485 18" draw:points="0,0 3485,0 3485,18 0,18">
          <text:p/>
        </draw:polygon>
        <draw:polygon draw:style-name="gr30" draw:text-style-name="P7" draw:layer="layout" svg:width="0.017cm" svg:height="0.017cm" svg:x="11.544cm" svg:y="26.466cm" svg:viewBox="0 0 18 18" draw:points="0,0 18,0 18,18 0,18">
          <text:p/>
        </draw:polygon>
        <draw:polygon draw:style-name="gr30" draw:text-style-name="P7" draw:layer="layout" svg:width="2.984cm" svg:height="0.017cm" svg:x="11.561cm" svg:y="26.466cm" svg:viewBox="0 0 2985 18" draw:points="0,0 2985,0 2985,18 0,18">
          <text:p/>
        </draw:polygon>
        <draw:polygon draw:style-name="gr30" draw:text-style-name="P7" draw:layer="layout" svg:width="0.017cm" svg:height="0.017cm" svg:x="14.545cm" svg:y="26.466cm" svg:viewBox="0 0 18 18" draw:points="0,0 18,0 18,18 0,18">
          <text:p/>
        </draw:polygon>
        <draw:polygon draw:style-name="gr30" draw:text-style-name="P7" draw:layer="layout" svg:width="2.985cm" svg:height="0.017cm" svg:x="14.562cm" svg:y="26.466cm" svg:viewBox="0 0 2986 18" draw:points="0,0 2986,0 2986,18 0,18">
          <text:p/>
        </draw:polygon>
        <draw:polygon draw:style-name="gr30" draw:text-style-name="P7" draw:layer="layout" svg:width="0.017cm" svg:height="0.017cm" svg:x="17.547cm" svg:y="26.466cm" svg:viewBox="0 0 18 18" draw:points="0,0 18,0 18,18 0,18">
          <text:p/>
        </draw:polygon>
        <draw:polygon draw:style-name="gr30" draw:text-style-name="P7" draw:layer="layout" svg:width="2.98cm" svg:height="0.017cm" svg:x="17.564cm" svg:y="26.466cm" svg:viewBox="0 0 2981 18" draw:points="0,0 2981,0 2981,18 0,18">
          <text:p/>
        </draw:polygon>
        <draw:polygon draw:style-name="gr30" draw:text-style-name="P7" draw:layer="layout" svg:width="0.017cm" svg:height="0.017cm" svg:x="20.544cm" svg:y="26.466cm" svg:viewBox="0 0 18 18" draw:points="0,0 18,0 18,18 0,18">
          <text:p/>
        </draw:polygon>
        <draw:polygon draw:style-name="gr30" draw:text-style-name="P7" draw:layer="layout" svg:width="0.017cm" svg:height="0.487cm" svg:x="2.54cm" svg:y="26.483cm" svg:viewBox="0 0 18 488" draw:points="0,0 18,0 18,488 0,488">
          <text:p/>
        </draw:polygon>
        <draw:polygon draw:style-name="gr30" draw:text-style-name="P7" draw:layer="layout" svg:width="0.017cm" svg:height="0.487cm" svg:x="8.043cm" svg:y="26.483cm" svg:viewBox="0 0 18 488" draw:points="0,0 18,0 18,488 0,488">
          <text:p/>
        </draw:polygon>
        <draw:polygon draw:style-name="gr30" draw:text-style-name="P7" draw:layer="layout" svg:width="0.017cm" svg:height="0.487cm" svg:x="11.544cm" svg:y="26.483cm" svg:viewBox="0 0 18 488" draw:points="0,0 18,0 18,488 0,488">
          <text:p/>
        </draw:polygon>
        <draw:polygon draw:style-name="gr30" draw:text-style-name="P7" draw:layer="layout" svg:width="0.017cm" svg:height="0.487cm" svg:x="14.545cm" svg:y="26.483cm" svg:viewBox="0 0 18 488" draw:points="0,0 18,0 18,488 0,488">
          <text:p/>
        </draw:polygon>
        <draw:polygon draw:style-name="gr30" draw:text-style-name="P7" draw:layer="layout" svg:width="0.017cm" svg:height="0.487cm" svg:x="17.547cm" svg:y="26.483cm" svg:viewBox="0 0 18 488" draw:points="0,0 18,0 18,488 0,488">
          <text:p/>
        </draw:polygon>
        <draw:polygon draw:style-name="gr30" draw:text-style-name="P7" draw:layer="layout" svg:width="0.017cm" svg:height="0.487cm" svg:x="20.544cm" svg:y="26.483cm" svg:viewBox="0 0 18 488" draw:points="0,0 18,0 18,488 0,488">
          <text:p/>
        </draw:polygon>
        <draw:frame draw:style-name="gr48" draw:text-style-name="P10" draw:layer="layout" svg:width="0.388cm" svg:height="0.437cm" svg:x="19.054cm" svg:y="26.505cm">
          <draw:text-box>
            <text:p text:style-name="P1"><text:span text:style-name="T9"><text:s/></text:span></text:p>
          </draw:text-box>
        </draw:frame>
        <draw:frame draw:style-name="gr49" draw:text-style-name="P10" draw:layer="layout" svg:width="2.355cm" svg:height="0.437cm" svg:x="4.191cm" svg:y="27.005cm">
          <draw:text-box>
            <text:p text:style-name="P1"><text:span text:style-name="T9">Инв. № подл. </text:span></text:p>
          </draw:text-box>
        </draw:frame>
        <draw:frame draw:style-name="gr50" draw:text-style-name="P10" draw:layer="layout" svg:width="2.22cm" svg:height="0.437cm" svg:x="8.755cm" svg:y="27.005cm">
          <draw:text-box>
            <text:p text:style-name="P1"><text:span text:style-name="T9">Подп. и дата </text:span></text:p>
          </draw:text-box>
        </draw:frame>
        <draw:frame draw:style-name="gr51" draw:text-style-name="P10" draw:layer="layout" svg:width="2.319cm" svg:height="0.437cm" svg:x="11.963cm" svg:y="27.005cm">
          <draw:text-box>
            <text:p text:style-name="P1"><text:span text:style-name="T9">Взам. инв. № </text:span></text:p>
          </draw:text-box>
        </draw:frame>
        <draw:frame draw:style-name="gr52" draw:text-style-name="P10" draw:layer="layout" svg:width="2.345cm" svg:height="0.437cm" svg:x="14.948cm" svg:y="27.005cm">
          <draw:text-box>
            <text:p text:style-name="P1"><text:span text:style-name="T9">Инв. № дубл. </text:span></text:p>
          </draw:text-box>
        </draw:frame>
        <draw:polygon draw:style-name="gr30" draw:text-style-name="P7" draw:layer="layout" svg:width="0.017cm" svg:height="0.017cm" svg:x="2.54cm" svg:y="26.97cm" svg:viewBox="0 0 18 18" draw:points="0,0 18,0 18,18 0,18">
          <text:p/>
        </draw:polygon>
        <draw:polygon draw:style-name="gr30" draw:text-style-name="P7" draw:layer="layout" svg:width="5.487cm" svg:height="0.017cm" svg:x="2.556cm" svg:y="26.97cm" svg:viewBox="0 0 5488 18" draw:points="0,0 5488,0 5488,18 0,18">
          <text:p/>
        </draw:polygon>
        <draw:polygon draw:style-name="gr30" draw:text-style-name="P7" draw:layer="layout" svg:width="0.017cm" svg:height="0.017cm" svg:x="8.043cm" svg:y="26.97cm" svg:viewBox="0 0 18 18" draw:points="0,0 18,0 18,18 0,18">
          <text:p/>
        </draw:polygon>
        <draw:polygon draw:style-name="gr30" draw:text-style-name="P7" draw:layer="layout" svg:width="3.484cm" svg:height="0.017cm" svg:x="8.06cm" svg:y="26.97cm" svg:viewBox="0 0 3485 18" draw:points="0,0 3485,0 3485,18 0,18">
          <text:p/>
        </draw:polygon>
        <draw:polygon draw:style-name="gr30" draw:text-style-name="P7" draw:layer="layout" svg:width="0.017cm" svg:height="0.017cm" svg:x="11.544cm" svg:y="26.97cm" svg:viewBox="0 0 18 18" draw:points="0,0 18,0 18,18 0,18">
          <text:p/>
        </draw:polygon>
        <draw:polygon draw:style-name="gr30" draw:text-style-name="P7" draw:layer="layout" svg:width="2.984cm" svg:height="0.017cm" svg:x="11.561cm" svg:y="26.97cm" svg:viewBox="0 0 2985 18" draw:points="0,0 2985,0 2985,18 0,18">
          <text:p/>
        </draw:polygon>
        <draw:polygon draw:style-name="gr30" draw:text-style-name="P7" draw:layer="layout" svg:width="0.017cm" svg:height="0.017cm" svg:x="14.545cm" svg:y="26.97cm" svg:viewBox="0 0 18 18" draw:points="0,0 18,0 18,18 0,18">
          <text:p/>
        </draw:polygon>
        <draw:polygon draw:style-name="gr30" draw:text-style-name="P7" draw:layer="layout" svg:width="2.985cm" svg:height="0.017cm" svg:x="14.562cm" svg:y="26.97cm" svg:viewBox="0 0 2986 18" draw:points="0,0 2986,0 2986,18 0,18">
          <text:p/>
        </draw:polygon>
        <draw:polygon draw:style-name="gr30" draw:text-style-name="P7" draw:layer="layout" svg:width="0.017cm" svg:height="0.017cm" svg:x="17.547cm" svg:y="26.97cm" svg:viewBox="0 0 18 18" draw:points="0,0 18,0 18,18 0,18">
          <text:p/>
        </draw:polygon>
        <draw:polygon draw:style-name="gr30" draw:text-style-name="P7" draw:layer="layout" svg:width="2.98cm" svg:height="0.017cm" svg:x="17.564cm" svg:y="26.97cm" svg:viewBox="0 0 2981 18" draw:points="0,0 2981,0 2981,18 0,18">
          <text:p/>
        </draw:polygon>
        <draw:polygon draw:style-name="gr30" draw:text-style-name="P7" draw:layer="layout" svg:width="0.017cm" svg:height="0.017cm" svg:x="20.544cm" svg:y="26.97cm" svg:viewBox="0 0 18 18" draw:points="0,0 18,0 18,18 0,18">
          <text:p/>
        </draw:polygon>
        <draw:polygon draw:style-name="gr30" draw:text-style-name="P7" draw:layer="layout" svg:width="0.017cm" svg:height="0.483cm" svg:x="2.54cm" svg:y="26.987cm" svg:viewBox="0 0 18 484" draw:points="0,0 18,0 18,484 0,484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0.017cm" svg:height="0.017cm" svg:x="2.54cm" svg:y="27.47cm" svg:viewBox="0 0 18 18" draw:points="0,0 18,0 18,18 0,18">
          <text:p/>
        </draw:polygon>
        <draw:polygon draw:style-name="gr30" draw:text-style-name="P7" draw:layer="layout" svg:width="5.487cm" svg:height="0.017cm" svg:x="2.556cm" svg:y="27.47cm" svg:viewBox="0 0 5488 18" draw:points="0,0 5488,0 5488,18 0,18">
          <text:p/>
        </draw:polygon>
        <draw:polygon draw:style-name="gr30" draw:text-style-name="P7" draw:layer="layout" svg:width="0.017cm" svg:height="0.483cm" svg:x="8.043cm" svg:y="26.987cm" svg:viewBox="0 0 18 484" draw:points="0,0 18,0 18,484 0,484">
          <text:p/>
        </draw:polygon>
        <draw:polygon draw:style-name="gr30" draw:text-style-name="P7" draw:layer="layout" svg:width="0.017cm" svg:height="0.017cm" svg:x="8.043cm" svg:y="27.47cm" svg:viewBox="0 0 18 18" draw:points="0,0 18,0 18,18 0,18">
          <text:p/>
        </draw:polygon>
        <draw:polygon draw:style-name="gr30" draw:text-style-name="P7" draw:layer="layout" svg:width="3.484cm" svg:height="0.017cm" svg:x="8.06cm" svg:y="27.47cm" svg:viewBox="0 0 3485 18" draw:points="0,0 3485,0 3485,18 0,18">
          <text:p/>
        </draw:polygon>
        <draw:polygon draw:style-name="gr30" draw:text-style-name="P7" draw:layer="layout" svg:width="0.017cm" svg:height="0.483cm" svg:x="11.544cm" svg:y="26.987cm" svg:viewBox="0 0 18 484" draw:points="0,0 18,0 18,484 0,484">
          <text:p/>
        </draw:polygon>
        <draw:polygon draw:style-name="gr30" draw:text-style-name="P7" draw:layer="layout" svg:width="0.017cm" svg:height="0.017cm" svg:x="11.544cm" svg:y="27.47cm" svg:viewBox="0 0 18 18" draw:points="0,0 18,0 18,18 0,18">
          <text:p/>
        </draw:polygon>
        <draw:polygon draw:style-name="gr30" draw:text-style-name="P7" draw:layer="layout" svg:width="2.984cm" svg:height="0.017cm" svg:x="11.561cm" svg:y="27.47cm" svg:viewBox="0 0 2985 18" draw:points="0,0 2985,0 2985,18 0,18">
          <text:p/>
        </draw:polygon>
        <draw:polygon draw:style-name="gr30" draw:text-style-name="P7" draw:layer="layout" svg:width="0.017cm" svg:height="0.483cm" svg:x="14.545cm" svg:y="26.987cm" svg:viewBox="0 0 18 484" draw:points="0,0 18,0 18,484 0,484">
          <text:p/>
        </draw:polygon>
        <draw:polygon draw:style-name="gr30" draw:text-style-name="P7" draw:layer="layout" svg:width="0.017cm" svg:height="0.017cm" svg:x="14.545cm" svg:y="27.47cm" svg:viewBox="0 0 18 18" draw:points="0,0 18,0 18,18 0,18">
          <text:p/>
        </draw:polygon>
        <draw:polygon draw:style-name="gr30" draw:text-style-name="P7" draw:layer="layout" svg:width="2.985cm" svg:height="0.017cm" svg:x="14.562cm" svg:y="27.47cm" svg:viewBox="0 0 2986 18" draw:points="0,0 2986,0 2986,18 0,18">
          <text:p/>
        </draw:polygon>
        <draw:polygon draw:style-name="gr30" draw:text-style-name="P7" draw:layer="layout" svg:width="0.017cm" svg:height="0.483cm" svg:x="17.547cm" svg:y="26.987cm" svg:viewBox="0 0 18 484" draw:points="0,0 18,0 18,484 0,484">
          <text:p/>
        </draw:polygon>
        <draw:polygon draw:style-name="gr30" draw:text-style-name="P7" draw:layer="layout" svg:width="0.017cm" svg:height="0.017cm" svg:x="17.547cm" svg:y="27.47cm" svg:viewBox="0 0 18 18" draw:points="0,0 18,0 18,18 0,18">
          <text:p/>
        </draw:polygon>
        <draw:polygon draw:style-name="gr30" draw:text-style-name="P7" draw:layer="layout" svg:width="2.98cm" svg:height="0.017cm" svg:x="17.564cm" svg:y="27.47cm" svg:viewBox="0 0 2981 18" draw:points="0,0 2981,0 2981,18 0,18">
          <text:p/>
        </draw:polygon>
        <draw:polygon draw:style-name="gr30" draw:text-style-name="P7" draw:layer="layout" svg:width="0.017cm" svg:height="0.483cm" svg:x="20.544cm" svg:y="26.987cm" svg:viewBox="0 0 18 484" draw:points="0,0 18,0 18,484 0,484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polygon draw:style-name="gr30" draw:text-style-name="P7" draw:layer="layout" svg:width="0.017cm" svg:height="0.017cm" svg:x="20.544cm" svg:y="27.47cm" svg:viewBox="0 0 18 18" draw:points="0,0 18,0 18,18 0,18">
          <text:p/>
        </draw:polygon>
        <draw:frame draw:style-name="gr50" draw:text-style-name="P10" draw:layer="layout" svg:width="2.22cm" svg:height="0.437cm" svg:x="18.009cm" svg:y="27.005cm">
          <draw:text-box>
            <text:p text:style-name="P1"><text:span text:style-name="T9">Подп. и дата </text:span></text:p>
          </draw:text-box>
        </draw:frame>
        <draw:frame draw:style-name="gr53" draw:text-style-name="P9" draw:layer="layout" svg:width="0.372cm" svg:height="0.501cm" svg:x="1.998cm" svg:y="27.488cm">
          <draw:text-box>
            <text:p text:style-name="P1"><text:span text:style-name="T10"><text:s/></text:span></text:p>
          </draw:text-box>
        </draw:frame>
        <draw:frame draw:style-name="gr611" draw:text-style-name="P2" draw:layer="layout" svg:width="3.629cm" svg:height="0.471cm" svg:x="17.065cm" svg:y="2.518cm">
          <draw:text-box>
            <text:p text:style-name="P1"><text:span text:style-name="T1">ПРИЛОЖЕНИЕ 4 </text:span></text:p>
          </draw:text-box>
        </draw:frame>
        <draw:frame draw:style-name="gr755" draw:text-style-name="P2" draw:layer="layout" svg:width="9.03cm" svg:height="0.471cm" svg:x="6.566cm" svg:y="3.433cm">
          <draw:text-box>
            <text:p text:style-name="P1"><text:span text:style-name="T1">СПИСОК ИСПОЛЬЗУЕМОЙ ЛИТЕРАТУРЫ </text:span></text:p>
          </draw:text-box>
        </draw:frame>
        <draw:frame draw:style-name="gr12" draw:text-style-name="P2" draw:layer="layout" svg:width="0.422cm" svg:height="0.471cm" svg:x="2.117cm" svg:y="4.406cm">
          <draw:text-box>
            <text:p text:style-name="P1"><text:span text:style-name="T2">1.</text:span></text:p>
          </draw:text-box>
        </draw:frame>
        <draw:frame draw:style-name="gr118" draw:text-style-name="P2" draw:layer="layout" svg:width="0.422cm" svg:height="0.475cm" svg:x="2.434cm" svg:y="4.401cm">
          <draw:text-box>
            <text:p text:style-name="P1"><text:span text:style-name="T14"><text:s/></text:span></text:p>
          </draw:text-box>
        </draw:frame>
        <draw:frame draw:style-name="gr756" draw:text-style-name="P2" draw:layer="layout" svg:width="18.266cm" svg:height="0.471cm" svg:x="2.752cm" svg:y="4.406cm">
          <draw:text-box>
            <text:p text:style-name="P1"><text:span text:style-name="T2">ГОСТ <text:s/>19.101-77: <text:s/>Виды <text:s/>программ <text:s/>и <text:s/>программных <text:s/>документов. <text:s/>// <text:s/>Единая <text:s/>система <text:s/>программной </text:span></text:p>
          </draw:text-box>
        </draw:frame>
        <draw:frame draw:style-name="gr757" draw:text-style-name="P2" draw:layer="layout" svg:width="10.734cm" svg:height="0.471cm" svg:x="2.752cm" svg:y="5.135cm">
          <draw:text-box>
            <text:p text:style-name="P1"><text:span text:style-name="T2">документации. – М.: ИПК Издательство стандартов, 2001. <text:s/></text:span></text:p>
          </draw:text-box>
        </draw:frame>
        <draw:frame draw:style-name="gr12" draw:text-style-name="P2" draw:layer="layout" svg:width="0.422cm" svg:height="0.471cm" svg:x="2.117cm" svg:y="5.867cm">
          <draw:text-box>
            <text:p text:style-name="P1"><text:span text:style-name="T2">2.</text:span></text:p>
          </draw:text-box>
        </draw:frame>
        <draw:frame draw:style-name="gr118" draw:text-style-name="P2" draw:layer="layout" svg:width="0.422cm" svg:height="0.475cm" svg:x="2.434cm" svg:y="5.861cm">
          <draw:text-box>
            <text:p text:style-name="P1"><text:span text:style-name="T14"><text:s/></text:span></text:p>
          </draw:text-box>
        </draw:frame>
        <draw:frame draw:style-name="gr758" draw:text-style-name="P2" draw:layer="layout" svg:width="17.44cm" svg:height="0.471cm" svg:x="2.752cm" svg:y="5.867cm">
          <draw:text-box>
            <text:p text:style-name="P1"><text:span text:style-name="T2">ГОСТ 19.102-77: Стадии разработки. // Единая система программной документации. – М.: ИПК </text:span></text:p>
          </draw:text-box>
        </draw:frame>
        <draw:frame draw:style-name="gr759" draw:text-style-name="P2" draw:layer="layout" svg:width="5.815cm" svg:height="0.471cm" svg:x="2.752cm" svg:y="6.595cm">
          <draw:text-box>
            <text:p text:style-name="P1"><text:span text:style-name="T2">Издательство стандартов, 2001. </text:span></text:p>
          </draw:text-box>
        </draw:frame>
        <draw:frame draw:style-name="gr12" draw:text-style-name="P2" draw:layer="layout" svg:width="0.422cm" svg:height="0.471cm" svg:x="2.117cm" svg:y="7.327cm">
          <draw:text-box>
            <text:p text:style-name="P1"><text:span text:style-name="T2">3.</text:span></text:p>
          </draw:text-box>
        </draw:frame>
        <draw:frame draw:style-name="gr118" draw:text-style-name="P2" draw:layer="layout" svg:width="0.422cm" svg:height="0.475cm" svg:x="2.434cm" svg:y="7.322cm">
          <draw:text-box>
            <text:p text:style-name="P1"><text:span text:style-name="T14"><text:s/></text:span></text:p>
          </draw:text-box>
        </draw:frame>
        <draw:frame draw:style-name="gr760" draw:text-style-name="P2" draw:layer="layout" svg:width="1.199cm" svg:height="0.471cm" svg:x="2.752cm" svg:y="7.327cm">
          <draw:text-box>
            <text:p text:style-name="P1"><text:span text:style-name="T2">ГОСТ </text:span></text:p>
          </draw:text-box>
        </draw:frame>
        <draw:frame draw:style-name="gr556" draw:text-style-name="P2" draw:layer="layout" svg:width="1.954cm" svg:height="0.471cm" svg:x="4.161cm" svg:y="7.327cm">
          <draw:text-box>
            <text:p text:style-name="P1"><text:span text:style-name="T2">19.103-77: </text:span></text:p>
          </draw:text-box>
        </draw:frame>
        <draw:frame draw:style-name="gr761" draw:text-style-name="P2" draw:layer="layout" svg:width="2.471cm" svg:height="0.471cm" svg:x="6.325cm" svg:y="7.327cm">
          <draw:text-box>
            <text:p text:style-name="P1"><text:span text:style-name="T2">Обозначения </text:span></text:p>
          </draw:text-box>
        </draw:frame>
        <draw:frame draw:style-name="gr762" draw:text-style-name="P2" draw:layer="layout" svg:width="1.867cm" svg:height="0.471cm" svg:x="9.013cm" svg:y="7.327cm">
          <draw:text-box>
            <text:p text:style-name="P1"><text:span text:style-name="T2">программ </text:span></text:p>
          </draw:text-box>
        </draw:frame>
        <draw:frame draw:style-name="gr12" draw:text-style-name="P2" draw:layer="layout" svg:width="0.422cm" svg:height="0.471cm" svg:x="11.087cm" svg:y="7.327cm">
          <draw:text-box>
            <text:p text:style-name="P1"><text:span text:style-name="T2">и </text:span></text:p>
          </draw:text-box>
        </draw:frame>
        <draw:frame draw:style-name="gr572" draw:text-style-name="P2" draw:layer="layout" svg:width="2.589cm" svg:height="0.471cm" svg:x="11.633cm" svg:y="7.327cm">
          <draw:text-box>
            <text:p text:style-name="P1"><text:span text:style-name="T2">программных </text:span></text:p>
          </draw:text-box>
        </draw:frame>
        <draw:frame draw:style-name="gr763" draw:text-style-name="P2" draw:layer="layout" svg:width="2.337cm" svg:height="0.471cm" svg:x="14.431cm" svg:y="7.327cm">
          <draw:text-box>
            <text:p text:style-name="P1"><text:span text:style-name="T2">документов. </text:span></text:p>
          </draw:text-box>
        </draw:frame>
        <draw:frame draw:style-name="gr12" draw:text-style-name="P2" draw:layer="layout" svg:width="0.422cm" svg:height="0.471cm" svg:x="16.98cm" svg:y="7.327cm">
          <draw:text-box>
            <text:p text:style-name="P1"><text:span text:style-name="T2">// </text:span></text:p>
          </draw:text-box>
        </draw:frame>
        <draw:frame draw:style-name="gr764" draw:text-style-name="P2" draw:layer="layout" svg:width="1.418cm" svg:height="0.471cm" svg:x="17.534cm" svg:y="7.327cm">
          <draw:text-box>
            <text:p text:style-name="P1"><text:span text:style-name="T2">Единая </text:span></text:p>
          </draw:text-box>
        </draw:frame>
        <draw:frame draw:style-name="gr765" draw:text-style-name="P2" draw:layer="layout" svg:width="1.539cm" svg:height="0.471cm" svg:x="19.164cm" svg:y="7.327cm">
          <draw:text-box>
            <text:p text:style-name="P1"><text:span text:style-name="T2">система </text:span></text:p>
          </draw:text-box>
        </draw:frame>
        <draw:frame draw:style-name="gr766" draw:text-style-name="P2" draw:layer="layout" svg:width="13.158cm" svg:height="0.471cm" svg:x="2.752cm" svg:y="8.056cm">
          <draw:text-box>
            <text:p text:style-name="P1"><text:span text:style-name="T2">программной документации. – М.: ИПК Издательство стандартов, 2001. </text:span></text:p>
          </draw:text-box>
        </draw:frame>
        <draw:frame draw:style-name="gr12" draw:text-style-name="P2" draw:layer="layout" svg:width="0.422cm" svg:height="0.471cm" svg:x="2.117cm" svg:y="8.788cm">
          <draw:text-box>
            <text:p text:style-name="P1"><text:span text:style-name="T2">4.</text:span></text:p>
          </draw:text-box>
        </draw:frame>
        <draw:frame draw:style-name="gr118" draw:text-style-name="P2" draw:layer="layout" svg:width="0.422cm" svg:height="0.475cm" svg:x="2.434cm" svg:y="8.782cm">
          <draw:text-box>
            <text:p text:style-name="P1"><text:span text:style-name="T14"><text:s/></text:span></text:p>
          </draw:text-box>
        </draw:frame>
        <draw:frame draw:style-name="gr767" draw:text-style-name="P2" draw:layer="layout" svg:width="17.433cm" svg:height="0.471cm" svg:x="2.752cm" svg:y="8.788cm">
          <draw:text-box>
            <text:p text:style-name="P1"><text:span text:style-name="T2">ГОСТ 19.104-78: Основные надписи. // Единая система программной документации. – М.: ИПК </text:span></text:p>
          </draw:text-box>
        </draw:frame>
        <draw:frame draw:style-name="gr759" draw:text-style-name="P2" draw:layer="layout" svg:width="5.815cm" svg:height="0.471cm" svg:x="2.752cm" svg:y="9.516cm">
          <draw:text-box>
            <text:p text:style-name="P1"><text:span text:style-name="T2">Издательство стандартов, 2001. </text:span></text:p>
          </draw:text-box>
        </draw:frame>
        <draw:frame draw:style-name="gr12" draw:text-style-name="P2" draw:layer="layout" svg:width="0.422cm" svg:height="0.471cm" svg:x="2.117cm" svg:y="10.248cm">
          <draw:text-box>
            <text:p text:style-name="P1"><text:span text:style-name="T2">5.</text:span></text:p>
          </draw:text-box>
        </draw:frame>
        <draw:frame draw:style-name="gr118" draw:text-style-name="P2" draw:layer="layout" svg:width="0.422cm" svg:height="0.475cm" svg:x="2.434cm" svg:y="10.243cm">
          <draw:text-box>
            <text:p text:style-name="P1"><text:span text:style-name="T14"><text:s/></text:span></text:p>
          </draw:text-box>
        </draw:frame>
        <draw:frame draw:style-name="gr768" draw:text-style-name="P2" draw:layer="layout" svg:width="17.829cm" svg:height="0.471cm" svg:x="2.752cm" svg:y="10.248cm">
          <draw:text-box>
            <text:p text:style-name="P1"><text:span text:style-name="T2">ГОСТ 19.105-78: Общие требования к программным документам. // Единая система программной </text:span></text:p>
          </draw:text-box>
        </draw:frame>
        <draw:frame draw:style-name="gr769" draw:text-style-name="P2" draw:layer="layout" svg:width="10.628cm" svg:height="0.471cm" svg:x="2.752cm" svg:y="10.977cm">
          <draw:text-box>
            <text:p text:style-name="P1"><text:span text:style-name="T2">документации. – М.: ИПК Издательство стандартов, 2001. </text:span></text:p>
          </draw:text-box>
        </draw:frame>
        <draw:frame draw:style-name="gr12" draw:text-style-name="P2" draw:layer="layout" svg:width="0.422cm" svg:height="0.471cm" svg:x="2.117cm" svg:y="11.709cm">
          <draw:text-box>
            <text:p text:style-name="P1"><text:span text:style-name="T2">6.</text:span></text:p>
          </draw:text-box>
        </draw:frame>
        <draw:frame draw:style-name="gr118" draw:text-style-name="P2" draw:layer="layout" svg:width="0.422cm" svg:height="0.475cm" svg:x="2.434cm" svg:y="11.703cm">
          <draw:text-box>
            <text:p text:style-name="P1"><text:span text:style-name="T14"><text:s/></text:span></text:p>
          </draw:text-box>
        </draw:frame>
        <draw:frame draw:style-name="gr770" draw:text-style-name="P2" draw:layer="layout" svg:width="17.53cm" svg:height="0.471cm" svg:x="2.752cm" svg:y="11.709cm">
          <draw:text-box>
            <text:p text:style-name="P1"><text:span text:style-name="T2">ГОСТ 19.106-78: Требования к программным документам, выполненным печатным способом. // </text:span></text:p>
          </draw:text-box>
        </draw:frame>
        <draw:frame draw:style-name="gr771" draw:text-style-name="P2" draw:layer="layout" svg:width="16.11cm" svg:height="0.471cm" svg:x="2.752cm" svg:y="12.437cm">
          <draw:text-box>
            <text:p text:style-name="P1"><text:span text:style-name="T2">Единая система программной документации. – М.: ИПК Издательство стандартов, 2001. </text:span></text:p>
          </draw:text-box>
        </draw:frame>
        <draw:frame draw:style-name="gr12" draw:text-style-name="P2" draw:layer="layout" svg:width="0.422cm" svg:height="0.471cm" svg:x="2.117cm" svg:y="13.169cm">
          <draw:text-box>
            <text:p text:style-name="P1"><text:span text:style-name="T2">7.</text:span></text:p>
          </draw:text-box>
        </draw:frame>
        <draw:frame draw:style-name="gr118" draw:text-style-name="P2" draw:layer="layout" svg:width="0.422cm" svg:height="0.475cm" svg:x="2.434cm" svg:y="13.164cm">
          <draw:text-box>
            <text:p text:style-name="P1"><text:span text:style-name="T14"><text:s/></text:span></text:p>
          </draw:text-box>
        </draw:frame>
        <draw:frame draw:style-name="gr772" draw:text-style-name="P2" draw:layer="layout" svg:width="17.786cm" svg:height="0.471cm" svg:x="2.752cm" svg:y="13.169cm">
          <draw:text-box>
            <text:p text:style-name="P1"><text:span text:style-name="T2">ГОСТ <text:s/>19.201-78: <text:s/>Техническое <text:s/>задание. <text:s/>Требования <text:s/>к <text:s/>содержанию <text:s/>и <text:s/>оформлению. <text:s/>// <text:s/>Единая </text:span></text:p>
          </draw:text-box>
        </draw:frame>
        <draw:frame draw:style-name="gr773" draw:text-style-name="P2" draw:layer="layout" svg:width="14.695cm" svg:height="0.471cm" svg:x="2.752cm" svg:y="13.898cm">
          <draw:text-box>
            <text:p text:style-name="P1"><text:span text:style-name="T2">система программной документации. – М.: ИПК Издательство стандартов, 2001. </text:span></text:p>
          </draw:text-box>
        </draw:frame>
        <draw:frame draw:style-name="gr12" draw:text-style-name="P2" draw:layer="layout" svg:width="0.422cm" svg:height="0.471cm" svg:x="2.117cm" svg:y="14.63cm">
          <draw:text-box>
            <text:p text:style-name="P1"><text:span text:style-name="T2">8.</text:span></text:p>
          </draw:text-box>
        </draw:frame>
        <draw:frame draw:style-name="gr118" draw:text-style-name="P2" draw:layer="layout" svg:width="0.422cm" svg:height="0.475cm" svg:x="2.434cm" svg:y="14.624cm">
          <draw:text-box>
            <text:p text:style-name="P1"><text:span text:style-name="T14"><text:s/></text:span></text:p>
          </draw:text-box>
        </draw:frame>
        <draw:frame draw:style-name="gr760" draw:text-style-name="P2" draw:layer="layout" svg:width="1.199cm" svg:height="0.471cm" svg:x="2.752cm" svg:y="14.63cm">
          <draw:text-box>
            <text:p text:style-name="P1"><text:span text:style-name="T2">ГОСТ </text:span></text:p>
          </draw:text-box>
        </draw:frame>
        <draw:frame draw:style-name="gr556" draw:text-style-name="P2" draw:layer="layout" svg:width="1.954cm" svg:height="0.471cm" svg:x="4.187cm" svg:y="14.63cm">
          <draw:text-box>
            <text:p text:style-name="P1"><text:span text:style-name="T2">19.603-78: </text:span></text:p>
          </draw:text-box>
        </draw:frame>
        <draw:frame draw:style-name="gr774" draw:text-style-name="P2" draw:layer="layout" svg:width="1.369cm" svg:height="0.471cm" svg:x="6.375cm" svg:y="14.63cm">
          <draw:text-box>
            <text:p text:style-name="P1"><text:span text:style-name="T2">Общие </text:span></text:p>
          </draw:text-box>
        </draw:frame>
        <draw:frame draw:style-name="gr520" draw:text-style-name="P2" draw:layer="layout" svg:width="1.56cm" svg:height="0.471cm" svg:x="7.984cm" svg:y="14.63cm">
          <draw:text-box>
            <text:p text:style-name="P1"><text:span text:style-name="T2">правила </text:span></text:p>
          </draw:text-box>
        </draw:frame>
        <draw:frame draw:style-name="gr775" draw:text-style-name="P2" draw:layer="layout" svg:width="1.746cm" svg:height="0.471cm" svg:x="9.779cm" svg:y="14.63cm">
          <draw:text-box>
            <text:p text:style-name="P1"><text:span text:style-name="T2">внесения </text:span></text:p>
          </draw:text-box>
        </draw:frame>
        <draw:frame draw:style-name="gr776" draw:text-style-name="P2" draw:layer="layout" svg:width="2.157cm" svg:height="0.471cm" svg:x="11.764cm" svg:y="14.63cm">
          <draw:text-box>
            <text:p text:style-name="P1"><text:span text:style-name="T2">изменений. </text:span></text:p>
          </draw:text-box>
        </draw:frame>
        <draw:frame draw:style-name="gr12" draw:text-style-name="P2" draw:layer="layout" svg:width="0.422cm" svg:height="0.471cm" svg:x="14.165cm" svg:y="14.63cm">
          <draw:text-box>
            <text:p text:style-name="P1"><text:span text:style-name="T2">// </text:span></text:p>
          </draw:text-box>
        </draw:frame>
        <draw:frame draw:style-name="gr764" draw:text-style-name="P2" draw:layer="layout" svg:width="1.418cm" svg:height="0.471cm" svg:x="14.745cm" svg:y="14.63cm">
          <draw:text-box>
            <text:p text:style-name="P1"><text:span text:style-name="T2">Единая </text:span></text:p>
          </draw:text-box>
        </draw:frame>
        <draw:frame draw:style-name="gr765" draw:text-style-name="P2" draw:layer="layout" svg:width="1.539cm" svg:height="0.471cm" svg:x="16.391cm" svg:y="14.63cm">
          <draw:text-box>
            <text:p text:style-name="P1"><text:span text:style-name="T2">система </text:span></text:p>
          </draw:text-box>
        </draw:frame>
        <draw:frame draw:style-name="gr94" draw:text-style-name="P2" draw:layer="layout" svg:width="2.531cm" svg:height="0.471cm" svg:x="18.165cm" svg:y="14.63cm">
          <draw:text-box>
            <text:p text:style-name="P1"><text:span text:style-name="T2">программной </text:span></text:p>
          </draw:text-box>
        </draw:frame>
        <draw:frame draw:style-name="gr769" draw:text-style-name="P2" draw:layer="layout" svg:width="10.628cm" svg:height="0.471cm" svg:x="2.752cm" svg:y="15.358cm">
          <draw:text-box>
            <text:p text:style-name="P1"><text:span text:style-name="T2">документации. – М.: ИПК Издательство стандартов, 2001. </text:span></text:p>
          </draw:text-box>
        </draw:frame>
        <draw:frame draw:style-name="gr12" draw:text-style-name="P2" draw:layer="layout" svg:width="0.422cm" svg:height="0.471cm" svg:x="2.117cm" svg:y="16.09cm">
          <draw:text-box>
            <text:p text:style-name="P1"><text:span text:style-name="T2">9.</text:span></text:p>
          </draw:text-box>
        </draw:frame>
        <draw:frame draw:style-name="gr118" draw:text-style-name="P2" draw:layer="layout" svg:width="0.422cm" svg:height="0.475cm" svg:x="2.434cm" svg:y="16.085cm">
          <draw:text-box>
            <text:p text:style-name="P1"><text:span text:style-name="T14"><text:s/></text:span></text:p>
          </draw:text-box>
        </draw:frame>
        <draw:frame draw:style-name="gr777" draw:text-style-name="P2" draw:layer="layout" svg:width="18.123cm" svg:height="0.471cm" svg:x="2.752cm" svg:y="16.09cm">
          <draw:text-box>
            <text:p text:style-name="P1"><text:span text:style-name="T2">ГОСТ 19.604-78: Правила внесения изменений в программные документы, выполненные печатным </text:span></text:p>
          </draw:text-box>
        </draw:frame>
        <draw:frame draw:style-name="gr778" draw:text-style-name="P2" draw:layer="layout" svg:width="18.384cm" svg:height="0.471cm" svg:x="2.752cm" svg:y="16.819cm">
          <draw:text-box>
            <text:p text:style-name="P1"><text:span text:style-name="T2">способом. <text:s/>// <text:s/>Единая <text:s/>система <text:s/>программной <text:s/>документации. <text:s/>– <text:s/>М.: <text:s/>ИПК <text:s/>Издательство <text:s/>стандартов, </text:span></text:p>
          </draw:text-box>
        </draw:frame>
        <draw:frame draw:style-name="gr374" draw:text-style-name="P2" draw:layer="layout" svg:width="1.166cm" svg:height="0.471cm" svg:x="2.752cm" svg:y="17.551cm">
          <draw:text-box>
            <text:p text:style-name="P1"><text:span text:style-name="T2">2001. <text:s/></text:span></text:p>
          </draw:text-box>
        </draw:frame>
      </draw:page>
      <draw:page draw:name="page26" draw:style-name="dp1" draw:master-page-name="master-page112">
        <draw:frame draw:style-name="gr12" draw:text-style-name="P2" draw:layer="layout" svg:width="0.422cm" svg:height="0.471cm" svg:x="11.54cm" svg:y="1.016cm">
          <draw:text-box>
            <text:p text:style-name="P1"><text:span text:style-name="T1"><text:s/></text:span></text:p>
          </draw:text-box>
        </draw:frame>
        <draw:frame draw:style-name="gr53" draw:text-style-name="P9" draw:layer="layout" svg:width="0.372cm" svg:height="0.501cm" svg:x="1.998cm" svg:y="26.857cm">
          <draw:text-box>
            <text:p text:style-name="P1"><text:span text:style-name="T10"><text:s/></text:span></text:p>
          </draw:text-box>
        </draw:frame>
        <draw:frame draw:style-name="gr53" draw:text-style-name="P9" draw:layer="layout" svg:width="0.372cm" svg:height="0.501cm" svg:x="1.998cm" svg:y="24.825cm">
          <draw:text-box>
            <text:p text:style-name="P1"><text:span text:style-name="T10"><text:s/></text:span></text:p>
          </draw:text-box>
        </draw:frame>
        <draw:polygon draw:style-name="gr30" draw:text-style-name="P7" draw:layer="layout" svg:width="0.017cm" svg:height="0.018cm" svg:x="2.29cm" svg:y="2.887cm" svg:viewBox="0 0 18 19" draw:points="0,0 18,0 18,19 0,19">
          <text:p/>
        </draw:polygon>
        <draw:polygon draw:style-name="gr30" draw:text-style-name="P7" draw:layer="layout" svg:width="0.017cm" svg:height="0.018cm" svg:x="2.29cm" svg:y="2.887cm" svg:viewBox="0 0 18 19" draw:points="0,0 18,0 18,19 0,19">
          <text:p/>
        </draw:polygon>
        <draw:polygon draw:style-name="gr30" draw:text-style-name="P7" draw:layer="layout" svg:width="18.478cm" svg:height="0.018cm" svg:x="2.307cm" svg:y="2.887cm" svg:viewBox="0 0 18479 19" draw:points="0,0 18479,0 18479,19 0,19">
          <text:p/>
        </draw:polygon>
        <draw:polygon draw:style-name="gr30" draw:text-style-name="P7" draw:layer="layout" svg:width="0.017cm" svg:height="0.018cm" svg:x="20.785cm" svg:y="2.887cm" svg:viewBox="0 0 18 19" draw:points="0,0 18,0 18,19 0,19">
          <text:p/>
        </draw:polygon>
        <draw:polygon draw:style-name="gr30" draw:text-style-name="P7" draw:layer="layout" svg:width="0.017cm" svg:height="0.018cm" svg:x="20.785cm" svg:y="2.887cm" svg:viewBox="0 0 18 19" draw:points="0,0 18,0 18,19 0,19">
          <text:p/>
        </draw:polygon>
        <draw:polygon draw:style-name="gr30" draw:text-style-name="P7" draw:layer="layout" svg:width="0.017cm" svg:height="0.982cm" svg:x="2.29cm" svg:y="2.904cm" svg:viewBox="0 0 18 983" draw:points="0,0 18,0 18,983 0,983">
          <text:p/>
        </draw:polygon>
        <draw:polygon draw:style-name="gr30" draw:text-style-name="P7" draw:layer="layout" svg:width="0.017cm" svg:height="0.982cm" svg:x="20.785cm" svg:y="2.904cm" svg:viewBox="0 0 18 983" draw:points="0,0 18,0 18,983 0,983">
          <text:p/>
        </draw:polygon>
        <draw:frame draw:style-name="gr779" draw:text-style-name="P2" draw:layer="layout" svg:width="7.666cm" svg:height="0.471cm" svg:x="8.162cm" svg:y="3.17cm">
          <draw:text-box>
            <text:p text:style-name="P1"><text:span text:style-name="T1">ЛИСТ РЕГИСТРАЦИИ ИЗМЕНЕНИЙ </text:span></text:p>
          </draw:text-box>
        </draw:frame>
        <draw:frame draw:style-name="gr780" draw:text-style-name="P2" draw:layer="layout" svg:width="4.649cm" svg:height="0.471cm" svg:x="4.428cm" svg:y="3.97cm">
          <draw:text-box>
            <text:p text:style-name="P1"><text:span text:style-name="T2">Номера листов (страниц) </text:span></text:p>
          </draw:text-box>
        </draw:frame>
        <draw:frame draw:style-name="gr781" draw:text-style-name="P2" draw:layer="layout" svg:width="1.151cm" svg:height="0.471cm" svg:x="11.578cm" svg:y="3.945cm">
          <draw:text-box>
            <text:p text:style-name="P1"><text:span text:style-name="T2">Всего </text:span></text:p>
          </draw:text-box>
        </draw:frame>
        <draw:frame draw:style-name="gr65" draw:text-style-name="P2" draw:layer="layout" svg:width="1.33cm" svg:height="0.471cm" svg:x="11.485cm" svg:y="4.432cm">
          <draw:text-box>
            <text:p text:style-name="P1"><text:span text:style-name="T2">листов </text:span></text:p>
          </draw:text-box>
        </draw:frame>
        <draw:frame draw:style-name="gr782" draw:text-style-name="P2" draw:layer="layout" svg:width="1.595cm" svg:height="0.471cm" svg:x="11.303cm" svg:y="4.919cm">
          <draw:text-box>
            <text:p text:style-name="P1"><text:span text:style-name="T2">(страниц</text:span></text:p>
          </draw:text-box>
        </draw:frame>
        <draw:frame draw:style-name="gr783" draw:text-style-name="P2" draw:layer="layout" svg:width="0.555cm" svg:height="0.471cm" svg:x="11.875cm" svg:y="5.406cm">
          <draw:text-box>
            <text:p text:style-name="P1"><text:span text:style-name="T2">) в </text:span></text:p>
          </draw:text-box>
        </draw:frame>
        <draw:frame draw:style-name="gr784" draw:text-style-name="P2" draw:layer="layout" svg:width="1.326cm" svg:height="0.471cm" svg:x="11.489cm" svg:y="5.892cm">
          <draw:text-box>
            <text:p text:style-name="P1"><text:span text:style-name="T2">докум. </text:span></text:p>
          </draw:text-box>
        </draw:frame>
        <draw:frame draw:style-name="gr785" draw:text-style-name="P2" draw:layer="layout" svg:width="0.512cm" svg:height="0.471cm" svg:x="14.144cm" svg:y="4.677cm">
          <draw:text-box>
            <text:p text:style-name="P1"><text:span text:style-name="T2">№ </text:span></text:p>
          </draw:text-box>
        </draw:frame>
        <draw:frame draw:style-name="gr786" draw:text-style-name="P2" draw:layer="layout" svg:width="2.007cm" svg:height="0.471cm" svg:x="13.394cm" svg:y="5.164cm">
          <draw:text-box>
            <text:p text:style-name="P1"><text:span text:style-name="T2">документа </text:span></text:p>
          </draw:text-box>
        </draw:frame>
        <draw:frame draw:style-name="gr787" draw:text-style-name="P2" draw:layer="layout" svg:width="2.003cm" svg:height="0.471cm" svg:x="15.896cm" svg:y="3.945cm">
          <draw:text-box>
            <text:p text:style-name="P1"><text:span text:style-name="T2">Входящий </text:span></text:p>
          </draw:text-box>
        </draw:frame>
        <draw:frame draw:style-name="gr60" draw:text-style-name="P2" draw:layer="layout" svg:width="2.082cm" svg:height="0.471cm" svg:x="15.807cm" svg:y="4.432cm">
          <draw:text-box>
            <text:p text:style-name="P1"><text:span text:style-name="T2">№сопровод</text:span></text:p>
          </draw:text-box>
        </draw:frame>
        <draw:frame draw:style-name="gr747" draw:text-style-name="P2" draw:layer="layout" svg:width="1.935cm" svg:height="0.471cm" svg:x="15.93cm" svg:y="4.919cm">
          <draw:text-box>
            <text:p text:style-name="P1"><text:span text:style-name="T2">ительного </text:span></text:p>
          </draw:text-box>
        </draw:frame>
        <draw:frame draw:style-name="gr788" draw:text-style-name="P2" draw:layer="layout" svg:width="1.658cm" svg:height="0.471cm" svg:x="16.07cm" svg:y="5.406cm">
          <draw:text-box>
            <text:p text:style-name="P1"><text:span text:style-name="T2">докум. и </text:span></text:p>
          </draw:text-box>
        </draw:frame>
        <draw:frame draw:style-name="gr789" draw:text-style-name="P2" draw:layer="layout" svg:width="0.884cm" svg:height="0.471cm" svg:x="16.459cm" svg:y="5.892cm">
          <draw:text-box>
            <text:p text:style-name="P1"><text:span text:style-name="T2">дата </text:span></text:p>
          </draw:text-box>
        </draw:frame>
        <draw:frame draw:style-name="gr790" draw:text-style-name="P2" draw:layer="layout" svg:width="1.173cm" svg:height="0.471cm" svg:x="18.313cm" svg:y="4.919cm">
          <draw:text-box>
            <text:p text:style-name="P1"><text:span text:style-name="T2">Подп. </text:span></text:p>
          </draw:text-box>
        </draw:frame>
        <draw:frame draw:style-name="gr791" draw:text-style-name="P2" draw:layer="layout" svg:width="0.725cm" svg:height="0.471cm" svg:x="19.884cm" svg:y="4.677cm">
          <draw:text-box>
            <text:p text:style-name="P1"><text:span text:style-name="T2">Да- </text:span></text:p>
          </draw:text-box>
        </draw:frame>
        <draw:polygon draw:style-name="gr30" draw:text-style-name="P7" draw:layer="layout" svg:width="0.017cm" svg:height="0.017cm" svg:x="2.29cm" svg:y="3.886cm" svg:viewBox="0 0 18 18" draw:points="0,0 18,0 18,18 0,18">
          <text:p/>
        </draw:polygon>
        <draw:polygon draw:style-name="gr30" draw:text-style-name="P7" draw:layer="layout" svg:width="8.784cm" svg:height="0.017cm" svg:x="2.307cm" svg:y="3.886cm" svg:viewBox="0 0 8785 18" draw:points="0,0 8785,0 8785,18 0,18">
          <text:p/>
        </draw:polygon>
        <draw:polygon draw:style-name="gr30" draw:text-style-name="P7" draw:layer="layout" svg:width="0.017cm" svg:height="0.017cm" svg:x="11.091cm" svg:y="3.886cm" svg:viewBox="0 0 18 18" draw:points="0,0 18,0 18,18 0,18">
          <text:p/>
        </draw:polygon>
        <draw:polygon draw:style-name="gr30" draw:text-style-name="P7" draw:layer="layout" svg:width="1.985cm" svg:height="0.017cm" svg:x="11.108cm" svg:y="3.886cm" svg:viewBox="0 0 1986 18" draw:points="0,0 1986,0 1986,18 0,18">
          <text:p/>
        </draw:polygon>
        <draw:polygon draw:style-name="gr30" draw:text-style-name="P7" draw:layer="layout" svg:width="0.017cm" svg:height="0.017cm" svg:x="13.093cm" svg:y="3.886cm" svg:viewBox="0 0 18 18" draw:points="0,0 18,0 18,18 0,18">
          <text:p/>
        </draw:polygon>
        <draw:polygon draw:style-name="gr30" draw:text-style-name="P7" draw:layer="layout" svg:width="2.481cm" svg:height="0.017cm" svg:x="13.11cm" svg:y="3.886cm" svg:viewBox="0 0 2482 18" draw:points="0,0 2482,0 2482,18 0,18">
          <text:p/>
        </draw:polygon>
        <draw:polygon draw:style-name="gr30" draw:text-style-name="P7" draw:layer="layout" svg:width="0.018cm" svg:height="0.017cm" svg:x="15.591cm" svg:y="3.886cm" svg:viewBox="0 0 19 18" draw:points="0,0 19,0 19,18 0,18">
          <text:p/>
        </draw:polygon>
        <draw:polygon draw:style-name="gr30" draw:text-style-name="P7" draw:layer="layout" svg:width="2.485cm" svg:height="0.017cm" svg:x="15.608cm" svg:y="3.886cm" svg:viewBox="0 0 2486 18" draw:points="0,0 2486,0 2486,18 0,18">
          <text:p/>
        </draw:polygon>
        <draw:polygon draw:style-name="gr30" draw:text-style-name="P7" draw:layer="layout" svg:width="0.017cm" svg:height="0.017cm" svg:x="18.093cm" svg:y="3.886cm" svg:viewBox="0 0 18 18" draw:points="0,0 18,0 18,18 0,18">
          <text:p/>
        </draw:polygon>
        <draw:polygon draw:style-name="gr30" draw:text-style-name="P7" draw:layer="layout" svg:width="1.481cm" svg:height="0.017cm" svg:x="18.11cm" svg:y="3.886cm" svg:viewBox="0 0 1482 18" draw:points="0,0 1482,0 1482,18 0,18">
          <text:p/>
        </draw:polygon>
        <draw:polygon draw:style-name="gr30" draw:text-style-name="P7" draw:layer="layout" svg:width="0.018cm" svg:height="0.017cm" svg:x="19.591cm" svg:y="3.886cm" svg:viewBox="0 0 19 18" draw:points="0,0 19,0 19,18 0,18">
          <text:p/>
        </draw:polygon>
        <draw:polygon draw:style-name="gr30" draw:text-style-name="P7" draw:layer="layout" svg:width="1.177cm" svg:height="0.017cm" svg:x="19.608cm" svg:y="3.886cm" svg:viewBox="0 0 1178 18" draw:points="0,0 1178,0 1178,18 0,18">
          <text:p/>
        </draw:polygon>
        <draw:polygon draw:style-name="gr30" draw:text-style-name="P7" draw:layer="layout" svg:width="0.017cm" svg:height="0.017cm" svg:x="20.785cm" svg:y="3.886cm" svg:viewBox="0 0 18 18" draw:points="0,0 18,0 18,18 0,18">
          <text:p/>
        </draw:polygon>
        <draw:polygon draw:style-name="gr30" draw:text-style-name="P7" draw:layer="layout" svg:width="0.017cm" svg:height="0.584cm" svg:x="2.29cm" svg:y="3.903cm" svg:viewBox="0 0 18 585" draw:points="0,0 18,0 18,585 0,585">
          <text:p/>
        </draw:polygon>
        <draw:polygon draw:style-name="gr30" draw:text-style-name="P7" draw:layer="layout" svg:width="0.017cm" svg:height="0.584cm" svg:x="11.091cm" svg:y="3.903cm" svg:viewBox="0 0 18 585" draw:points="0,0 18,0 18,585 0,585">
          <text:p/>
        </draw:polygon>
        <draw:polygon draw:style-name="gr30" draw:text-style-name="P7" draw:layer="layout" svg:width="0.017cm" svg:height="0.584cm" svg:x="13.093cm" svg:y="3.903cm" svg:viewBox="0 0 18 585" draw:points="0,0 18,0 18,585 0,585">
          <text:p/>
        </draw:polygon>
        <draw:polygon draw:style-name="gr30" draw:text-style-name="P7" draw:layer="layout" svg:width="0.018cm" svg:height="0.584cm" svg:x="15.591cm" svg:y="3.903cm" svg:viewBox="0 0 19 585" draw:points="0,0 19,0 19,585 0,585">
          <text:p/>
        </draw:polygon>
        <draw:polygon draw:style-name="gr30" draw:text-style-name="P7" draw:layer="layout" svg:width="0.017cm" svg:height="0.584cm" svg:x="18.093cm" svg:y="3.903cm" svg:viewBox="0 0 18 585" draw:points="0,0 18,0 18,585 0,585">
          <text:p/>
        </draw:polygon>
        <draw:polygon draw:style-name="gr30" draw:text-style-name="P7" draw:layer="layout" svg:width="0.018cm" svg:height="0.584cm" svg:x="19.591cm" svg:y="3.903cm" svg:viewBox="0 0 19 585" draw:points="0,0 19,0 19,585 0,585">
          <text:p/>
        </draw:polygon>
        <draw:polygon draw:style-name="gr30" draw:text-style-name="P7" draw:layer="layout" svg:width="0.017cm" svg:height="0.584cm" svg:x="20.785cm" svg:y="3.903cm" svg:viewBox="0 0 18 585" draw:points="0,0 18,0 18,585 0,585">
          <text:p/>
        </draw:polygon>
        <draw:frame draw:style-name="gr792" draw:text-style-name="P2" draw:layer="layout" svg:width="0.481cm" svg:height="0.471cm" svg:x="20.007cm" svg:y="5.164cm">
          <draw:text-box>
            <text:p text:style-name="P1"><text:span text:style-name="T2">та </text:span></text:p>
          </draw:text-box>
        </draw:frame>
        <draw:frame draw:style-name="gr12" draw:text-style-name="P2" draw:layer="layout" svg:width="0.422cm" svg:height="0.471cm" svg:x="2.544cm" svg:y="4.732cm">
          <draw:text-box>
            <text:p text:style-name="P1"><text:span text:style-name="T2">И</text:span></text:p>
          </draw:text-box>
        </draw:frame>
        <draw:frame draw:style-name="gr12" draw:text-style-name="P2" draw:layer="layout" svg:width="0.422cm" svg:height="0.471cm" svg:x="2.612cm" svg:y="5.219cm">
          <draw:text-box>
            <text:p text:style-name="P1"><text:span text:style-name="T2">з</text:span></text:p>
          </draw:text-box>
        </draw:frame>
        <draw:frame draw:style-name="gr793" draw:text-style-name="P2" draw:layer="layout" svg:width="0.482cm" svg:height="0.471cm" svg:x="2.51cm" svg:y="5.706cm">
          <draw:text-box>
            <text:p text:style-name="P1"><text:span text:style-name="T2">м. </text:span></text:p>
          </draw:text-box>
        </draw:frame>
        <draw:frame draw:style-name="gr794" draw:text-style-name="P2" draw:layer="layout" svg:width="1.572cm" svg:height="0.471cm" svg:x="3.31cm" svg:y="4.974cm">
          <draw:text-box>
            <text:p text:style-name="P1"><text:span text:style-name="T2">Изменён</text:span></text:p>
          </draw:text-box>
        </draw:frame>
        <draw:frame draw:style-name="gr795" draw:text-style-name="P2" draw:layer="layout" svg:width="0.83cm" svg:height="0.471cm" svg:x="3.734cm" svg:y="5.461cm">
          <draw:text-box>
            <text:p text:style-name="P1"><text:span text:style-name="T2">ных </text:span></text:p>
          </draw:text-box>
        </draw:frame>
        <draw:frame draw:style-name="gr796" draw:text-style-name="P2" draw:layer="layout" svg:width="1.499cm" svg:height="0.471cm" svg:x="5.347cm" svg:y="4.974cm">
          <draw:text-box>
            <text:p text:style-name="P1"><text:span text:style-name="T2">Заменён</text:span></text:p>
          </draw:text-box>
        </draw:frame>
        <draw:frame draw:style-name="gr795" draw:text-style-name="P2" draw:layer="layout" svg:width="0.83cm" svg:height="0.471cm" svg:x="5.732cm" svg:y="5.461cm">
          <draw:text-box>
            <text:p text:style-name="P1"><text:span text:style-name="T2">ных </text:span></text:p>
          </draw:text-box>
        </draw:frame>
        <draw:frame draw:style-name="gr749" draw:text-style-name="P2" draw:layer="layout" svg:width="1.321cm" svg:height="0.471cm" svg:x="7.489cm" svg:y="5.219cm">
          <draw:text-box>
            <text:p text:style-name="P1"><text:span text:style-name="T2">Новых </text:span></text:p>
          </draw:text-box>
        </draw:frame>
        <draw:frame draw:style-name="gr797" draw:text-style-name="P2" draw:layer="layout" svg:width="1.41cm" svg:height="0.471cm" svg:x="9.39cm" svg:y="4.732cm">
          <draw:text-box>
            <text:p text:style-name="P1"><text:span text:style-name="T2">Аннули</text:span></text:p>
          </draw:text-box>
        </draw:frame>
        <draw:frame draw:style-name="gr681" draw:text-style-name="P2" draw:layer="layout" svg:width="1.551cm" svg:height="0.471cm" svg:x="9.322cm" svg:y="5.219cm">
          <draw:text-box>
            <text:p text:style-name="P1"><text:span text:style-name="T2">рованны</text:span></text:p>
          </draw:text-box>
        </draw:frame>
        <draw:polygon draw:style-name="gr30" draw:text-style-name="P7" draw:layer="layout" svg:width="0.017cm" svg:height="0.018cm" svg:x="2.29cm" svg:y="4.487cm" svg:viewBox="0 0 18 19" draw:points="0,0 18,0 18,19 0,19">
          <text:p/>
        </draw:polygon>
        <draw:polygon draw:style-name="gr30" draw:text-style-name="P7" draw:layer="layout" svg:width="0.783cm" svg:height="0.018cm" svg:x="2.307cm" svg:y="4.487cm" svg:viewBox="0 0 784 19" draw:points="0,0 784,0 784,19 0,19">
          <text:p/>
        </draw:polygon>
        <draw:polygon draw:style-name="gr30" draw:text-style-name="P7" draw:layer="layout" svg:width="0.017cm" svg:height="0.018cm" svg:x="3.09cm" svg:y="4.487cm" svg:viewBox="0 0 18 19" draw:points="0,0 18,0 18,19 0,19">
          <text:p/>
        </draw:polygon>
        <draw:polygon draw:style-name="gr30" draw:text-style-name="P7" draw:layer="layout" svg:width="1.985cm" svg:height="0.018cm" svg:x="3.107cm" svg:y="4.487cm" svg:viewBox="0 0 1986 19" draw:points="0,0 1986,0 1986,19 0,19">
          <text:p/>
        </draw:polygon>
        <draw:polygon draw:style-name="gr30" draw:text-style-name="P7" draw:layer="layout" svg:width="0.017cm" svg:height="0.018cm" svg:x="5.092cm" svg:y="4.487cm" svg:viewBox="0 0 18 19" draw:points="0,0 18,0 18,19 0,19">
          <text:p/>
        </draw:polygon>
        <draw:polygon draw:style-name="gr30" draw:text-style-name="P7" draw:layer="layout" svg:width="1.981cm" svg:height="0.018cm" svg:x="5.109cm" svg:y="4.487cm" svg:viewBox="0 0 1982 19" draw:points="0,0 1982,0 1982,19 0,19">
          <text:p/>
        </draw:polygon>
        <draw:polygon draw:style-name="gr30" draw:text-style-name="P7" draw:layer="layout" svg:width="0.017cm" svg:height="0.018cm" svg:x="7.09cm" svg:y="4.487cm" svg:viewBox="0 0 18 19" draw:points="0,0 18,0 18,19 0,19">
          <text:p/>
        </draw:polygon>
        <draw:polygon draw:style-name="gr30" draw:text-style-name="P7" draw:layer="layout" svg:width="1.986cm" svg:height="0.018cm" svg:x="7.107cm" svg:y="4.487cm" svg:viewBox="0 0 1987 19" draw:points="0,0 1987,0 1987,19 0,19">
          <text:p/>
        </draw:polygon>
        <draw:polygon draw:style-name="gr30" draw:text-style-name="P7" draw:layer="layout" svg:width="0.017cm" svg:height="0.018cm" svg:x="9.093cm" svg:y="4.487cm" svg:viewBox="0 0 18 19" draw:points="0,0 18,0 18,19 0,19">
          <text:p/>
        </draw:polygon>
        <draw:polygon draw:style-name="gr30" draw:text-style-name="P7" draw:layer="layout" svg:width="1.981cm" svg:height="0.018cm" svg:x="9.11cm" svg:y="4.487cm" svg:viewBox="0 0 1982 19" draw:points="0,0 1982,0 1982,19 0,19">
          <text:p/>
        </draw:polygon>
        <draw:polygon draw:style-name="gr30" draw:text-style-name="P7" draw:layer="layout" svg:width="0.017cm" svg:height="0.018cm" svg:x="11.091cm" svg:y="4.487cm" svg:viewBox="0 0 18 19" draw:points="0,0 18,0 18,19 0,19">
          <text:p/>
        </draw:polygon>
        <draw:polygon draw:style-name="gr30" draw:text-style-name="P7" draw:layer="layout" svg:width="0.017cm" svg:height="0.018cm" svg:x="13.093cm" svg:y="4.487cm" svg:viewBox="0 0 18 19" draw:points="0,0 18,0 18,19 0,19">
          <text:p/>
        </draw:polygon>
        <draw:polygon draw:style-name="gr30" draw:text-style-name="P7" draw:layer="layout" svg:width="0.018cm" svg:height="0.018cm" svg:x="15.591cm" svg:y="4.487cm" svg:viewBox="0 0 19 19" draw:points="0,0 19,0 19,19 0,19">
          <text:p/>
        </draw:polygon>
        <draw:polygon draw:style-name="gr30" draw:text-style-name="P7" draw:layer="layout" svg:width="0.017cm" svg:height="0.018cm" svg:x="18.093cm" svg:y="4.487cm" svg:viewBox="0 0 18 19" draw:points="0,0 18,0 18,19 0,19">
          <text:p/>
        </draw:polygon>
        <draw:polygon draw:style-name="gr30" draw:text-style-name="P7" draw:layer="layout" svg:width="0.018cm" svg:height="0.018cm" svg:x="19.591cm" svg:y="4.487cm" svg:viewBox="0 0 19 19" draw:points="0,0 19,0 19,19 0,19">
          <text:p/>
        </draw:polygon>
        <draw:polygon draw:style-name="gr30" draw:text-style-name="P7" draw:layer="layout" svg:width="0.017cm" svg:height="0.018cm" svg:x="20.785cm" svg:y="4.487cm" svg:viewBox="0 0 18 19" draw:points="0,0 18,0 18,19 0,19">
          <text:p/>
        </draw:polygon>
        <draw:polygon draw:style-name="gr30" draw:text-style-name="P7" draw:layer="layout" svg:width="0.017cm" svg:height="1.884cm" svg:x="2.29cm" svg:y="4.504cm" svg:viewBox="0 0 18 1885" draw:points="0,0 18,0 18,1885 0,1885">
          <text:p/>
        </draw:polygon>
        <draw:polygon draw:style-name="gr30" draw:text-style-name="P7" draw:layer="layout" svg:width="0.017cm" svg:height="1.884cm" svg:x="3.09cm" svg:y="4.504cm" svg:viewBox="0 0 18 1885" draw:points="0,0 18,0 18,1885 0,1885">
          <text:p/>
        </draw:polygon>
        <draw:polygon draw:style-name="gr30" draw:text-style-name="P7" draw:layer="layout" svg:width="0.017cm" svg:height="1.884cm" svg:x="5.092cm" svg:y="4.504cm" svg:viewBox="0 0 18 1885" draw:points="0,0 18,0 18,1885 0,1885">
          <text:p/>
        </draw:polygon>
        <draw:polygon draw:style-name="gr30" draw:text-style-name="P7" draw:layer="layout" svg:width="0.017cm" svg:height="1.884cm" svg:x="7.09cm" svg:y="4.504cm" svg:viewBox="0 0 18 1885" draw:points="0,0 18,0 18,1885 0,1885">
          <text:p/>
        </draw:polygon>
        <draw:polygon draw:style-name="gr30" draw:text-style-name="P7" draw:layer="layout" svg:width="0.017cm" svg:height="1.884cm" svg:x="9.093cm" svg:y="4.504cm" svg:viewBox="0 0 18 1885" draw:points="0,0 18,0 18,1885 0,1885">
          <text:p/>
        </draw:polygon>
        <draw:polygon draw:style-name="gr30" draw:text-style-name="P7" draw:layer="layout" svg:width="0.017cm" svg:height="1.884cm" svg:x="11.091cm" svg:y="4.504cm" svg:viewBox="0 0 18 1885" draw:points="0,0 18,0 18,1885 0,1885">
          <text:p/>
        </draw:polygon>
        <draw:polygon draw:style-name="gr30" draw:text-style-name="P7" draw:layer="layout" svg:width="0.017cm" svg:height="1.884cm" svg:x="13.093cm" svg:y="4.504cm" svg:viewBox="0 0 18 1885" draw:points="0,0 18,0 18,1885 0,1885">
          <text:p/>
        </draw:polygon>
        <draw:polygon draw:style-name="gr30" draw:text-style-name="P7" draw:layer="layout" svg:width="0.018cm" svg:height="1.884cm" svg:x="15.591cm" svg:y="4.504cm" svg:viewBox="0 0 19 1885" draw:points="0,0 19,0 19,1885 0,1885">
          <text:p/>
        </draw:polygon>
        <draw:polygon draw:style-name="gr30" draw:text-style-name="P7" draw:layer="layout" svg:width="0.017cm" svg:height="1.884cm" svg:x="18.093cm" svg:y="4.504cm" svg:viewBox="0 0 18 1885" draw:points="0,0 18,0 18,1885 0,1885">
          <text:p/>
        </draw:polygon>
        <draw:polygon draw:style-name="gr30" draw:text-style-name="P7" draw:layer="layout" svg:width="0.018cm" svg:height="1.884cm" svg:x="19.591cm" svg:y="4.504cm" svg:viewBox="0 0 19 1885" draw:points="0,0 19,0 19,1885 0,1885">
          <text:p/>
        </draw:polygon>
        <draw:polygon draw:style-name="gr30" draw:text-style-name="P7" draw:layer="layout" svg:width="0.017cm" svg:height="1.884cm" svg:x="20.785cm" svg:y="4.504cm" svg:viewBox="0 0 18 1885" draw:points="0,0 18,0 18,1885 0,1885">
          <text:p/>
        </draw:polygon>
        <draw:frame draw:style-name="gr12" draw:text-style-name="P2" draw:layer="layout" svg:width="0.422cm" svg:height="0.471cm" svg:x="9.991cm" svg:y="5.706cm">
          <draw:text-box>
            <text:p text:style-name="P1"><text:span text:style-name="T2">х </text:span></text:p>
          </draw:text-box>
        </draw:frame>
        <draw:frame draw:style-name="gr12" draw:text-style-name="P2" draw:layer="layout" svg:width="0.422cm" svg:height="0.471cm" svg:x="3.738cm" svg:y="6.4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6.4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6.4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6.4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6.4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6.4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6.4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6.4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6.422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6.388cm" svg:viewBox="0 0 18 18" draw:points="0,0 18,0 18,18 0,18">
          <text:p/>
        </draw:polygon>
        <draw:polygon draw:style-name="gr30" draw:text-style-name="P7" draw:layer="layout" svg:width="0.783cm" svg:height="0.017cm" svg:x="2.307cm" svg:y="6.388cm" svg:viewBox="0 0 784 18" draw:points="0,0 784,0 784,18 0,18">
          <text:p/>
        </draw:polygon>
        <draw:polygon draw:style-name="gr30" draw:text-style-name="P7" draw:layer="layout" svg:width="0.017cm" svg:height="0.017cm" svg:x="3.09cm" svg:y="6.388cm" svg:viewBox="0 0 18 18" draw:points="0,0 18,0 18,18 0,18">
          <text:p/>
        </draw:polygon>
        <draw:polygon draw:style-name="gr30" draw:text-style-name="P7" draw:layer="layout" svg:width="1.985cm" svg:height="0.017cm" svg:x="3.107cm" svg:y="6.388cm" svg:viewBox="0 0 1986 18" draw:points="0,0 1986,0 1986,18 0,18">
          <text:p/>
        </draw:polygon>
        <draw:polygon draw:style-name="gr30" draw:text-style-name="P7" draw:layer="layout" svg:width="0.017cm" svg:height="0.017cm" svg:x="5.092cm" svg:y="6.388cm" svg:viewBox="0 0 18 18" draw:points="0,0 18,0 18,18 0,18">
          <text:p/>
        </draw:polygon>
        <draw:polygon draw:style-name="gr30" draw:text-style-name="P7" draw:layer="layout" svg:width="1.981cm" svg:height="0.017cm" svg:x="5.109cm" svg:y="6.388cm" svg:viewBox="0 0 1982 18" draw:points="0,0 1982,0 1982,18 0,18">
          <text:p/>
        </draw:polygon>
        <draw:polygon draw:style-name="gr30" draw:text-style-name="P7" draw:layer="layout" svg:width="0.017cm" svg:height="0.017cm" svg:x="7.09cm" svg:y="6.388cm" svg:viewBox="0 0 18 18" draw:points="0,0 18,0 18,18 0,18">
          <text:p/>
        </draw:polygon>
        <draw:polygon draw:style-name="gr30" draw:text-style-name="P7" draw:layer="layout" svg:width="1.986cm" svg:height="0.017cm" svg:x="7.107cm" svg:y="6.388cm" svg:viewBox="0 0 1987 18" draw:points="0,0 1987,0 1987,18 0,18">
          <text:p/>
        </draw:polygon>
        <draw:polygon draw:style-name="gr30" draw:text-style-name="P7" draw:layer="layout" svg:width="0.017cm" svg:height="0.017cm" svg:x="9.093cm" svg:y="6.388cm" svg:viewBox="0 0 18 18" draw:points="0,0 18,0 18,18 0,18">
          <text:p/>
        </draw:polygon>
        <draw:polygon draw:style-name="gr30" draw:text-style-name="P7" draw:layer="layout" svg:width="1.981cm" svg:height="0.017cm" svg:x="9.11cm" svg:y="6.388cm" svg:viewBox="0 0 1982 18" draw:points="0,0 1982,0 1982,18 0,18">
          <text:p/>
        </draw:polygon>
        <draw:polygon draw:style-name="gr30" draw:text-style-name="P7" draw:layer="layout" svg:width="0.017cm" svg:height="0.017cm" svg:x="11.091cm" svg:y="6.388cm" svg:viewBox="0 0 18 18" draw:points="0,0 18,0 18,18 0,18">
          <text:p/>
        </draw:polygon>
        <draw:polygon draw:style-name="gr30" draw:text-style-name="P7" draw:layer="layout" svg:width="1.985cm" svg:height="0.017cm" svg:x="11.108cm" svg:y="6.388cm" svg:viewBox="0 0 1986 18" draw:points="0,0 1986,0 1986,18 0,18">
          <text:p/>
        </draw:polygon>
        <draw:polygon draw:style-name="gr30" draw:text-style-name="P7" draw:layer="layout" svg:width="0.017cm" svg:height="0.017cm" svg:x="13.093cm" svg:y="6.388cm" svg:viewBox="0 0 18 18" draw:points="0,0 18,0 18,18 0,18">
          <text:p/>
        </draw:polygon>
        <draw:polygon draw:style-name="gr30" draw:text-style-name="P7" draw:layer="layout" svg:width="2.481cm" svg:height="0.017cm" svg:x="13.11cm" svg:y="6.388cm" svg:viewBox="0 0 2482 18" draw:points="0,0 2482,0 2482,18 0,18">
          <text:p/>
        </draw:polygon>
        <draw:polygon draw:style-name="gr30" draw:text-style-name="P7" draw:layer="layout" svg:width="0.018cm" svg:height="0.017cm" svg:x="15.591cm" svg:y="6.388cm" svg:viewBox="0 0 19 18" draw:points="0,0 19,0 19,18 0,18">
          <text:p/>
        </draw:polygon>
        <draw:polygon draw:style-name="gr30" draw:text-style-name="P7" draw:layer="layout" svg:width="2.485cm" svg:height="0.017cm" svg:x="15.608cm" svg:y="6.388cm" svg:viewBox="0 0 2486 18" draw:points="0,0 2486,0 2486,18 0,18">
          <text:p/>
        </draw:polygon>
        <draw:polygon draw:style-name="gr30" draw:text-style-name="P7" draw:layer="layout" svg:width="0.017cm" svg:height="0.017cm" svg:x="18.093cm" svg:y="6.388cm" svg:viewBox="0 0 18 18" draw:points="0,0 18,0 18,18 0,18">
          <text:p/>
        </draw:polygon>
        <draw:polygon draw:style-name="gr30" draw:text-style-name="P7" draw:layer="layout" svg:width="1.481cm" svg:height="0.017cm" svg:x="18.11cm" svg:y="6.388cm" svg:viewBox="0 0 1482 18" draw:points="0,0 1482,0 1482,18 0,18">
          <text:p/>
        </draw:polygon>
        <draw:polygon draw:style-name="gr30" draw:text-style-name="P7" draw:layer="layout" svg:width="0.018cm" svg:height="0.017cm" svg:x="19.591cm" svg:y="6.388cm" svg:viewBox="0 0 19 18" draw:points="0,0 19,0 19,18 0,18">
          <text:p/>
        </draw:polygon>
        <draw:polygon draw:style-name="gr30" draw:text-style-name="P7" draw:layer="layout" svg:width="1.177cm" svg:height="0.017cm" svg:x="19.608cm" svg:y="6.388cm" svg:viewBox="0 0 1178 18" draw:points="0,0 1178,0 1178,18 0,18">
          <text:p/>
        </draw:polygon>
        <draw:polygon draw:style-name="gr30" draw:text-style-name="P7" draw:layer="layout" svg:width="0.017cm" svg:height="0.017cm" svg:x="20.785cm" svg:y="6.388cm" svg:viewBox="0 0 18 18" draw:points="0,0 18,0 18,18 0,18">
          <text:p/>
        </draw:polygon>
        <draw:polygon draw:style-name="gr30" draw:text-style-name="P7" draw:layer="layout" svg:width="0.017cm" svg:height="0.783cm" svg:x="2.29cm" svg:y="6.405cm" svg:viewBox="0 0 18 784" draw:points="0,0 18,0 18,784 0,784">
          <text:p/>
        </draw:polygon>
        <draw:polygon draw:style-name="gr30" draw:text-style-name="P7" draw:layer="layout" svg:width="0.017cm" svg:height="0.783cm" svg:x="3.09cm" svg:y="6.405cm" svg:viewBox="0 0 18 784" draw:points="0,0 18,0 18,784 0,784">
          <text:p/>
        </draw:polygon>
        <draw:polygon draw:style-name="gr30" draw:text-style-name="P7" draw:layer="layout" svg:width="0.017cm" svg:height="0.783cm" svg:x="5.092cm" svg:y="6.405cm" svg:viewBox="0 0 18 784" draw:points="0,0 18,0 18,784 0,784">
          <text:p/>
        </draw:polygon>
        <draw:polygon draw:style-name="gr30" draw:text-style-name="P7" draw:layer="layout" svg:width="0.017cm" svg:height="0.783cm" svg:x="7.09cm" svg:y="6.405cm" svg:viewBox="0 0 18 784" draw:points="0,0 18,0 18,784 0,784">
          <text:p/>
        </draw:polygon>
        <draw:polygon draw:style-name="gr30" draw:text-style-name="P7" draw:layer="layout" svg:width="0.017cm" svg:height="0.783cm" svg:x="9.093cm" svg:y="6.405cm" svg:viewBox="0 0 18 784" draw:points="0,0 18,0 18,784 0,784">
          <text:p/>
        </draw:polygon>
        <draw:polygon draw:style-name="gr30" draw:text-style-name="P7" draw:layer="layout" svg:width="0.017cm" svg:height="0.783cm" svg:x="11.091cm" svg:y="6.405cm" svg:viewBox="0 0 18 784" draw:points="0,0 18,0 18,784 0,784">
          <text:p/>
        </draw:polygon>
        <draw:polygon draw:style-name="gr30" draw:text-style-name="P7" draw:layer="layout" svg:width="0.017cm" svg:height="0.783cm" svg:x="13.093cm" svg:y="6.405cm" svg:viewBox="0 0 18 784" draw:points="0,0 18,0 18,784 0,784">
          <text:p/>
        </draw:polygon>
        <draw:polygon draw:style-name="gr30" draw:text-style-name="P7" draw:layer="layout" svg:width="0.018cm" svg:height="0.783cm" svg:x="15.591cm" svg:y="6.405cm" svg:viewBox="0 0 19 784" draw:points="0,0 19,0 19,784 0,784">
          <text:p/>
        </draw:polygon>
        <draw:polygon draw:style-name="gr30" draw:text-style-name="P7" draw:layer="layout" svg:width="0.017cm" svg:height="0.783cm" svg:x="18.093cm" svg:y="6.405cm" svg:viewBox="0 0 18 784" draw:points="0,0 18,0 18,784 0,784">
          <text:p/>
        </draw:polygon>
        <draw:polygon draw:style-name="gr30" draw:text-style-name="P7" draw:layer="layout" svg:width="0.018cm" svg:height="0.783cm" svg:x="19.591cm" svg:y="6.405cm" svg:viewBox="0 0 19 784" draw:points="0,0 19,0 19,784 0,784">
          <text:p/>
        </draw:polygon>
        <draw:polygon draw:style-name="gr30" draw:text-style-name="P7" draw:layer="layout" svg:width="0.017cm" svg:height="0.783cm" svg:x="20.785cm" svg:y="6.405cm" svg:viewBox="0 0 18 784" draw:points="0,0 18,0 18,784 0,784">
          <text:p/>
        </draw:polygon>
        <draw:frame draw:style-name="gr12" draw:text-style-name="P2" draw:layer="layout" svg:width="0.422cm" svg:height="0.471cm" svg:x="21.035cm" svg:y="6.4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7.2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7.2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7.2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7.2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7.2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7.2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7.2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7.2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7.222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7.188cm" svg:viewBox="0 0 18 18" draw:points="0,0 18,0 18,18 0,18">
          <text:p/>
        </draw:polygon>
        <draw:polygon draw:style-name="gr30" draw:text-style-name="P7" draw:layer="layout" svg:width="0.783cm" svg:height="0.017cm" svg:x="2.307cm" svg:y="7.188cm" svg:viewBox="0 0 784 18" draw:points="0,0 784,0 784,18 0,18">
          <text:p/>
        </draw:polygon>
        <draw:polygon draw:style-name="gr30" draw:text-style-name="P7" draw:layer="layout" svg:width="0.017cm" svg:height="0.017cm" svg:x="3.09cm" svg:y="7.188cm" svg:viewBox="0 0 18 18" draw:points="0,0 18,0 18,18 0,18">
          <text:p/>
        </draw:polygon>
        <draw:polygon draw:style-name="gr30" draw:text-style-name="P7" draw:layer="layout" svg:width="1.985cm" svg:height="0.017cm" svg:x="3.107cm" svg:y="7.188cm" svg:viewBox="0 0 1986 18" draw:points="0,0 1986,0 1986,18 0,18">
          <text:p/>
        </draw:polygon>
        <draw:polygon draw:style-name="gr30" draw:text-style-name="P7" draw:layer="layout" svg:width="0.017cm" svg:height="0.017cm" svg:x="5.092cm" svg:y="7.188cm" svg:viewBox="0 0 18 18" draw:points="0,0 18,0 18,18 0,18">
          <text:p/>
        </draw:polygon>
        <draw:polygon draw:style-name="gr30" draw:text-style-name="P7" draw:layer="layout" svg:width="1.981cm" svg:height="0.017cm" svg:x="5.109cm" svg:y="7.188cm" svg:viewBox="0 0 1982 18" draw:points="0,0 1982,0 1982,18 0,18">
          <text:p/>
        </draw:polygon>
        <draw:polygon draw:style-name="gr30" draw:text-style-name="P7" draw:layer="layout" svg:width="0.017cm" svg:height="0.017cm" svg:x="7.09cm" svg:y="7.188cm" svg:viewBox="0 0 18 18" draw:points="0,0 18,0 18,18 0,18">
          <text:p/>
        </draw:polygon>
        <draw:polygon draw:style-name="gr30" draw:text-style-name="P7" draw:layer="layout" svg:width="1.986cm" svg:height="0.017cm" svg:x="7.107cm" svg:y="7.188cm" svg:viewBox="0 0 1987 18" draw:points="0,0 1987,0 1987,18 0,18">
          <text:p/>
        </draw:polygon>
        <draw:polygon draw:style-name="gr30" draw:text-style-name="P7" draw:layer="layout" svg:width="0.017cm" svg:height="0.017cm" svg:x="9.093cm" svg:y="7.188cm" svg:viewBox="0 0 18 18" draw:points="0,0 18,0 18,18 0,18">
          <text:p/>
        </draw:polygon>
        <draw:polygon draw:style-name="gr30" draw:text-style-name="P7" draw:layer="layout" svg:width="1.981cm" svg:height="0.017cm" svg:x="9.11cm" svg:y="7.188cm" svg:viewBox="0 0 1982 18" draw:points="0,0 1982,0 1982,18 0,18">
          <text:p/>
        </draw:polygon>
        <draw:polygon draw:style-name="gr30" draw:text-style-name="P7" draw:layer="layout" svg:width="0.017cm" svg:height="0.017cm" svg:x="11.091cm" svg:y="7.188cm" svg:viewBox="0 0 18 18" draw:points="0,0 18,0 18,18 0,18">
          <text:p/>
        </draw:polygon>
        <draw:polygon draw:style-name="gr30" draw:text-style-name="P7" draw:layer="layout" svg:width="1.985cm" svg:height="0.017cm" svg:x="11.108cm" svg:y="7.188cm" svg:viewBox="0 0 1986 18" draw:points="0,0 1986,0 1986,18 0,18">
          <text:p/>
        </draw:polygon>
        <draw:polygon draw:style-name="gr30" draw:text-style-name="P7" draw:layer="layout" svg:width="0.017cm" svg:height="0.017cm" svg:x="13.093cm" svg:y="7.188cm" svg:viewBox="0 0 18 18" draw:points="0,0 18,0 18,18 0,18">
          <text:p/>
        </draw:polygon>
        <draw:polygon draw:style-name="gr30" draw:text-style-name="P7" draw:layer="layout" svg:width="2.481cm" svg:height="0.017cm" svg:x="13.11cm" svg:y="7.188cm" svg:viewBox="0 0 2482 18" draw:points="0,0 2482,0 2482,18 0,18">
          <text:p/>
        </draw:polygon>
        <draw:polygon draw:style-name="gr30" draw:text-style-name="P7" draw:layer="layout" svg:width="0.018cm" svg:height="0.017cm" svg:x="15.591cm" svg:y="7.188cm" svg:viewBox="0 0 19 18" draw:points="0,0 19,0 19,18 0,18">
          <text:p/>
        </draw:polygon>
        <draw:polygon draw:style-name="gr30" draw:text-style-name="P7" draw:layer="layout" svg:width="2.485cm" svg:height="0.017cm" svg:x="15.608cm" svg:y="7.188cm" svg:viewBox="0 0 2486 18" draw:points="0,0 2486,0 2486,18 0,18">
          <text:p/>
        </draw:polygon>
        <draw:polygon draw:style-name="gr30" draw:text-style-name="P7" draw:layer="layout" svg:width="0.017cm" svg:height="0.017cm" svg:x="18.093cm" svg:y="7.188cm" svg:viewBox="0 0 18 18" draw:points="0,0 18,0 18,18 0,18">
          <text:p/>
        </draw:polygon>
        <draw:polygon draw:style-name="gr30" draw:text-style-name="P7" draw:layer="layout" svg:width="1.481cm" svg:height="0.017cm" svg:x="18.11cm" svg:y="7.188cm" svg:viewBox="0 0 1482 18" draw:points="0,0 1482,0 1482,18 0,18">
          <text:p/>
        </draw:polygon>
        <draw:polygon draw:style-name="gr30" draw:text-style-name="P7" draw:layer="layout" svg:width="0.018cm" svg:height="0.017cm" svg:x="19.591cm" svg:y="7.188cm" svg:viewBox="0 0 19 18" draw:points="0,0 19,0 19,18 0,18">
          <text:p/>
        </draw:polygon>
        <draw:polygon draw:style-name="gr30" draw:text-style-name="P7" draw:layer="layout" svg:width="1.177cm" svg:height="0.017cm" svg:x="19.608cm" svg:y="7.188cm" svg:viewBox="0 0 1178 18" draw:points="0,0 1178,0 1178,18 0,18">
          <text:p/>
        </draw:polygon>
        <draw:polygon draw:style-name="gr30" draw:text-style-name="P7" draw:layer="layout" svg:width="0.017cm" svg:height="0.017cm" svg:x="20.785cm" svg:y="7.188cm" svg:viewBox="0 0 18 18" draw:points="0,0 18,0 18,18 0,18">
          <text:p/>
        </draw:polygon>
        <draw:polygon draw:style-name="gr30" draw:text-style-name="P7" draw:layer="layout" svg:width="0.017cm" svg:height="0.783cm" svg:x="2.29cm" svg:y="7.205cm" svg:viewBox="0 0 18 784" draw:points="0,0 18,0 18,784 0,784">
          <text:p/>
        </draw:polygon>
        <draw:polygon draw:style-name="gr30" draw:text-style-name="P7" draw:layer="layout" svg:width="0.017cm" svg:height="0.783cm" svg:x="3.09cm" svg:y="7.205cm" svg:viewBox="0 0 18 784" draw:points="0,0 18,0 18,784 0,784">
          <text:p/>
        </draw:polygon>
        <draw:polygon draw:style-name="gr30" draw:text-style-name="P7" draw:layer="layout" svg:width="0.017cm" svg:height="0.783cm" svg:x="5.092cm" svg:y="7.205cm" svg:viewBox="0 0 18 784" draw:points="0,0 18,0 18,784 0,784">
          <text:p/>
        </draw:polygon>
        <draw:polygon draw:style-name="gr30" draw:text-style-name="P7" draw:layer="layout" svg:width="0.017cm" svg:height="0.783cm" svg:x="7.09cm" svg:y="7.205cm" svg:viewBox="0 0 18 784" draw:points="0,0 18,0 18,784 0,784">
          <text:p/>
        </draw:polygon>
        <draw:polygon draw:style-name="gr30" draw:text-style-name="P7" draw:layer="layout" svg:width="0.017cm" svg:height="0.783cm" svg:x="9.093cm" svg:y="7.205cm" svg:viewBox="0 0 18 784" draw:points="0,0 18,0 18,784 0,784">
          <text:p/>
        </draw:polygon>
        <draw:polygon draw:style-name="gr30" draw:text-style-name="P7" draw:layer="layout" svg:width="0.017cm" svg:height="0.783cm" svg:x="11.091cm" svg:y="7.205cm" svg:viewBox="0 0 18 784" draw:points="0,0 18,0 18,784 0,784">
          <text:p/>
        </draw:polygon>
        <draw:polygon draw:style-name="gr30" draw:text-style-name="P7" draw:layer="layout" svg:width="0.017cm" svg:height="0.783cm" svg:x="13.093cm" svg:y="7.205cm" svg:viewBox="0 0 18 784" draw:points="0,0 18,0 18,784 0,784">
          <text:p/>
        </draw:polygon>
        <draw:polygon draw:style-name="gr30" draw:text-style-name="P7" draw:layer="layout" svg:width="0.018cm" svg:height="0.783cm" svg:x="15.591cm" svg:y="7.205cm" svg:viewBox="0 0 19 784" draw:points="0,0 19,0 19,784 0,784">
          <text:p/>
        </draw:polygon>
        <draw:polygon draw:style-name="gr30" draw:text-style-name="P7" draw:layer="layout" svg:width="0.017cm" svg:height="0.783cm" svg:x="18.093cm" svg:y="7.205cm" svg:viewBox="0 0 18 784" draw:points="0,0 18,0 18,784 0,784">
          <text:p/>
        </draw:polygon>
        <draw:polygon draw:style-name="gr30" draw:text-style-name="P7" draw:layer="layout" svg:width="0.018cm" svg:height="0.783cm" svg:x="19.591cm" svg:y="7.205cm" svg:viewBox="0 0 19 784" draw:points="0,0 19,0 19,784 0,784">
          <text:p/>
        </draw:polygon>
        <draw:polygon draw:style-name="gr30" draw:text-style-name="P7" draw:layer="layout" svg:width="0.017cm" svg:height="0.783cm" svg:x="20.785cm" svg:y="7.205cm" svg:viewBox="0 0 18 784" draw:points="0,0 18,0 18,784 0,784">
          <text:p/>
        </draw:polygon>
        <draw:frame draw:style-name="gr12" draw:text-style-name="P2" draw:layer="layout" svg:width="0.422cm" svg:height="0.471cm" svg:x="21.035cm" svg:y="7.2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8.0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8.0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8.0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8.0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8.0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8.0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8.0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8.0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8.022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7.988cm" svg:viewBox="0 0 18 18" draw:points="0,0 18,0 18,18 0,18">
          <text:p/>
        </draw:polygon>
        <draw:polygon draw:style-name="gr30" draw:text-style-name="P7" draw:layer="layout" svg:width="0.783cm" svg:height="0.017cm" svg:x="2.307cm" svg:y="7.988cm" svg:viewBox="0 0 784 18" draw:points="0,0 784,0 784,18 0,18">
          <text:p/>
        </draw:polygon>
        <draw:polygon draw:style-name="gr30" draw:text-style-name="P7" draw:layer="layout" svg:width="0.017cm" svg:height="0.017cm" svg:x="3.09cm" svg:y="7.988cm" svg:viewBox="0 0 18 18" draw:points="0,0 18,0 18,18 0,18">
          <text:p/>
        </draw:polygon>
        <draw:polygon draw:style-name="gr30" draw:text-style-name="P7" draw:layer="layout" svg:width="1.985cm" svg:height="0.017cm" svg:x="3.107cm" svg:y="7.988cm" svg:viewBox="0 0 1986 18" draw:points="0,0 1986,0 1986,18 0,18">
          <text:p/>
        </draw:polygon>
        <draw:polygon draw:style-name="gr30" draw:text-style-name="P7" draw:layer="layout" svg:width="0.017cm" svg:height="0.017cm" svg:x="5.092cm" svg:y="7.988cm" svg:viewBox="0 0 18 18" draw:points="0,0 18,0 18,18 0,18">
          <text:p/>
        </draw:polygon>
        <draw:polygon draw:style-name="gr30" draw:text-style-name="P7" draw:layer="layout" svg:width="1.981cm" svg:height="0.017cm" svg:x="5.109cm" svg:y="7.988cm" svg:viewBox="0 0 1982 18" draw:points="0,0 1982,0 1982,18 0,18">
          <text:p/>
        </draw:polygon>
        <draw:polygon draw:style-name="gr30" draw:text-style-name="P7" draw:layer="layout" svg:width="0.017cm" svg:height="0.017cm" svg:x="7.09cm" svg:y="7.988cm" svg:viewBox="0 0 18 18" draw:points="0,0 18,0 18,18 0,18">
          <text:p/>
        </draw:polygon>
        <draw:polygon draw:style-name="gr30" draw:text-style-name="P7" draw:layer="layout" svg:width="1.986cm" svg:height="0.017cm" svg:x="7.107cm" svg:y="7.988cm" svg:viewBox="0 0 1987 18" draw:points="0,0 1987,0 1987,18 0,18">
          <text:p/>
        </draw:polygon>
        <draw:polygon draw:style-name="gr30" draw:text-style-name="P7" draw:layer="layout" svg:width="0.017cm" svg:height="0.017cm" svg:x="9.093cm" svg:y="7.988cm" svg:viewBox="0 0 18 18" draw:points="0,0 18,0 18,18 0,18">
          <text:p/>
        </draw:polygon>
        <draw:polygon draw:style-name="gr30" draw:text-style-name="P7" draw:layer="layout" svg:width="1.981cm" svg:height="0.017cm" svg:x="9.11cm" svg:y="7.988cm" svg:viewBox="0 0 1982 18" draw:points="0,0 1982,0 1982,18 0,18">
          <text:p/>
        </draw:polygon>
        <draw:polygon draw:style-name="gr30" draw:text-style-name="P7" draw:layer="layout" svg:width="0.017cm" svg:height="0.017cm" svg:x="11.091cm" svg:y="7.988cm" svg:viewBox="0 0 18 18" draw:points="0,0 18,0 18,18 0,18">
          <text:p/>
        </draw:polygon>
        <draw:polygon draw:style-name="gr30" draw:text-style-name="P7" draw:layer="layout" svg:width="1.985cm" svg:height="0.017cm" svg:x="11.108cm" svg:y="7.988cm" svg:viewBox="0 0 1986 18" draw:points="0,0 1986,0 1986,18 0,18">
          <text:p/>
        </draw:polygon>
        <draw:polygon draw:style-name="gr30" draw:text-style-name="P7" draw:layer="layout" svg:width="0.017cm" svg:height="0.017cm" svg:x="13.093cm" svg:y="7.988cm" svg:viewBox="0 0 18 18" draw:points="0,0 18,0 18,18 0,18">
          <text:p/>
        </draw:polygon>
        <draw:polygon draw:style-name="gr30" draw:text-style-name="P7" draw:layer="layout" svg:width="2.481cm" svg:height="0.017cm" svg:x="13.11cm" svg:y="7.988cm" svg:viewBox="0 0 2482 18" draw:points="0,0 2482,0 2482,18 0,18">
          <text:p/>
        </draw:polygon>
        <draw:polygon draw:style-name="gr30" draw:text-style-name="P7" draw:layer="layout" svg:width="0.018cm" svg:height="0.017cm" svg:x="15.591cm" svg:y="7.988cm" svg:viewBox="0 0 19 18" draw:points="0,0 19,0 19,18 0,18">
          <text:p/>
        </draw:polygon>
        <draw:polygon draw:style-name="gr30" draw:text-style-name="P7" draw:layer="layout" svg:width="2.485cm" svg:height="0.017cm" svg:x="15.608cm" svg:y="7.988cm" svg:viewBox="0 0 2486 18" draw:points="0,0 2486,0 2486,18 0,18">
          <text:p/>
        </draw:polygon>
        <draw:polygon draw:style-name="gr30" draw:text-style-name="P7" draw:layer="layout" svg:width="0.017cm" svg:height="0.017cm" svg:x="18.093cm" svg:y="7.988cm" svg:viewBox="0 0 18 18" draw:points="0,0 18,0 18,18 0,18">
          <text:p/>
        </draw:polygon>
        <draw:polygon draw:style-name="gr30" draw:text-style-name="P7" draw:layer="layout" svg:width="1.481cm" svg:height="0.017cm" svg:x="18.11cm" svg:y="7.988cm" svg:viewBox="0 0 1482 18" draw:points="0,0 1482,0 1482,18 0,18">
          <text:p/>
        </draw:polygon>
        <draw:polygon draw:style-name="gr30" draw:text-style-name="P7" draw:layer="layout" svg:width="0.018cm" svg:height="0.017cm" svg:x="19.591cm" svg:y="7.988cm" svg:viewBox="0 0 19 18" draw:points="0,0 19,0 19,18 0,18">
          <text:p/>
        </draw:polygon>
        <draw:polygon draw:style-name="gr30" draw:text-style-name="P7" draw:layer="layout" svg:width="1.177cm" svg:height="0.017cm" svg:x="19.608cm" svg:y="7.988cm" svg:viewBox="0 0 1178 18" draw:points="0,0 1178,0 1178,18 0,18">
          <text:p/>
        </draw:polygon>
        <draw:polygon draw:style-name="gr30" draw:text-style-name="P7" draw:layer="layout" svg:width="0.017cm" svg:height="0.017cm" svg:x="20.785cm" svg:y="7.988cm" svg:viewBox="0 0 18 18" draw:points="0,0 18,0 18,18 0,18">
          <text:p/>
        </draw:polygon>
        <draw:polygon draw:style-name="gr30" draw:text-style-name="P7" draw:layer="layout" svg:width="0.017cm" svg:height="0.783cm" svg:x="2.29cm" svg:y="8.005cm" svg:viewBox="0 0 18 784" draw:points="0,0 18,0 18,784 0,784">
          <text:p/>
        </draw:polygon>
        <draw:polygon draw:style-name="gr30" draw:text-style-name="P7" draw:layer="layout" svg:width="0.017cm" svg:height="0.783cm" svg:x="3.09cm" svg:y="8.005cm" svg:viewBox="0 0 18 784" draw:points="0,0 18,0 18,784 0,784">
          <text:p/>
        </draw:polygon>
        <draw:polygon draw:style-name="gr30" draw:text-style-name="P7" draw:layer="layout" svg:width="0.017cm" svg:height="0.783cm" svg:x="5.092cm" svg:y="8.005cm" svg:viewBox="0 0 18 784" draw:points="0,0 18,0 18,784 0,784">
          <text:p/>
        </draw:polygon>
        <draw:polygon draw:style-name="gr30" draw:text-style-name="P7" draw:layer="layout" svg:width="0.017cm" svg:height="0.783cm" svg:x="7.09cm" svg:y="8.005cm" svg:viewBox="0 0 18 784" draw:points="0,0 18,0 18,784 0,784">
          <text:p/>
        </draw:polygon>
        <draw:polygon draw:style-name="gr30" draw:text-style-name="P7" draw:layer="layout" svg:width="0.017cm" svg:height="0.783cm" svg:x="9.093cm" svg:y="8.005cm" svg:viewBox="0 0 18 784" draw:points="0,0 18,0 18,784 0,784">
          <text:p/>
        </draw:polygon>
        <draw:polygon draw:style-name="gr30" draw:text-style-name="P7" draw:layer="layout" svg:width="0.017cm" svg:height="0.783cm" svg:x="11.091cm" svg:y="8.005cm" svg:viewBox="0 0 18 784" draw:points="0,0 18,0 18,784 0,784">
          <text:p/>
        </draw:polygon>
        <draw:polygon draw:style-name="gr30" draw:text-style-name="P7" draw:layer="layout" svg:width="0.017cm" svg:height="0.783cm" svg:x="13.093cm" svg:y="8.005cm" svg:viewBox="0 0 18 784" draw:points="0,0 18,0 18,784 0,784">
          <text:p/>
        </draw:polygon>
        <draw:polygon draw:style-name="gr30" draw:text-style-name="P7" draw:layer="layout" svg:width="0.018cm" svg:height="0.783cm" svg:x="15.591cm" svg:y="8.005cm" svg:viewBox="0 0 19 784" draw:points="0,0 19,0 19,784 0,784">
          <text:p/>
        </draw:polygon>
        <draw:polygon draw:style-name="gr30" draw:text-style-name="P7" draw:layer="layout" svg:width="0.017cm" svg:height="0.783cm" svg:x="18.093cm" svg:y="8.005cm" svg:viewBox="0 0 18 784" draw:points="0,0 18,0 18,784 0,784">
          <text:p/>
        </draw:polygon>
        <draw:polygon draw:style-name="gr30" draw:text-style-name="P7" draw:layer="layout" svg:width="0.018cm" svg:height="0.783cm" svg:x="19.591cm" svg:y="8.005cm" svg:viewBox="0 0 19 784" draw:points="0,0 19,0 19,784 0,784">
          <text:p/>
        </draw:polygon>
        <draw:polygon draw:style-name="gr30" draw:text-style-name="P7" draw:layer="layout" svg:width="0.017cm" svg:height="0.783cm" svg:x="20.785cm" svg:y="8.005cm" svg:viewBox="0 0 18 784" draw:points="0,0 18,0 18,784 0,784">
          <text:p/>
        </draw:polygon>
        <draw:frame draw:style-name="gr12" draw:text-style-name="P2" draw:layer="layout" svg:width="0.422cm" svg:height="0.471cm" svg:x="21.035cm" svg:y="8.0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8.8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8.8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8.8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8.8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8.8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8.8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8.8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8.8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8.822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8.788cm" svg:viewBox="0 0 18 18" draw:points="0,0 18,0 18,18 0,18">
          <text:p/>
        </draw:polygon>
        <draw:polygon draw:style-name="gr30" draw:text-style-name="P7" draw:layer="layout" svg:width="0.783cm" svg:height="0.017cm" svg:x="2.307cm" svg:y="8.788cm" svg:viewBox="0 0 784 18" draw:points="0,0 784,0 784,18 0,18">
          <text:p/>
        </draw:polygon>
        <draw:polygon draw:style-name="gr30" draw:text-style-name="P7" draw:layer="layout" svg:width="0.017cm" svg:height="0.017cm" svg:x="3.09cm" svg:y="8.788cm" svg:viewBox="0 0 18 18" draw:points="0,0 18,0 18,18 0,18">
          <text:p/>
        </draw:polygon>
        <draw:polygon draw:style-name="gr30" draw:text-style-name="P7" draw:layer="layout" svg:width="1.985cm" svg:height="0.017cm" svg:x="3.107cm" svg:y="8.788cm" svg:viewBox="0 0 1986 18" draw:points="0,0 1986,0 1986,18 0,18">
          <text:p/>
        </draw:polygon>
        <draw:polygon draw:style-name="gr30" draw:text-style-name="P7" draw:layer="layout" svg:width="0.017cm" svg:height="0.017cm" svg:x="5.092cm" svg:y="8.788cm" svg:viewBox="0 0 18 18" draw:points="0,0 18,0 18,18 0,18">
          <text:p/>
        </draw:polygon>
        <draw:polygon draw:style-name="gr30" draw:text-style-name="P7" draw:layer="layout" svg:width="1.981cm" svg:height="0.017cm" svg:x="5.109cm" svg:y="8.788cm" svg:viewBox="0 0 1982 18" draw:points="0,0 1982,0 1982,18 0,18">
          <text:p/>
        </draw:polygon>
        <draw:polygon draw:style-name="gr30" draw:text-style-name="P7" draw:layer="layout" svg:width="0.017cm" svg:height="0.017cm" svg:x="7.09cm" svg:y="8.788cm" svg:viewBox="0 0 18 18" draw:points="0,0 18,0 18,18 0,18">
          <text:p/>
        </draw:polygon>
        <draw:polygon draw:style-name="gr30" draw:text-style-name="P7" draw:layer="layout" svg:width="1.986cm" svg:height="0.017cm" svg:x="7.107cm" svg:y="8.788cm" svg:viewBox="0 0 1987 18" draw:points="0,0 1987,0 1987,18 0,18">
          <text:p/>
        </draw:polygon>
        <draw:polygon draw:style-name="gr30" draw:text-style-name="P7" draw:layer="layout" svg:width="0.017cm" svg:height="0.017cm" svg:x="9.093cm" svg:y="8.788cm" svg:viewBox="0 0 18 18" draw:points="0,0 18,0 18,18 0,18">
          <text:p/>
        </draw:polygon>
        <draw:polygon draw:style-name="gr30" draw:text-style-name="P7" draw:layer="layout" svg:width="1.981cm" svg:height="0.017cm" svg:x="9.11cm" svg:y="8.788cm" svg:viewBox="0 0 1982 18" draw:points="0,0 1982,0 1982,18 0,18">
          <text:p/>
        </draw:polygon>
        <draw:polygon draw:style-name="gr30" draw:text-style-name="P7" draw:layer="layout" svg:width="0.017cm" svg:height="0.017cm" svg:x="11.091cm" svg:y="8.788cm" svg:viewBox="0 0 18 18" draw:points="0,0 18,0 18,18 0,18">
          <text:p/>
        </draw:polygon>
        <draw:polygon draw:style-name="gr30" draw:text-style-name="P7" draw:layer="layout" svg:width="1.985cm" svg:height="0.017cm" svg:x="11.108cm" svg:y="8.788cm" svg:viewBox="0 0 1986 18" draw:points="0,0 1986,0 1986,18 0,18">
          <text:p/>
        </draw:polygon>
        <draw:polygon draw:style-name="gr30" draw:text-style-name="P7" draw:layer="layout" svg:width="0.017cm" svg:height="0.017cm" svg:x="13.093cm" svg:y="8.788cm" svg:viewBox="0 0 18 18" draw:points="0,0 18,0 18,18 0,18">
          <text:p/>
        </draw:polygon>
        <draw:polygon draw:style-name="gr30" draw:text-style-name="P7" draw:layer="layout" svg:width="2.481cm" svg:height="0.017cm" svg:x="13.11cm" svg:y="8.788cm" svg:viewBox="0 0 2482 18" draw:points="0,0 2482,0 2482,18 0,18">
          <text:p/>
        </draw:polygon>
        <draw:polygon draw:style-name="gr30" draw:text-style-name="P7" draw:layer="layout" svg:width="0.018cm" svg:height="0.017cm" svg:x="15.591cm" svg:y="8.788cm" svg:viewBox="0 0 19 18" draw:points="0,0 19,0 19,18 0,18">
          <text:p/>
        </draw:polygon>
        <draw:polygon draw:style-name="gr30" draw:text-style-name="P7" draw:layer="layout" svg:width="2.485cm" svg:height="0.017cm" svg:x="15.608cm" svg:y="8.788cm" svg:viewBox="0 0 2486 18" draw:points="0,0 2486,0 2486,18 0,18">
          <text:p/>
        </draw:polygon>
        <draw:polygon draw:style-name="gr30" draw:text-style-name="P7" draw:layer="layout" svg:width="0.017cm" svg:height="0.017cm" svg:x="18.093cm" svg:y="8.788cm" svg:viewBox="0 0 18 18" draw:points="0,0 18,0 18,18 0,18">
          <text:p/>
        </draw:polygon>
        <draw:polygon draw:style-name="gr30" draw:text-style-name="P7" draw:layer="layout" svg:width="1.481cm" svg:height="0.017cm" svg:x="18.11cm" svg:y="8.788cm" svg:viewBox="0 0 1482 18" draw:points="0,0 1482,0 1482,18 0,18">
          <text:p/>
        </draw:polygon>
        <draw:polygon draw:style-name="gr30" draw:text-style-name="P7" draw:layer="layout" svg:width="0.018cm" svg:height="0.017cm" svg:x="19.591cm" svg:y="8.788cm" svg:viewBox="0 0 19 18" draw:points="0,0 19,0 19,18 0,18">
          <text:p/>
        </draw:polygon>
        <draw:polygon draw:style-name="gr30" draw:text-style-name="P7" draw:layer="layout" svg:width="1.177cm" svg:height="0.017cm" svg:x="19.608cm" svg:y="8.788cm" svg:viewBox="0 0 1178 18" draw:points="0,0 1178,0 1178,18 0,18">
          <text:p/>
        </draw:polygon>
        <draw:polygon draw:style-name="gr30" draw:text-style-name="P7" draw:layer="layout" svg:width="0.017cm" svg:height="0.017cm" svg:x="20.785cm" svg:y="8.788cm" svg:viewBox="0 0 18 18" draw:points="0,0 18,0 18,18 0,18">
          <text:p/>
        </draw:polygon>
        <draw:polygon draw:style-name="gr30" draw:text-style-name="P7" draw:layer="layout" svg:width="0.017cm" svg:height="0.783cm" svg:x="2.29cm" svg:y="8.805cm" svg:viewBox="0 0 18 784" draw:points="0,0 18,0 18,784 0,784">
          <text:p/>
        </draw:polygon>
        <draw:polygon draw:style-name="gr30" draw:text-style-name="P7" draw:layer="layout" svg:width="0.017cm" svg:height="0.783cm" svg:x="3.09cm" svg:y="8.805cm" svg:viewBox="0 0 18 784" draw:points="0,0 18,0 18,784 0,784">
          <text:p/>
        </draw:polygon>
        <draw:polygon draw:style-name="gr30" draw:text-style-name="P7" draw:layer="layout" svg:width="0.017cm" svg:height="0.783cm" svg:x="5.092cm" svg:y="8.805cm" svg:viewBox="0 0 18 784" draw:points="0,0 18,0 18,784 0,784">
          <text:p/>
        </draw:polygon>
        <draw:polygon draw:style-name="gr30" draw:text-style-name="P7" draw:layer="layout" svg:width="0.017cm" svg:height="0.783cm" svg:x="7.09cm" svg:y="8.805cm" svg:viewBox="0 0 18 784" draw:points="0,0 18,0 18,784 0,784">
          <text:p/>
        </draw:polygon>
        <draw:polygon draw:style-name="gr30" draw:text-style-name="P7" draw:layer="layout" svg:width="0.017cm" svg:height="0.783cm" svg:x="9.093cm" svg:y="8.805cm" svg:viewBox="0 0 18 784" draw:points="0,0 18,0 18,784 0,784">
          <text:p/>
        </draw:polygon>
        <draw:polygon draw:style-name="gr30" draw:text-style-name="P7" draw:layer="layout" svg:width="0.017cm" svg:height="0.783cm" svg:x="11.091cm" svg:y="8.805cm" svg:viewBox="0 0 18 784" draw:points="0,0 18,0 18,784 0,784">
          <text:p/>
        </draw:polygon>
        <draw:polygon draw:style-name="gr30" draw:text-style-name="P7" draw:layer="layout" svg:width="0.017cm" svg:height="0.783cm" svg:x="13.093cm" svg:y="8.805cm" svg:viewBox="0 0 18 784" draw:points="0,0 18,0 18,784 0,784">
          <text:p/>
        </draw:polygon>
        <draw:polygon draw:style-name="gr30" draw:text-style-name="P7" draw:layer="layout" svg:width="0.018cm" svg:height="0.783cm" svg:x="15.591cm" svg:y="8.805cm" svg:viewBox="0 0 19 784" draw:points="0,0 19,0 19,784 0,784">
          <text:p/>
        </draw:polygon>
        <draw:polygon draw:style-name="gr30" draw:text-style-name="P7" draw:layer="layout" svg:width="0.017cm" svg:height="0.783cm" svg:x="18.093cm" svg:y="8.805cm" svg:viewBox="0 0 18 784" draw:points="0,0 18,0 18,784 0,784">
          <text:p/>
        </draw:polygon>
        <draw:polygon draw:style-name="gr30" draw:text-style-name="P7" draw:layer="layout" svg:width="0.018cm" svg:height="0.783cm" svg:x="19.591cm" svg:y="8.805cm" svg:viewBox="0 0 19 784" draw:points="0,0 19,0 19,784 0,784">
          <text:p/>
        </draw:polygon>
        <draw:polygon draw:style-name="gr30" draw:text-style-name="P7" draw:layer="layout" svg:width="0.017cm" svg:height="0.783cm" svg:x="20.785cm" svg:y="8.805cm" svg:viewBox="0 0 18 784" draw:points="0,0 18,0 18,784 0,784">
          <text:p/>
        </draw:polygon>
        <draw:frame draw:style-name="gr12" draw:text-style-name="P2" draw:layer="layout" svg:width="0.422cm" svg:height="0.471cm" svg:x="21.035cm" svg:y="8.82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9.6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9.6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9.6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9.6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9.6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9.6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9.6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9.6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9.62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9.588cm" svg:viewBox="0 0 18 18" draw:points="0,0 18,0 18,18 0,18">
          <text:p/>
        </draw:polygon>
        <draw:polygon draw:style-name="gr30" draw:text-style-name="P7" draw:layer="layout" svg:width="0.783cm" svg:height="0.017cm" svg:x="2.307cm" svg:y="9.588cm" svg:viewBox="0 0 784 18" draw:points="0,0 784,0 784,18 0,18">
          <text:p/>
        </draw:polygon>
        <draw:polygon draw:style-name="gr30" draw:text-style-name="P7" draw:layer="layout" svg:width="0.017cm" svg:height="0.017cm" svg:x="3.09cm" svg:y="9.588cm" svg:viewBox="0 0 18 18" draw:points="0,0 18,0 18,18 0,18">
          <text:p/>
        </draw:polygon>
        <draw:polygon draw:style-name="gr30" draw:text-style-name="P7" draw:layer="layout" svg:width="1.985cm" svg:height="0.017cm" svg:x="3.107cm" svg:y="9.588cm" svg:viewBox="0 0 1986 18" draw:points="0,0 1986,0 1986,18 0,18">
          <text:p/>
        </draw:polygon>
        <draw:polygon draw:style-name="gr30" draw:text-style-name="P7" draw:layer="layout" svg:width="0.017cm" svg:height="0.017cm" svg:x="5.092cm" svg:y="9.588cm" svg:viewBox="0 0 18 18" draw:points="0,0 18,0 18,18 0,18">
          <text:p/>
        </draw:polygon>
        <draw:polygon draw:style-name="gr30" draw:text-style-name="P7" draw:layer="layout" svg:width="1.981cm" svg:height="0.017cm" svg:x="5.109cm" svg:y="9.588cm" svg:viewBox="0 0 1982 18" draw:points="0,0 1982,0 1982,18 0,18">
          <text:p/>
        </draw:polygon>
        <draw:polygon draw:style-name="gr30" draw:text-style-name="P7" draw:layer="layout" svg:width="0.017cm" svg:height="0.017cm" svg:x="7.09cm" svg:y="9.588cm" svg:viewBox="0 0 18 18" draw:points="0,0 18,0 18,18 0,18">
          <text:p/>
        </draw:polygon>
        <draw:polygon draw:style-name="gr30" draw:text-style-name="P7" draw:layer="layout" svg:width="1.986cm" svg:height="0.017cm" svg:x="7.107cm" svg:y="9.588cm" svg:viewBox="0 0 1987 18" draw:points="0,0 1987,0 1987,18 0,18">
          <text:p/>
        </draw:polygon>
        <draw:polygon draw:style-name="gr30" draw:text-style-name="P7" draw:layer="layout" svg:width="0.017cm" svg:height="0.017cm" svg:x="9.093cm" svg:y="9.588cm" svg:viewBox="0 0 18 18" draw:points="0,0 18,0 18,18 0,18">
          <text:p/>
        </draw:polygon>
        <draw:polygon draw:style-name="gr30" draw:text-style-name="P7" draw:layer="layout" svg:width="1.981cm" svg:height="0.017cm" svg:x="9.11cm" svg:y="9.588cm" svg:viewBox="0 0 1982 18" draw:points="0,0 1982,0 1982,18 0,18">
          <text:p/>
        </draw:polygon>
        <draw:polygon draw:style-name="gr30" draw:text-style-name="P7" draw:layer="layout" svg:width="0.017cm" svg:height="0.017cm" svg:x="11.091cm" svg:y="9.588cm" svg:viewBox="0 0 18 18" draw:points="0,0 18,0 18,18 0,18">
          <text:p/>
        </draw:polygon>
        <draw:polygon draw:style-name="gr30" draw:text-style-name="P7" draw:layer="layout" svg:width="1.985cm" svg:height="0.017cm" svg:x="11.108cm" svg:y="9.588cm" svg:viewBox="0 0 1986 18" draw:points="0,0 1986,0 1986,18 0,18">
          <text:p/>
        </draw:polygon>
        <draw:polygon draw:style-name="gr30" draw:text-style-name="P7" draw:layer="layout" svg:width="0.017cm" svg:height="0.017cm" svg:x="13.093cm" svg:y="9.588cm" svg:viewBox="0 0 18 18" draw:points="0,0 18,0 18,18 0,18">
          <text:p/>
        </draw:polygon>
        <draw:polygon draw:style-name="gr30" draw:text-style-name="P7" draw:layer="layout" svg:width="2.481cm" svg:height="0.017cm" svg:x="13.11cm" svg:y="9.588cm" svg:viewBox="0 0 2482 18" draw:points="0,0 2482,0 2482,18 0,18">
          <text:p/>
        </draw:polygon>
        <draw:polygon draw:style-name="gr30" draw:text-style-name="P7" draw:layer="layout" svg:width="0.018cm" svg:height="0.017cm" svg:x="15.591cm" svg:y="9.588cm" svg:viewBox="0 0 19 18" draw:points="0,0 19,0 19,18 0,18">
          <text:p/>
        </draw:polygon>
        <draw:polygon draw:style-name="gr30" draw:text-style-name="P7" draw:layer="layout" svg:width="2.485cm" svg:height="0.017cm" svg:x="15.608cm" svg:y="9.588cm" svg:viewBox="0 0 2486 18" draw:points="0,0 2486,0 2486,18 0,18">
          <text:p/>
        </draw:polygon>
        <draw:polygon draw:style-name="gr30" draw:text-style-name="P7" draw:layer="layout" svg:width="0.017cm" svg:height="0.017cm" svg:x="18.093cm" svg:y="9.588cm" svg:viewBox="0 0 18 18" draw:points="0,0 18,0 18,18 0,18">
          <text:p/>
        </draw:polygon>
        <draw:polygon draw:style-name="gr30" draw:text-style-name="P7" draw:layer="layout" svg:width="1.481cm" svg:height="0.017cm" svg:x="18.11cm" svg:y="9.588cm" svg:viewBox="0 0 1482 18" draw:points="0,0 1482,0 1482,18 0,18">
          <text:p/>
        </draw:polygon>
        <draw:polygon draw:style-name="gr30" draw:text-style-name="P7" draw:layer="layout" svg:width="0.018cm" svg:height="0.017cm" svg:x="19.591cm" svg:y="9.588cm" svg:viewBox="0 0 19 18" draw:points="0,0 19,0 19,18 0,18">
          <text:p/>
        </draw:polygon>
        <draw:polygon draw:style-name="gr30" draw:text-style-name="P7" draw:layer="layout" svg:width="1.177cm" svg:height="0.017cm" svg:x="19.608cm" svg:y="9.588cm" svg:viewBox="0 0 1178 18" draw:points="0,0 1178,0 1178,18 0,18">
          <text:p/>
        </draw:polygon>
        <draw:polygon draw:style-name="gr30" draw:text-style-name="P7" draw:layer="layout" svg:width="0.017cm" svg:height="0.017cm" svg:x="20.785cm" svg:y="9.588cm" svg:viewBox="0 0 18 18" draw:points="0,0 18,0 18,18 0,18">
          <text:p/>
        </draw:polygon>
        <draw:polygon draw:style-name="gr30" draw:text-style-name="P7" draw:layer="layout" svg:width="0.017cm" svg:height="0.787cm" svg:x="2.29cm" svg:y="9.605cm" svg:viewBox="0 0 18 788" draw:points="0,0 18,0 18,788 0,788">
          <text:p/>
        </draw:polygon>
        <draw:polygon draw:style-name="gr30" draw:text-style-name="P7" draw:layer="layout" svg:width="0.017cm" svg:height="0.787cm" svg:x="3.09cm" svg:y="9.605cm" svg:viewBox="0 0 18 788" draw:points="0,0 18,0 18,788 0,788">
          <text:p/>
        </draw:polygon>
        <draw:polygon draw:style-name="gr30" draw:text-style-name="P7" draw:layer="layout" svg:width="0.017cm" svg:height="0.787cm" svg:x="5.092cm" svg:y="9.605cm" svg:viewBox="0 0 18 788" draw:points="0,0 18,0 18,788 0,788">
          <text:p/>
        </draw:polygon>
        <draw:polygon draw:style-name="gr30" draw:text-style-name="P7" draw:layer="layout" svg:width="0.017cm" svg:height="0.787cm" svg:x="7.09cm" svg:y="9.605cm" svg:viewBox="0 0 18 788" draw:points="0,0 18,0 18,788 0,788">
          <text:p/>
        </draw:polygon>
        <draw:polygon draw:style-name="gr30" draw:text-style-name="P7" draw:layer="layout" svg:width="0.017cm" svg:height="0.787cm" svg:x="9.093cm" svg:y="9.605cm" svg:viewBox="0 0 18 788" draw:points="0,0 18,0 18,788 0,788">
          <text:p/>
        </draw:polygon>
        <draw:polygon draw:style-name="gr30" draw:text-style-name="P7" draw:layer="layout" svg:width="0.017cm" svg:height="0.787cm" svg:x="11.091cm" svg:y="9.605cm" svg:viewBox="0 0 18 788" draw:points="0,0 18,0 18,788 0,788">
          <text:p/>
        </draw:polygon>
        <draw:polygon draw:style-name="gr30" draw:text-style-name="P7" draw:layer="layout" svg:width="0.017cm" svg:height="0.787cm" svg:x="13.093cm" svg:y="9.605cm" svg:viewBox="0 0 18 788" draw:points="0,0 18,0 18,788 0,788">
          <text:p/>
        </draw:polygon>
        <draw:polygon draw:style-name="gr30" draw:text-style-name="P7" draw:layer="layout" svg:width="0.018cm" svg:height="0.787cm" svg:x="15.591cm" svg:y="9.605cm" svg:viewBox="0 0 19 788" draw:points="0,0 19,0 19,788 0,788">
          <text:p/>
        </draw:polygon>
        <draw:polygon draw:style-name="gr30" draw:text-style-name="P7" draw:layer="layout" svg:width="0.017cm" svg:height="0.787cm" svg:x="18.093cm" svg:y="9.605cm" svg:viewBox="0 0 18 788" draw:points="0,0 18,0 18,788 0,788">
          <text:p/>
        </draw:polygon>
        <draw:polygon draw:style-name="gr30" draw:text-style-name="P7" draw:layer="layout" svg:width="0.018cm" svg:height="0.787cm" svg:x="19.591cm" svg:y="9.605cm" svg:viewBox="0 0 19 788" draw:points="0,0 19,0 19,788 0,788">
          <text:p/>
        </draw:polygon>
        <draw:polygon draw:style-name="gr30" draw:text-style-name="P7" draw:layer="layout" svg:width="0.017cm" svg:height="0.787cm" svg:x="20.785cm" svg:y="9.605cm" svg:viewBox="0 0 18 788" draw:points="0,0 18,0 18,788 0,788">
          <text:p/>
        </draw:polygon>
        <draw:frame draw:style-name="gr12" draw:text-style-name="P2" draw:layer="layout" svg:width="0.422cm" svg:height="0.471cm" svg:x="21.035cm" svg:y="9.6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0.4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0.4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0.4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0.4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0.4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0.4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0.4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0.4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0.42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0.392cm" svg:viewBox="0 0 18 18" draw:points="0,0 18,0 18,18 0,18">
          <text:p/>
        </draw:polygon>
        <draw:polygon draw:style-name="gr30" draw:text-style-name="P7" draw:layer="layout" svg:width="0.783cm" svg:height="0.017cm" svg:x="2.307cm" svg:y="10.392cm" svg:viewBox="0 0 784 18" draw:points="0,0 784,0 784,18 0,18">
          <text:p/>
        </draw:polygon>
        <draw:polygon draw:style-name="gr30" draw:text-style-name="P7" draw:layer="layout" svg:width="0.017cm" svg:height="0.017cm" svg:x="3.09cm" svg:y="10.392cm" svg:viewBox="0 0 18 18" draw:points="0,0 18,0 18,18 0,18">
          <text:p/>
        </draw:polygon>
        <draw:polygon draw:style-name="gr30" draw:text-style-name="P7" draw:layer="layout" svg:width="1.985cm" svg:height="0.017cm" svg:x="3.107cm" svg:y="10.392cm" svg:viewBox="0 0 1986 18" draw:points="0,0 1986,0 1986,18 0,18">
          <text:p/>
        </draw:polygon>
        <draw:polygon draw:style-name="gr30" draw:text-style-name="P7" draw:layer="layout" svg:width="0.017cm" svg:height="0.017cm" svg:x="5.092cm" svg:y="10.392cm" svg:viewBox="0 0 18 18" draw:points="0,0 18,0 18,18 0,18">
          <text:p/>
        </draw:polygon>
        <draw:polygon draw:style-name="gr30" draw:text-style-name="P7" draw:layer="layout" svg:width="1.981cm" svg:height="0.017cm" svg:x="5.109cm" svg:y="10.392cm" svg:viewBox="0 0 1982 18" draw:points="0,0 1982,0 1982,18 0,18">
          <text:p/>
        </draw:polygon>
        <draw:polygon draw:style-name="gr30" draw:text-style-name="P7" draw:layer="layout" svg:width="0.017cm" svg:height="0.017cm" svg:x="7.09cm" svg:y="10.392cm" svg:viewBox="0 0 18 18" draw:points="0,0 18,0 18,18 0,18">
          <text:p/>
        </draw:polygon>
        <draw:polygon draw:style-name="gr30" draw:text-style-name="P7" draw:layer="layout" svg:width="1.986cm" svg:height="0.017cm" svg:x="7.107cm" svg:y="10.392cm" svg:viewBox="0 0 1987 18" draw:points="0,0 1987,0 1987,18 0,18">
          <text:p/>
        </draw:polygon>
        <draw:polygon draw:style-name="gr30" draw:text-style-name="P7" draw:layer="layout" svg:width="0.017cm" svg:height="0.017cm" svg:x="9.093cm" svg:y="10.392cm" svg:viewBox="0 0 18 18" draw:points="0,0 18,0 18,18 0,18">
          <text:p/>
        </draw:polygon>
        <draw:polygon draw:style-name="gr30" draw:text-style-name="P7" draw:layer="layout" svg:width="1.981cm" svg:height="0.017cm" svg:x="9.11cm" svg:y="10.392cm" svg:viewBox="0 0 1982 18" draw:points="0,0 1982,0 1982,18 0,18">
          <text:p/>
        </draw:polygon>
        <draw:polygon draw:style-name="gr30" draw:text-style-name="P7" draw:layer="layout" svg:width="0.017cm" svg:height="0.017cm" svg:x="11.091cm" svg:y="10.392cm" svg:viewBox="0 0 18 18" draw:points="0,0 18,0 18,18 0,18">
          <text:p/>
        </draw:polygon>
        <draw:polygon draw:style-name="gr30" draw:text-style-name="P7" draw:layer="layout" svg:width="1.985cm" svg:height="0.017cm" svg:x="11.108cm" svg:y="10.392cm" svg:viewBox="0 0 1986 18" draw:points="0,0 1986,0 1986,18 0,18">
          <text:p/>
        </draw:polygon>
        <draw:polygon draw:style-name="gr30" draw:text-style-name="P7" draw:layer="layout" svg:width="0.017cm" svg:height="0.017cm" svg:x="13.093cm" svg:y="10.392cm" svg:viewBox="0 0 18 18" draw:points="0,0 18,0 18,18 0,18">
          <text:p/>
        </draw:polygon>
        <draw:polygon draw:style-name="gr30" draw:text-style-name="P7" draw:layer="layout" svg:width="2.481cm" svg:height="0.017cm" svg:x="13.11cm" svg:y="10.392cm" svg:viewBox="0 0 2482 18" draw:points="0,0 2482,0 2482,18 0,18">
          <text:p/>
        </draw:polygon>
        <draw:polygon draw:style-name="gr30" draw:text-style-name="P7" draw:layer="layout" svg:width="0.018cm" svg:height="0.017cm" svg:x="15.591cm" svg:y="10.392cm" svg:viewBox="0 0 19 18" draw:points="0,0 19,0 19,18 0,18">
          <text:p/>
        </draw:polygon>
        <draw:polygon draw:style-name="gr30" draw:text-style-name="P7" draw:layer="layout" svg:width="2.485cm" svg:height="0.017cm" svg:x="15.608cm" svg:y="10.392cm" svg:viewBox="0 0 2486 18" draw:points="0,0 2486,0 2486,18 0,18">
          <text:p/>
        </draw:polygon>
        <draw:polygon draw:style-name="gr30" draw:text-style-name="P7" draw:layer="layout" svg:width="0.017cm" svg:height="0.017cm" svg:x="18.093cm" svg:y="10.392cm" svg:viewBox="0 0 18 18" draw:points="0,0 18,0 18,18 0,18">
          <text:p/>
        </draw:polygon>
        <draw:polygon draw:style-name="gr30" draw:text-style-name="P7" draw:layer="layout" svg:width="1.481cm" svg:height="0.017cm" svg:x="18.11cm" svg:y="10.392cm" svg:viewBox="0 0 1482 18" draw:points="0,0 1482,0 1482,18 0,18">
          <text:p/>
        </draw:polygon>
        <draw:polygon draw:style-name="gr30" draw:text-style-name="P7" draw:layer="layout" svg:width="0.018cm" svg:height="0.017cm" svg:x="19.591cm" svg:y="10.392cm" svg:viewBox="0 0 19 18" draw:points="0,0 19,0 19,18 0,18">
          <text:p/>
        </draw:polygon>
        <draw:polygon draw:style-name="gr30" draw:text-style-name="P7" draw:layer="layout" svg:width="1.177cm" svg:height="0.017cm" svg:x="19.608cm" svg:y="10.392cm" svg:viewBox="0 0 1178 18" draw:points="0,0 1178,0 1178,18 0,18">
          <text:p/>
        </draw:polygon>
        <draw:polygon draw:style-name="gr30" draw:text-style-name="P7" draw:layer="layout" svg:width="0.017cm" svg:height="0.017cm" svg:x="20.785cm" svg:y="10.392cm" svg:viewBox="0 0 18 18" draw:points="0,0 18,0 18,18 0,18">
          <text:p/>
        </draw:polygon>
        <draw:polygon draw:style-name="gr30" draw:text-style-name="P7" draw:layer="layout" svg:width="0.017cm" svg:height="0.783cm" svg:x="2.29cm" svg:y="10.409cm" svg:viewBox="0 0 18 784" draw:points="0,0 18,0 18,784 0,784">
          <text:p/>
        </draw:polygon>
        <draw:polygon draw:style-name="gr30" draw:text-style-name="P7" draw:layer="layout" svg:width="0.017cm" svg:height="0.783cm" svg:x="3.09cm" svg:y="10.409cm" svg:viewBox="0 0 18 784" draw:points="0,0 18,0 18,784 0,784">
          <text:p/>
        </draw:polygon>
        <draw:polygon draw:style-name="gr30" draw:text-style-name="P7" draw:layer="layout" svg:width="0.017cm" svg:height="0.783cm" svg:x="5.092cm" svg:y="10.409cm" svg:viewBox="0 0 18 784" draw:points="0,0 18,0 18,784 0,784">
          <text:p/>
        </draw:polygon>
        <draw:polygon draw:style-name="gr30" draw:text-style-name="P7" draw:layer="layout" svg:width="0.017cm" svg:height="0.783cm" svg:x="7.09cm" svg:y="10.409cm" svg:viewBox="0 0 18 784" draw:points="0,0 18,0 18,784 0,784">
          <text:p/>
        </draw:polygon>
        <draw:polygon draw:style-name="gr30" draw:text-style-name="P7" draw:layer="layout" svg:width="0.017cm" svg:height="0.783cm" svg:x="9.093cm" svg:y="10.409cm" svg:viewBox="0 0 18 784" draw:points="0,0 18,0 18,784 0,784">
          <text:p/>
        </draw:polygon>
        <draw:polygon draw:style-name="gr30" draw:text-style-name="P7" draw:layer="layout" svg:width="0.017cm" svg:height="0.783cm" svg:x="11.091cm" svg:y="10.409cm" svg:viewBox="0 0 18 784" draw:points="0,0 18,0 18,784 0,784">
          <text:p/>
        </draw:polygon>
        <draw:polygon draw:style-name="gr30" draw:text-style-name="P7" draw:layer="layout" svg:width="0.017cm" svg:height="0.783cm" svg:x="13.093cm" svg:y="10.409cm" svg:viewBox="0 0 18 784" draw:points="0,0 18,0 18,784 0,784">
          <text:p/>
        </draw:polygon>
        <draw:polygon draw:style-name="gr30" draw:text-style-name="P7" draw:layer="layout" svg:width="0.018cm" svg:height="0.783cm" svg:x="15.591cm" svg:y="10.409cm" svg:viewBox="0 0 19 784" draw:points="0,0 19,0 19,784 0,784">
          <text:p/>
        </draw:polygon>
        <draw:polygon draw:style-name="gr30" draw:text-style-name="P7" draw:layer="layout" svg:width="0.017cm" svg:height="0.783cm" svg:x="18.093cm" svg:y="10.409cm" svg:viewBox="0 0 18 784" draw:points="0,0 18,0 18,784 0,784">
          <text:p/>
        </draw:polygon>
        <draw:polygon draw:style-name="gr30" draw:text-style-name="P7" draw:layer="layout" svg:width="0.018cm" svg:height="0.783cm" svg:x="19.591cm" svg:y="10.409cm" svg:viewBox="0 0 19 784" draw:points="0,0 19,0 19,784 0,784">
          <text:p/>
        </draw:polygon>
        <draw:polygon draw:style-name="gr30" draw:text-style-name="P7" draw:layer="layout" svg:width="0.017cm" svg:height="0.783cm" svg:x="20.785cm" svg:y="10.409cm" svg:viewBox="0 0 18 784" draw:points="0,0 18,0 18,784 0,784">
          <text:p/>
        </draw:polygon>
        <draw:frame draw:style-name="gr12" draw:text-style-name="P2" draw:layer="layout" svg:width="0.422cm" svg:height="0.471cm" svg:x="21.035cm" svg:y="10.4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1.2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1.2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1.2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1.2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1.2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1.2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1.2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1.2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1.22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1.192cm" svg:viewBox="0 0 18 18" draw:points="0,0 18,0 18,18 0,18">
          <text:p/>
        </draw:polygon>
        <draw:polygon draw:style-name="gr30" draw:text-style-name="P7" draw:layer="layout" svg:width="0.783cm" svg:height="0.017cm" svg:x="2.307cm" svg:y="11.192cm" svg:viewBox="0 0 784 18" draw:points="0,0 784,0 784,18 0,18">
          <text:p/>
        </draw:polygon>
        <draw:polygon draw:style-name="gr30" draw:text-style-name="P7" draw:layer="layout" svg:width="0.017cm" svg:height="0.017cm" svg:x="3.09cm" svg:y="11.192cm" svg:viewBox="0 0 18 18" draw:points="0,0 18,0 18,18 0,18">
          <text:p/>
        </draw:polygon>
        <draw:polygon draw:style-name="gr30" draw:text-style-name="P7" draw:layer="layout" svg:width="1.985cm" svg:height="0.017cm" svg:x="3.107cm" svg:y="11.192cm" svg:viewBox="0 0 1986 18" draw:points="0,0 1986,0 1986,18 0,18">
          <text:p/>
        </draw:polygon>
        <draw:polygon draw:style-name="gr30" draw:text-style-name="P7" draw:layer="layout" svg:width="0.017cm" svg:height="0.017cm" svg:x="5.092cm" svg:y="11.192cm" svg:viewBox="0 0 18 18" draw:points="0,0 18,0 18,18 0,18">
          <text:p/>
        </draw:polygon>
        <draw:polygon draw:style-name="gr30" draw:text-style-name="P7" draw:layer="layout" svg:width="1.981cm" svg:height="0.017cm" svg:x="5.109cm" svg:y="11.192cm" svg:viewBox="0 0 1982 18" draw:points="0,0 1982,0 1982,18 0,18">
          <text:p/>
        </draw:polygon>
        <draw:polygon draw:style-name="gr30" draw:text-style-name="P7" draw:layer="layout" svg:width="0.017cm" svg:height="0.017cm" svg:x="7.09cm" svg:y="11.192cm" svg:viewBox="0 0 18 18" draw:points="0,0 18,0 18,18 0,18">
          <text:p/>
        </draw:polygon>
        <draw:polygon draw:style-name="gr30" draw:text-style-name="P7" draw:layer="layout" svg:width="1.986cm" svg:height="0.017cm" svg:x="7.107cm" svg:y="11.192cm" svg:viewBox="0 0 1987 18" draw:points="0,0 1987,0 1987,18 0,18">
          <text:p/>
        </draw:polygon>
        <draw:polygon draw:style-name="gr30" draw:text-style-name="P7" draw:layer="layout" svg:width="0.017cm" svg:height="0.017cm" svg:x="9.093cm" svg:y="11.192cm" svg:viewBox="0 0 18 18" draw:points="0,0 18,0 18,18 0,18">
          <text:p/>
        </draw:polygon>
        <draw:polygon draw:style-name="gr30" draw:text-style-name="P7" draw:layer="layout" svg:width="1.981cm" svg:height="0.017cm" svg:x="9.11cm" svg:y="11.192cm" svg:viewBox="0 0 1982 18" draw:points="0,0 1982,0 1982,18 0,18">
          <text:p/>
        </draw:polygon>
        <draw:polygon draw:style-name="gr30" draw:text-style-name="P7" draw:layer="layout" svg:width="0.017cm" svg:height="0.017cm" svg:x="11.091cm" svg:y="11.192cm" svg:viewBox="0 0 18 18" draw:points="0,0 18,0 18,18 0,18">
          <text:p/>
        </draw:polygon>
        <draw:polygon draw:style-name="gr30" draw:text-style-name="P7" draw:layer="layout" svg:width="1.985cm" svg:height="0.017cm" svg:x="11.108cm" svg:y="11.192cm" svg:viewBox="0 0 1986 18" draw:points="0,0 1986,0 1986,18 0,18">
          <text:p/>
        </draw:polygon>
        <draw:polygon draw:style-name="gr30" draw:text-style-name="P7" draw:layer="layout" svg:width="0.017cm" svg:height="0.017cm" svg:x="13.093cm" svg:y="11.192cm" svg:viewBox="0 0 18 18" draw:points="0,0 18,0 18,18 0,18">
          <text:p/>
        </draw:polygon>
        <draw:polygon draw:style-name="gr30" draw:text-style-name="P7" draw:layer="layout" svg:width="2.481cm" svg:height="0.017cm" svg:x="13.11cm" svg:y="11.192cm" svg:viewBox="0 0 2482 18" draw:points="0,0 2482,0 2482,18 0,18">
          <text:p/>
        </draw:polygon>
        <draw:polygon draw:style-name="gr30" draw:text-style-name="P7" draw:layer="layout" svg:width="0.018cm" svg:height="0.017cm" svg:x="15.591cm" svg:y="11.192cm" svg:viewBox="0 0 19 18" draw:points="0,0 19,0 19,18 0,18">
          <text:p/>
        </draw:polygon>
        <draw:polygon draw:style-name="gr30" draw:text-style-name="P7" draw:layer="layout" svg:width="2.485cm" svg:height="0.017cm" svg:x="15.608cm" svg:y="11.192cm" svg:viewBox="0 0 2486 18" draw:points="0,0 2486,0 2486,18 0,18">
          <text:p/>
        </draw:polygon>
        <draw:polygon draw:style-name="gr30" draw:text-style-name="P7" draw:layer="layout" svg:width="0.017cm" svg:height="0.017cm" svg:x="18.093cm" svg:y="11.192cm" svg:viewBox="0 0 18 18" draw:points="0,0 18,0 18,18 0,18">
          <text:p/>
        </draw:polygon>
        <draw:polygon draw:style-name="gr30" draw:text-style-name="P7" draw:layer="layout" svg:width="1.481cm" svg:height="0.017cm" svg:x="18.11cm" svg:y="11.192cm" svg:viewBox="0 0 1482 18" draw:points="0,0 1482,0 1482,18 0,18">
          <text:p/>
        </draw:polygon>
        <draw:polygon draw:style-name="gr30" draw:text-style-name="P7" draw:layer="layout" svg:width="0.018cm" svg:height="0.017cm" svg:x="19.591cm" svg:y="11.192cm" svg:viewBox="0 0 19 18" draw:points="0,0 19,0 19,18 0,18">
          <text:p/>
        </draw:polygon>
        <draw:polygon draw:style-name="gr30" draw:text-style-name="P7" draw:layer="layout" svg:width="1.177cm" svg:height="0.017cm" svg:x="19.608cm" svg:y="11.192cm" svg:viewBox="0 0 1178 18" draw:points="0,0 1178,0 1178,18 0,18">
          <text:p/>
        </draw:polygon>
        <draw:polygon draw:style-name="gr30" draw:text-style-name="P7" draw:layer="layout" svg:width="0.017cm" svg:height="0.017cm" svg:x="20.785cm" svg:y="11.192cm" svg:viewBox="0 0 18 18" draw:points="0,0 18,0 18,18 0,18">
          <text:p/>
        </draw:polygon>
        <draw:polygon draw:style-name="gr30" draw:text-style-name="P7" draw:layer="layout" svg:width="0.017cm" svg:height="0.784cm" svg:x="2.29cm" svg:y="11.209cm" svg:viewBox="0 0 18 785" draw:points="0,0 18,0 18,785 0,785">
          <text:p/>
        </draw:polygon>
        <draw:polygon draw:style-name="gr30" draw:text-style-name="P7" draw:layer="layout" svg:width="0.017cm" svg:height="0.784cm" svg:x="3.09cm" svg:y="11.209cm" svg:viewBox="0 0 18 785" draw:points="0,0 18,0 18,785 0,785">
          <text:p/>
        </draw:polygon>
        <draw:polygon draw:style-name="gr30" draw:text-style-name="P7" draw:layer="layout" svg:width="0.017cm" svg:height="0.784cm" svg:x="5.092cm" svg:y="11.209cm" svg:viewBox="0 0 18 785" draw:points="0,0 18,0 18,785 0,785">
          <text:p/>
        </draw:polygon>
        <draw:polygon draw:style-name="gr30" draw:text-style-name="P7" draw:layer="layout" svg:width="0.017cm" svg:height="0.784cm" svg:x="7.09cm" svg:y="11.209cm" svg:viewBox="0 0 18 785" draw:points="0,0 18,0 18,785 0,785">
          <text:p/>
        </draw:polygon>
        <draw:polygon draw:style-name="gr30" draw:text-style-name="P7" draw:layer="layout" svg:width="0.017cm" svg:height="0.784cm" svg:x="9.093cm" svg:y="11.209cm" svg:viewBox="0 0 18 785" draw:points="0,0 18,0 18,785 0,785">
          <text:p/>
        </draw:polygon>
        <draw:polygon draw:style-name="gr30" draw:text-style-name="P7" draw:layer="layout" svg:width="0.017cm" svg:height="0.784cm" svg:x="11.091cm" svg:y="11.209cm" svg:viewBox="0 0 18 785" draw:points="0,0 18,0 18,785 0,785">
          <text:p/>
        </draw:polygon>
        <draw:polygon draw:style-name="gr30" draw:text-style-name="P7" draw:layer="layout" svg:width="0.017cm" svg:height="0.784cm" svg:x="13.093cm" svg:y="11.209cm" svg:viewBox="0 0 18 785" draw:points="0,0 18,0 18,785 0,785">
          <text:p/>
        </draw:polygon>
        <draw:polygon draw:style-name="gr30" draw:text-style-name="P7" draw:layer="layout" svg:width="0.018cm" svg:height="0.784cm" svg:x="15.591cm" svg:y="11.209cm" svg:viewBox="0 0 19 785" draw:points="0,0 19,0 19,785 0,785">
          <text:p/>
        </draw:polygon>
        <draw:polygon draw:style-name="gr30" draw:text-style-name="P7" draw:layer="layout" svg:width="0.017cm" svg:height="0.784cm" svg:x="18.093cm" svg:y="11.209cm" svg:viewBox="0 0 18 785" draw:points="0,0 18,0 18,785 0,785">
          <text:p/>
        </draw:polygon>
        <draw:polygon draw:style-name="gr30" draw:text-style-name="P7" draw:layer="layout" svg:width="0.018cm" svg:height="0.784cm" svg:x="19.591cm" svg:y="11.209cm" svg:viewBox="0 0 19 785" draw:points="0,0 19,0 19,785 0,785">
          <text:p/>
        </draw:polygon>
        <draw:polygon draw:style-name="gr30" draw:text-style-name="P7" draw:layer="layout" svg:width="0.017cm" svg:height="0.784cm" svg:x="20.785cm" svg:y="11.209cm" svg:viewBox="0 0 18 785" draw:points="0,0 18,0 18,785 0,785">
          <text:p/>
        </draw:polygon>
        <draw:frame draw:style-name="gr12" draw:text-style-name="P2" draw:layer="layout" svg:width="0.422cm" svg:height="0.471cm" svg:x="21.035cm" svg:y="11.2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2.0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2.0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2.0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2.0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2.0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2.0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2.0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2.0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2.02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1.992cm" svg:viewBox="0 0 18 18" draw:points="0,0 18,0 18,18 0,18">
          <text:p/>
        </draw:polygon>
        <draw:polygon draw:style-name="gr30" draw:text-style-name="P7" draw:layer="layout" svg:width="0.783cm" svg:height="0.017cm" svg:x="2.307cm" svg:y="11.992cm" svg:viewBox="0 0 784 18" draw:points="0,0 784,0 784,18 0,18">
          <text:p/>
        </draw:polygon>
        <draw:polygon draw:style-name="gr30" draw:text-style-name="P7" draw:layer="layout" svg:width="0.017cm" svg:height="0.017cm" svg:x="3.09cm" svg:y="11.992cm" svg:viewBox="0 0 18 18" draw:points="0,0 18,0 18,18 0,18">
          <text:p/>
        </draw:polygon>
        <draw:polygon draw:style-name="gr30" draw:text-style-name="P7" draw:layer="layout" svg:width="1.985cm" svg:height="0.017cm" svg:x="3.107cm" svg:y="11.992cm" svg:viewBox="0 0 1986 18" draw:points="0,0 1986,0 1986,18 0,18">
          <text:p/>
        </draw:polygon>
        <draw:polygon draw:style-name="gr30" draw:text-style-name="P7" draw:layer="layout" svg:width="0.017cm" svg:height="0.017cm" svg:x="5.092cm" svg:y="11.992cm" svg:viewBox="0 0 18 18" draw:points="0,0 18,0 18,18 0,18">
          <text:p/>
        </draw:polygon>
        <draw:polygon draw:style-name="gr30" draw:text-style-name="P7" draw:layer="layout" svg:width="1.981cm" svg:height="0.017cm" svg:x="5.109cm" svg:y="11.992cm" svg:viewBox="0 0 1982 18" draw:points="0,0 1982,0 1982,18 0,18">
          <text:p/>
        </draw:polygon>
        <draw:polygon draw:style-name="gr30" draw:text-style-name="P7" draw:layer="layout" svg:width="0.017cm" svg:height="0.017cm" svg:x="7.09cm" svg:y="11.992cm" svg:viewBox="0 0 18 18" draw:points="0,0 18,0 18,18 0,18">
          <text:p/>
        </draw:polygon>
        <draw:polygon draw:style-name="gr30" draw:text-style-name="P7" draw:layer="layout" svg:width="1.986cm" svg:height="0.017cm" svg:x="7.107cm" svg:y="11.992cm" svg:viewBox="0 0 1987 18" draw:points="0,0 1987,0 1987,18 0,18">
          <text:p/>
        </draw:polygon>
        <draw:polygon draw:style-name="gr30" draw:text-style-name="P7" draw:layer="layout" svg:width="0.017cm" svg:height="0.017cm" svg:x="9.093cm" svg:y="11.992cm" svg:viewBox="0 0 18 18" draw:points="0,0 18,0 18,18 0,18">
          <text:p/>
        </draw:polygon>
        <draw:polygon draw:style-name="gr30" draw:text-style-name="P7" draw:layer="layout" svg:width="1.981cm" svg:height="0.017cm" svg:x="9.11cm" svg:y="11.992cm" svg:viewBox="0 0 1982 18" draw:points="0,0 1982,0 1982,18 0,18">
          <text:p/>
        </draw:polygon>
        <draw:polygon draw:style-name="gr30" draw:text-style-name="P7" draw:layer="layout" svg:width="0.017cm" svg:height="0.017cm" svg:x="11.091cm" svg:y="11.992cm" svg:viewBox="0 0 18 18" draw:points="0,0 18,0 18,18 0,18">
          <text:p/>
        </draw:polygon>
        <draw:polygon draw:style-name="gr30" draw:text-style-name="P7" draw:layer="layout" svg:width="1.985cm" svg:height="0.017cm" svg:x="11.108cm" svg:y="11.992cm" svg:viewBox="0 0 1986 18" draw:points="0,0 1986,0 1986,18 0,18">
          <text:p/>
        </draw:polygon>
        <draw:polygon draw:style-name="gr30" draw:text-style-name="P7" draw:layer="layout" svg:width="0.017cm" svg:height="0.017cm" svg:x="13.093cm" svg:y="11.992cm" svg:viewBox="0 0 18 18" draw:points="0,0 18,0 18,18 0,18">
          <text:p/>
        </draw:polygon>
        <draw:polygon draw:style-name="gr30" draw:text-style-name="P7" draw:layer="layout" svg:width="2.481cm" svg:height="0.017cm" svg:x="13.11cm" svg:y="11.992cm" svg:viewBox="0 0 2482 18" draw:points="0,0 2482,0 2482,18 0,18">
          <text:p/>
        </draw:polygon>
        <draw:polygon draw:style-name="gr30" draw:text-style-name="P7" draw:layer="layout" svg:width="0.018cm" svg:height="0.017cm" svg:x="15.591cm" svg:y="11.992cm" svg:viewBox="0 0 19 18" draw:points="0,0 19,0 19,18 0,18">
          <text:p/>
        </draw:polygon>
        <draw:polygon draw:style-name="gr30" draw:text-style-name="P7" draw:layer="layout" svg:width="2.485cm" svg:height="0.017cm" svg:x="15.608cm" svg:y="11.992cm" svg:viewBox="0 0 2486 18" draw:points="0,0 2486,0 2486,18 0,18">
          <text:p/>
        </draw:polygon>
        <draw:polygon draw:style-name="gr30" draw:text-style-name="P7" draw:layer="layout" svg:width="0.017cm" svg:height="0.017cm" svg:x="18.093cm" svg:y="11.992cm" svg:viewBox="0 0 18 18" draw:points="0,0 18,0 18,18 0,18">
          <text:p/>
        </draw:polygon>
        <draw:polygon draw:style-name="gr30" draw:text-style-name="P7" draw:layer="layout" svg:width="1.481cm" svg:height="0.017cm" svg:x="18.11cm" svg:y="11.992cm" svg:viewBox="0 0 1482 18" draw:points="0,0 1482,0 1482,18 0,18">
          <text:p/>
        </draw:polygon>
        <draw:polygon draw:style-name="gr30" draw:text-style-name="P7" draw:layer="layout" svg:width="0.018cm" svg:height="0.017cm" svg:x="19.591cm" svg:y="11.992cm" svg:viewBox="0 0 19 18" draw:points="0,0 19,0 19,18 0,18">
          <text:p/>
        </draw:polygon>
        <draw:polygon draw:style-name="gr30" draw:text-style-name="P7" draw:layer="layout" svg:width="1.177cm" svg:height="0.017cm" svg:x="19.608cm" svg:y="11.992cm" svg:viewBox="0 0 1178 18" draw:points="0,0 1178,0 1178,18 0,18">
          <text:p/>
        </draw:polygon>
        <draw:polygon draw:style-name="gr30" draw:text-style-name="P7" draw:layer="layout" svg:width="0.017cm" svg:height="0.017cm" svg:x="20.785cm" svg:y="11.992cm" svg:viewBox="0 0 18 18" draw:points="0,0 18,0 18,18 0,18">
          <text:p/>
        </draw:polygon>
        <draw:polygon draw:style-name="gr30" draw:text-style-name="P7" draw:layer="layout" svg:width="0.017cm" svg:height="0.783cm" svg:x="2.29cm" svg:y="12.01cm" svg:viewBox="0 0 18 784" draw:points="0,0 18,0 18,784 0,784">
          <text:p/>
        </draw:polygon>
        <draw:polygon draw:style-name="gr30" draw:text-style-name="P7" draw:layer="layout" svg:width="0.017cm" svg:height="0.783cm" svg:x="3.09cm" svg:y="12.01cm" svg:viewBox="0 0 18 784" draw:points="0,0 18,0 18,784 0,784">
          <text:p/>
        </draw:polygon>
        <draw:polygon draw:style-name="gr30" draw:text-style-name="P7" draw:layer="layout" svg:width="0.017cm" svg:height="0.783cm" svg:x="5.092cm" svg:y="12.01cm" svg:viewBox="0 0 18 784" draw:points="0,0 18,0 18,784 0,784">
          <text:p/>
        </draw:polygon>
        <draw:polygon draw:style-name="gr30" draw:text-style-name="P7" draw:layer="layout" svg:width="0.017cm" svg:height="0.783cm" svg:x="7.09cm" svg:y="12.01cm" svg:viewBox="0 0 18 784" draw:points="0,0 18,0 18,784 0,784">
          <text:p/>
        </draw:polygon>
        <draw:polygon draw:style-name="gr30" draw:text-style-name="P7" draw:layer="layout" svg:width="0.017cm" svg:height="0.783cm" svg:x="9.093cm" svg:y="12.01cm" svg:viewBox="0 0 18 784" draw:points="0,0 18,0 18,784 0,784">
          <text:p/>
        </draw:polygon>
        <draw:polygon draw:style-name="gr30" draw:text-style-name="P7" draw:layer="layout" svg:width="0.017cm" svg:height="0.783cm" svg:x="11.091cm" svg:y="12.01cm" svg:viewBox="0 0 18 784" draw:points="0,0 18,0 18,784 0,784">
          <text:p/>
        </draw:polygon>
        <draw:polygon draw:style-name="gr30" draw:text-style-name="P7" draw:layer="layout" svg:width="0.017cm" svg:height="0.783cm" svg:x="13.093cm" svg:y="12.01cm" svg:viewBox="0 0 18 784" draw:points="0,0 18,0 18,784 0,784">
          <text:p/>
        </draw:polygon>
        <draw:polygon draw:style-name="gr30" draw:text-style-name="P7" draw:layer="layout" svg:width="0.018cm" svg:height="0.783cm" svg:x="15.591cm" svg:y="12.01cm" svg:viewBox="0 0 19 784" draw:points="0,0 19,0 19,784 0,784">
          <text:p/>
        </draw:polygon>
        <draw:polygon draw:style-name="gr30" draw:text-style-name="P7" draw:layer="layout" svg:width="0.017cm" svg:height="0.783cm" svg:x="18.093cm" svg:y="12.01cm" svg:viewBox="0 0 18 784" draw:points="0,0 18,0 18,784 0,784">
          <text:p/>
        </draw:polygon>
        <draw:polygon draw:style-name="gr30" draw:text-style-name="P7" draw:layer="layout" svg:width="0.018cm" svg:height="0.783cm" svg:x="19.591cm" svg:y="12.01cm" svg:viewBox="0 0 19 784" draw:points="0,0 19,0 19,784 0,784">
          <text:p/>
        </draw:polygon>
        <draw:polygon draw:style-name="gr30" draw:text-style-name="P7" draw:layer="layout" svg:width="0.017cm" svg:height="0.783cm" svg:x="20.785cm" svg:y="12.01cm" svg:viewBox="0 0 18 784" draw:points="0,0 18,0 18,784 0,784">
          <text:p/>
        </draw:polygon>
        <draw:frame draw:style-name="gr12" draw:text-style-name="P2" draw:layer="layout" svg:width="0.422cm" svg:height="0.471cm" svg:x="21.035cm" svg:y="12.02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2.8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2.8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2.8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2.8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2.8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2.8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2.8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2.8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2.827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2.793cm" svg:viewBox="0 0 18 18" draw:points="0,0 18,0 18,18 0,18">
          <text:p/>
        </draw:polygon>
        <draw:polygon draw:style-name="gr30" draw:text-style-name="P7" draw:layer="layout" svg:width="0.783cm" svg:height="0.017cm" svg:x="2.307cm" svg:y="12.793cm" svg:viewBox="0 0 784 18" draw:points="0,0 784,0 784,18 0,18">
          <text:p/>
        </draw:polygon>
        <draw:polygon draw:style-name="gr30" draw:text-style-name="P7" draw:layer="layout" svg:width="0.017cm" svg:height="0.017cm" svg:x="3.09cm" svg:y="12.793cm" svg:viewBox="0 0 18 18" draw:points="0,0 18,0 18,18 0,18">
          <text:p/>
        </draw:polygon>
        <draw:polygon draw:style-name="gr30" draw:text-style-name="P7" draw:layer="layout" svg:width="1.985cm" svg:height="0.017cm" svg:x="3.107cm" svg:y="12.793cm" svg:viewBox="0 0 1986 18" draw:points="0,0 1986,0 1986,18 0,18">
          <text:p/>
        </draw:polygon>
        <draw:polygon draw:style-name="gr30" draw:text-style-name="P7" draw:layer="layout" svg:width="0.017cm" svg:height="0.017cm" svg:x="5.092cm" svg:y="12.793cm" svg:viewBox="0 0 18 18" draw:points="0,0 18,0 18,18 0,18">
          <text:p/>
        </draw:polygon>
        <draw:polygon draw:style-name="gr30" draw:text-style-name="P7" draw:layer="layout" svg:width="1.981cm" svg:height="0.017cm" svg:x="5.109cm" svg:y="12.793cm" svg:viewBox="0 0 1982 18" draw:points="0,0 1982,0 1982,18 0,18">
          <text:p/>
        </draw:polygon>
        <draw:polygon draw:style-name="gr30" draw:text-style-name="P7" draw:layer="layout" svg:width="0.017cm" svg:height="0.017cm" svg:x="7.09cm" svg:y="12.793cm" svg:viewBox="0 0 18 18" draw:points="0,0 18,0 18,18 0,18">
          <text:p/>
        </draw:polygon>
        <draw:polygon draw:style-name="gr30" draw:text-style-name="P7" draw:layer="layout" svg:width="1.986cm" svg:height="0.017cm" svg:x="7.107cm" svg:y="12.793cm" svg:viewBox="0 0 1987 18" draw:points="0,0 1987,0 1987,18 0,18">
          <text:p/>
        </draw:polygon>
        <draw:polygon draw:style-name="gr30" draw:text-style-name="P7" draw:layer="layout" svg:width="0.017cm" svg:height="0.017cm" svg:x="9.093cm" svg:y="12.793cm" svg:viewBox="0 0 18 18" draw:points="0,0 18,0 18,18 0,18">
          <text:p/>
        </draw:polygon>
        <draw:polygon draw:style-name="gr30" draw:text-style-name="P7" draw:layer="layout" svg:width="1.981cm" svg:height="0.017cm" svg:x="9.11cm" svg:y="12.793cm" svg:viewBox="0 0 1982 18" draw:points="0,0 1982,0 1982,18 0,18">
          <text:p/>
        </draw:polygon>
        <draw:polygon draw:style-name="gr30" draw:text-style-name="P7" draw:layer="layout" svg:width="0.017cm" svg:height="0.017cm" svg:x="11.091cm" svg:y="12.793cm" svg:viewBox="0 0 18 18" draw:points="0,0 18,0 18,18 0,18">
          <text:p/>
        </draw:polygon>
        <draw:polygon draw:style-name="gr30" draw:text-style-name="P7" draw:layer="layout" svg:width="1.985cm" svg:height="0.017cm" svg:x="11.108cm" svg:y="12.793cm" svg:viewBox="0 0 1986 18" draw:points="0,0 1986,0 1986,18 0,18">
          <text:p/>
        </draw:polygon>
        <draw:polygon draw:style-name="gr30" draw:text-style-name="P7" draw:layer="layout" svg:width="0.017cm" svg:height="0.017cm" svg:x="13.093cm" svg:y="12.793cm" svg:viewBox="0 0 18 18" draw:points="0,0 18,0 18,18 0,18">
          <text:p/>
        </draw:polygon>
        <draw:polygon draw:style-name="gr30" draw:text-style-name="P7" draw:layer="layout" svg:width="2.481cm" svg:height="0.017cm" svg:x="13.11cm" svg:y="12.793cm" svg:viewBox="0 0 2482 18" draw:points="0,0 2482,0 2482,18 0,18">
          <text:p/>
        </draw:polygon>
        <draw:polygon draw:style-name="gr30" draw:text-style-name="P7" draw:layer="layout" svg:width="0.018cm" svg:height="0.017cm" svg:x="15.591cm" svg:y="12.793cm" svg:viewBox="0 0 19 18" draw:points="0,0 19,0 19,18 0,18">
          <text:p/>
        </draw:polygon>
        <draw:polygon draw:style-name="gr30" draw:text-style-name="P7" draw:layer="layout" svg:width="2.485cm" svg:height="0.017cm" svg:x="15.608cm" svg:y="12.793cm" svg:viewBox="0 0 2486 18" draw:points="0,0 2486,0 2486,18 0,18">
          <text:p/>
        </draw:polygon>
        <draw:polygon draw:style-name="gr30" draw:text-style-name="P7" draw:layer="layout" svg:width="0.017cm" svg:height="0.017cm" svg:x="18.093cm" svg:y="12.793cm" svg:viewBox="0 0 18 18" draw:points="0,0 18,0 18,18 0,18">
          <text:p/>
        </draw:polygon>
        <draw:polygon draw:style-name="gr30" draw:text-style-name="P7" draw:layer="layout" svg:width="1.481cm" svg:height="0.017cm" svg:x="18.11cm" svg:y="12.793cm" svg:viewBox="0 0 1482 18" draw:points="0,0 1482,0 1482,18 0,18">
          <text:p/>
        </draw:polygon>
        <draw:polygon draw:style-name="gr30" draw:text-style-name="P7" draw:layer="layout" svg:width="0.018cm" svg:height="0.017cm" svg:x="19.591cm" svg:y="12.793cm" svg:viewBox="0 0 19 18" draw:points="0,0 19,0 19,18 0,18">
          <text:p/>
        </draw:polygon>
        <draw:polygon draw:style-name="gr30" draw:text-style-name="P7" draw:layer="layout" svg:width="1.177cm" svg:height="0.017cm" svg:x="19.608cm" svg:y="12.793cm" svg:viewBox="0 0 1178 18" draw:points="0,0 1178,0 1178,18 0,18">
          <text:p/>
        </draw:polygon>
        <draw:polygon draw:style-name="gr30" draw:text-style-name="P7" draw:layer="layout" svg:width="0.017cm" svg:height="0.017cm" svg:x="20.785cm" svg:y="12.793cm" svg:viewBox="0 0 18 18" draw:points="0,0 18,0 18,18 0,18">
          <text:p/>
        </draw:polygon>
        <draw:polygon draw:style-name="gr30" draw:text-style-name="P7" draw:layer="layout" svg:width="0.017cm" svg:height="0.783cm" svg:x="2.29cm" svg:y="12.81cm" svg:viewBox="0 0 18 784" draw:points="0,0 18,0 18,784 0,784">
          <text:p/>
        </draw:polygon>
        <draw:polygon draw:style-name="gr30" draw:text-style-name="P7" draw:layer="layout" svg:width="0.017cm" svg:height="0.783cm" svg:x="3.09cm" svg:y="12.81cm" svg:viewBox="0 0 18 784" draw:points="0,0 18,0 18,784 0,784">
          <text:p/>
        </draw:polygon>
        <draw:polygon draw:style-name="gr30" draw:text-style-name="P7" draw:layer="layout" svg:width="0.017cm" svg:height="0.783cm" svg:x="5.092cm" svg:y="12.81cm" svg:viewBox="0 0 18 784" draw:points="0,0 18,0 18,784 0,784">
          <text:p/>
        </draw:polygon>
        <draw:polygon draw:style-name="gr30" draw:text-style-name="P7" draw:layer="layout" svg:width="0.017cm" svg:height="0.783cm" svg:x="7.09cm" svg:y="12.81cm" svg:viewBox="0 0 18 784" draw:points="0,0 18,0 18,784 0,784">
          <text:p/>
        </draw:polygon>
        <draw:polygon draw:style-name="gr30" draw:text-style-name="P7" draw:layer="layout" svg:width="0.017cm" svg:height="0.783cm" svg:x="9.093cm" svg:y="12.81cm" svg:viewBox="0 0 18 784" draw:points="0,0 18,0 18,784 0,784">
          <text:p/>
        </draw:polygon>
        <draw:polygon draw:style-name="gr30" draw:text-style-name="P7" draw:layer="layout" svg:width="0.017cm" svg:height="0.783cm" svg:x="11.091cm" svg:y="12.81cm" svg:viewBox="0 0 18 784" draw:points="0,0 18,0 18,784 0,784">
          <text:p/>
        </draw:polygon>
        <draw:polygon draw:style-name="gr30" draw:text-style-name="P7" draw:layer="layout" svg:width="0.017cm" svg:height="0.783cm" svg:x="13.093cm" svg:y="12.81cm" svg:viewBox="0 0 18 784" draw:points="0,0 18,0 18,784 0,784">
          <text:p/>
        </draw:polygon>
        <draw:polygon draw:style-name="gr30" draw:text-style-name="P7" draw:layer="layout" svg:width="0.018cm" svg:height="0.783cm" svg:x="15.591cm" svg:y="12.81cm" svg:viewBox="0 0 19 784" draw:points="0,0 19,0 19,784 0,784">
          <text:p/>
        </draw:polygon>
        <draw:polygon draw:style-name="gr30" draw:text-style-name="P7" draw:layer="layout" svg:width="0.017cm" svg:height="0.783cm" svg:x="18.093cm" svg:y="12.81cm" svg:viewBox="0 0 18 784" draw:points="0,0 18,0 18,784 0,784">
          <text:p/>
        </draw:polygon>
        <draw:polygon draw:style-name="gr30" draw:text-style-name="P7" draw:layer="layout" svg:width="0.018cm" svg:height="0.783cm" svg:x="19.591cm" svg:y="12.81cm" svg:viewBox="0 0 19 784" draw:points="0,0 19,0 19,784 0,784">
          <text:p/>
        </draw:polygon>
        <draw:polygon draw:style-name="gr30" draw:text-style-name="P7" draw:layer="layout" svg:width="0.017cm" svg:height="0.783cm" svg:x="20.785cm" svg:y="12.81cm" svg:viewBox="0 0 18 784" draw:points="0,0 18,0 18,784 0,784">
          <text:p/>
        </draw:polygon>
        <draw:frame draw:style-name="gr12" draw:text-style-name="P2" draw:layer="layout" svg:width="0.422cm" svg:height="0.471cm" svg:x="21.035cm" svg:y="12.8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3.6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3.6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3.6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3.6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3.6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3.6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3.6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3.6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3.627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3.593cm" svg:viewBox="0 0 18 18" draw:points="0,0 18,0 18,18 0,18">
          <text:p/>
        </draw:polygon>
        <draw:polygon draw:style-name="gr30" draw:text-style-name="P7" draw:layer="layout" svg:width="0.783cm" svg:height="0.017cm" svg:x="2.307cm" svg:y="13.593cm" svg:viewBox="0 0 784 18" draw:points="0,0 784,0 784,18 0,18">
          <text:p/>
        </draw:polygon>
        <draw:polygon draw:style-name="gr30" draw:text-style-name="P7" draw:layer="layout" svg:width="0.017cm" svg:height="0.017cm" svg:x="3.09cm" svg:y="13.593cm" svg:viewBox="0 0 18 18" draw:points="0,0 18,0 18,18 0,18">
          <text:p/>
        </draw:polygon>
        <draw:polygon draw:style-name="gr30" draw:text-style-name="P7" draw:layer="layout" svg:width="1.985cm" svg:height="0.017cm" svg:x="3.107cm" svg:y="13.593cm" svg:viewBox="0 0 1986 18" draw:points="0,0 1986,0 1986,18 0,18">
          <text:p/>
        </draw:polygon>
        <draw:polygon draw:style-name="gr30" draw:text-style-name="P7" draw:layer="layout" svg:width="0.017cm" svg:height="0.017cm" svg:x="5.092cm" svg:y="13.593cm" svg:viewBox="0 0 18 18" draw:points="0,0 18,0 18,18 0,18">
          <text:p/>
        </draw:polygon>
        <draw:polygon draw:style-name="gr30" draw:text-style-name="P7" draw:layer="layout" svg:width="1.981cm" svg:height="0.017cm" svg:x="5.109cm" svg:y="13.593cm" svg:viewBox="0 0 1982 18" draw:points="0,0 1982,0 1982,18 0,18">
          <text:p/>
        </draw:polygon>
        <draw:polygon draw:style-name="gr30" draw:text-style-name="P7" draw:layer="layout" svg:width="0.017cm" svg:height="0.017cm" svg:x="7.09cm" svg:y="13.593cm" svg:viewBox="0 0 18 18" draw:points="0,0 18,0 18,18 0,18">
          <text:p/>
        </draw:polygon>
        <draw:polygon draw:style-name="gr30" draw:text-style-name="P7" draw:layer="layout" svg:width="1.986cm" svg:height="0.017cm" svg:x="7.107cm" svg:y="13.593cm" svg:viewBox="0 0 1987 18" draw:points="0,0 1987,0 1987,18 0,18">
          <text:p/>
        </draw:polygon>
        <draw:polygon draw:style-name="gr30" draw:text-style-name="P7" draw:layer="layout" svg:width="0.017cm" svg:height="0.017cm" svg:x="9.093cm" svg:y="13.593cm" svg:viewBox="0 0 18 18" draw:points="0,0 18,0 18,18 0,18">
          <text:p/>
        </draw:polygon>
        <draw:polygon draw:style-name="gr30" draw:text-style-name="P7" draw:layer="layout" svg:width="1.981cm" svg:height="0.017cm" svg:x="9.11cm" svg:y="13.593cm" svg:viewBox="0 0 1982 18" draw:points="0,0 1982,0 1982,18 0,18">
          <text:p/>
        </draw:polygon>
        <draw:polygon draw:style-name="gr30" draw:text-style-name="P7" draw:layer="layout" svg:width="0.017cm" svg:height="0.017cm" svg:x="11.091cm" svg:y="13.593cm" svg:viewBox="0 0 18 18" draw:points="0,0 18,0 18,18 0,18">
          <text:p/>
        </draw:polygon>
        <draw:polygon draw:style-name="gr30" draw:text-style-name="P7" draw:layer="layout" svg:width="1.985cm" svg:height="0.017cm" svg:x="11.108cm" svg:y="13.593cm" svg:viewBox="0 0 1986 18" draw:points="0,0 1986,0 1986,18 0,18">
          <text:p/>
        </draw:polygon>
        <draw:polygon draw:style-name="gr30" draw:text-style-name="P7" draw:layer="layout" svg:width="0.017cm" svg:height="0.017cm" svg:x="13.093cm" svg:y="13.593cm" svg:viewBox="0 0 18 18" draw:points="0,0 18,0 18,18 0,18">
          <text:p/>
        </draw:polygon>
        <draw:polygon draw:style-name="gr30" draw:text-style-name="P7" draw:layer="layout" svg:width="2.481cm" svg:height="0.017cm" svg:x="13.11cm" svg:y="13.593cm" svg:viewBox="0 0 2482 18" draw:points="0,0 2482,0 2482,18 0,18">
          <text:p/>
        </draw:polygon>
        <draw:polygon draw:style-name="gr30" draw:text-style-name="P7" draw:layer="layout" svg:width="0.018cm" svg:height="0.017cm" svg:x="15.591cm" svg:y="13.593cm" svg:viewBox="0 0 19 18" draw:points="0,0 19,0 19,18 0,18">
          <text:p/>
        </draw:polygon>
        <draw:polygon draw:style-name="gr30" draw:text-style-name="P7" draw:layer="layout" svg:width="2.485cm" svg:height="0.017cm" svg:x="15.608cm" svg:y="13.593cm" svg:viewBox="0 0 2486 18" draw:points="0,0 2486,0 2486,18 0,18">
          <text:p/>
        </draw:polygon>
        <draw:polygon draw:style-name="gr30" draw:text-style-name="P7" draw:layer="layout" svg:width="0.017cm" svg:height="0.017cm" svg:x="18.093cm" svg:y="13.593cm" svg:viewBox="0 0 18 18" draw:points="0,0 18,0 18,18 0,18">
          <text:p/>
        </draw:polygon>
        <draw:polygon draw:style-name="gr30" draw:text-style-name="P7" draw:layer="layout" svg:width="1.481cm" svg:height="0.017cm" svg:x="18.11cm" svg:y="13.593cm" svg:viewBox="0 0 1482 18" draw:points="0,0 1482,0 1482,18 0,18">
          <text:p/>
        </draw:polygon>
        <draw:polygon draw:style-name="gr30" draw:text-style-name="P7" draw:layer="layout" svg:width="0.018cm" svg:height="0.017cm" svg:x="19.591cm" svg:y="13.593cm" svg:viewBox="0 0 19 18" draw:points="0,0 19,0 19,18 0,18">
          <text:p/>
        </draw:polygon>
        <draw:polygon draw:style-name="gr30" draw:text-style-name="P7" draw:layer="layout" svg:width="1.177cm" svg:height="0.017cm" svg:x="19.608cm" svg:y="13.593cm" svg:viewBox="0 0 1178 18" draw:points="0,0 1178,0 1178,18 0,18">
          <text:p/>
        </draw:polygon>
        <draw:polygon draw:style-name="gr30" draw:text-style-name="P7" draw:layer="layout" svg:width="0.017cm" svg:height="0.017cm" svg:x="20.785cm" svg:y="13.593cm" svg:viewBox="0 0 18 18" draw:points="0,0 18,0 18,18 0,18">
          <text:p/>
        </draw:polygon>
        <draw:polygon draw:style-name="gr30" draw:text-style-name="P7" draw:layer="layout" svg:width="0.017cm" svg:height="0.783cm" svg:x="2.29cm" svg:y="13.61cm" svg:viewBox="0 0 18 784" draw:points="0,0 18,0 18,784 0,784">
          <text:p/>
        </draw:polygon>
        <draw:polygon draw:style-name="gr30" draw:text-style-name="P7" draw:layer="layout" svg:width="0.017cm" svg:height="0.783cm" svg:x="3.09cm" svg:y="13.61cm" svg:viewBox="0 0 18 784" draw:points="0,0 18,0 18,784 0,784">
          <text:p/>
        </draw:polygon>
        <draw:polygon draw:style-name="gr30" draw:text-style-name="P7" draw:layer="layout" svg:width="0.017cm" svg:height="0.783cm" svg:x="5.092cm" svg:y="13.61cm" svg:viewBox="0 0 18 784" draw:points="0,0 18,0 18,784 0,784">
          <text:p/>
        </draw:polygon>
        <draw:polygon draw:style-name="gr30" draw:text-style-name="P7" draw:layer="layout" svg:width="0.017cm" svg:height="0.783cm" svg:x="7.09cm" svg:y="13.61cm" svg:viewBox="0 0 18 784" draw:points="0,0 18,0 18,784 0,784">
          <text:p/>
        </draw:polygon>
        <draw:polygon draw:style-name="gr30" draw:text-style-name="P7" draw:layer="layout" svg:width="0.017cm" svg:height="0.783cm" svg:x="9.093cm" svg:y="13.61cm" svg:viewBox="0 0 18 784" draw:points="0,0 18,0 18,784 0,784">
          <text:p/>
        </draw:polygon>
        <draw:polygon draw:style-name="gr30" draw:text-style-name="P7" draw:layer="layout" svg:width="0.017cm" svg:height="0.783cm" svg:x="11.091cm" svg:y="13.61cm" svg:viewBox="0 0 18 784" draw:points="0,0 18,0 18,784 0,784">
          <text:p/>
        </draw:polygon>
        <draw:polygon draw:style-name="gr30" draw:text-style-name="P7" draw:layer="layout" svg:width="0.017cm" svg:height="0.783cm" svg:x="13.093cm" svg:y="13.61cm" svg:viewBox="0 0 18 784" draw:points="0,0 18,0 18,784 0,784">
          <text:p/>
        </draw:polygon>
        <draw:polygon draw:style-name="gr30" draw:text-style-name="P7" draw:layer="layout" svg:width="0.018cm" svg:height="0.783cm" svg:x="15.591cm" svg:y="13.61cm" svg:viewBox="0 0 19 784" draw:points="0,0 19,0 19,784 0,784">
          <text:p/>
        </draw:polygon>
        <draw:polygon draw:style-name="gr30" draw:text-style-name="P7" draw:layer="layout" svg:width="0.017cm" svg:height="0.783cm" svg:x="18.093cm" svg:y="13.61cm" svg:viewBox="0 0 18 784" draw:points="0,0 18,0 18,784 0,784">
          <text:p/>
        </draw:polygon>
        <draw:polygon draw:style-name="gr30" draw:text-style-name="P7" draw:layer="layout" svg:width="0.018cm" svg:height="0.783cm" svg:x="19.591cm" svg:y="13.61cm" svg:viewBox="0 0 19 784" draw:points="0,0 19,0 19,784 0,784">
          <text:p/>
        </draw:polygon>
        <draw:polygon draw:style-name="gr30" draw:text-style-name="P7" draw:layer="layout" svg:width="0.017cm" svg:height="0.783cm" svg:x="20.785cm" svg:y="13.61cm" svg:viewBox="0 0 18 784" draw:points="0,0 18,0 18,784 0,784">
          <text:p/>
        </draw:polygon>
        <draw:frame draw:style-name="gr12" draw:text-style-name="P2" draw:layer="layout" svg:width="0.422cm" svg:height="0.471cm" svg:x="21.035cm" svg:y="13.627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4.4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4.4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4.4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4.4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4.4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4.4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4.4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4.4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4.431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4.393cm" svg:viewBox="0 0 18 18" draw:points="0,0 18,0 18,18 0,18">
          <text:p/>
        </draw:polygon>
        <draw:polygon draw:style-name="gr30" draw:text-style-name="P7" draw:layer="layout" svg:width="0.783cm" svg:height="0.017cm" svg:x="2.307cm" svg:y="14.393cm" svg:viewBox="0 0 784 18" draw:points="0,0 784,0 784,18 0,18">
          <text:p/>
        </draw:polygon>
        <draw:polygon draw:style-name="gr30" draw:text-style-name="P7" draw:layer="layout" svg:width="0.017cm" svg:height="0.017cm" svg:x="3.09cm" svg:y="14.393cm" svg:viewBox="0 0 18 18" draw:points="0,0 18,0 18,18 0,18">
          <text:p/>
        </draw:polygon>
        <draw:polygon draw:style-name="gr30" draw:text-style-name="P7" draw:layer="layout" svg:width="1.985cm" svg:height="0.017cm" svg:x="3.107cm" svg:y="14.393cm" svg:viewBox="0 0 1986 18" draw:points="0,0 1986,0 1986,18 0,18">
          <text:p/>
        </draw:polygon>
        <draw:polygon draw:style-name="gr30" draw:text-style-name="P7" draw:layer="layout" svg:width="0.017cm" svg:height="0.017cm" svg:x="5.092cm" svg:y="14.393cm" svg:viewBox="0 0 18 18" draw:points="0,0 18,0 18,18 0,18">
          <text:p/>
        </draw:polygon>
        <draw:polygon draw:style-name="gr30" draw:text-style-name="P7" draw:layer="layout" svg:width="1.981cm" svg:height="0.017cm" svg:x="5.109cm" svg:y="14.393cm" svg:viewBox="0 0 1982 18" draw:points="0,0 1982,0 1982,18 0,18">
          <text:p/>
        </draw:polygon>
        <draw:polygon draw:style-name="gr30" draw:text-style-name="P7" draw:layer="layout" svg:width="0.017cm" svg:height="0.017cm" svg:x="7.09cm" svg:y="14.393cm" svg:viewBox="0 0 18 18" draw:points="0,0 18,0 18,18 0,18">
          <text:p/>
        </draw:polygon>
        <draw:polygon draw:style-name="gr30" draw:text-style-name="P7" draw:layer="layout" svg:width="1.986cm" svg:height="0.017cm" svg:x="7.107cm" svg:y="14.393cm" svg:viewBox="0 0 1987 18" draw:points="0,0 1987,0 1987,18 0,18">
          <text:p/>
        </draw:polygon>
        <draw:polygon draw:style-name="gr30" draw:text-style-name="P7" draw:layer="layout" svg:width="0.017cm" svg:height="0.017cm" svg:x="9.093cm" svg:y="14.393cm" svg:viewBox="0 0 18 18" draw:points="0,0 18,0 18,18 0,18">
          <text:p/>
        </draw:polygon>
        <draw:polygon draw:style-name="gr30" draw:text-style-name="P7" draw:layer="layout" svg:width="1.981cm" svg:height="0.017cm" svg:x="9.11cm" svg:y="14.393cm" svg:viewBox="0 0 1982 18" draw:points="0,0 1982,0 1982,18 0,18">
          <text:p/>
        </draw:polygon>
        <draw:polygon draw:style-name="gr30" draw:text-style-name="P7" draw:layer="layout" svg:width="0.017cm" svg:height="0.017cm" svg:x="11.091cm" svg:y="14.393cm" svg:viewBox="0 0 18 18" draw:points="0,0 18,0 18,18 0,18">
          <text:p/>
        </draw:polygon>
        <draw:polygon draw:style-name="gr30" draw:text-style-name="P7" draw:layer="layout" svg:width="1.985cm" svg:height="0.017cm" svg:x="11.108cm" svg:y="14.393cm" svg:viewBox="0 0 1986 18" draw:points="0,0 1986,0 1986,18 0,18">
          <text:p/>
        </draw:polygon>
        <draw:polygon draw:style-name="gr30" draw:text-style-name="P7" draw:layer="layout" svg:width="0.017cm" svg:height="0.017cm" svg:x="13.093cm" svg:y="14.393cm" svg:viewBox="0 0 18 18" draw:points="0,0 18,0 18,18 0,18">
          <text:p/>
        </draw:polygon>
        <draw:polygon draw:style-name="gr30" draw:text-style-name="P7" draw:layer="layout" svg:width="2.481cm" svg:height="0.017cm" svg:x="13.11cm" svg:y="14.393cm" svg:viewBox="0 0 2482 18" draw:points="0,0 2482,0 2482,18 0,18">
          <text:p/>
        </draw:polygon>
        <draw:polygon draw:style-name="gr30" draw:text-style-name="P7" draw:layer="layout" svg:width="0.018cm" svg:height="0.017cm" svg:x="15.591cm" svg:y="14.393cm" svg:viewBox="0 0 19 18" draw:points="0,0 19,0 19,18 0,18">
          <text:p/>
        </draw:polygon>
        <draw:polygon draw:style-name="gr30" draw:text-style-name="P7" draw:layer="layout" svg:width="2.485cm" svg:height="0.017cm" svg:x="15.608cm" svg:y="14.393cm" svg:viewBox="0 0 2486 18" draw:points="0,0 2486,0 2486,18 0,18">
          <text:p/>
        </draw:polygon>
        <draw:polygon draw:style-name="gr30" draw:text-style-name="P7" draw:layer="layout" svg:width="0.017cm" svg:height="0.017cm" svg:x="18.093cm" svg:y="14.393cm" svg:viewBox="0 0 18 18" draw:points="0,0 18,0 18,18 0,18">
          <text:p/>
        </draw:polygon>
        <draw:polygon draw:style-name="gr30" draw:text-style-name="P7" draw:layer="layout" svg:width="1.481cm" svg:height="0.017cm" svg:x="18.11cm" svg:y="14.393cm" svg:viewBox="0 0 1482 18" draw:points="0,0 1482,0 1482,18 0,18">
          <text:p/>
        </draw:polygon>
        <draw:polygon draw:style-name="gr30" draw:text-style-name="P7" draw:layer="layout" svg:width="0.018cm" svg:height="0.017cm" svg:x="19.591cm" svg:y="14.393cm" svg:viewBox="0 0 19 18" draw:points="0,0 19,0 19,18 0,18">
          <text:p/>
        </draw:polygon>
        <draw:polygon draw:style-name="gr30" draw:text-style-name="P7" draw:layer="layout" svg:width="1.177cm" svg:height="0.017cm" svg:x="19.608cm" svg:y="14.393cm" svg:viewBox="0 0 1178 18" draw:points="0,0 1178,0 1178,18 0,18">
          <text:p/>
        </draw:polygon>
        <draw:polygon draw:style-name="gr30" draw:text-style-name="P7" draw:layer="layout" svg:width="0.017cm" svg:height="0.017cm" svg:x="20.785cm" svg:y="14.393cm" svg:viewBox="0 0 18 18" draw:points="0,0 18,0 18,18 0,18">
          <text:p/>
        </draw:polygon>
        <draw:polygon draw:style-name="gr30" draw:text-style-name="P7" draw:layer="layout" svg:width="0.017cm" svg:height="0.787cm" svg:x="2.29cm" svg:y="14.41cm" svg:viewBox="0 0 18 788" draw:points="0,0 18,0 18,788 0,788">
          <text:p/>
        </draw:polygon>
        <draw:polygon draw:style-name="gr30" draw:text-style-name="P7" draw:layer="layout" svg:width="0.017cm" svg:height="0.787cm" svg:x="3.09cm" svg:y="14.41cm" svg:viewBox="0 0 18 788" draw:points="0,0 18,0 18,788 0,788">
          <text:p/>
        </draw:polygon>
        <draw:polygon draw:style-name="gr30" draw:text-style-name="P7" draw:layer="layout" svg:width="0.017cm" svg:height="0.787cm" svg:x="5.092cm" svg:y="14.41cm" svg:viewBox="0 0 18 788" draw:points="0,0 18,0 18,788 0,788">
          <text:p/>
        </draw:polygon>
        <draw:polygon draw:style-name="gr30" draw:text-style-name="P7" draw:layer="layout" svg:width="0.017cm" svg:height="0.787cm" svg:x="7.09cm" svg:y="14.41cm" svg:viewBox="0 0 18 788" draw:points="0,0 18,0 18,788 0,788">
          <text:p/>
        </draw:polygon>
        <draw:polygon draw:style-name="gr30" draw:text-style-name="P7" draw:layer="layout" svg:width="0.017cm" svg:height="0.787cm" svg:x="9.093cm" svg:y="14.41cm" svg:viewBox="0 0 18 788" draw:points="0,0 18,0 18,788 0,788">
          <text:p/>
        </draw:polygon>
        <draw:polygon draw:style-name="gr30" draw:text-style-name="P7" draw:layer="layout" svg:width="0.017cm" svg:height="0.787cm" svg:x="11.091cm" svg:y="14.41cm" svg:viewBox="0 0 18 788" draw:points="0,0 18,0 18,788 0,788">
          <text:p/>
        </draw:polygon>
        <draw:polygon draw:style-name="gr30" draw:text-style-name="P7" draw:layer="layout" svg:width="0.017cm" svg:height="0.787cm" svg:x="13.093cm" svg:y="14.41cm" svg:viewBox="0 0 18 788" draw:points="0,0 18,0 18,788 0,788">
          <text:p/>
        </draw:polygon>
        <draw:polygon draw:style-name="gr30" draw:text-style-name="P7" draw:layer="layout" svg:width="0.018cm" svg:height="0.787cm" svg:x="15.591cm" svg:y="14.41cm" svg:viewBox="0 0 19 788" draw:points="0,0 19,0 19,788 0,788">
          <text:p/>
        </draw:polygon>
        <draw:polygon draw:style-name="gr30" draw:text-style-name="P7" draw:layer="layout" svg:width="0.017cm" svg:height="0.787cm" svg:x="18.093cm" svg:y="14.41cm" svg:viewBox="0 0 18 788" draw:points="0,0 18,0 18,788 0,788">
          <text:p/>
        </draw:polygon>
        <draw:polygon draw:style-name="gr30" draw:text-style-name="P7" draw:layer="layout" svg:width="0.018cm" svg:height="0.787cm" svg:x="19.591cm" svg:y="14.41cm" svg:viewBox="0 0 19 788" draw:points="0,0 19,0 19,788 0,788">
          <text:p/>
        </draw:polygon>
        <draw:polygon draw:style-name="gr30" draw:text-style-name="P7" draw:layer="layout" svg:width="0.017cm" svg:height="0.787cm" svg:x="20.785cm" svg:y="14.41cm" svg:viewBox="0 0 18 788" draw:points="0,0 18,0 18,788 0,788">
          <text:p/>
        </draw:polygon>
        <draw:frame draw:style-name="gr12" draw:text-style-name="P2" draw:layer="layout" svg:width="0.422cm" svg:height="0.471cm" svg:x="21.035cm" svg:y="14.4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5.2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5.2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5.2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5.2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5.2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5.2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5.2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5.2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5.231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5.197cm" svg:viewBox="0 0 18 18" draw:points="0,0 18,0 18,18 0,18">
          <text:p/>
        </draw:polygon>
        <draw:polygon draw:style-name="gr30" draw:text-style-name="P7" draw:layer="layout" svg:width="0.783cm" svg:height="0.017cm" svg:x="2.307cm" svg:y="15.197cm" svg:viewBox="0 0 784 18" draw:points="0,0 784,0 784,18 0,18">
          <text:p/>
        </draw:polygon>
        <draw:polygon draw:style-name="gr30" draw:text-style-name="P7" draw:layer="layout" svg:width="0.017cm" svg:height="0.017cm" svg:x="3.09cm" svg:y="15.197cm" svg:viewBox="0 0 18 18" draw:points="0,0 18,0 18,18 0,18">
          <text:p/>
        </draw:polygon>
        <draw:polygon draw:style-name="gr30" draw:text-style-name="P7" draw:layer="layout" svg:width="1.985cm" svg:height="0.017cm" svg:x="3.107cm" svg:y="15.197cm" svg:viewBox="0 0 1986 18" draw:points="0,0 1986,0 1986,18 0,18">
          <text:p/>
        </draw:polygon>
        <draw:polygon draw:style-name="gr30" draw:text-style-name="P7" draw:layer="layout" svg:width="0.017cm" svg:height="0.017cm" svg:x="5.092cm" svg:y="15.197cm" svg:viewBox="0 0 18 18" draw:points="0,0 18,0 18,18 0,18">
          <text:p/>
        </draw:polygon>
        <draw:polygon draw:style-name="gr30" draw:text-style-name="P7" draw:layer="layout" svg:width="1.981cm" svg:height="0.017cm" svg:x="5.109cm" svg:y="15.197cm" svg:viewBox="0 0 1982 18" draw:points="0,0 1982,0 1982,18 0,18">
          <text:p/>
        </draw:polygon>
        <draw:polygon draw:style-name="gr30" draw:text-style-name="P7" draw:layer="layout" svg:width="0.017cm" svg:height="0.017cm" svg:x="7.09cm" svg:y="15.197cm" svg:viewBox="0 0 18 18" draw:points="0,0 18,0 18,18 0,18">
          <text:p/>
        </draw:polygon>
        <draw:polygon draw:style-name="gr30" draw:text-style-name="P7" draw:layer="layout" svg:width="1.986cm" svg:height="0.017cm" svg:x="7.107cm" svg:y="15.197cm" svg:viewBox="0 0 1987 18" draw:points="0,0 1987,0 1987,18 0,18">
          <text:p/>
        </draw:polygon>
        <draw:polygon draw:style-name="gr30" draw:text-style-name="P7" draw:layer="layout" svg:width="0.017cm" svg:height="0.017cm" svg:x="9.093cm" svg:y="15.197cm" svg:viewBox="0 0 18 18" draw:points="0,0 18,0 18,18 0,18">
          <text:p/>
        </draw:polygon>
        <draw:polygon draw:style-name="gr30" draw:text-style-name="P7" draw:layer="layout" svg:width="1.981cm" svg:height="0.017cm" svg:x="9.11cm" svg:y="15.197cm" svg:viewBox="0 0 1982 18" draw:points="0,0 1982,0 1982,18 0,18">
          <text:p/>
        </draw:polygon>
        <draw:polygon draw:style-name="gr30" draw:text-style-name="P7" draw:layer="layout" svg:width="0.017cm" svg:height="0.017cm" svg:x="11.091cm" svg:y="15.197cm" svg:viewBox="0 0 18 18" draw:points="0,0 18,0 18,18 0,18">
          <text:p/>
        </draw:polygon>
        <draw:polygon draw:style-name="gr30" draw:text-style-name="P7" draw:layer="layout" svg:width="1.985cm" svg:height="0.017cm" svg:x="11.108cm" svg:y="15.197cm" svg:viewBox="0 0 1986 18" draw:points="0,0 1986,0 1986,18 0,18">
          <text:p/>
        </draw:polygon>
        <draw:polygon draw:style-name="gr30" draw:text-style-name="P7" draw:layer="layout" svg:width="0.017cm" svg:height="0.017cm" svg:x="13.093cm" svg:y="15.197cm" svg:viewBox="0 0 18 18" draw:points="0,0 18,0 18,18 0,18">
          <text:p/>
        </draw:polygon>
        <draw:polygon draw:style-name="gr30" draw:text-style-name="P7" draw:layer="layout" svg:width="2.481cm" svg:height="0.017cm" svg:x="13.11cm" svg:y="15.197cm" svg:viewBox="0 0 2482 18" draw:points="0,0 2482,0 2482,18 0,18">
          <text:p/>
        </draw:polygon>
        <draw:polygon draw:style-name="gr30" draw:text-style-name="P7" draw:layer="layout" svg:width="0.018cm" svg:height="0.017cm" svg:x="15.591cm" svg:y="15.197cm" svg:viewBox="0 0 19 18" draw:points="0,0 19,0 19,18 0,18">
          <text:p/>
        </draw:polygon>
        <draw:polygon draw:style-name="gr30" draw:text-style-name="P7" draw:layer="layout" svg:width="2.485cm" svg:height="0.017cm" svg:x="15.608cm" svg:y="15.197cm" svg:viewBox="0 0 2486 18" draw:points="0,0 2486,0 2486,18 0,18">
          <text:p/>
        </draw:polygon>
        <draw:polygon draw:style-name="gr30" draw:text-style-name="P7" draw:layer="layout" svg:width="0.017cm" svg:height="0.017cm" svg:x="18.093cm" svg:y="15.197cm" svg:viewBox="0 0 18 18" draw:points="0,0 18,0 18,18 0,18">
          <text:p/>
        </draw:polygon>
        <draw:polygon draw:style-name="gr30" draw:text-style-name="P7" draw:layer="layout" svg:width="1.481cm" svg:height="0.017cm" svg:x="18.11cm" svg:y="15.197cm" svg:viewBox="0 0 1482 18" draw:points="0,0 1482,0 1482,18 0,18">
          <text:p/>
        </draw:polygon>
        <draw:polygon draw:style-name="gr30" draw:text-style-name="P7" draw:layer="layout" svg:width="0.018cm" svg:height="0.017cm" svg:x="19.591cm" svg:y="15.197cm" svg:viewBox="0 0 19 18" draw:points="0,0 19,0 19,18 0,18">
          <text:p/>
        </draw:polygon>
        <draw:polygon draw:style-name="gr30" draw:text-style-name="P7" draw:layer="layout" svg:width="1.177cm" svg:height="0.017cm" svg:x="19.608cm" svg:y="15.197cm" svg:viewBox="0 0 1178 18" draw:points="0,0 1178,0 1178,18 0,18">
          <text:p/>
        </draw:polygon>
        <draw:polygon draw:style-name="gr30" draw:text-style-name="P7" draw:layer="layout" svg:width="0.017cm" svg:height="0.017cm" svg:x="20.785cm" svg:y="15.197cm" svg:viewBox="0 0 18 18" draw:points="0,0 18,0 18,18 0,18">
          <text:p/>
        </draw:polygon>
        <draw:polygon draw:style-name="gr30" draw:text-style-name="P7" draw:layer="layout" svg:width="0.017cm" svg:height="0.783cm" svg:x="2.29cm" svg:y="15.214cm" svg:viewBox="0 0 18 784" draw:points="0,0 18,0 18,784 0,784">
          <text:p/>
        </draw:polygon>
        <draw:polygon draw:style-name="gr30" draw:text-style-name="P7" draw:layer="layout" svg:width="0.017cm" svg:height="0.783cm" svg:x="3.09cm" svg:y="15.214cm" svg:viewBox="0 0 18 784" draw:points="0,0 18,0 18,784 0,784">
          <text:p/>
        </draw:polygon>
        <draw:polygon draw:style-name="gr30" draw:text-style-name="P7" draw:layer="layout" svg:width="0.017cm" svg:height="0.783cm" svg:x="5.092cm" svg:y="15.214cm" svg:viewBox="0 0 18 784" draw:points="0,0 18,0 18,784 0,784">
          <text:p/>
        </draw:polygon>
        <draw:polygon draw:style-name="gr30" draw:text-style-name="P7" draw:layer="layout" svg:width="0.017cm" svg:height="0.783cm" svg:x="7.09cm" svg:y="15.214cm" svg:viewBox="0 0 18 784" draw:points="0,0 18,0 18,784 0,784">
          <text:p/>
        </draw:polygon>
        <draw:polygon draw:style-name="gr30" draw:text-style-name="P7" draw:layer="layout" svg:width="0.017cm" svg:height="0.783cm" svg:x="9.093cm" svg:y="15.214cm" svg:viewBox="0 0 18 784" draw:points="0,0 18,0 18,784 0,784">
          <text:p/>
        </draw:polygon>
        <draw:polygon draw:style-name="gr30" draw:text-style-name="P7" draw:layer="layout" svg:width="0.017cm" svg:height="0.783cm" svg:x="11.091cm" svg:y="15.214cm" svg:viewBox="0 0 18 784" draw:points="0,0 18,0 18,784 0,784">
          <text:p/>
        </draw:polygon>
        <draw:polygon draw:style-name="gr30" draw:text-style-name="P7" draw:layer="layout" svg:width="0.017cm" svg:height="0.783cm" svg:x="13.093cm" svg:y="15.214cm" svg:viewBox="0 0 18 784" draw:points="0,0 18,0 18,784 0,784">
          <text:p/>
        </draw:polygon>
        <draw:polygon draw:style-name="gr30" draw:text-style-name="P7" draw:layer="layout" svg:width="0.018cm" svg:height="0.783cm" svg:x="15.591cm" svg:y="15.214cm" svg:viewBox="0 0 19 784" draw:points="0,0 19,0 19,784 0,784">
          <text:p/>
        </draw:polygon>
        <draw:polygon draw:style-name="gr30" draw:text-style-name="P7" draw:layer="layout" svg:width="0.017cm" svg:height="0.783cm" svg:x="18.093cm" svg:y="15.214cm" svg:viewBox="0 0 18 784" draw:points="0,0 18,0 18,784 0,784">
          <text:p/>
        </draw:polygon>
        <draw:polygon draw:style-name="gr30" draw:text-style-name="P7" draw:layer="layout" svg:width="0.018cm" svg:height="0.783cm" svg:x="19.591cm" svg:y="15.214cm" svg:viewBox="0 0 19 784" draw:points="0,0 19,0 19,784 0,784">
          <text:p/>
        </draw:polygon>
        <draw:polygon draw:style-name="gr30" draw:text-style-name="P7" draw:layer="layout" svg:width="0.017cm" svg:height="0.783cm" svg:x="20.785cm" svg:y="15.214cm" svg:viewBox="0 0 18 784" draw:points="0,0 18,0 18,784 0,784">
          <text:p/>
        </draw:polygon>
        <draw:frame draw:style-name="gr12" draw:text-style-name="P2" draw:layer="layout" svg:width="0.422cm" svg:height="0.471cm" svg:x="21.035cm" svg:y="15.2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6.0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6.0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6.0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6.0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6.0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6.0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6.0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6.0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6.031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5.997cm" svg:viewBox="0 0 18 18" draw:points="0,0 18,0 18,18 0,18">
          <text:p/>
        </draw:polygon>
        <draw:polygon draw:style-name="gr30" draw:text-style-name="P7" draw:layer="layout" svg:width="0.783cm" svg:height="0.017cm" svg:x="2.307cm" svg:y="15.997cm" svg:viewBox="0 0 784 18" draw:points="0,0 784,0 784,18 0,18">
          <text:p/>
        </draw:polygon>
        <draw:polygon draw:style-name="gr30" draw:text-style-name="P7" draw:layer="layout" svg:width="0.017cm" svg:height="0.017cm" svg:x="3.09cm" svg:y="15.997cm" svg:viewBox="0 0 18 18" draw:points="0,0 18,0 18,18 0,18">
          <text:p/>
        </draw:polygon>
        <draw:polygon draw:style-name="gr30" draw:text-style-name="P7" draw:layer="layout" svg:width="1.985cm" svg:height="0.017cm" svg:x="3.107cm" svg:y="15.997cm" svg:viewBox="0 0 1986 18" draw:points="0,0 1986,0 1986,18 0,18">
          <text:p/>
        </draw:polygon>
        <draw:polygon draw:style-name="gr30" draw:text-style-name="P7" draw:layer="layout" svg:width="0.017cm" svg:height="0.017cm" svg:x="5.092cm" svg:y="15.997cm" svg:viewBox="0 0 18 18" draw:points="0,0 18,0 18,18 0,18">
          <text:p/>
        </draw:polygon>
        <draw:polygon draw:style-name="gr30" draw:text-style-name="P7" draw:layer="layout" svg:width="1.981cm" svg:height="0.017cm" svg:x="5.109cm" svg:y="15.997cm" svg:viewBox="0 0 1982 18" draw:points="0,0 1982,0 1982,18 0,18">
          <text:p/>
        </draw:polygon>
        <draw:polygon draw:style-name="gr30" draw:text-style-name="P7" draw:layer="layout" svg:width="0.017cm" svg:height="0.017cm" svg:x="7.09cm" svg:y="15.997cm" svg:viewBox="0 0 18 18" draw:points="0,0 18,0 18,18 0,18">
          <text:p/>
        </draw:polygon>
        <draw:polygon draw:style-name="gr30" draw:text-style-name="P7" draw:layer="layout" svg:width="1.986cm" svg:height="0.017cm" svg:x="7.107cm" svg:y="15.997cm" svg:viewBox="0 0 1987 18" draw:points="0,0 1987,0 1987,18 0,18">
          <text:p/>
        </draw:polygon>
        <draw:polygon draw:style-name="gr30" draw:text-style-name="P7" draw:layer="layout" svg:width="0.017cm" svg:height="0.017cm" svg:x="9.093cm" svg:y="15.997cm" svg:viewBox="0 0 18 18" draw:points="0,0 18,0 18,18 0,18">
          <text:p/>
        </draw:polygon>
        <draw:polygon draw:style-name="gr30" draw:text-style-name="P7" draw:layer="layout" svg:width="1.981cm" svg:height="0.017cm" svg:x="9.11cm" svg:y="15.997cm" svg:viewBox="0 0 1982 18" draw:points="0,0 1982,0 1982,18 0,18">
          <text:p/>
        </draw:polygon>
        <draw:polygon draw:style-name="gr30" draw:text-style-name="P7" draw:layer="layout" svg:width="0.017cm" svg:height="0.017cm" svg:x="11.091cm" svg:y="15.997cm" svg:viewBox="0 0 18 18" draw:points="0,0 18,0 18,18 0,18">
          <text:p/>
        </draw:polygon>
        <draw:polygon draw:style-name="gr30" draw:text-style-name="P7" draw:layer="layout" svg:width="1.985cm" svg:height="0.017cm" svg:x="11.108cm" svg:y="15.997cm" svg:viewBox="0 0 1986 18" draw:points="0,0 1986,0 1986,18 0,18">
          <text:p/>
        </draw:polygon>
        <draw:polygon draw:style-name="gr30" draw:text-style-name="P7" draw:layer="layout" svg:width="0.017cm" svg:height="0.017cm" svg:x="13.093cm" svg:y="15.997cm" svg:viewBox="0 0 18 18" draw:points="0,0 18,0 18,18 0,18">
          <text:p/>
        </draw:polygon>
        <draw:polygon draw:style-name="gr30" draw:text-style-name="P7" draw:layer="layout" svg:width="2.481cm" svg:height="0.017cm" svg:x="13.11cm" svg:y="15.997cm" svg:viewBox="0 0 2482 18" draw:points="0,0 2482,0 2482,18 0,18">
          <text:p/>
        </draw:polygon>
        <draw:polygon draw:style-name="gr30" draw:text-style-name="P7" draw:layer="layout" svg:width="0.018cm" svg:height="0.017cm" svg:x="15.591cm" svg:y="15.997cm" svg:viewBox="0 0 19 18" draw:points="0,0 19,0 19,18 0,18">
          <text:p/>
        </draw:polygon>
        <draw:polygon draw:style-name="gr30" draw:text-style-name="P7" draw:layer="layout" svg:width="2.485cm" svg:height="0.017cm" svg:x="15.608cm" svg:y="15.997cm" svg:viewBox="0 0 2486 18" draw:points="0,0 2486,0 2486,18 0,18">
          <text:p/>
        </draw:polygon>
        <draw:polygon draw:style-name="gr30" draw:text-style-name="P7" draw:layer="layout" svg:width="0.017cm" svg:height="0.017cm" svg:x="18.093cm" svg:y="15.997cm" svg:viewBox="0 0 18 18" draw:points="0,0 18,0 18,18 0,18">
          <text:p/>
        </draw:polygon>
        <draw:polygon draw:style-name="gr30" draw:text-style-name="P7" draw:layer="layout" svg:width="1.481cm" svg:height="0.017cm" svg:x="18.11cm" svg:y="15.997cm" svg:viewBox="0 0 1482 18" draw:points="0,0 1482,0 1482,18 0,18">
          <text:p/>
        </draw:polygon>
        <draw:polygon draw:style-name="gr30" draw:text-style-name="P7" draw:layer="layout" svg:width="0.018cm" svg:height="0.017cm" svg:x="19.591cm" svg:y="15.997cm" svg:viewBox="0 0 19 18" draw:points="0,0 19,0 19,18 0,18">
          <text:p/>
        </draw:polygon>
        <draw:polygon draw:style-name="gr30" draw:text-style-name="P7" draw:layer="layout" svg:width="1.177cm" svg:height="0.017cm" svg:x="19.608cm" svg:y="15.997cm" svg:viewBox="0 0 1178 18" draw:points="0,0 1178,0 1178,18 0,18">
          <text:p/>
        </draw:polygon>
        <draw:polygon draw:style-name="gr30" draw:text-style-name="P7" draw:layer="layout" svg:width="0.017cm" svg:height="0.017cm" svg:x="20.785cm" svg:y="15.997cm" svg:viewBox="0 0 18 18" draw:points="0,0 18,0 18,18 0,18">
          <text:p/>
        </draw:polygon>
        <draw:polygon draw:style-name="gr30" draw:text-style-name="P7" draw:layer="layout" svg:width="0.017cm" svg:height="0.783cm" svg:x="2.29cm" svg:y="16.014cm" svg:viewBox="0 0 18 784" draw:points="0,0 18,0 18,784 0,784">
          <text:p/>
        </draw:polygon>
        <draw:polygon draw:style-name="gr30" draw:text-style-name="P7" draw:layer="layout" svg:width="0.017cm" svg:height="0.783cm" svg:x="3.09cm" svg:y="16.014cm" svg:viewBox="0 0 18 784" draw:points="0,0 18,0 18,784 0,784">
          <text:p/>
        </draw:polygon>
        <draw:polygon draw:style-name="gr30" draw:text-style-name="P7" draw:layer="layout" svg:width="0.017cm" svg:height="0.783cm" svg:x="5.092cm" svg:y="16.014cm" svg:viewBox="0 0 18 784" draw:points="0,0 18,0 18,784 0,784">
          <text:p/>
        </draw:polygon>
        <draw:polygon draw:style-name="gr30" draw:text-style-name="P7" draw:layer="layout" svg:width="0.017cm" svg:height="0.783cm" svg:x="7.09cm" svg:y="16.014cm" svg:viewBox="0 0 18 784" draw:points="0,0 18,0 18,784 0,784">
          <text:p/>
        </draw:polygon>
        <draw:polygon draw:style-name="gr30" draw:text-style-name="P7" draw:layer="layout" svg:width="0.017cm" svg:height="0.783cm" svg:x="9.093cm" svg:y="16.014cm" svg:viewBox="0 0 18 784" draw:points="0,0 18,0 18,784 0,784">
          <text:p/>
        </draw:polygon>
        <draw:polygon draw:style-name="gr30" draw:text-style-name="P7" draw:layer="layout" svg:width="0.017cm" svg:height="0.783cm" svg:x="11.091cm" svg:y="16.014cm" svg:viewBox="0 0 18 784" draw:points="0,0 18,0 18,784 0,784">
          <text:p/>
        </draw:polygon>
        <draw:polygon draw:style-name="gr30" draw:text-style-name="P7" draw:layer="layout" svg:width="0.017cm" svg:height="0.783cm" svg:x="13.093cm" svg:y="16.014cm" svg:viewBox="0 0 18 784" draw:points="0,0 18,0 18,784 0,784">
          <text:p/>
        </draw:polygon>
        <draw:polygon draw:style-name="gr30" draw:text-style-name="P7" draw:layer="layout" svg:width="0.018cm" svg:height="0.783cm" svg:x="15.591cm" svg:y="16.014cm" svg:viewBox="0 0 19 784" draw:points="0,0 19,0 19,784 0,784">
          <text:p/>
        </draw:polygon>
        <draw:polygon draw:style-name="gr30" draw:text-style-name="P7" draw:layer="layout" svg:width="0.017cm" svg:height="0.783cm" svg:x="18.093cm" svg:y="16.014cm" svg:viewBox="0 0 18 784" draw:points="0,0 18,0 18,784 0,784">
          <text:p/>
        </draw:polygon>
        <draw:polygon draw:style-name="gr30" draw:text-style-name="P7" draw:layer="layout" svg:width="0.018cm" svg:height="0.783cm" svg:x="19.591cm" svg:y="16.014cm" svg:viewBox="0 0 19 784" draw:points="0,0 19,0 19,784 0,784">
          <text:p/>
        </draw:polygon>
        <draw:polygon draw:style-name="gr30" draw:text-style-name="P7" draw:layer="layout" svg:width="0.017cm" svg:height="0.783cm" svg:x="20.785cm" svg:y="16.014cm" svg:viewBox="0 0 18 784" draw:points="0,0 18,0 18,784 0,784">
          <text:p/>
        </draw:polygon>
        <draw:frame draw:style-name="gr12" draw:text-style-name="P2" draw:layer="layout" svg:width="0.422cm" svg:height="0.471cm" svg:x="21.035cm" svg:y="16.0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6.8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6.8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6.8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6.8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6.8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6.8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6.8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6.8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6.831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6.797cm" svg:viewBox="0 0 18 18" draw:points="0,0 18,0 18,18 0,18">
          <text:p/>
        </draw:polygon>
        <draw:polygon draw:style-name="gr30" draw:text-style-name="P7" draw:layer="layout" svg:width="0.783cm" svg:height="0.017cm" svg:x="2.307cm" svg:y="16.797cm" svg:viewBox="0 0 784 18" draw:points="0,0 784,0 784,18 0,18">
          <text:p/>
        </draw:polygon>
        <draw:polygon draw:style-name="gr30" draw:text-style-name="P7" draw:layer="layout" svg:width="0.017cm" svg:height="0.017cm" svg:x="3.09cm" svg:y="16.797cm" svg:viewBox="0 0 18 18" draw:points="0,0 18,0 18,18 0,18">
          <text:p/>
        </draw:polygon>
        <draw:polygon draw:style-name="gr30" draw:text-style-name="P7" draw:layer="layout" svg:width="1.985cm" svg:height="0.017cm" svg:x="3.107cm" svg:y="16.797cm" svg:viewBox="0 0 1986 18" draw:points="0,0 1986,0 1986,18 0,18">
          <text:p/>
        </draw:polygon>
        <draw:polygon draw:style-name="gr30" draw:text-style-name="P7" draw:layer="layout" svg:width="0.017cm" svg:height="0.017cm" svg:x="5.092cm" svg:y="16.797cm" svg:viewBox="0 0 18 18" draw:points="0,0 18,0 18,18 0,18">
          <text:p/>
        </draw:polygon>
        <draw:polygon draw:style-name="gr30" draw:text-style-name="P7" draw:layer="layout" svg:width="1.981cm" svg:height="0.017cm" svg:x="5.109cm" svg:y="16.797cm" svg:viewBox="0 0 1982 18" draw:points="0,0 1982,0 1982,18 0,18">
          <text:p/>
        </draw:polygon>
        <draw:polygon draw:style-name="gr30" draw:text-style-name="P7" draw:layer="layout" svg:width="0.017cm" svg:height="0.017cm" svg:x="7.09cm" svg:y="16.797cm" svg:viewBox="0 0 18 18" draw:points="0,0 18,0 18,18 0,18">
          <text:p/>
        </draw:polygon>
        <draw:polygon draw:style-name="gr30" draw:text-style-name="P7" draw:layer="layout" svg:width="1.986cm" svg:height="0.017cm" svg:x="7.107cm" svg:y="16.797cm" svg:viewBox="0 0 1987 18" draw:points="0,0 1987,0 1987,18 0,18">
          <text:p/>
        </draw:polygon>
        <draw:polygon draw:style-name="gr30" draw:text-style-name="P7" draw:layer="layout" svg:width="0.017cm" svg:height="0.017cm" svg:x="9.093cm" svg:y="16.797cm" svg:viewBox="0 0 18 18" draw:points="0,0 18,0 18,18 0,18">
          <text:p/>
        </draw:polygon>
        <draw:polygon draw:style-name="gr30" draw:text-style-name="P7" draw:layer="layout" svg:width="1.981cm" svg:height="0.017cm" svg:x="9.11cm" svg:y="16.797cm" svg:viewBox="0 0 1982 18" draw:points="0,0 1982,0 1982,18 0,18">
          <text:p/>
        </draw:polygon>
        <draw:polygon draw:style-name="gr30" draw:text-style-name="P7" draw:layer="layout" svg:width="0.017cm" svg:height="0.017cm" svg:x="11.091cm" svg:y="16.797cm" svg:viewBox="0 0 18 18" draw:points="0,0 18,0 18,18 0,18">
          <text:p/>
        </draw:polygon>
        <draw:polygon draw:style-name="gr30" draw:text-style-name="P7" draw:layer="layout" svg:width="1.985cm" svg:height="0.017cm" svg:x="11.108cm" svg:y="16.797cm" svg:viewBox="0 0 1986 18" draw:points="0,0 1986,0 1986,18 0,18">
          <text:p/>
        </draw:polygon>
        <draw:polygon draw:style-name="gr30" draw:text-style-name="P7" draw:layer="layout" svg:width="0.017cm" svg:height="0.017cm" svg:x="13.093cm" svg:y="16.797cm" svg:viewBox="0 0 18 18" draw:points="0,0 18,0 18,18 0,18">
          <text:p/>
        </draw:polygon>
        <draw:polygon draw:style-name="gr30" draw:text-style-name="P7" draw:layer="layout" svg:width="2.481cm" svg:height="0.017cm" svg:x="13.11cm" svg:y="16.797cm" svg:viewBox="0 0 2482 18" draw:points="0,0 2482,0 2482,18 0,18">
          <text:p/>
        </draw:polygon>
        <draw:polygon draw:style-name="gr30" draw:text-style-name="P7" draw:layer="layout" svg:width="0.018cm" svg:height="0.017cm" svg:x="15.591cm" svg:y="16.797cm" svg:viewBox="0 0 19 18" draw:points="0,0 19,0 19,18 0,18">
          <text:p/>
        </draw:polygon>
        <draw:polygon draw:style-name="gr30" draw:text-style-name="P7" draw:layer="layout" svg:width="2.485cm" svg:height="0.017cm" svg:x="15.608cm" svg:y="16.797cm" svg:viewBox="0 0 2486 18" draw:points="0,0 2486,0 2486,18 0,18">
          <text:p/>
        </draw:polygon>
        <draw:polygon draw:style-name="gr30" draw:text-style-name="P7" draw:layer="layout" svg:width="0.017cm" svg:height="0.017cm" svg:x="18.093cm" svg:y="16.797cm" svg:viewBox="0 0 18 18" draw:points="0,0 18,0 18,18 0,18">
          <text:p/>
        </draw:polygon>
        <draw:polygon draw:style-name="gr30" draw:text-style-name="P7" draw:layer="layout" svg:width="1.481cm" svg:height="0.017cm" svg:x="18.11cm" svg:y="16.797cm" svg:viewBox="0 0 1482 18" draw:points="0,0 1482,0 1482,18 0,18">
          <text:p/>
        </draw:polygon>
        <draw:polygon draw:style-name="gr30" draw:text-style-name="P7" draw:layer="layout" svg:width="0.018cm" svg:height="0.017cm" svg:x="19.591cm" svg:y="16.797cm" svg:viewBox="0 0 19 18" draw:points="0,0 19,0 19,18 0,18">
          <text:p/>
        </draw:polygon>
        <draw:polygon draw:style-name="gr30" draw:text-style-name="P7" draw:layer="layout" svg:width="1.177cm" svg:height="0.017cm" svg:x="19.608cm" svg:y="16.797cm" svg:viewBox="0 0 1178 18" draw:points="0,0 1178,0 1178,18 0,18">
          <text:p/>
        </draw:polygon>
        <draw:polygon draw:style-name="gr30" draw:text-style-name="P7" draw:layer="layout" svg:width="0.017cm" svg:height="0.017cm" svg:x="20.785cm" svg:y="16.797cm" svg:viewBox="0 0 18 18" draw:points="0,0 18,0 18,18 0,18">
          <text:p/>
        </draw:polygon>
        <draw:polygon draw:style-name="gr30" draw:text-style-name="P7" draw:layer="layout" svg:width="0.017cm" svg:height="0.783cm" svg:x="2.29cm" svg:y="16.814cm" svg:viewBox="0 0 18 784" draw:points="0,0 18,0 18,784 0,784">
          <text:p/>
        </draw:polygon>
        <draw:polygon draw:style-name="gr30" draw:text-style-name="P7" draw:layer="layout" svg:width="0.017cm" svg:height="0.783cm" svg:x="3.09cm" svg:y="16.814cm" svg:viewBox="0 0 18 784" draw:points="0,0 18,0 18,784 0,784">
          <text:p/>
        </draw:polygon>
        <draw:polygon draw:style-name="gr30" draw:text-style-name="P7" draw:layer="layout" svg:width="0.017cm" svg:height="0.783cm" svg:x="5.092cm" svg:y="16.814cm" svg:viewBox="0 0 18 784" draw:points="0,0 18,0 18,784 0,784">
          <text:p/>
        </draw:polygon>
        <draw:polygon draw:style-name="gr30" draw:text-style-name="P7" draw:layer="layout" svg:width="0.017cm" svg:height="0.783cm" svg:x="7.09cm" svg:y="16.814cm" svg:viewBox="0 0 18 784" draw:points="0,0 18,0 18,784 0,784">
          <text:p/>
        </draw:polygon>
        <draw:polygon draw:style-name="gr30" draw:text-style-name="P7" draw:layer="layout" svg:width="0.017cm" svg:height="0.783cm" svg:x="9.093cm" svg:y="16.814cm" svg:viewBox="0 0 18 784" draw:points="0,0 18,0 18,784 0,784">
          <text:p/>
        </draw:polygon>
        <draw:polygon draw:style-name="gr30" draw:text-style-name="P7" draw:layer="layout" svg:width="0.017cm" svg:height="0.783cm" svg:x="11.091cm" svg:y="16.814cm" svg:viewBox="0 0 18 784" draw:points="0,0 18,0 18,784 0,784">
          <text:p/>
        </draw:polygon>
        <draw:polygon draw:style-name="gr30" draw:text-style-name="P7" draw:layer="layout" svg:width="0.017cm" svg:height="0.783cm" svg:x="13.093cm" svg:y="16.814cm" svg:viewBox="0 0 18 784" draw:points="0,0 18,0 18,784 0,784">
          <text:p/>
        </draw:polygon>
        <draw:polygon draw:style-name="gr30" draw:text-style-name="P7" draw:layer="layout" svg:width="0.018cm" svg:height="0.783cm" svg:x="15.591cm" svg:y="16.814cm" svg:viewBox="0 0 19 784" draw:points="0,0 19,0 19,784 0,784">
          <text:p/>
        </draw:polygon>
        <draw:polygon draw:style-name="gr30" draw:text-style-name="P7" draw:layer="layout" svg:width="0.017cm" svg:height="0.783cm" svg:x="18.093cm" svg:y="16.814cm" svg:viewBox="0 0 18 784" draw:points="0,0 18,0 18,784 0,784">
          <text:p/>
        </draw:polygon>
        <draw:polygon draw:style-name="gr30" draw:text-style-name="P7" draw:layer="layout" svg:width="0.018cm" svg:height="0.783cm" svg:x="19.591cm" svg:y="16.814cm" svg:viewBox="0 0 19 784" draw:points="0,0 19,0 19,784 0,784">
          <text:p/>
        </draw:polygon>
        <draw:polygon draw:style-name="gr30" draw:text-style-name="P7" draw:layer="layout" svg:width="0.017cm" svg:height="0.783cm" svg:x="20.785cm" svg:y="16.814cm" svg:viewBox="0 0 18 784" draw:points="0,0 18,0 18,784 0,784">
          <text:p/>
        </draw:polygon>
        <draw:frame draw:style-name="gr12" draw:text-style-name="P2" draw:layer="layout" svg:width="0.422cm" svg:height="0.471cm" svg:x="21.035cm" svg:y="16.8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7.6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7.6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7.6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7.6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7.6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7.6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7.6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7.6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7.631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7.597cm" svg:viewBox="0 0 18 18" draw:points="0,0 18,0 18,18 0,18">
          <text:p/>
        </draw:polygon>
        <draw:polygon draw:style-name="gr30" draw:text-style-name="P7" draw:layer="layout" svg:width="0.783cm" svg:height="0.017cm" svg:x="2.307cm" svg:y="17.597cm" svg:viewBox="0 0 784 18" draw:points="0,0 784,0 784,18 0,18">
          <text:p/>
        </draw:polygon>
        <draw:polygon draw:style-name="gr30" draw:text-style-name="P7" draw:layer="layout" svg:width="0.017cm" svg:height="0.017cm" svg:x="3.09cm" svg:y="17.597cm" svg:viewBox="0 0 18 18" draw:points="0,0 18,0 18,18 0,18">
          <text:p/>
        </draw:polygon>
        <draw:polygon draw:style-name="gr30" draw:text-style-name="P7" draw:layer="layout" svg:width="1.985cm" svg:height="0.017cm" svg:x="3.107cm" svg:y="17.597cm" svg:viewBox="0 0 1986 18" draw:points="0,0 1986,0 1986,18 0,18">
          <text:p/>
        </draw:polygon>
        <draw:polygon draw:style-name="gr30" draw:text-style-name="P7" draw:layer="layout" svg:width="0.017cm" svg:height="0.017cm" svg:x="5.092cm" svg:y="17.597cm" svg:viewBox="0 0 18 18" draw:points="0,0 18,0 18,18 0,18">
          <text:p/>
        </draw:polygon>
        <draw:polygon draw:style-name="gr30" draw:text-style-name="P7" draw:layer="layout" svg:width="1.981cm" svg:height="0.017cm" svg:x="5.109cm" svg:y="17.597cm" svg:viewBox="0 0 1982 18" draw:points="0,0 1982,0 1982,18 0,18">
          <text:p/>
        </draw:polygon>
        <draw:polygon draw:style-name="gr30" draw:text-style-name="P7" draw:layer="layout" svg:width="0.017cm" svg:height="0.017cm" svg:x="7.09cm" svg:y="17.597cm" svg:viewBox="0 0 18 18" draw:points="0,0 18,0 18,18 0,18">
          <text:p/>
        </draw:polygon>
        <draw:polygon draw:style-name="gr30" draw:text-style-name="P7" draw:layer="layout" svg:width="1.986cm" svg:height="0.017cm" svg:x="7.107cm" svg:y="17.597cm" svg:viewBox="0 0 1987 18" draw:points="0,0 1987,0 1987,18 0,18">
          <text:p/>
        </draw:polygon>
        <draw:polygon draw:style-name="gr30" draw:text-style-name="P7" draw:layer="layout" svg:width="0.017cm" svg:height="0.017cm" svg:x="9.093cm" svg:y="17.597cm" svg:viewBox="0 0 18 18" draw:points="0,0 18,0 18,18 0,18">
          <text:p/>
        </draw:polygon>
        <draw:polygon draw:style-name="gr30" draw:text-style-name="P7" draw:layer="layout" svg:width="1.981cm" svg:height="0.017cm" svg:x="9.11cm" svg:y="17.597cm" svg:viewBox="0 0 1982 18" draw:points="0,0 1982,0 1982,18 0,18">
          <text:p/>
        </draw:polygon>
        <draw:polygon draw:style-name="gr30" draw:text-style-name="P7" draw:layer="layout" svg:width="0.017cm" svg:height="0.017cm" svg:x="11.091cm" svg:y="17.597cm" svg:viewBox="0 0 18 18" draw:points="0,0 18,0 18,18 0,18">
          <text:p/>
        </draw:polygon>
        <draw:polygon draw:style-name="gr30" draw:text-style-name="P7" draw:layer="layout" svg:width="1.985cm" svg:height="0.017cm" svg:x="11.108cm" svg:y="17.597cm" svg:viewBox="0 0 1986 18" draw:points="0,0 1986,0 1986,18 0,18">
          <text:p/>
        </draw:polygon>
        <draw:polygon draw:style-name="gr30" draw:text-style-name="P7" draw:layer="layout" svg:width="0.017cm" svg:height="0.017cm" svg:x="13.093cm" svg:y="17.597cm" svg:viewBox="0 0 18 18" draw:points="0,0 18,0 18,18 0,18">
          <text:p/>
        </draw:polygon>
        <draw:polygon draw:style-name="gr30" draw:text-style-name="P7" draw:layer="layout" svg:width="2.481cm" svg:height="0.017cm" svg:x="13.11cm" svg:y="17.597cm" svg:viewBox="0 0 2482 18" draw:points="0,0 2482,0 2482,18 0,18">
          <text:p/>
        </draw:polygon>
        <draw:polygon draw:style-name="gr30" draw:text-style-name="P7" draw:layer="layout" svg:width="0.018cm" svg:height="0.017cm" svg:x="15.591cm" svg:y="17.597cm" svg:viewBox="0 0 19 18" draw:points="0,0 19,0 19,18 0,18">
          <text:p/>
        </draw:polygon>
        <draw:polygon draw:style-name="gr30" draw:text-style-name="P7" draw:layer="layout" svg:width="2.485cm" svg:height="0.017cm" svg:x="15.608cm" svg:y="17.597cm" svg:viewBox="0 0 2486 18" draw:points="0,0 2486,0 2486,18 0,18">
          <text:p/>
        </draw:polygon>
        <draw:polygon draw:style-name="gr30" draw:text-style-name="P7" draw:layer="layout" svg:width="0.017cm" svg:height="0.017cm" svg:x="18.093cm" svg:y="17.597cm" svg:viewBox="0 0 18 18" draw:points="0,0 18,0 18,18 0,18">
          <text:p/>
        </draw:polygon>
        <draw:polygon draw:style-name="gr30" draw:text-style-name="P7" draw:layer="layout" svg:width="1.481cm" svg:height="0.017cm" svg:x="18.11cm" svg:y="17.597cm" svg:viewBox="0 0 1482 18" draw:points="0,0 1482,0 1482,18 0,18">
          <text:p/>
        </draw:polygon>
        <draw:polygon draw:style-name="gr30" draw:text-style-name="P7" draw:layer="layout" svg:width="0.018cm" svg:height="0.017cm" svg:x="19.591cm" svg:y="17.597cm" svg:viewBox="0 0 19 18" draw:points="0,0 19,0 19,18 0,18">
          <text:p/>
        </draw:polygon>
        <draw:polygon draw:style-name="gr30" draw:text-style-name="P7" draw:layer="layout" svg:width="1.177cm" svg:height="0.017cm" svg:x="19.608cm" svg:y="17.597cm" svg:viewBox="0 0 1178 18" draw:points="0,0 1178,0 1178,18 0,18">
          <text:p/>
        </draw:polygon>
        <draw:polygon draw:style-name="gr30" draw:text-style-name="P7" draw:layer="layout" svg:width="0.017cm" svg:height="0.017cm" svg:x="20.785cm" svg:y="17.597cm" svg:viewBox="0 0 18 18" draw:points="0,0 18,0 18,18 0,18">
          <text:p/>
        </draw:polygon>
        <draw:polygon draw:style-name="gr30" draw:text-style-name="P7" draw:layer="layout" svg:width="0.017cm" svg:height="0.784cm" svg:x="2.29cm" svg:y="17.614cm" svg:viewBox="0 0 18 785" draw:points="0,0 18,0 18,785 0,785">
          <text:p/>
        </draw:polygon>
        <draw:polygon draw:style-name="gr30" draw:text-style-name="P7" draw:layer="layout" svg:width="0.017cm" svg:height="0.784cm" svg:x="3.09cm" svg:y="17.614cm" svg:viewBox="0 0 18 785" draw:points="0,0 18,0 18,785 0,785">
          <text:p/>
        </draw:polygon>
        <draw:polygon draw:style-name="gr30" draw:text-style-name="P7" draw:layer="layout" svg:width="0.017cm" svg:height="0.784cm" svg:x="5.092cm" svg:y="17.614cm" svg:viewBox="0 0 18 785" draw:points="0,0 18,0 18,785 0,785">
          <text:p/>
        </draw:polygon>
        <draw:polygon draw:style-name="gr30" draw:text-style-name="P7" draw:layer="layout" svg:width="0.017cm" svg:height="0.784cm" svg:x="7.09cm" svg:y="17.614cm" svg:viewBox="0 0 18 785" draw:points="0,0 18,0 18,785 0,785">
          <text:p/>
        </draw:polygon>
        <draw:polygon draw:style-name="gr30" draw:text-style-name="P7" draw:layer="layout" svg:width="0.017cm" svg:height="0.784cm" svg:x="9.093cm" svg:y="17.614cm" svg:viewBox="0 0 18 785" draw:points="0,0 18,0 18,785 0,785">
          <text:p/>
        </draw:polygon>
        <draw:polygon draw:style-name="gr30" draw:text-style-name="P7" draw:layer="layout" svg:width="0.017cm" svg:height="0.784cm" svg:x="11.091cm" svg:y="17.614cm" svg:viewBox="0 0 18 785" draw:points="0,0 18,0 18,785 0,785">
          <text:p/>
        </draw:polygon>
        <draw:polygon draw:style-name="gr30" draw:text-style-name="P7" draw:layer="layout" svg:width="0.017cm" svg:height="0.784cm" svg:x="13.093cm" svg:y="17.614cm" svg:viewBox="0 0 18 785" draw:points="0,0 18,0 18,785 0,785">
          <text:p/>
        </draw:polygon>
        <draw:polygon draw:style-name="gr30" draw:text-style-name="P7" draw:layer="layout" svg:width="0.018cm" svg:height="0.784cm" svg:x="15.591cm" svg:y="17.614cm" svg:viewBox="0 0 19 785" draw:points="0,0 19,0 19,785 0,785">
          <text:p/>
        </draw:polygon>
        <draw:polygon draw:style-name="gr30" draw:text-style-name="P7" draw:layer="layout" svg:width="0.017cm" svg:height="0.784cm" svg:x="18.093cm" svg:y="17.614cm" svg:viewBox="0 0 18 785" draw:points="0,0 18,0 18,785 0,785">
          <text:p/>
        </draw:polygon>
        <draw:polygon draw:style-name="gr30" draw:text-style-name="P7" draw:layer="layout" svg:width="0.018cm" svg:height="0.784cm" svg:x="19.591cm" svg:y="17.614cm" svg:viewBox="0 0 19 785" draw:points="0,0 19,0 19,785 0,785">
          <text:p/>
        </draw:polygon>
        <draw:polygon draw:style-name="gr30" draw:text-style-name="P7" draw:layer="layout" svg:width="0.017cm" svg:height="0.784cm" svg:x="20.785cm" svg:y="17.614cm" svg:viewBox="0 0 18 785" draw:points="0,0 18,0 18,785 0,785">
          <text:p/>
        </draw:polygon>
        <draw:frame draw:style-name="gr12" draw:text-style-name="P2" draw:layer="layout" svg:width="0.422cm" svg:height="0.471cm" svg:x="21.035cm" svg:y="17.63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8.4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8.4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8.4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8.4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8.4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8.4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8.4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8.4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8.432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8.398cm" svg:viewBox="0 0 18 18" draw:points="0,0 18,0 18,18 0,18">
          <text:p/>
        </draw:polygon>
        <draw:polygon draw:style-name="gr30" draw:text-style-name="P7" draw:layer="layout" svg:width="0.783cm" svg:height="0.017cm" svg:x="2.307cm" svg:y="18.398cm" svg:viewBox="0 0 784 18" draw:points="0,0 784,0 784,18 0,18">
          <text:p/>
        </draw:polygon>
        <draw:polygon draw:style-name="gr30" draw:text-style-name="P7" draw:layer="layout" svg:width="0.017cm" svg:height="0.017cm" svg:x="3.09cm" svg:y="18.398cm" svg:viewBox="0 0 18 18" draw:points="0,0 18,0 18,18 0,18">
          <text:p/>
        </draw:polygon>
        <draw:polygon draw:style-name="gr30" draw:text-style-name="P7" draw:layer="layout" svg:width="1.985cm" svg:height="0.017cm" svg:x="3.107cm" svg:y="18.398cm" svg:viewBox="0 0 1986 18" draw:points="0,0 1986,0 1986,18 0,18">
          <text:p/>
        </draw:polygon>
        <draw:polygon draw:style-name="gr30" draw:text-style-name="P7" draw:layer="layout" svg:width="0.017cm" svg:height="0.017cm" svg:x="5.092cm" svg:y="18.398cm" svg:viewBox="0 0 18 18" draw:points="0,0 18,0 18,18 0,18">
          <text:p/>
        </draw:polygon>
        <draw:polygon draw:style-name="gr30" draw:text-style-name="P7" draw:layer="layout" svg:width="1.981cm" svg:height="0.017cm" svg:x="5.109cm" svg:y="18.398cm" svg:viewBox="0 0 1982 18" draw:points="0,0 1982,0 1982,18 0,18">
          <text:p/>
        </draw:polygon>
        <draw:polygon draw:style-name="gr30" draw:text-style-name="P7" draw:layer="layout" svg:width="0.017cm" svg:height="0.017cm" svg:x="7.09cm" svg:y="18.398cm" svg:viewBox="0 0 18 18" draw:points="0,0 18,0 18,18 0,18">
          <text:p/>
        </draw:polygon>
        <draw:polygon draw:style-name="gr30" draw:text-style-name="P7" draw:layer="layout" svg:width="1.986cm" svg:height="0.017cm" svg:x="7.107cm" svg:y="18.398cm" svg:viewBox="0 0 1987 18" draw:points="0,0 1987,0 1987,18 0,18">
          <text:p/>
        </draw:polygon>
        <draw:polygon draw:style-name="gr30" draw:text-style-name="P7" draw:layer="layout" svg:width="0.017cm" svg:height="0.017cm" svg:x="9.093cm" svg:y="18.398cm" svg:viewBox="0 0 18 18" draw:points="0,0 18,0 18,18 0,18">
          <text:p/>
        </draw:polygon>
        <draw:polygon draw:style-name="gr30" draw:text-style-name="P7" draw:layer="layout" svg:width="1.981cm" svg:height="0.017cm" svg:x="9.11cm" svg:y="18.398cm" svg:viewBox="0 0 1982 18" draw:points="0,0 1982,0 1982,18 0,18">
          <text:p/>
        </draw:polygon>
        <draw:polygon draw:style-name="gr30" draw:text-style-name="P7" draw:layer="layout" svg:width="0.017cm" svg:height="0.017cm" svg:x="11.091cm" svg:y="18.398cm" svg:viewBox="0 0 18 18" draw:points="0,0 18,0 18,18 0,18">
          <text:p/>
        </draw:polygon>
        <draw:polygon draw:style-name="gr30" draw:text-style-name="P7" draw:layer="layout" svg:width="1.985cm" svg:height="0.017cm" svg:x="11.108cm" svg:y="18.398cm" svg:viewBox="0 0 1986 18" draw:points="0,0 1986,0 1986,18 0,18">
          <text:p/>
        </draw:polygon>
        <draw:polygon draw:style-name="gr30" draw:text-style-name="P7" draw:layer="layout" svg:width="0.017cm" svg:height="0.017cm" svg:x="13.093cm" svg:y="18.398cm" svg:viewBox="0 0 18 18" draw:points="0,0 18,0 18,18 0,18">
          <text:p/>
        </draw:polygon>
        <draw:polygon draw:style-name="gr30" draw:text-style-name="P7" draw:layer="layout" svg:width="2.481cm" svg:height="0.017cm" svg:x="13.11cm" svg:y="18.398cm" svg:viewBox="0 0 2482 18" draw:points="0,0 2482,0 2482,18 0,18">
          <text:p/>
        </draw:polygon>
        <draw:polygon draw:style-name="gr30" draw:text-style-name="P7" draw:layer="layout" svg:width="0.018cm" svg:height="0.017cm" svg:x="15.591cm" svg:y="18.398cm" svg:viewBox="0 0 19 18" draw:points="0,0 19,0 19,18 0,18">
          <text:p/>
        </draw:polygon>
        <draw:polygon draw:style-name="gr30" draw:text-style-name="P7" draw:layer="layout" svg:width="2.485cm" svg:height="0.017cm" svg:x="15.608cm" svg:y="18.398cm" svg:viewBox="0 0 2486 18" draw:points="0,0 2486,0 2486,18 0,18">
          <text:p/>
        </draw:polygon>
        <draw:polygon draw:style-name="gr30" draw:text-style-name="P7" draw:layer="layout" svg:width="0.017cm" svg:height="0.017cm" svg:x="18.093cm" svg:y="18.398cm" svg:viewBox="0 0 18 18" draw:points="0,0 18,0 18,18 0,18">
          <text:p/>
        </draw:polygon>
        <draw:polygon draw:style-name="gr30" draw:text-style-name="P7" draw:layer="layout" svg:width="1.481cm" svg:height="0.017cm" svg:x="18.11cm" svg:y="18.398cm" svg:viewBox="0 0 1482 18" draw:points="0,0 1482,0 1482,18 0,18">
          <text:p/>
        </draw:polygon>
        <draw:polygon draw:style-name="gr30" draw:text-style-name="P7" draw:layer="layout" svg:width="0.018cm" svg:height="0.017cm" svg:x="19.591cm" svg:y="18.398cm" svg:viewBox="0 0 19 18" draw:points="0,0 19,0 19,18 0,18">
          <text:p/>
        </draw:polygon>
        <draw:polygon draw:style-name="gr30" draw:text-style-name="P7" draw:layer="layout" svg:width="1.177cm" svg:height="0.017cm" svg:x="19.608cm" svg:y="18.398cm" svg:viewBox="0 0 1178 18" draw:points="0,0 1178,0 1178,18 0,18">
          <text:p/>
        </draw:polygon>
        <draw:polygon draw:style-name="gr30" draw:text-style-name="P7" draw:layer="layout" svg:width="0.017cm" svg:height="0.017cm" svg:x="20.785cm" svg:y="18.398cm" svg:viewBox="0 0 18 18" draw:points="0,0 18,0 18,18 0,18">
          <text:p/>
        </draw:polygon>
        <draw:polygon draw:style-name="gr30" draw:text-style-name="P7" draw:layer="layout" svg:width="0.017cm" svg:height="0.783cm" svg:x="2.29cm" svg:y="18.415cm" svg:viewBox="0 0 18 784" draw:points="0,0 18,0 18,784 0,784">
          <text:p/>
        </draw:polygon>
        <draw:polygon draw:style-name="gr30" draw:text-style-name="P7" draw:layer="layout" svg:width="0.017cm" svg:height="0.783cm" svg:x="3.09cm" svg:y="18.415cm" svg:viewBox="0 0 18 784" draw:points="0,0 18,0 18,784 0,784">
          <text:p/>
        </draw:polygon>
        <draw:polygon draw:style-name="gr30" draw:text-style-name="P7" draw:layer="layout" svg:width="0.017cm" svg:height="0.783cm" svg:x="5.092cm" svg:y="18.415cm" svg:viewBox="0 0 18 784" draw:points="0,0 18,0 18,784 0,784">
          <text:p/>
        </draw:polygon>
        <draw:polygon draw:style-name="gr30" draw:text-style-name="P7" draw:layer="layout" svg:width="0.017cm" svg:height="0.783cm" svg:x="7.09cm" svg:y="18.415cm" svg:viewBox="0 0 18 784" draw:points="0,0 18,0 18,784 0,784">
          <text:p/>
        </draw:polygon>
        <draw:polygon draw:style-name="gr30" draw:text-style-name="P7" draw:layer="layout" svg:width="0.017cm" svg:height="0.783cm" svg:x="9.093cm" svg:y="18.415cm" svg:viewBox="0 0 18 784" draw:points="0,0 18,0 18,784 0,784">
          <text:p/>
        </draw:polygon>
        <draw:polygon draw:style-name="gr30" draw:text-style-name="P7" draw:layer="layout" svg:width="0.017cm" svg:height="0.783cm" svg:x="11.091cm" svg:y="18.415cm" svg:viewBox="0 0 18 784" draw:points="0,0 18,0 18,784 0,784">
          <text:p/>
        </draw:polygon>
        <draw:polygon draw:style-name="gr30" draw:text-style-name="P7" draw:layer="layout" svg:width="0.017cm" svg:height="0.783cm" svg:x="13.093cm" svg:y="18.415cm" svg:viewBox="0 0 18 784" draw:points="0,0 18,0 18,784 0,784">
          <text:p/>
        </draw:polygon>
        <draw:polygon draw:style-name="gr30" draw:text-style-name="P7" draw:layer="layout" svg:width="0.018cm" svg:height="0.783cm" svg:x="15.591cm" svg:y="18.415cm" svg:viewBox="0 0 19 784" draw:points="0,0 19,0 19,784 0,784">
          <text:p/>
        </draw:polygon>
        <draw:polygon draw:style-name="gr30" draw:text-style-name="P7" draw:layer="layout" svg:width="0.017cm" svg:height="0.783cm" svg:x="18.093cm" svg:y="18.415cm" svg:viewBox="0 0 18 784" draw:points="0,0 18,0 18,784 0,784">
          <text:p/>
        </draw:polygon>
        <draw:polygon draw:style-name="gr30" draw:text-style-name="P7" draw:layer="layout" svg:width="0.018cm" svg:height="0.783cm" svg:x="19.591cm" svg:y="18.415cm" svg:viewBox="0 0 19 784" draw:points="0,0 19,0 19,784 0,784">
          <text:p/>
        </draw:polygon>
        <draw:polygon draw:style-name="gr30" draw:text-style-name="P7" draw:layer="layout" svg:width="0.017cm" svg:height="0.783cm" svg:x="20.785cm" svg:y="18.415cm" svg:viewBox="0 0 18 784" draw:points="0,0 18,0 18,784 0,784">
          <text:p/>
        </draw:polygon>
        <draw:frame draw:style-name="gr12" draw:text-style-name="P2" draw:layer="layout" svg:width="0.422cm" svg:height="0.471cm" svg:x="21.035cm" svg:y="18.43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19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19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19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19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19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19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19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19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19.23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19.198cm" svg:viewBox="0 0 18 18" draw:points="0,0 18,0 18,18 0,18">
          <text:p/>
        </draw:polygon>
        <draw:polygon draw:style-name="gr30" draw:text-style-name="P7" draw:layer="layout" svg:width="0.783cm" svg:height="0.017cm" svg:x="2.307cm" svg:y="19.198cm" svg:viewBox="0 0 784 18" draw:points="0,0 784,0 784,18 0,18">
          <text:p/>
        </draw:polygon>
        <draw:polygon draw:style-name="gr30" draw:text-style-name="P7" draw:layer="layout" svg:width="0.017cm" svg:height="0.017cm" svg:x="3.09cm" svg:y="19.198cm" svg:viewBox="0 0 18 18" draw:points="0,0 18,0 18,18 0,18">
          <text:p/>
        </draw:polygon>
        <draw:polygon draw:style-name="gr30" draw:text-style-name="P7" draw:layer="layout" svg:width="1.985cm" svg:height="0.017cm" svg:x="3.107cm" svg:y="19.198cm" svg:viewBox="0 0 1986 18" draw:points="0,0 1986,0 1986,18 0,18">
          <text:p/>
        </draw:polygon>
        <draw:polygon draw:style-name="gr30" draw:text-style-name="P7" draw:layer="layout" svg:width="0.017cm" svg:height="0.017cm" svg:x="5.092cm" svg:y="19.198cm" svg:viewBox="0 0 18 18" draw:points="0,0 18,0 18,18 0,18">
          <text:p/>
        </draw:polygon>
        <draw:polygon draw:style-name="gr30" draw:text-style-name="P7" draw:layer="layout" svg:width="1.981cm" svg:height="0.017cm" svg:x="5.109cm" svg:y="19.198cm" svg:viewBox="0 0 1982 18" draw:points="0,0 1982,0 1982,18 0,18">
          <text:p/>
        </draw:polygon>
        <draw:polygon draw:style-name="gr30" draw:text-style-name="P7" draw:layer="layout" svg:width="0.017cm" svg:height="0.017cm" svg:x="7.09cm" svg:y="19.198cm" svg:viewBox="0 0 18 18" draw:points="0,0 18,0 18,18 0,18">
          <text:p/>
        </draw:polygon>
        <draw:polygon draw:style-name="gr30" draw:text-style-name="P7" draw:layer="layout" svg:width="1.986cm" svg:height="0.017cm" svg:x="7.107cm" svg:y="19.198cm" svg:viewBox="0 0 1987 18" draw:points="0,0 1987,0 1987,18 0,18">
          <text:p/>
        </draw:polygon>
        <draw:polygon draw:style-name="gr30" draw:text-style-name="P7" draw:layer="layout" svg:width="0.017cm" svg:height="0.017cm" svg:x="9.093cm" svg:y="19.198cm" svg:viewBox="0 0 18 18" draw:points="0,0 18,0 18,18 0,18">
          <text:p/>
        </draw:polygon>
        <draw:polygon draw:style-name="gr30" draw:text-style-name="P7" draw:layer="layout" svg:width="1.981cm" svg:height="0.017cm" svg:x="9.11cm" svg:y="19.198cm" svg:viewBox="0 0 1982 18" draw:points="0,0 1982,0 1982,18 0,18">
          <text:p/>
        </draw:polygon>
        <draw:polygon draw:style-name="gr30" draw:text-style-name="P7" draw:layer="layout" svg:width="0.017cm" svg:height="0.017cm" svg:x="11.091cm" svg:y="19.198cm" svg:viewBox="0 0 18 18" draw:points="0,0 18,0 18,18 0,18">
          <text:p/>
        </draw:polygon>
        <draw:polygon draw:style-name="gr30" draw:text-style-name="P7" draw:layer="layout" svg:width="1.985cm" svg:height="0.017cm" svg:x="11.108cm" svg:y="19.198cm" svg:viewBox="0 0 1986 18" draw:points="0,0 1986,0 1986,18 0,18">
          <text:p/>
        </draw:polygon>
        <draw:polygon draw:style-name="gr30" draw:text-style-name="P7" draw:layer="layout" svg:width="0.017cm" svg:height="0.017cm" svg:x="13.093cm" svg:y="19.198cm" svg:viewBox="0 0 18 18" draw:points="0,0 18,0 18,18 0,18">
          <text:p/>
        </draw:polygon>
        <draw:polygon draw:style-name="gr30" draw:text-style-name="P7" draw:layer="layout" svg:width="2.481cm" svg:height="0.017cm" svg:x="13.11cm" svg:y="19.198cm" svg:viewBox="0 0 2482 18" draw:points="0,0 2482,0 2482,18 0,18">
          <text:p/>
        </draw:polygon>
        <draw:polygon draw:style-name="gr30" draw:text-style-name="P7" draw:layer="layout" svg:width="0.018cm" svg:height="0.017cm" svg:x="15.591cm" svg:y="19.198cm" svg:viewBox="0 0 19 18" draw:points="0,0 19,0 19,18 0,18">
          <text:p/>
        </draw:polygon>
        <draw:polygon draw:style-name="gr30" draw:text-style-name="P7" draw:layer="layout" svg:width="2.485cm" svg:height="0.017cm" svg:x="15.608cm" svg:y="19.198cm" svg:viewBox="0 0 2486 18" draw:points="0,0 2486,0 2486,18 0,18">
          <text:p/>
        </draw:polygon>
        <draw:polygon draw:style-name="gr30" draw:text-style-name="P7" draw:layer="layout" svg:width="0.017cm" svg:height="0.017cm" svg:x="18.093cm" svg:y="19.198cm" svg:viewBox="0 0 18 18" draw:points="0,0 18,0 18,18 0,18">
          <text:p/>
        </draw:polygon>
        <draw:polygon draw:style-name="gr30" draw:text-style-name="P7" draw:layer="layout" svg:width="1.481cm" svg:height="0.017cm" svg:x="18.11cm" svg:y="19.198cm" svg:viewBox="0 0 1482 18" draw:points="0,0 1482,0 1482,18 0,18">
          <text:p/>
        </draw:polygon>
        <draw:polygon draw:style-name="gr30" draw:text-style-name="P7" draw:layer="layout" svg:width="0.018cm" svg:height="0.017cm" svg:x="19.591cm" svg:y="19.198cm" svg:viewBox="0 0 19 18" draw:points="0,0 19,0 19,18 0,18">
          <text:p/>
        </draw:polygon>
        <draw:polygon draw:style-name="gr30" draw:text-style-name="P7" draw:layer="layout" svg:width="1.177cm" svg:height="0.017cm" svg:x="19.608cm" svg:y="19.198cm" svg:viewBox="0 0 1178 18" draw:points="0,0 1178,0 1178,18 0,18">
          <text:p/>
        </draw:polygon>
        <draw:polygon draw:style-name="gr30" draw:text-style-name="P7" draw:layer="layout" svg:width="0.017cm" svg:height="0.017cm" svg:x="20.785cm" svg:y="19.198cm" svg:viewBox="0 0 18 18" draw:points="0,0 18,0 18,18 0,18">
          <text:p/>
        </draw:polygon>
        <draw:polygon draw:style-name="gr30" draw:text-style-name="P7" draw:layer="layout" svg:width="0.017cm" svg:height="0.787cm" svg:x="2.29cm" svg:y="19.215cm" svg:viewBox="0 0 18 788" draw:points="0,0 18,0 18,788 0,788">
          <text:p/>
        </draw:polygon>
        <draw:polygon draw:style-name="gr30" draw:text-style-name="P7" draw:layer="layout" svg:width="0.017cm" svg:height="0.787cm" svg:x="3.09cm" svg:y="19.215cm" svg:viewBox="0 0 18 788" draw:points="0,0 18,0 18,788 0,788">
          <text:p/>
        </draw:polygon>
        <draw:polygon draw:style-name="gr30" draw:text-style-name="P7" draw:layer="layout" svg:width="0.017cm" svg:height="0.787cm" svg:x="5.092cm" svg:y="19.215cm" svg:viewBox="0 0 18 788" draw:points="0,0 18,0 18,788 0,788">
          <text:p/>
        </draw:polygon>
        <draw:polygon draw:style-name="gr30" draw:text-style-name="P7" draw:layer="layout" svg:width="0.017cm" svg:height="0.787cm" svg:x="7.09cm" svg:y="19.215cm" svg:viewBox="0 0 18 788" draw:points="0,0 18,0 18,788 0,788">
          <text:p/>
        </draw:polygon>
        <draw:polygon draw:style-name="gr30" draw:text-style-name="P7" draw:layer="layout" svg:width="0.017cm" svg:height="0.787cm" svg:x="9.093cm" svg:y="19.215cm" svg:viewBox="0 0 18 788" draw:points="0,0 18,0 18,788 0,788">
          <text:p/>
        </draw:polygon>
        <draw:polygon draw:style-name="gr30" draw:text-style-name="P7" draw:layer="layout" svg:width="0.017cm" svg:height="0.787cm" svg:x="11.091cm" svg:y="19.215cm" svg:viewBox="0 0 18 788" draw:points="0,0 18,0 18,788 0,788">
          <text:p/>
        </draw:polygon>
        <draw:polygon draw:style-name="gr30" draw:text-style-name="P7" draw:layer="layout" svg:width="0.017cm" svg:height="0.787cm" svg:x="13.093cm" svg:y="19.215cm" svg:viewBox="0 0 18 788" draw:points="0,0 18,0 18,788 0,788">
          <text:p/>
        </draw:polygon>
        <draw:polygon draw:style-name="gr30" draw:text-style-name="P7" draw:layer="layout" svg:width="0.018cm" svg:height="0.787cm" svg:x="15.591cm" svg:y="19.215cm" svg:viewBox="0 0 19 788" draw:points="0,0 19,0 19,788 0,788">
          <text:p/>
        </draw:polygon>
        <draw:polygon draw:style-name="gr30" draw:text-style-name="P7" draw:layer="layout" svg:width="0.017cm" svg:height="0.787cm" svg:x="18.093cm" svg:y="19.215cm" svg:viewBox="0 0 18 788" draw:points="0,0 18,0 18,788 0,788">
          <text:p/>
        </draw:polygon>
        <draw:polygon draw:style-name="gr30" draw:text-style-name="P7" draw:layer="layout" svg:width="0.018cm" svg:height="0.787cm" svg:x="19.591cm" svg:y="19.215cm" svg:viewBox="0 0 19 788" draw:points="0,0 19,0 19,788 0,788">
          <text:p/>
        </draw:polygon>
        <draw:polygon draw:style-name="gr30" draw:text-style-name="P7" draw:layer="layout" svg:width="0.017cm" svg:height="0.787cm" svg:x="20.785cm" svg:y="19.215cm" svg:viewBox="0 0 18 788" draw:points="0,0 18,0 18,788 0,788">
          <text:p/>
        </draw:polygon>
        <draw:frame draw:style-name="gr12" draw:text-style-name="P2" draw:layer="layout" svg:width="0.422cm" svg:height="0.471cm" svg:x="21.035cm" svg:y="19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20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20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20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20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20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20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20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20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20.03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20.002cm" svg:viewBox="0 0 18 18" draw:points="0,0 18,0 18,18 0,18">
          <text:p/>
        </draw:polygon>
        <draw:polygon draw:style-name="gr30" draw:text-style-name="P7" draw:layer="layout" svg:width="0.783cm" svg:height="0.017cm" svg:x="2.307cm" svg:y="20.002cm" svg:viewBox="0 0 784 18" draw:points="0,0 784,0 784,18 0,18">
          <text:p/>
        </draw:polygon>
        <draw:polygon draw:style-name="gr30" draw:text-style-name="P7" draw:layer="layout" svg:width="0.017cm" svg:height="0.017cm" svg:x="3.09cm" svg:y="20.002cm" svg:viewBox="0 0 18 18" draw:points="0,0 18,0 18,18 0,18">
          <text:p/>
        </draw:polygon>
        <draw:polygon draw:style-name="gr30" draw:text-style-name="P7" draw:layer="layout" svg:width="1.985cm" svg:height="0.017cm" svg:x="3.107cm" svg:y="20.002cm" svg:viewBox="0 0 1986 18" draw:points="0,0 1986,0 1986,18 0,18">
          <text:p/>
        </draw:polygon>
        <draw:polygon draw:style-name="gr30" draw:text-style-name="P7" draw:layer="layout" svg:width="0.017cm" svg:height="0.017cm" svg:x="5.092cm" svg:y="20.002cm" svg:viewBox="0 0 18 18" draw:points="0,0 18,0 18,18 0,18">
          <text:p/>
        </draw:polygon>
        <draw:polygon draw:style-name="gr30" draw:text-style-name="P7" draw:layer="layout" svg:width="1.981cm" svg:height="0.017cm" svg:x="5.109cm" svg:y="20.002cm" svg:viewBox="0 0 1982 18" draw:points="0,0 1982,0 1982,18 0,18">
          <text:p/>
        </draw:polygon>
        <draw:polygon draw:style-name="gr30" draw:text-style-name="P7" draw:layer="layout" svg:width="0.017cm" svg:height="0.017cm" svg:x="7.09cm" svg:y="20.002cm" svg:viewBox="0 0 18 18" draw:points="0,0 18,0 18,18 0,18">
          <text:p/>
        </draw:polygon>
        <draw:polygon draw:style-name="gr30" draw:text-style-name="P7" draw:layer="layout" svg:width="1.986cm" svg:height="0.017cm" svg:x="7.107cm" svg:y="20.002cm" svg:viewBox="0 0 1987 18" draw:points="0,0 1987,0 1987,18 0,18">
          <text:p/>
        </draw:polygon>
        <draw:polygon draw:style-name="gr30" draw:text-style-name="P7" draw:layer="layout" svg:width="0.017cm" svg:height="0.017cm" svg:x="9.093cm" svg:y="20.002cm" svg:viewBox="0 0 18 18" draw:points="0,0 18,0 18,18 0,18">
          <text:p/>
        </draw:polygon>
        <draw:polygon draw:style-name="gr30" draw:text-style-name="P7" draw:layer="layout" svg:width="1.981cm" svg:height="0.017cm" svg:x="9.11cm" svg:y="20.002cm" svg:viewBox="0 0 1982 18" draw:points="0,0 1982,0 1982,18 0,18">
          <text:p/>
        </draw:polygon>
        <draw:polygon draw:style-name="gr30" draw:text-style-name="P7" draw:layer="layout" svg:width="0.017cm" svg:height="0.017cm" svg:x="11.091cm" svg:y="20.002cm" svg:viewBox="0 0 18 18" draw:points="0,0 18,0 18,18 0,18">
          <text:p/>
        </draw:polygon>
        <draw:polygon draw:style-name="gr30" draw:text-style-name="P7" draw:layer="layout" svg:width="1.985cm" svg:height="0.017cm" svg:x="11.108cm" svg:y="20.002cm" svg:viewBox="0 0 1986 18" draw:points="0,0 1986,0 1986,18 0,18">
          <text:p/>
        </draw:polygon>
        <draw:polygon draw:style-name="gr30" draw:text-style-name="P7" draw:layer="layout" svg:width="0.017cm" svg:height="0.017cm" svg:x="13.093cm" svg:y="20.002cm" svg:viewBox="0 0 18 18" draw:points="0,0 18,0 18,18 0,18">
          <text:p/>
        </draw:polygon>
        <draw:polygon draw:style-name="gr30" draw:text-style-name="P7" draw:layer="layout" svg:width="2.481cm" svg:height="0.017cm" svg:x="13.11cm" svg:y="20.002cm" svg:viewBox="0 0 2482 18" draw:points="0,0 2482,0 2482,18 0,18">
          <text:p/>
        </draw:polygon>
        <draw:polygon draw:style-name="gr30" draw:text-style-name="P7" draw:layer="layout" svg:width="0.018cm" svg:height="0.017cm" svg:x="15.591cm" svg:y="20.002cm" svg:viewBox="0 0 19 18" draw:points="0,0 19,0 19,18 0,18">
          <text:p/>
        </draw:polygon>
        <draw:polygon draw:style-name="gr30" draw:text-style-name="P7" draw:layer="layout" svg:width="2.485cm" svg:height="0.017cm" svg:x="15.608cm" svg:y="20.002cm" svg:viewBox="0 0 2486 18" draw:points="0,0 2486,0 2486,18 0,18">
          <text:p/>
        </draw:polygon>
        <draw:polygon draw:style-name="gr30" draw:text-style-name="P7" draw:layer="layout" svg:width="0.017cm" svg:height="0.017cm" svg:x="18.093cm" svg:y="20.002cm" svg:viewBox="0 0 18 18" draw:points="0,0 18,0 18,18 0,18">
          <text:p/>
        </draw:polygon>
        <draw:polygon draw:style-name="gr30" draw:text-style-name="P7" draw:layer="layout" svg:width="1.481cm" svg:height="0.017cm" svg:x="18.11cm" svg:y="20.002cm" svg:viewBox="0 0 1482 18" draw:points="0,0 1482,0 1482,18 0,18">
          <text:p/>
        </draw:polygon>
        <draw:polygon draw:style-name="gr30" draw:text-style-name="P7" draw:layer="layout" svg:width="0.018cm" svg:height="0.017cm" svg:x="19.591cm" svg:y="20.002cm" svg:viewBox="0 0 19 18" draw:points="0,0 19,0 19,18 0,18">
          <text:p/>
        </draw:polygon>
        <draw:polygon draw:style-name="gr30" draw:text-style-name="P7" draw:layer="layout" svg:width="1.177cm" svg:height="0.017cm" svg:x="19.608cm" svg:y="20.002cm" svg:viewBox="0 0 1178 18" draw:points="0,0 1178,0 1178,18 0,18">
          <text:p/>
        </draw:polygon>
        <draw:polygon draw:style-name="gr30" draw:text-style-name="P7" draw:layer="layout" svg:width="0.017cm" svg:height="0.017cm" svg:x="20.785cm" svg:y="20.002cm" svg:viewBox="0 0 18 18" draw:points="0,0 18,0 18,18 0,18">
          <text:p/>
        </draw:polygon>
        <draw:polygon draw:style-name="gr30" draw:text-style-name="P7" draw:layer="layout" svg:width="0.017cm" svg:height="0.783cm" svg:x="2.29cm" svg:y="20.019cm" svg:viewBox="0 0 18 784" draw:points="0,0 18,0 18,784 0,784">
          <text:p/>
        </draw:polygon>
        <draw:polygon draw:style-name="gr30" draw:text-style-name="P7" draw:layer="layout" svg:width="0.017cm" svg:height="0.783cm" svg:x="3.09cm" svg:y="20.019cm" svg:viewBox="0 0 18 784" draw:points="0,0 18,0 18,784 0,784">
          <text:p/>
        </draw:polygon>
        <draw:polygon draw:style-name="gr30" draw:text-style-name="P7" draw:layer="layout" svg:width="0.017cm" svg:height="0.783cm" svg:x="5.092cm" svg:y="20.019cm" svg:viewBox="0 0 18 784" draw:points="0,0 18,0 18,784 0,784">
          <text:p/>
        </draw:polygon>
        <draw:polygon draw:style-name="gr30" draw:text-style-name="P7" draw:layer="layout" svg:width="0.017cm" svg:height="0.783cm" svg:x="7.09cm" svg:y="20.019cm" svg:viewBox="0 0 18 784" draw:points="0,0 18,0 18,784 0,784">
          <text:p/>
        </draw:polygon>
        <draw:polygon draw:style-name="gr30" draw:text-style-name="P7" draw:layer="layout" svg:width="0.017cm" svg:height="0.783cm" svg:x="9.093cm" svg:y="20.019cm" svg:viewBox="0 0 18 784" draw:points="0,0 18,0 18,784 0,784">
          <text:p/>
        </draw:polygon>
        <draw:polygon draw:style-name="gr30" draw:text-style-name="P7" draw:layer="layout" svg:width="0.017cm" svg:height="0.783cm" svg:x="11.091cm" svg:y="20.019cm" svg:viewBox="0 0 18 784" draw:points="0,0 18,0 18,784 0,784">
          <text:p/>
        </draw:polygon>
        <draw:polygon draw:style-name="gr30" draw:text-style-name="P7" draw:layer="layout" svg:width="0.017cm" svg:height="0.783cm" svg:x="13.093cm" svg:y="20.019cm" svg:viewBox="0 0 18 784" draw:points="0,0 18,0 18,784 0,784">
          <text:p/>
        </draw:polygon>
        <draw:polygon draw:style-name="gr30" draw:text-style-name="P7" draw:layer="layout" svg:width="0.018cm" svg:height="0.783cm" svg:x="15.591cm" svg:y="20.019cm" svg:viewBox="0 0 19 784" draw:points="0,0 19,0 19,784 0,784">
          <text:p/>
        </draw:polygon>
        <draw:polygon draw:style-name="gr30" draw:text-style-name="P7" draw:layer="layout" svg:width="0.017cm" svg:height="0.783cm" svg:x="18.093cm" svg:y="20.019cm" svg:viewBox="0 0 18 784" draw:points="0,0 18,0 18,784 0,784">
          <text:p/>
        </draw:polygon>
        <draw:polygon draw:style-name="gr30" draw:text-style-name="P7" draw:layer="layout" svg:width="0.018cm" svg:height="0.783cm" svg:x="19.591cm" svg:y="20.019cm" svg:viewBox="0 0 19 784" draw:points="0,0 19,0 19,784 0,784">
          <text:p/>
        </draw:polygon>
        <draw:polygon draw:style-name="gr30" draw:text-style-name="P7" draw:layer="layout" svg:width="0.017cm" svg:height="0.783cm" svg:x="20.785cm" svg:y="20.019cm" svg:viewBox="0 0 18 784" draw:points="0,0 18,0 18,784 0,784">
          <text:p/>
        </draw:polygon>
        <draw:frame draw:style-name="gr12" draw:text-style-name="P2" draw:layer="layout" svg:width="0.422cm" svg:height="0.471cm" svg:x="21.035cm" svg:y="20.0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20.8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20.8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20.8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20.8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20.8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20.8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20.8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20.8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20.83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20.802cm" svg:viewBox="0 0 18 18" draw:points="0,0 18,0 18,18 0,18">
          <text:p/>
        </draw:polygon>
        <draw:polygon draw:style-name="gr30" draw:text-style-name="P7" draw:layer="layout" svg:width="0.783cm" svg:height="0.017cm" svg:x="2.307cm" svg:y="20.802cm" svg:viewBox="0 0 784 18" draw:points="0,0 784,0 784,18 0,18">
          <text:p/>
        </draw:polygon>
        <draw:polygon draw:style-name="gr30" draw:text-style-name="P7" draw:layer="layout" svg:width="0.017cm" svg:height="0.017cm" svg:x="3.09cm" svg:y="20.802cm" svg:viewBox="0 0 18 18" draw:points="0,0 18,0 18,18 0,18">
          <text:p/>
        </draw:polygon>
        <draw:polygon draw:style-name="gr30" draw:text-style-name="P7" draw:layer="layout" svg:width="1.985cm" svg:height="0.017cm" svg:x="3.107cm" svg:y="20.802cm" svg:viewBox="0 0 1986 18" draw:points="0,0 1986,0 1986,18 0,18">
          <text:p/>
        </draw:polygon>
        <draw:polygon draw:style-name="gr30" draw:text-style-name="P7" draw:layer="layout" svg:width="0.017cm" svg:height="0.017cm" svg:x="5.092cm" svg:y="20.802cm" svg:viewBox="0 0 18 18" draw:points="0,0 18,0 18,18 0,18">
          <text:p/>
        </draw:polygon>
        <draw:polygon draw:style-name="gr30" draw:text-style-name="P7" draw:layer="layout" svg:width="1.981cm" svg:height="0.017cm" svg:x="5.109cm" svg:y="20.802cm" svg:viewBox="0 0 1982 18" draw:points="0,0 1982,0 1982,18 0,18">
          <text:p/>
        </draw:polygon>
        <draw:polygon draw:style-name="gr30" draw:text-style-name="P7" draw:layer="layout" svg:width="0.017cm" svg:height="0.017cm" svg:x="7.09cm" svg:y="20.802cm" svg:viewBox="0 0 18 18" draw:points="0,0 18,0 18,18 0,18">
          <text:p/>
        </draw:polygon>
        <draw:polygon draw:style-name="gr30" draw:text-style-name="P7" draw:layer="layout" svg:width="1.986cm" svg:height="0.017cm" svg:x="7.107cm" svg:y="20.802cm" svg:viewBox="0 0 1987 18" draw:points="0,0 1987,0 1987,18 0,18">
          <text:p/>
        </draw:polygon>
        <draw:polygon draw:style-name="gr30" draw:text-style-name="P7" draw:layer="layout" svg:width="0.017cm" svg:height="0.017cm" svg:x="9.093cm" svg:y="20.802cm" svg:viewBox="0 0 18 18" draw:points="0,0 18,0 18,18 0,18">
          <text:p/>
        </draw:polygon>
        <draw:polygon draw:style-name="gr30" draw:text-style-name="P7" draw:layer="layout" svg:width="1.981cm" svg:height="0.017cm" svg:x="9.11cm" svg:y="20.802cm" svg:viewBox="0 0 1982 18" draw:points="0,0 1982,0 1982,18 0,18">
          <text:p/>
        </draw:polygon>
        <draw:polygon draw:style-name="gr30" draw:text-style-name="P7" draw:layer="layout" svg:width="0.017cm" svg:height="0.017cm" svg:x="11.091cm" svg:y="20.802cm" svg:viewBox="0 0 18 18" draw:points="0,0 18,0 18,18 0,18">
          <text:p/>
        </draw:polygon>
        <draw:polygon draw:style-name="gr30" draw:text-style-name="P7" draw:layer="layout" svg:width="1.985cm" svg:height="0.017cm" svg:x="11.108cm" svg:y="20.802cm" svg:viewBox="0 0 1986 18" draw:points="0,0 1986,0 1986,18 0,18">
          <text:p/>
        </draw:polygon>
        <draw:polygon draw:style-name="gr30" draw:text-style-name="P7" draw:layer="layout" svg:width="0.017cm" svg:height="0.017cm" svg:x="13.093cm" svg:y="20.802cm" svg:viewBox="0 0 18 18" draw:points="0,0 18,0 18,18 0,18">
          <text:p/>
        </draw:polygon>
        <draw:polygon draw:style-name="gr30" draw:text-style-name="P7" draw:layer="layout" svg:width="2.481cm" svg:height="0.017cm" svg:x="13.11cm" svg:y="20.802cm" svg:viewBox="0 0 2482 18" draw:points="0,0 2482,0 2482,18 0,18">
          <text:p/>
        </draw:polygon>
        <draw:polygon draw:style-name="gr30" draw:text-style-name="P7" draw:layer="layout" svg:width="0.018cm" svg:height="0.017cm" svg:x="15.591cm" svg:y="20.802cm" svg:viewBox="0 0 19 18" draw:points="0,0 19,0 19,18 0,18">
          <text:p/>
        </draw:polygon>
        <draw:polygon draw:style-name="gr30" draw:text-style-name="P7" draw:layer="layout" svg:width="2.485cm" svg:height="0.017cm" svg:x="15.608cm" svg:y="20.802cm" svg:viewBox="0 0 2486 18" draw:points="0,0 2486,0 2486,18 0,18">
          <text:p/>
        </draw:polygon>
        <draw:polygon draw:style-name="gr30" draw:text-style-name="P7" draw:layer="layout" svg:width="0.017cm" svg:height="0.017cm" svg:x="18.093cm" svg:y="20.802cm" svg:viewBox="0 0 18 18" draw:points="0,0 18,0 18,18 0,18">
          <text:p/>
        </draw:polygon>
        <draw:polygon draw:style-name="gr30" draw:text-style-name="P7" draw:layer="layout" svg:width="1.481cm" svg:height="0.017cm" svg:x="18.11cm" svg:y="20.802cm" svg:viewBox="0 0 1482 18" draw:points="0,0 1482,0 1482,18 0,18">
          <text:p/>
        </draw:polygon>
        <draw:polygon draw:style-name="gr30" draw:text-style-name="P7" draw:layer="layout" svg:width="0.018cm" svg:height="0.017cm" svg:x="19.591cm" svg:y="20.802cm" svg:viewBox="0 0 19 18" draw:points="0,0 19,0 19,18 0,18">
          <text:p/>
        </draw:polygon>
        <draw:polygon draw:style-name="gr30" draw:text-style-name="P7" draw:layer="layout" svg:width="1.177cm" svg:height="0.017cm" svg:x="19.608cm" svg:y="20.802cm" svg:viewBox="0 0 1178 18" draw:points="0,0 1178,0 1178,18 0,18">
          <text:p/>
        </draw:polygon>
        <draw:polygon draw:style-name="gr30" draw:text-style-name="P7" draw:layer="layout" svg:width="0.017cm" svg:height="0.017cm" svg:x="20.785cm" svg:y="20.802cm" svg:viewBox="0 0 18 18" draw:points="0,0 18,0 18,18 0,18">
          <text:p/>
        </draw:polygon>
        <draw:polygon draw:style-name="gr30" draw:text-style-name="P7" draw:layer="layout" svg:width="0.017cm" svg:height="0.783cm" svg:x="2.29cm" svg:y="20.819cm" svg:viewBox="0 0 18 784" draw:points="0,0 18,0 18,784 0,784">
          <text:p/>
        </draw:polygon>
        <draw:polygon draw:style-name="gr30" draw:text-style-name="P7" draw:layer="layout" svg:width="0.017cm" svg:height="0.783cm" svg:x="3.09cm" svg:y="20.819cm" svg:viewBox="0 0 18 784" draw:points="0,0 18,0 18,784 0,784">
          <text:p/>
        </draw:polygon>
        <draw:polygon draw:style-name="gr30" draw:text-style-name="P7" draw:layer="layout" svg:width="0.017cm" svg:height="0.783cm" svg:x="5.092cm" svg:y="20.819cm" svg:viewBox="0 0 18 784" draw:points="0,0 18,0 18,784 0,784">
          <text:p/>
        </draw:polygon>
        <draw:polygon draw:style-name="gr30" draw:text-style-name="P7" draw:layer="layout" svg:width="0.017cm" svg:height="0.783cm" svg:x="7.09cm" svg:y="20.819cm" svg:viewBox="0 0 18 784" draw:points="0,0 18,0 18,784 0,784">
          <text:p/>
        </draw:polygon>
        <draw:polygon draw:style-name="gr30" draw:text-style-name="P7" draw:layer="layout" svg:width="0.017cm" svg:height="0.783cm" svg:x="9.093cm" svg:y="20.819cm" svg:viewBox="0 0 18 784" draw:points="0,0 18,0 18,784 0,784">
          <text:p/>
        </draw:polygon>
        <draw:polygon draw:style-name="gr30" draw:text-style-name="P7" draw:layer="layout" svg:width="0.017cm" svg:height="0.783cm" svg:x="11.091cm" svg:y="20.819cm" svg:viewBox="0 0 18 784" draw:points="0,0 18,0 18,784 0,784">
          <text:p/>
        </draw:polygon>
        <draw:polygon draw:style-name="gr30" draw:text-style-name="P7" draw:layer="layout" svg:width="0.017cm" svg:height="0.783cm" svg:x="13.093cm" svg:y="20.819cm" svg:viewBox="0 0 18 784" draw:points="0,0 18,0 18,784 0,784">
          <text:p/>
        </draw:polygon>
        <draw:polygon draw:style-name="gr30" draw:text-style-name="P7" draw:layer="layout" svg:width="0.018cm" svg:height="0.783cm" svg:x="15.591cm" svg:y="20.819cm" svg:viewBox="0 0 19 784" draw:points="0,0 19,0 19,784 0,784">
          <text:p/>
        </draw:polygon>
        <draw:polygon draw:style-name="gr30" draw:text-style-name="P7" draw:layer="layout" svg:width="0.017cm" svg:height="0.783cm" svg:x="18.093cm" svg:y="20.819cm" svg:viewBox="0 0 18 784" draw:points="0,0 18,0 18,784 0,784">
          <text:p/>
        </draw:polygon>
        <draw:polygon draw:style-name="gr30" draw:text-style-name="P7" draw:layer="layout" svg:width="0.018cm" svg:height="0.783cm" svg:x="19.591cm" svg:y="20.819cm" svg:viewBox="0 0 19 784" draw:points="0,0 19,0 19,784 0,784">
          <text:p/>
        </draw:polygon>
        <draw:polygon draw:style-name="gr30" draw:text-style-name="P7" draw:layer="layout" svg:width="0.017cm" svg:height="0.783cm" svg:x="20.785cm" svg:y="20.819cm" svg:viewBox="0 0 18 784" draw:points="0,0 18,0 18,784 0,784">
          <text:p/>
        </draw:polygon>
        <draw:frame draw:style-name="gr12" draw:text-style-name="P2" draw:layer="layout" svg:width="0.422cm" svg:height="0.471cm" svg:x="21.035cm" svg:y="20.8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21.6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21.6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21.6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21.6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21.6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21.6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21.6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21.6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21.63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21.602cm" svg:viewBox="0 0 18 18" draw:points="0,0 18,0 18,18 0,18">
          <text:p/>
        </draw:polygon>
        <draw:polygon draw:style-name="gr30" draw:text-style-name="P7" draw:layer="layout" svg:width="0.783cm" svg:height="0.017cm" svg:x="2.307cm" svg:y="21.602cm" svg:viewBox="0 0 784 18" draw:points="0,0 784,0 784,18 0,18">
          <text:p/>
        </draw:polygon>
        <draw:polygon draw:style-name="gr30" draw:text-style-name="P7" draw:layer="layout" svg:width="0.017cm" svg:height="0.017cm" svg:x="3.09cm" svg:y="21.602cm" svg:viewBox="0 0 18 18" draw:points="0,0 18,0 18,18 0,18">
          <text:p/>
        </draw:polygon>
        <draw:polygon draw:style-name="gr30" draw:text-style-name="P7" draw:layer="layout" svg:width="1.985cm" svg:height="0.017cm" svg:x="3.107cm" svg:y="21.602cm" svg:viewBox="0 0 1986 18" draw:points="0,0 1986,0 1986,18 0,18">
          <text:p/>
        </draw:polygon>
        <draw:polygon draw:style-name="gr30" draw:text-style-name="P7" draw:layer="layout" svg:width="0.017cm" svg:height="0.017cm" svg:x="5.092cm" svg:y="21.602cm" svg:viewBox="0 0 18 18" draw:points="0,0 18,0 18,18 0,18">
          <text:p/>
        </draw:polygon>
        <draw:polygon draw:style-name="gr30" draw:text-style-name="P7" draw:layer="layout" svg:width="1.981cm" svg:height="0.017cm" svg:x="5.109cm" svg:y="21.602cm" svg:viewBox="0 0 1982 18" draw:points="0,0 1982,0 1982,18 0,18">
          <text:p/>
        </draw:polygon>
        <draw:polygon draw:style-name="gr30" draw:text-style-name="P7" draw:layer="layout" svg:width="0.017cm" svg:height="0.017cm" svg:x="7.09cm" svg:y="21.602cm" svg:viewBox="0 0 18 18" draw:points="0,0 18,0 18,18 0,18">
          <text:p/>
        </draw:polygon>
        <draw:polygon draw:style-name="gr30" draw:text-style-name="P7" draw:layer="layout" svg:width="1.986cm" svg:height="0.017cm" svg:x="7.107cm" svg:y="21.602cm" svg:viewBox="0 0 1987 18" draw:points="0,0 1987,0 1987,18 0,18">
          <text:p/>
        </draw:polygon>
        <draw:polygon draw:style-name="gr30" draw:text-style-name="P7" draw:layer="layout" svg:width="0.017cm" svg:height="0.017cm" svg:x="9.093cm" svg:y="21.602cm" svg:viewBox="0 0 18 18" draw:points="0,0 18,0 18,18 0,18">
          <text:p/>
        </draw:polygon>
        <draw:polygon draw:style-name="gr30" draw:text-style-name="P7" draw:layer="layout" svg:width="1.981cm" svg:height="0.017cm" svg:x="9.11cm" svg:y="21.602cm" svg:viewBox="0 0 1982 18" draw:points="0,0 1982,0 1982,18 0,18">
          <text:p/>
        </draw:polygon>
        <draw:polygon draw:style-name="gr30" draw:text-style-name="P7" draw:layer="layout" svg:width="0.017cm" svg:height="0.017cm" svg:x="11.091cm" svg:y="21.602cm" svg:viewBox="0 0 18 18" draw:points="0,0 18,0 18,18 0,18">
          <text:p/>
        </draw:polygon>
        <draw:polygon draw:style-name="gr30" draw:text-style-name="P7" draw:layer="layout" svg:width="1.985cm" svg:height="0.017cm" svg:x="11.108cm" svg:y="21.602cm" svg:viewBox="0 0 1986 18" draw:points="0,0 1986,0 1986,18 0,18">
          <text:p/>
        </draw:polygon>
        <draw:polygon draw:style-name="gr30" draw:text-style-name="P7" draw:layer="layout" svg:width="0.017cm" svg:height="0.017cm" svg:x="13.093cm" svg:y="21.602cm" svg:viewBox="0 0 18 18" draw:points="0,0 18,0 18,18 0,18">
          <text:p/>
        </draw:polygon>
        <draw:polygon draw:style-name="gr30" draw:text-style-name="P7" draw:layer="layout" svg:width="2.481cm" svg:height="0.017cm" svg:x="13.11cm" svg:y="21.602cm" svg:viewBox="0 0 2482 18" draw:points="0,0 2482,0 2482,18 0,18">
          <text:p/>
        </draw:polygon>
        <draw:polygon draw:style-name="gr30" draw:text-style-name="P7" draw:layer="layout" svg:width="0.018cm" svg:height="0.017cm" svg:x="15.591cm" svg:y="21.602cm" svg:viewBox="0 0 19 18" draw:points="0,0 19,0 19,18 0,18">
          <text:p/>
        </draw:polygon>
        <draw:polygon draw:style-name="gr30" draw:text-style-name="P7" draw:layer="layout" svg:width="2.485cm" svg:height="0.017cm" svg:x="15.608cm" svg:y="21.602cm" svg:viewBox="0 0 2486 18" draw:points="0,0 2486,0 2486,18 0,18">
          <text:p/>
        </draw:polygon>
        <draw:polygon draw:style-name="gr30" draw:text-style-name="P7" draw:layer="layout" svg:width="0.017cm" svg:height="0.017cm" svg:x="18.093cm" svg:y="21.602cm" svg:viewBox="0 0 18 18" draw:points="0,0 18,0 18,18 0,18">
          <text:p/>
        </draw:polygon>
        <draw:polygon draw:style-name="gr30" draw:text-style-name="P7" draw:layer="layout" svg:width="1.481cm" svg:height="0.017cm" svg:x="18.11cm" svg:y="21.602cm" svg:viewBox="0 0 1482 18" draw:points="0,0 1482,0 1482,18 0,18">
          <text:p/>
        </draw:polygon>
        <draw:polygon draw:style-name="gr30" draw:text-style-name="P7" draw:layer="layout" svg:width="0.018cm" svg:height="0.017cm" svg:x="19.591cm" svg:y="21.602cm" svg:viewBox="0 0 19 18" draw:points="0,0 19,0 19,18 0,18">
          <text:p/>
        </draw:polygon>
        <draw:polygon draw:style-name="gr30" draw:text-style-name="P7" draw:layer="layout" svg:width="1.177cm" svg:height="0.017cm" svg:x="19.608cm" svg:y="21.602cm" svg:viewBox="0 0 1178 18" draw:points="0,0 1178,0 1178,18 0,18">
          <text:p/>
        </draw:polygon>
        <draw:polygon draw:style-name="gr30" draw:text-style-name="P7" draw:layer="layout" svg:width="0.017cm" svg:height="0.017cm" svg:x="20.785cm" svg:y="21.602cm" svg:viewBox="0 0 18 18" draw:points="0,0 18,0 18,18 0,18">
          <text:p/>
        </draw:polygon>
        <draw:polygon draw:style-name="gr30" draw:text-style-name="P7" draw:layer="layout" svg:width="0.017cm" svg:height="0.783cm" svg:x="2.29cm" svg:y="21.619cm" svg:viewBox="0 0 18 784" draw:points="0,0 18,0 18,784 0,784">
          <text:p/>
        </draw:polygon>
        <draw:polygon draw:style-name="gr30" draw:text-style-name="P7" draw:layer="layout" svg:width="0.017cm" svg:height="0.783cm" svg:x="3.09cm" svg:y="21.619cm" svg:viewBox="0 0 18 784" draw:points="0,0 18,0 18,784 0,784">
          <text:p/>
        </draw:polygon>
        <draw:polygon draw:style-name="gr30" draw:text-style-name="P7" draw:layer="layout" svg:width="0.017cm" svg:height="0.783cm" svg:x="5.092cm" svg:y="21.619cm" svg:viewBox="0 0 18 784" draw:points="0,0 18,0 18,784 0,784">
          <text:p/>
        </draw:polygon>
        <draw:polygon draw:style-name="gr30" draw:text-style-name="P7" draw:layer="layout" svg:width="0.017cm" svg:height="0.783cm" svg:x="7.09cm" svg:y="21.619cm" svg:viewBox="0 0 18 784" draw:points="0,0 18,0 18,784 0,784">
          <text:p/>
        </draw:polygon>
        <draw:polygon draw:style-name="gr30" draw:text-style-name="P7" draw:layer="layout" svg:width="0.017cm" svg:height="0.783cm" svg:x="9.093cm" svg:y="21.619cm" svg:viewBox="0 0 18 784" draw:points="0,0 18,0 18,784 0,784">
          <text:p/>
        </draw:polygon>
        <draw:polygon draw:style-name="gr30" draw:text-style-name="P7" draw:layer="layout" svg:width="0.017cm" svg:height="0.783cm" svg:x="11.091cm" svg:y="21.619cm" svg:viewBox="0 0 18 784" draw:points="0,0 18,0 18,784 0,784">
          <text:p/>
        </draw:polygon>
        <draw:polygon draw:style-name="gr30" draw:text-style-name="P7" draw:layer="layout" svg:width="0.017cm" svg:height="0.783cm" svg:x="13.093cm" svg:y="21.619cm" svg:viewBox="0 0 18 784" draw:points="0,0 18,0 18,784 0,784">
          <text:p/>
        </draw:polygon>
        <draw:polygon draw:style-name="gr30" draw:text-style-name="P7" draw:layer="layout" svg:width="0.018cm" svg:height="0.783cm" svg:x="15.591cm" svg:y="21.619cm" svg:viewBox="0 0 19 784" draw:points="0,0 19,0 19,784 0,784">
          <text:p/>
        </draw:polygon>
        <draw:polygon draw:style-name="gr30" draw:text-style-name="P7" draw:layer="layout" svg:width="0.017cm" svg:height="0.783cm" svg:x="18.093cm" svg:y="21.619cm" svg:viewBox="0 0 18 784" draw:points="0,0 18,0 18,784 0,784">
          <text:p/>
        </draw:polygon>
        <draw:polygon draw:style-name="gr30" draw:text-style-name="P7" draw:layer="layout" svg:width="0.018cm" svg:height="0.783cm" svg:x="19.591cm" svg:y="21.619cm" svg:viewBox="0 0 19 784" draw:points="0,0 19,0 19,784 0,784">
          <text:p/>
        </draw:polygon>
        <draw:polygon draw:style-name="gr30" draw:text-style-name="P7" draw:layer="layout" svg:width="0.017cm" svg:height="0.783cm" svg:x="20.785cm" svg:y="21.619cm" svg:viewBox="0 0 18 784" draw:points="0,0 18,0 18,784 0,784">
          <text:p/>
        </draw:polygon>
        <draw:frame draw:style-name="gr12" draw:text-style-name="P2" draw:layer="layout" svg:width="0.422cm" svg:height="0.471cm" svg:x="21.035cm" svg:y="21.6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22.4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22.4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22.4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22.4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22.4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22.4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22.4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22.4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22.43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22.402cm" svg:viewBox="0 0 18 18" draw:points="0,0 18,0 18,18 0,18">
          <text:p/>
        </draw:polygon>
        <draw:polygon draw:style-name="gr30" draw:text-style-name="P7" draw:layer="layout" svg:width="0.783cm" svg:height="0.017cm" svg:x="2.307cm" svg:y="22.402cm" svg:viewBox="0 0 784 18" draw:points="0,0 784,0 784,18 0,18">
          <text:p/>
        </draw:polygon>
        <draw:polygon draw:style-name="gr30" draw:text-style-name="P7" draw:layer="layout" svg:width="0.017cm" svg:height="0.017cm" svg:x="3.09cm" svg:y="22.402cm" svg:viewBox="0 0 18 18" draw:points="0,0 18,0 18,18 0,18">
          <text:p/>
        </draw:polygon>
        <draw:polygon draw:style-name="gr30" draw:text-style-name="P7" draw:layer="layout" svg:width="1.985cm" svg:height="0.017cm" svg:x="3.107cm" svg:y="22.402cm" svg:viewBox="0 0 1986 18" draw:points="0,0 1986,0 1986,18 0,18">
          <text:p/>
        </draw:polygon>
        <draw:polygon draw:style-name="gr30" draw:text-style-name="P7" draw:layer="layout" svg:width="0.017cm" svg:height="0.017cm" svg:x="5.092cm" svg:y="22.402cm" svg:viewBox="0 0 18 18" draw:points="0,0 18,0 18,18 0,18">
          <text:p/>
        </draw:polygon>
        <draw:polygon draw:style-name="gr30" draw:text-style-name="P7" draw:layer="layout" svg:width="1.981cm" svg:height="0.017cm" svg:x="5.109cm" svg:y="22.402cm" svg:viewBox="0 0 1982 18" draw:points="0,0 1982,0 1982,18 0,18">
          <text:p/>
        </draw:polygon>
        <draw:polygon draw:style-name="gr30" draw:text-style-name="P7" draw:layer="layout" svg:width="0.017cm" svg:height="0.017cm" svg:x="7.09cm" svg:y="22.402cm" svg:viewBox="0 0 18 18" draw:points="0,0 18,0 18,18 0,18">
          <text:p/>
        </draw:polygon>
        <draw:polygon draw:style-name="gr30" draw:text-style-name="P7" draw:layer="layout" svg:width="1.986cm" svg:height="0.017cm" svg:x="7.107cm" svg:y="22.402cm" svg:viewBox="0 0 1987 18" draw:points="0,0 1987,0 1987,18 0,18">
          <text:p/>
        </draw:polygon>
        <draw:polygon draw:style-name="gr30" draw:text-style-name="P7" draw:layer="layout" svg:width="0.017cm" svg:height="0.017cm" svg:x="9.093cm" svg:y="22.402cm" svg:viewBox="0 0 18 18" draw:points="0,0 18,0 18,18 0,18">
          <text:p/>
        </draw:polygon>
        <draw:polygon draw:style-name="gr30" draw:text-style-name="P7" draw:layer="layout" svg:width="1.981cm" svg:height="0.017cm" svg:x="9.11cm" svg:y="22.402cm" svg:viewBox="0 0 1982 18" draw:points="0,0 1982,0 1982,18 0,18">
          <text:p/>
        </draw:polygon>
        <draw:polygon draw:style-name="gr30" draw:text-style-name="P7" draw:layer="layout" svg:width="0.017cm" svg:height="0.017cm" svg:x="11.091cm" svg:y="22.402cm" svg:viewBox="0 0 18 18" draw:points="0,0 18,0 18,18 0,18">
          <text:p/>
        </draw:polygon>
        <draw:polygon draw:style-name="gr30" draw:text-style-name="P7" draw:layer="layout" svg:width="1.985cm" svg:height="0.017cm" svg:x="11.108cm" svg:y="22.402cm" svg:viewBox="0 0 1986 18" draw:points="0,0 1986,0 1986,18 0,18">
          <text:p/>
        </draw:polygon>
        <draw:polygon draw:style-name="gr30" draw:text-style-name="P7" draw:layer="layout" svg:width="0.017cm" svg:height="0.017cm" svg:x="13.093cm" svg:y="22.402cm" svg:viewBox="0 0 18 18" draw:points="0,0 18,0 18,18 0,18">
          <text:p/>
        </draw:polygon>
        <draw:polygon draw:style-name="gr30" draw:text-style-name="P7" draw:layer="layout" svg:width="2.481cm" svg:height="0.017cm" svg:x="13.11cm" svg:y="22.402cm" svg:viewBox="0 0 2482 18" draw:points="0,0 2482,0 2482,18 0,18">
          <text:p/>
        </draw:polygon>
        <draw:polygon draw:style-name="gr30" draw:text-style-name="P7" draw:layer="layout" svg:width="0.018cm" svg:height="0.017cm" svg:x="15.591cm" svg:y="22.402cm" svg:viewBox="0 0 19 18" draw:points="0,0 19,0 19,18 0,18">
          <text:p/>
        </draw:polygon>
        <draw:polygon draw:style-name="gr30" draw:text-style-name="P7" draw:layer="layout" svg:width="2.485cm" svg:height="0.017cm" svg:x="15.608cm" svg:y="22.402cm" svg:viewBox="0 0 2486 18" draw:points="0,0 2486,0 2486,18 0,18">
          <text:p/>
        </draw:polygon>
        <draw:polygon draw:style-name="gr30" draw:text-style-name="P7" draw:layer="layout" svg:width="0.017cm" svg:height="0.017cm" svg:x="18.093cm" svg:y="22.402cm" svg:viewBox="0 0 18 18" draw:points="0,0 18,0 18,18 0,18">
          <text:p/>
        </draw:polygon>
        <draw:polygon draw:style-name="gr30" draw:text-style-name="P7" draw:layer="layout" svg:width="1.481cm" svg:height="0.017cm" svg:x="18.11cm" svg:y="22.402cm" svg:viewBox="0 0 1482 18" draw:points="0,0 1482,0 1482,18 0,18">
          <text:p/>
        </draw:polygon>
        <draw:polygon draw:style-name="gr30" draw:text-style-name="P7" draw:layer="layout" svg:width="0.018cm" svg:height="0.017cm" svg:x="19.591cm" svg:y="22.402cm" svg:viewBox="0 0 19 18" draw:points="0,0 19,0 19,18 0,18">
          <text:p/>
        </draw:polygon>
        <draw:polygon draw:style-name="gr30" draw:text-style-name="P7" draw:layer="layout" svg:width="1.177cm" svg:height="0.017cm" svg:x="19.608cm" svg:y="22.402cm" svg:viewBox="0 0 1178 18" draw:points="0,0 1178,0 1178,18 0,18">
          <text:p/>
        </draw:polygon>
        <draw:polygon draw:style-name="gr30" draw:text-style-name="P7" draw:layer="layout" svg:width="0.017cm" svg:height="0.017cm" svg:x="20.785cm" svg:y="22.402cm" svg:viewBox="0 0 18 18" draw:points="0,0 18,0 18,18 0,18">
          <text:p/>
        </draw:polygon>
        <draw:polygon draw:style-name="gr30" draw:text-style-name="P7" draw:layer="layout" svg:width="0.017cm" svg:height="0.783cm" svg:x="2.29cm" svg:y="22.419cm" svg:viewBox="0 0 18 784" draw:points="0,0 18,0 18,784 0,784">
          <text:p/>
        </draw:polygon>
        <draw:polygon draw:style-name="gr30" draw:text-style-name="P7" draw:layer="layout" svg:width="0.017cm" svg:height="0.783cm" svg:x="3.09cm" svg:y="22.419cm" svg:viewBox="0 0 18 784" draw:points="0,0 18,0 18,784 0,784">
          <text:p/>
        </draw:polygon>
        <draw:polygon draw:style-name="gr30" draw:text-style-name="P7" draw:layer="layout" svg:width="0.017cm" svg:height="0.783cm" svg:x="5.092cm" svg:y="22.419cm" svg:viewBox="0 0 18 784" draw:points="0,0 18,0 18,784 0,784">
          <text:p/>
        </draw:polygon>
        <draw:polygon draw:style-name="gr30" draw:text-style-name="P7" draw:layer="layout" svg:width="0.017cm" svg:height="0.783cm" svg:x="7.09cm" svg:y="22.419cm" svg:viewBox="0 0 18 784" draw:points="0,0 18,0 18,784 0,784">
          <text:p/>
        </draw:polygon>
        <draw:polygon draw:style-name="gr30" draw:text-style-name="P7" draw:layer="layout" svg:width="0.017cm" svg:height="0.783cm" svg:x="9.093cm" svg:y="22.419cm" svg:viewBox="0 0 18 784" draw:points="0,0 18,0 18,784 0,784">
          <text:p/>
        </draw:polygon>
        <draw:polygon draw:style-name="gr30" draw:text-style-name="P7" draw:layer="layout" svg:width="0.017cm" svg:height="0.783cm" svg:x="11.091cm" svg:y="22.419cm" svg:viewBox="0 0 18 784" draw:points="0,0 18,0 18,784 0,784">
          <text:p/>
        </draw:polygon>
        <draw:polygon draw:style-name="gr30" draw:text-style-name="P7" draw:layer="layout" svg:width="0.017cm" svg:height="0.783cm" svg:x="13.093cm" svg:y="22.419cm" svg:viewBox="0 0 18 784" draw:points="0,0 18,0 18,784 0,784">
          <text:p/>
        </draw:polygon>
        <draw:polygon draw:style-name="gr30" draw:text-style-name="P7" draw:layer="layout" svg:width="0.018cm" svg:height="0.783cm" svg:x="15.591cm" svg:y="22.419cm" svg:viewBox="0 0 19 784" draw:points="0,0 19,0 19,784 0,784">
          <text:p/>
        </draw:polygon>
        <draw:polygon draw:style-name="gr30" draw:text-style-name="P7" draw:layer="layout" svg:width="0.017cm" svg:height="0.783cm" svg:x="18.093cm" svg:y="22.419cm" svg:viewBox="0 0 18 784" draw:points="0,0 18,0 18,784 0,784">
          <text:p/>
        </draw:polygon>
        <draw:polygon draw:style-name="gr30" draw:text-style-name="P7" draw:layer="layout" svg:width="0.018cm" svg:height="0.783cm" svg:x="19.591cm" svg:y="22.419cm" svg:viewBox="0 0 19 784" draw:points="0,0 19,0 19,784 0,784">
          <text:p/>
        </draw:polygon>
        <draw:polygon draw:style-name="gr30" draw:text-style-name="P7" draw:layer="layout" svg:width="0.017cm" svg:height="0.783cm" svg:x="20.785cm" svg:y="22.419cm" svg:viewBox="0 0 18 784" draw:points="0,0 18,0 18,784 0,784">
          <text:p/>
        </draw:polygon>
        <draw:frame draw:style-name="gr12" draw:text-style-name="P2" draw:layer="layout" svg:width="0.422cm" svg:height="0.471cm" svg:x="21.035cm" svg:y="22.4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23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23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23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23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23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23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23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23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23.236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23.202cm" svg:viewBox="0 0 18 18" draw:points="0,0 18,0 18,18 0,18">
          <text:p/>
        </draw:polygon>
        <draw:polygon draw:style-name="gr30" draw:text-style-name="P7" draw:layer="layout" svg:width="0.783cm" svg:height="0.017cm" svg:x="2.307cm" svg:y="23.202cm" svg:viewBox="0 0 784 18" draw:points="0,0 784,0 784,18 0,18">
          <text:p/>
        </draw:polygon>
        <draw:polygon draw:style-name="gr30" draw:text-style-name="P7" draw:layer="layout" svg:width="0.017cm" svg:height="0.017cm" svg:x="3.09cm" svg:y="23.202cm" svg:viewBox="0 0 18 18" draw:points="0,0 18,0 18,18 0,18">
          <text:p/>
        </draw:polygon>
        <draw:polygon draw:style-name="gr30" draw:text-style-name="P7" draw:layer="layout" svg:width="1.985cm" svg:height="0.017cm" svg:x="3.107cm" svg:y="23.202cm" svg:viewBox="0 0 1986 18" draw:points="0,0 1986,0 1986,18 0,18">
          <text:p/>
        </draw:polygon>
        <draw:polygon draw:style-name="gr30" draw:text-style-name="P7" draw:layer="layout" svg:width="0.017cm" svg:height="0.017cm" svg:x="5.092cm" svg:y="23.202cm" svg:viewBox="0 0 18 18" draw:points="0,0 18,0 18,18 0,18">
          <text:p/>
        </draw:polygon>
        <draw:polygon draw:style-name="gr30" draw:text-style-name="P7" draw:layer="layout" svg:width="1.981cm" svg:height="0.017cm" svg:x="5.109cm" svg:y="23.202cm" svg:viewBox="0 0 1982 18" draw:points="0,0 1982,0 1982,18 0,18">
          <text:p/>
        </draw:polygon>
        <draw:polygon draw:style-name="gr30" draw:text-style-name="P7" draw:layer="layout" svg:width="0.017cm" svg:height="0.017cm" svg:x="7.09cm" svg:y="23.202cm" svg:viewBox="0 0 18 18" draw:points="0,0 18,0 18,18 0,18">
          <text:p/>
        </draw:polygon>
        <draw:polygon draw:style-name="gr30" draw:text-style-name="P7" draw:layer="layout" svg:width="1.986cm" svg:height="0.017cm" svg:x="7.107cm" svg:y="23.202cm" svg:viewBox="0 0 1987 18" draw:points="0,0 1987,0 1987,18 0,18">
          <text:p/>
        </draw:polygon>
        <draw:polygon draw:style-name="gr30" draw:text-style-name="P7" draw:layer="layout" svg:width="0.017cm" svg:height="0.017cm" svg:x="9.093cm" svg:y="23.202cm" svg:viewBox="0 0 18 18" draw:points="0,0 18,0 18,18 0,18">
          <text:p/>
        </draw:polygon>
        <draw:polygon draw:style-name="gr30" draw:text-style-name="P7" draw:layer="layout" svg:width="1.981cm" svg:height="0.017cm" svg:x="9.11cm" svg:y="23.202cm" svg:viewBox="0 0 1982 18" draw:points="0,0 1982,0 1982,18 0,18">
          <text:p/>
        </draw:polygon>
        <draw:polygon draw:style-name="gr30" draw:text-style-name="P7" draw:layer="layout" svg:width="0.017cm" svg:height="0.017cm" svg:x="11.091cm" svg:y="23.202cm" svg:viewBox="0 0 18 18" draw:points="0,0 18,0 18,18 0,18">
          <text:p/>
        </draw:polygon>
        <draw:polygon draw:style-name="gr30" draw:text-style-name="P7" draw:layer="layout" svg:width="1.985cm" svg:height="0.017cm" svg:x="11.108cm" svg:y="23.202cm" svg:viewBox="0 0 1986 18" draw:points="0,0 1986,0 1986,18 0,18">
          <text:p/>
        </draw:polygon>
        <draw:polygon draw:style-name="gr30" draw:text-style-name="P7" draw:layer="layout" svg:width="0.017cm" svg:height="0.017cm" svg:x="13.093cm" svg:y="23.202cm" svg:viewBox="0 0 18 18" draw:points="0,0 18,0 18,18 0,18">
          <text:p/>
        </draw:polygon>
        <draw:polygon draw:style-name="gr30" draw:text-style-name="P7" draw:layer="layout" svg:width="2.481cm" svg:height="0.017cm" svg:x="13.11cm" svg:y="23.202cm" svg:viewBox="0 0 2482 18" draw:points="0,0 2482,0 2482,18 0,18">
          <text:p/>
        </draw:polygon>
        <draw:polygon draw:style-name="gr30" draw:text-style-name="P7" draw:layer="layout" svg:width="0.018cm" svg:height="0.017cm" svg:x="15.591cm" svg:y="23.202cm" svg:viewBox="0 0 19 18" draw:points="0,0 19,0 19,18 0,18">
          <text:p/>
        </draw:polygon>
        <draw:polygon draw:style-name="gr30" draw:text-style-name="P7" draw:layer="layout" svg:width="2.485cm" svg:height="0.017cm" svg:x="15.608cm" svg:y="23.202cm" svg:viewBox="0 0 2486 18" draw:points="0,0 2486,0 2486,18 0,18">
          <text:p/>
        </draw:polygon>
        <draw:polygon draw:style-name="gr30" draw:text-style-name="P7" draw:layer="layout" svg:width="0.017cm" svg:height="0.017cm" svg:x="18.093cm" svg:y="23.202cm" svg:viewBox="0 0 18 18" draw:points="0,0 18,0 18,18 0,18">
          <text:p/>
        </draw:polygon>
        <draw:polygon draw:style-name="gr30" draw:text-style-name="P7" draw:layer="layout" svg:width="1.481cm" svg:height="0.017cm" svg:x="18.11cm" svg:y="23.202cm" svg:viewBox="0 0 1482 18" draw:points="0,0 1482,0 1482,18 0,18">
          <text:p/>
        </draw:polygon>
        <draw:polygon draw:style-name="gr30" draw:text-style-name="P7" draw:layer="layout" svg:width="0.018cm" svg:height="0.017cm" svg:x="19.591cm" svg:y="23.202cm" svg:viewBox="0 0 19 18" draw:points="0,0 19,0 19,18 0,18">
          <text:p/>
        </draw:polygon>
        <draw:polygon draw:style-name="gr30" draw:text-style-name="P7" draw:layer="layout" svg:width="1.177cm" svg:height="0.017cm" svg:x="19.608cm" svg:y="23.202cm" svg:viewBox="0 0 1178 18" draw:points="0,0 1178,0 1178,18 0,18">
          <text:p/>
        </draw:polygon>
        <draw:polygon draw:style-name="gr30" draw:text-style-name="P7" draw:layer="layout" svg:width="0.017cm" svg:height="0.017cm" svg:x="20.785cm" svg:y="23.202cm" svg:viewBox="0 0 18 18" draw:points="0,0 18,0 18,18 0,18">
          <text:p/>
        </draw:polygon>
        <draw:polygon draw:style-name="gr30" draw:text-style-name="P7" draw:layer="layout" svg:width="0.017cm" svg:height="0.783cm" svg:x="2.29cm" svg:y="23.219cm" svg:viewBox="0 0 18 784" draw:points="0,0 18,0 18,784 0,784">
          <text:p/>
        </draw:polygon>
        <draw:polygon draw:style-name="gr30" draw:text-style-name="P7" draw:layer="layout" svg:width="0.017cm" svg:height="0.783cm" svg:x="3.09cm" svg:y="23.219cm" svg:viewBox="0 0 18 784" draw:points="0,0 18,0 18,784 0,784">
          <text:p/>
        </draw:polygon>
        <draw:polygon draw:style-name="gr30" draw:text-style-name="P7" draw:layer="layout" svg:width="0.017cm" svg:height="0.783cm" svg:x="5.092cm" svg:y="23.219cm" svg:viewBox="0 0 18 784" draw:points="0,0 18,0 18,784 0,784">
          <text:p/>
        </draw:polygon>
        <draw:polygon draw:style-name="gr30" draw:text-style-name="P7" draw:layer="layout" svg:width="0.017cm" svg:height="0.783cm" svg:x="7.09cm" svg:y="23.219cm" svg:viewBox="0 0 18 784" draw:points="0,0 18,0 18,784 0,784">
          <text:p/>
        </draw:polygon>
        <draw:polygon draw:style-name="gr30" draw:text-style-name="P7" draw:layer="layout" svg:width="0.017cm" svg:height="0.783cm" svg:x="9.093cm" svg:y="23.219cm" svg:viewBox="0 0 18 784" draw:points="0,0 18,0 18,784 0,784">
          <text:p/>
        </draw:polygon>
        <draw:polygon draw:style-name="gr30" draw:text-style-name="P7" draw:layer="layout" svg:width="0.017cm" svg:height="0.783cm" svg:x="11.091cm" svg:y="23.219cm" svg:viewBox="0 0 18 784" draw:points="0,0 18,0 18,784 0,784">
          <text:p/>
        </draw:polygon>
        <draw:polygon draw:style-name="gr30" draw:text-style-name="P7" draw:layer="layout" svg:width="0.017cm" svg:height="0.783cm" svg:x="13.093cm" svg:y="23.219cm" svg:viewBox="0 0 18 784" draw:points="0,0 18,0 18,784 0,784">
          <text:p/>
        </draw:polygon>
        <draw:polygon draw:style-name="gr30" draw:text-style-name="P7" draw:layer="layout" svg:width="0.018cm" svg:height="0.783cm" svg:x="15.591cm" svg:y="23.219cm" svg:viewBox="0 0 19 784" draw:points="0,0 19,0 19,784 0,784">
          <text:p/>
        </draw:polygon>
        <draw:polygon draw:style-name="gr30" draw:text-style-name="P7" draw:layer="layout" svg:width="0.017cm" svg:height="0.783cm" svg:x="18.093cm" svg:y="23.219cm" svg:viewBox="0 0 18 784" draw:points="0,0 18,0 18,784 0,784">
          <text:p/>
        </draw:polygon>
        <draw:polygon draw:style-name="gr30" draw:text-style-name="P7" draw:layer="layout" svg:width="0.018cm" svg:height="0.783cm" svg:x="19.591cm" svg:y="23.219cm" svg:viewBox="0 0 19 784" draw:points="0,0 19,0 19,784 0,784">
          <text:p/>
        </draw:polygon>
        <draw:polygon draw:style-name="gr30" draw:text-style-name="P7" draw:layer="layout" svg:width="0.017cm" svg:height="0.783cm" svg:x="20.785cm" svg:y="23.219cm" svg:viewBox="0 0 18 784" draw:points="0,0 18,0 18,784 0,784">
          <text:p/>
        </draw:polygon>
        <draw:frame draw:style-name="gr12" draw:text-style-name="P2" draw:layer="layout" svg:width="0.422cm" svg:height="0.471cm" svg:x="21.035cm" svg:y="23.236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3.738cm" svg:y="24.04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4.72cm" svg:y="24.04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6.718cm" svg:y="24.04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8.721cm" svg:y="24.04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0.719cm" svg:y="24.04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2.721cm" svg:y="24.04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4.969cm" svg:y="24.04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7.471cm" svg:y="24.041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0.422cm" svg:height="0.471cm" svg:x="19.537cm" svg:y="24.041cm">
          <draw:text-box>
            <text:p text:style-name="P1"><text:span text:style-name="T1"><text:s/></text:span></text:p>
          </draw:text-box>
        </draw:frame>
        <draw:polygon draw:style-name="gr30" draw:text-style-name="P7" draw:layer="layout" svg:width="0.017cm" svg:height="0.017cm" svg:x="2.29cm" svg:y="24.003cm" svg:viewBox="0 0 18 18" draw:points="0,0 18,0 18,18 0,18">
          <text:p/>
        </draw:polygon>
        <draw:polygon draw:style-name="gr30" draw:text-style-name="P7" draw:layer="layout" svg:width="0.783cm" svg:height="0.017cm" svg:x="2.307cm" svg:y="24.003cm" svg:viewBox="0 0 784 18" draw:points="0,0 784,0 784,18 0,18">
          <text:p/>
        </draw:polygon>
        <draw:polygon draw:style-name="gr30" draw:text-style-name="P7" draw:layer="layout" svg:width="0.017cm" svg:height="0.017cm" svg:x="3.09cm" svg:y="24.003cm" svg:viewBox="0 0 18 18" draw:points="0,0 18,0 18,18 0,18">
          <text:p/>
        </draw:polygon>
        <draw:polygon draw:style-name="gr30" draw:text-style-name="P7" draw:layer="layout" svg:width="1.985cm" svg:height="0.017cm" svg:x="3.107cm" svg:y="24.003cm" svg:viewBox="0 0 1986 18" draw:points="0,0 1986,0 1986,18 0,18">
          <text:p/>
        </draw:polygon>
        <draw:polygon draw:style-name="gr30" draw:text-style-name="P7" draw:layer="layout" svg:width="0.017cm" svg:height="0.017cm" svg:x="5.092cm" svg:y="24.003cm" svg:viewBox="0 0 18 18" draw:points="0,0 18,0 18,18 0,18">
          <text:p/>
        </draw:polygon>
        <draw:polygon draw:style-name="gr30" draw:text-style-name="P7" draw:layer="layout" svg:width="1.981cm" svg:height="0.017cm" svg:x="5.109cm" svg:y="24.003cm" svg:viewBox="0 0 1982 18" draw:points="0,0 1982,0 1982,18 0,18">
          <text:p/>
        </draw:polygon>
        <draw:polygon draw:style-name="gr30" draw:text-style-name="P7" draw:layer="layout" svg:width="0.017cm" svg:height="0.017cm" svg:x="7.09cm" svg:y="24.003cm" svg:viewBox="0 0 18 18" draw:points="0,0 18,0 18,18 0,18">
          <text:p/>
        </draw:polygon>
        <draw:polygon draw:style-name="gr30" draw:text-style-name="P7" draw:layer="layout" svg:width="1.986cm" svg:height="0.017cm" svg:x="7.107cm" svg:y="24.003cm" svg:viewBox="0 0 1987 18" draw:points="0,0 1987,0 1987,18 0,18">
          <text:p/>
        </draw:polygon>
        <draw:polygon draw:style-name="gr30" draw:text-style-name="P7" draw:layer="layout" svg:width="0.017cm" svg:height="0.017cm" svg:x="9.093cm" svg:y="24.003cm" svg:viewBox="0 0 18 18" draw:points="0,0 18,0 18,18 0,18">
          <text:p/>
        </draw:polygon>
        <draw:polygon draw:style-name="gr30" draw:text-style-name="P7" draw:layer="layout" svg:width="1.981cm" svg:height="0.017cm" svg:x="9.11cm" svg:y="24.003cm" svg:viewBox="0 0 1982 18" draw:points="0,0 1982,0 1982,18 0,18">
          <text:p/>
        </draw:polygon>
        <draw:polygon draw:style-name="gr30" draw:text-style-name="P7" draw:layer="layout" svg:width="0.017cm" svg:height="0.017cm" svg:x="11.091cm" svg:y="24.003cm" svg:viewBox="0 0 18 18" draw:points="0,0 18,0 18,18 0,18">
          <text:p/>
        </draw:polygon>
        <draw:polygon draw:style-name="gr30" draw:text-style-name="P7" draw:layer="layout" svg:width="1.985cm" svg:height="0.017cm" svg:x="11.108cm" svg:y="24.003cm" svg:viewBox="0 0 1986 18" draw:points="0,0 1986,0 1986,18 0,18">
          <text:p/>
        </draw:polygon>
        <draw:polygon draw:style-name="gr30" draw:text-style-name="P7" draw:layer="layout" svg:width="0.017cm" svg:height="0.017cm" svg:x="13.093cm" svg:y="24.003cm" svg:viewBox="0 0 18 18" draw:points="0,0 18,0 18,18 0,18">
          <text:p/>
        </draw:polygon>
        <draw:polygon draw:style-name="gr30" draw:text-style-name="P7" draw:layer="layout" svg:width="2.481cm" svg:height="0.017cm" svg:x="13.11cm" svg:y="24.003cm" svg:viewBox="0 0 2482 18" draw:points="0,0 2482,0 2482,18 0,18">
          <text:p/>
        </draw:polygon>
        <draw:polygon draw:style-name="gr30" draw:text-style-name="P7" draw:layer="layout" svg:width="0.018cm" svg:height="0.017cm" svg:x="15.591cm" svg:y="24.003cm" svg:viewBox="0 0 19 18" draw:points="0,0 19,0 19,18 0,18">
          <text:p/>
        </draw:polygon>
        <draw:polygon draw:style-name="gr30" draw:text-style-name="P7" draw:layer="layout" svg:width="2.485cm" svg:height="0.017cm" svg:x="15.608cm" svg:y="24.003cm" svg:viewBox="0 0 2486 18" draw:points="0,0 2486,0 2486,18 0,18">
          <text:p/>
        </draw:polygon>
        <draw:polygon draw:style-name="gr30" draw:text-style-name="P7" draw:layer="layout" svg:width="0.017cm" svg:height="0.017cm" svg:x="18.093cm" svg:y="24.003cm" svg:viewBox="0 0 18 18" draw:points="0,0 18,0 18,18 0,18">
          <text:p/>
        </draw:polygon>
        <draw:polygon draw:style-name="gr30" draw:text-style-name="P7" draw:layer="layout" svg:width="1.481cm" svg:height="0.017cm" svg:x="18.11cm" svg:y="24.003cm" svg:viewBox="0 0 1482 18" draw:points="0,0 1482,0 1482,18 0,18">
          <text:p/>
        </draw:polygon>
        <draw:polygon draw:style-name="gr30" draw:text-style-name="P7" draw:layer="layout" svg:width="0.018cm" svg:height="0.017cm" svg:x="19.591cm" svg:y="24.003cm" svg:viewBox="0 0 19 18" draw:points="0,0 19,0 19,18 0,18">
          <text:p/>
        </draw:polygon>
        <draw:polygon draw:style-name="gr30" draw:text-style-name="P7" draw:layer="layout" svg:width="1.177cm" svg:height="0.017cm" svg:x="19.608cm" svg:y="24.003cm" svg:viewBox="0 0 1178 18" draw:points="0,0 1178,0 1178,18 0,18">
          <text:p/>
        </draw:polygon>
        <draw:polygon draw:style-name="gr30" draw:text-style-name="P7" draw:layer="layout" svg:width="0.017cm" svg:height="0.017cm" svg:x="20.785cm" svg:y="24.003cm" svg:viewBox="0 0 18 18" draw:points="0,0 18,0 18,18 0,18">
          <text:p/>
        </draw:polygon>
        <draw:polygon draw:style-name="gr30" draw:text-style-name="P7" draw:layer="layout" svg:width="0.017cm" svg:height="0.788cm" svg:x="2.29cm" svg:y="24.019cm" svg:viewBox="0 0 18 789" draw:points="0,0 18,0 18,789 0,789">
          <text:p/>
        </draw:polygon>
        <draw:polygon draw:style-name="gr30" draw:text-style-name="P7" draw:layer="layout" svg:width="0.017cm" svg:height="0.018cm" svg:x="2.29cm" svg:y="24.807cm" svg:viewBox="0 0 18 19" draw:points="0,0 18,0 18,19 0,19">
          <text:p/>
        </draw:polygon>
        <draw:polygon draw:style-name="gr30" draw:text-style-name="P7" draw:layer="layout" svg:width="0.017cm" svg:height="0.018cm" svg:x="2.29cm" svg:y="24.807cm" svg:viewBox="0 0 18 19" draw:points="0,0 18,0 18,19 0,19">
          <text:p/>
        </draw:polygon>
        <draw:polygon draw:style-name="gr30" draw:text-style-name="P7" draw:layer="layout" svg:width="0.783cm" svg:height="0.018cm" svg:x="2.307cm" svg:y="24.807cm" svg:viewBox="0 0 784 19" draw:points="0,0 784,0 784,19 0,19">
          <text:p/>
        </draw:polygon>
        <draw:polygon draw:style-name="gr30" draw:text-style-name="P7" draw:layer="layout" svg:width="0.017cm" svg:height="0.788cm" svg:x="3.09cm" svg:y="24.019cm" svg:viewBox="0 0 18 789" draw:points="0,0 18,0 18,789 0,789">
          <text:p/>
        </draw:polygon>
        <draw:polygon draw:style-name="gr30" draw:text-style-name="P7" draw:layer="layout" svg:width="0.017cm" svg:height="0.018cm" svg:x="3.09cm" svg:y="24.807cm" svg:viewBox="0 0 18 19" draw:points="0,0 18,0 18,19 0,19">
          <text:p/>
        </draw:polygon>
        <draw:polygon draw:style-name="gr30" draw:text-style-name="P7" draw:layer="layout" svg:width="1.985cm" svg:height="0.018cm" svg:x="3.107cm" svg:y="24.807cm" svg:viewBox="0 0 1986 19" draw:points="0,0 1986,0 1986,19 0,19">
          <text:p/>
        </draw:polygon>
        <draw:polygon draw:style-name="gr30" draw:text-style-name="P7" draw:layer="layout" svg:width="0.017cm" svg:height="0.788cm" svg:x="5.092cm" svg:y="24.019cm" svg:viewBox="0 0 18 789" draw:points="0,0 18,0 18,789 0,789">
          <text:p/>
        </draw:polygon>
        <draw:polygon draw:style-name="gr30" draw:text-style-name="P7" draw:layer="layout" svg:width="0.017cm" svg:height="0.018cm" svg:x="5.092cm" svg:y="24.807cm" svg:viewBox="0 0 18 19" draw:points="0,0 18,0 18,19 0,19">
          <text:p/>
        </draw:polygon>
        <draw:polygon draw:style-name="gr30" draw:text-style-name="P7" draw:layer="layout" svg:width="1.981cm" svg:height="0.018cm" svg:x="5.109cm" svg:y="24.807cm" svg:viewBox="0 0 1982 19" draw:points="0,0 1982,0 1982,19 0,19">
          <text:p/>
        </draw:polygon>
        <draw:polygon draw:style-name="gr30" draw:text-style-name="P7" draw:layer="layout" svg:width="0.017cm" svg:height="0.788cm" svg:x="7.09cm" svg:y="24.019cm" svg:viewBox="0 0 18 789" draw:points="0,0 18,0 18,789 0,789">
          <text:p/>
        </draw:polygon>
        <draw:polygon draw:style-name="gr30" draw:text-style-name="P7" draw:layer="layout" svg:width="0.017cm" svg:height="0.018cm" svg:x="7.09cm" svg:y="24.807cm" svg:viewBox="0 0 18 19" draw:points="0,0 18,0 18,19 0,19">
          <text:p/>
        </draw:polygon>
        <draw:polygon draw:style-name="gr30" draw:text-style-name="P7" draw:layer="layout" svg:width="1.986cm" svg:height="0.018cm" svg:x="7.107cm" svg:y="24.807cm" svg:viewBox="0 0 1987 19" draw:points="0,0 1987,0 1987,19 0,19">
          <text:p/>
        </draw:polygon>
        <draw:polygon draw:style-name="gr30" draw:text-style-name="P7" draw:layer="layout" svg:width="0.017cm" svg:height="0.788cm" svg:x="9.093cm" svg:y="24.019cm" svg:viewBox="0 0 18 789" draw:points="0,0 18,0 18,789 0,789">
          <text:p/>
        </draw:polygon>
        <draw:polygon draw:style-name="gr30" draw:text-style-name="P7" draw:layer="layout" svg:width="0.017cm" svg:height="0.018cm" svg:x="9.093cm" svg:y="24.807cm" svg:viewBox="0 0 18 19" draw:points="0,0 18,0 18,19 0,19">
          <text:p/>
        </draw:polygon>
        <draw:polygon draw:style-name="gr30" draw:text-style-name="P7" draw:layer="layout" svg:width="1.981cm" svg:height="0.018cm" svg:x="9.11cm" svg:y="24.807cm" svg:viewBox="0 0 1982 19" draw:points="0,0 1982,0 1982,19 0,19">
          <text:p/>
        </draw:polygon>
        <draw:polygon draw:style-name="gr30" draw:text-style-name="P7" draw:layer="layout" svg:width="0.017cm" svg:height="0.788cm" svg:x="11.091cm" svg:y="24.019cm" svg:viewBox="0 0 18 789" draw:points="0,0 18,0 18,789 0,789">
          <text:p/>
        </draw:polygon>
        <draw:polygon draw:style-name="gr30" draw:text-style-name="P7" draw:layer="layout" svg:width="0.017cm" svg:height="0.018cm" svg:x="11.091cm" svg:y="24.807cm" svg:viewBox="0 0 18 19" draw:points="0,0 18,0 18,19 0,19">
          <text:p/>
        </draw:polygon>
        <draw:polygon draw:style-name="gr30" draw:text-style-name="P7" draw:layer="layout" svg:width="1.985cm" svg:height="0.018cm" svg:x="11.108cm" svg:y="24.807cm" svg:viewBox="0 0 1986 19" draw:points="0,0 1986,0 1986,19 0,19">
          <text:p/>
        </draw:polygon>
        <draw:polygon draw:style-name="gr30" draw:text-style-name="P7" draw:layer="layout" svg:width="0.017cm" svg:height="0.788cm" svg:x="13.093cm" svg:y="24.019cm" svg:viewBox="0 0 18 789" draw:points="0,0 18,0 18,789 0,789">
          <text:p/>
        </draw:polygon>
        <draw:polygon draw:style-name="gr30" draw:text-style-name="P7" draw:layer="layout" svg:width="0.017cm" svg:height="0.018cm" svg:x="13.093cm" svg:y="24.807cm" svg:viewBox="0 0 18 19" draw:points="0,0 18,0 18,19 0,19">
          <text:p/>
        </draw:polygon>
        <draw:polygon draw:style-name="gr30" draw:text-style-name="P7" draw:layer="layout" svg:width="2.481cm" svg:height="0.018cm" svg:x="13.11cm" svg:y="24.807cm" svg:viewBox="0 0 2482 19" draw:points="0,0 2482,0 2482,19 0,19">
          <text:p/>
        </draw:polygon>
        <draw:polygon draw:style-name="gr30" draw:text-style-name="P7" draw:layer="layout" svg:width="0.018cm" svg:height="0.788cm" svg:x="15.591cm" svg:y="24.019cm" svg:viewBox="0 0 19 789" draw:points="0,0 19,0 19,789 0,789">
          <text:p/>
        </draw:polygon>
        <draw:polygon draw:style-name="gr30" draw:text-style-name="P7" draw:layer="layout" svg:width="0.018cm" svg:height="0.018cm" svg:x="15.591cm" svg:y="24.807cm" svg:viewBox="0 0 19 19" draw:points="0,0 19,0 19,19 0,19">
          <text:p/>
        </draw:polygon>
        <draw:polygon draw:style-name="gr30" draw:text-style-name="P7" draw:layer="layout" svg:width="2.485cm" svg:height="0.018cm" svg:x="15.608cm" svg:y="24.807cm" svg:viewBox="0 0 2486 19" draw:points="0,0 2486,0 2486,19 0,19">
          <text:p/>
        </draw:polygon>
        <draw:polygon draw:style-name="gr30" draw:text-style-name="P7" draw:layer="layout" svg:width="0.017cm" svg:height="0.788cm" svg:x="18.093cm" svg:y="24.019cm" svg:viewBox="0 0 18 789" draw:points="0,0 18,0 18,789 0,789">
          <text:p/>
        </draw:polygon>
        <draw:polygon draw:style-name="gr30" draw:text-style-name="P7" draw:layer="layout" svg:width="0.017cm" svg:height="0.018cm" svg:x="18.093cm" svg:y="24.807cm" svg:viewBox="0 0 18 19" draw:points="0,0 18,0 18,19 0,19">
          <text:p/>
        </draw:polygon>
        <draw:polygon draw:style-name="gr30" draw:text-style-name="P7" draw:layer="layout" svg:width="1.481cm" svg:height="0.018cm" svg:x="18.11cm" svg:y="24.807cm" svg:viewBox="0 0 1482 19" draw:points="0,0 1482,0 1482,19 0,19">
          <text:p/>
        </draw:polygon>
        <draw:polygon draw:style-name="gr30" draw:text-style-name="P7" draw:layer="layout" svg:width="0.018cm" svg:height="0.788cm" svg:x="19.591cm" svg:y="24.019cm" svg:viewBox="0 0 19 789" draw:points="0,0 19,0 19,789 0,789">
          <text:p/>
        </draw:polygon>
        <draw:polygon draw:style-name="gr30" draw:text-style-name="P7" draw:layer="layout" svg:width="0.018cm" svg:height="0.018cm" svg:x="19.591cm" svg:y="24.807cm" svg:viewBox="0 0 19 19" draw:points="0,0 19,0 19,19 0,19">
          <text:p/>
        </draw:polygon>
        <draw:polygon draw:style-name="gr30" draw:text-style-name="P7" draw:layer="layout" svg:width="1.177cm" svg:height="0.018cm" svg:x="19.608cm" svg:y="24.807cm" svg:viewBox="0 0 1178 19" draw:points="0,0 1178,0 1178,19 0,19">
          <text:p/>
        </draw:polygon>
        <draw:polygon draw:style-name="gr30" draw:text-style-name="P7" draw:layer="layout" svg:width="0.017cm" svg:height="0.788cm" svg:x="20.785cm" svg:y="24.019cm" svg:viewBox="0 0 18 789" draw:points="0,0 18,0 18,789 0,789">
          <text:p/>
        </draw:polygon>
        <draw:polygon draw:style-name="gr30" draw:text-style-name="P7" draw:layer="layout" svg:width="0.017cm" svg:height="0.018cm" svg:x="20.785cm" svg:y="24.807cm" svg:viewBox="0 0 18 19" draw:points="0,0 18,0 18,19 0,19">
          <text:p/>
        </draw:polygon>
        <draw:polygon draw:style-name="gr30" draw:text-style-name="P7" draw:layer="layout" svg:width="0.017cm" svg:height="0.018cm" svg:x="20.785cm" svg:y="24.807cm" svg:viewBox="0 0 18 19" draw:points="0,0 18,0 18,19 0,19">
          <text:p/>
        </draw:polygon>
        <draw:frame draw:style-name="gr12" draw:text-style-name="P2" draw:layer="layout" svg:width="0.422cm" svg:height="0.471cm" svg:x="21.035cm" svg:y="24.041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1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8T21:41:05.536466643</dc:date>
    <meta:editing-duration>PT16M41S</meta:editing-duration>
    <meta:editing-cycles>5</meta:editing-cycles>
    <meta:generator>LibreOffice/25.8.3.2$Linux_X86_64 LibreOffice_project/580$Build-2</meta:generator>
    <meta:document-statistic meta:object-count="6205"/>
  </office:meta>
</office:document-meta>
</file>